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1DA0000007EC559295E.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21A000002B7F6ACDE46.png" manifest:media-type="image/png"/>
  <manifest:file-entry manifest:full-path="Pictures/10000001000001A400000105B08C0379.png" manifest:media-type="image/png"/>
  <manifest:file-entry manifest:full-path="Pictures/10000001000001140000012B902A12E0.png" manifest:media-type="image/png"/>
  <manifest:file-entry manifest:full-path="Pictures/10000001000000F30000014E1098760B.png" manifest:media-type="image/png"/>
  <manifest:file-entry manifest:full-path="Pictures/10000001000000C6000000A594BFB3D8.png" manifest:media-type="image/png"/>
  <manifest:file-entry manifest:full-path="Pictures/10000001000000BD00000060865497DB.png" manifest:media-type="image/png"/>
  <manifest:file-entry manifest:full-path="Pictures/100000010000019B0000008174EF5BA1.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0F8000000165CBCA79A.png" manifest:media-type="image/png"/>
  <manifest:file-entry manifest:full-path="Pictures/1000000100000121000001A770DFCA8B.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6896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0" style:family="table">
      <style:table-properties style:width="6.925in" table:align="margins"/>
    </style:style>
    <style:style style:name="Table240.A" style:family="table-column">
      <style:table-column-properties style:column-width="2.9354in" style:rel-column-width="4227*"/>
    </style:style>
    <style:style style:name="Table240.B" style:family="table-column">
      <style:table-column-properties style:column-width="3.9896in" style:rel-column-width="5745*"/>
    </style:style>
    <style:style style:name="Table240.A1" style:family="table-cell">
      <style:table-cell-properties style:vertical-align="middle" style:writing-mode="page"/>
    </style:style>
    <style:style style:name="Table241" style:family="table">
      <style:table-properties style:width="3.8729in" fo:margin-left="0.1125in" table:align="left"/>
    </style:style>
    <style:style style:name="Table241.A" style:family="table-column">
      <style:table-column-properties style:column-width="1.9361in"/>
    </style:style>
    <style:style style:name="Table241.B" style:family="table-column">
      <style:table-column-properties style:column-width="1.9368in"/>
    </style:style>
    <style:style style:name="Table241.A1" style:family="table-cell">
      <style:table-cell-properties style:vertical-align="middle" style:writing-mode="page"/>
    </style:style>
    <style:style style:name="Table241.B1" style:family="table-cell">
      <style:table-cell-properties style:writing-mode="page"/>
    </style:style>
    <style:style style:name="Table241.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1.909in" fo:keep-together="always"/>
    </style:style>
    <style:style style:name="Table60.25" style:family="table-row">
      <style:table-row-properties style:min-row-height="0.3097in" fo:keep-together="always"/>
    </style:style>
    <style:style style:name="Table60.26" style:family="table-row">
      <style:table-row-properties style:min-row-height="0.75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3667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0778in" fo:keep-together="always"/>
    </style:style>
    <style:style style:name="Table60.52" style:family="table-row">
      <style:table-row-properties style:min-row-height="0.1576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0833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2" style:family="table-row">
      <style:table-row-properties style:min-row-height="0.7236in"/>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184in" style:rel-column-width="1705*"/>
    </style:style>
    <style:style style:name="Table225.B" style:family="table-column">
      <style:table-column-properties style:column-width="3.8271in" style:rel-column-width="551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text-properties fo:font-size="11pt" style:font-size-asian="11pt" style:font-size-complex="11pt"/>
    </style:style>
    <style:style style:name="P21" style:family="paragraph" style:parent-style-name="Standard" style:list-style-name="L1">
      <style:text-properties fo:font-size="11pt" fo:font-weight="normal" officeooo:rsid="03909016" officeooo:paragraph-rsid="03909016" style:font-size-asian="11pt" style:font-weight-asian="normal" style:font-size-complex="11pt"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4"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8pt" fo:font-weight="bold" officeooo:rsid="0143f51a" officeooo:paragraph-rsid="05597ca5" style:font-size-asian="8pt" style:font-weight-asian="bold" style:font-size-complex="8pt" style:font-weight-complex="bold"/>
    </style:style>
    <style:style style:name="P38" style:family="paragraph" style:parent-style-name="Table_20_Contents">
      <style:text-properties style:font-name="Liberation Mono" fo:font-size="8pt" fo:font-weight="bold" officeooo:rsid="0143f51a" officeooo:paragraph-rsid="055c3afc" style:font-size-asian="8pt" style:font-weight-asian="bold" style:font-size-complex="8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55d68b9" officeooo:paragraph-rsid="055d68b9"/>
    </style:style>
    <style:style style:name="P58" style:family="paragraph" style:parent-style-name="Table_20_Contents">
      <style:text-properties style:font-name="Liberation Mono" fo:font-weight="bold" officeooo:rsid="00e0c206" officeooo:paragraph-rsid="055d68b9" style:font-weight-asian="bold" style:font-weight-complex="bold"/>
    </style:style>
    <style:style style:name="P59" style:family="paragraph" style:parent-style-name="Text_20_body">
      <style:text-properties fo:font-style="normal" officeooo:rsid="018d34e5" officeooo:paragraph-rsid="055d68b9" style:font-style-asian="normal" style:font-style-complex="normal"/>
    </style:style>
    <style:style style:name="P60" style:family="paragraph" style:parent-style-name="Text_20_body">
      <style:text-properties officeooo:rsid="018d34e5" officeooo:paragraph-rsid="055d68b9"/>
    </style:style>
    <style:style style:name="P61" style:family="paragraph" style:parent-style-name="Text_20_body">
      <style:text-properties officeooo:rsid="00e27b6b" officeooo:paragraph-rsid="018d34e5"/>
    </style:style>
    <style:style style:name="P62" style:family="paragraph" style:parent-style-name="Text_20_body">
      <style:text-properties officeooo:rsid="005f494e" officeooo:paragraph-rsid="005f494e"/>
    </style:style>
    <style:style style:name="P63" style:family="paragraph" style:parent-style-name="Standard" style:list-style-name="L2">
      <style:text-properties officeooo:rsid="004ae670" officeooo:paragraph-rsid="0054a0f2"/>
    </style:style>
    <style:style style:name="P64" style:family="paragraph" style:parent-style-name="Standard" style:list-style-name="L2">
      <style:text-properties officeooo:rsid="03909016" officeooo:paragraph-rsid="03909016"/>
    </style:style>
    <style:style style:name="P65" style:family="paragraph" style:parent-style-name="Standard" style:list-style-name="L2">
      <style:text-properties officeooo:paragraph-rsid="0054a0f2"/>
    </style:style>
    <style:style style:name="P66" style:family="paragraph" style:parent-style-name="Standard" style:list-style-name="L3">
      <style:text-properties officeooo:rsid="004ae670" officeooo:paragraph-rsid="0054a0f2"/>
    </style:style>
    <style:style style:name="P67" style:family="paragraph" style:parent-style-name="Standard">
      <style:text-properties officeooo:rsid="002f5937" officeooo:paragraph-rsid="0054a0f2"/>
    </style:style>
    <style:style style:name="P68" style:family="paragraph" style:parent-style-name="Standard">
      <style:text-properties officeooo:rsid="004b80d2" officeooo:paragraph-rsid="0054a0f2"/>
    </style:style>
    <style:style style:name="P69" style:family="paragraph" style:parent-style-name="Standard" style:list-style-name="L4">
      <style:text-properties officeooo:rsid="004b80d2" officeooo:paragraph-rsid="0054a0f2"/>
    </style:style>
    <style:style style:name="P70" style:family="paragraph" style:parent-style-name="Standard">
      <style:paragraph-properties fo:text-align="center" style:justify-single-word="false"/>
      <style:text-properties officeooo:rsid="002f5937" officeooo:paragraph-rsid="0054a0f2"/>
    </style:style>
    <style:style style:name="P71" style:family="paragraph" style:parent-style-name="Standard" style:list-style-name="List_20_1">
      <style:paragraph-properties fo:text-align="center" style:justify-single-word="false"/>
      <style:text-properties officeooo:rsid="002f5937" officeooo:paragraph-rsid="0054a0f2"/>
    </style:style>
    <style:style style:name="P72"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 style:family="paragraph" style:parent-style-name="Heading_20_1">
      <style:text-properties officeooo:rsid="0075d142" officeooo:paragraph-rsid="0075d142"/>
    </style:style>
    <style:style style:name="P74" style:family="paragraph" style:parent-style-name="Standard">
      <style:text-properties officeooo:rsid="0073de5c" officeooo:paragraph-rsid="0073de5c"/>
    </style:style>
    <style:style style:name="P75" style:family="paragraph" style:parent-style-name="Caption">
      <style:paragraph-properties fo:text-align="center" style:justify-single-word="false"/>
      <style:text-properties fo:font-size="10pt" style:font-size-asian="10pt" style:font-size-complex="10pt"/>
    </style:style>
    <style:style style:name="P76" style:family="paragraph" style:parent-style-name="Standard">
      <style:paragraph-properties fo:text-align="center" style:justify-single-word="false"/>
      <style:text-properties officeooo:rsid="0073de5c" officeooo:paragraph-rsid="0073de5c"/>
    </style:style>
    <style:style style:name="P77" style:family="paragraph" style:parent-style-name="Caption">
      <style:text-properties fo:font-size="10pt" style:font-size-asian="10pt" style:font-size-complex="10pt"/>
    </style:style>
    <style:style style:name="P78" style:family="paragraph" style:parent-style-name="Standard">
      <style:paragraph-properties fo:text-align="start" style:justify-single-word="false"/>
      <style:text-properties officeooo:rsid="002f5937" officeooo:paragraph-rsid="0054a0f2"/>
    </style:style>
    <style:style style:name="P79" style:family="paragraph" style:parent-style-name="Standard">
      <style:paragraph-properties fo:text-align="start" style:justify-single-word="false"/>
      <style:text-properties officeooo:rsid="009e63c9" officeooo:paragraph-rsid="009e63c9"/>
    </style:style>
    <style:style style:name="P80"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1"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2" style:family="paragraph" style:parent-style-name="Text_20_body">
      <style:text-properties officeooo:rsid="0210bf43" officeooo:paragraph-rsid="0210bf43"/>
    </style:style>
    <style:style style:name="P83" style:family="paragraph" style:parent-style-name="Table_20_Contents">
      <style:paragraph-properties fo:text-align="center" style:justify-single-word="false"/>
    </style:style>
    <style:style style:name="P84" style:family="paragraph" style:parent-style-name="Text_20_body">
      <style:text-properties fo:font-weight="normal" officeooo:rsid="0210bf43" officeooo:paragraph-rsid="0210bf43" style:font-weight-asian="normal" style:font-weight-complex="normal"/>
    </style:style>
    <style:style style:name="P85" style:family="paragraph" style:parent-style-name="Text_20_body" style:list-style-name="List_20_1">
      <style:text-properties fo:font-weight="normal" officeooo:rsid="0210bf43" officeooo:paragraph-rsid="0210bf43" style:font-weight-asian="normal" style:font-weight-complex="normal"/>
    </style:style>
    <style:style style:name="P86" style:family="paragraph" style:parent-style-name="Text_20_body" style:list-style-name="List_20_1">
      <style:text-properties fo:font-weight="normal" officeooo:rsid="0214657e" officeooo:paragraph-rsid="0214657e" style:font-weight-asian="normal" style:font-weight-complex="normal"/>
    </style:style>
    <style:style style:name="P87" style:family="paragraph" style:parent-style-name="Text_20_body">
      <style:text-properties officeooo:rsid="0214657e" officeooo:paragraph-rsid="0214657e"/>
    </style:style>
    <style:style style:name="P88" style:family="paragraph" style:parent-style-name="Heading_20_1">
      <style:text-properties officeooo:paragraph-rsid="00d4c5cc"/>
    </style:style>
    <style:style style:name="P89" style:family="paragraph" style:parent-style-name="Text_20_body">
      <style:text-properties officeooo:paragraph-rsid="0218d5f9"/>
    </style:style>
    <style:style style:name="P90" style:family="paragraph" style:parent-style-name="Text_20_body">
      <style:paragraph-properties fo:text-align="center" style:justify-single-word="false"/>
      <style:text-properties officeooo:paragraph-rsid="0218d5f9"/>
    </style:style>
    <style:style style:name="P91" style:family="paragraph" style:parent-style-name="Text_20_body" style:list-style-name="L5">
      <style:text-properties fo:font-size="11pt" officeooo:paragraph-rsid="0218d5f9" style:font-size-asian="11pt" style:font-size-complex="11pt"/>
    </style:style>
    <style:style style:name="P92" style:family="paragraph" style:parent-style-name="Standard" style:list-style-name="L5">
      <style:paragraph-properties fo:text-align="start" style:justify-single-word="false"/>
      <style:text-properties fo:font-size="11pt" officeooo:paragraph-rsid="00d4c5cc" style:font-size-asian="11pt" style:font-size-complex="11pt"/>
    </style:style>
    <style:style style:name="P9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94" style:family="paragraph" style:parent-style-name="Heading_20_1">
      <style:text-properties officeooo:paragraph-rsid="0218d5f9"/>
    </style:style>
    <style:style style:name="P95" style:family="paragraph" style:parent-style-name="Text_20_body">
      <style:text-properties officeooo:rsid="00d4c5cc" officeooo:paragraph-rsid="0218d5f9"/>
    </style:style>
    <style:style style:name="P96" style:family="paragraph" style:parent-style-name="Standard">
      <style:paragraph-properties fo:text-align="center" style:justify-single-word="false"/>
      <style:text-properties officeooo:rsid="005a3cd9" officeooo:paragraph-rsid="0218d5f9"/>
    </style:style>
    <style:style style:name="P97" style:family="paragraph" style:parent-style-name="Standard">
      <style:text-properties officeooo:rsid="002f5937" officeooo:paragraph-rsid="0218d5f9"/>
    </style:style>
    <style:style style:name="P98" style:family="paragraph" style:parent-style-name="Standard" style:list-style-name="L6">
      <style:text-properties fo:font-size="11pt" officeooo:paragraph-rsid="0218d5f9" style:font-size-asian="11pt" style:font-size-complex="11pt"/>
    </style:style>
    <style:style style:name="P99" style:family="paragraph" style:parent-style-name="Standard" style:list-style-name="L6">
      <style:text-properties fo:font-size="10.5pt" officeooo:paragraph-rsid="0218d5f9" style:font-size-asian="10.5pt" style:font-size-complex="10.5pt"/>
    </style:style>
    <style:style style:name="P100" style:family="paragraph" style:parent-style-name="Standard" style:list-style-name="L6">
      <style:paragraph-properties fo:text-align="start" style:justify-single-word="false"/>
      <style:text-properties fo:font-size="11pt" officeooo:paragraph-rsid="0218d5f9" style:font-size-asian="11pt" style:font-size-complex="11pt"/>
    </style:style>
    <style:style style:name="P101" style:family="paragraph" style:parent-style-name="Heading_20_1">
      <style:text-properties officeooo:rsid="00d795cd" officeooo:paragraph-rsid="0218d5f9"/>
    </style:style>
    <style:style style:name="P102" style:family="paragraph" style:parent-style-name="Text_20_body">
      <style:text-properties officeooo:rsid="00d795cd" officeooo:paragraph-rsid="0218d5f9"/>
    </style:style>
    <style:style style:name="P103" style:family="paragraph" style:parent-style-name="Standard" style:list-style-name="L7">
      <style:text-properties officeooo:paragraph-rsid="0218d5f9"/>
    </style:style>
    <style:style style:name="P104" style:family="paragraph" style:parent-style-name="Text_20_body">
      <style:paragraph-properties fo:text-align="start" style:justify-single-word="false"/>
      <style:text-properties officeooo:rsid="00d795cd" officeooo:paragraph-rsid="0218d5f9"/>
    </style:style>
    <style:style style:name="P105" style:family="paragraph" style:parent-style-name="Heading_20_1">
      <style:text-properties officeooo:rsid="01724fe3" officeooo:paragraph-rsid="021a7940"/>
    </style:style>
    <style:style style:name="P106"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7"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8"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9" style:family="paragraph" style:parent-style-name="Standard" style:list-style-name="L8">
      <style:text-properties fo:font-size="10.5pt" officeooo:paragraph-rsid="021a7940" style:font-size-asian="10.5pt" style:font-size-complex="10.5pt"/>
    </style:style>
    <style:style style:name="P110"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1" style:family="paragraph" style:parent-style-name="Heading_20_2">
      <style:text-properties officeooo:paragraph-rsid="021a7940"/>
    </style:style>
    <style:style style:name="P112"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113" style:family="paragraph" style:parent-style-name="Table_20_Contents">
      <style:paragraph-properties fo:text-align="center" style:justify-single-word="false"/>
      <style:text-properties officeooo:paragraph-rsid="056a6c71"/>
    </style:style>
    <style:style style:name="P114"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115"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6"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8" style:family="paragraph" style:parent-style-name="Heading_20_1">
      <style:text-properties officeooo:paragraph-rsid="0098a131"/>
    </style:style>
    <style:style style:name="P119"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20" style:family="paragraph" style:parent-style-name="Table_20_Contents">
      <style:paragraph-properties fo:text-align="center" style:justify-single-word="false"/>
      <style:text-properties officeooo:paragraph-rsid="04271c69"/>
    </style:style>
    <style:style style:name="P121"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22" style:family="paragraph" style:parent-style-name="Standard" style:list-style-name="L9">
      <style:text-properties fo:font-size="10.5pt" style:font-size-asian="10.5pt" style:font-size-complex="10.5pt"/>
    </style:style>
    <style:style style:name="P123" style:family="paragraph" style:parent-style-name="Standard">
      <style:text-properties fo:font-size="10pt" style:font-size-asian="10pt" style:font-size-complex="10pt"/>
    </style:style>
    <style:style style:name="P124" style:family="paragraph" style:parent-style-name="Standard">
      <style:text-properties officeooo:rsid="020edd88" officeooo:paragraph-rsid="020edd88"/>
    </style:style>
    <style:style style:name="P125" style:family="paragraph" style:parent-style-name="Text_20_body">
      <style:paragraph-properties fo:text-align="center" style:justify-single-word="false"/>
      <style:text-properties officeooo:rsid="00800976" officeooo:paragraph-rsid="04271c69"/>
    </style:style>
    <style:style style:name="P126" style:family="paragraph" style:parent-style-name="Text_20_body">
      <style:paragraph-properties fo:text-align="center" style:justify-single-word="false"/>
      <style:text-properties officeooo:rsid="00800976" officeooo:paragraph-rsid="0098a131"/>
    </style:style>
    <style:style style:name="P127" style:family="paragraph" style:parent-style-name="Standard" style:list-style-name="L10">
      <style:text-properties fo:font-size="11pt" style:font-size-asian="11pt" style:font-size-complex="11pt"/>
    </style:style>
    <style:style style:name="P128"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3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3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3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3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134" style:family="paragraph" style:parent-style-name="Heading_20_1">
      <style:text-properties officeooo:rsid="0380c1b9" officeooo:paragraph-rsid="0380c1b9"/>
    </style:style>
    <style:style style:name="P135" style:family="paragraph" style:parent-style-name="Text_20_body">
      <style:paragraph-properties fo:text-align="center" style:justify-single-word="false"/>
      <style:text-properties officeooo:rsid="0380c1b9" officeooo:paragraph-rsid="0428c518"/>
    </style:style>
    <style:style style:name="P136" style:family="paragraph" style:parent-style-name="Table_20_Contents">
      <style:paragraph-properties fo:text-align="center" style:justify-single-word="false"/>
      <style:text-properties officeooo:paragraph-rsid="0428c518"/>
    </style:style>
    <style:style style:name="P137" style:family="paragraph" style:parent-style-name="Text_20_body">
      <style:paragraph-properties fo:text-align="center" style:justify-single-word="false"/>
      <style:text-properties officeooo:rsid="00800976" officeooo:paragraph-rsid="0428c518"/>
    </style:style>
    <style:style style:name="P138" style:family="paragraph" style:parent-style-name="Table_20_Contents">
      <style:paragraph-properties fo:text-align="start" style:justify-single-word="false"/>
    </style:style>
    <style:style style:name="P139" style:family="paragraph" style:parent-style-name="Text_20_body">
      <style:paragraph-properties fo:text-align="center" style:justify-single-word="false"/>
      <style:text-properties officeooo:rsid="0380c1b9" officeooo:paragraph-rsid="0380c1b9"/>
    </style:style>
    <style:style style:name="P14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41" style:family="paragraph" style:parent-style-name="Table_20_Contents">
      <style:paragraph-properties fo:text-align="start" style:justify-single-word="false"/>
      <style:text-properties officeooo:rsid="05460b4c" officeooo:paragraph-rsid="05474b7c"/>
    </style:style>
    <style:style style:name="P142" style:family="paragraph" style:parent-style-name="Heading_20_1">
      <style:text-properties officeooo:paragraph-rsid="038123a0"/>
    </style:style>
    <style:style style:name="P143" style:family="paragraph" style:parent-style-name="Text_20_body">
      <style:text-properties officeooo:rsid="035c667f" officeooo:paragraph-rsid="0428c518"/>
    </style:style>
    <style:style style:name="P144" style:family="paragraph" style:parent-style-name="Table_20_Contents">
      <style:paragraph-properties fo:text-align="center" style:justify-single-word="false"/>
      <style:text-properties style:font-name="Arial1" officeooo:paragraph-rsid="0588d2a5"/>
    </style:style>
    <style:style style:name="P145" style:family="paragraph" style:parent-style-name="Table_20_Contents">
      <style:text-properties style:font-name="Arial1" officeooo:rsid="0385528b" officeooo:paragraph-rsid="0588d2a5"/>
    </style:style>
    <style:style style:name="P146" style:family="paragraph" style:parent-style-name="Text_20_body">
      <style:text-properties officeooo:rsid="038123a0" officeooo:paragraph-rsid="0588d2a5"/>
    </style:style>
    <style:style style:name="P147" style:family="paragraph" style:parent-style-name="Text_20_body">
      <style:paragraph-properties fo:text-align="start" style:justify-single-word="false"/>
      <style:text-properties officeooo:rsid="038123a0" officeooo:paragraph-rsid="038123a0"/>
    </style:style>
    <style:style style:name="P148" style:family="paragraph" style:parent-style-name="Text_20_body">
      <style:paragraph-properties fo:text-align="start" style:justify-single-word="false"/>
      <style:text-properties officeooo:rsid="0389d838" officeooo:paragraph-rsid="0389d838"/>
    </style:style>
    <style:style style:name="P149" style:family="paragraph" style:parent-style-name="Text_20_body">
      <style:paragraph-properties fo:text-align="start" style:justify-single-word="false"/>
      <style:text-properties officeooo:rsid="057f4a73" officeooo:paragraph-rsid="057f4a73"/>
    </style:style>
    <style:style style:name="P150" style:family="paragraph" style:parent-style-name="Heading_20_1">
      <style:text-properties officeooo:rsid="042979a8" officeooo:paragraph-rsid="042979a8"/>
    </style:style>
    <style:style style:name="P151" style:family="paragraph" style:parent-style-name="Text_20_body">
      <style:paragraph-properties fo:text-align="center" style:justify-single-word="false"/>
      <style:text-properties officeooo:rsid="0380c1b9" officeooo:paragraph-rsid="056a6c71"/>
    </style:style>
    <style:style style:name="P152" style:family="paragraph" style:parent-style-name="Text_20_body">
      <style:text-properties officeooo:rsid="035c667f" officeooo:paragraph-rsid="056a6c71"/>
    </style:style>
    <style:style style:name="P153" style:family="paragraph" style:parent-style-name="Table_20_Contents">
      <style:paragraph-properties fo:text-align="center" style:justify-single-word="false"/>
      <style:text-properties style:font-name="Arial1" officeooo:paragraph-rsid="05d01642"/>
    </style:style>
    <style:style style:name="P154" style:family="paragraph" style:parent-style-name="Table_20_Contents">
      <style:text-properties style:font-name="Arial1" fo:font-size="12pt" officeooo:rsid="05c88dcd" officeooo:paragraph-rsid="05d01642" style:font-size-asian="12pt" style:font-size-complex="12pt"/>
    </style:style>
    <style:style style:name="P155" style:family="paragraph" style:parent-style-name="Table_20_Contents">
      <style:paragraph-properties fo:text-align="center" style:justify-single-word="false"/>
      <style:text-properties style:font-name="Arial1" fo:font-size="12pt" style:font-size-asian="12pt" style:font-size-complex="12pt"/>
    </style:style>
    <style:style style:name="P156" style:family="paragraph" style:parent-style-name="Table_20_Contents">
      <style:text-properties style:font-name="Arial1" fo:font-size="12pt" style:font-size-asian="12pt" style:font-size-complex="12pt"/>
    </style:style>
    <style:style style:name="P157" style:family="paragraph" style:parent-style-name="Table_20_Contents">
      <style:paragraph-properties fo:text-align="center" style:justify-single-word="false"/>
      <style:text-properties style:font-name="Arial1" fo:font-size="12pt" officeooo:rsid="05d01642" officeooo:paragraph-rsid="05d01642" style:font-size-asian="12pt" style:font-size-complex="12pt"/>
    </style:style>
    <style:style style:name="P158" style:family="paragraph" style:parent-style-name="Table_20_Contents">
      <style:text-properties style:font-name="Arial1" fo:font-size="12pt" officeooo:rsid="05d01642" officeooo:paragraph-rsid="05d01642" style:font-size-asian="12pt" style:font-size-complex="12pt"/>
    </style:style>
    <style:style style:name="P159" style:family="paragraph" style:parent-style-name="Text_20_body">
      <style:text-properties officeooo:rsid="038123a0" officeooo:paragraph-rsid="05d01642"/>
    </style:style>
    <style:style style:name="P160" style:family="paragraph" style:parent-style-name="Text_20_body">
      <style:paragraph-properties fo:text-align="start" style:justify-single-word="false"/>
      <style:text-properties officeooo:rsid="04299665" officeooo:paragraph-rsid="043b0849"/>
    </style:style>
    <style:style style:name="P16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162" style:family="paragraph" style:parent-style-name="Table_20_Contents">
      <style:paragraph-properties fo:text-align="center" style:justify-single-word="false"/>
      <style:text-properties officeooo:paragraph-rsid="05a02e5e"/>
    </style:style>
    <style:style style:name="P163" style:family="paragraph" style:parent-style-name="Text_20_body">
      <style:paragraph-properties fo:text-align="start" style:justify-single-word="false"/>
      <style:text-properties officeooo:rsid="04299665" officeooo:paragraph-rsid="05a02e5e"/>
    </style:style>
    <style:style style:name="P164"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165" style:family="paragraph" style:parent-style-name="Text_20_body">
      <style:paragraph-properties fo:text-align="start" style:justify-single-word="false"/>
      <style:text-properties officeooo:rsid="04299665" officeooo:paragraph-rsid="053c31d7"/>
    </style:style>
    <style:style style:name="P166" style:family="paragraph" style:parent-style-name="Text_20_body">
      <style:paragraph-properties fo:text-align="center" style:justify-single-word="false"/>
      <style:text-properties officeooo:rsid="042f2b2f" officeooo:paragraph-rsid="042f2b2f"/>
    </style:style>
    <style:style style:name="P167" style:family="paragraph" style:parent-style-name="Text_20_body">
      <style:paragraph-properties fo:text-align="start" style:justify-single-word="false"/>
      <style:text-properties officeooo:rsid="04346f47" officeooo:paragraph-rsid="04346f47"/>
    </style:style>
    <style:style style:name="P168" style:family="paragraph" style:parent-style-name="Text_20_body">
      <style:paragraph-properties fo:text-align="center" style:justify-single-word="false"/>
    </style:style>
    <style:style style:name="P169"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70"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71" style:family="paragraph" style:parent-style-name="Text_20_body">
      <style:paragraph-properties fo:text-align="start" style:justify-single-word="false"/>
      <style:text-properties officeooo:rsid="056bebb3" officeooo:paragraph-rsid="056bebb3"/>
    </style:style>
    <style:style style:name="P172" style:family="paragraph" style:parent-style-name="Table_20_Contents">
      <style:paragraph-properties fo:text-align="start" style:justify-single-word="false"/>
      <style:text-properties officeooo:rsid="056fb1b1" officeooo:paragraph-rsid="056fb1b1"/>
    </style:style>
    <style:style style:name="P173" style:family="paragraph" style:parent-style-name="Heading_20_1">
      <style:text-properties officeooo:paragraph-rsid="02182c3c"/>
    </style:style>
    <style:style style:name="P174"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75" style:family="paragraph" style:parent-style-name="Table_20_Contents">
      <style:paragraph-properties fo:text-align="start" style:justify-single-word="false"/>
      <style:text-properties officeooo:paragraph-rsid="02182c3c"/>
    </style:style>
    <style:style style:name="P176" style:family="paragraph" style:parent-style-name="Caption">
      <style:paragraph-properties fo:text-align="center" style:justify-single-word="false"/>
    </style:style>
    <style:style style:name="P177" style:family="paragraph" style:parent-style-name="Heading_20_1" style:list-style-name="">
      <style:text-properties officeooo:rsid="0054a0f2" officeooo:paragraph-rsid="0054a0f2"/>
    </style:style>
    <style:style style:name="P178" style:family="paragraph" style:parent-style-name="Text_20_body">
      <style:text-properties fo:font-size="12pt" officeooo:rsid="02165bcf" officeooo:paragraph-rsid="02165bcf" style:font-size-asian="12pt" style:font-size-complex="12pt"/>
    </style:style>
    <style:style style:name="P179" style:family="paragraph" style:parent-style-name="Table_20_Contents">
      <style:text-properties fo:font-size="10pt" style:font-size-asian="10pt" style:font-size-complex="10pt"/>
    </style:style>
    <style:style style:name="P180" style:family="paragraph" style:parent-style-name="Table_20_Contents">
      <style:text-properties fo:font-size="10pt" officeooo:rsid="02d08a9b" officeooo:paragraph-rsid="02d08a9b" style:font-size-asian="10pt" style:font-size-complex="10pt"/>
    </style:style>
    <style:style style:name="P181" style:family="paragraph" style:parent-style-name="Table_20_Contents">
      <style:text-properties officeooo:paragraph-rsid="00cd687d"/>
    </style:style>
    <style:style style:name="P182" style:family="paragraph" style:parent-style-name="Table_20_Contents">
      <style:text-properties fo:font-size="10pt" officeooo:rsid="00cd687d" officeooo:paragraph-rsid="00cd687d" style:font-size-asian="10pt" style:font-size-complex="10pt"/>
    </style:style>
    <style:style style:name="P183" style:family="paragraph" style:parent-style-name="Table_20_Contents">
      <style:text-properties fo:font-size="10pt" officeooo:rsid="01be848a" officeooo:paragraph-rsid="01be848a" style:font-size-asian="10pt" style:font-size-complex="10pt"/>
    </style:style>
    <style:style style:name="P184" style:family="paragraph" style:parent-style-name="Text_20_body">
      <style:text-properties officeooo:rsid="02165bcf" officeooo:paragraph-rsid="02165bcf"/>
    </style:style>
    <style:style style:name="P185" style:family="paragraph" style:parent-style-name="Table_20_Contents">
      <style:text-properties fo:font-size="10pt" officeooo:rsid="03225143" officeooo:paragraph-rsid="03225143" style:font-size-asian="10pt" style:font-size-complex="10pt"/>
    </style:style>
    <style:style style:name="P186" style:family="paragraph" style:parent-style-name="Table_20_Contents">
      <style:text-properties fo:font-size="10pt" officeooo:paragraph-rsid="02811464" style:font-size-asian="10pt" style:font-size-complex="10pt"/>
    </style:style>
    <style:style style:name="P187" style:family="paragraph" style:parent-style-name="Table_20_Contents">
      <style:text-properties fo:font-size="10pt" officeooo:paragraph-rsid="027f0755" style:font-size-asian="10pt" style:font-size-complex="10pt"/>
    </style:style>
    <style:style style:name="P188" style:family="paragraph" style:parent-style-name="Table_20_Contents">
      <style:text-properties fo:font-size="10pt" officeooo:rsid="03033894" officeooo:paragraph-rsid="03033894" style:font-size-asian="10pt" style:font-size-complex="10pt"/>
    </style:style>
    <style:style style:name="P189" style:family="paragraph" style:parent-style-name="Table_20_Contents">
      <style:text-properties officeooo:paragraph-rsid="008cecbd"/>
    </style:style>
    <style:style style:name="P190" style:family="paragraph" style:parent-style-name="Table_20_Contents">
      <style:text-properties officeooo:rsid="008cecbd" officeooo:paragraph-rsid="01e0d05d"/>
    </style:style>
    <style:style style:name="P191" style:family="paragraph" style:parent-style-name="Table_20_Contents">
      <style:text-properties officeooo:rsid="008cecbd" officeooo:paragraph-rsid="00a8c265"/>
    </style:style>
    <style:style style:name="P192" style:family="paragraph" style:parent-style-name="Table_20_Contents">
      <style:text-properties officeooo:paragraph-rsid="023603f2"/>
    </style:style>
    <style:style style:name="P193" style:family="paragraph" style:parent-style-name="Table_20_Contents">
      <style:text-properties style:use-window-font-color="true" loext:opacity="0%" fo:font-size="10pt" officeooo:rsid="01d4db50" officeooo:paragraph-rsid="023603f2" style:font-size-asian="10pt" style:font-size-complex="10pt"/>
    </style:style>
    <style:style style:name="P194" style:family="paragraph" style:parent-style-name="Table_20_Contents">
      <style:text-properties officeooo:rsid="008cecbd" officeooo:paragraph-rsid="00b24505"/>
    </style:style>
    <style:style style:name="P195" style:family="paragraph" style:parent-style-name="Table_20_Contents">
      <style:text-properties fo:font-size="10pt" officeooo:rsid="027be99f" officeooo:paragraph-rsid="027be99f" style:font-size-asian="10pt" style:font-size-complex="10pt"/>
    </style:style>
    <style:style style:name="P196" style:family="paragraph" style:parent-style-name="Table_20_Contents">
      <style:text-properties officeooo:rsid="02487bda" officeooo:paragraph-rsid="02487bda"/>
    </style:style>
    <style:style style:name="P197" style:family="paragraph" style:parent-style-name="Table_20_Contents">
      <style:text-properties officeooo:paragraph-rsid="02e49ff1"/>
    </style:style>
    <style:style style:name="P198" style:family="paragraph" style:parent-style-name="Table_20_Contents">
      <style:text-properties fo:font-size="10pt" officeooo:rsid="02e49ff1" officeooo:paragraph-rsid="02e49ff1" style:font-size-asian="10pt" style:font-size-complex="10pt"/>
    </style:style>
    <style:style style:name="P199" style:family="paragraph" style:parent-style-name="Table_20_Contents">
      <style:text-properties fo:font-size="10pt" officeooo:rsid="01e48e7d" officeooo:paragraph-rsid="027e7073" style:font-size-asian="10pt" style:font-size-complex="10pt"/>
    </style:style>
    <style:style style:name="P200" style:family="paragraph" style:parent-style-name="Table_20_Contents">
      <style:text-properties officeooo:paragraph-rsid="024901de"/>
    </style:style>
    <style:style style:name="P201" style:family="paragraph" style:parent-style-name="Table_20_Contents">
      <style:text-properties fo:font-size="10pt" officeooo:rsid="024901de" officeooo:paragraph-rsid="02c12f7c" style:font-size-asian="10pt" style:font-size-complex="10pt"/>
    </style:style>
    <style:style style:name="P202" style:family="paragraph" style:parent-style-name="Table_20_Contents">
      <style:text-properties officeooo:rsid="008cecbd" officeooo:paragraph-rsid="008cecbd"/>
    </style:style>
    <style:style style:name="P203" style:family="paragraph" style:parent-style-name="Table_20_Contents">
      <style:text-properties officeooo:rsid="008cecbd" officeooo:paragraph-rsid="0136fc43"/>
    </style:style>
    <style:style style:name="P204" style:family="paragraph" style:parent-style-name="Table_20_Contents">
      <style:text-properties fo:font-size="10pt" officeooo:rsid="02e68b4c" officeooo:paragraph-rsid="02e68b4c" style:font-size-asian="10pt" style:font-size-complex="10pt"/>
    </style:style>
    <style:style style:name="P205" style:family="paragraph" style:parent-style-name="Table_20_Contents">
      <style:text-properties fo:font-size="10pt" officeooo:paragraph-rsid="027d02a9" style:font-size-asian="10pt" style:font-size-complex="10pt"/>
    </style:style>
    <style:style style:name="P20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207" style:family="paragraph" style:parent-style-name="Table_20_Contents">
      <style:text-properties style:use-window-font-color="true" loext:opacity="0%" fo:font-size="10pt" officeooo:rsid="01d4db50" officeooo:paragraph-rsid="01d4db50" style:font-size-asian="10pt" style:font-size-complex="10pt"/>
    </style:style>
    <style:style style:name="P208" style:family="paragraph" style:parent-style-name="Table_20_Contents">
      <style:text-properties fo:font-size="10pt" officeooo:rsid="0164bf1d" officeooo:paragraph-rsid="0164bf1d" style:font-size-asian="10pt" style:font-size-complex="10pt"/>
    </style:style>
    <style:style style:name="P20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210" style:family="paragraph" style:parent-style-name="Table_20_Contents">
      <style:text-properties fo:font-size="10pt" officeooo:paragraph-rsid="02d4cf82" style:font-size-asian="10pt" style:font-size-complex="10pt"/>
    </style:style>
    <style:style style:name="P211" style:family="paragraph" style:parent-style-name="Table_20_Contents">
      <style:text-properties fo:font-size="10pt" officeooo:rsid="026e5d5e" officeooo:paragraph-rsid="026e5d5e" style:font-size-asian="10pt" style:font-size-complex="10pt"/>
    </style:style>
    <style:style style:name="P212" style:family="paragraph" style:parent-style-name="Table_20_Contents">
      <style:text-properties officeooo:paragraph-rsid="01093ef1"/>
    </style:style>
    <style:style style:name="P213" style:family="paragraph" style:parent-style-name="Table_20_Contents">
      <style:text-properties style:use-window-font-color="true" loext:opacity="0%" fo:font-size="10pt" officeooo:rsid="01093ef1" officeooo:paragraph-rsid="01093ef1" style:font-size-asian="10pt" style:font-size-complex="10pt"/>
    </style:style>
    <style:style style:name="P214" style:family="paragraph" style:parent-style-name="Table_20_Contents">
      <style:text-properties fo:font-size="10pt" officeooo:paragraph-rsid="027e7869" style:font-size-asian="10pt" style:font-size-complex="10pt"/>
    </style:style>
    <style:style style:name="P215" style:family="paragraph" style:parent-style-name="Table_20_Contents">
      <style:text-properties fo:font-size="10pt" officeooo:rsid="01918cc4" officeooo:paragraph-rsid="01918cc4" style:font-size-asian="10pt" style:font-size-complex="10pt"/>
    </style:style>
    <style:style style:name="P216" style:family="paragraph" style:parent-style-name="Table_20_Contents">
      <style:text-properties fo:font-size="10pt" officeooo:rsid="00db718f" officeooo:paragraph-rsid="00db718f" style:font-size-asian="10pt" style:font-size-complex="10pt"/>
    </style:style>
    <style:style style:name="P217" style:family="paragraph" style:parent-style-name="Table_20_Contents">
      <style:text-properties officeooo:paragraph-rsid="03225143"/>
    </style:style>
    <style:style style:name="P218" style:family="paragraph" style:parent-style-name="Table_20_Contents">
      <style:text-properties officeooo:rsid="008cecbd" officeooo:paragraph-rsid="00eaeb72"/>
    </style:style>
    <style:style style:name="P219" style:family="paragraph" style:parent-style-name="Table_20_Contents">
      <style:text-properties fo:font-size="10pt" officeooo:rsid="02e09028" officeooo:paragraph-rsid="049a0508" style:font-size-asian="10pt" style:font-size-complex="10pt"/>
    </style:style>
    <style:style style:name="P220" style:family="paragraph" style:parent-style-name="Text_20_body">
      <style:text-properties fo:font-size="12pt" officeooo:rsid="00bad3ef" officeooo:paragraph-rsid="00bad3ef" style:font-size-asian="12pt" style:font-size-complex="12pt"/>
    </style:style>
    <style:style style:name="P221" style:family="paragraph" style:parent-style-name="Table_20_Heading">
      <style:text-properties officeooo:rsid="00b9ef1e" officeooo:paragraph-rsid="00b9ef1e"/>
    </style:style>
    <style:style style:name="P222" style:family="paragraph" style:parent-style-name="Table_20_Contents">
      <style:text-properties fo:font-size="10pt" officeooo:rsid="01d4db50" officeooo:paragraph-rsid="01d4db50" style:font-size-asian="10pt" style:font-size-complex="10pt"/>
    </style:style>
    <style:style style:name="P223" style:family="paragraph" style:parent-style-name="Table_20_Contents">
      <style:text-properties fo:font-size="10pt" officeooo:rsid="024901de" officeooo:paragraph-rsid="02c605bf" style:font-size-asian="10pt" style:font-size-complex="10pt"/>
    </style:style>
    <style:style style:name="P224" style:family="paragraph" style:parent-style-name="Table_20_Contents">
      <style:text-properties officeooo:paragraph-rsid="02487bda"/>
    </style:style>
    <style:style style:name="P225" style:family="paragraph" style:parent-style-name="Table_20_Contents">
      <style:text-properties officeooo:rsid="0136fc43" officeooo:paragraph-rsid="01414e59"/>
    </style:style>
    <style:style style:name="P226" style:family="paragraph" style:parent-style-name="Table_20_Contents">
      <style:text-properties fo:font-size="10pt" officeooo:rsid="01093ef1" officeooo:paragraph-rsid="0116f5c2" style:font-size-asian="10pt" style:font-size-complex="10pt"/>
    </style:style>
    <style:style style:name="P227" style:family="paragraph" style:parent-style-name="Table_20_Contents">
      <style:text-properties officeooo:rsid="008cecbd" officeooo:paragraph-rsid="01b74e5e"/>
    </style:style>
    <style:style style:name="P228" style:family="paragraph" style:parent-style-name="Text_20_body">
      <style:text-properties fo:font-size="12pt" officeooo:rsid="00bc0cc6" officeooo:paragraph-rsid="00bc0cc6" style:font-size-asian="12pt" style:font-size-complex="12pt"/>
    </style:style>
    <style:style style:name="P229" style:family="paragraph" style:parent-style-name="Table_20_Heading">
      <style:text-properties officeooo:rsid="00bc0cc6" officeooo:paragraph-rsid="00bc0cc6"/>
    </style:style>
    <style:style style:name="P230" style:family="paragraph" style:parent-style-name="Table_20_Contents">
      <style:text-properties fo:font-size="10pt" officeooo:rsid="03225143" officeooo:paragraph-rsid="033e4412" style:font-size-asian="10pt" style:font-size-complex="10pt"/>
    </style:style>
    <style:style style:name="P231" style:family="paragraph" style:parent-style-name="Table_20_Contents">
      <style:text-properties fo:font-size="10pt" officeooo:rsid="01e48e7d" officeooo:paragraph-rsid="01e48e7d" style:font-size-asian="10pt" style:font-size-complex="10pt"/>
    </style:style>
    <style:style style:name="P232" style:family="paragraph" style:parent-style-name="Table_20_Contents">
      <style:text-properties officeooo:paragraph-rsid="01756d29"/>
    </style:style>
    <style:style style:name="P233" style:family="paragraph" style:parent-style-name="Table_20_Contents">
      <style:text-properties fo:font-size="10pt" officeooo:rsid="01756d29" officeooo:paragraph-rsid="01756d29" style:font-size-asian="10pt" style:font-size-complex="10pt"/>
    </style:style>
    <style:style style:name="P234" style:family="paragraph" style:parent-style-name="Table_20_Contents">
      <style:text-properties fo:font-size="10pt" officeooo:rsid="022bc517" officeooo:paragraph-rsid="022bc517" style:font-size-asian="10pt" style:font-size-complex="10pt"/>
    </style:style>
    <style:style style:name="P235" style:family="paragraph" style:parent-style-name="Text_20_body">
      <style:text-properties fo:font-size="12pt" officeooo:rsid="00bc0cc6" officeooo:paragraph-rsid="01fef4df" style:font-size-asian="12pt" style:font-size-complex="12pt"/>
    </style:style>
    <style:style style:name="P236" style:family="paragraph" style:parent-style-name="Table_20_Heading">
      <style:text-properties officeooo:rsid="00bc0cc6" officeooo:paragraph-rsid="01fef4df"/>
    </style:style>
    <style:style style:name="P237" style:family="paragraph" style:parent-style-name="Table_20_Contents">
      <style:text-properties officeooo:paragraph-rsid="01fef4df"/>
    </style:style>
    <style:style style:name="P238" style:family="paragraph" style:parent-style-name="Table_20_Contents">
      <style:text-properties fo:font-size="10pt" officeooo:paragraph-rsid="01fef4df" style:font-size-asian="10pt" style:font-size-complex="10pt"/>
    </style:style>
    <style:style style:name="P239" style:family="paragraph" style:parent-style-name="Table_20_Contents">
      <style:text-properties fo:font-size="10pt" officeooo:rsid="01e48e7d" officeooo:paragraph-rsid="01fef4df" style:font-size-asian="10pt" style:font-size-complex="10pt"/>
    </style:style>
    <style:style style:name="P240" style:family="paragraph" style:parent-style-name="Table_20_Contents">
      <style:text-properties officeooo:paragraph-rsid="01ff94a1"/>
    </style:style>
    <style:style style:name="P241" style:family="paragraph" style:parent-style-name="Table_20_Contents">
      <style:text-properties fo:font-size="10pt" officeooo:rsid="01756d29" officeooo:paragraph-rsid="01fef4df" style:font-size-asian="10pt" style:font-size-complex="10pt"/>
    </style:style>
    <style:style style:name="P242" style:family="paragraph" style:parent-style-name="Table_20_Contents">
      <style:text-properties officeooo:paragraph-rsid="0285074d"/>
    </style:style>
    <style:style style:name="P243" style:family="paragraph" style:parent-style-name="Table_20_Contents">
      <style:text-properties fo:font-size="10pt" officeooo:rsid="0285074d" officeooo:paragraph-rsid="0285074d" style:font-size-asian="10pt" style:font-size-complex="10pt"/>
    </style:style>
    <style:style style:name="P244" style:family="paragraph" style:parent-style-name="Text_20_body">
      <style:text-properties officeooo:paragraph-rsid="01fef4df"/>
    </style:style>
    <style:style style:name="P245" style:family="paragraph" style:parent-style-name="Heading_20_2">
      <style:text-properties officeooo:paragraph-rsid="018980e3"/>
    </style:style>
    <style:style style:name="P246" style:family="paragraph" style:parent-style-name="Standard" style:list-style-name="L11">
      <style:text-properties fo:font-size="11pt" officeooo:paragraph-rsid="0165ce71" style:font-size-asian="11pt" style:font-size-complex="11pt"/>
    </style:style>
    <style:style style:name="P247" style:family="paragraph" style:parent-style-name="Standard" style:list-style-name="L11">
      <style:text-properties fo:font-size="11pt" officeooo:paragraph-rsid="01d4db50" style:font-size-asian="11pt" style:font-size-complex="11pt"/>
    </style:style>
    <style:style style:name="P248" style:family="paragraph" style:parent-style-name="Standard" style:list-style-name="L11">
      <style:text-properties fo:font-size="11pt" officeooo:paragraph-rsid="023603f2" style:font-size-asian="11pt" style:font-size-complex="11pt"/>
    </style:style>
    <style:style style:name="P249" style:family="paragraph" style:parent-style-name="Standard" style:list-style-name="L11">
      <style:text-properties fo:font-size="11pt" officeooo:paragraph-rsid="024901de" style:font-size-asian="11pt" style:font-size-complex="11pt"/>
    </style:style>
    <style:style style:name="P250" style:family="paragraph" style:parent-style-name="Standard" style:list-style-name="L11">
      <style:text-properties fo:font-size="11pt" officeooo:paragraph-rsid="02e49ff1" style:font-size-asian="11pt" style:font-size-complex="11pt"/>
    </style:style>
    <style:style style:name="P251" style:family="paragraph" style:parent-style-name="Standard">
      <style:text-properties fo:font-style="italic" officeooo:rsid="00976b5e" officeooo:paragraph-rsid="0165ce71" style:font-style-asian="italic" style:font-style-complex="italic"/>
    </style:style>
    <style:style style:name="P252" style:family="paragraph" style:parent-style-name="Text_20_body">
      <style:text-properties officeooo:rsid="001d4422" officeooo:paragraph-rsid="030f8d57"/>
    </style:style>
    <style:style style:name="P253" style:family="paragraph" style:parent-style-name="Standard">
      <style:text-properties officeooo:paragraph-rsid="0186ec99"/>
    </style:style>
    <style:style style:name="P254" style:family="paragraph" style:parent-style-name="Standard">
      <style:text-properties officeooo:rsid="026d6163" officeooo:paragraph-rsid="026d6163"/>
    </style:style>
    <style:style style:name="P255" style:family="paragraph" style:parent-style-name="Standard">
      <style:text-properties fo:font-style="normal" officeooo:rsid="02c6d210" officeooo:paragraph-rsid="02c6d210" style:font-style-asian="normal" style:font-style-complex="normal"/>
    </style:style>
    <style:style style:name="P256"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57"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5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59"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60" style:family="paragraph" style:parent-style-name="Text_20_body">
      <style:text-properties officeooo:rsid="024a5a0f" officeooo:paragraph-rsid="0252c469"/>
    </style:style>
    <style:style style:name="P261" style:family="paragraph" style:parent-style-name="Text_20_body">
      <style:text-properties officeooo:rsid="026903cb" officeooo:paragraph-rsid="026903cb"/>
    </style:style>
    <style:style style:name="P262" style:family="paragraph" style:parent-style-name="Text_20_body">
      <style:text-properties officeooo:rsid="024a5a0f" officeooo:paragraph-rsid="0279f068"/>
    </style:style>
    <style:style style:name="P263"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64"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67"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68"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69"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70"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71"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72" style:family="paragraph" style:parent-style-name="Text_20_body">
      <style:text-properties fo:font-size="11pt" officeooo:rsid="024c7ac3" officeooo:paragraph-rsid="024c7ac3" style:font-size-asian="11pt" style:font-size-complex="11pt"/>
    </style:style>
    <style:style style:name="P273" style:family="paragraph" style:parent-style-name="Table_20_Heading">
      <style:text-properties officeooo:rsid="024c7ac3" officeooo:paragraph-rsid="024c7ac3"/>
    </style:style>
    <style:style style:name="P274"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75" style:family="paragraph" style:parent-style-name="Table_20_Contents">
      <style:text-properties fo:font-size="9pt" officeooo:rsid="024c7ac3" officeooo:paragraph-rsid="024c7ac3" style:font-size-asian="9pt" style:font-size-complex="9pt"/>
    </style:style>
    <style:style style:name="P276" style:family="paragraph" style:parent-style-name="Table_20_Contents">
      <style:text-properties fo:font-size="9pt" officeooo:rsid="024c7ac3" officeooo:paragraph-rsid="02b640c6" style:font-size-asian="9pt" style:font-size-complex="9pt"/>
    </style:style>
    <style:style style:name="P277" style:family="paragraph" style:parent-style-name="Table_20_Contents">
      <style:text-properties fo:font-size="9pt" officeooo:rsid="024c7ac3" officeooo:paragraph-rsid="024dd3a3" style:font-size-asian="9pt" style:font-size-complex="9pt"/>
    </style:style>
    <style:style style:name="P278" style:family="paragraph" style:parent-style-name="Text_20_body">
      <style:text-properties fo:font-weight="normal" officeooo:rsid="024d67b3" officeooo:paragraph-rsid="02683df8" style:font-weight-asian="normal" style:font-weight-complex="normal"/>
    </style:style>
    <style:style style:name="P279"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80"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81"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83"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84"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8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86"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87"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88"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90"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91"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92" style:family="paragraph" style:parent-style-name="Heading_20_3">
      <style:text-properties officeooo:rsid="026f4c45" officeooo:paragraph-rsid="026f4c45"/>
    </style:style>
    <style:style style:name="P293" style:family="paragraph" style:parent-style-name="Text_20_body">
      <style:text-properties officeooo:rsid="026f4c45" officeooo:paragraph-rsid="026f4c45"/>
    </style:style>
    <style:style style:name="P294" style:family="paragraph" style:parent-style-name="Text_20_body">
      <style:text-properties officeooo:rsid="02727f8f" officeooo:paragraph-rsid="02727f8f"/>
    </style:style>
    <style:style style:name="P295"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96"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97"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98" style:family="paragraph" style:parent-style-name="Text_20_body">
      <style:text-properties officeooo:rsid="02727f8f" officeooo:paragraph-rsid="027434e4"/>
    </style:style>
    <style:style style:name="P299"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300" style:family="paragraph" style:parent-style-name="Text_20_body">
      <style:text-properties officeooo:rsid="026f4c45" officeooo:paragraph-rsid="027434e4"/>
    </style:style>
    <style:style style:name="P301" style:family="paragraph" style:parent-style-name="Heading_20_3">
      <style:text-properties officeooo:paragraph-rsid="02f3e66e"/>
    </style:style>
    <style:style style:name="P302" style:family="paragraph" style:parent-style-name="Text_20_body">
      <style:text-properties officeooo:rsid="00a21c1d" officeooo:paragraph-rsid="02f3e66e"/>
    </style:style>
    <style:style style:name="P303"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304"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305"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306"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308"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30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31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313" style:family="paragraph" style:parent-style-name="Text_20_body">
      <style:text-properties officeooo:rsid="01d4db50" officeooo:paragraph-rsid="01e332a1"/>
    </style:style>
    <style:style style:name="P31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31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316" style:family="paragraph" style:parent-style-name="Text_20_body">
      <style:text-properties officeooo:rsid="023603f2" officeooo:paragraph-rsid="023603f2"/>
    </style:style>
    <style:style style:name="P31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1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19"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22"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23" style:family="paragraph" style:parent-style-name="Standard">
      <style:text-properties officeooo:paragraph-rsid="0165ce71"/>
    </style:style>
    <style:style style:name="P324"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25"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26" style:family="paragraph" style:parent-style-name="Heading_20_3">
      <style:text-properties officeooo:paragraph-rsid="023cd631"/>
    </style:style>
    <style:style style:name="P327" style:family="paragraph" style:parent-style-name="Text_20_body">
      <style:text-properties officeooo:rsid="01f2f472" officeooo:paragraph-rsid="023cd631"/>
    </style:style>
    <style:style style:name="P328" style:family="paragraph" style:parent-style-name="Text_20_body">
      <style:text-properties fo:font-style="normal" officeooo:rsid="01f2f472" officeooo:paragraph-rsid="023cd631" style:font-style-asian="normal" style:font-style-complex="normal"/>
    </style:style>
    <style:style style:name="P329" style:family="paragraph" style:parent-style-name="Text_20_body">
      <style:text-properties fo:font-style="normal" officeooo:rsid="01f3700d" officeooo:paragraph-rsid="023cd631" style:font-style-asian="normal" style:font-style-complex="normal"/>
    </style:style>
    <style:style style:name="P330"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31"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32"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33"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34"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35" style:family="paragraph" style:parent-style-name="Text_20_body">
      <style:text-properties fo:font-style="normal" officeooo:rsid="01f513d6" officeooo:paragraph-rsid="023cd631" style:font-style-asian="normal" style:font-style-complex="normal"/>
    </style:style>
    <style:style style:name="P336" style:family="paragraph" style:parent-style-name="Text_20_body">
      <style:text-properties fo:font-style="normal" officeooo:rsid="01f513d6" officeooo:paragraph-rsid="02a809a3" style:font-style-asian="normal" style:font-style-complex="normal"/>
    </style:style>
    <style:style style:name="P337" style:family="paragraph" style:parent-style-name="Text_20_body">
      <style:text-properties officeooo:rsid="02882066" officeooo:paragraph-rsid="02882066"/>
    </style:style>
    <style:style style:name="P338"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39"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882066" officeooo:paragraph-rsid="028a101a"/>
    </style:style>
    <style:style style:name="P341" style:family="paragraph" style:parent-style-name="Text_20_body">
      <style:text-properties officeooo:rsid="028a101a" officeooo:paragraph-rsid="028a101a"/>
    </style:style>
    <style:style style:name="P342"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43"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44" style:family="paragraph" style:parent-style-name="Text_20_body">
      <style:text-properties officeooo:rsid="028c523a" officeooo:paragraph-rsid="028c523a"/>
    </style:style>
    <style:style style:name="P345" style:family="paragraph" style:parent-style-name="Text_20_body">
      <style:text-properties officeooo:rsid="02de80f4" officeooo:paragraph-rsid="02de80f4"/>
    </style:style>
    <style:style style:name="P346"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47"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48"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49" style:family="paragraph" style:parent-style-name="Text_20_body">
      <style:text-properties officeooo:rsid="02e09028" officeooo:paragraph-rsid="02e09028"/>
    </style:style>
    <style:style style:name="P350" style:family="paragraph" style:parent-style-name="Text_20_body">
      <style:text-properties officeooo:rsid="02e09028" officeooo:paragraph-rsid="049aee12"/>
    </style:style>
    <style:style style:name="P351"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52"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53"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54"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55"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56"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57"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58" style:family="paragraph" style:parent-style-name="Text_20_body">
      <style:text-properties officeooo:rsid="02e09028" officeooo:paragraph-rsid="031c42dd"/>
    </style:style>
    <style:style style:name="P359" style:family="paragraph" style:parent-style-name="Text_20_body">
      <style:text-properties officeooo:rsid="0355ee20" officeooo:paragraph-rsid="035962cd"/>
    </style:style>
    <style:style style:name="P360"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61"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62"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63"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64" style:family="paragraph" style:parent-style-name="Text_20_body">
      <style:text-properties officeooo:rsid="031fde7b" officeooo:paragraph-rsid="031fde7b"/>
    </style:style>
    <style:style style:name="P365" style:family="paragraph" style:parent-style-name="Heading_20_3">
      <style:text-properties officeooo:paragraph-rsid="023603f2"/>
    </style:style>
    <style:style style:name="P36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6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6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69" style:family="paragraph" style:parent-style-name="Text_20_body">
      <style:text-properties fo:font-style="normal" officeooo:rsid="0387e257" officeooo:paragraph-rsid="0387e257" style:font-style-asian="normal" style:font-style-complex="normal"/>
    </style:style>
    <style:style style:name="P370" style:family="paragraph" style:parent-style-name="Text_20_body">
      <style:text-properties fo:font-style="normal" officeooo:rsid="033a84b6" officeooo:paragraph-rsid="035c667f" style:font-style-asian="normal" style:font-style-complex="normal"/>
    </style:style>
    <style:style style:name="P371" style:family="paragraph" style:parent-style-name="Standard">
      <style:text-properties officeooo:rsid="01812956" officeooo:paragraph-rsid="01812956"/>
    </style:style>
    <style:style style:name="P37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7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75" style:family="paragraph" style:parent-style-name="Standard">
      <style:text-properties officeooo:paragraph-rsid="01812956"/>
    </style:style>
    <style:style style:name="P37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77"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78"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79"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80"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8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82"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8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84" style:family="paragraph" style:parent-style-name="Heading_20_3">
      <style:text-properties style:font-name="Liberation Mono" officeooo:rsid="02d92b59" officeooo:paragraph-rsid="035b4c7d"/>
    </style:style>
    <style:style style:name="P385"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86"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8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8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8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9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9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92" style:family="paragraph" style:parent-style-name="Heading_20_3">
      <style:text-properties officeooo:paragraph-rsid="023e0604"/>
    </style:style>
    <style:style style:name="P393" style:family="paragraph" style:parent-style-name="Text_20_body">
      <style:text-properties officeooo:rsid="0225e771" officeooo:paragraph-rsid="023e0604"/>
    </style:style>
    <style:style style:name="P39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9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96" style:family="paragraph" style:parent-style-name="Text_20_body">
      <style:text-properties fo:font-style="normal" officeooo:rsid="0225e771" officeooo:paragraph-rsid="023e0604" style:font-style-asian="normal" style:font-style-complex="normal"/>
    </style:style>
    <style:style style:name="P397" style:family="paragraph" style:parent-style-name="Text_20_body">
      <style:text-properties fo:font-style="normal" officeooo:rsid="02d9c76c" officeooo:paragraph-rsid="02d9c76c" style:font-style-asian="normal" style:font-style-complex="normal"/>
    </style:style>
    <style:style style:name="P39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9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400" style:family="paragraph" style:parent-style-name="Text_20_body">
      <style:text-properties officeooo:rsid="023cd631" officeooo:paragraph-rsid="023e0604"/>
    </style:style>
    <style:style style:name="P40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40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40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40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40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408" style:family="paragraph" style:parent-style-name="Heading_20_3">
      <style:text-properties style:font-name="Liberation Mono" fo:font-weight="bold" style:font-weight-asian="bold" style:font-weight-complex="bold"/>
    </style:style>
    <style:style style:name="P409" style:family="paragraph" style:parent-style-name="Text_20_body">
      <style:text-properties officeooo:rsid="01c06b83" officeooo:paragraph-rsid="01c06b83"/>
    </style:style>
    <style:style style:name="P410" style:family="paragraph" style:parent-style-name="Heading_20_3">
      <style:text-properties officeooo:paragraph-rsid="01e0d05d"/>
    </style:style>
    <style:style style:name="P411" style:family="paragraph" style:parent-style-name="Text_20_body">
      <style:text-properties officeooo:rsid="01e0d05d" officeooo:paragraph-rsid="01e0d05d"/>
    </style:style>
    <style:style style:name="P41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413" style:family="paragraph" style:parent-style-name="Text_20_body">
      <style:text-properties officeooo:rsid="024685b9"/>
    </style:style>
    <style:style style:name="P414" style:family="paragraph" style:parent-style-name="Text_20_body">
      <style:text-properties officeooo:rsid="02e8414f" officeooo:paragraph-rsid="02e8414f"/>
    </style:style>
    <style:style style:name="P415" style:family="paragraph" style:parent-style-name="Text_20_body">
      <style:text-properties officeooo:rsid="02f8a593" officeooo:paragraph-rsid="02f8a593"/>
    </style:style>
    <style:style style:name="P41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417" style:family="paragraph" style:parent-style-name="Text_20_body">
      <style:text-properties officeooo:rsid="02ead613" officeooo:paragraph-rsid="02ead613"/>
    </style:style>
    <style:style style:name="P41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19" style:family="paragraph" style:parent-style-name="Text_20_body">
      <style:text-properties officeooo:rsid="02e9df92" officeooo:paragraph-rsid="02e9df92"/>
    </style:style>
    <style:style style:name="P420" style:family="paragraph" style:parent-style-name="Text_20_body">
      <style:text-properties officeooo:rsid="02f542b4" officeooo:paragraph-rsid="02f542b4"/>
    </style:style>
    <style:style style:name="P42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22" style:family="paragraph" style:parent-style-name="Text_20_body">
      <style:paragraph-properties fo:text-align="start" style:justify-single-word="false"/>
      <style:text-properties officeooo:rsid="02f2b434" officeooo:paragraph-rsid="02f6f4be"/>
    </style:style>
    <style:style style:name="P423" style:family="paragraph" style:parent-style-name="Text_20_body">
      <style:text-properties officeooo:rsid="033351e8" officeooo:paragraph-rsid="033351e8"/>
    </style:style>
    <style:style style:name="P424" style:family="paragraph" style:parent-style-name="Text_20_body">
      <style:text-properties officeooo:rsid="03245970" officeooo:paragraph-rsid="03245970"/>
    </style:style>
    <style:style style:name="P425" style:family="paragraph" style:parent-style-name="Text_20_body">
      <style:text-properties officeooo:rsid="032612d4" officeooo:paragraph-rsid="032612d4"/>
    </style:style>
    <style:style style:name="P42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27" style:family="paragraph" style:parent-style-name="Text_20_body">
      <style:text-properties officeooo:rsid="02f2b434" officeooo:paragraph-rsid="032612d4"/>
    </style:style>
    <style:style style:name="P428" style:family="paragraph" style:parent-style-name="Text_20_body">
      <style:text-properties officeooo:rsid="0336ab85" officeooo:paragraph-rsid="03483ad7"/>
    </style:style>
    <style:style style:name="P429" style:family="paragraph" style:parent-style-name="Text_20_body">
      <style:text-properties officeooo:rsid="03268d6a" officeooo:paragraph-rsid="03268d6a"/>
    </style:style>
    <style:style style:name="P43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31" style:family="paragraph" style:parent-style-name="Text_20_body">
      <style:text-properties officeooo:rsid="02f2b434" officeooo:paragraph-rsid="03268d6a"/>
    </style:style>
    <style:style style:name="P43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33" style:family="paragraph" style:parent-style-name="Text_20_body">
      <style:text-properties officeooo:rsid="0334f207" officeooo:paragraph-rsid="0334f207"/>
    </style:style>
    <style:style style:name="P434" style:family="paragraph" style:parent-style-name="Text_20_body">
      <style:text-properties officeooo:rsid="0328b984" officeooo:paragraph-rsid="0328b984"/>
    </style:style>
    <style:style style:name="P435" style:family="paragraph" style:parent-style-name="Text_20_body">
      <style:text-properties fo:font-style="normal" officeooo:rsid="0328b984" officeooo:paragraph-rsid="0328b984" style:font-style-asian="normal" style:font-style-complex="normal"/>
    </style:style>
    <style:style style:name="P436" style:family="paragraph" style:parent-style-name="Text_20_body">
      <style:text-properties fo:font-style="normal" officeooo:rsid="0331cc95" officeooo:paragraph-rsid="0331cc95" style:font-style-asian="normal" style:font-style-complex="normal"/>
    </style:style>
    <style:style style:name="P437" style:family="paragraph" style:parent-style-name="Text_20_body">
      <style:text-properties fo:font-style="normal" officeooo:rsid="033a84b6" officeooo:paragraph-rsid="033a84b6" style:font-style-asian="normal" style:font-style-complex="normal"/>
    </style:style>
    <style:style style:name="P438" style:family="paragraph" style:parent-style-name="Text_20_body">
      <style:paragraph-properties fo:text-align="start" style:justify-single-word="false"/>
      <style:text-properties fo:font-style="normal" officeooo:rsid="033a84b6" officeooo:paragraph-rsid="033a84b6" style:font-style-asian="normal" style:font-style-complex="normal"/>
    </style:style>
    <style:style style:name="P439" style:family="paragraph" style:parent-style-name="Standard">
      <style:text-properties officeooo:rsid="002f5937" officeooo:paragraph-rsid="002f5937"/>
    </style:style>
    <style:style style:name="P4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4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43" style:family="paragraph" style:parent-style-name="Standard">
      <style:text-properties officeooo:rsid="0127360f" officeooo:paragraph-rsid="0128483e"/>
    </style:style>
    <style:style style:name="P4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45" style:family="paragraph" style:parent-style-name="Standard">
      <style:text-properties officeooo:rsid="00368350" officeooo:paragraph-rsid="00368350"/>
    </style:style>
    <style:style style:name="P446" style:family="paragraph" style:parent-style-name="Text_20_body">
      <style:text-properties officeooo:rsid="0129e43d" officeooo:paragraph-rsid="0129e43d"/>
    </style:style>
    <style:style style:name="P447" style:family="paragraph" style:parent-style-name="Standard" style:list-style-name="L17">
      <style:text-properties fo:font-size="12pt" officeooo:paragraph-rsid="0129e43d" style:font-size-asian="12pt" style:font-size-complex="12pt"/>
    </style:style>
    <style:style style:name="P448" style:family="paragraph" style:parent-style-name="Standard" style:list-style-name="L17">
      <style:text-properties fo:font-size="12pt" officeooo:rsid="01d62c85" officeooo:paragraph-rsid="01d62c85" style:font-size-asian="12pt" style:font-size-complex="12pt"/>
    </style:style>
    <style:style style:name="P449" style:family="paragraph" style:parent-style-name="Standard" style:list-style-name="L17">
      <style:text-properties fo:font-size="12pt" officeooo:paragraph-rsid="0136fc43" style:font-size-asian="12pt" style:font-size-complex="12pt"/>
    </style:style>
    <style:style style:name="P45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51" style:family="paragraph" style:parent-style-name="Standard" style:list-style-name="L17">
      <style:text-properties fo:font-size="12pt" officeooo:paragraph-rsid="012dce22" style:font-size-asian="12pt" style:font-size-complex="12pt"/>
    </style:style>
    <style:style style:name="P45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53" style:family="paragraph" style:parent-style-name="Standard" style:list-style-name="L17">
      <style:text-properties style:font-name="Arial1" fo:font-weight="normal" officeooo:rsid="01d62c85" officeooo:paragraph-rsid="025af99b" style:font-weight-asian="normal" style:font-weight-complex="normal"/>
    </style:style>
    <style:style style:name="P454" style:family="paragraph" style:parent-style-name="Standard">
      <style:text-properties officeooo:paragraph-rsid="0129e43d"/>
    </style:style>
    <style:style style:name="P455" style:family="paragraph" style:parent-style-name="Text_20_body">
      <style:text-properties officeooo:rsid="0060d47d" officeooo:paragraph-rsid="0060d47d"/>
    </style:style>
    <style:style style:name="P456" style:family="paragraph" style:parent-style-name="Standard" style:list-style-name="L18"/>
    <style:style style:name="P457" style:family="paragraph" style:parent-style-name="Standard" style:list-style-name="L18">
      <style:text-properties officeooo:paragraph-rsid="025ddf2a"/>
    </style:style>
    <style:style style:name="P458" style:family="paragraph" style:parent-style-name="Standard" style:list-style-name="L18">
      <style:text-properties officeooo:rsid="025f8b9c" officeooo:paragraph-rsid="0264cd13"/>
    </style:style>
    <style:style style:name="P459" style:family="paragraph" style:parent-style-name="Standard" style:list-style-name="L18">
      <style:text-properties officeooo:paragraph-rsid="0264cd13"/>
    </style:style>
    <style:style style:name="P460" style:family="paragraph" style:parent-style-name="Text_20_body">
      <style:text-properties officeooo:rsid="0062148a" officeooo:paragraph-rsid="0062148a"/>
    </style:style>
    <style:style style:name="P461" style:family="paragraph" style:parent-style-name="Standard" style:list-style-name="L19">
      <style:text-properties fo:font-size="11pt" style:font-size-asian="11pt" style:font-size-complex="11pt"/>
    </style:style>
    <style:style style:name="P462" style:family="paragraph" style:parent-style-name="Standard" style:list-style-name="L19">
      <style:text-properties fo:font-size="11pt" officeooo:rsid="0191fc04" officeooo:paragraph-rsid="0191fc04" style:font-size-asian="11pt" style:font-size-complex="11pt"/>
    </style:style>
    <style:style style:name="P463" style:family="paragraph" style:parent-style-name="Text_20_body">
      <style:text-properties officeooo:rsid="001fa9c6" officeooo:paragraph-rsid="01d19aec"/>
    </style:style>
    <style:style style:name="P464" style:family="paragraph" style:parent-style-name="Text_20_body">
      <style:text-properties officeooo:rsid="00224fc1" officeooo:paragraph-rsid="01d19aec"/>
    </style:style>
    <style:style style:name="P4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67" style:family="paragraph" style:parent-style-name="Text_20_body">
      <style:text-properties fo:font-style="normal" officeooo:rsid="00270f19" officeooo:paragraph-rsid="01d19aec" style:font-style-asian="normal" style:font-style-complex="normal"/>
    </style:style>
    <style:style style:name="P468" style:family="paragraph" style:parent-style-name="Table_20_Contents">
      <style:paragraph-properties fo:text-align="center" style:justify-single-word="false"/>
      <style:text-properties officeooo:paragraph-rsid="01d19aec"/>
    </style:style>
    <style:style style:name="P4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70" style:family="paragraph" style:parent-style-name="Text_20_body">
      <style:text-properties officeooo:rsid="00a4b098" officeooo:paragraph-rsid="01d19aec"/>
    </style:style>
    <style:style style:name="P471" style:family="paragraph" style:parent-style-name="Text_20_body">
      <style:text-properties officeooo:rsid="00a6946a" officeooo:paragraph-rsid="01d19aec"/>
    </style:style>
    <style:style style:name="P472" style:family="paragraph" style:parent-style-name="Standard" style:list-style-name="L20">
      <style:text-properties officeooo:paragraph-rsid="01d19aec"/>
    </style:style>
    <style:style style:name="P473" style:family="paragraph" style:parent-style-name="Standard">
      <style:text-properties officeooo:paragraph-rsid="01d19aec"/>
    </style:style>
    <style:style style:name="P474" style:family="paragraph" style:parent-style-name="Text_20_body">
      <style:text-properties fo:font-style="normal" officeooo:rsid="010ab99a" officeooo:paragraph-rsid="01d19aec" style:font-style-asian="normal" style:font-style-complex="normal"/>
    </style:style>
    <style:style style:name="P475" style:family="paragraph" style:parent-style-name="Standard" style:list-style-name="L21">
      <style:text-properties officeooo:paragraph-rsid="01d19aec"/>
    </style:style>
    <style:style style:name="P476" style:family="paragraph" style:parent-style-name="Text_20_body">
      <style:text-properties fo:font-style="normal" style:text-underline-style="none" officeooo:rsid="0220b418" officeooo:paragraph-rsid="0220b418" style:font-style-asian="normal" style:font-style-complex="normal"/>
    </style:style>
    <style:style style:name="P477" style:family="paragraph" style:parent-style-name="Text_20_body">
      <style:text-properties fo:font-style="normal" style:text-underline-style="none" officeooo:rsid="0119fa3a" officeooo:paragraph-rsid="01d19aec" style:font-style-asian="normal" style:font-style-complex="normal"/>
    </style:style>
    <style:style style:name="P478" style:family="paragraph" style:parent-style-name="Standard">
      <style:text-properties officeooo:rsid="00109264" officeooo:paragraph-rsid="00109264"/>
    </style:style>
    <style:style style:name="P479" style:family="paragraph" style:parent-style-name="Table_20_Contents">
      <style:text-properties style:font-name="Liberation Mono" fo:font-size="10pt" fo:font-weight="bold" style:font-size-asian="10pt" style:font-weight-asian="bold" style:font-size-complex="10pt" style:font-weight-complex="bold"/>
    </style:style>
    <style:style style:name="P480" style:family="paragraph" style:parent-style-name="Standard">
      <style:text-properties officeooo:rsid="019c3142" officeooo:paragraph-rsid="019c3142"/>
    </style:style>
    <style:style style:name="P481" style:family="paragraph" style:parent-style-name="Standard">
      <style:text-properties officeooo:rsid="001247c3" officeooo:paragraph-rsid="001247c3"/>
    </style:style>
    <style:style style:name="P482" style:family="paragraph" style:parent-style-name="Standard">
      <style:text-properties fo:font-style="normal" officeooo:rsid="001247c3" officeooo:paragraph-rsid="001247c3" style:font-style-asian="normal" style:font-style-complex="normal"/>
    </style:style>
    <style:style style:name="P483" style:family="paragraph" style:parent-style-name="Standard">
      <style:text-properties fo:font-style="normal" officeooo:rsid="001746b3" officeooo:paragraph-rsid="001746b3" style:font-style-asian="normal" style:font-style-complex="normal"/>
    </style:style>
    <style:style style:name="P484" style:family="paragraph" style:parent-style-name="Standard">
      <style:text-properties fo:font-style="normal" officeooo:rsid="002ac448" officeooo:paragraph-rsid="002ac448" style:font-style-asian="normal" style:font-style-complex="normal"/>
    </style:style>
    <style:style style:name="P485" style:family="paragraph" style:parent-style-name="Standard">
      <style:text-properties officeooo:rsid="00109264" officeooo:paragraph-rsid="002ac448"/>
    </style:style>
    <style:style style:name="P4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87" style:family="paragraph" style:parent-style-name="Standard">
      <style:text-properties officeooo:rsid="002ac448" officeooo:paragraph-rsid="002ac448"/>
    </style:style>
    <style:style style:name="P488" style:family="paragraph" style:parent-style-name="Standard">
      <style:text-properties officeooo:rsid="003e56c2" officeooo:paragraph-rsid="009b17ac"/>
    </style:style>
    <style:style style:name="P489" style:family="paragraph" style:parent-style-name="Standard">
      <style:text-properties fo:font-style="normal" officeooo:rsid="001247c3" officeooo:paragraph-rsid="01c5dc0a" style:font-style-asian="normal" style:font-style-complex="normal"/>
    </style:style>
    <style:style style:name="P490" style:family="paragraph" style:parent-style-name="Table_20_Heading">
      <style:text-properties officeooo:rsid="001247c3" officeooo:paragraph-rsid="001247c3"/>
    </style:style>
    <style:style style:name="P4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92" style:family="paragraph" style:parent-style-name="Table_20_Contents">
      <style:text-properties fo:font-size="10pt" officeooo:rsid="01cd6cec" officeooo:paragraph-rsid="01cd6cec" style:font-size-asian="10pt" style:font-size-complex="10pt"/>
    </style:style>
    <style:style style:name="P4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94" style:family="paragraph" style:parent-style-name="Table_20_Contents">
      <style:text-properties fo:font-size="10pt" officeooo:rsid="0013e7c1" officeooo:paragraph-rsid="00fe1e10" style:font-size-asian="10pt" style:font-size-complex="10pt"/>
    </style:style>
    <style:style style:name="P495" style:family="paragraph" style:parent-style-name="Table_20_Contents">
      <style:text-properties fo:font-size="10pt" officeooo:rsid="001247c3" officeooo:paragraph-rsid="001247c3" style:font-size-asian="10pt" style:font-size-complex="10pt"/>
    </style:style>
    <style:style style:name="P496" style:family="paragraph" style:parent-style-name="Table_20_Contents">
      <style:text-properties fo:font-size="10pt" officeooo:rsid="02b49196" officeooo:paragraph-rsid="02b49196" style:font-size-asian="10pt" style:font-size-complex="10pt"/>
    </style:style>
    <style:style style:name="P497" style:family="paragraph" style:parent-style-name="Table_20_Contents">
      <style:text-properties fo:font-size="10pt" officeooo:rsid="02b0d6e2" officeooo:paragraph-rsid="02b0d6e2" style:font-size-asian="10pt" style:font-size-complex="10pt"/>
    </style:style>
    <style:style style:name="P4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99" style:family="paragraph" style:parent-style-name="Table_20_Contents">
      <style:text-properties fo:font-size="10pt" officeooo:rsid="01d32235" officeooo:paragraph-rsid="01d32235" style:font-size-asian="10pt" style:font-size-complex="10pt"/>
    </style:style>
    <style:style style:name="P500" style:family="paragraph" style:parent-style-name="Table_20_Contents">
      <style:text-properties fo:font-size="10pt" officeooo:rsid="0013e7c1" officeooo:paragraph-rsid="0013e7c1" style:font-size-asian="10pt" style:font-size-complex="10pt"/>
    </style:style>
    <style:style style:name="P5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502" style:family="paragraph" style:parent-style-name="Table_20_Contents">
      <style:text-properties fo:font-size="10pt" officeooo:rsid="01ba22c6" officeooo:paragraph-rsid="01ba22c6" style:font-size-asian="10pt" style:font-size-complex="10pt"/>
    </style:style>
    <style:style style:name="P503" style:family="paragraph" style:parent-style-name="Table_20_Contents">
      <style:text-properties fo:font-size="10pt" officeooo:rsid="00fa8500" officeooo:paragraph-rsid="01c5dc0a" style:font-size-asian="10pt" style:font-size-complex="10pt"/>
    </style:style>
    <style:style style:name="P504" style:family="paragraph" style:parent-style-name="Table_20_Contents">
      <style:text-properties fo:font-size="10pt" officeooo:rsid="02b5e7ef" officeooo:paragraph-rsid="02b5e7ef" style:font-size-asian="10pt" style:font-size-complex="10pt"/>
    </style:style>
    <style:style style:name="P505" style:family="paragraph" style:parent-style-name="Table_20_Contents">
      <style:text-properties fo:font-size="10pt" officeooo:rsid="00155a94" officeooo:paragraph-rsid="01c5dc0a" style:font-size-asian="10pt" style:font-size-complex="10pt"/>
    </style:style>
    <style:style style:name="P506" style:family="paragraph" style:parent-style-name="Table_20_Contents">
      <style:text-properties fo:font-size="10pt" officeooo:rsid="02b2d016" officeooo:paragraph-rsid="02b2d016" style:font-size-asian="10pt" style:font-size-complex="10pt"/>
    </style:style>
    <style:style style:name="P507" style:family="paragraph" style:parent-style-name="Table_20_Contents">
      <style:text-properties fo:font-size="10pt" officeooo:rsid="02329648" officeooo:paragraph-rsid="02329648" style:font-size-asian="10pt" style:font-size-complex="10pt"/>
    </style:style>
    <style:style style:name="P508" style:family="paragraph" style:parent-style-name="Table_20_Contents">
      <style:text-properties fo:font-size="10pt" officeooo:rsid="0013e7c1" officeooo:paragraph-rsid="0234a724" style:font-size-asian="10pt" style:font-size-complex="10pt"/>
    </style:style>
    <style:style style:name="P509" style:family="paragraph" style:parent-style-name="Table_20_Contents">
      <style:text-properties fo:font-size="10pt" officeooo:rsid="00fa8500" officeooo:paragraph-rsid="01393063" style:font-size-asian="10pt" style:font-size-complex="10pt"/>
    </style:style>
    <style:style style:name="P510" style:family="paragraph" style:parent-style-name="Table_20_Contents">
      <style:text-properties fo:font-size="10pt" officeooo:rsid="01b76858" officeooo:paragraph-rsid="01b76858" style:font-size-asian="10pt" style:font-size-complex="10pt"/>
    </style:style>
    <style:style style:name="P511" style:family="paragraph" style:parent-style-name="Table_20_Contents">
      <style:text-properties fo:font-size="10pt" officeooo:rsid="00155a94" officeooo:paragraph-rsid="00155a94" style:font-size-asian="10pt" style:font-size-complex="10pt"/>
    </style:style>
    <style:style style:name="P512" style:family="paragraph" style:parent-style-name="Table_20_Contents">
      <style:text-properties fo:font-size="10pt" officeooo:rsid="02ba4344" officeooo:paragraph-rsid="02ba4344" style:font-size-asian="10pt" style:font-size-complex="10pt"/>
    </style:style>
    <style:style style:name="P513" style:family="paragraph" style:parent-style-name="Standard">
      <style:text-properties officeooo:paragraph-rsid="0019e3ff"/>
    </style:style>
    <style:style style:name="P514" style:family="paragraph" style:parent-style-name="Standard">
      <style:text-properties officeooo:rsid="0019e3ff" officeooo:paragraph-rsid="0019e3ff"/>
    </style:style>
    <style:style style:name="P5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5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5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18" style:family="paragraph" style:parent-style-name="Standard">
      <style:text-properties officeooo:rsid="01b76858" officeooo:paragraph-rsid="01b76858"/>
    </style:style>
    <style:style style:name="P519" style:family="paragraph" style:parent-style-name="Standard">
      <style:text-properties officeooo:rsid="0019e3ff" officeooo:paragraph-rsid="01b76858"/>
    </style:style>
    <style:style style:name="P5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22" style:family="paragraph" style:parent-style-name="Text_20_body">
      <style:text-properties officeooo:rsid="00eaeb72" officeooo:paragraph-rsid="01cea303"/>
    </style:style>
    <style:style style:name="P523" style:family="paragraph" style:parent-style-name="Text_20_body">
      <style:text-properties officeooo:rsid="00ebe991" officeooo:paragraph-rsid="01cea303"/>
    </style:style>
    <style:style style:name="P52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2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26" style:family="paragraph" style:parent-style-name="Standard">
      <style:text-properties officeooo:rsid="00109264" officeooo:paragraph-rsid="01cea303"/>
    </style:style>
    <style:style style:name="P527" style:family="paragraph" style:parent-style-name="Standard">
      <style:text-properties officeooo:rsid="00ebe991" officeooo:paragraph-rsid="01cea303"/>
    </style:style>
    <style:style style:name="P52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2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30" style:family="paragraph" style:parent-style-name="Table_20_Contents">
      <style:text-properties fo:font-size="10pt" officeooo:paragraph-rsid="01cea303" style:font-size-asian="10pt" style:font-size-complex="10pt"/>
    </style:style>
    <style:style style:name="P531" style:family="paragraph" style:parent-style-name="Standard">
      <style:text-properties officeooo:rsid="00ec5fa1" officeooo:paragraph-rsid="01cea303"/>
    </style:style>
    <style:style style:name="P532" style:family="paragraph" style:parent-style-name="Standard">
      <style:paragraph-properties fo:text-align="center" style:justify-single-word="false"/>
      <style:text-properties officeooo:rsid="00ec5fa1" officeooo:paragraph-rsid="01cea303"/>
    </style:style>
    <style:style style:name="P533" style:family="paragraph" style:parent-style-name="Text_20_body">
      <style:text-properties officeooo:rsid="00ec5fa1" officeooo:paragraph-rsid="01cea303"/>
    </style:style>
    <style:style style:name="P534" style:family="paragraph" style:parent-style-name="Text_20_body">
      <style:paragraph-properties fo:text-align="center" style:justify-single-word="false"/>
      <style:text-properties officeooo:rsid="00ec5fa1" officeooo:paragraph-rsid="01cea303"/>
    </style:style>
    <style:style style:name="P535" style:family="paragraph" style:parent-style-name="Text_20_body">
      <style:text-properties officeooo:rsid="00f27cde" officeooo:paragraph-rsid="01cea303"/>
    </style:style>
    <style:style style:name="P536" style:family="paragraph" style:parent-style-name="Text_20_body">
      <style:text-properties officeooo:rsid="00ff8988" officeooo:paragraph-rsid="01cea303"/>
    </style:style>
    <style:style style:name="P537" style:family="paragraph" style:parent-style-name="Text_20_body">
      <style:text-properties officeooo:rsid="010362df" officeooo:paragraph-rsid="01cea303"/>
    </style:style>
    <style:style style:name="P538" style:family="paragraph" style:parent-style-name="Text_20_body">
      <style:text-properties officeooo:rsid="013db13c" officeooo:paragraph-rsid="01cea303"/>
    </style:style>
    <style:style style:name="P539" style:family="paragraph" style:parent-style-name="Text_20_body">
      <style:text-properties fo:font-style="normal" officeooo:rsid="013ea788" officeooo:paragraph-rsid="01cea303" style:font-style-asian="normal" style:font-style-complex="normal"/>
    </style:style>
    <style:style style:name="P540" style:family="paragraph" style:parent-style-name="Heading_20_3">
      <style:text-properties officeooo:paragraph-rsid="01d0cb14"/>
    </style:style>
    <style:style style:name="P541" style:family="paragraph" style:parent-style-name="Text_20_body">
      <style:text-properties officeooo:paragraph-rsid="010a61b9"/>
    </style:style>
    <style:style style:name="P542" style:family="paragraph" style:parent-style-name="Text_20_body">
      <style:paragraph-properties fo:text-align="center" style:justify-single-word="false"/>
      <style:text-properties officeooo:paragraph-rsid="01d0cb14"/>
    </style:style>
    <style:style style:name="P543" style:family="paragraph" style:parent-style-name="Text_20_body">
      <style:text-properties fo:font-style="normal" officeooo:rsid="002dd125" officeooo:paragraph-rsid="010a61b9" style:font-style-asian="normal" style:font-style-complex="normal"/>
    </style:style>
    <style:style style:name="P544" style:family="paragraph" style:parent-style-name="Text_20_body">
      <style:text-properties fo:font-style="normal" officeooo:rsid="002dd125" officeooo:paragraph-rsid="002dd125" style:font-style-asian="normal" style:font-style-complex="normal"/>
    </style:style>
    <style:style style:name="P54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4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47" style:family="paragraph" style:parent-style-name="Text_20_body">
      <style:text-properties fo:font-style="normal" officeooo:rsid="0038ce9c" officeooo:paragraph-rsid="0038ce9c" style:font-style-asian="normal" style:font-style-complex="normal"/>
    </style:style>
    <style:style style:name="P54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5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5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53" style:family="paragraph" style:parent-style-name="Standard" style:list-style-name="L22">
      <style:text-properties officeooo:paragraph-rsid="0121110a"/>
    </style:style>
    <style:style style:name="P554" style:family="paragraph" style:parent-style-name="Standard">
      <style:text-properties officeooo:paragraph-rsid="0121110a"/>
    </style:style>
    <style:style style:name="P555" style:family="paragraph" style:parent-style-name="Standard">
      <style:text-properties officeooo:rsid="011dd59f" officeooo:paragraph-rsid="0121110a"/>
    </style:style>
    <style:style style:name="P5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59" style:family="paragraph" style:parent-style-name="Standard" style:list-style-name="L23">
      <style:text-properties officeooo:rsid="011ec924" officeooo:paragraph-rsid="0121110a"/>
    </style:style>
    <style:style style:name="P560" style:family="paragraph" style:parent-style-name="Standard" style:list-style-name="L23">
      <style:text-properties officeooo:paragraph-rsid="0121110a"/>
    </style:style>
    <style:style style:name="P561" style:family="paragraph" style:parent-style-name="Standard">
      <style:text-properties officeooo:rsid="032e5ab5" officeooo:paragraph-rsid="032e5ab5"/>
    </style:style>
    <style:style style:name="P56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6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6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65" style:family="paragraph" style:parent-style-name="Standard">
      <style:text-properties officeooo:rsid="011ec924" officeooo:paragraph-rsid="0121110a"/>
    </style:style>
    <style:style style:name="P56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6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6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6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7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71" style:family="paragraph" style:parent-style-name="Text_20_body">
      <style:text-properties officeooo:rsid="01373e1b" officeooo:paragraph-rsid="01373e1b"/>
    </style:style>
    <style:style style:name="P57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7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7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7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7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7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7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7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8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8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8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8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8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8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86" style:family="paragraph" style:parent-style-name="Table_20_Contents">
      <style:text-properties fo:font-size="10pt" officeooo:paragraph-rsid="018c4f21" style:font-size-asian="10pt" style:font-size-complex="10pt"/>
    </style:style>
    <style:style style:name="P58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8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9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91" style:family="paragraph" style:parent-style-name="Heading_20_3">
      <style:text-properties officeooo:rsid="01b0f6f7" officeooo:paragraph-rsid="01b0f6f7"/>
    </style:style>
    <style:style style:name="P59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9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9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95" style:family="paragraph" style:parent-style-name="Table_20_Contents">
      <style:text-properties officeooo:paragraph-rsid="01b0f6f7"/>
    </style:style>
    <style:style style:name="P59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9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9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99" style:family="paragraph" style:parent-style-name="Standard" style:list-style-name="L26">
      <style:text-properties officeooo:paragraph-rsid="01b0f6f7"/>
    </style:style>
    <style:style style:name="P600" style:family="paragraph" style:parent-style-name="Text_20_body">
      <style:text-properties officeooo:paragraph-rsid="02262d6a"/>
    </style:style>
    <style:style style:name="P601" style:family="paragraph" style:parent-style-name="Heading_20_3">
      <style:text-properties officeooo:rsid="021ee1c9" officeooo:paragraph-rsid="021ee1c9"/>
    </style:style>
    <style:style style:name="P60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60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60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60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60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60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60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60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61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61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61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61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61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61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61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617" style:family="paragraph" style:parent-style-name="Text_20_body">
      <style:text-properties officeooo:rsid="0297d048" officeooo:paragraph-rsid="0297d048"/>
    </style:style>
    <style:style style:name="P61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1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2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2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2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2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2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2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26" style:family="paragraph" style:parent-style-name="Heading_20_3">
      <style:text-properties officeooo:rsid="02fd49dd" officeooo:paragraph-rsid="02fd49dd"/>
    </style:style>
    <style:style style:name="P62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2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2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3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3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3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3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3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35" style:family="paragraph" style:parent-style-name="Heading_20_1">
      <style:text-properties officeooo:paragraph-rsid="0439560b"/>
    </style:style>
    <style:style style:name="P636" style:family="paragraph" style:parent-style-name="Text_20_body">
      <style:text-properties officeooo:rsid="03920502" officeooo:paragraph-rsid="0439560b"/>
    </style:style>
    <style:style style:name="P637" style:family="paragraph" style:parent-style-name="Text_20_body">
      <style:text-properties officeooo:rsid="0394cf93" officeooo:paragraph-rsid="05976308"/>
    </style:style>
    <style:style style:name="P638" style:family="paragraph" style:parent-style-name="Text_20_body">
      <style:text-properties officeooo:rsid="0538591f" officeooo:paragraph-rsid="0538591f"/>
    </style:style>
    <style:style style:name="P639" style:family="paragraph" style:parent-style-name="Text_20_body">
      <style:text-properties officeooo:rsid="05382257" officeooo:paragraph-rsid="05382257"/>
    </style:style>
    <style:style style:name="P640" style:family="paragraph" style:parent-style-name="Heading_20_2">
      <style:text-properties officeooo:rsid="058e8236" officeooo:paragraph-rsid="058e8236"/>
    </style:style>
    <style:style style:name="P641" style:family="paragraph" style:parent-style-name="Text_20_body">
      <style:text-properties officeooo:rsid="0394cf93" officeooo:paragraph-rsid="0439560b"/>
    </style:style>
    <style:style style:name="P642"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43"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4" style:family="paragraph" style:parent-style-name="Table_20_Contents">
      <style:text-properties officeooo:paragraph-rsid="0439560b"/>
    </style:style>
    <style:style style:name="P645"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46"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47"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48"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9"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50" style:family="paragraph" style:parent-style-name="Text_20_body">
      <style:text-properties fo:font-style="normal" fo:font-weight="normal" officeooo:rsid="05ca0c50" officeooo:paragraph-rsid="05ca0c50" style:font-style-asian="normal" style:font-weight-asian="normal" style:font-style-complex="normal" style:font-weight-complex="normal"/>
    </style:style>
    <style:style style:name="P651"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52" style:family="paragraph" style:parent-style-name="Text_20_body">
      <style:text-properties officeooo:rsid="03d2bf80" officeooo:paragraph-rsid="0439560b"/>
    </style:style>
    <style:style style:name="P653" style:family="paragraph" style:parent-style-name="Text_20_body">
      <style:text-properties fo:font-style="normal" fo:font-weight="normal" officeooo:rsid="03ecc8a7" officeooo:paragraph-rsid="057a7cce" style:font-style-asian="normal" style:font-weight-asian="normal" style:font-style-complex="normal" style:font-weight-complex="normal"/>
    </style:style>
    <style:style style:name="P654"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55"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56"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57"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58" style:family="paragraph" style:parent-style-name="Text_20_body" style:list-style-name="L29">
      <style:text-properties officeooo:paragraph-rsid="055e3e71"/>
    </style:style>
    <style:style style:name="P659"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6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6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2"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63"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64"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65"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66" style:family="paragraph" style:parent-style-name="Footnote">
      <style:text-properties officeooo:paragraph-rsid="058a8d0b"/>
    </style:style>
    <style:style style:name="P667"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68"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70" style:family="paragraph" style:parent-style-name="Text_20_body">
      <style:text-properties fo:font-style="normal" fo:font-weight="normal" officeooo:rsid="058c4084" officeooo:paragraph-rsid="05d0a85d" style:font-style-asian="normal" style:font-weight-asian="normal" style:font-style-complex="normal" style:font-weight-complex="normal"/>
    </style:style>
    <style:style style:name="P671" style:family="paragraph" style:parent-style-name="Heading_20_2">
      <style:text-properties officeooo:rsid="0528f5bf" officeooo:paragraph-rsid="0528f5bf"/>
    </style:style>
    <style:style style:name="P672" style:family="paragraph" style:parent-style-name="Text_20_body">
      <style:text-properties officeooo:rsid="04643e7e" officeooo:paragraph-rsid="0468143f"/>
    </style:style>
    <style:style style:name="P673"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74"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75" style:family="paragraph" style:parent-style-name="Table_20_Contents" style:list-style-name="L30">
      <style:text-properties officeooo:rsid="051db5da" officeooo:paragraph-rsid="051db5da"/>
    </style:style>
    <style:style style:name="P676" style:family="paragraph" style:parent-style-name="Table_20_Contents" style:list-style-name="L31">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77" style:family="paragraph" style:parent-style-name="Table_20_Contents" style:list-style-name="L31">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78"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79" style:family="paragraph" style:parent-style-name="Table_20_Contents" style:list-style-name="L32">
      <style:paragraph-properties fo:text-align="start" style:justify-single-word="false"/>
      <style:text-properties style:font-name="Arial1" fo:font-weight="normal" officeooo:rsid="04e0ba14" officeooo:paragraph-rsid="000d1a81" style:font-weight-asian="normal" style:font-weight-complex="normal"/>
    </style:style>
    <style:style style:name="P680"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81"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84"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85"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88"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89"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90"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91"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92" style:family="paragraph" style:parent-style-name="Table_20_Contents">
      <style:text-properties fo:font-size="12pt" officeooo:rsid="052c1715" officeooo:paragraph-rsid="052c1715" style:font-size-asian="12pt" style:font-size-complex="12pt"/>
    </style:style>
    <style:style style:name="P693"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94" style:family="paragraph" style:parent-style-name="Table_20_Contents">
      <style:text-properties fo:font-size="11pt" officeooo:rsid="052c1715" officeooo:paragraph-rsid="052c1715" style:font-size-asian="11pt" style:font-size-complex="11pt"/>
    </style:style>
    <style:style style:name="P695"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99"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700"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701"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703" style:family="paragraph" style:parent-style-name="Table_20_Contents">
      <style:text-properties officeooo:rsid="051f1348" officeooo:paragraph-rsid="051f1348"/>
    </style:style>
    <style:style style:name="P704"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705"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7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70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708"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709"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710"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711"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713"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714"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715"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716"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717"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720" style:family="paragraph" style:parent-style-name="Table_20_Contents">
      <style:paragraph-properties fo:text-align="start" style:justify-single-word="false"/>
      <style:text-properties officeooo:rsid="047c8fd1" officeooo:paragraph-rsid="05af6cec"/>
    </style:style>
    <style:style style:name="P721"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officeooo:rsid="043acda5" officeooo:paragraph-rsid="051f1348"/>
    </style:style>
    <style:style style:name="P724"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725" style:family="paragraph" style:parent-style-name="Table_20_Contents">
      <style:text-properties fo:font-size="12pt" officeooo:rsid="05c6f73a" officeooo:paragraph-rsid="05c6f73a" style:font-size-asian="12pt" style:font-size-complex="12pt"/>
    </style:style>
    <style:style style:name="P726"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727" style:family="paragraph" style:parent-style-name="Table_20_Contents">
      <style:text-properties fo:font-size="11pt" officeooo:rsid="05c6f73a" officeooo:paragraph-rsid="05c6f73a" style:font-size-asian="11pt" style:font-size-complex="11pt"/>
    </style:style>
    <style:style style:name="P72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officeooo:rsid="04df455a" officeooo:paragraph-rsid="052007f4"/>
    </style:style>
    <style:style style:name="P7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734" style:family="paragraph" style:parent-style-name="Table_20_Contents">
      <style:text-properties officeooo:rsid="052007f4" officeooo:paragraph-rsid="052007f4"/>
    </style:style>
    <style:style style:name="P73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736"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737"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738"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739"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44" style:family="paragraph" style:parent-style-name="Standard">
      <style:text-properties officeooo:paragraph-rsid="0521bd18"/>
    </style:style>
    <style:style style:name="P745"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46"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48"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49"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50"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51"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54" style:family="paragraph" style:parent-style-name="Table_20_Contents">
      <style:text-properties fo:font-size="11pt" officeooo:rsid="052ec73e" officeooo:paragraph-rsid="052ec73e" style:font-size-asian="11pt" style:font-size-complex="11pt"/>
    </style:style>
    <style:style style:name="P755"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58"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60" style:family="paragraph" style:parent-style-name="Table_20_Contents">
      <style:text-properties officeooo:rsid="05237e78" officeooo:paragraph-rsid="05237e78"/>
    </style:style>
    <style:style style:name="P76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62"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63"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65"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66"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67"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6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70"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771" style:family="paragraph" style:parent-style-name="Table_20_Contents">
      <style:text-properties fo:font-size="11pt" officeooo:rsid="05b417b9" officeooo:paragraph-rsid="05b417b9" style:font-size-asian="11pt" style:font-size-complex="11pt"/>
    </style:style>
    <style:style style:name="P772"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773" style:family="paragraph" style:parent-style-name="Table_20_Contents">
      <style:text-properties fo:font-size="12pt" officeooo:rsid="04a16d4b" officeooo:paragraph-rsid="05b417b9" style:font-size-asian="12pt" style:font-size-complex="12pt"/>
    </style:style>
    <style:style style:name="P774"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775"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7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778"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79"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80"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82" style:family="paragraph" style:parent-style-name="Table_20_Contents">
      <style:paragraph-properties fo:text-align="start" style:justify-single-word="false"/>
      <style:text-properties officeooo:paragraph-rsid="052530b9"/>
    </style:style>
    <style:style style:name="P783"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784" style:family="paragraph" style:parent-style-name="Table_20_Contents">
      <style:text-properties fo:font-size="11pt" officeooo:rsid="05b6e494" officeooo:paragraph-rsid="05b6e494" style:font-size-asian="11pt" style:font-size-complex="11pt"/>
    </style:style>
    <style:style style:name="P785"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87" style:family="paragraph" style:parent-style-name="Table_20_Contents">
      <style:text-properties officeooo:rsid="0526f0d0" officeooo:paragraph-rsid="0526f0d0"/>
    </style:style>
    <style:style style:name="P78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8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9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9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9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9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97" style:family="paragraph" style:parent-style-name="Table_20_Contents">
      <style:text-properties fo:font-size="12pt" officeooo:rsid="052d9572" officeooo:paragraph-rsid="052d9572" style:font-size-asian="12pt" style:font-size-complex="12pt"/>
    </style:style>
    <style:style style:name="P798" style:family="paragraph" style:parent-style-name="Table_20_Contents">
      <style:text-properties fo:font-size="11pt" officeooo:rsid="052d9572" officeooo:paragraph-rsid="052d9572" style:font-size-asian="11pt" style:font-size-complex="11pt"/>
    </style:style>
    <style:style style:name="P79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80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80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officeooo:rsid="04df455a" officeooo:paragraph-rsid="0527cd33"/>
    </style:style>
    <style:style style:name="P80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805"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806"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807"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808"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809"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810" style:family="paragraph" style:parent-style-name="Text_20_body">
      <style:text-properties officeooo:paragraph-rsid="0468143f"/>
    </style:style>
    <style:style style:name="P811" style:family="paragraph" style:parent-style-name="Text_20_body">
      <style:text-properties officeooo:rsid="0465fcad" officeooo:paragraph-rsid="0465fcad"/>
    </style:style>
    <style:style style:name="P81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1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815" style:family="paragraph" style:parent-style-name="Table_20_Contents">
      <style:paragraph-properties fo:text-align="start" style:justify-single-word="false"/>
      <style:text-properties officeooo:rsid="044f05fb" officeooo:paragraph-rsid="04509e0c"/>
    </style:style>
    <style:style style:name="P81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paragraph-rsid="0439560b"/>
    </style:style>
    <style:style style:name="P81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819" style:family="paragraph" style:parent-style-name="Table_20_Contents">
      <style:paragraph-properties fo:text-align="start" style:justify-single-word="false"/>
      <style:text-properties fo:font-size="12pt" officeooo:paragraph-rsid="0439560b" style:font-size-asian="12pt" style:font-size-complex="12pt"/>
    </style:style>
    <style:style style:name="P82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821"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822"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823"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824" style:family="paragraph" style:parent-style-name="Table_20_Contents">
      <style:paragraph-properties fo:text-align="start" style:justify-single-word="false"/>
      <style:text-properties officeooo:rsid="039bbf55" officeooo:paragraph-rsid="0439560b"/>
    </style:style>
    <style:style style:name="P825" style:family="paragraph" style:parent-style-name="Table_20_Contents">
      <style:paragraph-properties fo:text-align="start" style:justify-single-word="false"/>
      <style:text-properties officeooo:rsid="039a11df" officeooo:paragraph-rsid="0439560b"/>
    </style:style>
    <style:style style:name="P826"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27"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28" style:family="paragraph" style:parent-style-name="Text_20_body">
      <style:text-properties officeooo:paragraph-rsid="0439560b"/>
    </style:style>
    <style:style style:name="P829"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30"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31" style:family="paragraph" style:parent-style-name="Table_20_Contents">
      <style:paragraph-properties fo:text-align="start" style:justify-single-word="false"/>
      <style:text-properties officeooo:rsid="044f05fb" officeooo:paragraph-rsid="0457b9c2"/>
    </style:style>
    <style:style style:name="P832"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39" style:family="paragraph" style:parent-style-name="Text_20_body">
      <style:text-properties officeooo:paragraph-rsid="04a13dc0"/>
    </style:style>
    <style:style style:name="P840"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a13dc0" officeooo:paragraph-rsid="04a13dc0"/>
    </style:style>
    <style:style style:name="P844"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45"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46" style:family="paragraph" style:parent-style-name="Table_20_Contents">
      <style:text-properties officeooo:paragraph-rsid="04a13dc0"/>
    </style:style>
    <style:style style:name="P84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48"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c8de9" officeooo:paragraph-rsid="044c8de9"/>
    </style:style>
    <style:style style:name="P850"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53"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56" style:family="paragraph" style:parent-style-name="Text_20_body">
      <style:text-properties officeooo:paragraph-rsid="04b15c8d"/>
    </style:style>
    <style:style style:name="P857"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58"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officeooo:paragraph-rsid="04b15c8d"/>
    </style:style>
    <style:style style:name="P861"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6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63"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64"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65"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66" style:family="paragraph" style:parent-style-name="Table_20_Contents">
      <style:text-properties officeooo:paragraph-rsid="04b15c8d"/>
    </style:style>
    <style:style style:name="P867"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6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69"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70"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71"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72"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e7229" officeooo:paragraph-rsid="04f032d5"/>
    </style:style>
    <style:style style:name="P874"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75" style:family="paragraph" style:parent-style-name="Table_20_Contents">
      <style:paragraph-properties fo:text-align="start" style:justify-single-word="false"/>
      <style:text-properties officeooo:rsid="044e7229" officeooo:paragraph-rsid="04f7b193"/>
    </style:style>
    <style:style style:name="P876"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77"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78" style:family="paragraph" style:parent-style-name="Table_20_Contents">
      <style:paragraph-properties fo:text-align="start" style:justify-single-word="false"/>
      <style:text-properties officeooo:rsid="044e7229" officeooo:paragraph-rsid="04f82de3"/>
    </style:style>
    <style:style style:name="P8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81"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82"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83"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84"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85"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86"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87"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88" style:family="paragraph" style:parent-style-name="Text_20_body">
      <style:text-properties officeooo:paragraph-rsid="04aa51c8"/>
    </style:style>
    <style:style style:name="P8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90"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91"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f05fb" officeooo:paragraph-rsid="04aa51c8"/>
    </style:style>
    <style:style style:name="P893" style:family="paragraph" style:parent-style-name="Table_20_Contents">
      <style:paragraph-properties fo:text-align="start" style:justify-single-word="false"/>
      <style:text-properties fo:font-size="12pt" officeooo:paragraph-rsid="04aa51c8" style:font-size-asian="12pt" style:font-size-complex="12pt"/>
    </style:style>
    <style:style style:name="P894"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95"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96"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97" style:family="paragraph" style:parent-style-name="Table_20_Contents">
      <style:text-properties officeooo:paragraph-rsid="04aa51c8"/>
    </style:style>
    <style:style style:name="P898"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99" style:family="paragraph" style:parent-style-name="Table_20_Contents">
      <style:paragraph-properties fo:text-align="start" style:justify-single-word="false"/>
      <style:text-properties officeooo:rsid="044f05fb" officeooo:paragraph-rsid="04e64e36"/>
    </style:style>
    <style:style style:name="P900"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901"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904" style:family="paragraph" style:parent-style-name="Text_20_body">
      <style:text-properties officeooo:paragraph-rsid="0484bb49"/>
    </style:style>
    <style:style style:name="P905"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90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907"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908" style:family="paragraph" style:parent-style-name="Table_20_Contents">
      <style:paragraph-properties fo:text-align="start" style:justify-single-word="false"/>
      <style:text-properties officeooo:paragraph-rsid="04920c64"/>
    </style:style>
    <style:style style:name="P909"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910" style:family="paragraph" style:parent-style-name="Table_20_Contents">
      <style:paragraph-properties fo:text-align="start" style:justify-single-word="false"/>
      <style:text-properties fo:font-size="12pt" officeooo:paragraph-rsid="0484bb49" style:font-size-asian="12pt" style:font-size-complex="12pt"/>
    </style:style>
    <style:style style:name="P911"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912"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913" style:family="paragraph" style:parent-style-name="Table_20_Contents">
      <style:text-properties officeooo:paragraph-rsid="0484bb49"/>
    </style:style>
    <style:style style:name="P914"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915"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916"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917"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918" style:family="paragraph" style:parent-style-name="Table_20_Contents">
      <style:paragraph-properties fo:text-align="start" style:justify-single-word="false"/>
      <style:text-properties officeooo:rsid="044e7229" officeooo:paragraph-rsid="04e64e36"/>
    </style:style>
    <style:style style:name="P919" style:family="paragraph" style:parent-style-name="Text_20_body">
      <style:text-properties officeooo:paragraph-rsid="047f0e1d"/>
    </style:style>
    <style:style style:name="P920"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921"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922"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923"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924"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925" style:family="paragraph" style:parent-style-name="Table_20_Contents">
      <style:text-properties officeooo:paragraph-rsid="047f0e1d"/>
    </style:style>
    <style:style style:name="P926"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27"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28" style:family="paragraph" style:parent-style-name="Table_20_Contents">
      <style:paragraph-properties fo:text-align="start" style:justify-single-word="false"/>
      <style:text-properties officeooo:rsid="044f05fb" officeooo:paragraph-rsid="04effc68"/>
    </style:style>
    <style:style style:name="P929"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30"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31"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32"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33" style:family="paragraph" style:parent-style-name="Text_20_body">
      <style:text-properties officeooo:paragraph-rsid="048bb204"/>
    </style:style>
    <style:style style:name="P934"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3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936"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3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38"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39"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40" style:family="paragraph" style:parent-style-name="Table_20_Contents">
      <style:text-properties officeooo:paragraph-rsid="048bb204"/>
    </style:style>
    <style:style style:name="P941" style:family="paragraph" style:parent-style-name="Text_20_body">
      <style:text-properties officeooo:paragraph-rsid="049bdd04"/>
    </style:style>
    <style:style style:name="P942"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43"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944"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45" style:family="paragraph" style:parent-style-name="Table_20_Contents">
      <style:paragraph-properties fo:text-align="start" style:justify-single-word="false"/>
      <style:text-properties officeooo:rsid="044e7229" officeooo:paragraph-rsid="049bdd04"/>
    </style:style>
    <style:style style:name="P946"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47"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48"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49" style:family="paragraph" style:parent-style-name="Table_20_Contents">
      <style:text-properties officeooo:paragraph-rsid="049bdd04"/>
    </style:style>
    <style:style style:name="P950"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51"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52"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53"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54"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55"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56" style:family="paragraph" style:parent-style-name="Table_20_Contents">
      <style:paragraph-properties fo:text-align="start" style:justify-single-word="false"/>
      <style:text-properties officeooo:rsid="044e7229" officeooo:paragraph-rsid="04f1b50c"/>
    </style:style>
    <style:style style:name="P957"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58"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59" style:family="paragraph" style:parent-style-name="Heading_20_2">
      <style:text-properties officeooo:paragraph-rsid="04e4b2dd"/>
    </style:style>
    <style:style style:name="P960" style:family="paragraph" style:parent-style-name="Text_20_body">
      <style:text-properties officeooo:paragraph-rsid="054e32fd"/>
    </style:style>
    <style:style style:name="P961" style:family="paragraph" style:parent-style-name="Heading_20_3">
      <style:text-properties officeooo:paragraph-rsid="04e4b2dd"/>
    </style:style>
    <style:style style:name="P962"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63" style:family="paragraph" style:parent-style-name="Table_20_Contents">
      <style:text-properties fo:font-size="12pt" officeooo:rsid="043fff7c" officeooo:paragraph-rsid="04e4b2dd" style:font-size-asian="12pt" style:font-size-complex="12pt"/>
    </style:style>
    <style:style style:name="P964"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965" style:family="paragraph" style:parent-style-name="Table_20_Contents">
      <style:text-properties fo:font-size="12pt" officeooo:rsid="043fff7c" officeooo:paragraph-rsid="05356160" style:font-size-asian="12pt" style:font-size-complex="12pt"/>
    </style:style>
    <style:style style:name="P966" style:family="paragraph" style:parent-style-name="Table_20_Contents">
      <style:text-properties officeooo:paragraph-rsid="04e4b2dd"/>
    </style:style>
    <style:style style:name="P967"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968" style:family="paragraph" style:parent-style-name="Table_20_Contents">
      <style:text-properties fo:font-size="12pt" officeooo:rsid="054b7f4a" officeooo:paragraph-rsid="054b7f4a" style:font-size-asian="12pt" style:font-size-complex="12pt"/>
    </style:style>
    <style:style style:name="P969"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97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71" style:family="paragraph" style:parent-style-name="Table_20_Contents">
      <style:text-properties fo:font-size="12pt" officeooo:rsid="043c4ace" officeooo:paragraph-rsid="04e4b2dd" style:font-size-asian="12pt" style:font-size-complex="12pt"/>
    </style:style>
    <style:style style:name="P97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73" style:family="paragraph" style:parent-style-name="Table_20_Contents">
      <style:text-properties officeooo:rsid="043c4ace" officeooo:paragraph-rsid="04e4b2dd"/>
    </style:style>
    <style:style style:name="P97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75"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76" style:family="paragraph" style:parent-style-name="Table_20_Contents">
      <style:text-properties fo:font-size="12pt" officeooo:rsid="043f3b46" officeooo:paragraph-rsid="04e4b2dd" style:font-size-asian="12pt" style:font-size-complex="12pt"/>
    </style:style>
    <style:style style:name="P977"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978"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979" style:family="paragraph" style:parent-style-name="Table_20_Contents">
      <style:text-properties officeooo:rsid="0563cfc5" officeooo:paragraph-rsid="0563cfc5"/>
    </style:style>
    <style:style style:name="P980" style:family="paragraph" style:parent-style-name="Table_20_Contents" style:list-style-name="L33">
      <style:text-properties officeooo:rsid="0563cfc5" officeooo:paragraph-rsid="0563cfc5"/>
    </style:style>
    <style:style style:name="P981"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8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83" style:family="paragraph" style:parent-style-name="Table_20_Contents">
      <style:text-properties officeooo:rsid="05058467" officeooo:paragraph-rsid="05058467"/>
    </style:style>
    <style:style style:name="P984" style:family="paragraph" style:parent-style-name="Table_20_Contents">
      <style:text-properties officeooo:rsid="043de877" officeooo:paragraph-rsid="04e4b2dd"/>
    </style:style>
    <style:style style:name="P985"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987" style:family="paragraph" style:parent-style-name="Table_20_Contents">
      <style:text-properties officeooo:rsid="04fd32f7" officeooo:paragraph-rsid="04fd32f7"/>
    </style:style>
    <style:style style:name="P988"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89" style:family="paragraph" style:parent-style-name="Table_20_Contents">
      <style:text-properties officeooo:rsid="043c4ace" officeooo:paragraph-rsid="05356160"/>
    </style:style>
    <style:style style:name="P990"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91" style:family="paragraph" style:parent-style-name="Table_20_Contents">
      <style:text-properties fo:font-size="12pt" officeooo:rsid="043de877" officeooo:paragraph-rsid="04e4b2dd" style:font-size-asian="12pt" style:font-size-complex="12pt"/>
    </style:style>
    <style:style style:name="P992"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93" style:family="paragraph" style:parent-style-name="Table_20_Contents">
      <style:text-properties fo:font-size="12pt" officeooo:rsid="04a16d4b" officeooo:paragraph-rsid="04e4b2dd" style:font-size-asian="12pt" style:font-size-complex="12pt"/>
    </style:style>
    <style:style style:name="P994"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995" style:family="paragraph" style:parent-style-name="Table_20_Contents">
      <style:text-properties fo:font-size="12pt" officeooo:rsid="056146dc" officeooo:paragraph-rsid="056146dc" style:font-size-asian="12pt" style:font-size-complex="12pt"/>
    </style:style>
    <style:style style:name="P996"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97" style:family="paragraph" style:parent-style-name="Table_20_Contents">
      <style:text-properties fo:font-size="12pt" officeooo:rsid="04a16d4b" officeooo:paragraph-rsid="0535b9ac" style:font-size-asian="12pt" style:font-size-complex="12pt"/>
    </style:style>
    <style:style style:name="P998" style:family="paragraph" style:parent-style-name="Table_20_Contents">
      <style:text-properties fo:font-size="12pt" officeooo:rsid="05107870" officeooo:paragraph-rsid="0535b9ac" style:font-size-asian="12pt" style:font-size-complex="12pt"/>
    </style:style>
    <style:style style:name="P999" style:family="paragraph" style:parent-style-name="Table_20_Contents">
      <style:text-properties fo:font-size="12pt" officeooo:rsid="04a16d4b" officeooo:paragraph-rsid="05356160" style:font-size-asian="12pt" style:font-size-complex="12pt"/>
    </style:style>
    <style:style style:name="P1000"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1001"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1002"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1003" style:family="paragraph" style:parent-style-name="Table_20_Contents">
      <style:text-properties fo:font-size="12pt" officeooo:rsid="04a5c504" officeooo:paragraph-rsid="04e4b2dd" style:font-size-asian="12pt" style:font-size-complex="12pt"/>
    </style:style>
    <style:style style:name="P1004"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1005" style:family="paragraph" style:parent-style-name="Table_20_Contents">
      <style:text-properties fo:font-size="12pt" officeooo:rsid="043de877" officeooo:paragraph-rsid="0532846a" style:font-size-asian="12pt" style:font-size-complex="12pt"/>
    </style:style>
    <style:style style:name="P1006" style:family="paragraph" style:parent-style-name="Table_20_Contents">
      <style:text-properties fo:font-size="12pt" officeooo:rsid="043f3b46" officeooo:paragraph-rsid="0532846a" style:font-size-asian="12pt" style:font-size-complex="12pt"/>
    </style:style>
    <style:style style:name="P1007"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1008"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1009" style:family="paragraph" style:parent-style-name="Table_20_Contents">
      <style:text-properties fo:font-size="12pt" officeooo:rsid="0552ca4f" officeooo:paragraph-rsid="0552ca4f" style:font-size-asian="12pt" style:font-size-complex="12pt"/>
    </style:style>
    <style:style style:name="P1010" style:family="paragraph" style:parent-style-name="Table_20_Contents">
      <style:text-properties fo:font-size="12pt" officeooo:rsid="0552ca4f" officeooo:paragraph-rsid="0563cfc5" style:font-size-asian="12pt" style:font-size-complex="12pt"/>
    </style:style>
    <style:style style:name="P1011" style:family="paragraph" style:parent-style-name="Table_20_Contents" style:list-style-name="L34">
      <style:text-properties style:font-name="Arial1" fo:font-size="12pt" fo:font-weight="normal" officeooo:rsid="0563cfc5" officeooo:paragraph-rsid="0563cfc5" style:font-size-asian="12pt" style:font-weight-asian="normal" style:font-size-complex="12pt" style:font-weight-complex="normal"/>
    </style:style>
    <style:style style:name="P101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1013" style:family="paragraph" style:parent-style-name="Table_20_Contents">
      <style:text-properties officeooo:rsid="04a1d804" officeooo:paragraph-rsid="04e4b2dd"/>
    </style:style>
    <style:style style:name="P1014" style:family="paragraph" style:parent-style-name="Table_20_Contents">
      <style:text-properties fo:font-size="12pt" officeooo:paragraph-rsid="04e4b2dd" style:font-size-asian="12pt" style:font-size-complex="12pt"/>
    </style:style>
    <style:style style:name="P101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1016" style:family="paragraph" style:parent-style-name="Table_20_Contents">
      <style:text-properties officeooo:rsid="04a5c504" officeooo:paragraph-rsid="04e4b2dd"/>
    </style:style>
    <style:style style:name="P1017"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1018" style:family="paragraph" style:parent-style-name="Table_20_Contents">
      <style:text-properties fo:font-size="12pt" officeooo:rsid="0552ca4f" officeooo:paragraph-rsid="056573ce" style:font-size-asian="12pt" style:font-size-complex="12pt"/>
    </style:style>
    <style:style style:name="P1019" style:family="paragraph" style:parent-style-name="Table_20_Contents" style:list-style-name="L35">
      <style:text-properties fo:font-size="12pt" officeooo:rsid="056573ce" officeooo:paragraph-rsid="056573ce" style:font-size-asian="12pt" style:font-size-complex="12pt"/>
    </style:style>
    <style:style style:name="P1020"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1021" style:family="paragraph" style:parent-style-name="Table_20_Contents">
      <style:text-properties fo:font-size="12pt" officeooo:rsid="04a8125e" officeooo:paragraph-rsid="04e4b2dd" style:font-size-asian="12pt" style:font-size-complex="12pt"/>
    </style:style>
    <style:style style:name="P1022"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1023"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1024" style:family="paragraph" style:parent-style-name="Table_20_Contents">
      <style:text-properties officeooo:rsid="04a7afe7" officeooo:paragraph-rsid="04e4b2dd"/>
    </style:style>
    <style:style style:name="P1025" style:family="paragraph" style:parent-style-name="Table_20_Contents">
      <style:text-properties officeooo:rsid="05350467" officeooo:paragraph-rsid="05350467"/>
    </style:style>
    <style:style style:name="P1026"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1027"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1028"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029" style:family="paragraph" style:parent-style-name="Table_20_Contents">
      <style:text-properties fo:font-size="12pt" officeooo:rsid="050de203" officeooo:paragraph-rsid="050de203" style:font-size-asian="12pt" style:font-size-complex="12pt"/>
    </style:style>
    <style:style style:name="P1030" style:family="paragraph" style:parent-style-name="Text_20_body">
      <style:text-properties officeooo:paragraph-rsid="04e4b2dd"/>
    </style:style>
    <style:style style:name="P1031"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1032" style:family="paragraph" style:parent-style-name="Heading_20_2">
      <style:text-properties officeooo:paragraph-rsid="05ca0c50"/>
    </style:style>
    <style:style style:name="P1033" style:family="paragraph" style:parent-style-name="Text_20_body">
      <style:text-properties officeooo:paragraph-rsid="05ca0c50"/>
    </style:style>
    <style:style style:name="P1034" style:family="paragraph" style:parent-style-name="Text_20_body">
      <style:text-properties officeooo:rsid="05ca0c50" officeooo:paragraph-rsid="05ce9a34"/>
    </style:style>
    <style:style style:name="P1035" style:family="paragraph" style:parent-style-name="Text_20_body">
      <style:text-properties officeooo:rsid="05ca0c50" officeooo:paragraph-rsid="05ca0c50"/>
    </style:style>
    <style:style style:name="P1036" style:family="paragraph" style:parent-style-name="Heading_20_3">
      <style:text-properties officeooo:paragraph-rsid="05ca0c50"/>
    </style:style>
    <style:style style:name="P103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103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1039"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1040"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1041" style:family="paragraph" style:parent-style-name="Table_20_Contents">
      <style:text-properties officeooo:rsid="05058467" officeooo:paragraph-rsid="05ca0c50"/>
    </style:style>
    <style:style style:name="P1042"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1043" style:family="paragraph" style:parent-style-name="Table_20_Contents">
      <style:text-properties fo:font-size="12pt" officeooo:rsid="043c4ace" officeooo:paragraph-rsid="05ca0c50" style:font-size-asian="12pt" style:font-size-complex="12pt"/>
    </style:style>
    <style:style style:name="P1044"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1045" style:family="paragraph" style:parent-style-name="Table_20_Contents">
      <style:text-properties officeooo:rsid="04fd32f7" officeooo:paragraph-rsid="05cc57a9"/>
    </style:style>
    <style:style style:name="P1046"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1047" style:family="paragraph" style:parent-style-name="Table_20_Contents">
      <style:text-properties fo:font-size="12pt" officeooo:rsid="04a16d4b" officeooo:paragraph-rsid="05ca0c50" style:font-size-asian="12pt" style:font-size-complex="12pt"/>
    </style:style>
    <style:style style:name="P1048" style:family="paragraph" style:parent-style-name="Table_20_Contents">
      <style:paragraph-properties fo:text-align="center" style:justify-single-word="false"/>
      <style:text-properties style:font-name="Liberation Mono" fo:font-size="20pt" fo:font-weight="bold" officeooo:rsid="0000b18c" officeooo:paragraph-rsid="05ca0c50" style:font-size-asian="20pt" style:font-weight-asian="bold" style:font-size-complex="20pt" style:font-weight-complex="bold"/>
    </style:style>
    <style:style style:name="P1049" style:family="paragraph" style:parent-style-name="Table_20_Contents">
      <style:text-properties fo:font-size="12pt" officeooo:rsid="043de877" officeooo:paragraph-rsid="05ca0c50" style:font-size-asian="12pt" style:font-size-complex="12pt"/>
    </style:style>
    <style:style style:name="P1050" style:family="paragraph" style:parent-style-name="Table_20_Contents">
      <style:text-properties officeooo:rsid="043de877" officeooo:paragraph-rsid="05ca0c50"/>
    </style:style>
    <style:style style:name="P105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052"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1053" style:family="paragraph" style:parent-style-name="Table_20_Contents">
      <style:text-properties fo:font-size="12pt" officeooo:rsid="04a5c504" officeooo:paragraph-rsid="05ca0c50" style:font-size-asian="12pt" style:font-size-complex="12pt"/>
    </style:style>
    <style:style style:name="P1054"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1055" style:family="paragraph" style:parent-style-name="Table_20_Contents">
      <style:text-properties fo:font-size="12pt" officeooo:rsid="0552ca4f" officeooo:paragraph-rsid="05ca0c50" style:font-size-asian="12pt" style:font-size-complex="12pt"/>
    </style:style>
    <style:style style:name="P1056" style:family="paragraph" style:parent-style-name="Table_20_Contents" style:list-style-name="L36">
      <style:text-properties style:font-name="Arial1" fo:font-size="12pt" fo:font-weight="normal" officeooo:rsid="0563cfc5" officeooo:paragraph-rsid="05ca0c50" style:font-size-asian="12pt" style:font-weight-asian="normal" style:font-size-complex="12pt" style:font-weight-complex="normal"/>
    </style:style>
    <style:style style:name="P1057"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1058" style:family="paragraph" style:parent-style-name="Table_20_Contents">
      <style:text-properties officeooo:paragraph-rsid="05ca0c50"/>
    </style:style>
    <style:style style:name="P1059"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1060" style:family="paragraph" style:parent-style-name="Table_20_Contents">
      <style:text-properties officeooo:rsid="04a1d804" officeooo:paragraph-rsid="05ca0c50"/>
    </style:style>
    <style:style style:name="P1061" style:family="paragraph" style:parent-style-name="Table_20_Contents">
      <style:text-properties fo:font-size="12pt" officeooo:paragraph-rsid="05ca0c50" style:font-size-asian="12pt" style:font-size-complex="12pt"/>
    </style:style>
    <style:style style:name="P1062"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1063" style:family="paragraph" style:parent-style-name="Table_20_Contents" style:list-style-name="L37">
      <style:text-properties fo:font-size="12pt" officeooo:rsid="056573ce" officeooo:paragraph-rsid="05ca0c50" style:font-size-asian="12pt" style:font-size-complex="12pt"/>
    </style:style>
    <style:style style:name="P1064"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1065"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1066" style:family="paragraph" style:parent-style-name="Table_20_Contents">
      <style:text-properties officeooo:rsid="04a7afe7" officeooo:paragraph-rsid="05ca0c50"/>
    </style:style>
    <style:style style:name="P1067"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1068" style:family="paragraph" style:parent-style-name="Text_20_body">
      <style:text-properties officeooo:rsid="05b96930" officeooo:paragraph-rsid="05b96930"/>
    </style:style>
    <style:style style:name="P1069" style:family="paragraph" style:parent-style-name="Text_20_body">
      <style:text-properties officeooo:rsid="0468f1da" officeooo:paragraph-rsid="0468f1da"/>
    </style:style>
    <style:style style:name="P1070" style:family="paragraph" style:parent-style-name="Text_20_body">
      <style:text-properties officeooo:rsid="046f31dd" officeooo:paragraph-rsid="046f31dd"/>
    </style:style>
    <style:style style:name="P1071"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1072" style:family="paragraph" style:parent-style-name="Table_20_Contents">
      <style:text-properties officeooo:paragraph-rsid="0468f1da"/>
    </style:style>
    <style:style style:name="P1073"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1074" style:family="paragraph" style:parent-style-name="Heading_20_3">
      <style:text-properties officeooo:rsid="04b697dc" officeooo:paragraph-rsid="04b697dc"/>
    </style:style>
    <style:style style:name="P1075" style:family="paragraph" style:parent-style-name="Text_20_body">
      <style:text-properties officeooo:rsid="04a3d640" officeooo:paragraph-rsid="04a3d640"/>
    </style:style>
    <style:style style:name="P1076"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1077" style:family="paragraph" style:parent-style-name="Table_20_Contents">
      <style:text-properties officeooo:paragraph-rsid="04a3d640"/>
    </style:style>
    <style:style style:name="P1078"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1079"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1080"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1081"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1082"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1083"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1084" style:family="paragraph" style:parent-style-name="Text_20_body">
      <style:text-properties officeooo:rsid="04ca74a9" officeooo:paragraph-rsid="04ca74a9"/>
    </style:style>
    <style:style style:name="P1085"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1086"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7"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1088"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89"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1090"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1091"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1092" style:family="paragraph" style:parent-style-name="Text_20_body">
      <style:text-properties officeooo:rsid="054efdf6" officeooo:paragraph-rsid="054efdf6"/>
    </style:style>
    <style:style style:name="P1093"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1094" style:family="paragraph" style:parent-style-name="Table_20_Contents">
      <style:text-properties officeooo:paragraph-rsid="054efdf6"/>
    </style:style>
    <style:style style:name="P1095"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1096" style:family="paragraph" style:parent-style-name="Heading_20_3">
      <style:text-properties officeooo:rsid="05b83466" officeooo:paragraph-rsid="05b83466"/>
    </style:style>
    <style:style style:name="P1097" style:family="paragraph" style:parent-style-name="Text_20_body">
      <style:text-properties officeooo:rsid="054efdf6" officeooo:paragraph-rsid="05b83466"/>
    </style:style>
    <style:style style:name="P1098"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1099"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1100" style:family="paragraph" style:parent-style-name="Heading_20_3">
      <style:text-properties officeooo:rsid="05dafa96" officeooo:paragraph-rsid="05dafa96"/>
    </style:style>
    <style:style style:name="P1101" style:family="paragraph" style:parent-style-name="Text_20_body">
      <style:text-properties officeooo:rsid="054efdf6" officeooo:paragraph-rsid="05dafa96"/>
    </style:style>
    <style:style style:name="P1102"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1103" style:family="paragraph" style:parent-style-name="Table_20_Contents">
      <style:text-properties officeooo:paragraph-rsid="05dafa96"/>
    </style:style>
    <style:style style:name="P1104"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1105" style:family="paragraph" style:parent-style-name="Text_20_body">
      <style:text-properties officeooo:rsid="00ded8b3" officeooo:paragraph-rsid="015d0d35"/>
    </style:style>
    <style:style style:name="P1106" style:family="paragraph" style:parent-style-name="Heading_20_2">
      <style:text-properties officeooo:rsid="00e0c206" officeooo:paragraph-rsid="00e0c206"/>
    </style:style>
    <style:style style:name="P1107" style:family="paragraph" style:parent-style-name="Text_20_body">
      <style:text-properties fo:font-weight="normal" officeooo:rsid="00ded8b3" officeooo:paragraph-rsid="00ded8b3" style:font-weight-asian="normal" style:font-weight-complex="normal"/>
    </style:style>
    <style:style style:name="P11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10" style:family="paragraph" style:parent-style-name="Text_20_body" style:list-style-name="L38">
      <style:paragraph-properties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11" style:family="paragraph" style:parent-style-name="Text_20_body" style:list-style-name="L38">
      <style:paragraph-properties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12" style:family="paragraph" style:parent-style-name="Text_20_body" style:list-style-name="L38">
      <style:paragraph-properties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13" style:family="paragraph" style:parent-style-name="Text_20_body" style:list-style-name="L38">
      <style:paragraph-properties fo:line-height="100%" fo:text-align="start" style:justify-single-word="false"/>
      <style:text-properties fo:font-size="11pt" fo:font-style="normal" fo:font-weight="bold" officeooo:rsid="00e2c56b" officeooo:paragraph-rsid="00e2c56b" style:font-size-asian="11pt" style:font-style-asian="normal" style:font-weight-asian="bold" style:font-size-complex="11pt" style:font-style-complex="normal" style:font-weight-complex="bold"/>
    </style:style>
    <style:style style:name="P1114" style:family="paragraph" style:parent-style-name="Text_20_body">
      <style:text-properties officeooo:rsid="036bb0aa" officeooo:paragraph-rsid="036bb0aa"/>
    </style:style>
    <style:style style:name="P1115" style:family="paragraph" style:parent-style-name="Text_20_body">
      <style:text-properties officeooo:rsid="036f7670" officeooo:paragraph-rsid="036f7670"/>
    </style:style>
    <style:style style:name="P1116" style:family="paragraph" style:parent-style-name="Text_20_body" style:list-style-name="L39">
      <style:paragraph-properties fo:margin-top="0in" fo:margin-bottom="0in" style:contextual-spacing="false"/>
      <style:text-properties officeooo:rsid="036f7670" officeooo:paragraph-rsid="036f7670"/>
    </style:style>
    <style:style style:name="P1117" style:family="paragraph" style:parent-style-name="Text_20_body" style:list-style-name="L39">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18" style:family="paragraph" style:parent-style-name="Text_20_body" style:list-style-name="L39">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19" style:family="paragraph" style:parent-style-name="Text_20_body" style:list-style-name="L39">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0"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21" style:family="paragraph" style:parent-style-name="Heading_20_2">
      <style:text-properties officeooo:rsid="037377df" officeooo:paragraph-rsid="037377df"/>
    </style:style>
    <style:style style:name="P1122" style:family="paragraph" style:parent-style-name="Text_20_body" style:list-style-name="L40">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23" style:family="paragraph" style:parent-style-name="Text_20_body" style:list-style-name="L40">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124" style:family="paragraph" style:parent-style-name="Text_20_body" style:list-style-name="L40">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125" style:family="paragraph" style:parent-style-name="Text_20_body" style:list-style-name="L40">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126" style:family="paragraph" style:parent-style-name="Text_20_body" style:list-style-name="L40">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127" style:family="paragraph" style:parent-style-name="Text_20_body" style:list-style-name="L40">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128" style:family="paragraph" style:parent-style-name="Text_20_body" style:list-style-name="L40">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129" style:family="paragraph" style:parent-style-name="Text_20_body" style:list-style-name="L40">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130" style:family="paragraph" style:parent-style-name="Text_20_body" style:list-style-name="L40">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131" style:family="paragraph" style:parent-style-name="Text_20_body" style:list-style-name="L40">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132" style:family="paragraph" style:parent-style-name="Text_20_body" style:list-style-name="L40">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133" style:family="paragraph" style:parent-style-name="Text_20_body" style:list-style-name="L40">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134" style:family="paragraph" style:parent-style-name="Text_20_body" style:list-style-name="L40">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135" style:family="paragraph" style:parent-style-name="Text_20_body" style:list-style-name="L40">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136" style:family="paragraph" style:parent-style-name="Text_20_body" style:list-style-name="L40">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137" style:family="paragraph" style:parent-style-name="Text_20_body" style:list-style-name="L40">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138" style:family="paragraph" style:parent-style-name="Text_20_body" style:list-style-name="L40">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139" style:family="paragraph" style:parent-style-name="Text_20_body" style:list-style-name="L40">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140" style:family="paragraph" style:parent-style-name="Text_20_body" style:list-style-name="L40">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5e41adc"/>
    </style:style>
    <style:style style:name="T9" style:family="text">
      <style:text-properties officeooo:rsid="03909016"/>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21fd7a8"/>
    </style:style>
    <style:style style:name="T13" style:family="text">
      <style:text-properties officeooo:rsid="05705ff2"/>
    </style:style>
    <style:style style:name="T14" style:family="text">
      <style:text-properties officeooo:rsid="04fe9bff"/>
    </style:style>
    <style:style style:name="T15" style:family="text">
      <style:text-properties officeooo:rsid="0152fcbf"/>
    </style:style>
    <style:style style:name="T16" style:family="text">
      <style:text-properties officeooo:rsid="0146df75"/>
    </style:style>
    <style:style style:name="T17" style:family="text">
      <style:text-properties style:font-name="Liberation Mono" fo:font-weight="bold" officeooo:rsid="0146df75" style:font-weight-asian="bold" style:font-weight-complex="bold"/>
    </style:style>
    <style:style style:name="T18" style:family="text">
      <style:text-properties officeooo:rsid="0148a42d"/>
    </style:style>
    <style:style style:name="T19" style:family="text">
      <style:text-properties style:font-name="Arial1" fo:font-weight="bold" officeooo:rsid="0146df75" style:font-weight-asian="bold" style:font-weight-complex="bold"/>
    </style:style>
    <style:style style:name="T20" style:family="text">
      <style:text-properties style:font-name="Liberation Mono" fo:font-weight="bold" style:font-weight-asian="bold" style:font-weight-complex="bold"/>
    </style:style>
    <style:style style:name="T21" style:family="text">
      <style:text-properties style:font-name="Liberation Mono" fo:font-weight="bold" officeooo:rsid="0152fcbf" style:font-weight-asian="bold" style:font-weight-complex="bold"/>
    </style:style>
    <style:style style:name="T22" style:family="text">
      <style:text-properties style:font-name="Arial1" fo:font-style="normal" fo:font-weight="normal" officeooo:rsid="013ae7df" style:font-style-asian="normal" style:font-weight-asian="normal" style:font-style-complex="normal" style:font-weight-complex="normal"/>
    </style:style>
    <style:style style:name="T23" style:family="text">
      <style:text-properties officeooo:rsid="0150a1a3"/>
    </style:style>
    <style:style style:name="T24" style:family="text">
      <style:text-properties officeooo:rsid="05597ca5"/>
    </style:style>
    <style:style style:name="T25" style:family="text">
      <style:text-properties officeooo:rsid="027bc00c"/>
    </style:style>
    <style:style style:name="T26" style:family="text">
      <style:text-properties officeooo:rsid="055c3afc"/>
    </style:style>
    <style:style style:name="T27" style:family="text">
      <style:text-properties officeooo:rsid="014f53f5"/>
    </style:style>
    <style:style style:name="T28" style:family="text">
      <style:text-properties style:font-name="Liberation Mono" fo:font-weight="bold" officeooo:rsid="014f53f5" style:font-weight-asian="bold" style:font-weight-complex="bold"/>
    </style:style>
    <style:style style:name="T29" style:family="text">
      <style:text-properties officeooo:rsid="0152786f"/>
    </style:style>
    <style:style style:name="T30" style:family="text">
      <style:text-properties officeooo:rsid="014f322b"/>
    </style:style>
    <style:style style:name="T31" style:family="text">
      <style:text-properties style:font-name="Liberation Mono"/>
    </style:style>
    <style:style style:name="T32" style:family="text">
      <style:text-properties officeooo:rsid="015d0d35"/>
    </style:style>
    <style:style style:name="T33" style:family="text">
      <style:text-properties officeooo:rsid="018d34e5"/>
    </style:style>
    <style:style style:name="T34" style:family="text">
      <style:text-properties style:font-name="Liberation Mono" fo:font-weight="bold" officeooo:rsid="018d34e5" style:font-weight-asian="bold" style:font-weight-complex="bold"/>
    </style:style>
    <style:style style:name="T35" style:family="text">
      <style:text-properties fo:font-style="italic" style:font-style-asian="italic" style:font-style-complex="italic"/>
    </style:style>
    <style:style style:name="T36" style:family="text">
      <style:text-properties fo:font-style="normal" style:font-style-asian="normal" style:font-style-complex="normal"/>
    </style:style>
    <style:style style:name="T37" style:family="text">
      <style:text-properties style:font-name="Liberation Mono" fo:font-style="normal" fo:font-weight="bold" style:font-style-asian="normal" style:font-weight-asian="bold" style:font-style-complex="normal" style:font-weight-complex="bold"/>
    </style:style>
    <style:style style:name="T38" style:family="text">
      <style:text-properties officeooo:rsid="055d68b9"/>
    </style:style>
    <style:style style:name="T39" style:family="text">
      <style:text-properties fo:font-style="italic" fo:font-weight="bold" officeooo:rsid="055d68b9" style:font-style-asian="italic" style:font-weight-asian="bold" style:font-style-complex="italic" style:font-weight-complex="bold"/>
    </style:style>
    <style:style style:name="T40" style:family="text">
      <style:text-properties fo:font-style="italic" fo:font-weight="bold" officeooo:rsid="058cf2de" style:font-style-asian="italic" style:font-weight-asian="bold" style:font-style-complex="italic" style:font-weight-complex="bold"/>
    </style:style>
    <style:style style:name="T41" style:family="text">
      <style:text-properties fo:font-style="italic" fo:font-weight="bold" officeooo:rsid="055e9c32" style:font-style-asian="italic" style:font-weight-asian="bold" style:font-style-complex="italic" style:font-weight-complex="bold"/>
    </style:style>
    <style:style style:name="T42" style:family="text">
      <style:text-properties fo:font-style="normal" fo:font-weight="bold" officeooo:rsid="055e9c32" style:font-style-asian="normal" style:font-weight-asian="bold" style:font-style-complex="normal" style:font-weight-complex="bold"/>
    </style:style>
    <style:style style:name="T43" style:family="text">
      <style:text-properties fo:font-style="normal" officeooo:rsid="055e9c32" style:font-style-asian="normal" style:font-style-complex="normal"/>
    </style:style>
    <style:style style:name="T44" style:family="text">
      <style:text-properties fo:font-style="normal" officeooo:rsid="055d68b9" style:font-style-asian="normal" style:font-style-complex="normal"/>
    </style:style>
    <style:style style:name="T45" style:family="text">
      <style:text-properties style:font-name="Liberation Mono" fo:font-style="normal" fo:font-weight="bold" officeooo:rsid="055d68b9" style:font-style-asian="normal" style:font-weight-asian="bold" style:font-style-complex="normal" style:font-weight-complex="bold"/>
    </style:style>
    <style:style style:name="T46" style:family="text">
      <style:text-properties officeooo:rsid="005f494e"/>
    </style:style>
    <style:style style:name="T47" style:family="text">
      <style:text-properties officeooo:rsid="01590c95"/>
    </style:style>
    <style:style style:name="T48" style:family="text">
      <style:text-properties officeooo:rsid="004b80d2"/>
    </style:style>
    <style:style style:name="T49" style:family="text">
      <style:text-properties officeooo:rsid="004baad4"/>
    </style:style>
    <style:style style:name="T50" style:family="text">
      <style:text-properties officeooo:rsid="042b84e9"/>
    </style:style>
    <style:style style:name="T51" style:family="text">
      <style:text-properties officeooo:rsid="058f7ff6"/>
    </style:style>
    <style:style style:name="T52" style:family="text">
      <style:text-properties style:font-name="Liberation Mono" fo:font-weight="bold" officeooo:rsid="004ae670" style:font-weight-asian="bold" style:font-weight-complex="bold"/>
    </style:style>
    <style:style style:name="T53" style:family="text">
      <style:text-properties officeooo:rsid="004ae670"/>
    </style:style>
    <style:style style:name="T54" style:family="text">
      <style:text-properties officeooo:rsid="013d0d21"/>
    </style:style>
    <style:style style:name="T55" style:family="text">
      <style:text-properties style:font-name="Liberation Mono" fo:font-weight="bold" officeooo:rsid="013d0d21" style:font-weight-asian="bold" style:font-weight-complex="bold"/>
    </style:style>
    <style:style style:name="T56" style:family="text">
      <style:text-properties fo:font-size="11pt" style:font-size-asian="11pt" style:font-size-complex="11pt"/>
    </style:style>
    <style:style style:name="T57" style:family="text">
      <style:text-properties fo:font-size="11pt" officeooo:rsid="0348b404" style:font-size-asian="11pt" style:font-size-complex="11pt"/>
    </style:style>
    <style:style style:name="T58" style:family="text">
      <style:text-properties officeooo:rsid="007881f1"/>
    </style:style>
    <style:style style:name="T59" style:family="text">
      <style:text-properties officeooo:rsid="0214657e"/>
    </style:style>
    <style:style style:name="T60" style:family="text">
      <style:text-properties fo:font-weight="bold" officeooo:rsid="0214657e" style:font-weight-asian="bold" style:font-weight-complex="bold"/>
    </style:style>
    <style:style style:name="T61" style:family="text">
      <style:text-properties officeooo:rsid="0218d5f9"/>
    </style:style>
    <style:style style:name="T62" style:family="text">
      <style:text-properties officeooo:rsid="00d4c5cc"/>
    </style:style>
    <style:style style:name="T63" style:family="text">
      <style:text-properties style:font-name="Liberation Mono" fo:font-weight="bold" officeooo:rsid="0218d5f9" style:font-weight-asian="bold" style:font-weight-complex="bold"/>
    </style:style>
    <style:style style:name="T64" style:family="text">
      <style:text-properties fo:font-weight="bold" officeooo:rsid="005a3cd9" style:font-weight-asian="bold" style:font-weight-complex="bold"/>
    </style:style>
    <style:style style:name="T65" style:family="text">
      <style:text-properties fo:font-weight="normal" officeooo:rsid="005a3cd9" style:font-weight-asian="normal" style:font-weight-complex="normal"/>
    </style:style>
    <style:style style:name="T66" style:family="text">
      <style:text-properties fo:font-weight="normal" officeooo:rsid="0162f2c9" style:font-weight-asian="normal" style:font-weight-complex="normal"/>
    </style:style>
    <style:style style:name="T67" style:family="text">
      <style:text-properties style:font-name="Liberation Mono" fo:font-weight="bold" officeooo:rsid="005a3cd9" style:font-weight-asian="bold" style:font-weight-complex="bold"/>
    </style:style>
    <style:style style:name="T68" style:family="text">
      <style:text-properties fo:font-size="11pt" fo:font-weight="bold" officeooo:rsid="005a3cd9" style:font-size-asian="11pt" style:font-weight-asian="bold" style:font-size-complex="11pt" style:font-weight-complex="bold"/>
    </style:style>
    <style:style style:name="T69" style:family="text">
      <style:text-properties fo:font-size="11pt" fo:font-weight="normal" officeooo:rsid="005a3cd9" style:font-size-asian="11pt" style:font-weight-asian="normal" style:font-size-complex="11pt" style:font-weight-complex="normal"/>
    </style:style>
    <style:style style:name="T70" style:family="text">
      <style:text-properties fo:font-weight="normal" officeooo:rsid="005c2320" style:font-weight-asian="normal" style:font-weight-complex="normal"/>
    </style:style>
    <style:style style:name="T71" style:family="text">
      <style:text-properties fo:font-weight="bold" officeooo:rsid="005bc19a" style:font-weight-asian="bold" style:font-weight-complex="bold"/>
    </style:style>
    <style:style style:name="T72" style:family="text">
      <style:text-properties fo:font-weight="normal" officeooo:rsid="005bc19a" style:font-weight-asian="normal" style:font-weight-complex="normal"/>
    </style:style>
    <style:style style:name="T73" style:family="text">
      <style:text-properties fo:font-weight="bold" officeooo:rsid="009a882a" style:font-weight-asian="bold" style:font-weight-complex="bold"/>
    </style:style>
    <style:style style:name="T74" style:family="text">
      <style:text-properties fo:font-weight="normal" officeooo:rsid="009a882a" style:font-weight-asian="normal" style:font-weight-complex="normal"/>
    </style:style>
    <style:style style:name="T75" style:family="text">
      <style:text-properties fo:font-weight="normal" officeooo:rsid="00d795cd" style:font-weight-asian="normal" style:font-weight-complex="normal"/>
    </style:style>
    <style:style style:name="T76" style:family="text">
      <style:text-properties fo:font-size="11pt" fo:font-weight="bold" officeooo:rsid="005bc19a" style:font-size-asian="11pt" style:font-weight-asian="bold" style:font-size-complex="11pt" style:font-weight-complex="bold"/>
    </style:style>
    <style:style style:name="T77" style:family="text">
      <style:text-properties fo:font-size="11pt" fo:font-weight="normal" officeooo:rsid="005bc19a" style:font-size-asian="11pt" style:font-weight-asian="normal" style:font-size-complex="11pt" style:font-weight-complex="normal"/>
    </style:style>
    <style:style style:name="T78" style:family="text">
      <style:text-properties officeooo:rsid="005a3cd9"/>
    </style:style>
    <style:style style:name="T79" style:family="text">
      <style:text-properties officeooo:rsid="00d852be"/>
    </style:style>
    <style:style style:name="T80" style:family="text">
      <style:text-properties officeooo:rsid="00d952c5"/>
    </style:style>
    <style:style style:name="T81" style:family="text">
      <style:text-properties officeooo:rsid="00d9906b"/>
    </style:style>
    <style:style style:name="T82" style:family="text">
      <style:text-properties officeooo:rsid="0098c111"/>
    </style:style>
    <style:style style:name="T83" style:family="text">
      <style:text-properties fo:font-style="normal" fo:font-weight="bold" officeooo:rsid="0056171a" style:font-style-asian="normal" style:font-weight-asian="bold" style:font-style-complex="normal" style:font-weight-complex="bold"/>
    </style:style>
    <style:style style:name="T84" style:family="text">
      <style:text-properties fo:font-style="normal" fo:font-weight="normal" officeooo:rsid="0056171a" style:font-style-asian="normal" style:font-weight-asian="normal" style:font-style-complex="normal" style:font-weight-complex="normal"/>
    </style:style>
    <style:style style:name="T85" style:family="text">
      <style:text-properties fo:font-style="normal" fo:font-weight="bold" officeooo:rsid="0155fae6" style:font-style-asian="normal" style:font-weight-asian="bold" style:font-style-complex="normal" style:font-weight-complex="bold"/>
    </style:style>
    <style:style style:name="T86" style:family="text">
      <style:text-properties fo:font-style="normal" fo:font-weight="normal" officeooo:rsid="0056b7dd" style:font-style-asian="normal" style:font-weight-asian="normal" style:font-style-complex="normal" style:font-weight-complex="normal"/>
    </style:style>
    <style:style style:name="T87" style:family="text">
      <style:text-properties officeooo:rsid="016094db"/>
    </style:style>
    <style:style style:name="T88" style:family="text">
      <style:text-properties fo:font-style="normal" fo:font-weight="normal" officeooo:rsid="0155fae6" style:font-style-asian="normal" style:font-weight-asian="normal" style:font-style-complex="normal" style:font-weight-complex="normal"/>
    </style:style>
    <style:style style:name="T89" style:family="text">
      <style:text-properties officeooo:rsid="01531ebe"/>
    </style:style>
    <style:style style:name="T90" style:family="text">
      <style:text-properties officeooo:rsid="00ce88d4"/>
    </style:style>
    <style:style style:name="T91" style:family="text">
      <style:text-properties officeooo:rsid="00d074e4"/>
    </style:style>
    <style:style style:name="T92" style:family="text">
      <style:text-properties officeooo:rsid="016d842e"/>
    </style:style>
    <style:style style:name="T93" style:family="text">
      <style:text-properties officeooo:rsid="00661100"/>
    </style:style>
    <style:style style:name="T94" style:family="text">
      <style:text-properties fo:font-style="normal" fo:font-weight="bold" officeooo:rsid="006a8966" style:font-style-asian="normal" style:font-weight-asian="bold" style:font-style-complex="normal" style:font-weight-complex="bold"/>
    </style:style>
    <style:style style:name="T95" style:family="text">
      <style:text-properties fo:font-style="normal" fo:font-weight="normal" officeooo:rsid="006a8966" style:font-style-asian="normal" style:font-weight-asian="normal" style:font-style-complex="normal" style:font-weight-complex="normal"/>
    </style:style>
    <style:style style:name="T96" style:family="text">
      <style:text-properties fo:font-style="normal" fo:font-weight="normal" officeooo:rsid="00b0ddef" style:font-style-asian="normal" style:font-weight-asian="normal" style:font-style-complex="normal" style:font-weight-complex="normal"/>
    </style:style>
    <style:style style:name="T97" style:family="text">
      <style:text-properties fo:font-style="normal" fo:font-weight="normal" officeooo:rsid="021b8396" style:font-style-asian="normal" style:font-weight-asian="normal" style:font-style-complex="normal" style:font-weight-complex="normal"/>
    </style:style>
    <style:style style:name="T98" style:family="text">
      <style:text-properties fo:font-style="normal" fo:font-weight="normal" officeooo:rsid="01021cd5" style:font-style-asian="normal" style:font-weight-asian="normal" style:font-style-complex="normal" style:font-weight-complex="normal"/>
    </style:style>
    <style:style style:name="T99" style:family="text">
      <style:text-properties fo:font-style="normal" fo:font-weight="normal" officeooo:rsid="020edd88" style:font-style-asian="normal" style:font-weight-asian="normal" style:font-style-complex="normal" style:font-weight-complex="normal"/>
    </style:style>
    <style:style style:name="T100" style:family="text">
      <style:text-properties fo:font-size="12pt" style:font-size-asian="12pt" style:font-size-complex="12pt"/>
    </style:style>
    <style:style style:name="T101" style:family="text">
      <style:text-properties fo:font-size="12pt" officeooo:rsid="0214657e" style:font-size-asian="12pt" style:font-size-complex="12pt"/>
    </style:style>
    <style:style style:name="T102" style:family="text">
      <style:text-properties officeooo:rsid="01756d29"/>
    </style:style>
    <style:style style:name="T103" style:family="text">
      <style:text-properties fo:font-weight="bold" officeooo:rsid="00800976" style:font-weight-asian="bold" style:font-weight-complex="bold"/>
    </style:style>
    <style:style style:name="T104" style:family="text">
      <style:text-properties fo:font-weight="normal" officeooo:rsid="00800976" style:font-weight-asian="normal" style:font-weight-complex="normal"/>
    </style:style>
    <style:style style:name="T105" style:family="text">
      <style:text-properties fo:font-weight="normal" officeooo:rsid="01a13f67" style:font-weight-asian="normal" style:font-weight-complex="normal"/>
    </style:style>
    <style:style style:name="T106" style:family="text">
      <style:text-properties fo:font-weight="bold" officeooo:rsid="008a7966" style:font-weight-asian="bold" style:font-weight-complex="bold"/>
    </style:style>
    <style:style style:name="T107" style:family="text">
      <style:text-properties fo:font-weight="normal" officeooo:rsid="008a7966" style:font-weight-asian="normal" style:font-weight-complex="normal"/>
    </style:style>
    <style:style style:name="T108" style:family="text">
      <style:text-properties fo:font-weight="normal" officeooo:rsid="00843d53" style:font-weight-asian="normal" style:font-weight-complex="normal"/>
    </style:style>
    <style:style style:name="T109" style:family="text">
      <style:text-properties fo:font-weight="normal" officeooo:rsid="01a4e41c" style:font-weight-asian="normal" style:font-weight-complex="normal"/>
    </style:style>
    <style:style style:name="T110" style:family="text">
      <style:text-properties officeooo:rsid="0091bbd8"/>
    </style:style>
    <style:style style:name="T111" style:family="text">
      <style:text-properties officeooo:rsid="01a59758"/>
    </style:style>
    <style:style style:name="T112" style:family="text">
      <style:text-properties officeooo:rsid="01a29fb8"/>
    </style:style>
    <style:style style:name="T113" style:family="text">
      <style:text-properties officeooo:rsid="05681502"/>
    </style:style>
    <style:style style:name="T114" style:family="text">
      <style:text-properties officeooo:rsid="0543ea78"/>
    </style:style>
    <style:style style:name="T115" style:family="text">
      <style:text-properties officeooo:rsid="04c96a32"/>
    </style:style>
    <style:style style:name="T116" style:family="text">
      <style:text-properties officeooo:rsid="053c31d7"/>
    </style:style>
    <style:style style:name="T117" style:family="text">
      <style:text-properties officeooo:rsid="038761f2"/>
    </style:style>
    <style:style style:name="T118" style:family="text">
      <style:text-properties officeooo:rsid="05421da3"/>
    </style:style>
    <style:style style:name="T119" style:family="text">
      <style:text-properties officeooo:rsid="058577e5"/>
    </style:style>
    <style:style style:name="T120" style:family="text">
      <style:text-properties officeooo:rsid="038123a0"/>
    </style:style>
    <style:style style:name="T121" style:family="text">
      <style:text-properties style:font-name="Arial1" fo:font-style="normal" fo:font-weight="normal" style:font-style-asian="normal" style:font-weight-asian="normal" style:font-style-complex="normal" style:font-weight-complex="normal"/>
    </style:style>
    <style:style style:name="T122" style:family="text">
      <style:text-properties officeooo:rsid="0588d2a5"/>
    </style:style>
    <style:style style:name="T123" style:family="text">
      <style:text-properties fo:font-style="normal" officeooo:rsid="053c31d7" style:font-style-asian="normal" style:font-style-complex="normal"/>
    </style:style>
    <style:style style:name="T124" style:family="text">
      <style:text-properties officeooo:rsid="042979a8"/>
    </style:style>
    <style:style style:name="T125" style:family="text">
      <style:text-properties fo:font-style="italic" fo:font-weight="bold" style:font-style-asian="italic" style:font-weight-asian="bold" style:font-style-complex="italic"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5443998"/>
    </style:style>
    <style:style style:name="T128" style:family="text">
      <style:text-properties officeooo:rsid="05a02e5e"/>
    </style:style>
    <style:style style:name="T129" style:family="text">
      <style:text-properties fo:font-style="normal" fo:font-weight="normal" officeooo:rsid="05c88dcd" style:font-style-asian="normal" style:font-weight-asian="normal" style:font-style-complex="normal" style:font-weight-complex="normal"/>
    </style:style>
    <style:style style:name="T130" style:family="text">
      <style:text-properties fo:font-style="normal" fo:font-weight="normal" officeooo:rsid="04349584" style:font-style-asian="normal" style:font-weight-asian="normal" style:font-style-complex="normal" style:font-weight-complex="normal"/>
    </style:style>
    <style:style style:name="T131" style:family="text">
      <style:text-properties fo:font-style="normal" fo:font-weight="normal" officeooo:rsid="05894121" style:font-style-asian="normal" style:font-weight-asian="normal" style:font-style-complex="normal" style:font-weight-complex="normal"/>
    </style:style>
    <style:style style:name="T132" style:family="text">
      <style:text-properties fo:font-style="normal" fo:font-weight="normal" officeooo:rsid="05976308" style:font-style-asian="normal" style:font-weight-asian="normal" style:font-style-complex="normal" style:font-weight-complex="normal"/>
    </style:style>
    <style:style style:name="T133" style:family="text">
      <style:text-properties fo:font-style="normal" fo:font-weight="normal" officeooo:rsid="0599fc4e" style:font-style-asian="normal" style:font-weight-asian="normal" style:font-style-complex="normal" style:font-weight-complex="normal"/>
    </style:style>
    <style:style style:name="T134" style:family="text">
      <style:text-properties fo:font-style="normal" fo:font-weight="normal" officeooo:rsid="05d01642" style:font-style-asian="normal" style:font-weight-asian="normal" style:font-style-complex="normal" style:font-weight-complex="normal"/>
    </style:style>
    <style:style style:name="T135" style:family="text">
      <style:text-properties fo:font-style="normal" fo:font-weight="normal" officeooo:rsid="053a63ca" style:font-style-asian="normal" style:font-weight-asian="normal" style:font-style-complex="normal" style:font-weight-complex="normal"/>
    </style:style>
    <style:style style:name="T136" style:family="text">
      <style:text-properties fo:font-style="normal" fo:font-weight="normal" officeooo:rsid="058f7ff6" style:font-style-asian="normal" style:font-weight-asian="normal" style:font-style-complex="normal" style:font-weight-complex="normal"/>
    </style:style>
    <style:style style:name="T137" style:family="text">
      <style:text-properties fo:font-style="italic" fo:font-weight="normal" officeooo:rsid="053a63ca" style:font-style-asian="italic" style:font-weight-asian="normal" style:font-style-complex="italic" style:font-weight-complex="normal"/>
    </style:style>
    <style:style style:name="T138" style:family="text">
      <style:text-properties officeooo:rsid="042f2b2f"/>
    </style:style>
    <style:style style:name="T139" style:family="text">
      <style:text-properties officeooo:rsid="05c88dcd"/>
    </style:style>
    <style:style style:name="T140" style:family="text">
      <style:text-properties officeooo:rsid="0430c233"/>
    </style:style>
    <style:style style:name="T141" style:family="text">
      <style:text-properties fo:font-size="10pt" fo:font-style="italic" officeooo:rsid="04346f47" style:font-size-asian="10pt" style:font-style-asian="italic" style:font-size-complex="10pt" style:font-style-complex="italic"/>
    </style:style>
    <style:style style:name="T142" style:family="text">
      <style:text-properties officeooo:rsid="0548b6fc"/>
    </style:style>
    <style:style style:name="T143" style:family="text">
      <style:text-properties officeooo:rsid="05e4e899"/>
    </style:style>
    <style:style style:name="T144" style:family="text">
      <style:text-properties officeooo:rsid="05c96073"/>
    </style:style>
    <style:style style:name="T145" style:family="text">
      <style:text-properties officeooo:rsid="054a84e6"/>
    </style:style>
    <style:style style:name="T146" style:family="text">
      <style:text-properties officeooo:rsid="019082d2"/>
    </style:style>
    <style:style style:name="T147" style:family="text">
      <style:text-properties officeooo:rsid="056fb1b1"/>
    </style:style>
    <style:style style:name="T148" style:family="text">
      <style:text-properties officeooo:rsid="0576eaef"/>
    </style:style>
    <style:style style:name="T149" style:family="text">
      <style:text-properties officeooo:rsid="056fd960"/>
    </style:style>
    <style:style style:name="T150" style:family="text">
      <style:text-properties officeooo:rsid="02165bcf"/>
    </style:style>
    <style:style style:name="T151" style:family="text">
      <style:text-properties officeooo:rsid="021b8396"/>
    </style:style>
    <style:style style:name="T152" style:family="text">
      <style:text-properties fo:font-size="12pt" fo:font-weight="bold" style:font-size-asian="12pt" style:font-weight-asian="bold" style:font-size-complex="12pt" style:font-weight-complex="bold"/>
    </style:style>
    <style:style style:name="T153" style:family="text">
      <style:text-properties fo:font-size="12pt" fo:font-weight="bold" officeooo:rsid="00dd324d" style:font-size-asian="12pt" style:font-weight-asian="bold" style:font-size-complex="12pt" style:font-weight-complex="bold"/>
    </style:style>
    <style:style style:name="T154" style:family="text">
      <style:text-properties fo:font-size="12pt" fo:font-weight="bold" officeooo:rsid="02e31f72" style:font-size-asian="12pt" style:font-weight-asian="bold" style:font-size-complex="12pt" style:font-weight-complex="bold"/>
    </style:style>
    <style:style style:name="T155" style:family="text">
      <style:text-properties officeooo:rsid="00dd324d"/>
    </style:style>
    <style:style style:name="T156" style:family="text">
      <style:text-properties officeooo:rsid="02ce59c8"/>
    </style:style>
    <style:style style:name="T157" style:family="text">
      <style:text-properties officeooo:rsid="02ce93f1"/>
    </style:style>
    <style:style style:name="T158" style:family="text">
      <style:text-properties fo:font-size="12pt" fo:font-weight="bold" officeooo:rsid="02d08a9b" style:font-size-asian="12pt" style:font-weight-asian="bold" style:font-size-complex="12pt" style:font-weight-complex="bold"/>
    </style:style>
    <style:style style:name="T159" style:family="text">
      <style:text-properties fo:font-size="12pt" fo:font-weight="bold" officeooo:rsid="00cd687d" style:font-size-asian="12pt" style:font-weight-asian="bold" style:font-size-complex="12pt" style:font-weight-complex="bold"/>
    </style:style>
    <style:style style:name="T160" style:family="text">
      <style:text-properties fo:font-size="12pt" fo:font-weight="bold" officeooo:rsid="023a5ff3" style:font-size-asian="12pt" style:font-weight-asian="bold" style:font-size-complex="12pt" style:font-weight-complex="bold"/>
    </style:style>
    <style:style style:name="T161" style:family="text">
      <style:text-properties officeooo:rsid="023a5ff3"/>
    </style:style>
    <style:style style:name="T162" style:family="text">
      <style:text-properties fo:font-size="12pt" fo:font-weight="bold" officeooo:rsid="01be848a" style:font-size-asian="12pt" style:font-weight-asian="bold" style:font-size-complex="12pt" style:font-weight-complex="bold"/>
    </style:style>
    <style:style style:name="T163" style:family="text">
      <style:text-properties officeooo:rsid="01c223ce"/>
    </style:style>
    <style:style style:name="T164" style:family="text">
      <style:text-properties fo:font-size="12pt" fo:font-style="italic" style:font-size-asian="12pt" style:font-style-asian="italic" style:font-size-complex="12pt" style:font-style-complex="italic"/>
    </style:style>
    <style:style style:name="T165" style:family="text">
      <style:text-properties fo:font-size="12pt" fo:font-style="normal" style:font-size-asian="12pt" style:font-style-asian="normal" style:font-size-complex="12pt" style:font-style-complex="normal"/>
    </style:style>
    <style:style style:name="T166" style:family="text">
      <style:text-properties fo:font-size="12pt" fo:font-weight="bold" officeooo:rsid="02407986" style:font-size-asian="12pt" style:font-weight-asian="bold" style:font-size-complex="12pt" style:font-weight-complex="bold"/>
    </style:style>
    <style:style style:name="T167" style:family="text">
      <style:text-properties fo:font-size="10pt" fo:font-weight="bold" style:font-size-asian="10pt" style:font-weight-asian="bold" style:font-size-complex="10pt" style:font-weight-complex="bold"/>
    </style:style>
    <style:style style:name="T168" style:family="text">
      <style:text-properties fo:font-family="Alia" fo:font-size="10pt" fo:font-weight="normal" style:font-size-asian="10pt" style:font-weight-asian="normal" style:font-size-complex="10pt" style:font-weight-complex="normal"/>
    </style:style>
    <style:style style:name="T169" style:family="text">
      <style:text-properties style:font-name="Arial1" fo:font-size="10pt" fo:font-weight="normal" officeooo:rsid="02407986" style:font-size-asian="10pt" style:font-weight-asian="normal" style:font-size-complex="10pt" style:font-weight-complex="normal"/>
    </style:style>
    <style:style style:name="T170" style:family="text">
      <style:text-properties style:font-name="Liberation Mono" fo:font-size="10pt" fo:font-weight="bold" officeooo:rsid="02407986" style:font-size-asian="10pt" style:font-weight-asian="bold" style:font-size-complex="10pt" style:font-weight-complex="bold"/>
    </style:style>
    <style:style style:name="T171" style:family="text">
      <style:text-properties style:font-name="Arial1" fo:font-size="10pt" fo:font-weight="normal" officeooo:rsid="02ce201b" style:font-size-asian="10pt" style:font-weight-asian="normal" style:font-size-complex="10pt" style:font-weight-complex="normal"/>
    </style:style>
    <style:style style:name="T172" style:family="text">
      <style:text-properties style:font-name="Liberation Mono" fo:font-size="10pt" fo:font-weight="bold" officeooo:rsid="02ce201b" style:font-size-asian="10pt" style:font-weight-asian="bold" style:font-size-complex="10pt" style:font-weight-complex="bold"/>
    </style:style>
    <style:style style:name="T173" style:family="text">
      <style:text-properties fo:font-size="12pt" fo:font-weight="bold" officeooo:rsid="03225143" style:font-size-asian="12pt" style:font-weight-asian="bold" style:font-size-complex="12pt" style:font-weight-complex="bold"/>
    </style:style>
    <style:style style:name="T174" style:family="text">
      <style:text-properties fo:font-size="12pt" fo:font-weight="bold" officeooo:rsid="02811464" style:font-size-asian="12pt" style:font-weight-asian="bold" style:font-size-complex="12pt" style:font-weight-complex="bold"/>
    </style:style>
    <style:style style:name="T175" style:family="text">
      <style:text-properties officeooo:rsid="01e48e7d"/>
    </style:style>
    <style:style style:name="T176" style:family="text">
      <style:text-properties style:font-name="Liberation Mono" fo:font-weight="bold" officeooo:rsid="027d02a9" style:font-weight-asian="bold" style:font-weight-complex="bold"/>
    </style:style>
    <style:style style:name="T177" style:family="text">
      <style:text-properties officeooo:rsid="027d02a9"/>
    </style:style>
    <style:style style:name="T178" style:family="text">
      <style:text-properties fo:font-size="12pt" fo:font-weight="bold" officeooo:rsid="01f8eba1" style:font-size-asian="12pt" style:font-weight-asian="bold" style:font-size-complex="12pt" style:font-weight-complex="bold"/>
    </style:style>
    <style:style style:name="T179" style:family="text">
      <style:text-properties officeooo:rsid="01f8eba1"/>
    </style:style>
    <style:style style:name="T180" style:family="text">
      <style:text-properties officeooo:rsid="027f0755"/>
    </style:style>
    <style:style style:name="T181" style:family="text">
      <style:text-properties fo:font-size="12pt" fo:font-weight="bold" officeooo:rsid="03033894" style:font-size-asian="12pt" style:font-weight-asian="bold" style:font-size-complex="12pt" style:font-weight-complex="bold"/>
    </style:style>
    <style:style style:name="T182" style:family="text">
      <style:text-properties fo:font-size="11pt" fo:font-weight="bold" style:font-size-asian="11pt" style:font-weight-asian="bold" style:font-size-complex="11pt" style:font-weight-complex="bold"/>
    </style:style>
    <style:style style:name="T183" style:family="text">
      <style:text-properties style:use-window-font-color="true" loext:opacity="0%" fo:font-size="12pt" fo:font-weight="bold" officeooo:rsid="00ab28f7" style:font-size-asian="12pt" style:font-weight-asian="bold" style:font-size-complex="12pt" style:font-weight-complex="bold"/>
    </style:style>
    <style:style style:name="T184" style:family="text">
      <style:text-properties style:use-window-font-color="true" loext:opacity="0%" fo:font-size="12pt" fo:font-weight="bold" style:font-size-asian="12pt" style:font-weight-asian="bold" style:font-size-complex="12pt" style:font-weight-complex="bold"/>
    </style:style>
    <style:style style:name="T185" style:family="text">
      <style:text-properties style:use-window-font-color="true" loext:opacity="0%" fo:font-size="10pt" style:font-size-asian="10pt" style:font-size-complex="10pt"/>
    </style:style>
    <style:style style:name="T186" style:family="text">
      <style:text-properties style:use-window-font-color="true" loext:opacity="0%" fo:font-size="10pt" fo:font-weight="bold" style:font-size-asian="10pt" style:font-weight-asian="bold" style:font-size-complex="10pt" style:font-weight-complex="bold"/>
    </style:style>
    <style:style style:name="T187" style:family="text">
      <style:text-properties fo:font-size="12pt" fo:font-weight="bold" officeooo:rsid="01e0d05d" style:font-size-asian="12pt" style:font-weight-asian="bold" style:font-size-complex="12pt" style:font-weight-complex="bold"/>
    </style:style>
    <style:style style:name="T188" style:family="text">
      <style:text-properties style:font-name="Arial1" fo:font-size="10pt" fo:font-weight="normal" officeooo:rsid="01e0d05d" style:font-size-asian="10pt" style:font-weight-asian="normal" style:font-size-complex="10pt" style:font-weight-complex="normal"/>
    </style:style>
    <style:style style:name="T189" style:family="text">
      <style:text-properties style:font-name="Liberation Mono" fo:font-size="10pt" fo:font-weight="bold" officeooo:rsid="01e0d05d" style:font-size-asian="10pt" style:font-weight-asian="bold" style:font-size-complex="10pt" style:font-weight-complex="bold"/>
    </style:style>
    <style:style style:name="T190" style:family="text">
      <style:text-properties officeooo:rsid="002404fd"/>
    </style:style>
    <style:style style:name="T191" style:family="text">
      <style:text-properties style:use-window-font-color="true" loext:opacity="0%" fo:font-size="12pt" fo:font-weight="bold" officeooo:rsid="00a8c265" style:font-size-asian="12pt" style:font-weight-asian="bold" style:font-size-complex="12pt" style:font-weight-complex="bold"/>
    </style:style>
    <style:style style:name="T19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93" style:family="text">
      <style:text-properties style:use-window-font-color="true" loext:opacity="0%" fo:font-size="12pt" fo:font-weight="bold" officeooo:rsid="023603f2" style:font-size-asian="12pt" style:font-weight-asian="bold" style:font-size-complex="12pt" style:font-weight-complex="bold"/>
    </style:style>
    <style:style style:name="T194" style:family="text">
      <style:text-properties style:font-name="Arial1" fo:font-weight="normal" officeooo:rsid="0237c5d3" style:font-weight-asian="normal" style:font-weight-complex="normal"/>
    </style:style>
    <style:style style:name="T195" style:family="text">
      <style:text-properties style:font-name="Arial1" fo:font-weight="normal" style:font-weight-asian="normal" style:font-weight-complex="normal"/>
    </style:style>
    <style:style style:name="T196" style:family="text">
      <style:text-properties style:font-name="Arial1" fo:font-weight="normal" officeooo:rsid="023603f2" style:font-weight-asian="normal" style:font-weight-complex="normal"/>
    </style:style>
    <style:style style:name="T197" style:family="text">
      <style:text-properties fo:font-size="12pt" fo:font-weight="bold" officeooo:rsid="00b24505" style:font-size-asian="12pt" style:font-weight-asian="bold" style:font-size-complex="12pt" style:font-weight-complex="bold"/>
    </style:style>
    <style:style style:name="T198" style:family="text">
      <style:text-properties style:font-name="Arial1" fo:font-size="10pt" fo:font-weight="normal" officeooo:rsid="00b24505" style:font-size-asian="10pt" style:font-weight-asian="normal" style:font-size-complex="10pt" style:font-weight-complex="normal"/>
    </style:style>
    <style:style style:name="T199" style:family="text">
      <style:text-properties style:font-name="Liberation Mono" fo:font-size="10pt" fo:font-weight="bold" officeooo:rsid="00b24505" style:font-size-asian="10pt" style:font-weight-asian="bold" style:font-size-complex="10pt" style:font-weight-complex="bold"/>
    </style:style>
    <style:style style:name="T200" style:family="text">
      <style:text-properties style:font-name="Arial1" fo:font-size="10pt" fo:font-weight="normal" officeooo:rsid="00b3fac2" style:font-size-asian="10pt" style:font-weight-asian="normal" style:font-size-complex="10pt" style:font-weight-complex="normal"/>
    </style:style>
    <style:style style:name="T201" style:family="text">
      <style:text-properties style:font-name="Arial1" fo:font-size="10pt" fo:font-weight="normal" officeooo:rsid="00b5bc0c" style:font-size-asian="10pt" style:font-weight-asian="normal" style:font-size-complex="10pt" style:font-weight-complex="normal"/>
    </style:style>
    <style:style style:name="T202" style:family="text">
      <style:text-properties style:font-name="Liberation Mono" fo:font-size="10pt" fo:font-weight="bold" officeooo:rsid="00b3fac2" style:font-size-asian="10pt" style:font-weight-asian="bold" style:font-size-complex="10pt" style:font-weight-complex="bold"/>
    </style:style>
    <style:style style:name="T203" style:family="text">
      <style:text-properties fo:font-size="12pt" fo:font-weight="bold" officeooo:rsid="029b9693" style:font-size-asian="12pt" style:font-weight-asian="bold" style:font-size-complex="12pt" style:font-weight-complex="bold"/>
    </style:style>
    <style:style style:name="T204" style:family="text">
      <style:text-properties officeooo:rsid="029b9693"/>
    </style:style>
    <style:style style:name="T205" style:family="text">
      <style:text-properties fo:font-size="12pt" fo:font-weight="bold" officeooo:rsid="027be99f" style:font-size-asian="12pt" style:font-weight-asian="bold" style:font-size-complex="12pt" style:font-weight-complex="bold"/>
    </style:style>
    <style:style style:name="T206" style:family="text">
      <style:text-properties fo:font-size="12pt" fo:font-weight="bold" officeooo:rsid="02487bda" style:font-size-asian="12pt" style:font-weight-asian="bold" style:font-size-complex="12pt" style:font-weight-complex="bold"/>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fo:font-size="12pt" fo:font-weight="bold" officeooo:rsid="02e49ff1" style:font-size-asian="12pt" style:font-weight-asian="bold" style:font-size-complex="12pt" style:font-weight-complex="bold"/>
    </style:style>
    <style:style style:name="T209" style:family="text">
      <style:text-properties fo:font-size="12pt" fo:font-weight="bold" officeooo:rsid="02e65490" style:font-size-asian="12pt" style:font-weight-asian="bold" style:font-size-complex="12pt" style:font-weight-complex="bold"/>
    </style:style>
    <style:style style:name="T210" style:family="text">
      <style:text-properties style:font-name="Liberation Mono" fo:font-weight="bold" officeooo:rsid="02e6380a" style:font-weight-asian="bold" style:font-weight-complex="bold"/>
    </style:style>
    <style:style style:name="T211" style:family="text">
      <style:text-properties fo:font-size="12pt" fo:font-weight="bold" officeooo:rsid="001d23a3" style:font-size-asian="12pt" style:font-weight-asian="bold" style:font-size-complex="12pt" style:font-weight-complex="bold"/>
    </style:style>
    <style:style style:name="T212" style:family="text">
      <style:text-properties fo:font-size="12pt" fo:font-weight="bold" officeooo:rsid="01e48e7d" style:font-size-asian="12pt" style:font-weight-asian="bold" style:font-size-complex="12pt" style:font-weight-complex="bold"/>
    </style:style>
    <style:style style:name="T213" style:family="text">
      <style:text-properties fo:font-size="12pt" fo:font-weight="bold" officeooo:rsid="01ef8f02" style:font-size-asian="12pt" style:font-weight-asian="bold" style:font-size-complex="12pt" style:font-weight-complex="bold"/>
    </style:style>
    <style:style style:name="T214" style:family="text">
      <style:text-properties fo:font-size="12pt" fo:font-weight="bold" officeooo:rsid="01ebe4b0" style:font-size-asian="12pt" style:font-weight-asian="bold" style:font-size-complex="12pt" style:font-weight-complex="bold"/>
    </style:style>
    <style:style style:name="T215" style:family="text">
      <style:text-properties officeooo:rsid="01ebe4b0"/>
    </style:style>
    <style:style style:name="T216" style:family="text">
      <style:text-properties fo:font-size="11pt" fo:font-weight="bold" officeooo:rsid="024f6b72" style:font-size-asian="11pt" style:font-weight-asian="bold" style:font-size-complex="11pt" style:font-weight-complex="bold"/>
    </style:style>
    <style:style style:name="T217" style:family="text">
      <style:text-properties fo:font-size="11pt" fo:font-weight="bold" officeooo:rsid="024901de" style:font-size-asian="11pt" style:font-weight-asian="bold" style:font-size-complex="11pt" style:font-weight-complex="bold"/>
    </style:style>
    <style:style style:name="T218" style:family="text">
      <style:text-properties style:font-name="Liberation Mono" fo:font-weight="bold" officeooo:rsid="02c605bf" style:font-weight-asian="bold" style:font-weight-complex="bold"/>
    </style:style>
    <style:style style:name="T219" style:family="text">
      <style:text-properties officeooo:rsid="02c605bf"/>
    </style:style>
    <style:style style:name="T220" style:family="text">
      <style:text-properties officeooo:rsid="02c69498"/>
    </style:style>
    <style:style style:name="T221" style:family="text">
      <style:text-properties fo:font-style="normal" officeooo:rsid="02c605bf" style:font-style-asian="normal" style:font-style-complex="normal"/>
    </style:style>
    <style:style style:name="T222" style:family="text">
      <style:text-properties officeooo:rsid="02c12f7c"/>
    </style:style>
    <style:style style:name="T223" style:family="text">
      <style:text-properties style:font-name="Liberation Mono" fo:font-weight="bold" officeooo:rsid="02c12f7c" style:font-weight-asian="bold" style:font-weight-complex="bold"/>
    </style:style>
    <style:style style:name="T224" style:family="text">
      <style:text-properties fo:font-size="12pt" fo:font-weight="bold" officeooo:rsid="008dfbe8" style:font-size-asian="12pt" style:font-weight-asian="bold" style:font-size-complex="12pt" style:font-weight-complex="bold"/>
    </style:style>
    <style:style style:name="T225" style:family="text">
      <style:text-properties fo:font-size="12pt" fo:font-weight="bold" officeooo:rsid="008cecbd" style:font-size-asian="12pt" style:font-weight-asian="bold" style:font-size-complex="12pt" style:font-weight-complex="bold"/>
    </style:style>
    <style:style style:name="T226" style:family="text">
      <style:text-properties style:font-name="Arial1" fo:font-size="10pt" fo:font-weight="normal" style:font-size-asian="10pt" style:font-weight-asian="normal" style:font-size-complex="10pt" style:font-weight-complex="normal"/>
    </style:style>
    <style:style style:name="T227" style:family="text">
      <style:text-properties style:font-name="Arial1" fo:font-size="10pt" fo:font-weight="normal" officeooo:rsid="01ae37c2" style:font-size-asian="10pt" style:font-weight-asian="normal" style:font-size-complex="10pt" style:font-weight-complex="normal"/>
    </style:style>
    <style:style style:name="T228" style:family="text">
      <style:text-properties style:font-name="Liberation Mono" fo:font-size="10pt" fo:font-weight="bold" officeooo:rsid="01ae37c2" style:font-size-asian="10pt" style:font-weight-asian="bold" style:font-size-complex="10pt" style:font-weight-complex="bold"/>
    </style:style>
    <style:style style:name="T229" style:family="text">
      <style:text-properties style:use-window-font-color="true" loext:opacity="0%" fo:font-size="12pt" fo:font-weight="bold" officeooo:rsid="0136fc43"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3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3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3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34" style:family="text">
      <style:text-properties fo:font-size="12pt" fo:font-weight="bold" officeooo:rsid="02e68b4c" style:font-size-asian="12pt" style:font-weight-asian="bold" style:font-size-complex="12pt" style:font-weight-complex="bold"/>
    </style:style>
    <style:style style:name="T235" style:family="text">
      <style:text-properties fo:font-size="12pt" fo:font-weight="bold" officeooo:rsid="02f4d5d5" style:font-size-asian="12pt" style:font-weight-asian="bold" style:font-size-complex="12pt" style:font-weight-complex="bold"/>
    </style:style>
    <style:style style:name="T236" style:family="text">
      <style:text-properties style:font-name="Liberation Mono" fo:font-weight="bold" officeooo:rsid="02f4d5d5" style:font-weight-asian="bold" style:font-weight-complex="bold"/>
    </style:style>
    <style:style style:name="T237" style:family="text">
      <style:text-properties style:font-name="Arial1" fo:font-weight="normal" officeooo:rsid="02f4d5d5" style:font-weight-asian="normal" style:font-weight-complex="normal"/>
    </style:style>
    <style:style style:name="T238" style:family="text">
      <style:text-properties fo:font-size="12pt" fo:font-weight="bold" officeooo:rsid="01ff94a1" style:font-size-asian="12pt" style:font-weight-asian="bold" style:font-size-complex="12pt" style:font-weight-complex="bold"/>
    </style:style>
    <style:style style:name="T239" style:family="text">
      <style:text-properties fo:font-size="12pt" fo:font-weight="bold" officeooo:rsid="0285f8e9" style:font-size-asian="12pt" style:font-weight-asian="bold" style:font-size-complex="12pt" style:font-weight-complex="bold"/>
    </style:style>
    <style:style style:name="T240" style:family="text">
      <style:text-properties fo:font-size="12pt" fo:font-weight="bold" officeooo:rsid="0285074d" style:font-size-asian="12pt" style:font-weight-asian="bold" style:font-size-complex="12pt" style:font-weight-complex="bold"/>
    </style:style>
    <style:style style:name="T241" style:family="text">
      <style:text-properties officeooo:rsid="0285f8e9"/>
    </style:style>
    <style:style style:name="T242" style:family="text">
      <style:text-properties style:font-name="Liberation Mono" fo:font-weight="bold" officeooo:rsid="0285f8e9" style:font-weight-asian="bold" style:font-weight-complex="bold"/>
    </style:style>
    <style:style style:name="T243" style:family="text">
      <style:text-properties fo:font-size="12pt" fo:font-weight="bold" officeooo:rsid="01a33059" style:font-size-asian="12pt" style:font-weight-asian="bold" style:font-size-complex="12pt" style:font-weight-complex="bold"/>
    </style:style>
    <style:style style:name="T244" style:family="text">
      <style:text-properties style:use-window-font-color="true" loext:opacity="0%" fo:font-size="12pt" fo:font-weight="bold" officeooo:rsid="01d4db50" style:font-size-asian="12pt" style:font-weight-asian="bold" style:font-size-complex="12pt" style:font-weight-complex="bold"/>
    </style:style>
    <style:style style:name="T245" style:family="text">
      <style:text-properties fo:font-size="12pt" fo:font-weight="bold" officeooo:rsid="00a11762" style:font-size-asian="12pt" style:font-weight-asian="bold" style:font-size-complex="12pt" style:font-weight-complex="bold"/>
    </style:style>
    <style:style style:name="T246" style:family="text">
      <style:text-properties officeooo:rsid="00a11762"/>
    </style:style>
    <style:style style:name="T247" style:family="text">
      <style:text-properties fo:font-size="12pt" fo:font-weight="bold" officeooo:rsid="0228fc61" style:font-size-asian="12pt" style:font-weight-asian="bold" style:font-size-complex="12pt" style:font-weight-complex="bold"/>
    </style:style>
    <style:style style:name="T248" style:family="text">
      <style:text-properties officeooo:rsid="0228fc61"/>
    </style:style>
    <style:style style:name="T249" style:family="text">
      <style:text-properties fo:font-size="12pt" fo:font-weight="bold" officeooo:rsid="0164bf1d" style:font-size-asian="12pt" style:font-weight-asian="bold" style:font-size-complex="12pt" style:font-weight-complex="bold"/>
    </style:style>
    <style:style style:name="T250" style:family="text">
      <style:text-properties fo:font-size="12pt" fo:font-weight="bold" officeooo:rsid="023f35a4" style:font-size-asian="12pt" style:font-weight-asian="bold" style:font-size-complex="12pt" style:font-weight-complex="bold"/>
    </style:style>
    <style:style style:name="T251" style:family="text">
      <style:text-properties officeooo:rsid="0280066d"/>
    </style:style>
    <style:style style:name="T252" style:family="text">
      <style:text-properties fo:font-size="12pt" fo:font-weight="bold" officeooo:rsid="02058d47" style:font-size-asian="12pt" style:font-weight-asian="bold" style:font-size-complex="12pt" style:font-weight-complex="bold"/>
    </style:style>
    <style:style style:name="T253" style:family="text">
      <style:text-properties fo:font-size="11pt" fo:font-weight="bold" officeooo:rsid="02d4cf82" style:font-size-asian="11pt" style:font-weight-asian="bold" style:font-size-complex="11pt" style:font-weight-complex="bold"/>
    </style:style>
    <style:style style:name="T254" style:family="text">
      <style:text-properties officeooo:rsid="02d4cf82"/>
    </style:style>
    <style:style style:name="T255" style:family="text">
      <style:text-properties fo:font-size="10.5pt" fo:font-weight="bold" style:font-size-asian="10.5pt" style:font-weight-asian="bold" style:font-size-complex="10.5pt" style:font-weight-complex="bold"/>
    </style:style>
    <style:style style:name="T256" style:family="text">
      <style:text-properties fo:font-size="10.5pt" fo:font-weight="bold" officeooo:rsid="02d4cf82" style:font-size-asian="10.5pt" style:font-weight-asian="bold" style:font-size-complex="10.5pt" style:font-weight-complex="bold"/>
    </style:style>
    <style:style style:name="T257" style:family="text">
      <style:text-properties fo:font-size="12pt" fo:font-weight="bold" officeooo:rsid="026e5d5e" style:font-size-asian="12pt" style:font-weight-asian="bold" style:font-size-complex="12pt" style:font-weight-complex="bold"/>
    </style:style>
    <style:style style:name="T258" style:family="text">
      <style:text-properties fo:font-size="10.5pt" fo:font-weight="bold" officeooo:rsid="026e5d5e" style:font-size-asian="10.5pt" style:font-weight-asian="bold" style:font-size-complex="10.5pt" style:font-weight-complex="bold"/>
    </style:style>
    <style:style style:name="T259" style:family="text">
      <style:text-properties fo:font-size="10.5pt" fo:font-weight="bold" officeooo:rsid="0285074d" style:font-size-asian="10.5pt" style:font-weight-asian="bold" style:font-size-complex="10.5pt" style:font-weight-complex="bold"/>
    </style:style>
    <style:style style:name="T260" style:family="text">
      <style:text-properties style:use-window-font-color="true" loext:opacity="0%" fo:font-size="12pt" fo:font-weight="bold" officeooo:rsid="01093ef1" style:font-size-asian="12pt" style:font-weight-asian="bold" style:font-size-complex="12pt" style:font-weight-complex="bold"/>
    </style:style>
    <style:style style:name="T261" style:family="text">
      <style:text-properties officeooo:rsid="0116f5c2"/>
    </style:style>
    <style:style style:name="T262" style:family="text">
      <style:text-properties fo:font-size="12pt" fo:font-weight="bold" officeooo:rsid="02015f3c" style:font-size-asian="12pt" style:font-weight-asian="bold" style:font-size-complex="12pt" style:font-weight-complex="bold"/>
    </style:style>
    <style:style style:name="T263" style:family="text">
      <style:text-properties officeooo:rsid="027e7869"/>
    </style:style>
    <style:style style:name="T264" style:family="text">
      <style:text-properties fo:font-size="12pt" fo:font-weight="bold" officeooo:rsid="01918cc4" style:font-size-asian="12pt" style:font-weight-asian="bold" style:font-size-complex="12pt" style:font-weight-complex="bold"/>
    </style:style>
    <style:style style:name="T265" style:family="text">
      <style:text-properties fo:font-size="12pt" fo:font-weight="bold" officeooo:rsid="00eaeb72" style:font-size-asian="12pt" style:font-weight-asian="bold" style:font-size-complex="12pt" style:font-weight-complex="bold"/>
    </style:style>
    <style:style style:name="T266" style:family="text">
      <style:text-properties officeooo:rsid="01012052"/>
    </style:style>
    <style:style style:name="T267" style:family="text">
      <style:text-properties style:font-name="Liberation Mono" fo:font-weight="bold" officeooo:rsid="01012052" style:font-weight-asian="bold" style:font-weight-complex="bold"/>
    </style:style>
    <style:style style:name="T268" style:family="text">
      <style:text-properties fo:font-size="12pt" fo:font-weight="bold" officeooo:rsid="00db718f" style:font-size-asian="12pt" style:font-weight-asian="bold" style:font-size-complex="12pt" style:font-weight-complex="bold"/>
    </style:style>
    <style:style style:name="T269" style:family="text">
      <style:text-properties officeooo:rsid="00dbbd99"/>
    </style:style>
    <style:style style:name="T270" style:family="text">
      <style:text-properties fo:font-size="12pt" fo:font-weight="bold" officeooo:rsid="01e822f7" style:font-size-asian="12pt" style:font-weight-asian="bold" style:font-size-complex="12pt" style:font-weight-complex="bold"/>
    </style:style>
    <style:style style:name="T271" style:family="text">
      <style:text-properties officeooo:rsid="01e94819"/>
    </style:style>
    <style:style style:name="T272" style:family="text">
      <style:text-properties officeooo:rsid="027f6c97"/>
    </style:style>
    <style:style style:name="T273" style:family="text">
      <style:text-properties fo:font-size="12pt" fo:font-weight="bold" officeooo:rsid="03128da9" style:font-size-asian="12pt" style:font-weight-asian="bold" style:font-size-complex="12pt" style:font-weight-complex="bold"/>
    </style:style>
    <style:style style:name="T274" style:family="text">
      <style:text-properties officeooo:rsid="03128da9"/>
    </style:style>
    <style:style style:name="T275" style:family="text">
      <style:text-properties fo:font-size="12pt" fo:font-weight="bold" officeooo:rsid="003fee34" style:font-size-asian="12pt" style:font-weight-asian="bold" style:font-size-complex="12pt" style:font-weight-complex="bold"/>
    </style:style>
    <style:style style:name="T276" style:family="text">
      <style:text-properties fo:font-size="10pt" officeooo:rsid="003fee34" style:font-size-asian="10pt" style:font-size-complex="10pt"/>
    </style:style>
    <style:style style:name="T277" style:family="text">
      <style:text-properties style:font-name="Arial1" fo:font-size="10pt" fo:font-weight="normal" officeooo:rsid="03225143" style:font-size-asian="10pt" style:font-weight-asian="normal" style:font-size-complex="10pt" style:font-weight-complex="normal"/>
    </style:style>
    <style:style style:name="T278" style:family="text">
      <style:text-properties style:font-name="Liberation Mono" fo:font-size="10pt" fo:font-weight="bold" officeooo:rsid="03225143" style:font-size-asian="10pt" style:font-weight-asian="bold" style:font-size-complex="10pt" style:font-weight-complex="bold"/>
    </style:style>
    <style:style style:name="T279" style:family="text">
      <style:text-properties style:font-name="Arial1" fo:font-size="10pt" fo:font-weight="normal" officeooo:rsid="00901491" style:font-size-asian="10pt" style:font-weight-asian="normal" style:font-size-complex="10pt" style:font-weight-complex="normal"/>
    </style:style>
    <style:style style:name="T280" style:family="text">
      <style:text-properties style:font-name="Liberation Mono" fo:font-size="10pt" fo:font-weight="bold" officeooo:rsid="00901491" style:font-size-asian="10pt" style:font-weight-asian="bold" style:font-size-complex="10pt" style:font-weight-complex="bold"/>
    </style:style>
    <style:style style:name="T281" style:family="text">
      <style:text-properties style:use-window-font-color="true" loext:opacity="0%" fo:font-size="12pt" fo:font-weight="bold" officeooo:rsid="00eaeb72" style:font-size-asian="12pt" style:font-weight-asian="bold" style:font-size-complex="12pt" style:font-weight-complex="bold"/>
    </style:style>
    <style:style style:name="T282"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83"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84"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85"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86" style:family="text">
      <style:text-properties fo:font-size="12pt" fo:font-weight="bold" officeooo:rsid="02d79159" style:font-size-asian="12pt" style:font-weight-asian="bold" style:font-size-complex="12pt" style:font-weight-complex="bold"/>
    </style:style>
    <style:style style:name="T287" style:family="text">
      <style:text-properties officeooo:rsid="02d79159"/>
    </style:style>
    <style:style style:name="T288" style:family="text">
      <style:text-properties style:font-name="Liberation Mono" fo:font-weight="bold" officeooo:rsid="02d79159" style:font-weight-asian="bold" style:font-weight-complex="bold"/>
    </style:style>
    <style:style style:name="T289" style:family="text">
      <style:text-properties fo:font-size="12pt" fo:font-weight="bold" officeooo:rsid="01f837b4" style:font-size-asian="12pt" style:font-weight-asian="bold" style:font-size-complex="12pt" style:font-weight-complex="bold"/>
    </style:style>
    <style:style style:name="T290" style:family="text">
      <style:text-properties fo:font-size="12pt" fo:font-weight="bold" officeooo:rsid="02de80f4" style:font-size-asian="12pt" style:font-weight-asian="bold" style:font-size-complex="12pt" style:font-weight-complex="bold"/>
    </style:style>
    <style:style style:name="T291" style:family="text">
      <style:text-properties fo:font-size="12pt" fo:font-weight="bold" officeooo:rsid="02e09028" style:font-size-asian="12pt" style:font-weight-asian="bold" style:font-size-complex="12pt" style:font-weight-complex="bold"/>
    </style:style>
    <style:style style:name="T292" style:family="text">
      <style:text-properties style:font-name="Liberation Mono" fo:font-weight="bold" officeooo:rsid="038c265e" style:font-weight-asian="bold" style:font-weight-complex="bold"/>
    </style:style>
    <style:style style:name="T293" style:family="text">
      <style:text-properties style:font-name="Liberation Mono" fo:font-weight="bold" officeooo:rsid="030d5349" style:font-weight-asian="bold" style:font-weight-complex="bold"/>
    </style:style>
    <style:style style:name="T294" style:family="text">
      <style:text-properties style:font-name="Liberation Mono" fo:font-weight="bold" officeooo:rsid="030f4c0a" style:font-weight-asian="bold" style:font-weight-complex="bold"/>
    </style:style>
    <style:style style:name="T295" style:family="text">
      <style:text-properties style:font-name="Liberation Mono" fo:font-weight="bold" officeooo:rsid="030f8d57" style:font-weight-asian="bold" style:font-weight-complex="bold"/>
    </style:style>
    <style:style style:name="T296" style:family="text">
      <style:text-properties style:font-name="Liberation Mono" fo:font-weight="bold" officeooo:rsid="034bccca" style:font-weight-asian="bold" style:font-weight-complex="bold"/>
    </style:style>
    <style:style style:name="T297" style:family="text">
      <style:text-properties style:font-name="Arial1" fo:font-weight="normal" officeooo:rsid="034eb993" style:font-weight-asian="normal" style:font-weight-complex="normal"/>
    </style:style>
    <style:style style:name="T298" style:family="text">
      <style:text-properties style:font-name="Liberation Mono" fo:font-weight="bold" officeooo:rsid="035f0629" style:font-weight-asian="bold" style:font-weight-complex="bold"/>
    </style:style>
    <style:style style:name="T299" style:family="text">
      <style:text-properties style:font-name="Liberation Mono" fo:font-weight="bold" officeooo:rsid="049a0508" style:font-weight-asian="bold" style:font-weight-complex="bold"/>
    </style:style>
    <style:style style:name="T300" style:family="text">
      <style:text-properties style:font-name="Liberation Mono" fo:font-weight="bold" officeooo:rsid="0356fc56" style:font-weight-asian="bold" style:font-weight-complex="bold"/>
    </style:style>
    <style:style style:name="T301" style:family="text">
      <style:text-properties style:font-name="Arial1" fo:font-weight="normal" officeooo:rsid="0356fc56" style:font-weight-asian="normal" style:font-weight-complex="normal"/>
    </style:style>
    <style:style style:name="T302" style:family="text">
      <style:text-properties style:font-name="Liberation Mono" fo:font-weight="bold" officeooo:rsid="031c42dd" style:font-weight-asian="bold" style:font-weight-complex="bold"/>
    </style:style>
    <style:style style:name="T303" style:family="text">
      <style:text-properties style:font-name="Arial1" fo:font-weight="normal" officeooo:rsid="034bccca" style:font-weight-asian="normal" style:font-weight-complex="normal"/>
    </style:style>
    <style:style style:name="T304" style:family="text">
      <style:text-properties style:font-name="Arial1" fo:font-weight="normal" officeooo:rsid="031c42dd" style:font-weight-asian="normal" style:font-weight-complex="normal"/>
    </style:style>
    <style:style style:name="T305" style:family="text">
      <style:text-properties style:font-name="Liberation Mono" fo:font-weight="bold" officeooo:rsid="031c7296" style:font-weight-asian="bold" style:font-weight-complex="bold"/>
    </style:style>
    <style:style style:name="T306" style:family="text">
      <style:text-properties style:font-name="Arial1" fo:font-weight="normal" officeooo:rsid="031c7296" style:font-weight-asian="normal" style:font-weight-complex="normal"/>
    </style:style>
    <style:style style:name="T307" style:family="text">
      <style:text-properties fo:font-size="12pt" fo:font-weight="bold" officeooo:rsid="00ab28f7" style:font-size-asian="12pt" style:font-weight-asian="bold" style:font-size-complex="12pt" style:font-weight-complex="bold"/>
    </style:style>
    <style:style style:name="T308" style:family="text">
      <style:text-properties fo:font-size="12pt" fo:font-weight="bold" officeooo:rsid="00a8c265" style:font-size-asian="12pt" style:font-weight-asian="bold" style:font-size-complex="12pt" style:font-weight-complex="bold"/>
    </style:style>
    <style:style style:name="T309" style:family="text">
      <style:text-properties style:font-name="Arial1" fo:font-size="10pt" fo:font-weight="normal" officeooo:rsid="00a8c265" style:font-size-asian="10pt" style:font-weight-asian="normal" style:font-size-complex="10pt" style:font-weight-complex="normal"/>
    </style:style>
    <style:style style:name="T310" style:family="text">
      <style:text-properties fo:font-size="12pt" fo:font-weight="bold" officeooo:rsid="023603f2" style:font-size-asian="12pt" style:font-weight-asian="bold" style:font-size-complex="12pt" style:font-weight-complex="bold"/>
    </style:style>
    <style:style style:name="T311" style:family="text">
      <style:text-properties fo:font-size="12pt" fo:font-weight="bold" officeooo:rsid="01d4db50" style:font-size-asian="12pt" style:font-weight-asian="bold" style:font-size-complex="12pt" style:font-weight-complex="bold"/>
    </style:style>
    <style:style style:name="T312" style:family="text">
      <style:text-properties officeooo:rsid="0237c5d3"/>
    </style:style>
    <style:style style:name="T313" style:family="text">
      <style:text-properties officeooo:rsid="023603f2"/>
    </style:style>
    <style:style style:name="T314" style:family="text">
      <style:text-properties fo:font-size="12pt" fo:font-weight="bold" officeooo:rsid="0136fc43" style:font-size-asian="12pt" style:font-weight-asian="bold" style:font-size-complex="12pt" style:font-weight-complex="bold"/>
    </style:style>
    <style:style style:name="T315" style:family="text">
      <style:text-properties style:font-name="Arial1" fo:font-size="10pt" fo:font-weight="normal" officeooo:rsid="01414e59" style:font-size-asian="10pt" style:font-weight-asian="normal" style:font-size-complex="10pt" style:font-weight-complex="normal"/>
    </style:style>
    <style:style style:name="T316" style:family="text">
      <style:text-properties style:font-name="Arial1" fo:font-size="10pt" fo:font-weight="normal" officeooo:rsid="020344e8" style:font-size-asian="10pt" style:font-weight-asian="normal" style:font-size-complex="10pt" style:font-weight-complex="normal"/>
    </style:style>
    <style:style style:name="T317" style:family="text">
      <style:text-properties fo:font-size="12pt" fo:font-weight="bold" officeooo:rsid="01093ef1" style:font-size-asian="12pt" style:font-weight-asian="bold" style:font-size-complex="12pt" style:font-weight-complex="bold"/>
    </style:style>
    <style:style style:name="T318" style:family="text">
      <style:text-properties style:font-name="Arial1" fo:font-size="10pt" fo:font-weight="normal" officeooo:rsid="00eeaeae" style:font-size-asian="10pt" style:font-weight-asian="normal" style:font-size-complex="10pt" style:font-weight-complex="normal"/>
    </style:style>
    <style:style style:name="T319" style:family="text">
      <style:text-properties style:font-name="Arial1" fo:font-size="10pt" fo:font-weight="normal" officeooo:rsid="00eaeb72" style:font-size-asian="10pt" style:font-weight-asian="normal" style:font-size-complex="10pt" style:font-weight-complex="normal"/>
    </style:style>
    <style:style style:name="T320" style:family="text">
      <style:text-properties style:font-name="Liberation Mono" fo:font-size="10pt" fo:font-weight="bold" officeooo:rsid="00eaeb72" style:font-size-asian="10pt" style:font-weight-asian="bold" style:font-size-complex="10pt" style:font-weight-complex="bold"/>
    </style:style>
    <style:style style:name="T321" style:family="text">
      <style:text-properties style:font-name="Arial1" fo:font-size="10pt" fo:font-weight="normal" officeooo:rsid="01b74e5e" style:font-size-asian="10pt" style:font-weight-asian="normal" style:font-size-complex="10pt" style:font-weight-complex="normal"/>
    </style:style>
    <style:style style:name="T322" style:family="text">
      <style:text-properties officeooo:rsid="00c93a55"/>
    </style:style>
    <style:style style:name="T323" style:family="text">
      <style:text-properties officeooo:rsid="00c6ddd1"/>
    </style:style>
    <style:style style:name="T324" style:family="text">
      <style:text-properties officeooo:rsid="00c5746a"/>
    </style:style>
    <style:style style:name="T325" style:family="text">
      <style:text-properties fo:font-size="12pt" fo:font-weight="bold" officeooo:rsid="01756d29" style:font-size-asian="12pt" style:font-weight-asian="bold" style:font-size-complex="12pt" style:font-weight-complex="bold"/>
    </style:style>
    <style:style style:name="T326" style:family="text">
      <style:text-properties fo:font-size="12pt" fo:font-weight="bold" officeooo:rsid="022bc517" style:font-size-asian="12pt" style:font-weight-asian="bold" style:font-size-complex="12pt" style:font-weight-complex="bold"/>
    </style:style>
    <style:style style:name="T327" style:family="text">
      <style:text-properties officeooo:rsid="0285074d"/>
    </style:style>
    <style:style style:name="T328" style:family="text">
      <style:text-properties officeooo:rsid="027be99f"/>
    </style:style>
    <style:style style:name="T329" style:family="text">
      <style:text-properties officeooo:rsid="01fef4df"/>
    </style:style>
    <style:style style:name="T330" style:family="text">
      <style:text-properties officeooo:rsid="034eb993"/>
    </style:style>
    <style:style style:name="T331" style:family="text">
      <style:text-properties style:font-name="Liberation Mono" fo:font-weight="bold" officeooo:rsid="034eb993" style:font-weight-asian="bold" style:font-weight-complex="bold"/>
    </style:style>
    <style:style style:name="T332" style:family="text">
      <style:text-properties fo:font-size="12pt" fo:font-weight="bold" officeooo:rsid="01fef4df" style:font-size-asian="12pt" style:font-weight-asian="bold" style:font-size-complex="12pt" style:font-weight-complex="bold"/>
    </style:style>
    <style:style style:name="T333" style:family="text">
      <style:text-properties officeooo:rsid="020344e8"/>
    </style:style>
    <style:style style:name="T334" style:family="text">
      <style:text-properties officeooo:rsid="018980e3"/>
    </style:style>
    <style:style style:name="T335" style:family="text">
      <style:text-properties officeooo:rsid="00976b5e"/>
    </style:style>
    <style:style style:name="T336" style:family="text">
      <style:text-properties fo:font-style="italic" fo:font-weight="bold" officeooo:rsid="00976b5e" style:font-style-asian="italic" style:font-weight-asian="bold" style:font-style-complex="italic" style:font-weight-complex="bold"/>
    </style:style>
    <style:style style:name="T337" style:family="text">
      <style:text-properties fo:font-style="italic" officeooo:rsid="00976b5e" style:font-style-asian="italic" style:font-style-complex="italic"/>
    </style:style>
    <style:style style:name="T338" style:family="text">
      <style:text-properties style:font-name="Liberation Mono" fo:font-weight="bold" officeooo:rsid="00ab28f7" style:font-weight-asian="bold" style:font-weight-complex="bold"/>
    </style:style>
    <style:style style:name="T339" style:family="text">
      <style:text-properties style:font-name="Liberation Mono" fo:font-weight="bold" officeooo:rsid="00a8c265" style:font-weight-asian="bold" style:font-weight-complex="bold"/>
    </style:style>
    <style:style style:name="T340" style:family="text">
      <style:text-properties style:font-name="Liberation Mono" fo:font-weight="bold" officeooo:rsid="00eaeb72" style:font-weight-asian="bold" style:font-weight-complex="bold"/>
    </style:style>
    <style:style style:name="T341" style:family="text">
      <style:text-properties style:font-name="Liberation Mono" fo:font-weight="bold" officeooo:rsid="01093ef1" style:font-weight-asian="bold" style:font-weight-complex="bold"/>
    </style:style>
    <style:style style:name="T342" style:family="text">
      <style:text-properties style:font-name="Liberation Mono" fo:font-weight="bold" officeooo:rsid="0136fc43" style:font-weight-asian="bold" style:font-weight-complex="bold"/>
    </style:style>
    <style:style style:name="T343" style:family="text">
      <style:text-properties style:font-name="Liberation Mono" fo:font-weight="bold" officeooo:rsid="01d4db50" style:font-weight-asian="bold" style:font-weight-complex="bold"/>
    </style:style>
    <style:style style:name="T344" style:family="text">
      <style:text-properties style:font-name="Liberation Mono" fo:font-weight="bold" officeooo:rsid="023603f2" style:font-weight-asian="bold" style:font-weight-complex="bold"/>
    </style:style>
    <style:style style:name="T345" style:family="text">
      <style:text-properties style:font-name="Liberation Mono" fo:font-weight="bold" officeooo:rsid="024901de" style:font-weight-asian="bold" style:font-weight-complex="bold"/>
    </style:style>
    <style:style style:name="T346" style:family="text">
      <style:text-properties style:font-name="Liberation Mono" fo:font-weight="bold" officeooo:rsid="02e49ff1" style:font-weight-asian="bold" style:font-weight-complex="bold"/>
    </style:style>
    <style:style style:name="T347" style:family="text">
      <style:text-properties officeooo:rsid="012bd22b"/>
    </style:style>
    <style:style style:name="T348" style:family="text">
      <style:text-properties officeooo:rsid="02e49ff1"/>
    </style:style>
    <style:style style:name="T349" style:family="text">
      <style:text-properties style:font-name="Arial1" fo:font-weight="normal" officeooo:rsid="00eaeb72" style:font-weight-asian="normal" style:font-weight-complex="normal"/>
    </style:style>
    <style:style style:name="T350" style:family="text">
      <style:text-properties style:font-name="Arial1" fo:font-weight="normal" officeooo:rsid="01093ef1" style:font-weight-asian="normal" style:font-weight-complex="normal"/>
    </style:style>
    <style:style style:name="T351" style:family="text">
      <style:text-properties style:font-name="Arial1" fo:font-weight="normal" officeooo:rsid="0136fc43" style:font-weight-asian="normal" style:font-weight-complex="normal"/>
    </style:style>
    <style:style style:name="T352" style:family="text">
      <style:text-properties style:font-name="Arial1" fo:font-weight="normal" officeooo:rsid="01d4db50" style:font-weight-asian="normal" style:font-weight-complex="normal"/>
    </style:style>
    <style:style style:name="T353" style:family="text">
      <style:text-properties style:font-name="Arial1" fo:font-weight="normal" officeooo:rsid="024901de" style:font-weight-asian="normal" style:font-weight-complex="normal"/>
    </style:style>
    <style:style style:name="T354" style:family="text">
      <style:text-properties style:font-name="Arial1" fo:font-weight="normal" officeooo:rsid="02e49ff1" style:font-weight-asian="normal" style:font-weight-complex="normal"/>
    </style:style>
    <style:style style:name="T355" style:family="text">
      <style:text-properties style:font-name="Arial1" fo:font-weight="normal" officeooo:rsid="00a9bbb8" style:font-weight-asian="normal" style:font-weight-complex="normal"/>
    </style:style>
    <style:style style:name="T356" style:family="text">
      <style:text-properties style:font-name="Liberation Mono" fo:font-weight="bold" officeooo:rsid="00a9bbb8" style:font-weight-asian="bold" style:font-weight-complex="bold"/>
    </style:style>
    <style:style style:name="T357" style:family="text">
      <style:text-properties officeooo:rsid="03668a28"/>
    </style:style>
    <style:style style:name="T358" style:family="text">
      <style:text-properties officeooo:rsid="0186ec99"/>
    </style:style>
    <style:style style:name="T359" style:family="text">
      <style:text-properties style:font-name="Liberation Mono" fo:font-weight="bold" officeooo:rsid="0186ec99" style:font-weight-asian="bold" style:font-weight-complex="bold"/>
    </style:style>
    <style:style style:name="T360" style:family="text">
      <style:text-properties officeooo:rsid="01dd4aab"/>
    </style:style>
    <style:style style:name="T361" style:family="text">
      <style:text-properties style:font-name="Liberation Mono" fo:font-weight="bold" officeooo:rsid="01dd4aab" style:font-weight-asian="bold" style:font-weight-complex="bold"/>
    </style:style>
    <style:style style:name="T362" style:family="text">
      <style:text-properties style:font-name="Liberation Mono" fo:font-weight="bold" officeooo:rsid="01f10c17" style:font-weight-asian="bold" style:font-weight-complex="bold"/>
    </style:style>
    <style:style style:name="T363" style:family="text">
      <style:text-properties officeooo:rsid="01f10c17"/>
    </style:style>
    <style:style style:name="T364" style:family="text">
      <style:text-properties style:font-name="Liberation Mono" fo:font-weight="bold" officeooo:rsid="01f8eba1" style:font-weight-asian="bold" style:font-weight-complex="bold"/>
    </style:style>
    <style:style style:name="T365" style:family="text">
      <style:text-properties style:font-name="Liberation Mono" fo:font-weight="bold" officeooo:rsid="022bc517" style:font-weight-asian="bold" style:font-weight-complex="bold"/>
    </style:style>
    <style:style style:name="T366" style:family="text">
      <style:text-properties officeooo:rsid="022bc517"/>
    </style:style>
    <style:style style:name="T367" style:family="text">
      <style:text-properties style:font-name="Liberation Mono" fo:font-weight="bold" officeooo:rsid="0285074d" style:font-weight-asian="bold" style:font-weight-complex="bold"/>
    </style:style>
    <style:style style:name="T368" style:family="text">
      <style:text-properties style:font-name="Liberation Mono" fo:font-weight="bold" officeooo:rsid="028b62d3" style:font-weight-asian="bold" style:font-weight-complex="bold"/>
    </style:style>
    <style:style style:name="T369" style:family="text">
      <style:text-properties officeooo:rsid="028b62d3"/>
    </style:style>
    <style:style style:name="T370" style:family="text">
      <style:text-properties style:font-name="Liberation Mono" fo:font-weight="bold" officeooo:rsid="029c1003" style:font-weight-asian="bold" style:font-weight-complex="bold"/>
    </style:style>
    <style:style style:name="T371" style:family="text">
      <style:text-properties officeooo:rsid="029c1003"/>
    </style:style>
    <style:style style:name="T372" style:family="text">
      <style:text-properties style:font-name="Liberation Mono" fo:font-weight="bold" officeooo:rsid="012bd22b" style:font-weight-asian="bold" style:font-weight-complex="bold"/>
    </style:style>
    <style:style style:name="T373" style:family="text">
      <style:text-properties fo:font-style="italic" officeooo:rsid="012bd22b" style:font-style-asian="italic" style:font-style-complex="italic"/>
    </style:style>
    <style:style style:name="T374" style:family="text">
      <style:text-properties fo:font-style="italic" officeooo:rsid="012bfcbe" style:font-style-asian="italic" style:font-style-complex="italic"/>
    </style:style>
    <style:style style:name="T375" style:family="text">
      <style:text-properties officeooo:rsid="012bfcbe"/>
    </style:style>
    <style:style style:name="T376" style:family="text">
      <style:text-properties officeooo:rsid="018078f3"/>
    </style:style>
    <style:style style:name="T377" style:family="text">
      <style:text-properties style:font-name="Liberation Mono" fo:font-weight="bold" officeooo:rsid="018078f3" style:font-weight-asian="bold" style:font-weight-complex="bold"/>
    </style:style>
    <style:style style:name="T378" style:family="text">
      <style:text-properties style:font-name="Liberation Mono" fo:font-style="normal" fo:font-weight="bold" officeooo:rsid="00a9bbb8" style:font-style-asian="normal" style:font-weight-asian="bold" style:font-style-complex="normal" style:font-weight-complex="bold"/>
    </style:style>
    <style:style style:name="T379" style:family="text">
      <style:text-properties fo:font-style="normal" officeooo:rsid="02713358" style:font-style-asian="normal" style:font-style-complex="normal"/>
    </style:style>
    <style:style style:name="T380" style:family="text">
      <style:text-properties style:font-name="Liberation Mono" fo:font-style="normal" fo:font-weight="bold" officeooo:rsid="02713358" style:font-style-asian="normal" style:font-weight-asian="bold" style:font-style-complex="normal" style:font-weight-complex="bold"/>
    </style:style>
    <style:style style:name="T381" style:family="text">
      <style:text-properties officeooo:rsid="02c6d210"/>
    </style:style>
    <style:style style:name="T382" style:family="text">
      <style:text-properties style:font-name="Liberation Mono" fo:font-weight="bold" officeooo:rsid="02c7df05" style:font-weight-asian="bold" style:font-weight-complex="bold"/>
    </style:style>
    <style:style style:name="T383" style:family="text">
      <style:text-properties officeooo:rsid="02c7df05"/>
    </style:style>
    <style:style style:name="T384" style:family="text">
      <style:text-properties style:font-name="Arial1" fo:font-weight="normal" officeooo:rsid="010b0576" style:font-weight-asian="normal" style:font-weight-complex="normal"/>
    </style:style>
    <style:style style:name="T385" style:family="text">
      <style:text-properties officeooo:rsid="0252c469"/>
    </style:style>
    <style:style style:name="T386" style:family="text">
      <style:text-properties style:font-name="Liberation Mono" fo:font-weight="bold" officeooo:rsid="0252c469" style:font-weight-asian="bold" style:font-weight-complex="bold"/>
    </style:style>
    <style:style style:name="T387" style:family="text">
      <style:text-properties officeooo:rsid="0299ea32"/>
    </style:style>
    <style:style style:name="T388" style:family="text">
      <style:text-properties style:font-name="Liberation Mono" fo:font-weight="bold" officeooo:rsid="0299ea32" style:font-weight-asian="bold" style:font-weight-complex="bold"/>
    </style:style>
    <style:style style:name="T389" style:family="text">
      <style:text-properties style:font-name="Liberation Mono" fo:font-weight="bold" officeooo:rsid="024a5a0f" style:font-weight-asian="bold" style:font-weight-complex="bold"/>
    </style:style>
    <style:style style:name="T390" style:family="text">
      <style:text-properties officeooo:rsid="026d199a"/>
    </style:style>
    <style:style style:name="T391" style:family="text">
      <style:text-properties style:font-name="Liberation Mono" fo:font-weight="bold" officeooo:rsid="026d199a" style:font-weight-asian="bold" style:font-weight-complex="bold"/>
    </style:style>
    <style:style style:name="T392" style:family="text">
      <style:text-properties officeooo:rsid="026f4c45"/>
    </style:style>
    <style:style style:name="T393" style:family="text">
      <style:text-properties style:font-name="Liberation Mono" fo:font-weight="bold" officeooo:rsid="026f4c45" style:font-weight-asian="bold" style:font-weight-complex="bold"/>
    </style:style>
    <style:style style:name="T394" style:family="text">
      <style:text-properties officeooo:rsid="024a5a0f"/>
    </style:style>
    <style:style style:name="T395" style:family="text">
      <style:text-properties style:font-name="Liberation Mono" fo:font-style="normal" officeooo:rsid="0253c787" style:font-style-asian="normal" style:font-style-complex="normal"/>
    </style:style>
    <style:style style:name="T396" style:family="text">
      <style:text-properties fo:font-style="normal" fo:font-weight="normal" officeooo:rsid="0253c787" style:font-style-asian="normal" style:font-weight-asian="normal" style:font-style-complex="normal" style:font-weight-complex="normal"/>
    </style:style>
    <style:style style:name="T397" style:family="text">
      <style:text-properties style:font-name="Liberation Mono" fo:font-style="normal" style:font-style-asian="normal" style:font-style-complex="normal"/>
    </style:style>
    <style:style style:name="T398" style:family="text">
      <style:text-properties officeooo:rsid="024c7ac3"/>
    </style:style>
    <style:style style:name="T399" style:family="text">
      <style:text-properties fo:font-weight="normal" officeooo:rsid="02c605bf" style:font-weight-asian="normal" style:font-weight-complex="normal"/>
    </style:style>
    <style:style style:name="T400" style:family="text">
      <style:text-properties officeooo:rsid="02b640c6"/>
    </style:style>
    <style:style style:name="T401" style:family="text">
      <style:text-properties fo:font-style="normal" officeooo:rsid="02b640c6" style:font-style-asian="normal" style:font-style-complex="normal"/>
    </style:style>
    <style:style style:name="T402" style:family="text">
      <style:text-properties officeooo:rsid="024dd3a3"/>
    </style:style>
    <style:style style:name="T403" style:family="text">
      <style:text-properties officeooo:rsid="02c256ec"/>
    </style:style>
    <style:style style:name="T404" style:family="text">
      <style:text-properties style:font-name="Liberation Mono" fo:font-size="11pt" fo:font-weight="bold" style:font-size-asian="11pt" style:font-weight-asian="bold" style:font-size-complex="11pt" style:font-weight-complex="bold"/>
    </style:style>
    <style:style style:name="T405" style:family="text">
      <style:text-properties style:font-name="Liberation Mono" fo:font-size="11pt" fo:font-weight="bold" officeooo:rsid="024c7ac3" style:font-size-asian="11pt" style:font-weight-asian="bold" style:font-size-complex="11pt" style:font-weight-complex="bold"/>
    </style:style>
    <style:style style:name="T406" style:family="text">
      <style:text-properties fo:font-size="11pt" officeooo:rsid="024dd3a3" style:font-size-asian="11pt" style:font-size-complex="11pt"/>
    </style:style>
    <style:style style:name="T407" style:family="text">
      <style:text-properties fo:font-size="11pt" fo:font-style="italic" officeooo:rsid="024dd3a3" style:font-size-asian="11pt" style:font-style-asian="italic" style:font-size-complex="11pt" style:font-style-complex="italic"/>
    </style:style>
    <style:style style:name="T408" style:family="text">
      <style:text-properties style:font-name="Liberation Mono" fo:font-size="11pt" fo:font-weight="bold" officeooo:rsid="024dd3a3" style:font-size-asian="11pt" style:font-weight-asian="bold" style:font-size-complex="11pt" style:font-weight-complex="bold"/>
    </style:style>
    <style:style style:name="T409" style:family="text">
      <style:text-properties fo:font-size="11pt" officeooo:rsid="02683df8" style:font-size-asian="11pt" style:font-size-complex="11pt"/>
    </style:style>
    <style:style style:name="T410" style:family="text">
      <style:text-properties fo:font-size="11pt" officeooo:rsid="026d199a" style:font-size-asian="11pt" style:font-size-complex="11pt"/>
    </style:style>
    <style:style style:name="T411" style:family="text">
      <style:text-properties style:font-name="Liberation Mono" fo:font-size="11pt" fo:font-weight="bold" officeooo:rsid="026d199a" style:font-size-asian="11pt" style:font-weight-asian="bold" style:font-size-complex="11pt" style:font-weight-complex="bold"/>
    </style:style>
    <style:style style:name="T412" style:family="text">
      <style:text-properties officeooo:rsid="026d77b1"/>
    </style:style>
    <style:style style:name="T413" style:family="text">
      <style:text-properties officeooo:rsid="024e2530"/>
    </style:style>
    <style:style style:name="T414" style:family="text">
      <style:text-properties style:font-name="Liberation Mono" fo:font-weight="bold" officeooo:rsid="024e2530" style:font-weight-asian="bold" style:font-weight-complex="bold"/>
    </style:style>
    <style:style style:name="T415" style:family="text">
      <style:text-properties style:font-name="Liberation Mono" fo:font-size="12pt" fo:font-weight="bold" style:font-size-asian="12pt" style:font-weight-asian="bold" style:font-size-complex="12pt" style:font-weight-complex="bold"/>
    </style:style>
    <style:style style:name="T416" style:family="text">
      <style:text-properties officeooo:rsid="02ccb346"/>
    </style:style>
    <style:style style:name="T417" style:family="text">
      <style:text-properties officeooo:rsid="022d2c79"/>
    </style:style>
    <style:style style:name="T418" style:family="text">
      <style:text-properties style:font-name="Liberation Mono" officeooo:rsid="022d2c79"/>
    </style:style>
    <style:style style:name="T419" style:family="text">
      <style:text-properties style:font-name="Arial1" fo:font-style="normal" fo:font-weight="normal" officeooo:rsid="00a36d74" style:font-style-asian="normal" style:font-weight-asian="normal" style:font-style-complex="normal" style:font-weight-complex="normal"/>
    </style:style>
    <style:style style:name="T420" style:family="text">
      <style:text-properties style:font-name="Arial1" fo:font-style="normal" fo:font-weight="normal" officeooo:rsid="022e0499" style:font-style-asian="normal" style:font-weight-asian="normal" style:font-style-complex="normal" style:font-weight-complex="normal"/>
    </style:style>
    <style:style style:name="T421" style:family="text">
      <style:text-properties officeooo:rsid="00a21c1d"/>
    </style:style>
    <style:style style:name="T422" style:family="text">
      <style:text-properties officeooo:rsid="00368350"/>
    </style:style>
    <style:style style:name="T423" style:family="text">
      <style:text-properties officeooo:rsid="00a36d74"/>
    </style:style>
    <style:style style:name="T424" style:family="text">
      <style:text-properties officeooo:rsid="022f3d0d"/>
    </style:style>
    <style:style style:name="T425" style:family="text">
      <style:text-properties fo:font-style="normal" officeooo:rsid="00a21c1d" style:font-style-asian="normal" style:font-style-complex="normal"/>
    </style:style>
    <style:style style:name="T426" style:family="text">
      <style:text-properties fo:font-style="normal" officeooo:rsid="022f3d0d" style:font-style-asian="normal" style:font-style-complex="normal"/>
    </style:style>
    <style:style style:name="T427" style:family="text">
      <style:text-properties fo:font-style="italic" officeooo:rsid="00a21c1d" style:font-style-asian="italic" style:font-style-complex="italic"/>
    </style:style>
    <style:style style:name="T428" style:family="text">
      <style:text-properties fo:font-style="italic" officeooo:rsid="022f3d0d" style:font-style-asian="italic" style:font-style-complex="italic"/>
    </style:style>
    <style:style style:name="T429" style:family="text">
      <style:text-properties style:font-name="Arial1"/>
    </style:style>
    <style:style style:name="T430" style:family="text">
      <style:text-properties style:font-name="Arial1" officeooo:rsid="01e332a1"/>
    </style:style>
    <style:style style:name="T431" style:family="text">
      <style:text-properties style:font-name="Liberation Mono" fo:font-weight="bold" officeooo:rsid="01e332a1" style:font-weight-asian="bold" style:font-weight-complex="bold"/>
    </style:style>
    <style:style style:name="T432" style:family="text">
      <style:text-properties style:font-name="Arial1" fo:font-weight="bold" officeooo:rsid="01e332a1" style:font-weight-asian="bold" style:font-weight-complex="bold"/>
    </style:style>
    <style:style style:name="T433" style:family="text">
      <style:text-properties style:font-name="Arial1" fo:font-weight="bold" officeooo:rsid="023603f2" style:font-weight-asian="bold" style:font-weight-complex="bold"/>
    </style:style>
    <style:style style:name="T434" style:family="text">
      <style:text-properties officeooo:rsid="0236e13c"/>
    </style:style>
    <style:style style:name="T435" style:family="text">
      <style:text-properties officeooo:rsid="0117d40e"/>
    </style:style>
    <style:style style:name="T436" style:family="text">
      <style:text-properties style:font-name="Liberation Mono" fo:font-weight="bold" officeooo:rsid="0117d40e" style:font-weight-asian="bold" style:font-weight-complex="bold"/>
    </style:style>
    <style:style style:name="T437" style:family="text">
      <style:text-properties officeooo:rsid="020b837c"/>
    </style:style>
    <style:style style:name="T438" style:family="text">
      <style:text-properties officeooo:rsid="020d64a8"/>
    </style:style>
    <style:style style:name="T439" style:family="text">
      <style:text-properties officeooo:rsid="01d4db50"/>
    </style:style>
    <style:style style:name="T440" style:family="text">
      <style:text-properties officeooo:rsid="01e332a1"/>
    </style:style>
    <style:style style:name="T441" style:family="text">
      <style:text-properties officeooo:rsid="017d8c90"/>
    </style:style>
    <style:style style:name="T442" style:family="text">
      <style:text-properties style:font-name="Liberation Mono" fo:font-weight="bold" officeooo:rsid="017d8c90" style:font-weight-asian="bold" style:font-weight-complex="bold"/>
    </style:style>
    <style:style style:name="T443" style:family="text">
      <style:text-properties officeooo:rsid="013db13c"/>
    </style:style>
    <style:style style:name="T444" style:family="text">
      <style:text-properties officeooo:rsid="013ae7df"/>
    </style:style>
    <style:style style:name="T445" style:family="text">
      <style:text-properties officeooo:rsid="014034e9"/>
    </style:style>
    <style:style style:name="T446" style:family="text">
      <style:text-properties style:font-name="Liberation Mono" fo:font-weight="bold" officeooo:rsid="017a4a35" style:font-weight-asian="bold" style:font-weight-complex="bold"/>
    </style:style>
    <style:style style:name="T447" style:family="text">
      <style:text-properties officeooo:rsid="017a4a35"/>
    </style:style>
    <style:style style:name="T448" style:family="text">
      <style:text-properties officeooo:rsid="034b8017"/>
    </style:style>
    <style:style style:name="T449" style:family="text">
      <style:text-properties style:font-name="Liberation Mono" officeooo:rsid="01f8eba1"/>
    </style:style>
    <style:style style:name="T450" style:family="text">
      <style:text-properties officeooo:rsid="01fb4b50"/>
    </style:style>
    <style:style style:name="T451" style:family="text">
      <style:text-properties fo:font-style="italic" officeooo:rsid="01fb4b50" style:font-style-asian="italic" style:font-style-complex="italic"/>
    </style:style>
    <style:style style:name="T452" style:family="text">
      <style:text-properties fo:font-style="normal" officeooo:rsid="01fb4b50" style:font-style-asian="normal" style:font-style-complex="normal"/>
    </style:style>
    <style:style style:name="T453" style:family="text">
      <style:text-properties style:font-name="Liberation Mono" fo:font-style="normal" fo:font-weight="bold" officeooo:rsid="01fb4b50" style:font-style-asian="normal" style:font-weight-asian="bold" style:font-style-complex="normal" style:font-weight-complex="bold"/>
    </style:style>
    <style:style style:name="T454" style:family="text">
      <style:text-properties style:font-name="Liberation Mono" fo:font-style="normal" fo:font-weight="bold" officeooo:rsid="02050f1e" style:font-style-asian="normal" style:font-weight-asian="bold" style:font-style-complex="normal" style:font-weight-complex="bold"/>
    </style:style>
    <style:style style:name="T455" style:family="text">
      <style:text-properties fo:font-style="normal" officeooo:rsid="02050f1e" style:font-style-asian="normal" style:font-style-complex="normal"/>
    </style:style>
    <style:style style:name="T456" style:family="text">
      <style:text-properties fo:font-style="italic" officeooo:rsid="02a6cfe8" style:font-style-asian="italic" style:font-style-complex="italic"/>
    </style:style>
    <style:style style:name="T457" style:family="text">
      <style:text-properties fo:font-style="italic" officeooo:rsid="02050f1e" style:font-style-asian="italic" style:font-style-complex="italic"/>
    </style:style>
    <style:style style:name="T458" style:family="text">
      <style:text-properties fo:font-style="normal" officeooo:rsid="02a722cf" style:font-style-asian="normal" style:font-style-complex="normal"/>
    </style:style>
    <style:style style:name="T459" style:family="text">
      <style:text-properties style:font-name="Liberation Mono" fo:font-style="normal" fo:font-weight="bold" officeooo:rsid="02a722cf" style:font-style-asian="normal" style:font-weight-asian="bold" style:font-style-complex="normal" style:font-weight-complex="bold"/>
    </style:style>
    <style:style style:name="T460" style:family="text">
      <style:text-properties style:font-name="Liberation Mono" fo:font-weight="bold" officeooo:rsid="02a809a3" style:font-weight-asian="bold" style:font-weight-complex="bold"/>
    </style:style>
    <style:style style:name="T461" style:family="text">
      <style:text-properties officeooo:rsid="02a501be"/>
    </style:style>
    <style:style style:name="T462" style:family="text">
      <style:text-properties fo:font-weight="bold" officeooo:rsid="02a501be" style:font-weight-asian="bold" style:font-weight-complex="bold"/>
    </style:style>
    <style:style style:name="T463" style:family="text">
      <style:text-properties fo:font-weight="normal" officeooo:rsid="02a501be" style:font-weight-asian="normal" style:font-weight-complex="normal"/>
    </style:style>
    <style:style style:name="T464" style:family="text">
      <style:text-properties fo:font-weight="normal" officeooo:rsid="02a5a6d3" style:font-weight-asian="normal" style:font-weight-complex="normal"/>
    </style:style>
    <style:style style:name="T465" style:family="text">
      <style:text-properties style:font-name="Liberation Mono" fo:font-weight="bold" officeooo:rsid="02a5a6d3" style:font-weight-asian="bold" style:font-weight-complex="bold"/>
    </style:style>
    <style:style style:name="T466" style:family="text">
      <style:text-properties officeooo:rsid="01f513d6"/>
    </style:style>
    <style:style style:name="T467" style:family="text">
      <style:text-properties style:font-name="Liberation Mono" fo:font-weight="bold" officeooo:rsid="01f513d6" style:font-weight-asian="bold" style:font-weight-complex="bold"/>
    </style:style>
    <style:style style:name="T468" style:family="text">
      <style:text-properties officeooo:rsid="01f6b37a"/>
    </style:style>
    <style:style style:name="T469" style:family="text">
      <style:text-properties style:font-name="Liberation Mono" fo:font-weight="bold" officeooo:rsid="01f6b37a" style:font-weight-asian="bold" style:font-weight-complex="bold"/>
    </style:style>
    <style:style style:name="T470" style:family="text">
      <style:text-properties officeooo:rsid="02a809a3"/>
    </style:style>
    <style:style style:name="T471" style:family="text">
      <style:text-properties officeooo:rsid="028c523a"/>
    </style:style>
    <style:style style:name="T472" style:family="text">
      <style:text-properties style:font-name="Liberation Mono" fo:font-weight="bold" officeooo:rsid="028c523a" style:font-weight-asian="bold" style:font-weight-complex="bold"/>
    </style:style>
    <style:style style:name="T473" style:family="text">
      <style:text-properties style:font-name="Arial1" officeooo:rsid="028c523a"/>
    </style:style>
    <style:style style:name="T474" style:family="text">
      <style:text-properties style:font-name="Liberation Mono" officeooo:rsid="028c523a"/>
    </style:style>
    <style:style style:name="T475" style:family="text">
      <style:text-properties officeooo:rsid="02882066"/>
    </style:style>
    <style:style style:name="T476" style:family="text">
      <style:text-properties officeooo:rsid="028a101a"/>
    </style:style>
    <style:style style:name="T477" style:family="text">
      <style:text-properties officeooo:rsid="02de80f4"/>
    </style:style>
    <style:style style:name="T478" style:family="text">
      <style:text-properties officeooo:rsid="031f05d9"/>
    </style:style>
    <style:style style:name="T479" style:family="text">
      <style:text-properties style:font-name="Liberation Mono" fo:font-weight="bold" officeooo:rsid="02882066" style:font-weight-asian="bold" style:font-weight-complex="bold"/>
    </style:style>
    <style:style style:name="T480" style:family="text">
      <style:text-properties officeooo:rsid="038c265e"/>
    </style:style>
    <style:style style:name="T481" style:family="text">
      <style:text-properties officeooo:rsid="02e1aab5"/>
    </style:style>
    <style:style style:name="T482" style:family="text">
      <style:text-properties officeooo:rsid="030bccb2"/>
    </style:style>
    <style:style style:name="T483" style:family="text">
      <style:text-properties officeooo:rsid="030f4c0a"/>
    </style:style>
    <style:style style:name="T484" style:family="text">
      <style:text-properties officeooo:rsid="03116c75"/>
    </style:style>
    <style:style style:name="T485" style:family="text">
      <style:text-properties officeooo:rsid="05d80a8e"/>
    </style:style>
    <style:style style:name="T486" style:family="text">
      <style:text-properties style:font-name="Liberation Mono" fo:font-weight="bold" officeooo:rsid="03116c75" style:font-weight-asian="bold" style:font-weight-complex="bold"/>
    </style:style>
    <style:style style:name="T487" style:family="text">
      <style:text-properties officeooo:rsid="03172518"/>
    </style:style>
    <style:style style:name="T488" style:family="text">
      <style:text-properties style:font-name="Liberation Mono" fo:font-weight="bold" officeooo:rsid="03172518" style:font-weight-asian="bold" style:font-weight-complex="bold"/>
    </style:style>
    <style:style style:name="T489" style:family="text">
      <style:text-properties style:font-name="Arial1" fo:font-weight="normal" officeooo:rsid="03172518" style:font-weight-asian="normal" style:font-weight-complex="normal"/>
    </style:style>
    <style:style style:name="T490" style:family="text">
      <style:text-properties style:font-name="Arial1" fo:font-weight="normal" officeooo:rsid="049aee12" style:font-weight-asian="normal" style:font-weight-complex="normal"/>
    </style:style>
    <style:style style:name="T491" style:family="text">
      <style:text-properties officeooo:rsid="031f815a"/>
    </style:style>
    <style:style style:name="T492" style:family="text">
      <style:text-properties fo:font-weight="normal" officeooo:rsid="031f815a" style:font-weight-asian="normal" style:font-weight-complex="normal"/>
    </style:style>
    <style:style style:name="T493" style:family="text">
      <style:text-properties fo:font-weight="normal" officeooo:rsid="02de80f4" style:font-weight-asian="normal" style:font-weight-complex="normal"/>
    </style:style>
    <style:style style:name="T494" style:family="text">
      <style:text-properties officeooo:rsid="034cb3e0"/>
    </style:style>
    <style:style style:name="T495" style:family="text">
      <style:text-properties fo:font-weight="normal" officeooo:rsid="034cb3e0" style:font-weight-asian="normal" style:font-weight-complex="normal"/>
    </style:style>
    <style:style style:name="T496" style:family="text">
      <style:text-properties officeooo:rsid="03608b6c"/>
    </style:style>
    <style:style style:name="T497" style:family="text">
      <style:text-properties fo:font-weight="normal" officeooo:rsid="03608b6c" style:font-weight-asian="normal" style:font-weight-complex="normal"/>
    </style:style>
    <style:style style:name="T498" style:family="text">
      <style:text-properties officeooo:rsid="049a0508"/>
    </style:style>
    <style:style style:name="T499" style:family="text">
      <style:text-properties fo:font-weight="normal" officeooo:rsid="049a0508" style:font-weight-asian="normal" style:font-weight-complex="normal"/>
    </style:style>
    <style:style style:name="T500" style:family="text">
      <style:text-properties officeooo:rsid="031c42dd"/>
    </style:style>
    <style:style style:name="T501" style:family="text">
      <style:text-properties officeooo:rsid="031e0d58"/>
    </style:style>
    <style:style style:name="T502" style:family="text">
      <style:text-properties officeooo:rsid="03223b6c"/>
    </style:style>
    <style:style style:name="T503" style:family="text">
      <style:text-properties style:font-name="Liberation Mono" fo:font-weight="bold" officeooo:rsid="031e0d58" style:font-weight-asian="bold" style:font-weight-complex="bold"/>
    </style:style>
    <style:style style:name="T504" style:family="text">
      <style:text-properties officeooo:rsid="031fde7b"/>
    </style:style>
    <style:style style:name="T505" style:family="text">
      <style:text-properties fo:font-weight="normal" officeooo:rsid="031fde7b" style:font-weight-asian="normal" style:font-weight-complex="normal"/>
    </style:style>
    <style:style style:name="T506" style:family="text">
      <style:text-properties officeooo:rsid="035962cd"/>
    </style:style>
    <style:style style:name="T507" style:family="text">
      <style:text-properties fo:font-weight="normal" officeooo:rsid="035962cd" style:font-weight-asian="normal" style:font-weight-complex="normal"/>
    </style:style>
    <style:style style:name="T508" style:family="text">
      <style:text-properties officeooo:rsid="0321da35"/>
    </style:style>
    <style:style style:name="T509" style:family="text">
      <style:text-properties style:font-name="Arial1" fo:font-weight="normal" officeooo:rsid="0321da35" style:font-weight-asian="normal" style:font-weight-complex="normal"/>
    </style:style>
    <style:style style:name="T510" style:family="text">
      <style:text-properties officeooo:rsid="01851064"/>
    </style:style>
    <style:style style:name="T511" style:family="text">
      <style:text-properties style:font-name="Liberation Mono" fo:font-weight="bold" officeooo:rsid="01851064" style:font-weight-asian="bold" style:font-weight-complex="bold"/>
    </style:style>
    <style:style style:name="T512" style:family="text">
      <style:text-properties fo:font-style="italic" officeooo:rsid="01851064" style:font-style-asian="italic" style:font-style-complex="italic"/>
    </style:style>
    <style:style style:name="T513" style:family="text">
      <style:text-properties officeooo:rsid="01addbcf"/>
    </style:style>
    <style:style style:name="T514" style:family="text">
      <style:text-properties style:font-name="Liberation Mono" fo:font-weight="bold" officeooo:rsid="01addbcf" style:font-weight-asian="bold" style:font-weight-complex="bold"/>
    </style:style>
    <style:style style:name="T515" style:family="text">
      <style:text-properties officeooo:rsid="035c667f"/>
    </style:style>
    <style:style style:name="T516" style:family="text">
      <style:text-properties officeooo:rsid="035d2d5a"/>
    </style:style>
    <style:style style:name="T517" style:family="text">
      <style:text-properties officeooo:rsid="01afa184"/>
    </style:style>
    <style:style style:name="T518" style:family="text">
      <style:text-properties officeooo:rsid="03883ee5"/>
    </style:style>
    <style:style style:name="T519" style:family="text">
      <style:text-properties officeooo:rsid="05691ec0"/>
    </style:style>
    <style:style style:name="T52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21" style:family="text">
      <style:text-properties fo:font-style="normal" style:text-underline-style="none" fo:font-weight="normal" style:font-style-asian="normal" style:font-weight-asian="normal" style:font-style-complex="normal" style:font-weight-complex="normal"/>
    </style:style>
    <style:style style:name="T522" style:family="text">
      <style:text-properties style:font-name="Liberation Mono" fo:font-size="12pt" fo:font-weight="bold" officeooo:rsid="00368350" style:font-size-asian="12pt" style:font-weight-asian="bold" style:font-size-complex="12pt" style:font-weight-complex="bold"/>
    </style:style>
    <style:style style:name="T523" style:family="text">
      <style:text-properties style:font-name="Arial1" fo:font-size="12pt" style:font-size-asian="12pt" style:font-size-complex="12pt"/>
    </style:style>
    <style:style style:name="T524" style:family="text">
      <style:text-properties style:font-name="Arial1" fo:font-size="12pt" officeooo:rsid="01a895ac" style:font-size-asian="12pt" style:font-size-complex="12pt"/>
    </style:style>
    <style:style style:name="T525" style:family="text">
      <style:text-properties officeooo:rsid="01812956"/>
    </style:style>
    <style:style style:name="T526" style:family="text">
      <style:text-properties style:font-name="Liberation Mono" fo:font-weight="bold" officeooo:rsid="01812956" style:font-weight-asian="bold" style:font-weight-complex="bold"/>
    </style:style>
    <style:style style:name="T527" style:family="text">
      <style:text-properties officeooo:rsid="036e13b1"/>
    </style:style>
    <style:style style:name="T528" style:family="text">
      <style:text-properties officeooo:rsid="0302cccd"/>
    </style:style>
    <style:style style:name="T529" style:family="text">
      <style:text-properties style:font-name="Liberation Mono" fo:font-weight="bold" officeooo:rsid="0302cccd" style:font-weight-asian="bold" style:font-weight-complex="bold"/>
    </style:style>
    <style:style style:name="T530" style:family="text">
      <style:text-properties officeooo:rsid="0306f932"/>
    </style:style>
    <style:style style:name="T531" style:family="text">
      <style:text-properties fo:font-weight="normal" officeooo:rsid="03520d16" style:font-weight-asian="normal" style:font-weight-complex="normal"/>
    </style:style>
    <style:style style:name="T532" style:family="text">
      <style:text-properties style:font-name="Liberation Mono" officeooo:rsid="03520d16"/>
    </style:style>
    <style:style style:name="T533" style:family="text">
      <style:text-properties fo:font-weight="normal" officeooo:rsid="036bb0aa" style:font-weight-asian="normal" style:font-weight-complex="normal"/>
    </style:style>
    <style:style style:name="T534" style:family="text">
      <style:text-properties fo:font-weight="normal" officeooo:rsid="037da6b8" style:font-weight-asian="normal" style:font-weight-complex="normal"/>
    </style:style>
    <style:style style:name="T535" style:family="text">
      <style:text-properties fo:font-style="italic" fo:font-weight="normal" officeooo:rsid="03520d16" style:font-style-asian="italic" style:font-weight-asian="normal" style:font-style-complex="italic" style:font-weight-complex="normal"/>
    </style:style>
    <style:style style:name="T536" style:family="text">
      <style:text-properties fo:font-weight="normal" officeooo:rsid="05d80a8e" style:font-weight-asian="normal" style:font-weight-complex="normal"/>
    </style:style>
    <style:style style:name="T537" style:family="text">
      <style:text-properties fo:font-weight="normal" officeooo:rsid="05691ec0" style:font-weight-asian="normal" style:font-weight-complex="normal"/>
    </style:style>
    <style:style style:name="T538" style:family="text">
      <style:text-properties style:font-name="Liberation Mono" officeooo:rsid="035962cd"/>
    </style:style>
    <style:style style:name="T539" style:family="text">
      <style:text-properties style:font-name="Liberation Mono" fo:font-weight="bold" officeooo:rsid="02d92b59" style:font-weight-asian="bold" style:font-weight-complex="bold"/>
    </style:style>
    <style:style style:name="T540" style:family="text">
      <style:text-properties officeooo:rsid="02d92b59"/>
    </style:style>
    <style:style style:name="T541" style:family="text">
      <style:text-properties style:font-name="Liberation Mono" fo:font-weight="bold" officeooo:rsid="028d3d50" style:font-weight-asian="bold" style:font-weight-complex="bold"/>
    </style:style>
    <style:style style:name="T542" style:family="text">
      <style:text-properties officeooo:rsid="02d9c76c"/>
    </style:style>
    <style:style style:name="T543" style:family="text">
      <style:text-properties style:font-name="Liberation Mono" officeooo:rsid="03516673"/>
    </style:style>
    <style:style style:name="T544" style:family="text">
      <style:text-properties style:font-name="Arial1" officeooo:rsid="03516673"/>
    </style:style>
    <style:style style:name="T545" style:family="text">
      <style:text-properties officeooo:rsid="0383802a"/>
    </style:style>
    <style:style style:name="T546" style:family="text">
      <style:text-properties style:font-name="Liberation Mono" fo:font-weight="bold" officeooo:rsid="02d9c76c" style:font-weight-asian="bold" style:font-weight-complex="bold"/>
    </style:style>
    <style:style style:name="T547" style:family="text">
      <style:text-properties fo:font-style="normal" officeooo:rsid="02d9c76c" style:font-style-asian="normal" style:font-style-complex="normal"/>
    </style:style>
    <style:style style:name="T548" style:family="text">
      <style:text-properties officeooo:rsid="023cd631"/>
    </style:style>
    <style:style style:name="T549" style:family="text">
      <style:text-properties officeooo:rsid="0181d7fa"/>
    </style:style>
    <style:style style:name="T550" style:family="text">
      <style:text-properties officeooo:rsid="01ac1400"/>
    </style:style>
    <style:style style:name="T551" style:family="text">
      <style:text-properties style:font-name="Liberation Mono" officeooo:rsid="01e0d05d"/>
    </style:style>
    <style:style style:name="T552" style:family="text">
      <style:text-properties officeooo:rsid="01e0d05d"/>
    </style:style>
    <style:style style:name="T553" style:family="text">
      <style:text-properties fo:font-style="normal" officeooo:rsid="0247a6f0" style:font-style-asian="normal" style:font-style-complex="normal"/>
    </style:style>
    <style:style style:name="T554" style:family="text">
      <style:text-properties officeooo:rsid="02f542b4"/>
    </style:style>
    <style:style style:name="T555" style:family="text">
      <style:text-properties style:font-name="Liberation Mono" fo:font-weight="bold" officeooo:rsid="02f542b4" style:font-weight-asian="bold" style:font-weight-complex="bold"/>
    </style:style>
    <style:style style:name="T556" style:family="text">
      <style:text-properties officeooo:rsid="02fb5689"/>
    </style:style>
    <style:style style:name="T557" style:family="text">
      <style:text-properties style:font-name="Liberation Mono" fo:font-weight="bold" officeooo:rsid="02fb5689" style:font-weight-asian="bold" style:font-weight-complex="bold"/>
    </style:style>
    <style:style style:name="T558" style:family="text">
      <style:text-properties officeooo:rsid="02e9df92"/>
    </style:style>
    <style:style style:name="T559" style:family="text">
      <style:text-properties style:font-name="Liberation Mono" fo:font-weight="bold" officeooo:rsid="02e9df92" style:font-weight-asian="bold" style:font-weight-complex="bold"/>
    </style:style>
    <style:style style:name="T560" style:family="text">
      <style:text-properties officeooo:rsid="02ead613"/>
    </style:style>
    <style:style style:name="T561" style:family="text">
      <style:text-properties officeooo:rsid="02f6f4be"/>
    </style:style>
    <style:style style:name="T562" style:family="text">
      <style:text-properties fo:font-style="italic" officeooo:rsid="02f6f4be" style:font-style-asian="italic" style:font-style-complex="italic"/>
    </style:style>
    <style:style style:name="T563" style:family="text">
      <style:text-properties fo:font-style="normal" officeooo:rsid="02f6f4be" style:font-style-asian="normal" style:font-style-complex="normal"/>
    </style:style>
    <style:style style:name="T564" style:family="text">
      <style:text-properties style:font-name="Liberation Mono" fo:font-style="normal" fo:font-weight="bold" officeooo:rsid="02f542b4" style:font-style-asian="normal" style:font-weight-asian="bold" style:font-style-complex="normal" style:font-weight-complex="bold"/>
    </style:style>
    <style:style style:name="T565" style:family="text">
      <style:text-properties style:font-name="Liberation Mono" fo:font-weight="bold" officeooo:rsid="02ead613" style:font-weight-asian="bold" style:font-weight-complex="bold"/>
    </style:style>
    <style:style style:name="T566" style:family="text">
      <style:text-properties officeooo:rsid="02ef2ac0"/>
    </style:style>
    <style:style style:name="T567" style:family="text">
      <style:text-properties style:font-name="Liberation Mono" fo:font-weight="bold" officeooo:rsid="02ef2ac0" style:font-weight-asian="bold" style:font-weight-complex="bold"/>
    </style:style>
    <style:style style:name="T568" style:family="text">
      <style:text-properties officeooo:rsid="02f0ef9e"/>
    </style:style>
    <style:style style:name="T569" style:family="text">
      <style:text-properties officeooo:rsid="0326f8e4"/>
    </style:style>
    <style:style style:name="T570" style:family="text">
      <style:text-properties officeooo:rsid="032612d4"/>
    </style:style>
    <style:style style:name="T571" style:family="text">
      <style:text-properties officeooo:rsid="03268d6a"/>
    </style:style>
    <style:style style:name="T572" style:family="text">
      <style:text-properties style:font-name="Liberation Mono" fo:font-weight="bold" officeooo:rsid="03268d6a" style:font-weight-asian="bold" style:font-weight-complex="bold"/>
    </style:style>
    <style:style style:name="T573" style:family="text">
      <style:text-properties fo:font-style="normal" officeooo:rsid="0339a642" style:font-style-asian="normal" style:font-style-complex="normal"/>
    </style:style>
    <style:style style:name="T574" style:family="text">
      <style:text-properties fo:font-style="normal" officeooo:rsid="033a7740" style:font-style-asian="normal" style:font-style-complex="normal"/>
    </style:style>
    <style:style style:name="T575" style:family="text">
      <style:text-properties fo:font-style="normal" officeooo:rsid="0344bedb" style:font-style-asian="normal" style:font-style-complex="normal"/>
    </style:style>
    <style:style style:name="T576" style:family="text">
      <style:text-properties fo:font-style="italic" officeooo:rsid="0344bedb" style:font-style-asian="italic" style:font-style-complex="italic"/>
    </style:style>
    <style:style style:name="T577" style:family="text">
      <style:text-properties officeooo:rsid="0339f51f"/>
    </style:style>
    <style:style style:name="T578" style:family="text">
      <style:text-properties fo:font-weight="bold" officeooo:rsid="0339c5f4" style:font-weight-asian="bold" style:font-weight-complex="bold"/>
    </style:style>
    <style:style style:name="T579" style:family="text">
      <style:text-properties style:font-name="Liberation Mono" fo:font-weight="bold" officeooo:rsid="0326f8e4" style:font-weight-asian="bold" style:font-weight-complex="bold"/>
    </style:style>
    <style:style style:name="T580" style:family="text">
      <style:text-properties fo:font-size="12pt" officeooo:rsid="033b62c6" style:font-size-asian="12pt" style:font-size-complex="12pt"/>
    </style:style>
    <style:style style:name="T581" style:family="text">
      <style:text-properties fo:font-size="12pt" officeooo:rsid="033ebdc7" style:font-size-asian="12pt" style:font-size-complex="12pt"/>
    </style:style>
    <style:style style:name="T582" style:family="text">
      <style:text-properties fo:font-size="12pt" officeooo:rsid="033f1b19" style:font-size-asian="12pt" style:font-size-complex="12pt"/>
    </style:style>
    <style:style style:name="T583" style:family="text">
      <style:text-properties fo:font-size="12pt" officeooo:rsid="034085dc" style:font-size-asian="12pt" style:font-size-complex="12pt"/>
    </style:style>
    <style:style style:name="T584" style:family="text">
      <style:text-properties fo:font-size="12pt" officeooo:rsid="05d80a8e" style:font-size-asian="12pt" style:font-size-complex="12pt"/>
    </style:style>
    <style:style style:name="T585" style:family="text">
      <style:text-properties officeooo:rsid="031abcc6"/>
    </style:style>
    <style:style style:name="T586" style:family="text">
      <style:text-properties officeooo:rsid="0031efbd"/>
    </style:style>
    <style:style style:name="T587" style:family="text">
      <style:text-properties officeooo:rsid="010e9068"/>
    </style:style>
    <style:style style:name="T588" style:family="text">
      <style:text-properties fo:font-style="normal" officeooo:rsid="0031efbd" style:font-style-asian="normal" style:font-style-complex="normal"/>
    </style:style>
    <style:style style:name="T58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90" style:family="text">
      <style:text-properties fo:font-style="normal" style:text-underline-style="none" fo:font-weight="normal" officeooo:rsid="0031efbd" style:font-style-asian="normal" style:font-weight-asian="normal" style:font-style-complex="normal" style:font-weight-complex="normal"/>
    </style:style>
    <style:style style:name="T591" style:family="text">
      <style:text-properties fo:font-style="normal" style:text-underline-style="none" fo:font-weight="normal" officeooo:rsid="0034f062" style:font-style-asian="normal" style:font-weight-asian="normal" style:font-style-complex="normal" style:font-weight-complex="normal"/>
    </style:style>
    <style:style style:name="T59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9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94" style:family="text">
      <style:text-properties officeooo:rsid="01056527"/>
    </style:style>
    <style:style style:name="T595" style:family="text">
      <style:text-properties style:font-name="Liberation Mono" fo:font-weight="bold" officeooo:rsid="01056527" style:font-weight-asian="bold" style:font-weight-complex="bold"/>
    </style:style>
    <style:style style:name="T596" style:family="text">
      <style:text-properties officeooo:rsid="0038571b"/>
    </style:style>
    <style:style style:name="T59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98" style:family="text">
      <style:text-properties fo:font-style="normal" fo:font-weight="normal" officeooo:rsid="0128483e" style:font-style-asian="normal" style:font-weight-asian="normal" style:font-style-complex="normal" style:font-weight-complex="normal"/>
    </style:style>
    <style:style style:name="T599" style:family="text">
      <style:text-properties style:font-name="Liberation Mono" fo:font-style="normal" fo:font-weight="bold" officeooo:rsid="0128483e" style:font-style-asian="normal" style:font-weight-asian="bold" style:font-style-complex="normal" style:font-weight-complex="bold"/>
    </style:style>
    <style:style style:name="T60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601" style:family="text">
      <style:text-properties fo:font-style="normal" fo:font-weight="normal" officeooo:rsid="019da6a6" style:font-style-asian="normal" style:font-weight-asian="normal" style:font-style-complex="normal" style:font-weight-complex="normal"/>
    </style:style>
    <style:style style:name="T602" style:family="text">
      <style:text-properties style:font-name="Liberation Mono" fo:font-weight="bold" officeooo:rsid="031abcc6" style:font-weight-asian="bold" style:font-weight-complex="bold"/>
    </style:style>
    <style:style style:name="T603" style:family="text">
      <style:text-properties officeooo:rsid="01a75993"/>
    </style:style>
    <style:style style:name="T604" style:family="text">
      <style:text-properties fo:font-style="italic" fo:font-weight="bold" officeooo:rsid="019d59f5" style:font-style-asian="italic" style:font-weight-asian="bold" style:font-style-complex="italic" style:font-weight-complex="bold"/>
    </style:style>
    <style:style style:name="T605" style:family="text">
      <style:text-properties style:font-name="Liberation Mono" fo:font-weight="bold" officeooo:rsid="0060d47d" style:font-weight-asian="bold" style:font-weight-complex="bold"/>
    </style:style>
    <style:style style:name="T606" style:family="text">
      <style:text-properties style:font-name="Liberation Mono" fo:font-weight="bold" officeooo:rsid="00eeaeae" style:font-weight-asian="bold" style:font-weight-complex="bold"/>
    </style:style>
    <style:style style:name="T607" style:family="text">
      <style:text-properties officeooo:rsid="0136fc43"/>
    </style:style>
    <style:style style:name="T608" style:family="text">
      <style:text-properties style:font-name="Liberation Mono" fo:font-weight="bold" officeooo:rsid="020e1b14" style:font-weight-asian="bold" style:font-weight-complex="bold"/>
    </style:style>
    <style:style style:name="T609" style:family="text">
      <style:text-properties officeooo:rsid="017caf5f"/>
    </style:style>
    <style:style style:name="T610" style:family="text">
      <style:text-properties officeooo:rsid="019260c7"/>
    </style:style>
    <style:style style:name="T611" style:family="text">
      <style:text-properties fo:font-style="italic" officeooo:rsid="019260c7" style:font-style-asian="italic" style:font-style-complex="italic"/>
    </style:style>
    <style:style style:name="T612" style:family="text">
      <style:text-properties fo:font-style="normal" officeooo:rsid="019260c7" style:font-style-asian="normal" style:font-style-complex="normal"/>
    </style:style>
    <style:style style:name="T613" style:family="text">
      <style:text-properties style:font-name="Liberation Mono" fo:font-style="normal" fo:font-weight="bold" officeooo:rsid="019260c7" style:font-style-asian="normal" style:font-weight-asian="bold" style:font-style-complex="normal" style:font-weight-complex="bold"/>
    </style:style>
    <style:style style:name="T614" style:family="text">
      <style:text-properties fo:font-style="normal" officeooo:rsid="0193c10d" style:font-style-asian="normal" style:font-style-complex="normal"/>
    </style:style>
    <style:style style:name="T615" style:family="text">
      <style:text-properties style:font-name="Liberation Mono" fo:font-size="12pt" fo:font-weight="bold" officeooo:rsid="025af99b" style:font-size-asian="12pt" style:font-weight-asian="bold" style:font-size-complex="12pt" style:font-weight-complex="bold"/>
    </style:style>
    <style:style style:name="T616" style:family="text">
      <style:text-properties officeooo:rsid="0129e43d"/>
    </style:style>
    <style:style style:name="T617" style:family="text">
      <style:text-properties officeooo:rsid="0062148a"/>
    </style:style>
    <style:style style:name="T618" style:family="text">
      <style:text-properties officeooo:rsid="0264cd13"/>
    </style:style>
    <style:style style:name="T619" style:family="text">
      <style:text-properties style:font-name="Liberation Mono" fo:font-weight="bold" officeooo:rsid="0264cd13" style:font-weight-asian="bold" style:font-weight-complex="bold"/>
    </style:style>
    <style:style style:name="T620" style:family="text">
      <style:text-properties officeooo:rsid="0197416b"/>
    </style:style>
    <style:style style:name="T621" style:family="text">
      <style:text-properties style:font-name="Liberation Mono" fo:font-weight="bold" officeooo:rsid="0197416b" style:font-weight-asian="bold" style:font-weight-complex="bold"/>
    </style:style>
    <style:style style:name="T622" style:family="text">
      <style:text-properties officeooo:rsid="01af59b2"/>
    </style:style>
    <style:style style:name="T623" style:family="text">
      <style:text-properties officeooo:rsid="019d2cfa"/>
    </style:style>
    <style:style style:name="T624" style:family="text">
      <style:text-properties officeooo:rsid="019a75f9"/>
    </style:style>
    <style:style style:name="T625" style:family="text">
      <style:text-properties style:font-name="Liberation Mono" fo:font-weight="bold" officeooo:rsid="019a75f9" style:font-weight-asian="bold" style:font-weight-complex="bold"/>
    </style:style>
    <style:style style:name="T626" style:family="text">
      <style:text-properties fo:font-style="italic" officeooo:rsid="019a75f9" style:font-style-asian="italic" style:font-style-complex="italic"/>
    </style:style>
    <style:style style:name="T627" style:family="text">
      <style:text-properties fo:font-style="normal" officeooo:rsid="019a75f9" style:font-style-asian="normal" style:font-style-complex="normal"/>
    </style:style>
    <style:style style:name="T628" style:family="text">
      <style:text-properties officeooo:rsid="0028d2e1"/>
    </style:style>
    <style:style style:name="T629" style:family="text">
      <style:text-properties officeooo:rsid="0019e3ff"/>
    </style:style>
    <style:style style:name="T630" style:family="text">
      <style:text-properties officeooo:rsid="00224fc1"/>
    </style:style>
    <style:style style:name="T631" style:family="text">
      <style:text-properties officeooo:rsid="004bbbd8"/>
    </style:style>
    <style:style style:name="T632" style:family="text">
      <style:text-properties fo:font-style="normal" officeooo:rsid="005f8bdf" style:font-style-asian="normal" style:font-style-complex="normal"/>
    </style:style>
    <style:style style:name="T633" style:family="text">
      <style:text-properties fo:font-style="normal" officeooo:rsid="017647ff" style:font-style-asian="normal" style:font-style-complex="normal"/>
    </style:style>
    <style:style style:name="T634" style:family="text">
      <style:text-properties officeooo:rsid="00282d3a"/>
    </style:style>
    <style:style style:name="T635" style:family="text">
      <style:text-properties officeooo:rsid="009b17ac"/>
    </style:style>
    <style:style style:name="T636" style:family="text">
      <style:text-properties officeooo:rsid="0112a87f"/>
    </style:style>
    <style:style style:name="T637" style:family="text">
      <style:text-properties officeooo:rsid="0220b418"/>
    </style:style>
    <style:style style:name="T638" style:family="text">
      <style:text-properties style:text-underline-style="none"/>
    </style:style>
    <style:style style:name="T639" style:family="text">
      <style:text-properties style:text-underline-style="none" officeooo:rsid="0119fa3a"/>
    </style:style>
    <style:style style:name="T640" style:family="text">
      <style:text-properties style:font-name="Liberation Mono" style:text-underline-style="none" fo:font-weight="bold" officeooo:rsid="0119fa3a" style:font-weight-asian="bold" style:font-weight-complex="bold"/>
    </style:style>
    <style:style style:name="T641" style:family="text">
      <style:text-properties fo:font-style="italic" style:text-underline-style="none" officeooo:rsid="0119fa3a" style:font-style-asian="italic" style:font-style-complex="italic"/>
    </style:style>
    <style:style style:name="T642" style:family="text">
      <style:text-properties officeooo:rsid="02da8c9a"/>
    </style:style>
    <style:style style:name="T643" style:family="text">
      <style:text-properties officeooo:rsid="0368a051"/>
    </style:style>
    <style:style style:name="T644" style:family="text">
      <style:text-properties style:font-name="Liberation Mono" fo:font-weight="bold" officeooo:rsid="0368a051" style:font-weight-asian="bold" style:font-weight-complex="bold"/>
    </style:style>
    <style:style style:name="T645" style:family="text">
      <style:text-properties officeooo:rsid="012e1bc8"/>
    </style:style>
    <style:style style:name="T646" style:family="text">
      <style:text-properties officeooo:rsid="00109264"/>
    </style:style>
    <style:style style:name="T647" style:family="text">
      <style:text-properties officeooo:rsid="019c3142"/>
    </style:style>
    <style:style style:name="T648" style:family="text">
      <style:text-properties fo:font-style="normal" officeooo:rsid="003e56c2" style:font-style-asian="normal" style:font-style-complex="normal"/>
    </style:style>
    <style:style style:name="T649" style:family="text">
      <style:text-properties fo:font-style="italic" fo:font-weight="bold" officeooo:rsid="003e56c2" style:font-style-asian="italic" style:font-weight-asian="bold" style:font-style-complex="italic" style:font-weight-complex="bold"/>
    </style:style>
    <style:style style:name="T650" style:family="text">
      <style:text-properties fo:font-style="normal" fo:font-weight="normal" officeooo:rsid="003e56c2" style:font-style-asian="normal" style:font-weight-asian="normal" style:font-style-complex="normal" style:font-weight-complex="normal"/>
    </style:style>
    <style:style style:name="T651" style:family="text">
      <style:text-properties fo:font-style="normal" fo:font-weight="normal" officeooo:rsid="02f8a593" style:font-style-asian="normal" style:font-weight-asian="normal" style:font-style-complex="normal" style:font-weight-complex="normal"/>
    </style:style>
    <style:style style:name="T652" style:family="text">
      <style:text-properties fo:font-style="normal" fo:font-weight="normal" officeooo:rsid="02fb5689" style:font-style-asian="normal" style:font-weight-asian="normal" style:font-style-complex="normal" style:font-weight-complex="normal"/>
    </style:style>
    <style:style style:name="T653" style:family="text">
      <style:text-properties officeooo:rsid="00413634"/>
    </style:style>
    <style:style style:name="T654" style:family="text">
      <style:text-properties style:font-name="Liberation Mono" fo:font-weight="bold" officeooo:rsid="00413634" style:font-weight-asian="bold" style:font-weight-complex="bold"/>
    </style:style>
    <style:style style:name="T655" style:family="text">
      <style:text-properties officeooo:rsid="002ac448"/>
    </style:style>
    <style:style style:name="T656" style:family="text">
      <style:text-properties fo:font-style="italic" fo:font-weight="bold" officeooo:rsid="00431f99" style:font-style-asian="italic" style:font-weight-asian="bold" style:font-style-complex="italic" style:font-weight-complex="bold"/>
    </style:style>
    <style:style style:name="T657" style:family="text">
      <style:text-properties fo:font-style="normal" officeooo:rsid="0223e883" style:font-style-asian="normal" style:font-style-complex="normal"/>
    </style:style>
    <style:style style:name="T658" style:family="text">
      <style:text-properties fo:font-style="normal" officeooo:rsid="009b17ac" style:font-style-asian="normal" style:font-style-complex="normal"/>
    </style:style>
    <style:style style:name="T659" style:family="text">
      <style:text-properties fo:font-style="normal" officeooo:rsid="0040232c" style:font-style-asian="normal" style:font-style-complex="normal"/>
    </style:style>
    <style:style style:name="T660" style:family="text">
      <style:text-properties style:font-name="Liberation Mono" fo:font-style="normal" fo:font-weight="bold" officeooo:rsid="0040232c" style:font-style-asian="normal" style:font-weight-asian="bold" style:font-style-complex="normal" style:font-weight-complex="bold"/>
    </style:style>
    <style:style style:name="T661" style:family="text">
      <style:text-properties fo:font-style="normal" style:text-underline-style="none" fo:font-weight="normal" officeooo:rsid="00413634" style:font-style-asian="normal" style:font-weight-asian="normal" style:font-style-complex="normal" style:font-weight-complex="normal"/>
    </style:style>
    <style:style style:name="T66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63" style:family="text">
      <style:text-properties fo:font-size="12pt" officeooo:rsid="003e56c2" style:font-size-asian="12pt" style:font-size-complex="12pt"/>
    </style:style>
    <style:style style:name="T664" style:family="text">
      <style:text-properties fo:font-size="12pt" officeooo:rsid="00155a94" style:font-size-asian="12pt" style:font-size-complex="12pt"/>
    </style:style>
    <style:style style:name="T665" style:family="text">
      <style:text-properties fo:font-size="12pt" officeooo:rsid="00fa8500" style:font-size-asian="12pt" style:font-size-complex="12pt"/>
    </style:style>
    <style:style style:name="T666" style:family="text">
      <style:text-properties style:font-name="Arial1" fo:font-size="12pt" fo:font-weight="normal" officeooo:rsid="01086aeb" style:font-size-asian="12pt" style:font-weight-asian="normal" style:font-size-complex="12pt" style:font-weight-complex="normal"/>
    </style:style>
    <style:style style:name="T667"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68" style:family="text">
      <style:text-properties fo:font-size="12pt" officeooo:rsid="0101177b" style:font-size-asian="12pt" style:font-size-complex="12pt"/>
    </style:style>
    <style:style style:name="T669" style:family="text">
      <style:text-properties fo:font-size="12pt" officeooo:rsid="02326a31" style:font-size-asian="12pt" style:font-size-complex="12pt"/>
    </style:style>
    <style:style style:name="T670" style:family="text">
      <style:text-properties officeooo:rsid="01cd6cec"/>
    </style:style>
    <style:style style:name="T671" style:family="text">
      <style:text-properties officeooo:rsid="00fe1e10"/>
    </style:style>
    <style:style style:name="T672" style:family="text">
      <style:text-properties officeooo:rsid="01c5dc0a"/>
    </style:style>
    <style:style style:name="T673" style:family="text">
      <style:text-properties style:font-name="Liberation Mono" fo:font-weight="bold" officeooo:rsid="01cd6cec" style:font-weight-asian="bold" style:font-weight-complex="bold"/>
    </style:style>
    <style:style style:name="T674" style:family="text">
      <style:text-properties officeooo:rsid="01b76858"/>
    </style:style>
    <style:style style:name="T675" style:family="text">
      <style:text-properties officeooo:rsid="02b49196"/>
    </style:style>
    <style:style style:name="T676" style:family="text">
      <style:text-properties officeooo:rsid="02b0d6e2"/>
    </style:style>
    <style:style style:name="T677" style:family="text">
      <style:text-properties officeooo:rsid="00155a94"/>
    </style:style>
    <style:style style:name="T678" style:family="text">
      <style:text-properties officeooo:rsid="02ae0d3f"/>
    </style:style>
    <style:style style:name="T679" style:family="text">
      <style:text-properties officeooo:rsid="01bbb125"/>
    </style:style>
    <style:style style:name="T680" style:family="text">
      <style:text-properties officeooo:rsid="0292b96c"/>
    </style:style>
    <style:style style:name="T681" style:family="text">
      <style:text-properties officeooo:rsid="01ba22c6"/>
    </style:style>
    <style:style style:name="T682" style:family="text">
      <style:text-properties officeooo:rsid="00fa8500"/>
    </style:style>
    <style:style style:name="T683" style:family="text">
      <style:text-properties officeooo:rsid="01373e1b"/>
    </style:style>
    <style:style style:name="T684" style:family="text">
      <style:text-properties style:font-name="Liberation Mono" fo:font-weight="bold" officeooo:rsid="01373e1b" style:font-weight-asian="bold" style:font-weight-complex="bold"/>
    </style:style>
    <style:style style:name="T685" style:family="text">
      <style:text-properties officeooo:rsid="01393063"/>
    </style:style>
    <style:style style:name="T686" style:family="text">
      <style:text-properties style:font-name="Liberation Mono" fo:font-weight="bold" officeooo:rsid="01393063" style:font-weight-asian="bold" style:font-weight-complex="bold"/>
    </style:style>
    <style:style style:name="T687" style:family="text">
      <style:text-properties style:font-name="Liberation Mono" fo:font-weight="bold" officeooo:rsid="01c5dc0a" style:font-weight-asian="bold" style:font-weight-complex="bold"/>
    </style:style>
    <style:style style:name="T688" style:family="text">
      <style:text-properties officeooo:rsid="02b8d04d"/>
    </style:style>
    <style:style style:name="T689" style:family="text">
      <style:text-properties fo:font-weight="bold" officeooo:rsid="01c5dc0a" style:font-weight-asian="bold" style:font-weight-complex="bold"/>
    </style:style>
    <style:style style:name="T690" style:family="text">
      <style:text-properties officeooo:rsid="02b2d016"/>
    </style:style>
    <style:style style:name="T691" style:family="text">
      <style:text-properties officeooo:rsid="01ca0c0f"/>
    </style:style>
    <style:style style:name="T692" style:family="text">
      <style:text-properties officeooo:rsid="0295de59"/>
    </style:style>
    <style:style style:name="T693" style:family="text">
      <style:text-properties officeooo:rsid="02b169dc"/>
    </style:style>
    <style:style style:name="T694" style:family="text">
      <style:text-properties officeooo:rsid="001746b3"/>
    </style:style>
    <style:style style:name="T695" style:family="text">
      <style:text-properties officeooo:rsid="02329648"/>
    </style:style>
    <style:style style:name="T696" style:family="text">
      <style:text-properties officeooo:rsid="0234a724"/>
    </style:style>
    <style:style style:name="T697" style:family="text">
      <style:text-properties officeooo:rsid="0232e3d7"/>
    </style:style>
    <style:style style:name="T698" style:family="text">
      <style:text-properties officeooo:rsid="02b5e7ef"/>
    </style:style>
    <style:style style:name="T699" style:family="text">
      <style:text-properties officeooo:rsid="01c91b4e"/>
    </style:style>
    <style:style style:name="T700" style:family="text">
      <style:text-properties officeooo:rsid="02b7b10d"/>
    </style:style>
    <style:style style:name="T701" style:family="text">
      <style:text-properties officeooo:rsid="02b802b0"/>
    </style:style>
    <style:style style:name="T702" style:family="text">
      <style:text-properties style:font-name="Liberation Mono" fo:font-weight="bold" officeooo:rsid="02b802b0" style:font-weight-asian="bold" style:font-weight-complex="bold"/>
    </style:style>
    <style:style style:name="T703" style:family="text">
      <style:text-properties officeooo:rsid="01bb6779"/>
    </style:style>
    <style:style style:name="T704" style:family="text">
      <style:text-properties officeooo:rsid="02ba4344"/>
    </style:style>
    <style:style style:name="T705" style:family="text">
      <style:text-properties style:font-name="Liberation Mono" fo:font-weight="bold" officeooo:rsid="00155a94" style:font-weight-asian="bold" style:font-weight-complex="bold"/>
    </style:style>
    <style:style style:name="T706" style:family="text">
      <style:text-properties officeooo:rsid="0293e882"/>
    </style:style>
    <style:style style:name="T707" style:family="text">
      <style:text-properties officeooo:rsid="002e6e2a"/>
    </style:style>
    <style:style style:name="T708" style:family="text">
      <style:text-properties officeooo:rsid="0026c97f"/>
    </style:style>
    <style:style style:name="T709" style:family="text">
      <style:text-properties officeooo:rsid="01b801c6"/>
    </style:style>
    <style:style style:name="T710" style:family="text">
      <style:text-properties officeooo:rsid="00ebe991"/>
    </style:style>
    <style:style style:name="T711" style:family="text">
      <style:text-properties officeooo:rsid="0103c302"/>
    </style:style>
    <style:style style:name="T712" style:family="text">
      <style:text-properties fo:font-style="italic" officeooo:rsid="0103c302" style:font-style-asian="italic" style:font-style-complex="italic"/>
    </style:style>
    <style:style style:name="T713" style:family="text">
      <style:text-properties fo:font-style="normal" officeooo:rsid="0103c302" style:font-style-asian="normal" style:font-style-complex="normal"/>
    </style:style>
    <style:style style:name="T714" style:family="text">
      <style:text-properties officeooo:rsid="00eeaeae"/>
    </style:style>
    <style:style style:name="T715" style:family="text">
      <style:text-properties officeooo:rsid="01142763"/>
    </style:style>
    <style:style style:name="T716" style:family="text">
      <style:text-properties style:font-name="Liberation Mono" fo:font-weight="bold" officeooo:rsid="01142763" style:font-weight-asian="bold" style:font-weight-complex="bold"/>
    </style:style>
    <style:style style:name="T717" style:family="text">
      <style:text-properties officeooo:rsid="01c440c1"/>
    </style:style>
    <style:style style:name="T718" style:family="text">
      <style:text-properties style:font-name="Liberation Mono" fo:font-weight="bold" officeooo:rsid="01c440c1" style:font-weight-asian="bold" style:font-weight-complex="bold"/>
    </style:style>
    <style:style style:name="T719" style:family="text">
      <style:text-properties officeooo:rsid="01c119eb"/>
    </style:style>
    <style:style style:name="T720" style:family="text">
      <style:text-properties officeooo:rsid="00ec5fa1"/>
    </style:style>
    <style:style style:name="T721" style:family="text">
      <style:text-properties officeooo:rsid="00ecb9f5"/>
    </style:style>
    <style:style style:name="T722" style:family="text">
      <style:text-properties style:font-name="Liberation Mono" fo:font-weight="bold" officeooo:rsid="00ebe991" style:font-weight-asian="bold" style:font-weight-complex="bold"/>
    </style:style>
    <style:style style:name="T723" style:family="text">
      <style:text-properties style:font-name="Liberation Mono" fo:font-weight="bold" officeooo:rsid="00ec5fa1" style:font-weight-asian="bold" style:font-weight-complex="bold"/>
    </style:style>
    <style:style style:name="T724" style:family="text">
      <style:text-properties fo:font-style="normal" officeooo:rsid="010362df" style:font-style-asian="normal" style:font-style-complex="normal"/>
    </style:style>
    <style:style style:name="T725" style:family="text">
      <style:text-properties style:font-name="Liberation Mono" fo:font-style="normal" fo:font-weight="bold" officeooo:rsid="010362df" style:font-style-asian="normal" style:font-weight-asian="bold" style:font-style-complex="normal" style:font-weight-complex="bold"/>
    </style:style>
    <style:style style:name="T726" style:family="text">
      <style:text-properties fo:font-style="italic" officeooo:rsid="010362df" style:font-style-asian="italic" style:font-style-complex="italic"/>
    </style:style>
    <style:style style:name="T727" style:family="text">
      <style:text-properties fo:font-style="normal" officeooo:rsid="01092803" style:font-style-asian="normal" style:font-style-complex="normal"/>
    </style:style>
    <style:style style:name="T728" style:family="text">
      <style:text-properties style:font-name="Liberation Mono" fo:font-style="normal" fo:font-weight="bold" officeooo:rsid="01c5dc0a" style:font-style-asian="normal" style:font-weight-asian="bold" style:font-style-complex="normal" style:font-weight-complex="bold"/>
    </style:style>
    <style:style style:name="T729" style:family="text">
      <style:text-properties style:font-name="Liberation Mono" fo:font-style="normal" fo:font-weight="bold" officeooo:rsid="00ff8988" style:font-style-asian="normal" style:font-weight-asian="bold" style:font-style-complex="normal" style:font-weight-complex="bold"/>
    </style:style>
    <style:style style:name="T730" style:family="text">
      <style:text-properties style:font-name="Arial1" fo:font-style="normal" fo:font-weight="normal" officeooo:rsid="00ff8988" style:font-style-asian="normal" style:font-weight-asian="normal" style:font-style-complex="normal" style:font-weight-complex="normal"/>
    </style:style>
    <style:style style:name="T731" style:family="text">
      <style:text-properties style:font-name="Arial1" fo:font-style="normal" fo:font-weight="normal" officeooo:rsid="01092803" style:font-style-asian="normal" style:font-weight-asian="normal" style:font-style-complex="normal" style:font-weight-complex="normal"/>
    </style:style>
    <style:style style:name="T732" style:family="text">
      <style:text-properties fo:font-style="normal" officeooo:rsid="010685b6" style:font-style-asian="normal" style:font-style-complex="normal"/>
    </style:style>
    <style:style style:name="T733" style:family="text">
      <style:text-properties fo:font-style="italic" officeooo:rsid="010685b6" style:font-style-asian="italic" style:font-style-complex="italic"/>
    </style:style>
    <style:style style:name="T734" style:family="text">
      <style:text-properties fo:font-style="normal" officeooo:rsid="01c5dc0a" style:font-style-asian="normal" style:font-style-complex="normal"/>
    </style:style>
    <style:style style:name="T735" style:family="text">
      <style:text-properties officeooo:rsid="013ea788"/>
    </style:style>
    <style:style style:name="T736" style:family="text">
      <style:text-properties style:font-name="Liberation Mono" fo:font-weight="bold" officeooo:rsid="013ea788" style:font-weight-asian="bold" style:font-weight-complex="bold"/>
    </style:style>
    <style:style style:name="T737" style:family="text">
      <style:text-properties fo:font-style="italic" officeooo:rsid="013ea788" style:font-style-asian="italic" style:font-style-complex="italic"/>
    </style:style>
    <style:style style:name="T738" style:family="text">
      <style:text-properties fo:font-style="normal" officeooo:rsid="013ea788" style:font-style-asian="normal" style:font-style-complex="normal"/>
    </style:style>
    <style:style style:name="T739" style:family="text">
      <style:text-properties style:font-name="Liberation Mono" fo:font-style="normal" fo:font-weight="bold" officeooo:rsid="013ea788" style:font-style-asian="normal" style:font-weight-asian="bold" style:font-style-complex="normal" style:font-weight-complex="bold"/>
    </style:style>
    <style:style style:name="T740" style:family="text">
      <style:text-properties officeooo:rsid="003aa9c6"/>
    </style:style>
    <style:style style:name="T741" style:family="text">
      <style:text-properties fo:font-style="normal" officeooo:rsid="002dd125" style:font-style-asian="normal" style:font-style-complex="normal"/>
    </style:style>
    <style:style style:name="T742" style:family="text">
      <style:text-properties fo:font-style="normal" officeooo:rsid="010a61b9" style:font-style-asian="normal" style:font-style-complex="normal"/>
    </style:style>
    <style:style style:name="T743" style:family="text">
      <style:text-properties style:font-name="Liberation Mono" fo:font-style="normal" fo:font-weight="bold" officeooo:rsid="010a61b9" style:font-style-asian="normal" style:font-weight-asian="bold" style:font-style-complex="normal" style:font-weight-complex="bold"/>
    </style:style>
    <style:style style:name="T744" style:family="text">
      <style:text-properties fo:font-style="normal" officeooo:rsid="010ab99a" style:font-style-asian="normal" style:font-style-complex="normal"/>
    </style:style>
    <style:style style:name="T745" style:family="text">
      <style:text-properties officeooo:rsid="01ae77e3"/>
    </style:style>
    <style:style style:name="T746" style:family="text">
      <style:text-properties officeooo:rsid="002dd125"/>
    </style:style>
    <style:style style:name="T747" style:family="text">
      <style:text-properties officeooo:rsid="00ab28f7"/>
    </style:style>
    <style:style style:name="T748" style:family="text">
      <style:text-properties officeooo:rsid="002e4e8c"/>
    </style:style>
    <style:style style:name="T749" style:family="text">
      <style:text-properties officeooo:rsid="0046990c"/>
    </style:style>
    <style:style style:name="T750" style:family="text">
      <style:text-properties officeooo:rsid="011dd59f"/>
    </style:style>
    <style:style style:name="T751" style:family="text">
      <style:text-properties officeooo:rsid="011ec924"/>
    </style:style>
    <style:style style:name="T752" style:family="text">
      <style:text-properties officeooo:rsid="032e5ab5"/>
    </style:style>
    <style:style style:name="T753" style:family="text">
      <style:text-properties officeooo:rsid="032f64e2"/>
    </style:style>
    <style:style style:name="T754" style:family="text">
      <style:text-properties officeooo:rsid="011fc51f"/>
    </style:style>
    <style:style style:name="T755" style:family="text">
      <style:text-properties officeooo:rsid="012084da"/>
    </style:style>
    <style:style style:name="T756" style:family="text">
      <style:text-properties officeooo:rsid="011efad6"/>
    </style:style>
    <style:style style:name="T757" style:family="text">
      <style:text-properties officeooo:rsid="018c4f21"/>
    </style:style>
    <style:style style:name="T758" style:family="text">
      <style:text-properties style:font-name="Liberation Mono" fo:font-weight="bold" officeooo:rsid="018c4f21" style:font-weight-asian="bold" style:font-weight-complex="bold"/>
    </style:style>
    <style:style style:name="T759" style:family="text">
      <style:text-properties style:font-name="Liberation Mono" fo:font-style="normal" fo:font-weight="bold" officeooo:rsid="018a5174" style:font-style-asian="normal" style:font-weight-asian="bold" style:font-style-complex="normal" style:font-weight-complex="bold"/>
    </style:style>
    <style:style style:name="T760" style:family="text">
      <style:text-properties officeooo:rsid="018ca16b"/>
    </style:style>
    <style:style style:name="T761" style:family="text">
      <style:text-properties style:font-name="Liberation Mono" fo:font-weight="bold" officeooo:rsid="018ca16b" style:font-weight-asian="bold" style:font-weight-complex="bold"/>
    </style:style>
    <style:style style:name="T762" style:family="text">
      <style:text-properties officeooo:rsid="02245816"/>
    </style:style>
    <style:style style:name="T763" style:family="text">
      <style:text-properties officeooo:rsid="01b0f6f7"/>
    </style:style>
    <style:style style:name="T764" style:family="text">
      <style:text-properties style:font-name="Liberation Mono" fo:font-size="10pt" fo:font-weight="bold" officeooo:rsid="01373e1b" style:font-size-asian="10pt" style:font-weight-asian="bold" style:font-size-complex="10pt" style:font-weight-complex="bold"/>
    </style:style>
    <style:style style:name="T765"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66" style:family="text">
      <style:text-properties fo:font-style="normal" fo:font-weight="normal" officeooo:rsid="01b0f6f7" style:font-style-asian="normal" style:font-weight-asian="normal" style:font-style-complex="normal" style:font-weight-complex="normal"/>
    </style:style>
    <style:style style:name="T767" style:family="text">
      <style:text-properties style:font-name="Liberation Mono" fo:font-style="normal" fo:font-weight="bold" officeooo:rsid="01b0f6f7" style:font-style-asian="normal" style:font-weight-asian="bold" style:font-style-complex="normal" style:font-weight-complex="bold"/>
    </style:style>
    <style:style style:name="T768" style:family="text">
      <style:text-properties officeooo:rsid="02262d6a"/>
    </style:style>
    <style:style style:name="T769" style:family="text">
      <style:text-properties style:font-name="Liberation Mono" fo:font-weight="bold" officeooo:rsid="02262d6a" style:font-weight-asian="bold" style:font-weight-complex="bold"/>
    </style:style>
    <style:style style:name="T770" style:family="text">
      <style:text-properties officeooo:rsid="021ee1c9"/>
    </style:style>
    <style:style style:name="T771" style:family="text">
      <style:text-properties officeooo:rsid="02619f4a"/>
    </style:style>
    <style:style style:name="T772" style:family="text">
      <style:text-properties officeooo:rsid="027805eb"/>
    </style:style>
    <style:style style:name="T773" style:family="text">
      <style:text-properties officeooo:rsid="0262dd83"/>
    </style:style>
    <style:style style:name="T774" style:family="text">
      <style:text-properties fo:font-style="normal" fo:font-weight="normal" officeooo:rsid="021ee1c9" style:font-style-asian="normal" style:font-weight-asian="normal" style:font-style-complex="normal" style:font-weight-complex="normal"/>
    </style:style>
    <style:style style:name="T775" style:family="text">
      <style:text-properties style:font-name="Liberation Mono" fo:font-weight="bold" officeooo:rsid="032e5ab5" style:font-weight-asian="bold" style:font-weight-complex="bold"/>
    </style:style>
    <style:style style:name="T776" style:family="text">
      <style:text-properties fo:font-style="normal" fo:font-weight="normal" officeooo:rsid="025feba3" style:font-style-asian="normal" style:font-weight-asian="normal" style:font-style-complex="normal" style:font-weight-complex="normal"/>
    </style:style>
    <style:style style:name="T777" style:family="text">
      <style:text-properties officeooo:rsid="02ef1c1b"/>
    </style:style>
    <style:style style:name="T778" style:family="text">
      <style:text-properties style:font-name="Liberation Mono" fo:font-weight="bold" officeooo:rsid="02987b82" style:font-weight-asian="bold" style:font-weight-complex="bold"/>
    </style:style>
    <style:style style:name="T779" style:family="text">
      <style:text-properties officeooo:rsid="02987b82"/>
    </style:style>
    <style:style style:name="T780" style:family="text">
      <style:text-properties style:font-name="Liberation Mono" fo:font-weight="bold" officeooo:rsid="02ef1c1b" style:font-weight-asian="bold" style:font-weight-complex="bold"/>
    </style:style>
    <style:style style:name="T781" style:family="text">
      <style:text-properties officeooo:rsid="03516673"/>
    </style:style>
    <style:style style:name="T782" style:family="text">
      <style:text-properties style:font-name="Arial1" officeooo:rsid="02ffd114"/>
    </style:style>
    <style:style style:name="T783" style:family="text">
      <style:text-properties officeooo:rsid="02fd49dd"/>
    </style:style>
    <style:style style:name="T784" style:family="text">
      <style:text-properties fo:font-style="normal" fo:font-weight="normal" officeooo:rsid="02fd49dd" style:font-style-asian="normal" style:font-weight-asian="normal" style:font-style-complex="normal" style:font-weight-complex="normal"/>
    </style:style>
    <style:style style:name="T785" style:family="text">
      <style:text-properties officeooo:rsid="053a1883"/>
    </style:style>
    <style:style style:name="T786" style:family="text">
      <style:text-properties fo:font-style="italic" officeooo:rsid="053a1883" style:font-style-asian="italic" style:font-style-complex="italic"/>
    </style:style>
    <style:style style:name="T787" style:family="text">
      <style:text-properties fo:font-style="normal" officeooo:rsid="053a1883" style:font-style-asian="normal" style:font-style-complex="normal"/>
    </style:style>
    <style:style style:name="T788" style:family="text">
      <style:text-properties style:font-name="Liberation Mono" fo:font-style="normal" fo:font-weight="bold" officeooo:rsid="053a1883" style:font-style-asian="normal" style:font-weight-asian="bold" style:font-style-complex="normal" style:font-weight-complex="bold"/>
    </style:style>
    <style:style style:name="T789" style:family="text">
      <style:text-properties officeooo:rsid="042dc8ed"/>
    </style:style>
    <style:style style:name="T790" style:family="text">
      <style:text-properties style:font-name="Liberation Mono" fo:font-weight="bold" officeooo:rsid="042dc8ed" style:font-weight-asian="bold" style:font-weight-complex="bold"/>
    </style:style>
    <style:style style:name="T791" style:family="text">
      <style:text-properties style:font-name="Liberation Mono" fo:font-weight="bold" officeooo:rsid="053a1883" style:font-weight-asian="bold" style:font-weight-complex="bold"/>
    </style:style>
    <style:style style:name="T792" style:family="text">
      <style:text-properties fo:font-style="italic" officeooo:rsid="0538591f" style:font-style-asian="italic" style:font-style-complex="italic"/>
    </style:style>
    <style:style style:name="T793" style:family="text">
      <style:text-properties officeooo:rsid="0538591f"/>
    </style:style>
    <style:style style:name="T794" style:family="text">
      <style:text-properties officeooo:rsid="058087c9"/>
    </style:style>
    <style:style style:name="T795" style:family="text">
      <style:text-properties officeooo:rsid="04259a15"/>
    </style:style>
    <style:style style:name="T796" style:family="text">
      <style:text-properties fo:font-style="italic" officeooo:rsid="04259a15" style:font-style-asian="italic" style:font-style-complex="italic"/>
    </style:style>
    <style:style style:name="T797" style:family="text">
      <style:text-properties officeooo:rsid="04784f54"/>
    </style:style>
    <style:style style:name="T798" style:family="text">
      <style:text-properties officeooo:rsid="056706af"/>
    </style:style>
    <style:style style:name="T799" style:family="text">
      <style:text-properties style:font-name="Liberation Mono" fo:font-weight="bold" officeooo:rsid="056706af" style:font-weight-asian="bold" style:font-weight-complex="bold"/>
    </style:style>
    <style:style style:name="T800" style:family="text">
      <style:text-properties officeooo:rsid="0394cf93"/>
    </style:style>
    <style:style style:name="T801" style:family="text">
      <style:text-properties style:font-name="Liberation Mono" fo:font-weight="bold" officeooo:rsid="0394cf93" style:font-weight-asian="bold" style:font-weight-complex="bold"/>
    </style:style>
    <style:style style:name="T802" style:family="text">
      <style:text-properties officeooo:rsid="03969b6a"/>
    </style:style>
    <style:style style:name="T803" style:family="text">
      <style:text-properties officeooo:rsid="03eb463f"/>
    </style:style>
    <style:style style:name="T804"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805"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806" style:family="text">
      <style:text-properties officeooo:rsid="03ae9f0a"/>
    </style:style>
    <style:style style:name="T807" style:family="text">
      <style:text-properties officeooo:rsid="03985a35"/>
    </style:style>
    <style:style style:name="T808" style:family="text">
      <style:text-properties style:font-name="Liberation Mono" fo:font-weight="bold" officeooo:rsid="03985a35" style:font-weight-asian="bold" style:font-weight-complex="bold"/>
    </style:style>
    <style:style style:name="T809" style:family="text">
      <style:text-properties style:font-name="Arial1" fo:font-size="12pt" officeooo:rsid="042979a8" style:font-size-asian="12pt" style:font-size-complex="12pt"/>
    </style:style>
    <style:style style:name="T810" style:family="text">
      <style:text-properties style:font-name="Liberation Mono" fo:font-size="12pt" fo:font-weight="bold" officeooo:rsid="042979a8" style:font-size-asian="12pt" style:font-weight-asian="bold" style:font-size-complex="12pt" style:font-weight-complex="bold"/>
    </style:style>
    <style:style style:name="T811" style:family="text">
      <style:text-properties style:font-name="Arial1" fo:font-size="12pt" officeooo:rsid="04368606" style:font-size-asian="12pt" style:font-size-complex="12pt"/>
    </style:style>
    <style:style style:name="T812" style:family="text">
      <style:text-properties officeooo:rsid="05382257"/>
    </style:style>
    <style:style style:name="T813" style:family="text">
      <style:text-properties officeooo:rsid="04583acc"/>
    </style:style>
    <style:style style:name="T814" style:family="text">
      <style:text-properties style:font-name="Liberation Mono" fo:font-weight="bold" officeooo:rsid="0399d42d" style:font-weight-asian="bold" style:font-weight-complex="bold"/>
    </style:style>
    <style:style style:name="T815" style:family="text">
      <style:text-properties officeooo:rsid="0399d42d"/>
    </style:style>
    <style:style style:name="T816" style:family="text">
      <style:text-properties officeooo:rsid="05d53fc3"/>
    </style:style>
    <style:style style:name="T817" style:family="text">
      <style:text-properties officeooo:rsid="03bcb60a"/>
    </style:style>
    <style:style style:name="T818" style:family="text">
      <style:text-properties officeooo:rsid="04156b23"/>
    </style:style>
    <style:style style:name="T819" style:family="text">
      <style:text-properties officeooo:rsid="03be8a34"/>
    </style:style>
    <style:style style:name="T820" style:family="text">
      <style:text-properties officeooo:rsid="03c992c9"/>
    </style:style>
    <style:style style:name="T821" style:family="text">
      <style:text-properties officeooo:rsid="0424f0a7"/>
    </style:style>
    <style:style style:name="T822" style:family="text">
      <style:text-properties officeooo:rsid="057a7cce"/>
    </style:style>
    <style:style style:name="T823" style:family="text">
      <style:text-properties officeooo:rsid="04b847ad"/>
    </style:style>
    <style:style style:name="T824" style:family="text">
      <style:text-properties officeooo:rsid="04ba32d8"/>
    </style:style>
    <style:style style:name="T825" style:family="text">
      <style:text-properties officeooo:rsid="04e4b2dd"/>
    </style:style>
    <style:style style:name="T826" style:family="text">
      <style:text-properties style:font-name="Liberation Mono" fo:font-weight="bold" officeooo:rsid="04e4b2dd" style:font-weight-asian="bold" style:font-weight-complex="bold"/>
    </style:style>
    <style:style style:name="T827" style:family="text">
      <style:text-properties officeooo:rsid="0476d007"/>
    </style:style>
    <style:style style:name="T828" style:family="text">
      <style:text-properties fo:font-style="normal" officeooo:rsid="0476d007" style:font-style-asian="normal" style:font-style-complex="normal"/>
    </style:style>
    <style:style style:name="T829" style:family="text">
      <style:text-properties officeooo:rsid="047afc7e"/>
    </style:style>
    <style:style style:name="T830" style:family="text">
      <style:text-properties officeooo:rsid="0477db0f"/>
    </style:style>
    <style:style style:name="T831" style:family="text">
      <style:text-properties fo:font-style="normal" fo:font-weight="normal" officeooo:rsid="055e3e71" style:font-style-asian="normal" style:font-weight-asian="normal" style:font-style-complex="normal" style:font-weight-complex="normal"/>
    </style:style>
    <style:style style:name="T832" style:family="text">
      <style:text-properties style:font-name="Liberation Mono" fo:font-style="normal" fo:font-weight="bold" officeooo:rsid="055e3e71" style:font-style-asian="normal" style:font-weight-asian="bold" style:font-style-complex="normal" style:font-weight-complex="bold"/>
    </style:style>
    <style:style style:name="T833" style:family="text">
      <style:text-properties fo:font-style="italic" fo:font-weight="bold" officeooo:rsid="055e3e71" style:font-style-asian="italic" style:font-weight-asian="bold" style:font-style-complex="italic" style:font-weight-complex="bold"/>
    </style:style>
    <style:style style:name="T834" style:family="text">
      <style:text-properties fo:font-style="italic" fo:font-weight="bold" officeooo:rsid="055f980f" style:font-style-asian="italic" style:font-weight-asian="bold" style:font-style-complex="italic" style:font-weight-complex="bold"/>
    </style:style>
    <style:style style:name="T835" style:family="text">
      <style:text-properties fo:font-style="italic" fo:font-weight="bold" officeooo:rsid="055e7c3c" style:font-style-asian="italic" style:font-weight-asian="bold" style:font-style-complex="italic" style:font-weight-complex="bold"/>
    </style:style>
    <style:style style:name="T836" style:family="text">
      <style:text-properties fo:font-style="normal" fo:font-weight="bold" officeooo:rsid="055e7c3c" style:font-style-asian="normal" style:font-weight-asian="bold" style:font-style-complex="normal" style:font-weight-complex="bold"/>
    </style:style>
    <style:style style:name="T837" style:family="text">
      <style:text-properties fo:font-style="normal" fo:font-weight="normal" officeooo:rsid="055e7c3c" style:font-style-asian="normal" style:font-weight-asian="normal" style:font-style-complex="normal" style:font-weight-complex="normal"/>
    </style:style>
    <style:style style:name="T838" style:family="text">
      <style:text-properties officeooo:rsid="058a8d0b"/>
    </style:style>
    <style:style style:name="T839" style:family="text">
      <style:text-properties officeooo:rsid="05d626ac"/>
    </style:style>
    <style:style style:name="T840" style:family="text">
      <style:text-properties style:font-name="Liberation Mono" fo:font-weight="bold" officeooo:rsid="03ecc8a7" style:font-weight-asian="bold" style:font-weight-complex="bold"/>
    </style:style>
    <style:style style:name="T841" style:family="text">
      <style:text-properties officeooo:rsid="03ecc8a7"/>
    </style:style>
    <style:style style:name="T842" style:family="text">
      <style:text-properties style:font-name="Arial1" officeooo:rsid="03ecc8a7"/>
    </style:style>
    <style:style style:name="T843" style:family="text">
      <style:text-properties style:font-name="Arial1" fo:font-style="italic" style:font-style-asian="italic" style:font-style-complex="italic"/>
    </style:style>
    <style:style style:name="T844" style:family="text">
      <style:text-properties style:font-name="Arial1" officeooo:rsid="05d626ac"/>
    </style:style>
    <style:style style:name="T845" style:family="text">
      <style:text-properties officeooo:rsid="05962854"/>
    </style:style>
    <style:style style:name="T846" style:family="text">
      <style:text-properties officeooo:rsid="059c2b75"/>
    </style:style>
    <style:style style:name="T847" style:family="text">
      <style:text-properties officeooo:rsid="059ad39d"/>
    </style:style>
    <style:style style:name="T848" style:family="text">
      <style:text-properties fo:font-style="normal" officeooo:rsid="058c4084" style:font-style-asian="normal" style:font-style-complex="normal"/>
    </style:style>
    <style:style style:name="T849" style:family="text">
      <style:text-properties officeooo:rsid="05984105"/>
    </style:style>
    <style:style style:name="T850" style:family="text">
      <style:text-properties style:font-name="Liberation Mono" fo:font-weight="bold" officeooo:rsid="05984105" style:font-weight-asian="bold" style:font-weight-complex="bold"/>
    </style:style>
    <style:style style:name="T851" style:family="text">
      <style:text-properties officeooo:rsid="05aa0c6c"/>
    </style:style>
    <style:style style:name="T852" style:family="text">
      <style:text-properties fo:font-style="italic" officeooo:rsid="05984105" style:font-style-asian="italic" style:font-style-complex="italic"/>
    </style:style>
    <style:style style:name="T853" style:family="text">
      <style:text-properties officeooo:rsid="05956959"/>
    </style:style>
    <style:style style:name="T854" style:family="text">
      <style:text-properties style:font-name="Liberation Mono" fo:font-weight="bold" officeooo:rsid="05aa0c6c" style:font-weight-asian="bold" style:font-weight-complex="bold"/>
    </style:style>
    <style:style style:name="T855" style:family="text">
      <style:text-properties officeooo:rsid="05c59965"/>
    </style:style>
    <style:style style:name="T856" style:family="text">
      <style:text-properties fo:font-style="italic" officeooo:rsid="058a8d0b" style:font-style-asian="italic" style:font-style-complex="italic"/>
    </style:style>
    <style:style style:name="T857" style:family="text">
      <style:text-properties officeooo:rsid="05a3ed0f"/>
    </style:style>
    <style:style style:name="T858" style:family="text">
      <style:text-properties officeooo:rsid="05aa0e70"/>
    </style:style>
    <style:style style:name="T859" style:family="text">
      <style:text-properties officeooo:rsid="05b3bb9f"/>
    </style:style>
    <style:style style:name="T860" style:family="text">
      <style:text-properties officeooo:rsid="05d0a85d"/>
    </style:style>
    <style:style style:name="T861" style:family="text">
      <style:text-properties officeooo:rsid="058e8236"/>
    </style:style>
    <style:style style:name="T862" style:family="text">
      <style:text-properties fo:font-style="italic" officeooo:rsid="05a3ed0f" style:font-style-asian="italic" style:font-style-complex="italic"/>
    </style:style>
    <style:style style:name="T863" style:family="text">
      <style:text-properties style:font-name="Arial1" fo:font-weight="normal" officeooo:rsid="04e4b2dd" style:font-weight-asian="normal" style:font-weight-complex="normal"/>
    </style:style>
    <style:style style:name="T864" style:family="text">
      <style:text-properties officeooo:rsid="0468143f"/>
    </style:style>
    <style:style style:name="T865" style:family="text">
      <style:text-properties officeooo:rsid="04e0ba14"/>
    </style:style>
    <style:style style:name="T866" style:family="text">
      <style:text-properties style:font-name="Arial1" fo:font-weight="normal" officeooo:rsid="052007f4" style:font-weight-asian="normal" style:font-weight-complex="normal"/>
    </style:style>
    <style:style style:name="T867" style:family="text">
      <style:text-properties fo:font-size="12pt" officeooo:rsid="045c8541" style:font-size-asian="12pt" style:font-size-complex="12pt"/>
    </style:style>
    <style:style style:name="T868" style:family="text">
      <style:text-properties fo:font-size="12pt" officeooo:rsid="04e2d2bb" style:font-size-asian="12pt" style:font-size-complex="12pt"/>
    </style:style>
    <style:style style:name="T869" style:family="text">
      <style:text-properties fo:font-size="12pt" fo:font-style="italic" officeooo:rsid="04e2d2bb" style:font-size-asian="12pt" style:font-style-asian="italic" style:font-size-complex="12pt" style:font-style-complex="italic"/>
    </style:style>
    <style:style style:name="T870" style:family="text">
      <style:text-properties fo:font-size="12pt" fo:font-style="normal" officeooo:rsid="04e2d2bb" style:font-size-asian="12pt" style:font-style-asian="normal" style:font-size-complex="12pt" style:font-style-complex="normal"/>
    </style:style>
    <style:style style:name="T871" style:family="text">
      <style:text-properties officeooo:rsid="04cc900f"/>
    </style:style>
    <style:style style:name="T872" style:family="text">
      <style:text-properties style:font-name="Liberation Mono" fo:font-weight="bold" officeooo:rsid="03d57e39" style:font-weight-asian="bold" style:font-weight-complex="bold"/>
    </style:style>
    <style:style style:name="T873" style:family="text">
      <style:text-properties officeooo:rsid="0467802f"/>
    </style:style>
    <style:style style:name="T874" style:family="text">
      <style:text-properties fo:font-size="12pt" officeooo:rsid="04cc900f" style:font-size-asian="12pt" style:font-size-complex="12pt"/>
    </style:style>
    <style:style style:name="T875" style:family="text">
      <style:text-properties officeooo:rsid="045c8541"/>
    </style:style>
    <style:style style:name="T876" style:family="text">
      <style:text-properties officeooo:rsid="04d0aa5c"/>
    </style:style>
    <style:style style:name="T877" style:family="text">
      <style:text-properties fo:font-size="12pt" officeooo:rsid="051df732" style:font-size-asian="12pt" style:font-size-complex="12pt"/>
    </style:style>
    <style:style style:name="T878" style:family="text">
      <style:text-properties style:font-name="Liberation Mono" fo:font-weight="bold" officeooo:rsid="051db5da" style:font-weight-asian="bold" style:font-weight-complex="bold"/>
    </style:style>
    <style:style style:name="T879" style:family="text">
      <style:text-properties fo:font-size="12pt" officeooo:rsid="03245970" style:font-size-asian="12pt" style:font-size-complex="12pt"/>
    </style:style>
    <style:style style:name="T880" style:family="text">
      <style:text-properties fo:font-size="12pt" officeooo:rsid="0326f8e4" style:font-size-asian="12pt" style:font-size-complex="12pt"/>
    </style:style>
    <style:style style:name="T881" style:family="text">
      <style:text-properties officeooo:rsid="051e5d40"/>
    </style:style>
    <style:style style:name="T882" style:family="text">
      <style:text-properties style:font-name="Arial1" fo:font-weight="normal" officeooo:rsid="051e5d40" style:font-weight-asian="normal" style:font-weight-complex="normal"/>
    </style:style>
    <style:style style:name="T883" style:family="text">
      <style:text-properties style:font-name="Arial1" fo:font-weight="normal" officeooo:rsid="039a11df" style:font-weight-asian="normal" style:font-weight-complex="normal"/>
    </style:style>
    <style:style style:name="T884" style:family="text">
      <style:text-properties style:font-name="Arial1" fo:font-weight="normal" officeooo:rsid="03b0002c" style:font-weight-asian="normal" style:font-weight-complex="normal"/>
    </style:style>
    <style:style style:name="T885" style:family="text">
      <style:text-properties style:font-name="Arial1" fo:font-weight="normal" officeooo:rsid="03d57e39" style:font-weight-asian="normal" style:font-weight-complex="normal"/>
    </style:style>
    <style:style style:name="T886" style:family="text">
      <style:text-properties style:font-name="Arial1" fo:font-weight="normal" officeooo:rsid="051db5da" style:font-weight-asian="normal" style:font-weight-complex="normal"/>
    </style:style>
    <style:style style:name="T887" style:family="text">
      <style:text-properties fo:font-size="12pt" officeooo:rsid="0490293f" style:font-size-asian="12pt" style:font-size-complex="12pt"/>
    </style:style>
    <style:style style:name="T888" style:family="text">
      <style:text-properties style:font-name="Liberation Mono" fo:font-size="12pt" fo:font-weight="bold" officeooo:rsid="03a4d92e" style:font-size-asian="12pt" style:font-weight-asian="bold" style:font-size-complex="12pt" style:font-weight-complex="bold"/>
    </style:style>
    <style:style style:name="T889" style:family="text">
      <style:text-properties style:font-name="Liberation Mono" fo:font-size="12pt" fo:font-weight="bold" officeooo:rsid="0490293f" style:font-size-asian="12pt" style:font-weight-asian="bold" style:font-size-complex="12pt" style:font-weight-complex="bold"/>
    </style:style>
    <style:style style:name="T890" style:family="text">
      <style:text-properties officeooo:rsid="0490293f"/>
    </style:style>
    <style:style style:name="T891" style:family="text">
      <style:text-properties officeooo:rsid="04cdb397"/>
    </style:style>
    <style:style style:name="T892" style:family="text">
      <style:text-properties fo:font-size="12pt" officeooo:rsid="04cdb397" style:font-size-asian="12pt" style:font-size-complex="12pt"/>
    </style:style>
    <style:style style:name="T893" style:family="text">
      <style:text-properties officeooo:rsid="03e6e464"/>
    </style:style>
    <style:style style:name="T894" style:family="text">
      <style:text-properties officeooo:rsid="051f1348"/>
    </style:style>
    <style:style style:name="T895" style:family="text">
      <style:text-properties officeooo:rsid="039a11df"/>
    </style:style>
    <style:style style:name="T896" style:family="text">
      <style:text-properties officeooo:rsid="039b69d0"/>
    </style:style>
    <style:style style:name="T897" style:family="text">
      <style:text-properties officeooo:rsid="05ca0c50"/>
    </style:style>
    <style:style style:name="T898" style:family="text">
      <style:text-properties style:font-name="Arial1" fo:font-weight="normal" officeooo:rsid="05ae14f4" style:font-weight-asian="normal" style:font-weight-complex="normal"/>
    </style:style>
    <style:style style:name="T899" style:family="text">
      <style:text-properties style:font-name="Arial1" fo:font-weight="normal" officeooo:rsid="051f1348" style:font-weight-asian="normal" style:font-weight-complex="normal"/>
    </style:style>
    <style:style style:name="T900" style:family="text">
      <style:text-properties style:font-name="Arial1" fo:font-weight="normal" officeooo:rsid="05af6cec" style:font-weight-asian="normal" style:font-weight-complex="normal"/>
    </style:style>
    <style:style style:name="T901" style:family="text">
      <style:text-properties officeooo:rsid="05af6cec"/>
    </style:style>
    <style:style style:name="T902" style:family="text">
      <style:text-properties fo:font-size="12pt" officeooo:rsid="05c2bdc2" style:font-size-asian="12pt" style:font-size-complex="12pt"/>
    </style:style>
    <style:style style:name="T903" style:family="text">
      <style:text-properties fo:font-size="12pt" officeooo:rsid="05c48c1c" style:font-size-asian="12pt" style:font-size-complex="12pt"/>
    </style:style>
    <style:style style:name="T904" style:family="text">
      <style:text-properties fo:font-size="12pt" officeooo:rsid="047e1ec5" style:font-size-asian="12pt" style:font-size-complex="12pt"/>
    </style:style>
    <style:style style:name="T905" style:family="text">
      <style:text-properties fo:font-size="12pt" officeooo:rsid="05b14f81" style:font-size-asian="12pt" style:font-size-complex="12pt"/>
    </style:style>
    <style:style style:name="T906" style:family="text">
      <style:text-properties fo:font-size="12pt" officeooo:rsid="05b0c143" style:font-size-asian="12pt" style:font-size-complex="12pt"/>
    </style:style>
    <style:style style:name="T907" style:family="text">
      <style:text-properties style:font-name="Arial1" fo:font-size="12pt" fo:font-weight="normal" style:font-size-asian="12pt" style:font-weight-asian="normal" style:font-size-complex="12pt" style:font-weight-complex="normal"/>
    </style:style>
    <style:style style:name="T908" style:family="text">
      <style:text-properties style:font-name="Arial1" fo:font-size="12pt" fo:font-weight="normal" officeooo:rsid="05af6cec" style:font-size-asian="12pt" style:font-weight-asian="normal" style:font-size-complex="12pt" style:font-weight-complex="normal"/>
    </style:style>
    <style:style style:name="T909" style:family="text">
      <style:text-properties officeooo:rsid="047c8fd1"/>
    </style:style>
    <style:style style:name="T910" style:family="text">
      <style:text-properties officeooo:rsid="043acda5"/>
    </style:style>
    <style:style style:name="T911" style:family="text">
      <style:text-properties officeooo:rsid="03b0002c"/>
    </style:style>
    <style:style style:name="T912" style:family="text">
      <style:text-properties officeooo:rsid="05c6f73a"/>
    </style:style>
    <style:style style:name="T913" style:family="text">
      <style:text-properties style:font-name="Liberation Mono" fo:font-weight="bold" officeooo:rsid="051e5d40" style:font-weight-asian="bold" style:font-weight-complex="bold"/>
    </style:style>
    <style:style style:name="T914" style:family="text">
      <style:text-properties style:font-name="Liberation Mono" fo:font-weight="bold" officeooo:rsid="052007f4" style:font-weight-asian="bold" style:font-weight-complex="bold"/>
    </style:style>
    <style:style style:name="T915" style:family="text">
      <style:text-properties officeooo:rsid="03e19c87"/>
    </style:style>
    <style:style style:name="T916" style:family="text">
      <style:text-properties style:font-name="Liberation Mono" fo:font-weight="bold" officeooo:rsid="0467802f" style:font-weight-asian="bold" style:font-weight-complex="bold"/>
    </style:style>
    <style:style style:name="T917" style:family="text">
      <style:text-properties officeooo:rsid="05127ffb"/>
    </style:style>
    <style:style style:name="T918"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919"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920"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921" style:family="text">
      <style:text-properties style:font-name="Liberation Mono" fo:font-weight="bold" officeooo:rsid="0521bd18" style:font-weight-asian="bold" style:font-weight-complex="bold"/>
    </style:style>
    <style:style style:name="T922" style:family="text">
      <style:text-properties style:font-name="Arial1" fo:font-weight="normal" officeooo:rsid="0521bd18" style:font-weight-asian="normal" style:font-weight-complex="normal"/>
    </style:style>
    <style:style style:name="T923" style:family="text">
      <style:text-properties officeooo:rsid="03d88b98"/>
    </style:style>
    <style:style style:name="T924" style:family="text">
      <style:text-properties style:font-name="Liberation Mono" fo:font-weight="bold" officeooo:rsid="03d88b98" style:font-weight-asian="bold" style:font-weight-complex="bold"/>
    </style:style>
    <style:style style:name="T925" style:family="text">
      <style:text-properties officeooo:rsid="0460275d"/>
    </style:style>
    <style:style style:name="T926" style:family="text">
      <style:text-properties style:font-name="Arial1" fo:font-weight="normal" officeooo:rsid="052ec73e" style:font-weight-asian="normal" style:font-weight-complex="normal"/>
    </style:style>
    <style:style style:name="T927" style:family="text">
      <style:text-properties fo:font-size="12pt" officeooo:rsid="052f64b5" style:font-size-asian="12pt" style:font-size-complex="12pt"/>
    </style:style>
    <style:style style:name="T928" style:family="text">
      <style:text-properties fo:font-size="12pt" fo:font-style="italic" officeooo:rsid="052f64b5" style:font-size-asian="12pt" style:font-style-asian="italic" style:font-size-complex="12pt" style:font-style-complex="italic"/>
    </style:style>
    <style:style style:name="T929" style:family="text">
      <style:text-properties fo:font-size="12pt" fo:font-style="normal" officeooo:rsid="052f64b5" style:font-size-asian="12pt" style:font-style-asian="normal" style:font-size-complex="12pt" style:font-style-complex="normal"/>
    </style:style>
    <style:style style:name="T930" style:family="text">
      <style:text-properties style:font-name="Liberation Mono" fo:font-size="12pt" fo:font-weight="bold" officeooo:rsid="04c10c1c" style:font-size-asian="12pt" style:font-weight-asian="bold" style:font-size-complex="12pt" style:font-weight-complex="bold"/>
    </style:style>
    <style:style style:name="T931" style:family="text">
      <style:text-properties fo:font-size="12pt" officeooo:rsid="048e5cbc" style:font-size-asian="12pt" style:font-size-complex="12pt"/>
    </style:style>
    <style:style style:name="T932" style:family="text">
      <style:text-properties style:font-name="Liberation Mono" fo:font-size="12pt" fo:font-weight="bold" officeooo:rsid="048e5cbc" style:font-size-asian="12pt" style:font-weight-asian="bold" style:font-size-complex="12pt" style:font-weight-complex="bold"/>
    </style:style>
    <style:style style:name="T933" style:family="text">
      <style:text-properties style:font-name="Arial1" fo:font-weight="normal" officeooo:rsid="052530b9" style:font-weight-asian="normal" style:font-weight-complex="normal"/>
    </style:style>
    <style:style style:name="T934" style:family="text">
      <style:text-properties fo:font-size="12pt" officeooo:rsid="050cabfb" style:font-size-asian="12pt" style:font-size-complex="12pt"/>
    </style:style>
    <style:style style:name="T935" style:family="text">
      <style:text-properties officeooo:rsid="04a1d804"/>
    </style:style>
    <style:style style:name="T936" style:family="text">
      <style:text-properties officeooo:rsid="05b417b9"/>
    </style:style>
    <style:style style:name="T937" style:family="text">
      <style:text-properties style:font-name="Liberation Mono" fo:font-weight="bold" officeooo:rsid="05b417b9" style:font-weight-asian="bold" style:font-weight-complex="bold"/>
    </style:style>
    <style:style style:name="T938" style:family="text">
      <style:text-properties fo:font-size="12pt" officeooo:rsid="052530b9" style:font-size-asian="12pt" style:font-size-complex="12pt"/>
    </style:style>
    <style:style style:name="T939" style:family="text">
      <style:text-properties style:font-name="Liberation Mono" fo:font-size="12pt" fo:font-weight="bold" officeooo:rsid="05b1dbdd" style:font-size-asian="12pt" style:font-weight-asian="bold" style:font-size-complex="12pt" style:font-weight-complex="bold"/>
    </style:style>
    <style:style style:name="T940" style:family="text">
      <style:text-properties fo:font-size="12pt" officeooo:rsid="05b1dbdd" style:font-size-asian="12pt" style:font-size-complex="12pt"/>
    </style:style>
    <style:style style:name="T941" style:family="text">
      <style:text-properties style:font-name="Liberation Mono" fo:font-size="12pt" fo:font-weight="bold" officeooo:rsid="04cdb397" style:font-size-asian="12pt" style:font-weight-asian="bold" style:font-size-complex="12pt" style:font-weight-complex="bold"/>
    </style:style>
    <style:style style:name="T942" style:family="text">
      <style:text-properties fo:font-size="12pt" officeooo:rsid="0467802f" style:font-size-asian="12pt" style:font-size-complex="12pt"/>
    </style:style>
    <style:style style:name="T943" style:family="text">
      <style:text-properties officeooo:rsid="052530b9"/>
    </style:style>
    <style:style style:name="T944" style:family="text">
      <style:text-properties style:font-name="Arial1" fo:font-weight="normal" officeooo:rsid="0526f0d0" style:font-weight-asian="normal" style:font-weight-complex="normal"/>
    </style:style>
    <style:style style:name="T945" style:family="text">
      <style:text-properties officeooo:rsid="0526f0d0"/>
    </style:style>
    <style:style style:name="T946" style:family="text">
      <style:text-properties style:font-name="Liberation Mono" fo:font-weight="bold" officeooo:rsid="03a4d92e" style:font-weight-asian="bold" style:font-weight-complex="bold"/>
    </style:style>
    <style:style style:name="T947" style:family="text">
      <style:text-properties officeooo:rsid="04a5c504"/>
    </style:style>
    <style:style style:name="T948" style:family="text">
      <style:text-properties officeooo:rsid="04f9cddd"/>
    </style:style>
    <style:style style:name="T949" style:family="text">
      <style:text-properties style:font-name="Liberation Mono" fo:font-weight="bold" officeooo:rsid="04f9cddd" style:font-weight-asian="bold" style:font-weight-complex="bold"/>
    </style:style>
    <style:style style:name="T950" style:family="text">
      <style:text-properties officeooo:rsid="05c65910"/>
    </style:style>
    <style:style style:name="T951" style:family="text">
      <style:text-properties officeooo:rsid="0516f292"/>
    </style:style>
    <style:style style:name="T952" style:family="text">
      <style:text-properties officeooo:rsid="051a578a"/>
    </style:style>
    <style:style style:name="T953" style:family="text">
      <style:text-properties style:font-name="Arial1" fo:font-weight="normal" officeooo:rsid="052d9572" style:font-weight-asian="normal" style:font-weight-complex="normal"/>
    </style:style>
    <style:style style:name="T954" style:family="text">
      <style:text-properties fo:font-size="12pt" officeooo:rsid="052c1715" style:font-size-asian="12pt" style:font-size-complex="12pt"/>
    </style:style>
    <style:style style:name="T955" style:family="text">
      <style:text-properties style:font-name="Liberation Mono" fo:font-size="12pt" fo:font-weight="bold" officeooo:rsid="052c1715" style:font-size-asian="12pt" style:font-weight-asian="bold" style:font-size-complex="12pt" style:font-weight-complex="bold"/>
    </style:style>
    <style:style style:name="T956" style:family="text">
      <style:text-properties style:font-name="Arial1" fo:font-weight="normal" officeooo:rsid="0527cd33" style:font-weight-asian="normal" style:font-weight-complex="normal"/>
    </style:style>
    <style:style style:name="T957" style:family="text">
      <style:text-properties fo:font-style="normal" officeooo:rsid="04679235" style:font-style-asian="normal" style:font-style-complex="normal"/>
    </style:style>
    <style:style style:name="T958" style:family="text">
      <style:text-properties style:font-name="Liberation Mono" fo:font-style="normal" fo:font-weight="bold" officeooo:rsid="04679235" style:font-style-asian="normal" style:font-weight-asian="bold" style:font-style-complex="normal" style:font-weight-complex="bold"/>
    </style:style>
    <style:style style:name="T959" style:family="text">
      <style:text-properties fo:font-style="normal" officeooo:rsid="04cada57" style:font-style-asian="normal" style:font-style-complex="normal"/>
    </style:style>
    <style:style style:name="T960" style:family="text">
      <style:text-properties fo:font-style="normal" officeooo:rsid="04f906be" style:font-style-asian="normal" style:font-style-complex="normal"/>
    </style:style>
    <style:style style:name="T961" style:family="text">
      <style:text-properties style:font-name="Liberation Mono" fo:font-style="normal" fo:font-weight="bold" officeooo:rsid="04cada57" style:font-style-asian="normal" style:font-weight-asian="bold" style:font-style-complex="normal" style:font-weight-complex="bold"/>
    </style:style>
    <style:style style:name="T962" style:family="text">
      <style:text-properties style:font-name="Arial1" fo:font-style="normal" fo:font-weight="normal" officeooo:rsid="04cada57" style:font-style-asian="normal" style:font-weight-asian="normal" style:font-style-complex="normal" style:font-weight-complex="normal"/>
    </style:style>
    <style:style style:name="T963" style:family="text">
      <style:text-properties style:font-name="Arial1" fo:font-style="normal" fo:font-weight="normal" officeooo:rsid="04d15a4d" style:font-style-asian="normal" style:font-weight-asian="normal" style:font-style-complex="normal" style:font-weight-complex="normal"/>
    </style:style>
    <style:style style:name="T964" style:family="text">
      <style:text-properties officeooo:rsid="04e64e36"/>
    </style:style>
    <style:style style:name="T965" style:family="text">
      <style:text-properties style:font-name="Liberation Mono" fo:font-weight="bold" officeooo:rsid="04e64e36" style:font-weight-asian="bold" style:font-weight-complex="bold"/>
    </style:style>
    <style:style style:name="T966" style:family="text">
      <style:text-properties fo:font-size="12pt" officeooo:rsid="039a11df" style:font-size-asian="12pt" style:font-size-complex="12pt"/>
    </style:style>
    <style:style style:name="T967" style:family="text">
      <style:text-properties fo:font-size="12pt" officeooo:rsid="04eb0e10" style:font-size-asian="12pt" style:font-size-complex="12pt"/>
    </style:style>
    <style:style style:name="T968" style:family="text">
      <style:text-properties fo:font-size="12pt" officeooo:rsid="04aa51c8" style:font-size-asian="12pt" style:font-size-complex="12pt"/>
    </style:style>
    <style:style style:name="T969" style:family="text">
      <style:text-properties officeooo:rsid="03a4d92e"/>
    </style:style>
    <style:style style:name="T970" style:family="text">
      <style:text-properties officeooo:rsid="039bbf55"/>
    </style:style>
    <style:style style:name="T971" style:family="text">
      <style:text-properties officeooo:rsid="039ff046"/>
    </style:style>
    <style:style style:name="T972" style:family="text">
      <style:text-properties officeooo:rsid="04de435b"/>
    </style:style>
    <style:style style:name="T973" style:family="text">
      <style:text-properties officeooo:rsid="05125556"/>
    </style:style>
    <style:style style:name="T974" style:family="text">
      <style:text-properties officeooo:rsid="04509e0c"/>
    </style:style>
    <style:style style:name="T975" style:family="text">
      <style:text-properties officeooo:rsid="0453e838"/>
    </style:style>
    <style:style style:name="T976" style:family="text">
      <style:text-properties officeooo:rsid="03a95844"/>
    </style:style>
    <style:style style:name="T977" style:family="text">
      <style:text-properties officeooo:rsid="03ef8a61"/>
    </style:style>
    <style:style style:name="T978" style:family="text">
      <style:text-properties officeooo:rsid="03ddad3c"/>
    </style:style>
    <style:style style:name="T979" style:family="text">
      <style:text-properties officeooo:rsid="03f43c33"/>
    </style:style>
    <style:style style:name="T980" style:family="text">
      <style:text-properties officeooo:rsid="0457b9c2"/>
    </style:style>
    <style:style style:name="T981" style:family="text">
      <style:text-properties officeooo:rsid="03cf7887"/>
    </style:style>
    <style:style style:name="T982" style:family="text">
      <style:text-properties officeooo:rsid="04a13dc0"/>
    </style:style>
    <style:style style:name="T983" style:family="text">
      <style:text-properties officeooo:rsid="040cc068"/>
    </style:style>
    <style:style style:name="T984" style:family="text">
      <style:text-properties officeooo:rsid="04f4d347"/>
    </style:style>
    <style:style style:name="T985" style:family="text">
      <style:text-properties officeooo:rsid="044c8de9"/>
    </style:style>
    <style:style style:name="T986" style:family="text">
      <style:text-properties officeooo:rsid="0410eebc"/>
    </style:style>
    <style:style style:name="T987" style:family="text">
      <style:text-properties style:font-name="Liberation Mono" fo:font-weight="bold" officeooo:rsid="04679235" style:font-weight-asian="bold" style:font-weight-complex="bold"/>
    </style:style>
    <style:style style:name="T988" style:family="text">
      <style:text-properties officeooo:rsid="04679235"/>
    </style:style>
    <style:style style:name="T989" style:family="text">
      <style:text-properties officeooo:rsid="041c48c1"/>
    </style:style>
    <style:style style:name="T990" style:family="text">
      <style:text-properties officeooo:rsid="04218477"/>
    </style:style>
    <style:style style:name="T991" style:family="text">
      <style:text-properties style:font-name="Liberation Mono" fo:font-weight="bold" officeooo:rsid="04218477" style:font-weight-asian="bold" style:font-weight-complex="bold"/>
    </style:style>
    <style:style style:name="T992" style:family="text">
      <style:text-properties officeooo:rsid="04231a8e"/>
    </style:style>
    <style:style style:name="T993" style:family="text">
      <style:text-properties officeooo:rsid="04b15c8d"/>
    </style:style>
    <style:style style:name="T994" style:family="text">
      <style:text-properties officeooo:rsid="03f62ca2"/>
    </style:style>
    <style:style style:name="T995" style:family="text">
      <style:text-properties fo:font-size="12pt" officeooo:rsid="044f05fb" style:font-size-asian="12pt" style:font-size-complex="12pt"/>
    </style:style>
    <style:style style:name="T996" style:family="text">
      <style:text-properties style:font-name="Liberation Mono" fo:font-size="12pt" fo:font-weight="bold" officeooo:rsid="04aa51c8" style:font-size-asian="12pt" style:font-weight-asian="bold" style:font-size-complex="12pt" style:font-weight-complex="bold"/>
    </style:style>
    <style:style style:name="T997" style:family="text">
      <style:text-properties officeooo:rsid="03a2fd82"/>
    </style:style>
    <style:style style:name="T998" style:family="text">
      <style:text-properties officeooo:rsid="044e7229"/>
    </style:style>
    <style:style style:name="T999" style:family="text">
      <style:text-properties officeooo:rsid="03b67cc0"/>
    </style:style>
    <style:style style:name="T1000" style:family="text">
      <style:text-properties officeooo:rsid="03b80340"/>
    </style:style>
    <style:style style:name="T1001" style:family="text">
      <style:text-properties officeooo:rsid="045746ca"/>
    </style:style>
    <style:style style:name="T1002" style:family="text">
      <style:text-properties officeooo:rsid="04f5551a"/>
    </style:style>
    <style:style style:name="T1003" style:family="text">
      <style:text-properties officeooo:rsid="03d06bfa"/>
    </style:style>
    <style:style style:name="T1004" style:family="text">
      <style:text-properties officeooo:rsid="04aedab3"/>
    </style:style>
    <style:style style:name="T1005" style:family="text">
      <style:text-properties officeooo:rsid="04b06977"/>
    </style:style>
    <style:style style:name="T1006" style:family="text">
      <style:text-properties officeooo:rsid="0412ff67"/>
    </style:style>
    <style:style style:name="T1007" style:family="text">
      <style:text-properties officeooo:rsid="04aa51c8"/>
    </style:style>
    <style:style style:name="T1008" style:family="text">
      <style:text-properties style:font-name="Liberation Mono" fo:font-weight="bold" officeooo:rsid="04aa51c8" style:font-weight-asian="bold" style:font-weight-complex="bold"/>
    </style:style>
    <style:style style:name="T1009" style:family="text">
      <style:text-properties officeooo:rsid="044f05fb"/>
    </style:style>
    <style:style style:name="T1010" style:family="text">
      <style:text-properties officeooo:rsid="03c0b35b"/>
    </style:style>
    <style:style style:name="T1011" style:family="text">
      <style:text-properties officeooo:rsid="03c1e0c2"/>
    </style:style>
    <style:style style:name="T1012" style:family="text">
      <style:text-properties officeooo:rsid="0484bb49"/>
    </style:style>
    <style:style style:name="T1013" style:family="text">
      <style:text-properties officeooo:rsid="04524046"/>
    </style:style>
    <style:style style:name="T1014" style:family="text">
      <style:text-properties officeooo:rsid="04933387"/>
    </style:style>
    <style:style style:name="T1015" style:family="text">
      <style:text-properties officeooo:rsid="041ee583"/>
    </style:style>
    <style:style style:name="T1016" style:family="text">
      <style:text-properties officeooo:rsid="0420e006"/>
    </style:style>
    <style:style style:name="T1017" style:family="text">
      <style:text-properties officeooo:rsid="047f0e1d"/>
    </style:style>
    <style:style style:name="T1018" style:family="text">
      <style:text-properties officeooo:rsid="045581ab"/>
    </style:style>
    <style:style style:name="T1019" style:family="text">
      <style:text-properties officeooo:rsid="04920c64"/>
    </style:style>
    <style:style style:name="T1020" style:family="text">
      <style:text-properties officeooo:rsid="03fb6a8a"/>
    </style:style>
    <style:style style:name="T1021" style:family="text">
      <style:text-properties officeooo:rsid="03feda85"/>
    </style:style>
    <style:style style:name="T1022" style:family="text">
      <style:text-properties fo:font-style="italic" officeooo:rsid="03feda85" style:font-style-asian="italic" style:font-style-complex="italic"/>
    </style:style>
    <style:style style:name="T1023" style:family="text">
      <style:text-properties fo:font-style="normal" officeooo:rsid="03feda85" style:font-style-asian="normal" style:font-style-complex="normal"/>
    </style:style>
    <style:style style:name="T1024" style:family="text">
      <style:text-properties fo:font-style="normal" officeooo:rsid="0400a696" style:font-style-asian="normal" style:font-style-complex="normal"/>
    </style:style>
    <style:style style:name="T1025" style:family="text">
      <style:text-properties officeooo:rsid="04953146"/>
    </style:style>
    <style:style style:name="T1026" style:family="text">
      <style:text-properties officeooo:rsid="048bb204"/>
    </style:style>
    <style:style style:name="T1027" style:family="text">
      <style:text-properties officeooo:rsid="049bdd04"/>
    </style:style>
    <style:style style:name="T1028" style:family="text">
      <style:text-properties officeooo:rsid="0452cc0f"/>
    </style:style>
    <style:style style:name="T1029" style:family="text">
      <style:text-properties officeooo:rsid="03b59411"/>
    </style:style>
    <style:style style:name="T1030" style:family="text">
      <style:text-properties officeooo:rsid="03fce06b"/>
    </style:style>
    <style:style style:name="T1031" style:family="text">
      <style:text-properties officeooo:rsid="04f1b50c"/>
    </style:style>
    <style:style style:name="T1032" style:family="text">
      <style:text-properties officeooo:rsid="03c552cb"/>
    </style:style>
    <style:style style:name="T1033" style:family="text">
      <style:text-properties officeooo:rsid="03c55d50"/>
    </style:style>
    <style:style style:name="T1034" style:family="text">
      <style:text-properties officeooo:rsid="043b67d9"/>
    </style:style>
    <style:style style:name="T1035" style:family="text">
      <style:text-properties style:font-name="Liberation Mono" fo:font-weight="bold" officeooo:rsid="0465fcad" style:font-weight-asian="bold" style:font-weight-complex="bold"/>
    </style:style>
    <style:style style:name="T1036" style:family="text">
      <style:text-properties officeooo:rsid="045edc0b"/>
    </style:style>
    <style:style style:name="T1037" style:family="text">
      <style:text-properties style:font-name="Liberation Mono" fo:font-weight="bold" officeooo:rsid="045edc0b" style:font-weight-asian="bold" style:font-weight-complex="bold"/>
    </style:style>
    <style:style style:name="T1038" style:family="text">
      <style:text-properties officeooo:rsid="04a4b927"/>
    </style:style>
    <style:style style:name="T1039" style:family="text">
      <style:text-properties style:font-name="Liberation Mono" fo:font-weight="bold" officeooo:rsid="04a4b927" style:font-weight-asian="bold" style:font-weight-complex="bold"/>
    </style:style>
    <style:style style:name="T1040" style:family="text">
      <style:text-properties style:font-name="Arial1" fo:font-weight="normal" officeooo:rsid="04a4b927" style:font-weight-asian="normal" style:font-weight-complex="normal"/>
    </style:style>
    <style:style style:name="T1041" style:family="text">
      <style:text-properties style:font-name="Arial1" fo:font-weight="normal" officeooo:rsid="05054f79" style:font-weight-asian="normal" style:font-weight-complex="normal"/>
    </style:style>
    <style:style style:name="T1042" style:family="text">
      <style:text-properties style:font-name="Liberation Mono" fo:font-weight="bold" officeooo:rsid="05054f79" style:font-weight-asian="bold" style:font-weight-complex="bold"/>
    </style:style>
    <style:style style:name="T1043" style:family="text">
      <style:text-properties officeooo:rsid="0467670c"/>
    </style:style>
    <style:style style:name="T1044" style:family="text">
      <style:text-properties style:font-name="Arial1" fo:font-weight="normal" officeooo:rsid="0465fcad" style:font-weight-asian="normal" style:font-weight-complex="normal"/>
    </style:style>
    <style:style style:name="T1045" style:family="text">
      <style:text-properties officeooo:rsid="05054f79"/>
    </style:style>
    <style:style style:name="T1046" style:family="text">
      <style:text-properties officeooo:rsid="054e32fd"/>
    </style:style>
    <style:style style:name="T1047" style:family="text">
      <style:text-properties officeooo:rsid="044339b1"/>
    </style:style>
    <style:style style:name="T1048" style:family="text">
      <style:text-properties officeooo:rsid="0441600d"/>
    </style:style>
    <style:style style:name="T1049" style:family="text">
      <style:text-properties officeooo:rsid="05356160"/>
    </style:style>
    <style:style style:name="T1050" style:family="text">
      <style:text-properties style:font-name="Liberation Mono" fo:font-weight="bold" officeooo:rsid="043c4ace" style:font-weight-asian="bold" style:font-weight-complex="bold"/>
    </style:style>
    <style:style style:name="T1051" style:family="text">
      <style:text-properties style:font-name="Liberation Mono" fo:font-weight="bold" officeooo:rsid="043fff7c" style:font-weight-asian="bold" style:font-weight-complex="bold"/>
    </style:style>
    <style:style style:name="T1052" style:family="text">
      <style:text-properties officeooo:rsid="05093d20"/>
    </style:style>
    <style:style style:name="T1053" style:family="text">
      <style:text-properties style:font-name="Liberation Mono" fo:font-weight="bold" officeooo:rsid="043f3b46" style:font-weight-asian="bold" style:font-weight-complex="bold"/>
    </style:style>
    <style:style style:name="T1054" style:family="text">
      <style:text-properties style:font-name="Liberation Mono" fo:font-size="12pt" fo:font-weight="bold" officeooo:rsid="043fff7c" style:font-size-asian="12pt" style:font-weight-asian="bold" style:font-size-complex="12pt" style:font-weight-complex="bold"/>
    </style:style>
    <style:style style:name="T1055" style:family="text">
      <style:text-properties officeooo:rsid="056264d9"/>
    </style:style>
    <style:style style:name="T1056" style:family="text">
      <style:text-properties officeooo:rsid="0535b9ac"/>
    </style:style>
    <style:style style:name="T1057" style:family="text">
      <style:text-properties style:font-name="Liberation Mono" fo:font-weight="bold" officeooo:rsid="05107870" style:font-weight-asian="bold" style:font-weight-complex="bold"/>
    </style:style>
    <style:style style:name="T1058" style:family="text">
      <style:text-properties style:font-name="Liberation Mono" fo:font-weight="bold" officeooo:rsid="0535b9ac" style:font-weight-asian="bold" style:font-weight-complex="bold"/>
    </style:style>
    <style:style style:name="T1059" style:family="text">
      <style:text-properties officeooo:rsid="0537321b"/>
    </style:style>
    <style:style style:name="T1060" style:family="text">
      <style:text-properties officeooo:rsid="05365e6b"/>
    </style:style>
    <style:style style:name="T1061" style:family="text">
      <style:text-properties style:font-name="Liberation Mono" fo:font-weight="bold" officeooo:rsid="050b6d8b" style:font-weight-asian="bold" style:font-weight-complex="bold"/>
    </style:style>
    <style:style style:name="T1062" style:family="text">
      <style:text-properties officeooo:rsid="050b6d8b"/>
    </style:style>
    <style:style style:name="T1063" style:family="text">
      <style:text-properties officeooo:rsid="05350776"/>
    </style:style>
    <style:style style:name="T1064" style:family="text">
      <style:text-properties officeooo:rsid="05318e22"/>
    </style:style>
    <style:style style:name="T1065" style:family="text">
      <style:text-properties officeooo:rsid="0532846a"/>
    </style:style>
    <style:style style:name="T1066" style:family="text">
      <style:text-properties officeooo:rsid="043de877"/>
    </style:style>
    <style:style style:name="T1067" style:family="text">
      <style:text-properties fo:font-size="12pt" officeooo:rsid="05356160" style:font-size-asian="12pt" style:font-size-complex="12pt"/>
    </style:style>
    <style:style style:name="T1068" style:family="text">
      <style:text-properties officeooo:rsid="04480dcf"/>
    </style:style>
    <style:style style:name="T1069" style:family="text">
      <style:text-properties style:font-name="Arial1" fo:font-weight="normal" officeooo:rsid="0563cfc5" style:font-weight-asian="normal" style:font-weight-complex="normal"/>
    </style:style>
    <style:style style:name="T1070" style:family="text">
      <style:text-properties officeooo:rsid="05101592"/>
    </style:style>
    <style:style style:name="T1071" style:family="text">
      <style:text-properties officeooo:rsid="04a16d4b"/>
    </style:style>
    <style:style style:name="T1072" style:family="text">
      <style:text-properties style:font-name="Liberation Mono" fo:font-weight="bold" officeooo:rsid="04a5c504" style:font-weight-asian="bold" style:font-weight-complex="bold"/>
    </style:style>
    <style:style style:name="T1073" style:family="text">
      <style:text-properties officeooo:rsid="0518b080"/>
    </style:style>
    <style:style style:name="T1074" style:family="text">
      <style:text-properties officeooo:rsid="0553f743"/>
    </style:style>
    <style:style style:name="T1075" style:family="text">
      <style:text-properties officeooo:rsid="056573ce"/>
    </style:style>
    <style:style style:name="T1076" style:family="text">
      <style:text-properties style:font-name="Liberation Mono" fo:font-weight="bold" officeooo:rsid="0553f743" style:font-weight-asian="bold" style:font-weight-complex="bold"/>
    </style:style>
    <style:style style:name="T1077" style:family="text">
      <style:text-properties style:font-name="Arial1" fo:font-weight="normal" officeooo:rsid="05350776" style:font-weight-asian="normal" style:font-weight-complex="normal"/>
    </style:style>
    <style:style style:name="T1078" style:family="text">
      <style:text-properties officeooo:rsid="04b52698"/>
    </style:style>
    <style:style style:name="T1079" style:family="text">
      <style:text-properties officeooo:rsid="05524354"/>
    </style:style>
    <style:style style:name="T1080" style:family="text">
      <style:text-properties fo:font-style="normal" officeooo:rsid="05524354" style:font-style-asian="normal" style:font-style-complex="normal"/>
    </style:style>
    <style:style style:name="T1081" style:family="text">
      <style:text-properties style:font-name="Liberation Mono" fo:font-style="normal" fo:font-weight="bold" officeooo:rsid="05524354" style:font-style-asian="normal" style:font-weight-asian="bold" style:font-style-complex="normal" style:font-weight-complex="bold"/>
    </style:style>
    <style:style style:name="T1082" style:family="text">
      <style:text-properties style:font-name="Arial1" fo:font-weight="normal" officeooo:rsid="05350467" style:font-weight-asian="normal" style:font-weight-complex="normal"/>
    </style:style>
    <style:style style:name="T1083" style:family="text">
      <style:text-properties style:font-name="Arial1" fo:font-weight="normal" officeooo:rsid="043fff7c" style:font-weight-asian="normal" style:font-weight-complex="normal"/>
    </style:style>
    <style:style style:name="T1084" style:family="text">
      <style:text-properties style:font-name="Arial1" fo:font-weight="normal" officeooo:rsid="04a7afe7" style:font-weight-asian="normal" style:font-weight-complex="normal"/>
    </style:style>
    <style:style style:name="T1085" style:family="text">
      <style:text-properties style:font-name="Liberation Mono" fo:font-weight="bold" officeooo:rsid="05350467" style:font-weight-asian="bold" style:font-weight-complex="bold"/>
    </style:style>
    <style:style style:name="T1086" style:family="text">
      <style:text-properties officeooo:rsid="05350467"/>
    </style:style>
    <style:style style:name="T1087" style:family="text">
      <style:text-properties style:font-name="Liberation Mono" fo:font-size="12pt" fo:font-weight="bold" officeooo:rsid="043f3b46" style:font-size-asian="12pt" style:font-weight-asian="bold" style:font-size-complex="12pt" style:font-weight-complex="bold"/>
    </style:style>
    <style:style style:name="T1088" style:family="text">
      <style:text-properties style:font-name="Liberation Mono" officeooo:rsid="043fff7c"/>
    </style:style>
    <style:style style:name="T1089" style:family="text">
      <style:text-properties fo:font-weight="normal" officeooo:rsid="0446355e" style:font-weight-asian="normal" style:font-weight-complex="normal"/>
    </style:style>
    <style:style style:name="T1090" style:family="text">
      <style:text-properties style:font-name="Liberation Mono" fo:font-weight="bold" officeooo:rsid="05318e22" style:font-weight-asian="bold" style:font-weight-complex="bold"/>
    </style:style>
    <style:style style:name="T1091" style:family="text">
      <style:text-properties style:font-name="Liberation Mono" fo:font-weight="bold" officeooo:rsid="05ca0c50" style:font-weight-asian="bold" style:font-weight-complex="bold"/>
    </style:style>
    <style:style style:name="T1092" style:family="text">
      <style:text-properties officeooo:rsid="05cc57a9"/>
    </style:style>
    <style:style style:name="T1093" style:family="text">
      <style:text-properties style:font-name="Liberation Mono" fo:font-weight="bold" officeooo:rsid="05cc57a9" style:font-weight-asian="bold" style:font-weight-complex="bold"/>
    </style:style>
    <style:style style:name="T1094" style:family="text">
      <style:text-properties officeooo:rsid="05ce9a34"/>
    </style:style>
    <style:style style:name="T1095" style:family="text">
      <style:text-properties officeooo:rsid="05d29fca"/>
    </style:style>
    <style:style style:name="T1096" style:family="text">
      <style:text-properties officeooo:rsid="05d96f5f"/>
    </style:style>
    <style:style style:name="T1097" style:family="text">
      <style:text-properties officeooo:rsid="00025425"/>
    </style:style>
    <style:style style:name="T1098" style:family="text">
      <style:text-properties fo:font-size="12pt" officeooo:rsid="00025425" style:font-size-asian="12pt" style:font-size-complex="12pt"/>
    </style:style>
    <style:style style:name="T1099" style:family="text">
      <style:text-properties officeooo:rsid="0000b18c"/>
    </style:style>
    <style:style style:name="T1100" style:family="text">
      <style:text-properties officeooo:rsid="05cb4754"/>
    </style:style>
    <style:style style:name="T1101" style:family="text">
      <style:text-properties style:font-name="Liberation Mono" fo:font-weight="bold" officeooo:rsid="00025425" style:font-weight-asian="bold" style:font-weight-complex="bold"/>
    </style:style>
    <style:style style:name="T1102" style:family="text">
      <style:text-properties style:font-name="Arial1" fo:font-weight="normal" officeooo:rsid="05cb4754" style:font-weight-asian="normal" style:font-weight-complex="normal"/>
    </style:style>
    <style:style style:name="T1103" style:family="text">
      <style:text-properties officeooo:rsid="0476934e"/>
    </style:style>
    <style:style style:name="T1104" style:family="text">
      <style:text-properties officeooo:rsid="05bafc04"/>
    </style:style>
    <style:style style:name="T1105" style:family="text">
      <style:text-properties officeooo:rsid="046f31dd"/>
    </style:style>
    <style:style style:name="T1106" style:family="text">
      <style:text-properties style:font-name="Liberation Mono" fo:font-weight="bold" officeooo:rsid="0468f1da" style:font-weight-asian="bold" style:font-weight-complex="bold"/>
    </style:style>
    <style:style style:name="T1107" style:family="text">
      <style:text-properties officeooo:rsid="0473e08c"/>
    </style:style>
    <style:style style:name="T1108" style:family="text">
      <style:text-properties style:font-name="Arial1" fo:font-weight="normal" officeooo:rsid="0473e08c" style:font-weight-asian="normal" style:font-weight-complex="normal"/>
    </style:style>
    <style:style style:name="T1109" style:family="text">
      <style:text-properties style:font-name="Liberation Mono" fo:font-weight="bold" officeooo:rsid="0473e08c" style:font-weight-asian="bold" style:font-weight-complex="bold"/>
    </style:style>
    <style:style style:name="T1110" style:family="text">
      <style:text-properties fo:font-style="normal" officeooo:rsid="04726e35" style:font-style-asian="normal" style:font-style-complex="normal"/>
    </style:style>
    <style:style style:name="T1111" style:family="text">
      <style:text-properties fo:font-style="normal" officeooo:rsid="047573a5" style:font-style-asian="normal" style:font-style-complex="normal"/>
    </style:style>
    <style:style style:name="T1112" style:family="text">
      <style:text-properties style:font-name="Liberation Mono" fo:font-style="normal" fo:font-weight="bold" officeooo:rsid="047573a5" style:font-style-asian="normal" style:font-weight-asian="bold" style:font-style-complex="normal" style:font-weight-complex="bold"/>
    </style:style>
    <style:style style:name="T1113" style:family="text">
      <style:text-properties officeooo:rsid="0468f1da"/>
    </style:style>
    <style:style style:name="T1114" style:family="text">
      <style:text-properties officeooo:rsid="046ec683"/>
    </style:style>
    <style:style style:name="T1115" style:family="text">
      <style:text-properties officeooo:rsid="046bd3f3"/>
    </style:style>
    <style:style style:name="T1116" style:family="text">
      <style:text-properties officeooo:rsid="04b3d85c"/>
    </style:style>
    <style:style style:name="T1117" style:family="text">
      <style:text-properties officeooo:rsid="04b697dc"/>
    </style:style>
    <style:style style:name="T1118" style:family="text">
      <style:text-properties officeooo:rsid="04a3d640"/>
    </style:style>
    <style:style style:name="T1119" style:family="text">
      <style:text-properties officeooo:rsid="05c57055"/>
    </style:style>
    <style:style style:name="T1120" style:family="text">
      <style:text-properties officeooo:rsid="04cafd3f"/>
    </style:style>
    <style:style style:name="T1121" style:family="text">
      <style:text-properties officeooo:rsid="04a53775"/>
    </style:style>
    <style:style style:name="T1122" style:family="text">
      <style:text-properties officeooo:rsid="054c6240"/>
    </style:style>
    <style:style style:name="T1123" style:family="text">
      <style:text-properties officeooo:rsid="04ca74a9"/>
    </style:style>
    <style:style style:name="T1124" style:family="text">
      <style:text-properties officeooo:rsid="04dc841b"/>
    </style:style>
    <style:style style:name="T1125" style:family="text">
      <style:text-properties officeooo:rsid="04eb0e10"/>
    </style:style>
    <style:style style:name="T1126" style:family="text">
      <style:text-properties officeooo:rsid="04eca885"/>
    </style:style>
    <style:style style:name="T1127" style:family="text">
      <style:text-properties officeooo:rsid="04edc5ea"/>
    </style:style>
    <style:style style:name="T1128" style:family="text">
      <style:text-properties officeooo:rsid="04d75499"/>
    </style:style>
    <style:style style:name="T1129" style:family="text">
      <style:text-properties officeooo:rsid="054efdf6"/>
    </style:style>
    <style:style style:name="T1130" style:family="text">
      <style:text-properties officeooo:rsid="05b83466"/>
    </style:style>
    <style:style style:name="T1131" style:family="text">
      <style:text-properties style:font-name="Liberation Mono" fo:font-weight="bold" officeooo:rsid="05b83466" style:font-weight-asian="bold" style:font-weight-complex="bold"/>
    </style:style>
    <style:style style:name="T1132" style:family="text">
      <style:text-properties officeooo:rsid="05dafa96"/>
    </style:style>
    <style:style style:name="T1133" style:family="text">
      <style:text-properties officeooo:rsid="05db37ff"/>
    </style:style>
    <style:style style:name="T1134" style:family="text">
      <style:text-properties fo:font-weight="normal" officeooo:rsid="00e27b6b" style:font-weight-asian="normal" style:font-weight-complex="normal"/>
    </style:style>
    <style:style style:name="T1135" style:family="text">
      <style:text-properties fo:font-weight="normal" officeooo:rsid="018d34e5" style:font-weight-asian="normal" style:font-weight-complex="normal"/>
    </style:style>
    <style:style style:name="T1136" style:family="text">
      <style:text-properties fo:font-style="italic" fo:font-weight="bold" officeooo:rsid="018d34e5" style:font-style-asian="italic" style:font-weight-asian="bold" style:font-style-complex="italic" style:font-weight-complex="bold"/>
    </style:style>
    <style:style style:name="T1137" style:family="text">
      <style:text-properties officeooo:rsid="00df9b9f"/>
    </style:style>
    <style:style style:name="T1138" style:family="text">
      <style:text-properties fo:font-style="normal" officeooo:rsid="00e27b6b" style:font-style-asian="normal" style:font-style-complex="normal"/>
    </style:style>
    <style:style style:name="T1139" style:family="text">
      <style:text-properties fo:font-style="normal" style:text-underline-style="solid" style:text-underline-width="auto" style:text-underline-color="font-color" officeooo:rsid="00e27b6b" style:font-style-asian="normal" style:font-style-complex="normal"/>
    </style:style>
    <style:style style:name="T1140" style:family="text">
      <style:text-properties fo:font-weight="normal" officeooo:rsid="00e2c56b" style:font-weight-asian="normal" style:font-weight-complex="normal"/>
    </style:style>
    <style:style style:name="T1141" style:family="text">
      <style:text-properties style:text-underline-style="solid" style:text-underline-width="auto" style:text-underline-color="font-color"/>
    </style:style>
    <style:style style:name="T11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43" style:family="text">
      <style:text-properties style:text-underline-style="none" fo:font-weight="normal" style:font-weight-asian="normal" style:font-weight-complex="normal"/>
    </style:style>
    <style:style style:name="T1144" style:family="text">
      <style:text-properties style:text-underline-style="none" fo:font-weight="normal" officeooo:rsid="011bc0cb" style:font-weight-asian="normal" style:font-weight-complex="normal"/>
    </style:style>
    <style:style style:name="T1145" style:family="text">
      <style:text-properties officeooo:rsid="036f8cae"/>
    </style:style>
    <style:style style:name="T1146" style:family="text">
      <style:text-properties style:font-name="Liberation Mono" officeooo:rsid="036f8cae"/>
    </style:style>
    <style:style style:name="T1147" style:family="text">
      <style:text-properties style:font-name="Liberation Mono" fo:font-weight="bold" officeooo:rsid="0377dfeb" style:font-weight-asian="bold" style:font-weight-complex="bold"/>
    </style:style>
    <style:style style:name="T1148" style:family="text">
      <style:text-properties officeooo:rsid="0377dfeb"/>
    </style:style>
    <style:style style:name="T1149" style:family="text">
      <style:text-properties style:font-name="Arial1" fo:font-weight="bold" style:font-weight-asian="bold" style:font-weight-complex="bold"/>
    </style:style>
    <style:style style:name="T1150" style:family="text">
      <style:text-properties fo:font-style="italic" officeooo:rsid="036f8cae" style:font-style-asian="italic" style:font-style-complex="italic"/>
    </style:style>
    <style:style style:name="T1151" style:family="text">
      <style:text-properties fo:font-style="italic" officeooo:rsid="0376b597" style:font-style-asian="italic" style:font-style-complex="italic"/>
    </style:style>
    <style:style style:name="T1152" style:family="text">
      <style:text-properties fo:font-style="italic" officeooo:rsid="03772cc3" style:font-style-asian="italic" style:font-style-complex="italic"/>
    </style:style>
    <style:style style:name="T1153" style:family="text">
      <style:text-properties style:font-name="Liberation Mono" fo:font-style="italic" fo:font-weight="bold" style:font-style-asian="italic" style:font-weight-asian="bold" style:font-style-complex="italic" style:font-weight-complex="bold"/>
    </style:style>
    <style:style style:name="T1154" style:family="text">
      <style:text-properties style:font-name="Liberation Mono" fo:font-style="normal" fo:font-weight="bold" officeooo:rsid="036bb0aa" style:font-style-asian="normal" style:font-weight-asian="bold" style:font-style-complex="normal" style:font-weight-complex="bold"/>
    </style:style>
    <style:style style:name="T1155" style:family="text">
      <style:text-properties style:font-name="Liberation Mono" fo:font-style="normal" fo:font-weight="bold" officeooo:rsid="038ac379" style:font-style-asian="normal" style:font-weight-asian="bold" style:font-style-complex="normal" style:font-weight-complex="bold"/>
    </style:style>
    <style:style style:name="T1156" style:family="text">
      <style:text-properties officeooo:rsid="038ac379"/>
    </style:style>
    <style:style style:name="T1157" style:family="text">
      <style:text-properties officeooo:rsid="038df4db"/>
    </style:style>
    <style:style style:name="T1158" style:family="text">
      <style:text-properties officeooo:rsid="0500b3a3"/>
    </style:style>
    <style:style style:name="T1159" style:family="text">
      <style:text-properties officeooo:rsid="03f11e48"/>
    </style:style>
    <style:style style:name="T1160" style:family="text">
      <style:text-properties officeooo:rsid="03ddb86c"/>
    </style:style>
    <style:style style:name="T1161" style:family="text">
      <style:text-properties officeooo:rsid="040ea21b"/>
    </style:style>
    <style:style style:name="T1162" style:family="text">
      <style:text-properties officeooo:rsid="049f46dc"/>
    </style:style>
    <style:style style:name="T1163" style:family="text">
      <style:text-properties officeooo:rsid="041c3c06"/>
    </style:style>
    <style:style style:name="T1164" style:family="text">
      <style:text-properties officeooo:rsid="042224fe"/>
    </style:style>
    <style:style style:name="T1165" style:family="text">
      <style:text-properties officeooo:rsid="04b1f615"/>
    </style:style>
    <style:style style:name="T1166" style:family="text">
      <style:text-properties officeooo:rsid="0487796a"/>
    </style:style>
    <style:style style:name="T1167" style:family="text">
      <style:text-properties officeooo:rsid="05c650cf"/>
    </style:style>
    <style:style style:name="T1168" style:family="text">
      <style:text-properties officeooo:rsid="03f4b87f"/>
    </style:style>
    <style:style style:name="T1169" style:family="text">
      <style:text-properties officeooo:rsid="03d139e9"/>
    </style:style>
    <style:style style:name="T1170" style:family="text">
      <style:text-properties officeooo:rsid="0414d9b6"/>
    </style:style>
    <style:style style:name="T1171" style:family="text">
      <style:text-properties officeooo:rsid="04832efe"/>
    </style:style>
    <style:style style:name="T1172" style:family="text">
      <style:text-properties officeooo:rsid="048035af"/>
    </style:style>
    <style:style style:name="T1173" style:family="text">
      <style:text-properties officeooo:rsid="03cdacac"/>
    </style:style>
    <style:style style:name="T1174" style:family="text">
      <style:text-properties officeooo:rsid="03f8f227"/>
    </style:style>
    <style:style style:name="T1175" style:family="text">
      <style:text-properties officeooo:rsid="048a9b77"/>
    </style:style>
    <style:style style:name="T1176" style:family="text">
      <style:text-properties officeooo:rsid="049d58d1"/>
    </style:style>
    <style:style style:name="T1177" style:family="text">
      <style:text-properties officeooo:rsid="03fdf8e3"/>
    </style:style>
    <style:style style:name="T1178" style:family="text">
      <style:text-properties officeooo:rsid="05a58fea"/>
    </style:style>
    <style:style style:name="T1179"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Guide</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23T09:34:34.549029045">Sunday, November 2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5</text:a></text:p>
          <text:p text:style-name="P9"><text:a xlink:type="simple" xlink:href="#__RefHeading___Toc1584_1146469727" office:name="Style Editor" text:style-name="Index_20_Link" text:visited-style-name="Index_20_Link">Style Editor<text:tab/>16</text:a></text:p>
          <text:p text:style-name="P10"><text:a xlink:type="simple" xlink:href="#__RefHeading___Toc1656_1146469727" office:name="How Text Styles Are Applied" text:style-name="Index_20_Link" text:visited-style-name="Index_20_Link">How Text Styles Are Applied<text:tab/>17</text:a></text:p>
          <text:p text:style-name="P9"><text:a xlink:type="simple" xlink:href="#__RefHeading___Toc1203_1884355855" office:name="Script Editor" text:style-name="Index_20_Link" text:visited-style-name="Index_20_Link">Script Editor<text:tab/>18</text:a></text:p>
          <text:p text:style-name="P9"><text:a xlink:type="simple" xlink:href="#__RefHeading___Toc1753_3343064203" office:name="Log Manager" text:style-name="Index_20_Link" text:visited-style-name="Index_20_Link">Log Manager<text:tab/>19</text:a></text:p>
          <text:p text:style-name="P9"><text:a xlink:type="simple" xlink:href="#__RefHeading___Toc1753_3343064203%20Copy%201" office:name="Hotkey Manager" text:style-name="Index_20_Link" text:visited-style-name="Index_20_Link">Hotkey Manager<text:tab/>21</text:a></text:p>
          <text:p text:style-name="P9"><text:a xlink:type="simple" xlink:href="#__RefHeading___Toc1753_3343064203%20Copy%201%20Copy%201" office:name="Ignore Manager" text:style-name="Index_20_Link" text:visited-style-name="Index_20_Link">Ignore Manager<text:tab/>22</text:a></text:p>
          <text:p text:style-name="P9"><text:a xlink:type="simple" xlink:href="#__RefHeading___Toc1753_3343064203%20Copy%201%20Copy%201%20Copy%201" office:name="Plugin Manager" text:style-name="Index_20_Link" text:visited-style-name="Index_20_Link">Plugin Manager<text:tab/>23</text:a></text:p>
          <text:p text:style-name="P9"><text:a xlink:type="simple" xlink:href="#__RefHeading___Toc12698_3140508971" office:name="The Windowbar" text:style-name="Index_20_Link" text:visited-style-name="Index_20_Link">The Windowbar<text:tab/>25</text:a></text:p>
          <text:p text:style-name="P9"><text:a xlink:type="simple" xlink:href="#__RefHeading___Toc32621_2610102374" office:name="Settings" text:style-name="Index_20_Link" text:visited-style-name="Index_20_Link">Settings<text:tab/>26</text:a></text:p>
          <text:p text:style-name="P9"><text:a xlink:type="simple" xlink:href="#__RefHeading___Toc3051_1336413707" office:name="Regular and Dark Mode" text:style-name="Index_20_Link" text:visited-style-name="Index_20_Link">Regular and Dark Mode<text:tab/>27</text:a></text:p>
          <text:p text:style-name="P9"><text:a xlink:type="simple" xlink:href="#__RefHeading___Toc1488_1146469727" office:name="Commands and Scripting Guide" text:style-name="Index_20_Link" text:visited-style-name="Index_20_Link">Commands and Scripting Guide<text:tab/>28</text:a></text:p>
          <text:p text:style-name="P10"><text:a xlink:type="simple" xlink:href="#__RefHeading___Toc1943_2675067569" office:name="Command List" text:style-name="Index_20_Link" text:visited-style-name="Index_20_Link">Command List<text:tab/>28</text:a></text:p>
          <text:p text:style-name="P11"><text:a xlink:type="simple" xlink:href="#__RefHeading___Toc2472_3187777835" office:name="IRC Commands" text:style-name="Index_20_Link" text:visited-style-name="Index_20_Link">IRC Commands<text:tab/>28</text:a></text:p>
          <text:p text:style-name="P11"><text:a xlink:type="simple" xlink:href="#__RefHeading___Toc9169_893872742" office:name="All Other Commands" text:style-name="Index_20_Link" text:visited-style-name="Index_20_Link">All Other Commands<text:tab/>30</text:a></text:p>
          <text:p text:style-name="P12"><text:a xlink:type="simple" xlink:href="#__RefHeading___Toc2474_3187777835" office:name="Script-Only Commands" text:style-name="Index_20_Link" text:visited-style-name="Index_20_Link">Script-Only Commands<text:tab/>34</text:a></text:p>
          <text:p text:style-name="P12"><text:a xlink:type="simple" xlink:href="#__RefHeading___Toc2563_3187777835" office:name="Context-less Commands" text:style-name="Index_20_Link" text:visited-style-name="Index_20_Link">Context-less Commands<text:tab/>35</text:a></text:p>
          <text:p text:style-name="P12"><text:a xlink:type="simple" xlink:href="#__RefHeading___Toc2563_3187777835%20Copy%201" office:name="Subwindow and Window Management Commands" text:style-name="Index_20_Link" text:visited-style-name="Index_20_Link">Subwindow and Window Management Commands<text:tab/>36</text:a></text:p>
          <text:p text:style-name="P10"><text:a xlink:type="simple" xlink:href="#__RefHeading___Toc1697_1383137307" office:name="Additional Command Help" text:style-name="Index_20_Link" text:visited-style-name="Index_20_Link">Additional Command Help<text:tab/>37</text:a></text:p>
          <text:p text:style-name="P11"><text:a xlink:type="simple" xlink:href="#__RefHeading___Toc8359_3479806783" office:name="goto" text:style-name="Index_20_Link" text:visited-style-name="Index_20_Link">goto<text:tab/>39</text:a></text:p>
          <text:p text:style-name="P11"><text:a xlink:type="simple" xlink:href="#__RefHeading___Toc9114_3479806783" office:name="if" text:style-name="Index_20_Link" text:visited-style-name="Index_20_Link">if<text:tab/>40</text:a></text:p>
          <text:p text:style-name="P11"><text:a xlink:type="simple" xlink:href="#__RefHeading___Toc10805_3479806783" office:name="/rem" text:style-name="Index_20_Link" text:visited-style-name="Index_20_Link">/rem<text:tab/>42</text:a></text:p>
          <text:p text:style-name="P11"><text:a xlink:type="simple" xlink:href="#__RefHeading___Toc10855_3140508971" office:name="/print and /prints" text:style-name="Index_20_Link" text:visited-style-name="Index_20_Link">/print and /prints<text:tab/>42</text:a></text:p>
          <text:p text:style-name="P11"><text:a xlink:type="simple" xlink:href="#__RefHeading___Toc10853_3140508971" office:name="restrict, only, and exclude" text:style-name="Index_20_Link" text:visited-style-name="Index_20_Link">restrict, only, and exclude<text:tab/>43</text:a></text:p>
          <text:p text:style-name="P11"><text:a xlink:type="simple" xlink:href="#__RefHeading___Toc12533_3140508971" office:name="insert" text:style-name="Index_20_Link" text:visited-style-name="Index_20_Link">insert<text:tab/>44</text:a></text:p>
          <text:p text:style-name="P11"><text:a xlink:type="simple" xlink:href="#__RefHeading___Toc7071_4014455665" office:name="/show, /hide, /close, and context" text:style-name="Index_20_Link" text:visited-style-name="Index_20_Link">/show, /hide, /close, and context<text:tab/>45</text:a></text:p>
          <text:p text:style-name="P11"><text:a xlink:type="simple" xlink:href="#__RefHeading___Toc8986_378786963" office:name="/resize, /move, and /window" text:style-name="Index_20_Link" text:visited-style-name="Index_20_Link">/resize, /move, and /window<text:tab/>46</text:a></text:p>
          <text:p text:style-name="P11"><text:a xlink:type="simple" xlink:href="#__RefHeading___Toc10851_3140508971" office:name="/ignore" text:style-name="Index_20_Link" text:visited-style-name="Index_20_Link">/ignore<text:tab/>48</text:a></text:p>
          <text:p text:style-name="P11"><text:a xlink:type="simple" xlink:href="#__RefHeading___Toc10469_3140508971" office:name="/config" text:style-name="Index_20_Link" text:visited-style-name="Index_20_Link">/config<text:tab/>49</text:a></text:p>
          <text:p text:style-name="P11"><text:a xlink:type="simple" xlink:href="#__RefHeading___Toc11135_3108099764" office:name="/user" text:style-name="Index_20_Link" text:visited-style-name="Index_20_Link">/user<text:tab/>51</text:a></text:p>
          <text:p text:style-name="P11"><text:a xlink:type="simple" xlink:href="#__RefHeading___Toc8062_605356033" office:name="/connect, /connectssl, /xconnect, and xconnectssl" text:style-name="Index_20_Link" text:visited-style-name="Index_20_Link">/connect, /connectssl, /xconnect, and xconnectssl<text:tab/>52</text:a></text:p>
          <text:p text:style-name="P11"><text:a xlink:type="simple" xlink:href="#__RefHeading___Toc8719_1647306902" office:name="/quit and /quitall" text:style-name="Index_20_Link" text:visited-style-name="Index_20_Link">/quit and /quitall<text:tab/>52</text:a></text:p>
          <text:p text:style-name="P11"><text:a xlink:type="simple" xlink:href="#__RefHeading___Toc10768_3140508971" office:name="/shell" text:style-name="Index_20_Link" text:visited-style-name="Index_20_Link">/shell<text:tab/>53</text:a></text:p>
          <text:p text:style-name="P11"><text:a xlink:type="simple" xlink:href="#__RefHeading___Toc7353_2319073125" office:name="/reclaim" text:style-name="Index_20_Link" text:visited-style-name="Index_20_Link">/reclaim<text:tab/>53</text:a></text:p>
          <text:p text:style-name="P11"><text:a xlink:type="simple" xlink:href="#__RefHeading___Toc7851_548103271%20Copy%201" office:name="/delay" text:style-name="Index_20_Link" text:visited-style-name="Index_20_Link">/delay<text:tab/>53</text:a></text:p>
          <text:p text:style-name="P11"><text:a xlink:type="simple" xlink:href="#__RefHeading___Toc10724_1988702042" office:name="/macro" text:style-name="Index_20_Link" text:visited-style-name="Index_20_Link">/macro<text:tab/>54</text:a></text:p>
          <text:p text:style-name="P11"><text:a xlink:type="simple" xlink:href="#__RefHeading___Toc10705_678466166" office:name="/bind and /unbind" text:style-name="Index_20_Link" text:visited-style-name="Index_20_Link">/bind and /unbind<text:tab/>56</text:a></text:p>
          <text:p text:style-name="P10"><text:a xlink:type="simple" xlink:href="#__RefHeading___Toc894_362215326" office:name="Scripting MERK" text:style-name="Index_20_Link" text:visited-style-name="Index_20_Link">Scripting MERK<text:tab/>58</text:a></text:p>
          <text:p text:style-name="P11"><text:a xlink:type="simple" xlink:href="#__RefHeading___Toc1078_48191583" office:name="Connection Scripts" text:style-name="Index_20_Link" text:visited-style-name="Index_20_Link">Connection Scripts<text:tab/>58</text:a></text:p>
          <text:p text:style-name="P11"><text:a xlink:type="simple" xlink:href="#__RefHeading___Toc1080_48191583" office:name="All Other Scripts" text:style-name="Index_20_Link" text:visited-style-name="Index_20_Link">All Other Scripts<text:tab/>58</text:a></text:p>
          <text:p text:style-name="P11"><text:a xlink:type="simple" xlink:href="#__RefHeading___Toc1614_2499962574" office:name="Errors" text:style-name="Index_20_Link" text:visited-style-name="Index_20_Link">Errors<text:tab/>59</text:a></text:p>
          <text:p text:style-name="P11"><text:a xlink:type="simple" xlink:href="#__RefHeading___Toc727_362215326" office:name="Context" text:style-name="Index_20_Link" text:visited-style-name="Index_20_Link">Context<text:tab/>60</text:a></text:p>
          <text:p text:style-name="P11"><text:a xlink:type="simple" xlink:href="#__RefHeading___Toc102_1446586609" office:name="Aliases" text:style-name="Index_20_Link" text:visited-style-name="Index_20_Link">Aliases<text:tab/>62</text:a></text:p>
          <text:p text:style-name="P11"><text:a xlink:type="simple" xlink:href="#__RefHeading___Toc104_1446586609" office:name="Built-In Aliases" text:style-name="Index_20_Link" text:visited-style-name="Index_20_Link">Built-In Aliases<text:tab/>63</text:a></text:p>
          <text:p text:style-name="P11"><text:a xlink:type="simple" xlink:href="#__RefHeading___Toc3116_1913693588" office:name="Script Arguments" text:style-name="Index_20_Link" text:visited-style-name="Index_20_Link">Script Arguments<text:tab/>65</text:a></text:p>
          <text:p text:style-name="P11"><text:a xlink:type="simple" xlink:href="#__RefHeading___Toc862_362215326" office:name="Writing Connection Scripts" text:style-name="Index_20_Link" text:visited-style-name="Index_20_Link">Writing Connection Scripts<text:tab/>67</text:a></text:p>
          <text:p text:style-name="P10"><text:a xlink:type="simple" xlink:href="#__RefHeading___Toc4345_4060769487" office:name="Example Scripts" text:style-name="Index_20_Link" text:visited-style-name="Index_20_Link">Example Scripts<text:tab/>69</text:a></text:p>
          <text:p text:style-name="P11"><text:a xlink:type="simple" xlink:href="#__RefHeading___Toc4347_4060769487" office:name="Wave" text:style-name="Index_20_Link" text:visited-style-name="Index_20_Link">Wave<text:tab/>69</text:a></text:p>
          <text:p text:style-name="P11"><text:a xlink:type="simple" xlink:href="#__RefHeading___Toc4349_4060769487" office:name="Greeting" text:style-name="Index_20_Link" text:visited-style-name="Index_20_Link">Greeting<text:tab/>70</text:a></text:p>
          <text:p text:style-name="P11"><text:a xlink:type="simple" xlink:href="#__RefHeading___Toc4600_4060769487" office:name="Example Connection Script" text:style-name="Index_20_Link" text:visited-style-name="Index_20_Link">Example Connection Script<text:tab/>71</text:a></text:p>
          <text:p text:style-name="P11"><text:a xlink:type="simple" xlink:href="#__RefHeading___Toc4333_3140508971" office:name="Inserting Files" text:style-name="Index_20_Link" text:visited-style-name="Index_20_Link">Inserting Files<text:tab/>72</text:a></text:p>
          <text:p text:style-name="P11"><text:a xlink:type="simple" xlink:href="#__RefHeading___Toc12166_3140508971" office:name="Showing the Local Temperature" text:style-name="Index_20_Link" text:visited-style-name="Index_20_Link">Showing the Local Temperature<text:tab/>73</text:a></text:p>
          <text:p text:style-name="P11"><text:a xlink:type="simple" xlink:href="#__RefHeading___Toc12166_3140508971%20Copy%201" office:name="Connecting to Servers" text:style-name="Index_20_Link" text:visited-style-name="Index_20_Link">Connecting to Servers<text:tab/>74</text:a></text:p>
          <text:p text:style-name="P11"><text:a xlink:type="simple" xlink:href="#__RefHeading___Toc12166_3140508971%20Copy%201%20Copy%201" office:name="Dice Rolling Script" text:style-name="Index_20_Link" text:visited-style-name="Index_20_Link">Dice Rolling Script<text:tab/>75</text:a></text:p>
          <text:p text:style-name="P11"><text:a xlink:type="simple" xlink:href="#__RefHeading___Toc9608_378786963" office:name="Custom Day-of-the-Week Away Message" text:style-name="Index_20_Link" text:visited-style-name="Index_20_Link">Custom Day-of-the-Week Away Message<text:tab/>77</text:a></text:p>
          <text:p text:style-name="P11"><text:a xlink:type="simple" xlink:href="#__RefHeading___Toc12166_3140508971%20Copy%201%20Copy%201%20Copy%201" office:name="&quot;Trout&quot; Macro" text:style-name="Index_20_Link" text:visited-style-name="Index_20_Link">"Trout" Macro<text:tab/>78</text:a></text:p>
          <text:p text:style-name="P9"><text:a xlink:type="simple" xlink:href="#__RefHeading___Toc12076_2324336856" office:name="Plugins and Plugin Development" text:style-name="Index_20_Link" text:visited-style-name="Index_20_Link">Plugins and Plugin Development<text:tab/>79</text:a></text:p>
          <text:p text:style-name="P10"><text:a xlink:type="simple" xlink:href="#__RefHeading___Toc12376_2324336856" office:name="Creating MERK Plugins" text:style-name="Index_20_Link" text:visited-style-name="Index_20_Link">Creating MERK Plugins<text:tab/>80</text:a></text:p>
          <text:p text:style-name="P10"><text:a xlink:type="simple" xlink:href="#__RefHeading___Toc22899_1550339734" office:name="Packaging and Installing MERK Plugins" text:style-name="Index_20_Link" text:visited-style-name="Index_20_Link">Packaging and Installing MERK Plugins<text:tab/>83</text:a></text:p>
          <text:p text:style-name="P10"><text:a xlink:type="simple" xlink:href="#__RefHeading___Toc26579_2610102374" office:name="Plugin Class" text:style-name="Index_20_Link" text:visited-style-name="Index_20_Link">Plugin Class<text:tab/>85</text:a></text:p>
          <text:p text:style-name="P11"><text:a xlink:type="simple" xlink:href="#__RefHeading___Toc12597_2324336856" office:name="Inherited Methods" text:style-name="Index_20_Link" text:visited-style-name="Index_20_Link">Inherited Methods<text:tab/>85</text:a></text:p>
          <text:p text:style-name="P11"><text:a xlink:type="simple" xlink:href="#__RefHeading___Toc12595_2324336856" office:name="Event Methods" text:style-name="Index_20_Link" text:visited-style-name="Index_20_Link">Event Methods<text:tab/>94</text:a></text:p>
          <text:p text:style-name="P10"><text:a xlink:type="simple" xlink:href="#__RefHeading___Toc15467_1041129398" office:name="MERK Window Class" text:style-name="Index_20_Link" text:visited-style-name="Index_20_Link">MERK Window Class<text:tab/>106</text:a></text:p>
          <text:p text:style-name="P11"><text:a xlink:type="simple" xlink:href="#__RefHeading___Toc15469_1041129398" office:name="Methods" text:style-name="Index_20_Link" text:visited-style-name="Index_20_Link">Methods<text:tab/>106</text:a></text:p>
          <text:p text:style-name="P10"><text:a xlink:type="simple" xlink:href="#__RefHeading___Toc15467_1041129398%20Copy%201" office:name="Plugin Console Class" text:style-name="Index_20_Link" text:visited-style-name="Index_20_Link">Plugin Console Class<text:tab/>114</text:a></text:p>
          <text:p text:style-name="P11"><text:a xlink:type="simple" xlink:href="#__RefHeading___Toc20977_1085534353" office:name="Methods" text:style-name="Index_20_Link" text:visited-style-name="Index_20_Link">Methods<text:tab/>114</text:a></text:p>
          <text:p text:style-name="P10"><text:a xlink:type="simple" xlink:href="#__RefHeading___Toc18627_1041129398" office:name="Example Plugins" text:style-name="Index_20_Link" text:visited-style-name="Index_20_Link">Example Plugins<text:tab/>117</text:a></text:p>
          <text:p text:style-name="P11"><text:a xlink:type="simple" xlink:href="#__RefHeading___Toc19295_1041129398" office:name="Away Notifications" text:style-name="Index_20_Link" text:visited-style-name="Index_20_Link">Away Notifications<text:tab/>117</text:a></text:p>
          <text:p text:style-name="P11"><text:a xlink:type="simple" xlink:href="#__RefHeading___Toc23129_1041129398" office:name="Mention Notification" text:style-name="Index_20_Link" text:visited-style-name="Index_20_Link">Mention Notification<text:tab/>118</text:a></text:p>
          <text:p text:style-name="P11"><text:a xlink:type="simple" xlink:href="#__RefHeading___Toc26746_1041129398" office:name="Dice Roller" text:style-name="Index_20_Link" text:visited-style-name="Index_20_Link">Dice Roller<text:tab/>119</text:a></text:p>
          <text:p text:style-name="P11"><text:a xlink:type="simple" xlink:href="#__RefHeading___Toc30550_2610102374" office:name="Unread Messages Notifications" text:style-name="Index_20_Link" text:visited-style-name="Index_20_Link">Unread Messages Notifications<text:tab/>121</text:a></text:p>
          <text:p text:style-name="P11"><text:a xlink:type="simple" xlink:href="#__RefHeading___Toc30550_2610102374%20Copy%201" office:name="MERK &quot;Backdoor&quot;" text:style-name="Index_20_Link" text:visited-style-name="Index_20_Link">MERK "Backdoor"<text:tab/>122</text:a></text:p>
          <text:p text:style-name="P11"><text:a xlink:type="simple" xlink:href="#__RefHeading___Toc30550_2610102374%20Copy%201%20Copy%201" office:name="Mention Log" text:style-name="Index_20_Link" text:visited-style-name="Index_20_Link">Mention Log<text:tab/>123</text:a></text:p>
          <text:p text:style-name="P9"><text:a xlink:type="simple" xlink:href="#__RefHeading___Toc4367_737576689" office:name="Advanced Settings" text:style-name="Index_20_Link" text:visited-style-name="Index_20_Link">Advanced Settings<text:tab/>124</text:a></text:p>
          <text:p text:style-name="P10"><text:a xlink:type="simple" xlink:href="#__RefHeading___Toc4369_737576689" office:name="Options" text:style-name="Index_20_Link" text:visited-style-name="Index_20_Link">Options<text:tab/>124</text:a></text:p>
          <text:p text:style-name="P9"><text:a xlink:type="simple" xlink:href="#__RefHeading___Toc11573_3926766685" office:name="Settings Editable by /config" text:style-name="Index_20_Link" text:visited-style-name="Index_20_Link">Settings Editable by /config<text:tab/>125</text:a></text:p>
          <text:p text:style-name="P10"><text:a xlink:type="simple" xlink:href="#__RefHeading___Toc12017_3926766685" office:name="Settings and Default Values" text:style-name="Index_20_Link" text:visited-style-name="Index_20_Link">Settings and Default Values<text:tab/>126</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Linux, </text:span><text:span text:style-name="T8">and macOS</text:span><text:span text:style-name="T7">.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9">four</text:span> other open source libraries:</text:p>
      <text:list text:style-name="L1">
        <text:list-item>
          <text:p text:style-name="P20"><text:span text:style-name="T10">qt5reactor</text:span><text:span text:style-name="T11">, for getting PyQt and Twisted to work together</text:span></text:p>
        </text:list-item>
        <text:list-item>
          <text:p text:style-name="P20"><text:span text:style-name="T10">pyspellchecker</text:span><text:span text:style-name="T11">, which provides the spellchecking mechanism</text:span></text:p>
        </text:list-item>
        <text:list-item>
          <text:p text:style-name="P20"><text:span text:style-name="T10">emoji</text:span><text:span text:style-name="T11">, providing support for emoji shortcodes</text:span></text:p>
        </text:list-item>
        <text:list-item>
          <text:p text:style-name="P21"><text:span text:style-name="T10">pike</text:span>, providing support for plugins</text:p>
        </text:list-item>
      </text:list>
      <text:p text:style-name="P22"><text:line-break/>MERK has a scripting engine allowing most functionality to be automated. The core concept of the scripting engine i<text:span text:style-name="T12">s</text:span> the <text:a xlink:type="simple" xlink:href="#8.3.Context|outline" text:style-name="Internet_20_link" text:visited-style-name="Visited_20_Internet_20_Link"><text:span text:style-name="T10">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13">MERK is </text:span><text:a xlink:type="simple" xlink:href="#8.Settings|outline" text:style-name="Internet_20_link" text:visited-style-name="Visited_20_Internet_20_Link"><text:span text:style-name="T13">extremely configurable</text:span></text:a><text:span text:style-name="T13">, with over </text:span><text:a xlink:type="simple" xlink:href="#10.Settings Editable by /config|outline" text:style-name="Internet_20_link" text:visited-style-name="Visited_20_Internet_20_Link"><text:span text:style-name="T13">290 settings</text:span></text:a><text:span text:style-name="T13"> that can be tweaked.</text:span></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4">Plugins can be created entirely within MERK, using a special version of the </text:span><text:a xlink:type="simple" xlink:href="#7.Script Editor|outline" text:style-name="Internet_20_link" text:visited-style-name="Visited_20_Internet_20_Link"><text:span text:style-name="T14">script editor,</text:span></text:a><text:span text:style-name="T14">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5">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6">Download the Windows version of MERK, and unzip the archive to anywhere you'd like. The archive contains a folder named </text:span><text:span text:style-name="T17">lib</text:span><text:span text:style-name="T16">, </text:span><text:span text:style-name="T18">the</text:span><text:span text:style-name="T16"> </text:span><text:span text:style-name="T17">merk.exe</text:span><text:span text:style-name="T19"> </text:span><text:span text:style-name="T18">executable</text:span><text:span text:style-name="T16">, and </text:span><text:span text:style-name="T17">README.html</text:span><text:span text:style-name="T16">. </text:span>Just double click <text:span text:style-name="T20">merk.exe</text:span>, to run MERK. That's it!</text:p>
      <text:p text:style-name="P26">There's also an installer for MERK. Download the Windows installer version and unzip the archive to wherever you'd like. Double click on <text:span text:style-name="T20">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21">Python 3.9+</text:span><text:span text:style-name="T15">,</text:span> <text:span text:style-name="T20">PyQt</text:span>, <text:span text:style-name="T20">Twisted</text:span>, and if you'd like to connect to servers via SSL/TLS, <text:span text:style-name="T20">PyOpenSSL</text:span> and <text:span text:style-name="T20">service_identity</text:span>. If you're running MERK on Windows, you may also need <text:span text:style-name="T2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2"/></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20">merk.exe</text:span> and the <text:span text:style-name="T20">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20">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3">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text:span text:style-name="T24">[-P]</text:span> [-o] [-<text:span text:style-name="T25">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text:span text:style-name="T26">[--uninstall-all] </text:span>[-Q NAME] [-D] [-L]</text:p>
            <text:p text:style-name="P33"><text:s text:c="22"/>[SERVER] [PORT]</text:p>
            <text:p text:style-name="P33"/>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2"/>Show help and usage information</text:p>
            <text:p text:style-name="P35"><text:s text:c="2"/>-d, --donotsave <text:s text:c="7"/>Do not save new user settings</text:p>
            <text:p text:style-name="P35"><text:s text:c="2"/>-x, --donotexecute <text:s text:c="4"/>Do not execute connection script</text:p>
            <text:p text:style-name="P35"><text:s text:c="2"/>-t, --reconnect <text:s text:c="7"/>Reconnect to servers on disconnection</text:p>
            <text:p text:style-name="P35"><text:s text:c="2"/>-R, --run <text:s text:c="13"/>Don't ask for connection information on start</text:p>
            <text:p text:style-name="P35"><text:s text:c="2"/>-o, --on-top <text:s text:c="10"/>Application window always on top</text:p>
            <text:p text:style-name="P36"><text:s text:c="2"/>-<text:span text:style-name="T25">f</text:span>, --<text:span text:style-name="T25">full-screen</text:span> <text:s text:c="5"/>Application window <text:span text:style-name="T25">displays full screen</text:span></text:p>
            <text:p text:style-name="P35"><text:s text:c="2"/>-s, --script FILE <text:s text:c="5"/>Use a file as a connection script</text:p>
            <text:p text:style-name="P37"><text:s text:c="2"/>-<text:span text:style-name="T24">P</text:span>, --<text:span text:style-name="T24">disable-plugins</text:span> <text:s/><text:span text:style-name="T24">Disables plugins</text:span></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8"><text:s text:c="2"/>--<text:span text:style-name="T26">uninstall</text:span>-all <text:s text:c="6"/><text:span text:style-name="T26">Deletes all installed plugins</text:span></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7">Options</text:span><text:bookmark-end text:name="__RefHeading___Toc5561_3140508971"/></text:h>
      <text:p text:style-name="P39">MERK's command-line <text:span text:style-name="T27">options</text:span> allow users to do many things on startup. All of these uses are completely optional, and never have to be used. <text:span text:style-name="T27">Most command-line options feature a long version (for example </text:span><text:span text:style-name="T28">--donotexecute</text:span><text:span text:style-name="T27">) and a shorter version (</text:span><text:span text:style-name="T28">-x</text:span><text:span text:style-name="T27">,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9">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9">us.dal.net</text:span> 66<text:span text:style-name="T29">8</text:span>7</text:p>
          </table:table-cell>
        </table:table-row>
      </table:table>
      <text:p text:style-name="P42"/>
      <text:p text:style-name="P42">This will automatically connect to <text:span text:style-name="T29">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9">us.dal.net</text:span> 66<text:span text:style-name="T29">6</text:span>7</text:p>
          </table:table-cell>
        </table:table-row>
      </table:table>
      <text:p text:style-name="P42"/>
      <text:p text:style-name="P42">Multiple servers can be connected to, as well, though the method is a little different. Use the <text:span text:style-name="T20">-C</text:span> option to connect to normal IRC servers, and the <text:span text:style-name="T20">-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20">--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30">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20">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31">merk.exe </text:span><text:span text:style-name="Source_20_Text">--config-local</text:span></text:p>
          </table:table-cell>
        </table:table-row>
      </table:table>
      <text:p text:style-name="P43"/>
      <text:p text:style-name="P49">Save this file as <text:span text:style-name="T20">merk.bat</text:span>. Now, to run MERK off of the thumb drive, double click on <text:span text:style-name="T2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20">.merk</text:span> in the drive where you're running MERK from. MERK is now completely portable!</text:p>
      <text:p text:style-name="Standard"/>
      <text:h text:style-name="P50" text:outline-level="2" text:is-list-header="true"><text:bookmark-start text:name="__RefHeading___Toc6701_3140508971"/><text:soft-page-break/>Resetting MERK to Default Settings<text:bookmark-end text:name="__RefHeading___Toc6701_3140508971"/></text:h>
      <text:p text:style-name="P51">If <text:span text:style-name="T3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33">To reset all user settings, use the </text:span><text:span text:style-name="T34">--reset-user</text:span><text:span text:style-name="T3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33">user</text:span></text:p>
          </table:table-cell>
        </table:table-row>
      </table:table>
      <text:p text:style-name="P55"><text:line-break/>To reset <text:span text:style-name="T35">all</text:span><text:span text:style-name="T36"> settings, and return MERK configuration files to their default state with all default settings, use </text:span><text:span text:style-name="T37">--reset-all</text:span><text:span text:style-name="T36">. This will reset both your user file, </text:span><text:span text:style-name="T37">user.json</text:span><text:span text:style-name="T36">, and the settings file, </text:span><text:span text:style-name="T37">settings.json</text:span><text:span text:style-name="T36">, to all default values:</text:span></text:p>
      <table:table table:name="Table52" table:style-name="Table52">
        <table:table-column table:style-name="Table52.A"/>
        <table:table-row>
          <table:table-cell table:style-name="Table52.A1" office:value-type="string">
            <text:p text:style-name="P52">merk.exe --reset-<text:span text:style-name="T33">all</text:span></text:p>
          </table:table-cell>
        </table:table-row>
      </table:table>
      <text:p text:style-name="P56"/>
      <text:p text:style-name="P57">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58">merk.exe --<text:span text:style-name="T38">disable-plugins</text:span></text:p>
          </table:table-cell>
        </table:table-row>
      </table:table>
      <text:p text:style-name="P59"><text:line-break/><text:span text:style-name="T38">This will allow the user to start up MERK without crashing. MERK will not load in any plugins until plugins are re-enabled. The other option is to delete all installed plugins:</text:span></text:p>
      <table:table table:name="Table156" table:style-name="Table156">
        <table:table-column table:style-name="Table156.A"/>
        <table:table-row>
          <table:table-cell table:style-name="Table156.A1" office:value-type="string">
            <text:p text:style-name="P58">merk.exe --<text:span text:style-name="T38">uninstall-all</text:span></text:p>
          </table:table-cell>
        </table:table-row>
      </table:table>
      <text:p text:style-name="P60"><text:span text:style-name="T36"><text:line-break/></text:span><text:span text:style-name="T39">This will delete any and all installed plugins </text:span><text:span text:style-name="T40">and their icons</text:span><text:span text:style-name="T39">! </text:span><text:span text:style-name="T41">This will </text:span><text:span text:style-name="T42">not</text:span><text:span text:style-name="T41"> move the files to the "recycle bin", and the files will be lost!</text:span><text:span text:style-name="T43"> </text:span><text:span text:style-name="T44">If you know which plugin is causing MERK to crash, it might be easier to navigate to the </text:span><text:a xlink:type="simple" xlink:href="#1.Directories and Configuration Files|outline" text:style-name="Internet_20_link" text:visited-style-name="Visited_20_Internet_20_Link"><text:span text:style-name="T45">plugins</text:span><text:span text:style-name="T44"> directory</text:span></text:a><text:span text:style-name="T44"> and delete the file manually.</text:span></text:p>
      <text:p text:style-name="P61"/>
      <text:p text:style-name="P61"/>
      <text:h text:style-name="Heading_20_1" text:outline-level="1" text:is-list-header="true"><text:bookmark-start text:name="__RefHeading___Toc1236_1884355855"/><text:soft-page-break/>Directories <text:span text:style-name="T46">and Configuration Files</text:span><text:bookmark-end text:name="__RefHeading___Toc1236_1884355855"/></text:h>
      <text:p text:style-name="P62">MERK stores all its settings in a directory it creates in the user's home directory, named <text:span text:style-name="T20">.merk</text:span>. Inside this directory, MERK creates:</text:p>
      <text:list text:style-name="L2">
        <text:list-item>
          <text:p text:style-name="P63"><text:span text:style-name="T20">logs</text:span>. This <text:span text:style-name="T47">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63"><text:span text:style-name="T20">styles</text:span>. This <text:span text:style-name="T47">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63"><text:span text:style-name="T20">scripts</text:span>. This <text:span text:style-name="T47">directory </text:span>is where MERK stores, and first looks for, <text:a xlink:type="simple" xlink:href="#8.1.Scripting MERK|outline" text:style-name="Internet_20_link" text:visited-style-name="Visited_20_Internet_20_Link">scripts</text:a>. <text:span text:style-name="T48">This is the default directory chosen when running a script via the </text:span><text:a xlink:type="simple" xlink:href="#4.Server Windows|outline" text:style-name="Internet_20_link" text:visited-style-name="Visited_20_Internet_20_Link"><text:span text:style-name="T48">server window</text:span></text:a><text:span text:style-name="T48"> toolbar, input menu, or right click menus, </text:span><text:span text:style-name="T49">or when saving a script in the </text:span><text:a xlink:type="simple" xlink:href="#7.Script Editor|outline" text:style-name="Internet_20_link" text:visited-style-name="Visited_20_Internet_20_Link"><text:span text:style-name="T49">editor</text:span></text:a><text:span text:style-name="T49">.</text:span></text:p>
        </text:list-item>
        <text:list-item>
          <text:p text:style-name="P64"><text:span text:style-name="T20">plugins</text:span>. This directory is where MERK looks for and loads any installed <text:a xlink:type="simple" xlink:href="#8.Plugins and Plugin Development|outline" text:style-name="Internet_20_link" text:visited-style-name="Visited_20_Internet_20_Link">plugins</text:a> from. <text:span text:style-name="T50">To install a plugin, simply copy the plugin's Python file </text:span><text:span text:style-name="T51">or extract the plugin's ZIP archive</text:span><text:span text:style-name="T50"> into this directory and restart MERK.</text:span></text:p>
        </text:list-item>
        <text:list-item>
          <text:p text:style-name="P65"><text:span text:style-name="T52">settings.json</text:span><text:span text:style-name="T53">. </text:span><text:span text:style-name="T47">This file is w</text:span><text:span text:style-name="T53">here MERK stores and loads application settings.</text:span></text:p>
        </text:list-item>
      </text:list>
      <text:list text:style-name="L3">
        <text:list-item>
          <text:p text:style-name="P66"><text:span text:style-name="T20">user.json</text:span>. <text:span text:style-name="T47">This file is w</text:span>here MERK stores user information, such as the chosen nickname, username, and the like, as well as the application's connection history and any connection scripts.</text:p>
        </text:list-item>
      </text:list>
      <text:p text:style-name="P67"/>
      <text:p text:style-name="P68">When using the <text:a xlink:type="simple" xlink:href="#10.1.2.All Other Commands|outline" text:style-name="Internet_20_link" text:visited-style-name="Visited_20_Internet_20_Link"><text:span text:style-name="T20">/script</text:span> command</text:a>, if a full filename is not provided, MERK will look for the script in several locations, in order:</text:p>
      <text:p text:style-name="P68"/>
      <text:list text:style-name="L4">
        <text:list-item>
          <text:p text:style-name="P69">The <text:span text:style-name="T20">scripts</text:span> directory.</text:p>
        </text:list-item>
        <text:list-item>
          <text:p text:style-name="P69">The settings directory (by default, <text:span text:style-name="T20">.merk</text:span> in the user's home directory<text:span text:style-name="T49">)</text:span>.</text:p>
        </text:list-item>
        <text:list-item>
          <text:p text:style-name="P69">The application's installation directory.</text:p>
        </text:list-item>
      </text:list>
      <text:p text:style-name="P68"/>
      <text:p text:style-name="P68">First, MERK will attempt to find the script using the provided filename, and if the script is still not found, it will append the default file extension (which is <text:span text:style-name="T20">.merk</text:span>) to the filename and search again. <text:span text:style-name="T54">This same pattern is used with the </text:span><text:span text:style-name="T55">/edit</text:span><text:span text:style-name="T54"> and </text:span><text:span text:style-name="T55">/insert</text:span><text:span text:style-name="T54"> commands.</text:span></text:p>
      <text:p text:style-name="P70"/>
      <text:list xml:id="list556666904" text:style-name="List_20_1">
        <text:list-header>
          <text:p text:style-name="P71"><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72"><text:line-break/><text:span text:style-name="T56">These folders can be opened in your default file manager from the client by clicking on the appropriate entry in the "Directories" sub-menu, near the bottom of the "</text:span><text:span text:style-name="T57">Tools</text:span><text:span text:style-name="T56">" menu.</text:span></text:p>
      <text:p text:style-name="P67"/>
      <text:p text:style-name="P67"/>
      <text:p text:style-name="P67"/>
      <text:p text:style-name="P67"/>
      <text:h text:style-name="P73" text:outline-level="1"><text:bookmark-start text:name="__RefHeading___Toc1773_3442402527"/><text:soft-page-break/>New User Help<text:bookmark-end text:name="__RefHeading___Toc1773_3442402527"/></text:h>
      <text:p text:style-name="P74">Most dialogs feature text explaining how the dialog or the settings in it work.</text:p>
      <text:p text:style-name="P74"/>
      <text:p text:style-name="P74"><draw:frame draw:style-name="fr2" draw:name="Frame5" text:anchor-type="as-char" svg:width="6.8445in" draw:z-index="1"><draw:text-box fo:min-height="1.9689in"><text:p text:style-name="P75"><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4"/>
      <text:p text:style-name="P74">While new users of MERK may find the<text:span text:style-name="T58">se</text:span> helpful, experienced users may not want to see them. To hide the help text on dialogs, turn on "Simplified dialogs" in the <text:a xlink:type="simple" xlink:href="#8.Settings|outline" text:style-name="Internet_20_link" text:visited-style-name="Visited_20_Internet_20_Link">settings menu or the "<text:span text:style-name="T13">Settings"</text:span> dialog</text:a>:</text:p>
      <text:p text:style-name="P74"/>
      <text:p text:style-name="P76"><draw:frame draw:style-name="fr2" draw:name="Frame6" text:anchor-type="as-char" svg:width="3.2811in" draw:z-index="3"><draw:text-box fo:min-height="0.9063in"><text:p text:style-name="P77"><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4"/>
      <text:p text:style-name="P74"/>
      <text:p text:style-name="P70"><draw:frame draw:style-name="fr2" draw:name="Frame7" text:anchor-type="as-char" svg:width="2.5in" draw:z-index="5"><draw:text-box fo:min-height="0.7189in"><text:p text:style-name="P77"><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8"/>
      <text:p text:style-name="P79">"Simplified dialogs" is turned off by default, showing the help text on dialogs every time a dialog is opened.</text:p>
      <text:p text:style-name="P79"/>
      <text:p text:style-name="P80"/>
      <text:p text:style-name="P80"/>
      <text:p text:style-name="P80"/>
      <text:p text:style-name="P81"/>
      <text:h text:style-name="Heading_20_1" text:outline-level="1"><text:bookmark-start text:name="__RefHeading___Toc7842_893872742"/><text:soft-page-break/>Connection Dialog<text:bookmark-end text:name="__RefHeading___Toc7842_893872742"/></text:h>
      <text:p text:style-name="P82">When you first run MERK, a connection dialog is displayed, allowing you to connect to an IRC server. The dialog has three tabs: <text:span text:style-name="T10">User Information</text:span><text:span text:style-name="T11">, </text:span><text:span text:style-name="T10">Internet Relay Chat Server</text:span><text:span text:style-name="T11">, and </text:span><text:span text:style-name="T10">Connection Script</text:span><text:span text:style-name="T11">.</text:span></text:p>
      <table:table table:name="Table59" table:style-name="Table59">
        <table:table-column table:style-name="Table59.A" table:number-columns-repeated="3"/>
        <table:table-row>
          <table:table-cell table:style-name="Table59.A1" office:value-type="string">
            <text:p text:style-name="P83"><draw:frame draw:style-name="fr4" draw:name="Image4" text:anchor-type="as-char" svg:width="2.3083in" svg:height="3.1008in" draw:z-index="22"><draw:image xlink:href="Pictures/1000000100000172000001F1E15FFBC8.png" xlink:type="simple" xlink:show="embed" xlink:actuate="onLoad" draw:mime-type="image/png"/></draw:frame></text:p>
          </table:table-cell>
          <table:table-cell table:style-name="Table59.A1" office:value-type="string">
            <text:p text:style-name="P83"><draw:frame draw:style-name="fr4" draw:name="Image27" text:anchor-type="as-char" svg:width="2.3083in" svg:height="3.1008in" draw:z-index="35"><draw:image xlink:href="Pictures/1000000100000172000001F1A9867943.png" xlink:type="simple" xlink:show="embed" xlink:actuate="onLoad" draw:mime-type="image/png"/></draw:frame></text:p>
          </table:table-cell>
          <table:table-cell table:style-name="Table59.A1" office:value-type="string">
            <text:p text:style-name="P83"><draw:frame draw:style-name="fr4" draw:name="Image28" text:anchor-type="as-char" svg:width="2.3083in" svg:height="3.1008in" draw:z-index="36"><draw:image xlink:href="Pictures/1000000100000172000001F19ADE30AB.png" xlink:type="simple" xlink:show="embed" xlink:actuate="onLoad" draw:mime-type="image/png"/></draw:frame></text:p>
          </table:table-cell>
        </table:table-row>
      </table:table>
      <text:p text:style-name="P84"/>
      <text:list text:continue-numbering="true" text:style-name="List_20_1">
        <text:list-item>
          <text:p text:style-name="P85"><text:span text:style-name="T10">User Information</text:span> is where the user enters their various user information for connection. <text:span text:style-name="T10">Nickname</text:span> is the nickname you'd like to use, and <text:span text:style-name="T10">Alternate</text:span> (optional) will be used if that nickname is already taken; if both are taken, a random number is generated and added to <text:span text:style-name="T10">Nickname</text:span>.</text:p>
        </text:list-item>
        <text:list-item>
          <text:p text:style-name="P85"><text:span text:style-name="T10">Internet Relay Chat Server</text:span> is where the user enters the IRC server to connect to. By default, the last server MERK connected to is pre-entered. <text:span text:style-name="T10">Host</text:span> is the IP address or hostname of the desired IRC server, and <text:span text:style-name="T10">Port</text:span> is the server's port. <text:span text:style-name="T10">Password</text:span> is the server's password, if one is required; leave blank if one is not required. Click <text:span text:style-name="T10">Connect via SSL/TLS</text:span> to connect via SSL/TLS, and click <text:span text:style-name="T10">Reconnect</text:span> if MERK should automatically try to reconnect on disconnection. Click <text:span text:style-name="T10">Execute connection script</text:span> to execute the connection script on the next tab as soon as MERK connects to the server.</text:p>
        </text:list-item>
        <text:list-item>
          <text:p text:style-name="P85"><text:span text:style-name="T10">Connection Script</text:span> has a small script editor for editing the script MERK will execute upon connection to the server. The syntax highlighting settings can be edited with the "Settings" dialog. <text:span text:style-name="T59">If </text:span><text:span text:style-name="T60">Execute connection script</text:span><text:span text:style-name="T59"> is unchecked, this script will not be executed.</text:span></text:p>
        </text:list-item>
        <text:list-item>
          <text:p text:style-name="P86"><text:span text:style-name="T10">Save to user settings files</text:span>, if checked, will save any information entered into the dialog to <text:span text:style-name="T20">user.json</text:span>, and will be loaded automatically the next time MERK is started up.</text:p>
        </text:list-item>
      </text:list>
      <text:p text:style-name="P87"><text:span text:style-name="T11">Click </text:span><text:span text:style-name="T10">Connect</text:span><text:span text:style-name="T11"> to connect to the IRC server using the entered information, or </text:span><text:span text:style-name="T10">Exit</text:span><text:span text:style-name="T11"> to close MERK. To start MERK without connecting to a server, click </text:span><text:span text:style-name="T10">Open MERK</text:span><text:span text:style-name="T11">.</text:span></text:p>
      <text:h text:style-name="P88" text:outline-level="1"><text:bookmark-start text:name="__RefHeading___Toc1780_1146469727"/><text:soft-page-break/>Server Windows<text:bookmark-end text:name="__RefHeading___Toc1780_1146469727"/></text:h>
      <text:p text:style-name="P89"><text:span text:style-name="T61">Server windows are the first windows you will see in MERK; they appear as soon as connection to an IRC server begins. </text:span><text:span text:style-name="T62">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1">You cannot chat to other users from a server window without using </text:span><text:a xlink:type="simple" xlink:href="#7.1.Command List|outline" text:style-name="Internet_20_link" text:visited-style-name="Visited_20_Internet_20_Link"><text:span text:style-name="T61">commands</text:span></text:a><text:span text:style-name="T61"> like </text:span><text:span text:style-name="T63">/msg</text:span><text:span text:style-name="T61"> or </text:span><text:span text:style-name="T63">/notice</text:span><text:span text:style-name="T61">.</text:span></text:p>
      <text:p text:style-name="P90"><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91"><text:span text:style-name="T64">Toolbar</text:span><text:span text:style-name="T65">.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66">Clicking the button labeled "TCP/IP" (for normal connections) or "SSL/TLS" (for encrypted connections) will show a menu with information about the server.</text:span></text:p>
        </text:list-item>
        <text:list-item>
          <text:p text:style-name="P92"><text:span text:style-name="T64">Connection uptime</text:span><text:span text:style-name="T65">. This displays how long MERK has been connected to the server.</text:span></text:p>
        </text:list-item>
        <text:list-item>
          <text:p text:style-name="P92"><text:span text:style-name="T64">Disconnect</text:span><text:span text:style-name="T65">. Pressing this button issues a </text:span><text:span text:style-name="T67">QUIT</text:span><text:span text:style-name="T65"> command and quickly disconnects from the IRC server.</text:span></text:p>
        </text:list-item>
        <text:list-item>
          <text:p text:style-name="P92"><text:span text:style-name="T64">Display</text:span><text:span text:style-name="T65">. Displays any messages from the server, as well as notices, outgoing private messages, and the like.</text:span></text:p>
        </text:list-item>
        <text:list-item>
          <text:p text:style-name="P93"><text:span text:style-name="T68">Text input widget</text:span><text:span text:style-name="T69">. Type </text:span><text:a xlink:type="simple" xlink:href="#10.1.Command List|outline" text:style-name="Internet_20_link" text:visited-style-name="Visited_20_Internet_20_Link"><text:span text:style-name="T69">commands</text:span></text:a><text:span text:style-name="T69"> in here, and press "enter" to execute them.</text:span></text:p>
        </text:list-item>
        <text:list-item>
          <text:p text:style-name="P92"><text:span text:style-name="T64">Input menu</text:span><text:span text:style-name="T65">. Clicking on this brings up a menu that allows you to do various tasks, like changing the spellchecker's language. </text:span><text:span text:style-name="T70">This button is present on channel or private message windows, too.</text:span></text:p>
        </text:list-item>
      </text:list>
      <text:h text:style-name="P94" text:outline-level="1" text:is-list-header="true"><text:bookmark-start text:name="__RefHeading___Toc1823_1146469727"/><text:soft-page-break/>Channel Windows<text:bookmark-end text:name="__RefHeading___Toc1823_1146469727"/></text:h>
      <text:p text:style-name="P95">Closing a channel window leaves the channel.</text:p>
      <text:p text:style-name="P96"><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7"/>
      <text:list text:style-name="L6">
        <text:list-item>
          <text:p text:style-name="P98"><text:span text:style-name="T71">Mode Editor</text:span><text:span text:style-name="T72"> and </text:span><text:span text:style-name="T71">Banlist</text:span><text:span text:style-name="T7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8"><text:span text:style-name="T71">Name and mode display</text:span><text:span text:style-name="T72">. Here, the channel name and any channel modes are displayed.</text:span></text:p>
        </text:list-item>
        <text:list-item>
          <text:p text:style-name="P98"><text:span text:style-name="T71">Topic</text:span><text:span text:style-name="T72">. The channels topic is displayed here. Click on the topic to edit it, and press enter to send any changes to the server.</text:span></text:p>
        </text:list-item>
        <text:list-item>
          <text:p text:style-name="P98"><text:span text:style-name="T73">User count</text:span><text:span text:style-name="T74">. How many users are currently in the channel</text:span></text:p>
        </text:list-item>
        <text:list-item>
          <text:p text:style-name="P98"><text:span text:style-name="T71">Chat display</text:span><text:span text:style-name="T72">. Channel chat, as well as system messages, are displayed here.</text:span></text:p>
        </text:list-item>
        <text:list-item>
          <text:p text:style-name="P98"><text:span text:style-name="T71">User list</text:span><text:span text:style-name="T72">.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75">Double click a user's name to open a private chat window.</text:span></text:p>
        </text:list-item>
        <text:list-item>
          <text:p text:style-name="P98"><text:span text:style-name="T71">Nickname</text:span><text:span text:style-name="T72">. This displays the currently used nickname, and any user modes set.</text:span></text:p>
        </text:list-item>
        <text:list-item>
          <text:p text:style-name="P99"><text:span text:style-name="T76">Text input widget</text:span><text:span text:style-name="T77">. Type your chat or </text:span><text:a xlink:type="simple" xlink:href="#10.1.Command List|outline" text:style-name="Internet_20_link" text:visited-style-name="Visited_20_Internet_20_Link"><text:span text:style-name="T77">commands</text:span></text:a><text:span text:style-name="T77"> here, and press "enter" to send them to the server or client.</text:span></text:p>
        </text:list-item>
        <text:list-item>
          <text:p text:style-name="P98"><text:span text:style-name="T71">Uptime</text:span><text:span text:style-name="T72">. This displays how long the client has been connected to the channel. </text:span></text:p>
        </text:list-item>
        <text:list-item>
          <text:p text:style-name="P100"><text:span text:style-name="T64">Input menu</text:span><text:span text:style-name="T78">. Clicking on this brings up a menu that allows you to do various tasks, like changing the spellchecker's language.</text:span></text:p>
        </text:list-item>
      </text:list>
      <text:h text:style-name="P101" text:outline-level="1"><text:bookmark-start text:name="__RefHeading___Toc2771_2292760420"/><text:soft-page-break/>Private Chat Windows<text:bookmark-end text:name="__RefHeading___Toc2771_2292760420"/></text:h>
      <text:p text:style-name="P102">Closing a private chat window does not leave the chat, or block the sender; it only closes the window.</text:p>
      <text:p text:style-name="P90"><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103"><text:span text:style-name="T10">Chat display</text:span>. Private chat is displayed here, as well as system messages.</text:p>
        </text:list-item>
        <text:list-item>
          <text:p text:style-name="P103"><text:span text:style-name="T10">Nickname</text:span>. This displays the currently used nickname, <text:span text:style-name="T79">and </text:span>any user modes set.</text:p>
        </text:list-item>
        <text:list-item>
          <text:p text:style-name="P103"><text:span text:style-name="T10">Text input widget</text:span>. Type your chat or <text:a xlink:type="simple" xlink:href="#10.1.Command List|outline" text:style-name="Internet_20_link" text:visited-style-name="Visited_20_Internet_20_Link">commands</text:a> here, <text:span text:style-name="T80">and press "enter" to send </text:span><text:span text:style-name="T81">them to the server or the client.</text:span></text:p>
        </text:list-item>
        <text:list-item>
          <text:p text:style-name="P103"><text:span text:style-name="T10">Input menu</text:span>. Clicking on this brings up a menu that allows you to do various tasks, like changing the spellchecker's language.</text:p>
        </text:list-item>
      </text:list>
      <text:p text:style-name="P104"/>
      <text:p text:style-name="P104"/>
      <text:p text:style-name="P104"/>
      <text:p text:style-name="P104"/>
      <text:p text:style-name="P104"/>
      <text:p text:style-name="P104"/>
      <text:h text:style-name="P105" text:outline-level="1"><text:bookmark-start text:name="__RefHeading___Toc1584_1146469727"/><text:soft-page-break/>Style Editor<text:bookmark-end text:name="__RefHeading___Toc1584_1146469727"/></text:h>
      <text:p text:style-name="P106">MERK has a text style engine that colors <text:span text:style-name="T82">and styles</text:span> all chat text, and can be edited by users with the style editor.</text:p>
      <text:p text:style-name="P107"><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8"><text:span text:style-name="T10">Style selector</text:span>. Select what text style to edit. When launched from the "Tools" menu, this will default to editing the default text style; when launched from context menus or the <text:span text:style-name="T20">/style</text:span> command, the text style of the window that launched the style editor will be selected. The text style of any window currently in use can be selected.</text:p>
        </text:list-item>
        <text:list-item>
          <text:p text:style-name="P109"><text:span text:style-name="T83">Display</text:span><text:span text:style-name="T8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9"><text:span text:style-name="T83">Background and foreground color</text:span><text:span text:style-name="T84">. Set the color of the text and the background color here.</text:span></text:p>
        </text:list-item>
        <text:list-item>
          <text:p text:style-name="P109"><text:span text:style-name="T83">Message styles</text:span><text:span text:style-name="T84">. Change the color and style of individual message types here.</text:span></text:p>
        </text:list-item>
        <text:list-item>
          <text:p text:style-name="P109"><text:span text:style-name="T85">Set colors to app default</text:span><text:span text:style-name="T84">. Set all colors to the default style that ships with MERK. </text:span><text:span text:style-name="T86">This is different from the "default" style that is applied to server windows and any windows that do not have a style.</text:span></text:p>
        </text:list-item>
        <text:list-item>
          <text:p text:style-name="P109"><text:span text:style-name="T85">Load</text:span><text:span text:style-name="T83"> style</text:span><text:span text:style-name="T84">. Here, you can open any existing MERK style file for editing. Colors and styles will be loaded and displayed.</text:span></text:p>
        </text:list-item>
        <text:list-item>
          <text:p text:style-name="P110"><text:span text:style-name="T10">Load default</text:span>. This will load in whatever style the user has set as the default text style. <text:span text:style-name="T87">This button is disabled when editing the default text style.</text:span></text:p>
        </text:list-item>
        <text:list-item>
          <text:p text:style-name="P109"><text:span text:style-name="T83">Save </text:span><text:span text:style-name="T85">style </text:span><text:span text:style-name="T83">as…</text:span><text:span text:style-name="T84">. Save this style to a file. It will not be applied, only saved to a file.</text:span></text:p>
        </text:list-item>
        <text:list-item>
          <text:p text:style-name="P109"><text:span text:style-name="T85">Apply</text:span><text:span text:style-name="T84"> and </text:span><text:span text:style-name="T83">Cancel</text:span><text:span text:style-name="T84">. </text:span><text:span text:style-name="T88">Applying this style automatically saves it</text:span><text:span text:style-name="T84">. Pressing the "cancel" button closes the dialog, and all changes are discarded.</text:span></text:p>
        </text:list-item>
      </text:list>
      <text:h text:style-name="P111" text:outline-level="2" text:is-list-header="true"><text:bookmark-start text:name="__RefHeading___Toc1656_1146469727"/><text:soft-page-break/>How <text:span text:style-name="T89">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112"><text:span text:style-name="T90">All </text:span><text:span text:style-name="T91">chat </text:span><text:span text:style-name="T90">windows start by</text:span> us<text:span text:style-name="T90">ing</text:span> the default style. <text:span text:style-name="T92">All text styles currently in use can be edited with the "Style Editor", found in the "Tools" menu</text:span></text:p>
          </table:table-cell>
          <table:table-cell table:style-name="Table166.A1" office:value-type="string">
            <text:p text:style-name="P113"><draw:frame draw:style-name="fr6" draw:name="Image31 Copy 1" text:anchor-type="as-char" svg:width="1.3854in" svg:height="1.9098in" draw:z-index="14"><draw:image xlink:href="../../graphics/menu_style.png" xlink:type="simple" xlink:show="embed" xlink:actuate="onLoad" draw:mime-type="image/png"/></draw:frame></text:p>
          </table:table-cell>
        </table:table-row>
      </table:table>
      <text:p text:style-name="P114"/>
      <text:p text:style-name="P115"><text:span text:style-name="T90">All</text:span> chat windows can have their own styles which can be edited by selecting the "<text:span text:style-name="T92">Style Editor</text:span>" option from the "Tools" menu, <text:span text:style-name="T92">or "Edit [NAME]'s text style" in </text:span><text:span text:style-name="T91">the input options menu, or the chat display right click menu</text:span>. Styles <text:span text:style-name="T91">for channel and private chat windows</text:span> are saved with the IRC network of the channel or private chat in mind, so they will load no matter which server the client is connected to. For example, if the user has set a text style for the <text:span text:style-name="T20">#merk</text:span> channel on the EFnet network, it will load and be applied to the <text:span text:style-name="T20">#merk</text:span> <text:span text:style-name="T93">channel </text:span>window if the user is connected to <text:span text:style-name="T20">irc.underworld.no</text:span> on port 6667, <text:span text:style-name="T20">irc.choopa.net</text:span> on port 9999, or <text:span text:style-name="T20">irc.prison.net</text:span> on port 6667, as all of these servers are on the EFnet IRC network.</text:p>
      <text:p text:style-name="P116">Server window text styles are specific to the server being connected to, regardless of what network the server is on. So, if the user has set a style for <text:span text:style-name="T20">irc.prison.net</text:span> on port 6667, the server window text style for that connection will be loaded. If the user connects to <text:span text:style-name="T20">irc.choopa.net</text:span> on port 9999, the default style will be loaded; even though both servers on the EFnet network, they are still different servers.</text:p>
      <text:p text:style-name="P117"/>
      <text:p text:style-name="P117"/>
      <text:p text:style-name="P117"/>
      <text:p text:style-name="P117"/>
      <text:p text:style-name="P117"/>
      <text:p text:style-name="P117"/>
      <text:p text:style-name="P117"/>
      <text:p text:style-name="P117"/>
      <text:p text:style-name="P117"/>
      <text:h text:style-name="P11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9">To launch the script editor, use the <text:span text:style-name="T20">/edit</text:span> <text:a xlink:type="simple" xlink:href="#Commands and Scripting Guide|outline" text:style-name="Internet_20_link" text:visited-style-name="Visited_20_Internet_20_Link">command</text:a>, or select <text:span text:style-name="T10">Script Editor</text:span><text:span text:style-name="T11"> from the "Tools" menu</text:span></text:p>
          </table:table-cell>
          <table:table-cell table:style-name="Table12.A1" office:value-type="string">
            <text:p text:style-name="P120"><draw:frame draw:style-name="fr1" draw:name="Image1" text:anchor-type="as-char" svg:width="1.3854in" svg:height="1.9098in" draw:z-index="15"><draw:image xlink:href="../../graphics/menu_editor.png" xlink:type="simple" xlink:show="embed" xlink:actuate="onLoad" draw:mime-type="image/png"/></draw:frame></text:p>
          </table:table-cell>
        </table:table-row>
      </table:table>
      <text:p text:style-name="P121"><text:line-break/><draw:frame draw:style-name="fr1" draw:name="Image3" text:anchor-type="as-char" svg:width="4.1547in" svg:height="3.1201in" draw:z-index="16"><draw:image xlink:href="Pictures/1000000100000280000001E1D1836CED.png" xlink:type="simple" xlink:show="embed" xlink:actuate="onLoad" draw:mime-type="image/png"/></draw:frame></text:p>
      <text:list text:style-name="L9">
        <text:list-item>
          <text:p text:style-name="P122"><text:span text:style-name="T94">File </text:span><text:span text:style-name="T95">and </text:span><text:span text:style-name="T94">Edit Menus</text:span><text:span text:style-name="T95">. All the normal selections of a text editor, like opening and saving files, </text:span><text:span text:style-name="T96">cut and paste, find and replace, etc.</text:span><text:span text:style-name="T95"> Connection scripts can also be opened for editing, as well as created.</text:span></text:p>
        </text:list-item>
        <text:list-item>
          <text:p text:style-name="P122"><text:span text:style-name="T94">Commands</text:span><text:span text:style-name="T95">. Each entry in this menu allows the user to insert a command into the open script. Click the desired command, fill out the entries in the dialog that pops up, if needed, and the command </text:span><text:span text:style-name="T97">will be</text:span><text:span text:style-name="T95"> inserted into the script.</text:span></text:p>
        </text:list-item>
        <text:list-item>
          <text:p text:style-name="P122"><text:span text:style-name="T94">Aliases</text:span><text:span text:style-name="T95">. Insert built-in aliases into the script.</text:span></text:p>
        </text:list-item>
        <text:list-item>
          <text:p text:style-name="P122"><text:span text:style-name="T94">Run</text:span><text:span text:style-name="T95">. Run the currently open script in any context/window available. The user also can run the script in all contexts/windows simultaneously. </text:span><text:span text:style-name="T98">Scripts are executed with no arguments and no filename.</text:span></text:p>
        </text:list-item>
        <text:list-item>
          <text:p text:style-name="P122"><text:span text:style-name="T94">Script display</text:span><text:span text:style-name="T95">. Features syntax highlighting. Colors used for the display can be set in the </text:span><text:a xlink:type="simple" xlink:href="#8.Settings|outline" text:style-name="Internet_20_link" text:visited-style-name="Visited_20_Internet_20_Link"><text:span text:style-name="T95">"</text:span><text:span text:style-name="T99">S</text:span><text:span text:style-name="T95">ettings" dialog</text:span></text:a><text:span text:style-name="T95">.</text:span></text:p>
        </text:list-item>
        <text:list-item>
          <text:p text:style-name="P122"><text:span text:style-name="T94">Filename</text:span><text:span text:style-name="T95">. The currently open script's filename is displayed here.</text:span></text:p>
        </text:list-item>
        <text:list-item>
          <text:p text:style-name="P122"><text:span text:style-name="T10">Line number</text:span>. The line number the cursor is currently on.</text:p>
        </text:list-item>
      </text:list>
      <text:p text:style-name="P123"/>
      <text:p text:style-name="P124"><text:span text:style-name="T100">The colors and styles used for the syntax highlighting can be changed in the </text:span><text:a xlink:type="simple" xlink:href="#8.Settings|outline" text:style-name="Internet_20_link" text:visited-style-name="Visited_20_Internet_20_Link"><text:span text:style-name="T100">"Settings" dialog</text:span></text:a><text:span text:style-name="T100">. Comments, commands, channels, aliases, and script-only commands can be styled individually. These colors and styles will also be used in the "</text:span><text:span text:style-name="T101">Connection Script</text:span><text:span text:style-name="T100">" tab of the </text:span><text:a xlink:type="simple" xlink:href="#4.Connection Dialog|outline" text:style-name="Internet_20_link" text:visited-style-name="Visited_20_Internet_20_Link"><text:span text:style-name="T100">connection dialog</text:span></text:a><text:span text:style-name="T100">.</text:span></text:p>
      <text:h text:style-name="P118"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25">The log manager allows users to view, delete, and export MERK logs. <text:span text:style-name="T102">It can be launched from the "Tools" menu</text:span></text:p>
          </table:table-cell>
          <table:table-cell table:style-name="Table16.A1" office:value-type="string">
            <text:p text:style-name="P120"><draw:frame draw:style-name="fr1" draw:name="Image11" text:anchor-type="as-char" svg:width="1.3854in" svg:height="1.9098in" draw:z-index="17"><draw:image xlink:href="../../graphics/menu_logs.png" xlink:type="simple" xlink:show="embed" xlink:actuate="onLoad" draw:mime-type="image/png"/></draw:frame></text:p>
          </table:table-cell>
        </table:table-row>
      </table:table>
      <text:p text:style-name="P125"/>
      <text:p text:style-name="P126"><draw:frame draw:style-name="fr1" draw:name="Image12" text:anchor-type="as-char" svg:width="4.8472in" svg:height="3.6299in" draw:z-index="18"><draw:image xlink:href="Pictures/1000000100000282000001E116AE4D18.png" xlink:type="simple" xlink:show="embed" xlink:actuate="onLoad" draw:mime-type="image/png"/></draw:frame></text:p>
      <text:list text:style-name="L10">
        <text:list-item>
          <text:p text:style-name="P127"><text:span text:style-name="T103">Logs</text:span><text:span text:style-name="T104">. A full list of all logs in MERK. Hover the mouse over the log name to see what IRC network the log is from. Click a log name to view </text:span><text:span text:style-name="T105">information about the log</text:span><text:span text:style-name="T104">, as well as use export options. </text:span><text:span text:style-name="T105">Double click a log name to view the contents of a log.</text:span></text:p>
        </text:list-item>
        <text:list-item>
          <text:p text:style-name="P127"><text:span text:style-name="T106">Search</text:span><text:span text:style-name="T107">. Search the log for specific words. Typing in the terms and pressing enter will find the first instance of the term in the log; hitting enter again will find the next, and so on.</text:span></text:p>
        </text:list-item>
        <text:list-item>
          <text:p text:style-name="P128"><text:span text:style-name="T10">Next Result</text:span> and <text:span text:style-name="T10">Previous Result</text:span>. Move forward and backwards in the word search results.</text:p>
        </text:list-item>
        <text:list-item>
          <text:p text:style-name="P127"><text:span text:style-name="T103">Log Viewer</text:span><text:span text:style-name="T104"> and </text:span><text:span text:style-name="T103">Export Tabs</text:span><text:span text:style-name="T104">. Click tabs to switch functions. The </text:span><text:span text:style-name="T103">Export</text:span><text:span text:style-name="T104"> tab has settings </text:span><text:span text:style-name="T108">and functionality </text:span><text:span text:style-name="T104">to export MERK logs to JSON or a custom delimited format.</text:span></text:p>
        </text:list-item>
        <text:list-item>
          <text:p text:style-name="P127"><text:span text:style-name="T103">Log display</text:span><text:span text:style-name="T104">. Logs are loaded in full for viewing. For longer logs, this may take some time. Logs use the whatever default text style the user has set.</text:span></text:p>
        </text:list-item>
        <text:list-item>
          <text:p text:style-name="P127"><text:span text:style-name="T103">Log information</text:span><text:span text:style-name="T104">. Contains the log name, what IRC network the log is from, how many lines of chat the log contains, and how long it took to render the entire log, </text:span><text:span text:style-name="T109">if the log is being viewed.</text:span></text:p>
        </text:list-item>
        <text:list-item>
          <text:p text:style-name="P127"><text:span text:style-name="T103">Log filename</text:span><text:span text:style-name="T104">. The full filename of the current log.</text:span></text:p>
        </text:list-item>
      </text:list>
      <text:p text:style-name="P129"/>
      <text:p text:style-name="P129"><text:soft-page-break/>Additional log options can be seen by right-clicking on the log's name:</text:p>
      <text:p text:style-name="P130"><draw:frame draw:style-name="fr1" draw:name="Image13" text:anchor-type="as-char" svg:width="3.2508in" svg:height="1.5626in" draw:z-index="19"><draw:image xlink:href="Pictures/100000010000013800000096C8DA5235.png" xlink:type="simple" xlink:show="embed" xlink:actuate="onLoad" draw:mime-type="image/png"/></draw:frame></text:p>
      <text:p text:style-name="P131">If the "Open native JSON log" option is selected, the JSON file that MERK uses will be opened in the default application that the user's operating system to open JSON files. There is additional information i<text:span text:style-name="T110">n</text:span> the native log <text:span text:style-name="T110">format</text:span> that tells MERK how to render the log for viewing; to use MERK logs with other applications, the log should be exported to strip this information out.</text:p>
      <text:p text:style-name="P132">Logs that are very large will not be fully loaded for the log display; only the last 5000 lines of chat are loaded, <text:span text:style-name="T11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20">/config</text:span> command</text:a>: the setting <text:span text:style-name="T20">log_manager_maximum_load_size</text:span> <text:span text:style-name="T112">sets</text:span> the maximum number of lines to load.</text:p>
      <text:p text:style-name="P133">The export tab features a display of what the exported text will look like, in full, using whatever options are selected; the display is updated in real-time when options are changed.</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4" text:outline-level="1" text:is-list-header="true"><text:bookmark-start text:name="__RefHeading___Toc1753_3343064203 Copy 1"/><text:soft-page-break/>Hotkey <text:span text:style-name="T113">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35">The hotkey manager allows users to add, <text:span text:style-name="T114">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115">server</text:span></text:a><text:span text:style-name="T115">, </text:span><text:a xlink:type="simple" xlink:href="#4.Channel Windows|outline" text:style-name="Internet_20_link" text:visited-style-name="Visited_20_Internet_20_Link"><text:span text:style-name="T115">channel</text:span></text:a><text:span text:style-name="T115">, or </text:span><text:a xlink:type="simple" xlink:href="#5.Private Chat Windows|outline" text:style-name="Internet_20_link" text:visited-style-name="Visited_20_Internet_20_Link"><text:span text:style-name="T115">private chat</text:span></text:a> subwindow has focus <text:span text:style-name="T116">when the hotkey is pressed.</text:span></text:p>
          </table:table-cell>
          <table:table-cell table:style-name="Table45.A1" office:value-type="string">
            <text:p text:style-name="P136"><draw:frame draw:style-name="fr1" draw:name="Image30" text:anchor-type="as-char" svg:width="1.3854in" svg:height="1.9098in" draw:z-index="20"><draw:image xlink:href="../../graphics/menu_hotkey.png" xlink:type="simple" xlink:show="embed" xlink:actuate="onLoad" draw:mime-type="image/png"/></draw:frame></text:p>
          </table:table-cell>
        </table:table-row>
      </table:table>
      <text:p text:style-name="P137"/>
      <table:table table:name="Table94" table:style-name="Table94">
        <table:table-column table:style-name="Table94.A"/>
        <table:table-column table:style-name="Table94.B"/>
        <table:table-row table:style-name="Table94.1">
          <table:table-cell table:style-name="Table94.A1" office:value-type="string">
            <text:p text:style-name="P83"><draw:frame draw:style-name="fr6" draw:name="Image7" text:anchor-type="as-char" svg:width="2.8752in" svg:height="3.1154in" draw:z-index="39"><draw:image xlink:href="../../graphics/hotkeys.png" xlink:type="simple" xlink:show="embed" xlink:actuate="onLoad" draw:mime-type="image/png"/></draw:frame></text:p>
          </table:table-cell>
          <table:table-cell table:style-name="Table94.B1" office:value-type="string">
            <text:p text:style-name="P138"><text:span text:style-name="T117">T</text:span>he hotkey <text:span text:style-name="T117">manager</text:span>, showing a few bound hotkeys. Hotkeys can be added by clicking the <text:span text:style-name="T10">+</text:span> button, or removed by selecting a hotkey in the list and clicking the <text:span text:style-name="T10">–</text:span> button. <text:span text:style-name="T118">Edit a hotkey by double-clicking on that hotkey's entry. </text:span><text:span text:style-name="T119">Hotkeys are immediately saved to the configuration file when they are created, edited, or deleted.</text:span></text:p>
          </table:table-cell>
        </table:table-row>
      </table:table>
      <text:p text:style-name="P139"/>
      <text:p text:style-name="P139"><draw:frame draw:style-name="fr7" draw:name="Image33" text:anchor-type="as-char" svg:y="-1.8311in" svg:width="3.1161in" svg:height="1.9299in" draw:z-index="37"><draw:image xlink:href="Pictures/10000001000001A400000105B08C0379.png" xlink:type="simple" xlink:show="embed" xlink:actuate="onLoad" draw:mime-type="image/png"/></draw:frame></text:p>
      <text:p text:style-name="P140">Commands executed by hotkeys are treated <text:span text:style-name="T35">exactly</text:span><text:span text:style-name="T36"> as if the command was typed into a subwindow's text input widget and the return key was pressed.</text:span></text:p>
      <text:p text:style-name="P141"/>
      <text:h text:style-name="P142" text:outline-level="1" text:is-list-header="true"><text:bookmark-start text:name="__RefHeading___Toc1753_3343064203 Copy 1 Copy 1"/><text:soft-page-break/><text:span text:style-name="T120">Ignore </text:span><text:span text:style-name="T113">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35">The <text:span text:style-name="T120">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20">chat</text:span></text:a><text:span text:style-name="T120">, or preventing them from sending the user private messages, notices, and the like.</text:span></text:p>
          </table:table-cell>
          <table:table-cell table:style-name="Table88.A1" office:value-type="string">
            <text:p text:style-name="P136"><draw:frame draw:style-name="fr1" draw:name="Image32" text:anchor-type="as-char" svg:width="1.3854in" svg:height="1.9098in" draw:z-index="38"><draw:image xlink:href="../../graphics/menu_ignore.png" xlink:type="simple" xlink:show="embed" xlink:actuate="onLoad" draw:mime-type="image/png"/></draw:frame></text:p>
          </table:table-cell>
        </table:table-row>
      </table:table>
      <text:p text:style-name="P143"><text:span text:style-name="T121"/></text:p>
      <table:table table:name="Table168" table:style-name="Table168">
        <table:table-column table:style-name="Table168.A"/>
        <table:table-column table:style-name="Table168.B"/>
        <table:table-row>
          <table:table-cell table:style-name="Table168.A1" office:value-type="string">
            <text:p text:style-name="P144"><draw:frame draw:style-name="fr1" draw:name="Image37" text:anchor-type="as-char" svg:width="2.8752in" svg:height="3.1154in" draw:z-index="41"><draw:image xlink:href="Pictures/10000001000001140000012B902A12E0.png" xlink:type="simple" xlink:show="embed" xlink:actuate="onLoad" draw:mime-type="image/png"/></draw:frame></text:p>
          </table:table-cell>
          <table:table-cell table:style-name="Table168.B1" office:value-type="string">
            <text:p text:style-name="P145">The ignore manager. Add nicknames or hostmasks to the ignore list by clicking the <text:span text:style-name="T20">+</text:span> button, and select an entry and click the <text:span text:style-name="T2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46"/>
      <text:p text:style-name="P147">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48">Updating chat windows may take some time; chat must be re-<text:span text:style-name="T122">rendered</text:span> to hide or show any ignored or unignored entries. If "Automatically update chats" is checked, this update will be done <text:span text:style-name="T35">every time</text:span><text:span text:style-name="T36"> an entry is added, edited, or removed; </text:span><text:span text:style-name="T123">to manually update chats, click on the refresh button.</text:span></text:p>
      <text:p text:style-name="P149">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20">/ignore</text:span> and <text:span text:style-name="T20">/unignore</text:span> <text:a xlink:type="simple" xlink:href="#8.1.8./ignore|outline" text:style-name="Internet_20_link" text:visited-style-name="Visited_20_Internet_20_Link">commands</text:a>.</text:p>
      <text:p text:style-name="P147"/>
      <text:h text:style-name="P150" text:outline-level="1" text:is-list-header="true"><text:bookmark-start text:name="__RefHeading___Toc1753_3343064203 Copy 1 Copy 1 Copy 1"/><text:soft-page-break/>Plugin <text:span text:style-name="T113">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151">The <text:span text:style-name="T124">plugin manager allows users to create, edit, delete, and load </text:span><text:a xlink:type="simple" xlink:href="#7.Plugins and Plugin Development|outline" text:style-name="Internet_20_link" text:visited-style-name="Visited_20_Internet_20_Link"><text:span text:style-name="T124">MERK plugins</text:span></text:a><text:span text:style-name="T124">. A version of the </text:span><text:a xlink:type="simple" xlink:href="#7.Script Editor|outline" text:style-name="Internet_20_link" text:visited-style-name="Visited_20_Internet_20_Link"><text:span text:style-name="T124">script editor</text:span></text:a><text:span text:style-name="T124">, modified for Python programming, is used to create and edit MERK plugins in-app.</text:span></text:p>
          </table:table-cell>
          <table:table-cell table:style-name="Table167.A1" office:value-type="string">
            <text:p text:style-name="P113"><draw:frame draw:style-name="fr1" draw:name="Image35" text:anchor-type="as-char" svg:width="1.3854in" svg:height="1.9098in" draw:z-index="40"><draw:image xlink:href="Pictures/10000001000000F30000014E1098760B.png" xlink:type="simple" xlink:show="embed" xlink:actuate="onLoad" draw:mime-type="image/png"/></draw:frame></text:p>
          </table:table-cell>
        </table:table-row>
      </table:table>
      <text:p text:style-name="P152"><text:span text:style-name="T121"/></text:p>
      <table:table table:name="Table240" table:style-name="Table240">
        <table:table-column table:style-name="Table240.A"/>
        <table:table-column table:style-name="Table240.B"/>
        <table:table-row>
          <table:table-cell table:style-name="Table240.A1" office:value-type="string">
            <text:p text:style-name="P153"><draw:frame draw:style-name="fr1" draw:name="Image43 Copy 1" text:anchor-type="as-char" svg:width="2.8752in" svg:height="2.8437in" draw:z-index="47"><draw:image xlink:href="../../graphics/plugin_manager.png" xlink:type="simple" xlink:show="embed" xlink:actuate="onLoad" draw:mime-type="image/png"/></draw:frame></text:p>
          </table:table-cell>
          <table:table-cell table:style-name="Table240.A1" office:value-type="string">
            <table:table table:name="Table241" table:style-name="Table241">
              <table:table-column table:style-name="Table241.A"/>
              <table:table-column table:style-name="Table241.B"/>
              <table:table-row>
                <table:table-cell table:style-name="Table241.A1" office:value-type="string">
                  <text:p text:style-name="P154">The plugin manager. To create, export, install, and uninstall plugins, click on the "Plugins" menu at the top of the window.</text:p>
                </table:table-cell>
                <table:table-cell table:style-name="Table241.B1" office:value-type="string">
                  <text:p text:style-name="P155"><draw:frame draw:style-name="fr4" draw:name="Image36" text:anchor-type="as-char" svg:width="1.9366in" svg:height="1.6138in" draw:z-index="50"><draw:image xlink:href="Pictures/10000001000000C6000000A594BFB3D8.png" xlink:type="simple" xlink:show="embed" xlink:actuate="onLoad" draw:mime-type="image/png"/></draw:frame></text:p>
                </table:table-cell>
              </table:table-row>
              <table:table-row>
                <table:table-cell table:style-name="Table241.A2" office:value-type="string">
                  <text:p text:style-name="P156"><draw:frame draw:style-name="fr1" draw:name="Image44 Copy 1" text:anchor-type="as-char" svg:width="1.9689in" svg:height="1in" draw:z-index="48"><draw:image xlink:href="Pictures/10000001000000BD00000060865497DB.png" xlink:type="simple" xlink:show="embed" xlink:actuate="onLoad" draw:mime-type="image/png"/></draw:frame></text:p>
                </table:table-cell>
                <table:table-cell table:style-name="Table241.A1" office:value-type="string">
                  <text:p text:style-name="P157">Right click on a plugin's entry for more options.</text:p>
                </table:table-cell>
              </table:table-row>
            </table:table>
            <text:p text:style-name="P158"/>
          </table:table-cell>
        </table:table-row>
      </table:table>
      <text:p text:style-name="P159"/>
      <text:p text:style-name="P160">For more information on how plugins work, and what they can do, please see <text:a xlink:type="simple" xlink:href="#10.Plugins and Plugin Development|outline" text:style-name="Internet_20_link" text:visited-style-name="Visited_20_Internet_20_Link"><text:span text:style-name="T125">Plugins and Plugin Development</text:span></text:a><text:span text:style-name="T126">.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161">Hover the mouse above an entry in the plugin manager to see information about that plugin. The author, URL, <text:span text:style-name="T127">classname, </text:span>filename, how many events the plugin responds to, <text:span text:style-name="T128">and </text:span><text:span text:style-name="T127">how many methods the plugin </text:span><text:span text:style-name="T128">has</text:span><text:span text:style-name="T127"> </text:span>is displayed.</text:p>
          </table:table-cell>
          <table:table-cell table:style-name="Table169.A1" office:value-type="string">
            <text:p text:style-name="P162"><draw:frame draw:style-name="fr4" draw:name="Image42" text:anchor-type="as-char" svg:width="3.4634in" svg:height="1.0866in" draw:z-index="43"><draw:image xlink:href="Pictures/100000010000019B0000008174EF5BA1.png" xlink:type="simple" xlink:show="embed" xlink:actuate="onLoad" draw:mime-type="image/png"/></draw:frame></text:p>
          </table:table-cell>
        </table:table-row>
      </table:table>
      <text:p text:style-name="P163"><text:span text:style-name="T126"><text:line-break/>To install a plugin, simply copy the Python file for the plugin into the </text:span><text:span text:style-name="T37">plugins</text:span><text:span text:style-name="T126"> directory, located in the same </text:span><text:a xlink:type="simple" xlink:href="#1.Directories and Configuration Files|outline" text:style-name="Internet_20_link" text:visited-style-name="Visited_20_Internet_20_Link"><text:span text:style-name="T126">directory where MERK stores configuration files, logs, scripts, and styles</text:span></text:a><text:span text:style-name="T126">, </text:span><text:span text:style-name="T129">and</text:span><text:span text:style-name="T126"> restart MERK to load the plugin into memory. </text:span><text:span text:style-name="T130">The other option is to </text:span><text:span text:style-name="T129">select</text:span><text:span text:style-name="T130"> the "</text:span><text:span text:style-name="T129">Install</text:span><text:span text:style-name="T130"> Plugin" </text:span><text:span text:style-name="T129">option in the "Plugins" menu</text:span><text:span text:style-name="T130">, which allows the user to select a </text:span><text:span text:style-name="T131">Python </text:span><text:span text:style-name="T130">file </text:span><text:span text:style-name="T131">or zip </text:span><text:soft-page-break/><text:span text:style-name="T131">archive</text:span><text:span text:style-name="T130"> to </text:span><text:span text:style-name="T131">import</text:span><text:span text:style-name="T130"> into the plugins directory before automatically loading it. </text:span><text:span text:style-name="T132">It's best to restart MERK after installing a plugin, </text:span><text:span text:style-name="T133">as they may not function correctly, </text:span><text:span text:style-name="T132">but it is not enforced.</text:span></text:p>
      <text:p text:style-name="P164">To view a plugin's console, double click on the plugin's entry. Not all plugins will have consoles.</text:p>
      <text:p text:style-name="P165"><text:span text:style-name="T129">Selecting "Uninstall plugin" </text:span><text:span text:style-name="T134">from a plugin's right click menu</text:span><text:span text:style-name="T135"> to uninstall a plugin will </text:span><text:span text:style-name="T136">delete</text:span><text:span text:style-name="T135"> </text:span><text:span text:style-name="T137">any</text:span><text:span text:style-name="T135"> plugin that is contained in the same file. The official documentation suggests that a Python file should contain only </text:span><text:span text:style-name="T137">one</text:span><text:span text:style-name="T135"> plugin, but MERK does not enforce this. Check the tool tip of a plugin entry (which contains the filename that contains the plugin) before uninstalling it to make sure you don't unintentionally uninstall other plugins.<text:line-break/></text:span><text:span text:style-name="T138"><text:line-break/></text:span><text:span text:style-name="T139">Selecting</text:span><text:span text:style-name="T138"> "Create new plugin" </text:span><text:span text:style-name="T139">in the "Plugins" menu</text:span><text:span text:style-name="T138"> will open up the plugin editor, a special version of the </text:span><text:a xlink:type="simple" xlink:href="#7.Script Editor|outline" text:style-name="Internet_20_link" text:visited-style-name="Visited_20_Internet_20_Link"><text:span text:style-name="T138">script editor</text:span></text:a><text:span text:style-name="T138"> for Python code, and load in a skeleton</text:span><text:span text:style-name="T138"><text:note text:id="ftn3" text:note-class="footnote"><text:note-citation>3</text:note-citation><text:note-body><text:p text:style-name="Footnote"><text:span text:style-name="T35"><text:s/>A program skeleton may also be utilized as a template that reflects syntax and structures...</text:span><text:span text:style-name="T140"> </text:span><text:a xlink:type="simple" xlink:href="https://en.wikipedia.org/wiki/Skeleton_(computer_programming)" text:style-name="Internet_20_link" text:visited-style-name="Visited_20_Internet_20_Link"><text:span text:style-name="T140">Wikipedia</text:span></text:a></text:p></text:note-body></text:note></text:span><text:span text:style-name="T138"> </text:span><text:span text:style-name="T140">plugin for the user to edit. The skeleton plugin has all plugin events pre-defined, and more information about writing plugins is in the comments of the skeleton.<text:line-break/></text:span></text:p>
      <text:p text:style-name="P166"><draw:frame draw:style-name="fr1" draw:name="Image34" text:anchor-type="as-char" svg:width="4.1547in" svg:height="3.1201in" draw:z-index="42"><draw:image xlink:href="Pictures/1000000100000280000001E1A9C8D8D2.png" xlink:type="simple" xlink:show="embed" xlink:actuate="onLoad" draw:mime-type="image/png"/></draw:frame><text:line-break/><text:span text:style-name="T141">A plugin skeleton, open in the Python version of the script editor.<text:line-break/></text:span></text:p>
      <text:p text:style-name="P167">The Python script editor features syntax highlighting and auto-indent. The <text:span text:style-name="T142">Python script editor can be opened by choosing to create a plugin in the plugin manager, </text:span><text:span text:style-name="T143">selecting "Edit plugin" from a plugin's right click menu</text:span><text:span text:style-name="T144">,</text:span><text:span text:style-name="T142"> or by opening a</text:span><text:span text:style-name="T145">n existing</text:span><text:span text:style-name="T142"> plugin file in the "Tools" menu</text:span>.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68"><draw:frame draw:style-name="fr1" draw:name="Image24" text:anchor-type="as-char" svg:width="4.7299in" svg:height="1.302in" draw:z-index="21"><draw:image xlink:href="Pictures/10000001000001C60000007DA7F4073F.png" xlink:type="simple" xlink:show="embed" xlink:actuate="onLoad" draw:mime-type="image/png"/></draw:frame></text:p>
      <text:p text:style-name="P169">The "windowbar" is a widget that is located by default on the top of the main window that displays a list of open subwindows. Clicking on a window's name switches "focus" to that window, bringing it to the front; <text:span text:style-name="T146">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Settings" dialog</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70">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3"><draw:frame draw:style-name="fr2" draw:name="Frame11" text:anchor-type="as-char" svg:width="3.0008in" draw:z-index="23"><draw:text-box fo:min-height="2.198in"><text:p text:style-name="P75"><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69"/>
      <text:p text:style-name="P169">Although immobile by default, the right click menu and the <text:a xlink:type="simple" xlink:href="#8.Settings|outline" text:style-name="Internet_20_link" text:visited-style-name="Visited_20_Internet_20_Link">"Settings" dialog</text:a> can make the windowbar movable; the windowbar can float, or be "docked" at the bottom or the top of MERK's main window.</text:p>
      <text:p text:style-name="P169"/>
      <text:p text:style-name="P169"/>
      <text:p text:style-name="P169"/>
      <text:p text:style-name="P169"/>
      <text:p text:style-name="P169"/>
      <text:p text:style-name="P169"/>
      <text:h text:style-name="Heading_20_1" text:outline-level="1"><text:bookmark-start text:name="__RefHeading___Toc32621_2610102374"/><text:soft-page-break/>Settings<text:bookmark-end text:name="__RefHeading___Toc32621_2610102374"/></text:h>
      <text:p text:style-name="P168"><draw:frame draw:style-name="fr1" draw:name="Image40" text:anchor-type="as-char" svg:width="3.0472in" svg:height="3.9402in" draw:z-index="45"><draw:image xlink:href="Pictures/100000010000021A000002B7F6ACDE46.png" xlink:type="simple" xlink:show="embed" xlink:actuate="onLoad" draw:mime-type="image/png"/></draw:frame></text:p>
      <text:p text:style-name="P171">The "Settings" dialog, available <text:span text:style-name="T147">as the top entry in</text:span> the "Settings" menu, allows users to change over 290 different settings, and apply most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83"><draw:frame draw:style-name="fr4" draw:name="Image41" text:anchor-type="as-char" svg:width="1.7472in" svg:height="2.5598in" draw:z-index="46"><draw:image xlink:href="Pictures/1000000100000121000001A770DFCA8B.png" xlink:type="simple" xlink:show="embed" xlink:actuate="onLoad" draw:mime-type="image/png"/></draw:frame></text:p>
          </table:table-cell>
          <table:table-cell table:style-name="Table11.A1" office:value-type="string">
            <text:p text:style-name="P172">The "Settings" menu offers a number of options that can be changed without having to open the "Settings" dialog. Most settings in the menu are for options that are toggle-able; that is, they are either enabled or disabled. A box <text:span text:style-name="T35">with</text:span> a checkmark next to a setting means that option is enabled; a box <text:span text:style-name="T35">without</text:span> a checkmark means that setting is disabled. To toggle a setting, click on it; <text:span text:style-name="T148">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35">empty</text:span> circle means that option is not selected, and a <text:span text:style-name="T35">full</text:span> circle means that option is selected. <text:span text:style-name="T149">For either of these settings, click on the option to switch to that setting. The setting will be applied and saved immediately.</text:span></text:p>
          </table:table-cell>
        </table:table-row>
      </table:table>
      <text:h text:style-name="P173" text:outline-level="1" text:is-list-header="true"><text:bookmark-start text:name="__RefHeading___Toc3051_1336413707"/><text:soft-page-break/>Regular and Dark Mode<text:bookmark-end text:name="__RefHeading___Toc3051_1336413707"/></text:h>
      <text:p text:style-name="P174"/>
      <table:table table:name="Table20" table:style-name="Table20">
        <table:table-column table:style-name="Table20.A"/>
        <table:table-column table:style-name="Table20.B"/>
        <table:table-row>
          <table:table-cell table:style-name="Table20.A1" office:value-type="string">
            <text:p text:style-name="P175"><draw:frame draw:style-name="fr2" draw:name="Frame1" text:anchor-type="as-char" svg:width="3.4626in" draw:z-index="25"><draw:text-box fo:min-height="4.8854in"><text:p text:style-name="P176"><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75"><draw:frame draw:style-name="fr2" draw:name="Frame3" text:anchor-type="as-char" svg:width="3.4626in" draw:z-index="27"><draw:text-box fo:min-height="4.8854in"><text:p text:style-name="P176"><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74"/>
      <text:p text:style-name="P174">MERK can be operated in "normal" mode, seen above to the left, or in "dark" mode, on the right. To switch to "dark" mode, select it in the <text:a xlink:type="simple" xlink:href="#8.Settings|outline" text:style-name="Internet_20_link" text:visited-style-name="Visited_20_Internet_20_Link">"Settings" menu or in the "Settings" dialog</text:a>. MERK will have to be restarted for it to take effect, and you'll be prompted to restart MERK automatically.</text:p>
      <text:p text:style-name="P174"/>
      <text:p text:style-name="P174">For more advanced users, if you want to edit the palette that "dark" mode uses, all of the colors used by the application are stored in a file in the <text:span text:style-name="T20">styles</text:span> directory named <text:span text:style-name="T20">dark.palette</text:span>. The file format is specific to MERK, but you can edit it with a text editor. All colors are stored in the hexadecimal format used by HTML. To re-create the file and reset the "dark" mode values back to the default, delete <text:span text:style-name="T20">dark.palette</text:span> and restart MERK; the application will regenerate the file with default values. </text:p>
      <text:p text:style-name="P174"/>
      <text:p text:style-name="P174"/>
      <text:p text:style-name="P174"/>
      <text:p text:style-name="P174"/>
      <text:h text:style-name="P177"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50">IRC</text:span> Commands<text:bookmark-end text:name="__RefHeading___Toc2472_3187777835"/></text:h>
      <text:p text:style-name="P178">All of these commands are related to IRC, in some way, shape, or form. Most of them are present in most <text:span text:style-name="T151">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52">/away [MESSAGE]</text:span></text:span></text:p>
          </table:table-cell>
          <table:table-cell table:style-name="Table1.B2" office:value-type="string">
            <text:p text:style-name="P179">Sets status as "away"</text:p>
          </table:table-cell>
        </table:table-row>
        <table:table-row table:style-name="Table1.1">
          <table:table-cell table:style-name="Table1.A2" office:value-type="string">
            <text:p text:style-name="Table_20_Contents"><text:span text:style-name="Source_20_Text"><text:span text:style-name="T152">/back</text:span></text:span></text:p>
          </table:table-cell>
          <table:table-cell table:style-name="Table1.B2" office:value-type="string">
            <text:p text:style-name="P179">Sets status as "back"</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3">ctcp REQUEST </text:span></text:span><text:span text:style-name="Source_20_Text"><text:span text:style-name="T154">USER</text:span></text:span></text:p>
          </table:table-cell>
          <table:table-cell table:style-name="Table1.B2" office:value-type="string">
            <text:p text:style-name="P179">Se<text:span text:style-name="T155">nds a CTCP request to a user. Valid requests are TIME, VERSION, </text:span><text:span text:style-name="T156">USERINFO, </text:span><text:span text:style-name="T157">SOURCE,</text:span><text:span text:style-name="T155"> or FINGER</text:span></text:p>
          </table:table-cell>
        </table:table-row>
        <table:table-row table:style-name="Table1.1">
          <table:table-cell table:style-name="Table1.A2" office:value-type="string">
            <text:p text:style-name="Table_20_Contents"><text:span text:style-name="Source_20_Text"><text:span text:style-name="T152">/invite NICKNAME CHANNEL</text:span></text:span></text:p>
          </table:table-cell>
          <table:table-cell table:style-name="Table1.B2" office:value-type="string">
            <text:p text:style-name="P179">Sends a channel invitation</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finger TEXT...</text:span></text:span></text:p>
          </table:table-cell>
          <table:table-cell table:style-name="Table1.B2" office:value-type="string">
            <text:p text:style-name="P180">Sets the CTCP FINGER response. Pass <text:span text:style-name="T2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52">/join CHANNEL [KEY]</text:span></text:span></text:p>
          </table:table-cell>
          <table:table-cell table:style-name="Table1.B2" office:value-type="string">
            <text:p text:style-name="P179">Joins a channel</text:p>
          </table:table-cell>
        </table:table-row>
        <table:table-row table:style-name="Table1.1">
          <table:table-cell table:style-name="Table1.A2" office:value-type="string">
            <text:p text:style-name="Table_20_Contents"><text:span text:style-name="Source_20_Text"><text:span text:style-name="T152">/kick CHANNEL NICKNAME [MESSAGE]</text:span></text:span></text:p>
          </table:table-cell>
          <table:table-cell table:style-name="Table1.B2" office:value-type="string">
            <text:p text:style-name="P179">Kicks a user from a channel</text:p>
          </table:table-cell>
        </table:table-row>
        <table:table-row table:style-name="Table1.1">
          <table:table-cell table:style-name="Table1.A2" office:value-type="string">
            <text:p text:style-name="Table_20_Contents"><text:span text:style-name="Source_20_Text"><text:span text:style-name="T152">/knock CHANNEL [MESSAGE]</text:span></text:span></text:p>
          </table:table-cell>
          <table:table-cell table:style-name="Table1.B2" office:value-type="string">
            <text:p text:style-name="P179">Requests an invitation to a channel</text:p>
          </table:table-cell>
        </table:table-row>
        <table:table-row table:style-name="Table1.1">
          <table:table-cell table:style-name="Table1.A2" office:value-type="string">
            <text:p text:style-name="Table_20_Contents"><text:span text:style-name="Source_20_Text"><text:span text:style-name="T152">/list [TERMS]</text:span></text:span></text:p>
          </table:table-cell>
          <table:table-cell table:style-name="Table1.B2" office:value-type="string">
            <text:p text:style-name="P179">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52">/me MESSAGE...</text:span></text:span></text:p>
          </table:table-cell>
          <table:table-cell table:style-name="Table1.B2" office:value-type="string">
            <text:p text:style-name="P179">Sends a CTCP action message to the current chat</text:p>
          </table:table-cell>
        </table:table-row>
        <table:table-row table:style-name="Table1.1">
          <table:table-cell table:style-name="Table1.A2" office:value-type="string">
            <text:p text:style-name="Table_20_Contents"><text:span text:style-name="Source_20_Text"><text:span text:style-name="T152">/mode TARGET MODE...</text:span></text:span></text:p>
          </table:table-cell>
          <table:table-cell table:style-name="Table1.B2" office:value-type="string">
            <text:p text:style-name="P179">Sets a mode on a channel or user</text:p>
          </table:table-cell>
        </table:table-row>
        <table:table-row table:style-name="Table1.1">
          <table:table-cell table:style-name="Table1.A2" office:value-type="string">
            <text:p text:style-name="Table_20_Contents"><text:span text:style-name="Source_20_Text"><text:span text:style-name="T152">/msg TARGET MESSAGE...</text:span></text:span></text:p>
          </table:table-cell>
          <table:table-cell table:style-name="Table1.B2" office:value-type="string">
            <text:p text:style-name="P179">Sends a message</text:p>
          </table:table-cell>
        </table:table-row>
        <table:table-row table:style-name="Table1.1">
          <table:table-cell table:style-name="Table1.A2" office:value-type="string">
            <text:p text:style-name="Table_20_Contents"><text:span text:style-name="Source_20_Text"><text:span text:style-name="T152">/nick NEW_NICKNAME</text:span></text:span></text:p>
          </table:table-cell>
          <table:table-cell table:style-name="Table1.B2" office:value-type="string">
            <text:p text:style-name="P179">Changes your nickname</text:p>
          </table:table-cell>
        </table:table-row>
        <table:table-row table:style-name="Table1.1">
          <table:table-cell table:style-name="Table1.A2" office:value-type="string">
            <text:p text:style-name="Table_20_Contents"><text:span text:style-name="Source_20_Text"><text:span text:style-name="T152">/notice TARGET MESSAGE...</text:span></text:span></text:p>
          </table:table-cell>
          <table:table-cell table:style-name="Table1.B2" office:value-type="string">
            <text:p text:style-name="P179">Sends a notice</text:p>
          </table:table-cell>
        </table:table-row>
        <table:table-row table:style-name="Table1.1">
          <table:table-cell table:style-name="Table1.A2" office:value-type="string">
            <text:p text:style-name="Table_20_Contents"><text:span text:style-name="Source_20_Text"><text:span text:style-name="T152">/oper USERNAME PASSWORD</text:span></text:span></text:p>
          </table:table-cell>
          <table:table-cell table:style-name="Table1.B2" office:value-type="string">
            <text:p text:style-name="P179">Logs into an operator account</text:p>
          </table:table-cell>
        </table:table-row>
        <table:table-row table:style-name="Table1.1">
          <table:table-cell table:style-name="Table1.A2" office:value-type="string">
            <text:p text:style-name="Table_20_Contents"><text:span text:style-name="Source_20_Text"><text:span text:style-name="T152">/part CHANNEL [MESSAGE]</text:span></text:span></text:p>
          </table:table-cell>
          <table:table-cell table:style-name="Table1.B2" office:value-type="string">
            <text:p text:style-name="P179">Leaves a channel</text:p>
          </table:table-cell>
        </table:table-row>
        <table:table-row table:style-name="Table1.1">
          <table:table-cell table:style-name="Table1.A2" office:value-type="string">
            <text:p text:style-name="P181"><text:span text:style-name="Source_20_Text"><text:span text:style-name="T152">/</text:span></text:span><text:span text:style-name="Source_20_Text"><text:span text:style-name="T159">ping</text:span></text:span><text:span text:style-name="Source_20_Text"><text:span text:style-name="T152"> </text:span></text:span><text:span text:style-name="Source_20_Text"><text:span text:style-name="T159">USER [TEXT]</text:span></text:span></text:p>
          </table:table-cell>
          <table:table-cell table:style-name="Table1.B2" office:value-type="string">
            <text:p text:style-name="P182">Sends a CTCP ping to a user</text:p>
          </table:table-cell>
        </table:table-row>
        <table:table-row table:style-name="Table1.1">
          <table:table-cell table:style-name="Table1.A2" office:value-type="string">
            <text:p text:style-name="Table_20_Contents"><text:span text:style-name="Source_20_Text"><text:span text:style-name="T152">/quit [MESSAGE]</text:span></text:span></text:p>
          </table:table-cell>
          <table:table-cell table:style-name="Table1.B2" office:value-type="string">
            <text:p text:style-name="P179">Disconnects from the current IRC server</text:p>
          </table:table-cell>
        </table:table-row>
        <table:table-row table:style-name="Table1.1">
          <table:table-cell table:style-name="Table1.A2" office:value-type="string">
            <text:p text:style-name="Table_20_Contents"><text:span text:style-name="Source_20_Text"><text:span text:style-name="T152">/quit</text:span></text:span><text:span text:style-name="Source_20_Text"><text:span text:style-name="T160">all</text:span></text:span><text:span text:style-name="Source_20_Text"><text:span text:style-name="T152"> [MESSAGE]</text:span></text:span></text:p>
          </table:table-cell>
          <table:table-cell table:style-name="Table1.B2" office:value-type="string">
            <text:p text:style-name="P179">Disconnects from <text:span text:style-name="T161">all</text:span> IRC server<text:span text:style-name="T161">s</text:span></text:p>
          </table:table-cell>
        </table:table-row>
        <table:table-row table:style-name="Table1.1">
          <table:table-cell table:style-name="Table1.A2" office:value-type="string">
            <text:p text:style-name="Table_20_Contents"><text:span text:style-name="Source_20_Text"><text:span text:style-name="T152">/raw TEXT...</text:span></text:span></text:p>
          </table:table-cell>
          <table:table-cell table:style-name="Table1.B2" office:value-type="string">
            <text:p text:style-name="P179">Sends unprocessed data to the server</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62">reclaim</text:span></text:span><text:span text:style-name="Source_20_Text"><text:span text:style-name="T152"> </text:span></text:span><text:span text:style-name="Source_20_Text"><text:span text:style-name="T162">NICKNAME</text:span></text:span></text:p>
          </table:table-cell>
          <table:table-cell table:style-name="Table1.B2" office:value-type="string">
            <text:p text:style-name="P183"><text:span text:style-name="T163">Repeatedly a</text:span>ttempts to change nickname to <text:span text:style-name="T20">NICKNAME</text:span> until <text:span text:style-name="T16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52">/refresh</text:span></text:span></text:p>
          </table:table-cell>
          <table:table-cell table:style-name="Table1.B2" office:value-type="string">
            <text:p text:style-name="P179">Requests a new list of channels from the server</text:p>
          </table:table-cell>
        </table:table-row>
        <table:table-row table:style-name="Table1.1">
          <table:table-cell table:style-name="Table1.A2" office:value-type="string">
            <text:p text:style-name="Table_20_Contents"><text:span text:style-name="Source_20_Text"><text:span text:style-name="T152">/time</text:span></text:span></text:p>
          </table:table-cell>
          <table:table-cell table:style-name="Table1.B2" office:value-type="string">
            <text:p text:style-name="P179">Requests server time</text:p>
          </table:table-cell>
        </table:table-row>
        <table:table-row table:style-name="Table1.1">
          <table:table-cell table:style-name="Table1.A2" office:value-type="string">
            <text:p text:style-name="Table_20_Contents"><text:span text:style-name="Source_20_Text"><text:span text:style-name="T152">/topic CHANNEL NEW_TOPIC</text:span></text:span></text:p>
          </table:table-cell>
          <table:table-cell table:style-name="Table1.B2" office:value-type="string">
            <text:p text:style-name="P179">Sets a channel topic</text:p>
          </table:table-cell>
        </table:table-row>
        <table:table-row table:style-name="Table1.1">
          <table:table-cell table:style-name="Table1.A2" office:value-type="string">
            <text:p text:style-name="Table_20_Contents"><text:span text:style-name="Source_20_Text"><text:span text:style-name="T152">/</text:span></text:span><text:span text:style-name="Source_20_Text"><text:span text:style-name="T158">userinfo TEXT...</text:span></text:span></text:p>
          </table:table-cell>
          <table:table-cell table:style-name="Table1.B2" office:value-type="string">
            <text:p text:style-name="P180">Sets the CTCP USERINFO response. Pass <text:span text:style-name="T2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52">/version [SERVER]</text:span></text:span></text:p>
          </table:table-cell>
          <table:table-cell table:style-name="Table1.B2" office:value-type="string">
            <text:p text:style-name="P179">Requests server version</text:p>
          </table:table-cell>
        </table:table-row>
        <text:soft-page-break/>
        <table:table-row table:style-name="Table1.1">
          <table:table-cell table:style-name="Table1.A2" office:value-type="string">
            <text:p text:style-name="Table_20_Contents"><text:span text:style-name="Source_20_Text"><text:span text:style-name="T152">/who NICKNAME [o]</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is NICKNAME [SERVER]</text:span></text:span></text:p>
          </table:table-cell>
          <table:table-cell table:style-name="Table1.B2" office:value-type="string">
            <text:p text:style-name="P179">Requests user information from the server</text:p>
          </table:table-cell>
        </table:table-row>
        <table:table-row table:style-name="Table1.1">
          <table:table-cell table:style-name="Table1.A2" office:value-type="string">
            <text:p text:style-name="Table_20_Contents"><text:span text:style-name="Source_20_Text"><text:span text:style-name="T152">/whowas NICKNAME [COUNT] [SERVER]</text:span></text:span></text:p>
          </table:table-cell>
          <table:table-cell table:style-name="Table1.B2" office:value-type="string">
            <text:p text:style-name="P179">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84"><text:span text:style-name="T100">These commands are specific to MERK, and are for using and manipulating the client. Commands with a gray background are for use in scripts</text:span><text:span text:style-name="T164"> only</text:span><text:span text:style-name="T165">; they cannot be used in the text input widget, and will only produce an error. </text:span><text:a xlink:type="simple" xlink:href="#9.1.3.Non-Script Commands|outline" text:style-name="Internet_20_link" text:visited-style-name="Visited_20_Internet_20_Link"><text:span text:style-name="T165">Some of these commands cannot be used in scripts</text:span></text:a><text:span text:style-name="T165">.</text:span><text:span text:style-name="T164">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52">/alias </text:span></text:span><text:span text:style-name="Source_20_Text"><text:span text:style-name="T166">[</text:span></text:span><text:span text:style-name="Source_20_Text"><text:span text:style-name="T152">TOKEN</text:span></text:span><text:span text:style-name="Source_20_Text"><text:span text:style-name="T166">]</text:span></text:span><text:span text:style-name="Source_20_Text"><text:span text:style-name="T152"> </text:span></text:span><text:span text:style-name="Source_20_Text"><text:span text:style-name="T166">[</text:span></text:span><text:span text:style-name="Source_20_Text"><text:span text:style-name="T152">TEXT...</text:span></text:span><text:span text:style-name="Source_20_Text"><text:span text:style-name="T166">]</text:span></text:span></text:p>
          </table:table-cell>
          <table:table-cell table:style-name="Table60.B2" office:value-type="string">
            <text:p text:style-name="Table_20_Contents"><text:span text:style-name="T5">Creates an alias that can be referenced by </text:span><text:span text:style-name="Source_20_Text"><text:span text:style-name="T167">$TOKEN</text:span></text:span><text:span text:style-name="Source_20_Text"><text:span text:style-name="T168">. </text:span></text:span><text:span text:style-name="Source_20_Text"><text:span text:style-name="T169">Call with only </text:span></text:span><text:span text:style-name="Source_20_Text"><text:span text:style-name="T170">TOKEN</text:span></text:span><text:span text:style-name="Source_20_Text"><text:span text:style-name="T169"> as the argument to see </text:span></text:span><text:span text:style-name="Source_20_Text"><text:span text:style-name="T170">TOKEN</text:span></text:span><text:span text:style-name="Source_20_Text"><text:span text:style-name="T169">'s value. </text:span></text:span><text:span text:style-name="Source_20_Text"><text:span text:style-name="T171">If </text:span></text:span><text:span text:style-name="Source_20_Text"><text:span text:style-name="T172">TEXT</text:span></text:span><text:span text:style-name="Source_20_Text"><text:span text:style-name="T171"> is a mathematical statement, it will be evaluated, with the resulting value stored as the alias' value. </text:span></text:span><text:span text:style-name="Source_20_Text"><text:span text:style-name="T169">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60.B2" office:value-type="string">
            <text:p text:style-name="P185">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 </text:p>
          </table:table-cell>
        </table:table-row>
        <table:table-row table:style-name="Table60.4">
          <table:table-cell table:style-name="Table60.A2" office:value-type="string">
            <text:p text:style-name="Table_20_Contents"><text:span text:style-name="Source_20_Text"><text:span text:style-name="T152">/clear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Clears a window's chat display<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5">
          <table:table-cell table:style-name="Table60.A2" office:value-type="string">
            <text:p text:style-name="Table_20_Contents"><text:span text:style-name="Source_20_Text"><text:span text:style-name="T152">/</text:span></text:span><text:span text:style-name="Source_20_Text"><text:span text:style-name="T178">close [SERVER]</text:span></text:span><text:span text:style-name="Source_20_Text"><text:span text:style-name="T152"> [WINDOW]</text:span></text:span></text:p>
          </table:table-cell>
          <table:table-cell table:style-name="Table60.B2" office:value-type="string">
            <text:p text:style-name="P187">Cl<text:span text:style-name="T179">oses a </text:span><text:span text:style-name="T180">sub</text:span><text:span text:style-name="T179">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6">
          <table:table-cell table:style-name="Table60.A2" office:value-type="string">
            <text:p text:style-name="Table_20_Contents"><text:span text:style-name="Source_20_Text"><text:span text:style-name="T152">/config [SETTING] [VALUE...]</text:span></text:span></text:p>
          </table:table-cell>
          <table:table-cell table:style-name="Table60.B2" office:value-type="string">
            <text:p text:style-name="P179">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52">/config </text:span></text:span><text:span text:style-name="Source_20_Text"><text:span text:style-name="T181">export [FILENAME]</text:span></text:span></text:p>
          </table:table-cell>
          <table:table-cell table:style-name="Table60.B2" office:value-type="string">
            <text:p text:style-name="P188">Exports the current configuration file</text:p>
          </table:table-cell>
        </table:table-row>
        <table:table-row table:style-name="Table60.8">
          <table:table-cell table:style-name="Table60.A2" office:value-type="string">
            <text:p text:style-name="Table_20_Contents"><text:span text:style-name="Source_20_Text"><text:span text:style-name="T152">/config </text:span></text:span><text:span text:style-name="Source_20_Text"><text:span text:style-name="T181">import [FILENAME]</text:span></text:span></text:p>
          </table:table-cell>
          <table:table-cell table:style-name="Table60.B2" office:value-type="string">
            <text:p text:style-name="P188">Imports a configuration file into settings</text:p>
          </table:table-cell>
        </table:table-row>
        <table:table-row table:style-name="Table60.9">
          <table:table-cell table:style-name="Table60.A2" office:value-type="string">
            <text:p text:style-name="Table_20_Contents"><text:span text:style-name="Source_20_Text"><text:span text:style-name="T152">/connect SERVER [PORT] [PASSWORD]</text:span></text:span></text:p>
          </table:table-cell>
          <table:table-cell table:style-name="Table60.B2" office:value-type="string">
            <text:p text:style-name="P179">Connects to an IRC server</text:p>
          </table:table-cell>
        </table:table-row>
        <table:table-row table:style-name="Table60.10">
          <table:table-cell table:style-name="Table60.A2" office:value-type="string">
            <text:p text:style-name="Table_20_Contents"><text:span text:style-name="Source_20_Text"><text:span text:style-name="T182">/connectssl SERVER [PORT] [PASSWORD]</text:span></text:span></text:p>
          </table:table-cell>
          <table:table-cell table:style-name="Table60.B2" office:value-type="string">
            <text:p text:style-name="P179">Connects to an IRC server via SSL</text:p>
          </table:table-cell>
        </table:table-row>
        <table:table-row table:style-name="Table60.11">
          <table:table-cell table:style-name="Table60.A11" office:value-type="string">
            <text:p text:style-name="Table_20_Contents"><text:span text:style-name="Source_20_Text"><text:span text:style-name="T183">context</text:span></text:span><text:span text:style-name="Source_20_Text"><text:span text:style-name="T184"> WINDOW_NAME</text:span></text:span></text:p>
          </table:table-cell>
          <table:table-cell table:style-name="Table60.B11" office:value-type="string">
            <text:p text:style-name="Table_20_Contents"><text:span text:style-name="T185">Moves execution of the script to </text:span><text:span text:style-name="Source_20_Text"><text:span text:style-name="T186">WINDOW_NAME</text:span></text:span><text:span text:style-name="T185">; can only be called from scripts</text:span></text:p>
          </table:table-cell>
        </table:table-row>
        <table:table-row table:style-name="Table60.12">
          <table:table-cell table:style-name="Table60.A2" office:value-type="string">
            <text:p text:style-name="P189"><text:span text:style-name="Source_20_Text"><text:span text:style-name="T152">/</text:span></text:span><text:span text:style-name="Source_20_Text"><text:span text:style-name="T187">delay SECONDS COMMAND...</text:span></text:span></text:p>
          </table:table-cell>
          <table:table-cell table:style-name="Table60.B2" office:value-type="string">
            <text:p text:style-name="P190"><text:span text:style-name="Source_20_Text"><text:span text:style-name="T188">Executes </text:span></text:span><text:span text:style-name="Source_20_Text"><text:span text:style-name="T189">COMMAND</text:span></text:span><text:span text:style-name="Source_20_Text"><text:span text:style-name="T188"> after </text:span></text:span><text:span text:style-name="Source_20_Text"><text:span text:style-name="T189">SECONDS</text:span></text:span><text:span text:style-name="Source_20_Text"><text:span text:style-name="T188"> seconds</text:span></text:span></text:p>
          </table:table-cell>
        </table:table-row>
        <table:table-row table:style-name="Table60.13">
          <table:table-cell table:style-name="Table60.A2" office:value-type="string">
            <text:p text:style-name="Table_20_Contents"><text:span text:style-name="Source_20_Text"><text:span text:style-name="T152">/edit [FILENAME]</text:span></text:span></text:p>
          </table:table-cell>
          <table:table-cell table:style-name="Table60.B2" office:value-type="string">
            <text:p text:style-name="P179">Opens a script in the editor; <text:span text:style-name="T190">if called without an argument, opens an editor window</text:span></text:p>
          </table:table-cell>
        </table:table-row>
        <table:table-row table:style-name="Table60.14">
          <table:table-cell table:style-name="Table60.A11" office:value-type="string">
            <text:p text:style-name="P189"><text:span text:style-name="Source_20_Text"><text:span text:style-name="T191">end</text:span></text:span></text:p>
          </table:table-cell>
          <table:table-cell table:style-name="Table60.B11" office:value-type="string">
            <text:p text:style-name="P191"><text:span text:style-name="Source_20_Text"><text:span text:style-name="T192">Immediately ends a script. Can only be called from scripts.</text:span></text:span></text:p>
          </table:table-cell>
        </table:table-row>
        <table:table-row table:style-name="Table60.15">
          <table:table-cell table:style-name="Table60.A11" office:value-type="string">
            <text:p text:style-name="P192"><text:span text:style-name="Source_20_Text"><text:span text:style-name="T193">exclude WINDOW...</text:span></text:span></text:p>
          </table:table-cell>
          <table:table-cell table:style-name="Table60.B11" office:value-type="string">
            <text:p text:style-name="P193"><text:span text:style-name="Source_20_Text"><text:span text:style-name="T194">Prevents</text:span></text:span><text:span text:style-name="Source_20_Text"><text:span text:style-name="T195"> a script </text:span></text:span><text:span text:style-name="Source_20_Text"><text:span text:style-name="T196">from</text:span></text:span><text:span text:style-name="Source_20_Text"><text:span text:style-name="T195"> executing in </text:span></text:span><text:span text:style-name="Source_20_Text"><text:span text:style-name="T20">WINDOW</text:span></text:span><text:span text:style-name="Source_20_Text"><text:span text:style-name="T195">'s context. Multiple </text:span></text:span><text:span text:style-name="Source_20_Text"><text:span text:style-name="T20">WINDOW</text:span></text:span><text:span text:style-name="Source_20_Text"><text:span text:style-name="T195">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52">/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67">SECONDS</text:span></text:span><text:span text:style-name="T5"> before exit</text:span></text:p>
          </table:table-cell>
        </table:table-row>
        <table:table-row table:style-name="Table60.17">
          <table:table-cell table:style-name="Table60.A2" office:value-type="string">
            <text:p text:style-name="P189"><text:span text:style-name="Source_20_Text"><text:span text:style-name="T152">/</text:span></text:span><text:span text:style-name="Source_20_Text"><text:span text:style-name="T197">find [TERMS]</text:span></text:span></text:p>
          </table:table-cell>
          <table:table-cell table:style-name="Table60.B2" office:value-type="string">
            <text:p text:style-name="P194"><text:span text:style-name="Source_20_Text"><text:span text:style-name="T198">Finds filenames that can be found by other commands, like </text:span></text:span><text:span text:style-name="Source_20_Text"><text:span text:style-name="T199">/script</text:span></text:span><text:span text:style-name="Source_20_Text"><text:span text:style-name="T198"> or </text:span></text:span><text:span text:style-name="Source_20_Text"><text:span text:style-name="T199">/edit</text:span></text:span><text:span text:style-name="Source_20_Text"><text:span text:style-name="T198">. </text:span></text:span><text:span text:style-name="Source_20_Text"><text:span text:style-name="T200">I</text:span></text:span><text:span text:style-name="Source_20_Text"><text:span text:style-name="T201">f</text:span></text:span><text:span text:style-name="Source_20_Text"><text:span text:style-name="T200"> called without any arguments, </text:span></text:span><text:span text:style-name="Source_20_Text"><text:span text:style-name="T202">/find</text:span></text:span><text:span text:style-name="Source_20_Text"><text:span text:style-name="T200"> will list all files visible to commands. Can use </text:span></text:span><text:span text:style-name="Source_20_Text"><text:span text:style-name="T202">*</text:span></text:span><text:span text:style-name="Source_20_Text"><text:span text:style-name="T200"> for multi-character wildcards and </text:span></text:span><text:span text:style-name="Source_20_Text"><text:span text:style-name="T202">?</text:span></text:span><text:span text:style-name="Source_20_Text"><text:span text:style-name="T200"> for single character wildcards.</text:span></text:span></text:p>
          </table:table-cell>
        </table:table-row>
        <text:soft-page-break/>
        <table:table-row table:style-name="Table60.18">
          <table:table-cell table:style-name="Table60.A2" office:value-type="string">
            <text:p text:style-name="Table_20_Contents"><text:span text:style-name="Source_20_Text"><text:span text:style-name="T152">/</text:span></text:span><text:span text:style-name="Source_20_Text"><text:span text:style-name="T203">focus</text:span></text:span><text:span text:style-name="Source_20_Text"><text:span text:style-name="T152"> </text:span></text:span><text:span text:style-name="Source_20_Text"><text:span text:style-name="T174">[SERVER] </text:span></text:span><text:span text:style-name="Source_20_Text"><text:span text:style-name="T152">[WINDOW]</text:span></text:span></text:p>
          </table:table-cell>
          <table:table-cell table:style-name="Table60.B2" office:value-type="string">
            <text:p text:style-name="P186"><text:span text:style-name="T204">Sets focus on a subwindow</text:span><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19">
          <table:table-cell table:style-name="Table60.A2" office:value-type="string">
            <text:p text:style-name="Table_20_Contents"><text:span text:style-name="Source_20_Text"><text:span text:style-name="T152">/</text:span></text:span><text:span text:style-name="Source_20_Text"><text:span text:style-name="T205">fullscreen</text:span></text:span></text:p>
          </table:table-cell>
          <table:table-cell table:style-name="Table60.B2" office:value-type="string">
            <text:p text:style-name="P195">Toggles full screen mode</text:p>
          </table:table-cell>
        </table:table-row>
        <table:table-row table:style-name="Table60.20">
          <table:table-cell table:style-name="Table60.A11" office:value-type="string">
            <text:p text:style-name="Table_20_Contents"><text:span text:style-name="Source_20_Text"><text:span text:style-name="T206">goto</text:span></text:span><text:span text:style-name="Source_20_Text"><text:span text:style-name="T152"> </text:span></text:span><text:span text:style-name="Source_20_Text"><text:span text:style-name="T206">LINE_NUMBER</text:span></text:span></text:p>
          </table:table-cell>
          <table:table-cell table:style-name="Table60.B11" office:value-type="string">
            <text:p text:style-name="P196"><text:span text:style-name="T5">Moves execution of the script to </text:span><text:span text:style-name="T207">LINE_NUMBER</text:span><text:span text:style-name="T5">. The only script-only command that can be issued from an </text:span><text:span text:style-name="T207">if</text:span><text:span text:style-name="T5"> command. Can only be called from scripts.</text:span></text:p>
          </table:table-cell>
        </table:table-row>
        <table:table-row table:style-name="Table60.21">
          <table:table-cell table:style-name="Table60.A11"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60.B11" office:value-type="string">
            <text:p text:style-name="P198">Halts a script's execution, and displays an error <text:span text:style-name="T210">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52">/help </text:span></text:span><text:span text:style-name="Source_20_Text"><text:span text:style-name="T211">[COMMAND]</text:span></text:span></text:p>
          </table:table-cell>
          <table:table-cell table:style-name="Table60.B2" office:value-type="string">
            <text:p text:style-name="P179">Displays command usage information</text:p>
          </table:table-cell>
        </table:table-row>
        <table:table-row table:style-name="Table60.23">
          <table:table-cell table:style-name="Table60.A2" office:value-type="string">
            <text:p text:style-name="Table_20_Contents"><text:span text:style-name="Source_20_Text"><text:span text:style-name="T152">/h</text:span></text:span><text:span text:style-name="Source_20_Text"><text:span text:style-name="T212">ide </text:span></text:span><text:span text:style-name="Source_20_Text"><text:span text:style-name="T213">[SERVER] </text:span></text:span><text:span text:style-name="Source_20_Text"><text:span text:style-name="T214">[WINDOW]</text:span></text:span></text:p>
          </table:table-cell>
          <table:table-cell table:style-name="Table60.B2" office:value-type="string">
            <text:p text:style-name="P199">Hides <text:span text:style-name="T215">a</text:span> subwindow. <text:span text:style-name="T176">SERVER</text:span><text:span text:style-name="T177"> is optional if </text:span><text:span text:style-name="T176">WINDOW</text:span><text:span text:style-name="T177"> belongs to the same context.</text:span></text:p>
          </table:table-cell>
        </table:table-row>
        <table:table-row table:style-name="Table60.24">
          <table:table-cell table:style-name="Table60.A11"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60.B11" office:value-type="string">
            <text:p text:style-name="P201">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20">VALUE1</text:span><text:span text:style-name="T222"> and </text:span><text:span text:style-name="T20">VALUE2</text:span><text:span text:style-name="T222"> are numbers and are equal)</text:span>. Can only be called from scripts.</text:p>
          </table:table-cell>
        </table:table-row>
        <table:table-row table:style-name="Table60.25">
          <table:table-cell table:style-name="Table60.A2" office:value-type="string">
            <text:p text:style-name="P189"><text:span text:style-name="Source_20_Text"><text:span text:style-name="T152">/</text:span></text:span><text:span text:style-name="Source_20_Text"><text:span text:style-name="T224">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27">Use </text:span></text:span><text:span text:style-name="Source_20_Text"><text:span text:style-name="T228">*</text:span></text:span><text:span text:style-name="Source_20_Text"><text:span text:style-name="T227"> as multiple character wildcards, and </text:span></text:span><text:span text:style-name="Source_20_Text"><text:span text:style-name="T228">?</text:span></text:span><text:span text:style-name="Source_20_Text"><text:span text:style-name="T227"> as single character wildcards.</text:span></text:span></text:p>
          </table:table-cell>
        </table:table-row>
        <table:table-row table:style-name="Table60.26">
          <table:table-cell table:style-name="Table60.A11" office:value-type="string">
            <text:p text:style-name="P189"><text:span text:style-name="Source_20_Text"><text:span text:style-name="T229">insert FILE [FILE...]</text:span></text:span></text:p>
          </table:table-cell>
          <table:table-cell table:style-name="Table60.B11" office:value-type="string">
            <text:p text:style-name="P203"><text:span text:style-name="Source_20_Text"><text:span text:style-name="T230">Inserts the contents of </text:span></text:span><text:span text:style-name="Source_20_Text"><text:span text:style-name="T231">FILE</text:span></text:span><text:span text:style-name="Source_20_Text"><text:span text:style-name="T230"> where it appears in the script. </text:span></text:span><text:span text:style-name="Source_20_Text"><text:span text:style-name="T231">FILE</text:span></text:span><text:span text:style-name="Source_20_Text"><text:span text:style-name="T230"> should be a MERK script. </text:span></text:span><text:span text:style-name="Source_20_Text"><text:span text:style-name="T232">If a filename contains spaces, put it in quotation marks.</text:span></text:span><text:span text:style-name="Source_20_Text"><text:span text:style-name="T230"> </text:span></text:span><text:span text:style-name="Source_20_Text"><text:span text:style-name="T233">Multiple files can be passed as arguments. </text:span></text:span><text:span text:style-name="Source_20_Text"><text:span text:style-name="T230">Can only be called from scripts.</text:span></text:span></text:p>
          </table:table-cell>
        </table:table-row>
        <table:table-row table:style-name="Table60.27">
          <table:table-cell table:style-name="Table60.A2" office:value-type="string">
            <text:p text:style-name="Table_20_Contents"><text:span text:style-name="Source_20_Text"><text:span text:style-name="T152">/ma</text:span></text:span><text:span text:style-name="Source_20_Text"><text:span text:style-name="T234">cro NAME SCRIP</text:span></text:span><text:span text:style-name="Source_20_Text"><text:span text:style-name="T235">T [USAGE] [HELP]</text:span></text:span></text:p>
          </table:table-cell>
          <table:table-cell table:style-name="Table60.B2" office:value-type="string">
            <text:p text:style-name="P204">Creates a macro, executable with <text:span text:style-name="T20">/NAME</text:span>, that executes <text:span text:style-name="T20">SCRIPT</text:span><text:span text:style-name="T195">. </text:span><text:span text:style-name="T236">USAGE</text:span><text:span text:style-name="T237"> and </text:span><text:span text:style-name="T236">HELP</text:span><text:span text:style-name="T237"> are used for the command list displayed with <text:s/></text:span><text:span text:style-name="T236">/help</text:span><text:span text:style-name="T237">.</text:span></text:p>
          </table:table-cell>
        </table:table-row>
        <table:table-row table:style-name="Table60.28">
          <table:table-cell table:style-name="Table60.A2" office:value-type="string">
            <text:p text:style-name="Table_20_Contents"><text:span text:style-name="Source_20_Text"><text:span text:style-name="T152">/max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179">Max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29">
          <table:table-cell table:style-name="Table60.A2" office:value-type="string">
            <text:p text:style-name="Table_20_Contents"><text:span text:style-name="Source_20_Text"><text:span text:style-name="T152">/minimize [SERVER] </text:span></text:span><text:span text:style-name="Source_20_Text"><text:span text:style-name="T238">[</text:span></text:span><text:span text:style-name="Source_20_Text"><text:span text:style-name="T152">WINDOW</text:span></text:span><text:span text:style-name="Source_20_Text"><text:span text:style-name="T238">]</text:span></text:span></text:p>
          </table:table-cell>
          <table:table-cell table:style-name="Table60.B2" office:value-type="string">
            <text:p text:style-name="P205">Minimizes a <text:span text:style-name="T177">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30">
          <table:table-cell table:style-name="Table6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6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 <text:span text:style-name="T176">SERVER</text:span> is optional if <text:span text:style-name="T176">WINDOW</text:span> belongs to the same context.</text:p>
          </table:table-cell>
        </table:table-row>
        <table:table-row table:style-name="Table60.31">
          <table:table-cell table:style-name="Table60.A2" office:value-type="string">
            <text:p text:style-name="Table_20_Contents"><text:span text:style-name="Source_20_Text"><text:span text:style-name="T152">/m</text:span></text:span><text:span text:style-name="Source_20_Text"><text:span text:style-name="T243">sgbox MESSAGE...</text:span></text:span></text:p>
          </table:table-cell>
          <table:table-cell table:style-name="Table60.B2" office:value-type="string">
            <text:p text:style-name="P179">Displays a messagebox with a short message</text:p>
          </table:table-cell>
        </table:table-row>
        <table:table-row table:style-name="Table60.32">
          <table:table-cell table:style-name="Table60.A11" office:value-type="string">
            <text:p text:style-name="Table_20_Contents"><text:span text:style-name="Source_20_Text"><text:span text:style-name="T244">only WINDOW...</text:span></text:span></text:p>
          </table:table-cell>
          <table:table-cell table:style-name="Table60.B11" office:value-type="string">
            <text:p text:style-name="P207">Restricts a script to only executing in <text:span text:style-name="T20">WINDOW</text:span>'s context. Multiple <text:span text:style-name="T20">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52">/play FILENAME</text:span></text:span></text:p>
          </table:table-cell>
          <table:table-cell table:style-name="Table60.B2" office:value-type="string">
            <text:p text:style-name="P179">Plays a WAV file</text:p>
          </table:table-cell>
        </table:table-row>
        <text:soft-page-break/>
        <table:table-row table:style-name="Table60.34">
          <table:table-cell table:style-name="Table60.A2" office:value-type="string">
            <text:p text:style-name="Table_20_Contents"><text:span text:style-name="Source_20_Text"><text:span text:style-name="T152">/print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 to <text:span text:style-name="T246">a</text:span> window</text:p>
          </table:table-cell>
        </table:table-row>
        <table:table-row table:style-name="Table60.35">
          <table:table-cell table:style-name="Table60.A2" office:value-type="string">
            <text:p text:style-name="Table_20_Contents"><text:span text:style-name="Source_20_Text"><text:span text:style-name="T152">/print</text:span></text:span><text:span text:style-name="Source_20_Text"><text:span text:style-name="T247">s</text:span></text:span><text:span text:style-name="Source_20_Text"><text:span text:style-name="T152"> </text:span></text:span><text:span text:style-name="Source_20_Text"><text:span text:style-name="T245">[WINDOW] </text:span></text:span><text:span text:style-name="Source_20_Text"><text:span text:style-name="T152">TEXT...</text:span></text:span></text:p>
          </table:table-cell>
          <table:table-cell table:style-name="Table60.B2" office:value-type="string">
            <text:p text:style-name="P179">Prints <text:span text:style-name="T248">a system message</text:span> to <text:span text:style-name="T246">a</text:span> window</text:p>
          </table:table-cell>
        </table:table-row>
        <table:table-row table:style-name="Table60.36">
          <table:table-cell table:style-name="Table60.A2" office:value-type="string">
            <text:p text:style-name="Table_20_Contents"><text:span text:style-name="Source_20_Text"><text:span text:style-name="T152">/pri</text:span></text:span><text:span text:style-name="Source_20_Text"><text:span text:style-name="T249">vate NICKNAME </text:span></text:span><text:span text:style-name="Source_20_Text"><text:span text:style-name="T250">[MESSAGE]</text:span></text:span></text:p>
          </table:table-cell>
          <table:table-cell table:style-name="Table60.B2" office:value-type="string">
            <text:p text:style-name="P208">Opens a private chat <text:span text:style-name="T251">sub</text:span>window for <text:span text:style-name="T20">NICKNAME</text:span></text:p>
          </table:table-cell>
        </table:table-row>
        <table:table-row table:style-name="Table60.37">
          <table:table-cell table:style-name="Table60.A2" office:value-type="string">
            <text:p text:style-name="Table_20_Contents"><text:span text:style-name="Source_20_Text"><text:span text:style-name="T152">/</text:span></text:span><text:span text:style-name="Source_20_Text"><text:span text:style-name="T252">random ALIAS LOW HIGH</text:span></text:span></text:p>
          </table:table-cell>
          <table:table-cell table:style-name="Table60.B2" office:value-type="string">
            <text:p text:style-name="P209">Generates a random number between <text:span text:style-name="T20">LOW</text:span> and <text:span text:style-name="T20">HIGH</text:span> and stores it in <text:span text:style-name="T20">ALIAS</text:span></text:p>
          </table:table-cell>
        </table:table-row>
        <table:table-row table:style-name="Table60.38">
          <table:table-cell table:style-name="Table60.A2" office:value-type="string">
            <text:p text:style-name="Table_20_Contents"><text:span text:style-name="Source_20_Text"><text:span text:style-name="T182">/</text:span></text:span><text:span text:style-name="Source_20_Text"><text:span text:style-name="T253">re</text:span></text:span><text:span text:style-name="Source_20_Text"><text:span text:style-name="T182">connect SERVER [PORT] [PASSWORD]</text:span></text:span></text:p>
          </table:table-cell>
          <table:table-cell table:style-name="Table60.B2" office:value-type="string">
            <text:p text:style-name="P179">Connects to an IRC server, <text:span text:style-name="T254">reconnecting on disconnection</text:span></text:p>
          </table:table-cell>
        </table:table-row>
        <table:table-row table:style-name="Table60.39">
          <table:table-cell table:style-name="Table60.A2" office:value-type="string">
            <text:p text:style-name="Table_20_Contents"><text:span text:style-name="Source_20_Text"><text:span text:style-name="T255">/</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text:span text:style-name="T254">reconnecting on disconnection</text:span></text:p>
          </table:table-cell>
        </table:table-row>
        <table:table-row table:style-name="Table60.40">
          <table:table-cell table:style-name="Table60.A2" office:value-type="string">
            <text:p text:style-name="Table_20_Contents"><text:span text:style-name="Source_20_Text"><text:span text:style-name="T152">/</text:span></text:span><text:span text:style-name="Source_20_Text"><text:span text:style-name="T257">rem [TEXT...]</text:span></text:span></text:p>
          </table:table-cell>
          <table:table-cell table:style-name="Table60.B2" office:value-type="string">
            <text:p text:style-name="P211">Does nothing. Can be used as a target for <text:span text:style-name="T20">goto</text:span></text:p>
          </table:table-cell>
        </table:table-row>
        <table:table-row table:style-name="Table60.41">
          <table:table-cell table:style-name="Table60.A2" office:value-type="string">
            <text:p text:style-name="Table_20_Contents"><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60.B2" office:value-type="string">
            <text:p text:style-name="P206">Resizes a subwindow. <text:span text:style-name="T176">SERVER</text:span> is optional if <text:span text:style-name="T176">WINDOW</text:span> belongs to the same context.</text:p>
          </table:table-cell>
        </table:table-row>
        <table:table-row table:style-name="Table60.42">
          <table:table-cell table:style-name="Table60.A11" office:value-type="string">
            <text:p text:style-name="P212"><text:span text:style-name="Source_20_Text"><text:span text:style-name="T184">re</text:span></text:span><text:span text:style-name="Source_20_Text"><text:span text:style-name="T260">strict channel|server|private</text:span></text:span></text:p>
          </table:table-cell>
          <table:table-cell table:style-name="Table60.B11" office:value-type="string">
            <text:p text:style-name="P213">Prevents a script from running if it is not being executed in a <text:span text:style-name="T20">channel</text:span>, <text:span text:style-name="T20">server</text:span>, or <text:span text:style-name="T20">private</text:span> chat window. <text:span text:style-name="T261">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52">/restore [SERVER] </text:span></text:span><text:span text:style-name="Source_20_Text"><text:span text:style-name="T262">[</text:span></text:span><text:span text:style-name="Source_20_Text"><text:span text:style-name="T152">WINDOW</text:span></text:span><text:span text:style-name="Source_20_Text"><text:span text:style-name="T262">]</text:span></text:span></text:p>
          </table:table-cell>
          <table:table-cell table:style-name="Table60.B2" office:value-type="string">
            <text:p text:style-name="P214">Restores a <text:span text:style-name="T263">sub</text:span>window<text:span text:style-name="T175">. </text:span><text:span text:style-name="T176">SERVER</text:span><text:span text:style-name="T177"> is optional if </text:span><text:span text:style-name="T176">WINDOW</text:span><text:span text:style-name="T177"> belongs to the same context.</text:span></text:p>
          </table:table-cell>
        </table:table-row>
        <table:table-row table:style-name="Table60.44">
          <table:table-cell table:style-name="Table60.A2" office:value-type="string">
            <text:p text:style-name="Table_20_Contents"><text:span text:style-name="Source_20_Text"><text:span text:style-name="T152">/</text:span></text:span><text:span text:style-name="Source_20_Text"><text:span text:style-name="T264">s FILENAME [ARGUMENTS]</text:span></text:span></text:p>
          </table:table-cell>
          <table:table-cell table:style-name="Table60.B2" office:value-type="string">
            <text:p text:style-name="P215">A shortcut for the <text:span text:style-name="T20">/script</text:span> command.</text:p>
          </table:table-cell>
        </table:table-row>
        <table:table-row table:style-name="Table60.45">
          <table:table-cell table:style-name="Table60.A2" office:value-type="string">
            <text:p text:style-name="Table_20_Contents"><text:span text:style-name="Source_20_Text"><text:span text:style-name="T152">/script FILENAME </text:span></text:span><text:span text:style-name="Source_20_Text"><text:span text:style-name="T265">[ARGUMENTS]</text:span></text:span></text:p>
          </table:table-cell>
          <table:table-cell table:style-name="Table60.B2" office:value-type="string">
            <text:p text:style-name="P179">Executes a list of commands in a file. <text:span text:style-name="T266">If the script has a file extension of </text:span><text:span text:style-name="T267">.merk</text:span><text:span text:style-name="T266">, it may be omitted from </text:span><text:span text:style-name="T267">FILENAME</text:span><text:span text:style-name="T266">.</text:span></text:p>
          </table:table-cell>
        </table:table-row>
        <table:table-row table:style-name="Table60.46">
          <table:table-cell table:style-name="Table60.A2" office:value-type="string">
            <text:p text:style-name="Table_20_Contents"><text:span text:style-name="Source_20_Text"><text:span text:style-name="T152">/</text:span></text:span><text:span text:style-name="Source_20_Text"><text:span text:style-name="T268">shell ALIAS COMMAND...</text:span></text:span></text:p>
          </table:table-cell>
          <table:table-cell table:style-name="Table60.B2" office:value-type="string">
            <text:p text:style-name="P216">Executes an external program, and stores the <text:span text:style-name="T269">output</text:span> in an alias</text:p>
          </table:table-cell>
        </table:table-row>
        <table:table-row table:style-name="Table60.47">
          <table:table-cell table:style-name="Table60.A2" office:value-type="string">
            <text:p text:style-name="Table_20_Contents"><text:span text:style-name="Source_20_Text"><text:span text:style-name="T152">/</text:span></text:span><text:span text:style-name="Source_20_Text"><text:span text:style-name="T212">show </text:span></text:span><text:span text:style-name="Source_20_Text"><text:span text:style-name="T213">[SERVER] </text:span></text:span><text:span text:style-name="Source_20_Text"><text:span text:style-name="T270">[WINDOW]</text:span></text:span></text:p>
          </table:table-cell>
          <table:table-cell table:style-name="Table60.B2" office:value-type="string">
            <text:p text:style-name="P199">Shows <text:span text:style-name="T271">a</text:span> subwindow, if hidden; otherwise, shifts focus to that <text:span text:style-name="T272">sub</text:span>window. <text:span text:style-name="T176">SERVER</text:span><text:span text:style-name="T177"> is optional if </text:span><text:span text:style-name="T176">WINDOW</text:span><text:span text:style-name="T177"> belongs to the same context.</text:span></text:p>
          </table:table-cell>
        </table:table-row>
        <table:table-row table:style-name="Table60.48">
          <table:table-cell table:style-name="Table60.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60.B2" office:value-type="string">
            <text:p text:style-name="P179"><text:span text:style-name="T274">Opens a window's text style editor</text:span>.</text:p>
          </table:table-cell>
        </table:table-row>
        <table:table-row table:style-name="Table60.49">
          <table:table-cell table:style-name="Table60.A2" office:value-type="string">
            <text:p text:style-name="Table_20_Contents"><text:span text:style-name="Source_20_Text"><text:span text:style-name="T152">/</text:span></text:span><text:span text:style-name="Source_20_Text"><text:span text:style-name="T275">un</text:span></text:span><text:span text:style-name="Source_20_Text"><text:span text:style-name="T152">alias TOKEN</text:span></text:span></text:p>
          </table:table-cell>
          <table:table-cell table:style-name="Table60.B2" office:value-type="string">
            <text:p text:style-name="Table_20_Contents"><text:span text:style-name="T276">Deletes the</text:span><text:span text:style-name="T5"> alias referenced by </text:span><text:span text:style-name="Source_20_Text"><text:span text:style-name="T167">$TOKEN</text:span></text:span></text:p>
          </table:table-cell>
        </table:table-row>
        <table:table-row table:style-name="Table60.50">
          <table:table-cell table:style-name="Table60.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60.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row table:style-name="Table60.51">
          <table:table-cell table:style-name="Table60.A2" office:value-type="string">
            <text:p text:style-name="P189"><text:span text:style-name="Source_20_Text"><text:span text:style-name="T152">/</text:span></text:span><text:span text:style-name="Source_20_Text"><text:span text:style-name="T224">unignore</text:span></text:span><text:span text:style-name="Source_20_Text"><text:span text:style-name="T152"> </text:span></text:span><text:span text:style-name="Source_20_Text"><text:span text:style-name="T225">USER</text:span></text:span></text:p>
          </table:table-cell>
          <table:table-cell table:style-name="Table60.B2" office:value-type="string">
            <text:p text:style-name="P202"><text:span text:style-name="T5">Un-hides a </text:span><text:span text:style-name="Source_20_Text"><text:span text:style-name="T167">USER</text:span></text:span><text:span text:style-name="Source_20_Text"><text:span text:style-name="T226">'s chat in all chat windows. This can be set to a nickname or hostmask. Capitalization is ignored. </text:span></text:span><text:span text:style-name="Source_20_Text"><text:span text:style-name="T279">To un-hide all users, use </text:span></text:span><text:span text:style-name="Source_20_Text"><text:span text:style-name="T280">*</text:span></text:span><text:span text:style-name="Source_20_Text"><text:span text:style-name="T279"> as the argument.</text:span></text:span></text:p>
          </table:table-cell>
        </table:table-row>
        <table:table-row table:style-name="Table60.52">
          <table:table-cell table:style-name="Table60.A11" office:value-type="string">
            <text:p text:style-name="P189"><text:span text:style-name="Source_20_Text"><text:span text:style-name="T281">usage</text:span></text:span><text:span text:style-name="Source_20_Text"><text:span text:style-name="T184"> </text:span></text:span><text:span text:style-name="Source_20_Text"><text:span text:style-name="T281">NUMBER [MESSAGE...]</text:span></text:span></text:p>
          </table:table-cell>
          <table:table-cell table:style-name="Table60.B11" office:value-type="string">
            <text:p text:style-name="P218"><text:span text:style-name="Source_20_Text"><text:span text:style-name="T282">Prevents</text:span></text:span><text:span text:style-name="Source_20_Text"><text:span text:style-name="T283"> a script </text:span></text:span><text:span text:style-name="Source_20_Text"><text:span text:style-name="T282">from running</text:span></text:span><text:span text:style-name="Source_20_Text"><text:span text:style-name="T283"> unless </text:span></text:span><text:span text:style-name="Source_20_Text"><text:span text:style-name="T284">NUMBER</text:span></text:span><text:span text:style-name="Source_20_Text"><text:span text:style-name="T283"> </text:span></text:span><text:span text:style-name="Source_20_Text"><text:span text:style-name="T285">or more </text:span></text:span><text:span text:style-name="Source_20_Text"><text:span text:style-name="T283">arguments are passed to it, and displays </text:span></text:span><text:span text:style-name="Source_20_Text"><text:span text:style-name="T284">MESSAGE</text:span></text:span><text:span text:style-name="Source_20_Text"><text:span text:style-name="T283">. Can only be called from scripts</text:span></text:span></text:p>
          </table:table-cell>
        </table:table-row>
        <table:table-row table:style-name="Table60.53">
          <table:table-cell table:style-name="Table60.A53" office:value-type="string">
            <text:p text:style-name="Table_20_Contents"><text:span text:style-name="Source_20_Text"><text:span text:style-name="T152">/</text:span></text:span><text:span text:style-name="Source_20_Text"><text:span text:style-name="T286">user</text:span></text:span><text:span text:style-name="Source_20_Text"><text:span text:style-name="T152"> [SETTING] [VALUE...]</text:span></text:span></text:p>
          </table:table-cell>
          <table:table-cell table:style-name="Table60.B2" office:value-type="string">
            <text:p text:style-name="P179">Changes a <text:span text:style-name="T287">user </text:span>setting, or searches and displays one or all settings in the <text:span text:style-name="T287">user</text:span> file. <text:span text:style-name="T287">Pass </text:span><text:span text:style-name="T288">*</text:span><text:span text:style-name="T287"> as </text:span><text:span text:style-name="T288">VALUE</text:span><text:span text:style-name="T287"> to set a setting as blank</text:span></text:p>
          </table:table-cell>
        </table:table-row>
        <table:table-row table:style-name="Table60.54">
          <table:table-cell table:style-name="Table60.A11" office:value-type="string">
            <text:p text:style-name="Table_20_Contents"><text:span text:style-name="Source_20_Text"><text:span text:style-name="T184">wait SECONDS</text:span></text:span></text:p>
          </table:table-cell>
          <table:table-cell table:style-name="Table60.B11" office:value-type="string">
            <text:p text:style-name="Table_20_Contents"><text:span text:style-name="T185">Pauses script execution for </text:span><text:span text:style-name="Source_20_Text"><text:span text:style-name="T185">SECONDS</text:span></text:span><text:span text:style-name="T185">; can only be called from scripts</text:span></text:p>
          </table:table-cell>
        </table:table-row>
        <text:soft-page-break/>
        <table:table-row table:style-name="Table60.55">
          <table:table-cell table:style-name="Table6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60.B2" office:value-type="string">
            <text:p text:style-name="P219">Manipulates the main application window. Valid commands are <text:span text:style-name="T20">move</text:span>, <text:span text:style-name="T292">re</text:span><text:span text:style-name="T20">size</text:span>, <text:span text:style-name="T20">maximize</text:span>, <text:span text:style-name="T20">minimize</text:span>, <text:span text:style-name="T20">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52">/xconnect SERVER [PORT] [PASSWORD]</text:span></text:span></text:p>
          </table:table-cell>
          <table:table-cell table:style-name="Table60.B2" office:value-type="string">
            <text:p text:style-name="P179">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55">/xconnectssl SERVER [PORT] [PASSWORD]</text:span></text:span></text:p>
          </table:table-cell>
          <table:table-cell table:style-name="Table60.B2" office:value-type="string">
            <text:p text:style-name="P179">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 SERVER [PORT] [PASSWORD]</text:span></text:span></text:p>
          </table:table-cell>
          <table:table-cell table:style-name="Table60.B2" office:value-type="string">
            <text:p text:style-name="P179">Connects to an IRC server &amp; executes connection script, <text:span text:style-name="T254">reconnecting on disconnection</text:span></text:p>
          </table:table-cell>
        </table:table-row>
        <table:table-row table:style-name="Table60.59">
          <table:table-cell table:style-name="Table60.A2" office:value-type="string">
            <text:p text:style-name="Table_20_Contents"><text:span text:style-name="Source_20_Text"><text:span text:style-name="T255">/x</text:span></text:span><text:span text:style-name="Source_20_Text"><text:span text:style-name="T256">re</text:span></text:span><text:span text:style-name="Source_20_Text"><text:span text:style-name="T255">connectssl SERVER [PORT] [PASSWORD]</text:span></text:span></text:p>
          </table:table-cell>
          <table:table-cell table:style-name="Table60.B2" office:value-type="string">
            <text:p text:style-name="P210">Connects to an IRC server via SSL &amp; executes connection script, <text:span text:style-name="T25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2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21">Command</text:p>
            </table:table-cell>
            <table:table-cell table:style-name="Table15.B1" office:value-type="string">
              <text:p text:style-name="P221">Description</text:p>
            </table:table-cell>
          </table:table-row>
        </table:table-header-rows>
        <table:table-row>
          <table:table-cell table:style-name="Table15.A2" office:value-type="string">
            <text:p text:style-name="Table_20_Contents"><text:span text:style-name="Source_20_Text"><text:span text:style-name="T307">context</text:span></text:span><text:span text:style-name="Source_20_Text"><text:span text:style-name="T152"> WINDOW_NAME</text:span></text:span></text:p>
          </table:table-cell>
          <table:table-cell table:style-name="Table15.B2" office:value-type="string">
            <text:p text:style-name="Table_20_Contents"><text:span text:style-name="T5">Moves execution of the script to </text:span><text:span text:style-name="Source_20_Text"><text:span text:style-name="T167">WINDOW_NAME</text:span></text:span><text:span text:style-name="T5">; can only be called from scripts</text:span></text:p>
          </table:table-cell>
        </table:table-row>
        <table:table-row>
          <table:table-cell table:style-name="Table15.A2" office:value-type="string">
            <text:p text:style-name="P189"><text:span text:style-name="Source_20_Text"><text:span text:style-name="T308">end</text:span></text:span></text:p>
          </table:table-cell>
          <table:table-cell table:style-name="Table15.B2" office:value-type="string">
            <text:p text:style-name="P191"><text:span text:style-name="Source_20_Text"><text:span text:style-name="T309">Immediately ends a script. Can only be called from scripts.</text:span></text:span></text:p>
          </table:table-cell>
        </table:table-row>
        <table:table-row>
          <table:table-cell table:style-name="Table15.A2" office:value-type="string">
            <text:p text:style-name="Table_20_Contents"><text:span text:style-name="Source_20_Text"><text:span text:style-name="T310">exclude</text:span></text:span><text:span text:style-name="Source_20_Text"><text:span text:style-name="T311"> WINDOW...</text:span></text:span></text:p>
          </table:table-cell>
          <table:table-cell table:style-name="Table15.B2" office:value-type="string">
            <text:p text:style-name="P222"><text:span text:style-name="T312">Prevents</text:span> a script <text:span text:style-name="T313">from</text:span>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00"><text:span text:style-name="Source_20_Text"><text:span text:style-name="T216">i</text:span></text:span><text:span text:style-name="Source_20_Text"><text:span text:style-name="T217">f VALUE1 OPERATOR VALUE2 COMMAND...</text:span></text:span></text:p>
          </table:table-cell>
          <table:table-cell table:style-name="Table15.B2" office:value-type="string">
            <text:p text:style-name="P223">Executes <text:span text:style-name="T20">COMMAND</text:span> if <text:span text:style-name="T20">VALUE1</text:span> and <text:span text:style-name="T20">VALUE2</text:span> are true, depending on <text:span text:style-name="T20">OPERATOR</text:span>. Valid <text:span text:style-name="T20">OPERATOR</text:span>s are <text:span text:style-name="T20">(is)</text:span> (result is true if <text:span text:style-name="T20">VALUE1</text:span> and <text:span text:style-name="T20">VALUE2</text:span> are equal), <text:span text:style-name="T20">(not)</text:span> (result is true if <text:span text:style-name="T20">VALUE1</text:span> and <text:span text:style-name="T20">VALUE2</text:span> are not equal), <text:span text:style-name="T20">(in)</text:span> (result is true if <text:span text:style-name="T20">VALUE1</text:span> is contained in <text:span text:style-name="T20">VALUE2</text:span>), <text:span text:style-name="T20">(gt)</text:span> (result is true if <text:span text:style-name="T20">VALUE1</text:span> is a greater number than <text:span text:style-name="T20">VALUE2</text:span>), <text:span text:style-name="T20">(lt)</text:span> (result is true if <text:span text:style-name="T20">VALUE1</text:span> is a lesser number than <text:span text:style-name="T20">VALUE2</text:span>), <text:span text:style-name="T218">(ne)</text:span><text:span text:style-name="T219"> (result is true if </text:span><text:span text:style-name="T218">VALUE1</text:span><text:span text:style-name="T219"> and </text:span><text:span text:style-name="T218">VALUE2</text:span><text:span text:style-name="T219"> are number</text:span><text:span text:style-name="T220">s</text:span><text:span text:style-name="T219"> and are </text:span><text:span text:style-name="T221">not equal), </text:span><text:span text:style-name="T222">and </text:span><text:span text:style-name="T223">(eq)</text:span><text:span text:style-name="T222"> (result is true if </text:span><text:span text:style-name="T20">VALUE1</text:span><text:span text:style-name="T222"> and </text:span><text:span text:style-name="T20">VALUE2</text:span><text:span text:style-name="T222"> are numbers and are equal)</text:span>. Can only be called from scripts.</text:p>
          </table:table-cell>
        </table:table-row>
        <table:table-row>
          <table:table-cell table:style-name="Table15.A2" office:value-type="string">
            <text:p text:style-name="P224"><text:span text:style-name="Source_20_Text"><text:span text:style-name="T206">goto LINE_NUMBER</text:span></text:span></text:p>
          </table:table-cell>
          <table:table-cell table:style-name="Table15.B2" office:value-type="string">
            <text:p text:style-name="P196"><text:span text:style-name="Source_20_Text"><text:span text:style-name="T226">Moves execution of the script to </text:span></text:span><text:span text:style-name="Source_20_Text"><text:span text:style-name="T207">LINE_NUMBER</text:span></text:span><text:span text:style-name="Source_20_Text"><text:span text:style-name="T226">. The only script-only command that can be issued from an </text:span></text:span><text:span text:style-name="Source_20_Text"><text:span text:style-name="T207">if</text:span></text:span><text:span text:style-name="Source_20_Text"><text:span text:style-name="T226"> command. Can only be called from scripts.</text:span></text:span></text:p>
          </table:table-cell>
        </table:table-row>
        <table:table-row>
          <table:table-cell table:style-name="Table15.A2" office:value-type="string">
            <text:p text:style-name="P197"><text:span text:style-name="Source_20_Text"><text:span text:style-name="T208">halt </text:span></text:span><text:span text:style-name="Source_20_Text"><text:span text:style-name="T209">[</text:span></text:span><text:span text:style-name="Source_20_Text"><text:span text:style-name="T208">MESSAGE...</text:span></text:span><text:span text:style-name="Source_20_Text"><text:span text:style-name="T209">]</text:span></text:span></text:p>
          </table:table-cell>
          <table:table-cell table:style-name="Table15.B2" office:value-type="string">
            <text:p text:style-name="P198">Halts a script's execution, and displays an error <text:span text:style-name="T21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314">insert FILE [FILE...]</text:span></text:span></text:p>
          </table:table-cell>
          <table:table-cell table:style-name="Table15.B2" office:value-type="string">
            <text:p text:style-name="P225"><text:span text:style-name="T5">Inserts the contents of </text:span><text:span text:style-name="T207">FILE</text:span><text:span text:style-name="T5"> into the script. </text:span><text:span text:style-name="T207">FILE</text:span><text:span text:style-name="T5"> should be a MERK script. </text:span><text:span text:style-name="Source_20_Text"><text:span text:style-name="T315">If a filename contains spaces, put it in quotation marks. </text:span></text:span><text:span text:style-name="Source_20_Text"><text:span text:style-name="T316">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311">only WINDOW...</text:span></text:span></text:p>
          </table:table-cell>
          <table:table-cell table:style-name="Table15.B2" office:value-type="string">
            <text:p text:style-name="P222">Restricts a script to only executing in <text:span text:style-name="T20">WINDOW</text:span>'s context. Multiple <text:span text:style-name="T20">WINDOW</text:span>s can be specified. Can only be called from scripts.</text:p>
          </table:table-cell>
        </table:table-row>
        <table:table-row>
          <table:table-cell table:style-name="Table15.A2" office:value-type="string">
            <text:p text:style-name="P212"><text:span text:style-name="Source_20_Text"><text:span text:style-name="T152">re</text:span></text:span><text:span text:style-name="Source_20_Text"><text:span text:style-name="T317">strict channel|server|private</text:span></text:span></text:p>
          </table:table-cell>
          <table:table-cell table:style-name="Table15.B2" office:value-type="string">
            <text:p text:style-name="P226">Prevents a script from running if it is not being executed in a <text:span text:style-name="T20">channel</text:span>, <text:span text:style-name="T20">server</text:span>, or <text:span text:style-name="T20">private</text:span> chat window. <text:span text:style-name="T261">Up to two window types can be set. </text:span>Can only be called from scripts.</text:p>
          </table:table-cell>
        </table:table-row>
        <table:table-row>
          <table:table-cell table:style-name="Table15.A2" office:value-type="string">
            <text:p text:style-name="P189"><text:span text:style-name="Source_20_Text"><text:span text:style-name="T265">usage NUMBER [MESSAGE...]</text:span></text:span></text:p>
          </table:table-cell>
          <table:table-cell table:style-name="Table15.B2" office:value-type="string">
            <text:p text:style-name="P227"><text:span text:style-name="Source_20_Text"><text:span text:style-name="T318">Prevents</text:span></text:span><text:span text:style-name="Source_20_Text"><text:span text:style-name="T319"> a script </text:span></text:span><text:span text:style-name="Source_20_Text"><text:span text:style-name="T318">from running</text:span></text:span><text:span text:style-name="Source_20_Text"><text:span text:style-name="T319"> unless </text:span></text:span><text:span text:style-name="Source_20_Text"><text:span text:style-name="T320">NUMBER</text:span></text:span><text:span text:style-name="Source_20_Text"><text:span text:style-name="T319"> </text:span></text:span><text:span text:style-name="Source_20_Text"><text:span text:style-name="T321">or more </text:span></text:span><text:span text:style-name="Source_20_Text"><text:span text:style-name="T319">arguments are passed to it, displaying </text:span></text:span><text:span text:style-name="Source_20_Text"><text:span text:style-name="T320">MESSAGE</text:span></text:span><text:span text:style-name="Source_20_Text"><text:span text:style-name="T309">. </text:span></text:span><text:span text:style-name="Source_20_Text"><text:span text:style-name="T319">Can only be called from scripts.</text:span></text:span></text:p>
          </table:table-cell>
        </table:table-row>
        <table:table-row table:style-name="Table15.12">
          <table:table-cell table:style-name="Table15.A2" office:value-type="string">
            <text:p text:style-name="Table_20_Contents"><text:span text:style-name="Source_20_Text"><text:span text:style-name="T152">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28">These commands can be called without specifying the channel, chat, or window they are for. They will run in the current context. <text:span text:style-name="T3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29">Command</text:p>
            </table:table-cell>
            <table:table-cell table:style-name="Table17.B1" office:value-type="string">
              <text:p text:style-name="P229">Description</text:p>
            </table:table-cell>
          </table:table-row>
        </table:table-header-rows>
        <table:table-row table:style-name="Table17.2">
          <table:table-cell table:style-name="Table17.A2" office:value-type="string">
            <text:p text:style-name="Table_20_Contents"><text:span text:style-name="Source_20_Text"><text:span text:style-name="T152">/</text:span></text:span><text:span text:style-name="Source_20_Text"><text:span text:style-name="T173">bind SEQUENCE COMMAND...</text:span></text:span></text:p>
          </table:table-cell>
          <table:table-cell table:style-name="Table17.B2" office:value-type="string">
            <text:p text:style-name="P230">Executes <text:span text:style-name="T20">COMMAND</text:span> every time key <text:span text:style-name="T20">SEQUENCE</text:span> is pressed. <text:span text:style-name="T20">SEQUENCE</text:span> should contain no spaces, and should be a string like "Ctrl+M" or "Alt+Space". <text:span text:style-name="T20">COMMAND</text:span> will be executed in whatever window/context has focus when <text:span text:style-name="T20">SEQUENCE</text:span> is pressed.</text:p>
          </table:table-cell>
        </table:table-row>
        <table:table-row>
          <table:table-cell table:style-name="Table17.A2" office:value-type="string">
            <text:p text:style-name="Table_20_Contents"><text:span text:style-name="Source_20_Text"><text:span text:style-name="T152">/clear</text:span></text:span></text:p>
          </table:table-cell>
          <table:table-cell table:style-name="Table17.B2" office:value-type="string">
            <text:p text:style-name="P179">Clears <text:span text:style-name="T323">the current</text:span> window's chat display</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178">close</text:span></text:span></text:p>
          </table:table-cell>
          <table:table-cell table:style-name="Table17.B2" office:value-type="string">
            <text:p text:style-name="P179">Cl<text:span text:style-name="T179">oses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03">focus</text:span></text:span></text:p>
          </table:table-cell>
          <table:table-cell table:style-name="Table17.B2" office:value-type="string">
            <text:p text:style-name="P179"><text:span text:style-name="T204">Sets focus on</text:span><text:span text:style-name="T179"> the current subwindow</text:span></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212">hide</text:span></text:span></text:p>
          </table:table-cell>
          <table:table-cell table:style-name="Table17.B2" office:value-type="string">
            <text:p text:style-name="P231">Hides the current subwindow</text:p>
          </table:table-cell>
        </table:table-row>
        <table:table-row>
          <table:table-cell table:style-name="Table17.A7" office:value-type="string">
            <text:p text:style-name="Table_20_Contents"><text:span text:style-name="Source_20_Text"><text:span text:style-name="T152">/invite NICKNAME</text:span></text:span></text:p>
          </table:table-cell>
          <table:table-cell table:style-name="Table17.B7" office:value-type="string">
            <text:p text:style-name="P179">Sends a channel invitation <text:span text:style-name="T324">to the current channel</text:span></text:p>
          </table:table-cell>
        </table:table-row>
        <table:table-row>
          <table:table-cell table:style-name="Table17.A7" office:value-type="string">
            <text:p text:style-name="Table_20_Contents"><text:span text:style-name="Source_20_Text"><text:span text:style-name="T152">/kick NICKNAME [MESSAGE]</text:span></text:span></text:p>
          </table:table-cell>
          <table:table-cell table:style-name="Table17.B7" office:value-type="string">
            <text:p text:style-name="P179">Kicks a user from <text:span text:style-name="T324">the</text:span> channel</text:p>
          </table:table-cell>
        </table:table-row>
        <table:table-row>
          <table:table-cell table:style-name="Table17.A2" office:value-type="string">
            <text:p text:style-name="Table_20_Contents"><text:span text:style-name="Source_20_Text"><text:span text:style-name="T152">/maximize</text:span></text:span></text:p>
          </table:table-cell>
          <table:table-cell table:style-name="Table17.B2" office:value-type="string">
            <text:p text:style-name="P179">Maximizes <text:span text:style-name="T177">the current subwindow</text:span></text:p>
          </table:table-cell>
        </table:table-row>
        <table:table-row>
          <table:table-cell table:style-name="Table17.A7" office:value-type="string">
            <text:p text:style-name="Table_20_Contents"><text:span text:style-name="Source_20_Text"><text:span text:style-name="T152">/me MESSAGE...</text:span></text:span></text:p>
          </table:table-cell>
          <table:table-cell table:style-name="Table17.B7" office:value-type="string">
            <text:p text:style-name="P179">Sends a CTCP action message to the current chat</text:p>
          </table:table-cell>
        </table:table-row>
        <table:table-row>
          <table:table-cell table:style-name="Table17.A2" office:value-type="string">
            <text:p text:style-name="P232"><text:span text:style-name="Source_20_Text"><text:span text:style-name="T152">/m</text:span></text:span><text:span text:style-name="Source_20_Text"><text:span text:style-name="T325">inimize</text:span></text:span></text:p>
          </table:table-cell>
          <table:table-cell table:style-name="Table17.B2" office:value-type="string">
            <text:p text:style-name="P233">Minimizes <text:span text:style-name="T177">the current subwindow</text:span></text:p>
          </table:table-cell>
        </table:table-row>
        <table:table-row>
          <table:table-cell table:style-name="Table17.A7" office:value-type="string">
            <text:p text:style-name="Table_20_Contents"><text:span text:style-name="Source_20_Text"><text:span text:style-name="T152">/mode MODE...</text:span></text:span></text:p>
          </table:table-cell>
          <table:table-cell table:style-name="Table17.B7" office:value-type="string">
            <text:p text:style-name="P179">Sets a mode on <text:span text:style-name="T324">the current channel</text:span></text:p>
          </table:table-cell>
        </table:table-row>
        <table:table-row>
          <table:table-cell table:style-name="Table17.A13"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17.B13" office:value-type="string">
            <text:p text:style-name="P206"><text:span text:style-name="T241">Moves</text:span> <text:span text:style-name="T241">the current</text:span>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17.A7" office:value-type="string">
            <text:p text:style-name="Table_20_Contents"><text:span text:style-name="Source_20_Text"><text:span text:style-name="T152">/part [MESSAGE]</text:span></text:span></text:p>
          </table:table-cell>
          <table:table-cell table:style-name="Table17.B7" office:value-type="string">
            <text:p text:style-name="P179">Leaves <text:span text:style-name="T324">the</text:span> channel</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 TEXT...</text:span></text:span></text:p>
          </table:table-cell>
          <table:table-cell table:style-name="Table17.B2" office:value-type="string">
            <text:p text:style-name="P234">Prints text to the current window</text:p>
          </table:table-cell>
        </table:table-row>
        <table:table-row>
          <table:table-cell table:style-name="Table17.A2" office:value-type="string">
            <text:p text:style-name="Table_20_Contents"><text:span text:style-name="Source_20_Text"><text:span text:style-name="T152">/</text:span></text:span><text:span text:style-name="Source_20_Text"><text:span text:style-name="T326">prints TEXT...</text:span></text:span></text:p>
          </table:table-cell>
          <table:table-cell table:style-name="Table17.B2" office:value-type="string">
            <text:p text:style-name="P234">Prints a system message to the current window</text:p>
          </table:table-cell>
        </table:table-row>
        <table:table-row>
          <table:table-cell table:style-name="Table17.A2" office:value-type="string">
            <text:p text:style-name="P232"><text:span text:style-name="Source_20_Text"><text:span text:style-name="T152">/</text:span></text:span><text:span text:style-name="Source_20_Text"><text:span text:style-name="T240">resize WIDTH HEIGHT</text:span></text:span></text:p>
          </table:table-cell>
          <table:table-cell table:style-name="Table17.B2" office:value-type="string">
            <text:p text:style-name="P233"><text:span text:style-name="T327">Resizes</text:span>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325">restore</text:span></text:span></text:p>
          </table:table-cell>
          <table:table-cell table:style-name="Table17.B2" office:value-type="string">
            <text:p text:style-name="P233">Restores <text:span text:style-name="T328">the current subwindow</text:span></text:p>
          </table:table-cell>
        </table:table-row>
        <table:table-row>
          <table:table-cell table:style-name="Table17.A2" office:value-type="string">
            <text:p text:style-name="P232"><text:span text:style-name="Source_20_Text"><text:span text:style-name="T152">/</text:span></text:span><text:span text:style-name="Source_20_Text"><text:span text:style-name="T212">show</text:span></text:span></text:p>
          </table:table-cell>
          <table:table-cell table:style-name="Table17.B2" office:value-type="string">
            <text:p text:style-name="P231">Shows the current subwindow, if hidden</text:p>
          </table:table-cell>
        </table:table-row>
        <table:table-row>
          <table:table-cell table:style-name="Table17.A2" office:value-type="string">
            <text:p text:style-name="Table_20_Contents"><text:span text:style-name="Source_20_Text"><text:span text:style-name="T152">/style </text:span></text:span><text:span text:style-name="Source_20_Text"><text:span text:style-name="T273">[SERVER] [WINDOW]</text:span></text:span></text:p>
          </table:table-cell>
          <table:table-cell table:style-name="Table17.B2" office:value-type="string">
            <text:p text:style-name="P179"><text:span text:style-name="T274">Opens a window's text style editor</text:span>.</text:p>
          </table:table-cell>
        </table:table-row>
        <table:table-row table:style-name="Table17.21">
          <table:table-cell table:style-name="Table17.A7" office:value-type="string">
            <text:p text:style-name="Table_20_Contents"><text:span text:style-name="Source_20_Text"><text:span text:style-name="T152">/topic NEW_TOPIC</text:span></text:span></text:p>
          </table:table-cell>
          <table:table-cell table:style-name="Table17.B7" office:value-type="string">
            <text:p text:style-name="P179">Sets <text:span text:style-name="T324">the current</text:span> channel'<text:span text:style-name="T324">s</text:span> topic</text:p>
          </table:table-cell>
        </table:table-row>
        <table:table-row table:style-name="Table17.21">
          <table:table-cell table:style-name="Table17.A2" office:value-type="string">
            <text:p text:style-name="Table_20_Contents"><text:span text:style-name="Source_20_Text"><text:span text:style-name="T152">/</text:span></text:span><text:span text:style-name="Source_20_Text"><text:span text:style-name="T173">unbind</text:span></text:span><text:span text:style-name="Source_20_Text"><text:span text:style-name="T152"> </text:span></text:span><text:span text:style-name="Source_20_Text"><text:span text:style-name="T173">SEQUENCE</text:span></text:span></text:p>
          </table:table-cell>
          <table:table-cell table:style-name="Table17.B2" office:value-type="string">
            <text:p text:style-name="P217"><text:span text:style-name="Source_20_Text"><text:span text:style-name="T277">Removes a bind for key </text:span></text:span><text:span text:style-name="Source_20_Text"><text:span text:style-name="T278">SEQUENCE</text:span></text:span><text:span text:style-name="Source_20_Text"><text:span text:style-name="T277">. To remove all binds, pass </text:span></text:span><text:span text:style-name="Source_20_Text"><text:span text:style-name="T278">*</text:span></text:span><text:span text:style-name="Source_20_Text"><text:span text:style-name="T277">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29">Subwindow </text:span><text:span text:style-name="T330">and Window </text:span><text:span text:style-name="T329">Management</text:span> Commands<text:bookmark-end text:name="__RefHeading___Toc2563_3187777835 Copy 1"/></text:h>
      <text:p text:style-name="P235">These commands <text:span text:style-name="T330">are used to manipulate both the main application window, and the subwindows it contains. For all of these commands except for </text:span><text:span text:style-name="T331">/window</text:span><text:span text:style-name="T330">, if the </text:span><text:span text:style-name="T331">SERVER</text:span><text:span text:style-name="T330"> and </text:span><text:span text:style-name="T331">WINDOW</text:span><text:span text:style-name="T330">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36">Command</text:p>
            </table:table-cell>
            <table:table-cell table:style-name="Table50.B1" office:value-type="string">
              <text:p text:style-name="P236">Description</text:p>
            </table:table-cell>
          </table:table-row>
        </table:table-header-rows>
        <table:table-row>
          <table:table-cell table:style-name="Table50.A2" office:value-type="string">
            <text:p text:style-name="P237"><text:span text:style-name="Source_20_Text"><text:span text:style-name="T152">/</text:span></text:span><text:span text:style-name="Source_20_Text"><text:span text:style-name="T178">close </text:span></text:span><text:span text:style-name="Source_20_Text"><text:span text:style-name="T332">[SERVER] [WINDOW]</text:span></text:span></text:p>
          </table:table-cell>
          <table:table-cell table:style-name="Table50.B2" office:value-type="string">
            <text:p text:style-name="P238">Cl<text:span text:style-name="T179">oses </text:span><text:span text:style-name="T329">a</text:span><text:span text:style-name="T179"> subwindow</text:span></text:p>
          </table:table-cell>
        </table:table-row>
        <table:table-row>
          <table:table-cell table:style-name="Table50.A2" office:value-type="string">
            <text:p text:style-name="P237"><text:span text:style-name="Source_20_Text"><text:span text:style-name="T152">/</text:span></text:span><text:span text:style-name="Source_20_Text"><text:span text:style-name="T203">focus</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text:span text:style-name="T204">Sets focus on</text:span> <text:span text:style-name="T333">a</text:span>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212">hid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Hides <text:span text:style-name="T333">a</text:span> subwindow</text:p>
          </table:table-cell>
        </table:table-row>
        <table:table-row>
          <table:table-cell table:style-name="Table50.A2" office:value-type="string">
            <text:p text:style-name="P240"><text:span text:style-name="Source_20_Text"><text:span text:style-name="T152">/max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8">Maximizes a window</text:p>
          </table:table-cell>
        </table:table-row>
        <table:table-row>
          <table:table-cell table:style-name="Table50.A2" office:value-type="string">
            <text:p text:style-name="P240"><text:span text:style-name="Source_20_Text"><text:span text:style-name="T152">/m</text:span></text:span><text:span text:style-name="Source_20_Text"><text:span text:style-name="T325">inimize</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41">Minimizes a window</text:p>
          </table:table-cell>
        </table:table-row>
        <table:table-row>
          <table:table-cell table:style-name="Table50.A2" office:value-type="string">
            <text:p text:style-name="Table_20_Contents"><text:span text:style-name="Source_20_Text"><text:span text:style-name="T152">/</text:span></text:span><text:span text:style-name="Source_20_Text"><text:span text:style-name="T239">move</text:span></text:span><text:span text:style-name="Source_20_Text"><text:span text:style-name="T240"> [SERVER] [WINDOW] </text:span></text:span><text:span text:style-name="Source_20_Text"><text:span text:style-name="T239">X</text:span></text:span><text:span text:style-name="Source_20_Text"><text:span text:style-name="T240"> </text:span></text:span><text:span text:style-name="Source_20_Text"><text:span text:style-name="T239">Y</text:span></text:span></text:p>
          </table:table-cell>
          <table:table-cell table:style-name="Table50.B2" office:value-type="string">
            <text:p text:style-name="P206"><text:span text:style-name="T241">Moves</text:span> a subwindow <text:span text:style-name="T241">to </text:span><text:span text:style-name="T242">X</text:span><text:span text:style-name="T241"> (left and right) and </text:span><text:span text:style-name="T242">Y</text:span><text:span text:style-name="T241"> (up and down) coordinates.</text:span></text:p>
          </table:table-cell>
        </table:table-row>
        <table:table-row>
          <table:table-cell table:style-name="Table50.A2" office:value-type="string">
            <text:p text:style-name="P242"><text:span text:style-name="Source_20_Text"><text:span text:style-name="T255">/</text:span></text:span><text:span text:style-name="Source_20_Text"><text:span text:style-name="T258">r</text:span></text:span><text:span text:style-name="Source_20_Text"><text:span text:style-name="T259">esize [SERVER] [WINDOW] WIDTH HEIGHT</text:span></text:span></text:p>
          </table:table-cell>
          <table:table-cell table:style-name="Table50.B2" office:value-type="string">
            <text:p text:style-name="P243">Resizes a subwindow</text:p>
          </table:table-cell>
        </table:table-row>
        <table:table-row>
          <table:table-cell table:style-name="Table50.A2" office:value-type="string">
            <text:p text:style-name="P237"><text:span text:style-name="Source_20_Text"><text:span text:style-name="T152">/</text:span></text:span><text:span text:style-name="Source_20_Text"><text:span text:style-name="T325">restore </text:span></text:span><text:span text:style-name="Source_20_Text"><text:span text:style-name="T262">[SERVER] [WINDOW]</text:span></text:span></text:p>
          </table:table-cell>
          <table:table-cell table:style-name="Table50.B2" office:value-type="string">
            <text:p text:style-name="P241">Restores a window</text:p>
          </table:table-cell>
        </table:table-row>
        <table:table-row>
          <table:table-cell table:style-name="Table50.A2" office:value-type="string">
            <text:p text:style-name="P237"><text:span text:style-name="Source_20_Text"><text:span text:style-name="T152">/</text:span></text:span><text:span text:style-name="Source_20_Text"><text:span text:style-name="T212">show</text:span></text:span><text:span text:style-name="Source_20_Text"><text:span text:style-name="T178"> </text:span></text:span><text:span text:style-name="Source_20_Text"><text:span text:style-name="T332">[SERVER] [WINDOW]</text:span></text:span></text:p>
          </table:table-cell>
          <table:table-cell table:style-name="Table50.B2" office:value-type="string">
            <text:p text:style-name="P239">Shows <text:span text:style-name="T333">a</text:span> subwindow, if hidden</text:p>
          </table:table-cell>
        </table:table-row>
        <table:table-row table:style-name="Table50.11">
          <table:table-cell table:style-name="Table50.A2" office:value-type="string">
            <text:p text:style-name="Table_20_Contents"><text:span text:style-name="Source_20_Text"><text:span text:style-name="T152">/w</text:span></text:span><text:span text:style-name="Source_20_Text"><text:span text:style-name="T289">indow </text:span></text:span><text:span text:style-name="Source_20_Text"><text:span text:style-name="T290">[</text:span></text:span><text:span text:style-name="Source_20_Text"><text:span text:style-name="T291">COMMAND</text:span></text:span><text:span text:style-name="Source_20_Text"><text:span text:style-name="T290">] [X] [Y]</text:span></text:span></text:p>
          </table:table-cell>
          <table:table-cell table:style-name="Table50.B2" office:value-type="string">
            <text:p text:style-name="P219">Manipulates the main application window. Valid commands are <text:span text:style-name="T20">move</text:span>, <text:span text:style-name="T292">re</text:span><text:span text:style-name="T20">size</text:span>, <text:span text:style-name="T20">maximize</text:span>, <text:span text:style-name="T20">minimize</text:span>, <text:span text:style-name="T20">restore</text:span><text:span text:style-name="T195">, </text:span><text:span text:style-name="T293">readme</text:span><text:span text:style-name="T195">, </text:span><text:span text:style-name="T294">settings</text:span><text:span text:style-name="T195">, </text:span><text:span text:style-name="T295">logs</text:span><text:span text:style-name="T195">, </text:span><text:span text:style-name="T296">hotkey</text:span><text:span text:style-name="T297">,</text:span><text:span text:style-name="T195"> </text:span><text:span text:style-name="T298">ignore</text:span><text:span text:style-name="T297">,</text:span><text:span text:style-name="T195"> </text:span><text:span text:style-name="T299">plugin</text:span><text:span text:style-name="T297">,</text:span><text:span text:style-name="T195"> </text:span><text:span text:style-name="T300">restart</text:span><text:span text:style-name="T301">, </text:span><text:span text:style-name="T302">cascade</text:span><text:span text:style-name="T303">,</text:span><text:span text:style-name="T304"> </text:span><text:span text:style-name="T302">tile</text:span><text:span text:style-name="T195">, </text:span><text:span text:style-name="T305">next</text:span><text:span text:style-name="T306">, </text:span><text:span text:style-name="T305">previous</text:span>. Call with no arguments to see window information and a list of subwindows.</text:p>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P245" text:outline-level="2" text:is-list-header="true"><text:bookmark-start text:name="__RefHeading___Toc1697_1383137307"/><text:soft-page-break/><text:span text:style-name="T334">Additional Command Help</text:span><text:bookmark-end text:name="__RefHeading___Toc1697_1383137307"/></text:h>
      <text:list text:style-name="L11">
        <text:list-item>
          <text:p text:style-name="P246"><text:span text:style-name="T20">wait</text:span><text:span text:style-name="T335"> – </text:span><text:span text:style-name="T336">Can only</text:span><text:span text:style-name="T337"> be called from </text:span><text:span text:style-name="T336">scripts</text:span></text:p>
        </text:list-item>
        <text:list-item>
          <text:p text:style-name="P246"><text:span text:style-name="T338">context</text:span><text:span text:style-name="T335"> – </text:span><text:span text:style-name="T336">Can only</text:span><text:span text:style-name="T337"> be called from </text:span><text:span text:style-name="T336">scripts</text:span></text:p>
        </text:list-item>
        <text:list-item>
          <text:p text:style-name="P246"><text:span text:style-name="T339">end</text:span><text:span text:style-name="T335"> – </text:span><text:span text:style-name="T336">Can only</text:span><text:span text:style-name="T337"> be called from </text:span><text:span text:style-name="T336">scripts</text:span></text:p>
        </text:list-item>
        <text:list-item>
          <text:p text:style-name="P246"><text:span text:style-name="T340">usage</text:span><text:span text:style-name="T335"> – </text:span><text:span text:style-name="T336">Can only</text:span><text:span text:style-name="T337"> be called from </text:span><text:span text:style-name="T336">scripts</text:span></text:p>
        </text:list-item>
        <text:list-item>
          <text:p text:style-name="P246"><text:span text:style-name="T341">restrict</text:span><text:span text:style-name="T335"> – </text:span><text:span text:style-name="T336">Can only</text:span><text:span text:style-name="T337"> be called from </text:span><text:span text:style-name="T336">scripts</text:span></text:p>
        </text:list-item>
        <text:list-item>
          <text:p text:style-name="P246"><text:span text:style-name="T342">insert</text:span> – <text:span text:style-name="T125">Can only</text:span><text:span text:style-name="T35"> be called from </text:span><text:span text:style-name="T125">scripts</text:span></text:p>
        </text:list-item>
        <text:list-item>
          <text:p text:style-name="P247"><text:span text:style-name="T343">only</text:span> – <text:span text:style-name="T125">Can only</text:span><text:span text:style-name="T35"> be called from </text:span><text:span text:style-name="T125">scripts</text:span></text:p>
        </text:list-item>
        <text:list-item>
          <text:p text:style-name="P248"><text:span text:style-name="T344">exclude</text:span> – <text:span text:style-name="T125">Can only</text:span><text:span text:style-name="T35"> be called from </text:span><text:span text:style-name="T125">scripts</text:span></text:p>
        </text:list-item>
        <text:list-item>
          <text:p text:style-name="P249"><text:span text:style-name="T345">if</text:span> – <text:span text:style-name="T125">Can only</text:span><text:span text:style-name="T35"> be called from </text:span><text:span text:style-name="T125">scripts</text:span></text:p>
        </text:list-item>
        <text:list-item>
          <text:p text:style-name="P249"><text:span text:style-name="T345">goto</text:span> – <text:span text:style-name="T125">Can only</text:span><text:span text:style-name="T35"> be called from </text:span><text:span text:style-name="T125">scripts</text:span></text:p>
        </text:list-item>
        <text:list-item>
          <text:p text:style-name="P250"><text:span text:style-name="T346">halt</text:span> – <text:span text:style-name="T125">Can only</text:span><text:span text:style-name="T35"> be called from </text:span><text:span text:style-name="T125">scripts</text:span></text:p>
        </text:list-item>
      </text:list>
      <text:p text:style-name="P251"/>
      <text:p text:style-name="P252"><text:span text:style-name="T347">Most commands can be issued in both the text input widget and scripts</text:span>. There are <text:span text:style-name="T348">eleven</text:span> commands, however, that can <text:span text:style-name="T35">only</text:span> be issued in scripts: <text:span text:style-name="T20">wait</text:span>, <text:span text:style-name="T338">context</text:span><text:span text:style-name="T195">, </text:span><text:span text:style-name="T340">usage</text:span><text:span text:style-name="T349">, </text:span><text:span text:style-name="T341">restrict</text:span><text:span text:style-name="T350">,</text:span><text:span text:style-name="T349"> </text:span><text:span text:style-name="T342">insert</text:span><text:span text:style-name="T351">, </text:span><text:span text:style-name="T343">only</text:span><text:span text:style-name="T352">, </text:span><text:span text:style-name="T344">exclude</text:span><text:span text:style-name="T196">, </text:span><text:span text:style-name="T345">if</text:span><text:span text:style-name="T353">, </text:span><text:span text:style-name="T345">goto</text:span><text:span text:style-name="T353">,</text:span><text:span text:style-name="T196"> </text:span><text:span text:style-name="T346">halt</text:span><text:span text:style-name="T354">, </text:span><text:span text:style-name="T355">and </text:span><text:span text:style-name="T356">end</text:span><text:span text:style-name="T355">.</text:span> These <text:span text:style-name="T357">eleven</text:span> commands <text:span text:style-name="T35">cannot</text:span><text:span text:style-name="T36"> be used in the text input widget.</text:span></text:p>
      <text:p text:style-name="P253">Most commands require a context to be executed in (see <text:a xlink:type="simple" xlink:href="#8.3.Context|outline" text:style-name="Internet_20_link" text:visited-style-name="Visited_20_Internet_20_Link"><text:span text:style-name="T125">Context</text:span></text:a>). Commands that can be <text:a xlink:type="simple" xlink:href="#8.1.2.0.Context-less Commands|outline" text:style-name="Internet_20_link" text:visited-style-name="Visited_20_Internet_20_Link">issued without explicitly specifying a context</text:a> are <text:span text:style-name="T20">/clear</text:span>, <text:span text:style-name="T20">/invite</text:span>, <text:span text:style-name="T20">/kick</text:span>, <text:span text:style-name="T20">/me</text:span>, <text:span text:style-name="T20">/mode</text:span>, <text:span text:style-name="T20">/part</text:span>, <text:span text:style-name="T20">/topic</text:span><text:span text:style-name="T358">, </text:span><text:span text:style-name="T359">/maximize</text:span><text:span text:style-name="T358">, </text:span><text:span text:style-name="T359">/minimize</text:span><text:span text:style-name="T360">, </text:span><text:span text:style-name="T361">/</text:span><text:span text:style-name="T362">hide</text:span><text:span text:style-name="T363">, </text:span><text:span text:style-name="T362">/show</text:span><text:span text:style-name="T363">,</text:span><text:span text:style-name="T358"> </text:span><text:span text:style-name="T359">/</text:span><text:span text:style-name="T364">close</text:span><text:span text:style-name="T179">, </text:span><text:span text:style-name="T364">/</text:span><text:span text:style-name="T365">print</text:span><text:span text:style-name="T366">, </text:span><text:span text:style-name="T365">/prints</text:span><text:span text:style-name="T366">, </text:span><text:span text:style-name="T365">/</text:span><text:span text:style-name="T367">resize</text:span><text:span text:style-name="T327">,</text:span><text:span text:style-name="T179"> </text:span><text:span text:style-name="T364">/</text:span><text:span text:style-name="T368">move</text:span><text:span text:style-name="T369">, </text:span><text:span text:style-name="T368">/</text:span><text:span text:style-name="T370">focus</text:span><text:span text:style-name="T371">,</text:span><text:span text:style-name="T369"> </text:span><text:span text:style-name="T358">and </text:span><text:span text:style-name="T359">/restore</text:span>; they will be executed in whatever the current context is, and may not function correctly if the current context does not support that command (for example, calling <text:span text:style-name="T20">/invite</text:span> from a <text:a xlink:type="simple" xlink:href="#4.Server Windows|outline" text:style-name="Internet_20_link" text:visited-style-name="Visited_20_Internet_20_Link">server window</text:a>). <text:span text:style-name="T347">The only exception is </text:span><text:span text:style-name="T372">/me</text:span><text:span text:style-name="T347">: if called from the text input widget of a </text:span><text:a xlink:type="simple" xlink:href="#4.Channel Windows|outline" text:style-name="Internet_20_link" text:visited-style-name="Visited_20_Internet_20_Link"><text:span text:style-name="T347">channel</text:span></text:a><text:span text:style-name="T347"> or </text:span><text:a xlink:type="simple" xlink:href="#5.Private Chat Windows|outline" text:style-name="Internet_20_link" text:visited-style-name="Visited_20_Internet_20_Link"><text:span text:style-name="T347">private chat</text:span></text:a><text:span text:style-name="T347"> window, it will send a CTCP action to the current window, using </text:span><text:span text:style-name="T373">all</text:span><text:span text:style-name="T347"> arguments as the text to send in the message. If </text:span><text:span text:style-name="T372">/me</text:span><text:span text:style-name="T347"> is called from a </text:span><text:a xlink:type="simple" xlink:href="#4.Server Windows|outline" text:style-name="Internet_20_link" text:visited-style-name="Visited_20_Internet_20_Link"><text:span text:style-name="T347">server</text:span></text:a><text:span text:style-name="T347"> window, the first argument specifies the channel or private chat to send the CTCP message to. For example, to send a CTCP message containing "is using MERK" to the </text:span><text:span text:style-name="T372">#merk</text:span><text:span text:style-name="T347"> channel, you could call </text:span><text:span text:style-name="T372">/me #merk is using MERK</text:span><text:span text:style-name="T347"> from a server window. When calling </text:span><text:span text:style-name="T372">/me</text:span><text:span text:style-name="T347"> from a script, </text:span><text:span text:style-name="T373">the command will always send </text:span><text:span text:style-name="T374">to the current chat if running in a </text:span><text:a xlink:type="simple" xlink:href="##4.Channel Windows|outline" text:style-name="Internet_20_link" text:visited-style-name="Visited_20_Internet_20_Link"><text:span text:style-name="T374">channel</text:span></text:a><text:span text:style-name="T374"> or </text:span><text:a xlink:type="simple" xlink:href="#5.Private Chat Windows|outline" text:style-name="Internet_20_link" text:visited-style-name="Visited_20_Internet_20_Link"><text:span text:style-name="T374">private chat</text:span></text:a><text:span text:style-name="T374"> window, and must specify the context if running in a </text:span><text:a xlink:type="simple" xlink:href="##4.Server Windows|outline" text:style-name="Internet_20_link" text:visited-style-name="Visited_20_Internet_20_Link"><text:span text:style-name="T374">server</text:span></text:a><text:span text:style-name="T374"> window</text:span><text:span text:style-name="T375">. </text:span><text:span text:style-name="T376">If a context is specified as the first argument to </text:span><text:span text:style-name="T377">/me</text:span><text:span text:style-name="T376">, and the command is executed in a </text:span><text:a xlink:type="simple" xlink:href="#4.Channel Windows|outline" text:style-name="Internet_20_link" text:visited-style-name="Visited_20_Internet_20_Link"><text:span text:style-name="T376">channel</text:span></text:a><text:span text:style-name="T376"> or </text:span><text:a xlink:type="simple" xlink:href="#5.Private Chat Windows|outline" text:style-name="Internet_20_link" text:visited-style-name="Visited_20_Internet_20_Link"><text:span text:style-name="T376">private chat</text:span></text:a><text:span text:style-name="T376"> window, the specified context will be sent as part of the CTCP action message.</text:span></text:p>
      <text:p text:style-name="P253"/>
      <text:p text:style-name="P254">The <text:a xlink:type="simple" xlink:href="#8.1.3.goto|outline" text:style-name="Internet_20_link" text:visited-style-name="Visited_20_Internet_20_Link"><text:span text:style-name="T345">goto</text:span> command</text:a> cannot be used to "jump" to a line that contains any script-only command other than <text:span text:style-name="T356">end</text:span>. If the "jumped to" line contains <text:span text:style-name="T35">any</text:span><text:span text:style-name="T36"> script-only command besides </text:span><text:span text:style-name="T378">end</text:span><text:span text:style-name="T36">, the script will display an error and end execution. </text:span><text:span text:style-name="T379">Use the </text:span><text:a xlink:type="simple" xlink:href="#8.1.4./rem|outline" text:style-name="Internet_20_link" text:visited-style-name="Visited_20_Internet_20_Link"><text:span text:style-name="T380">/rem</text:span><text:span text:style-name="T379"> command</text:span></text:a><text:span text:style-name="T379"> for a target line that "does nothing".<text:line-break/></text:span></text:p>
      <text:p text:style-name="P255">Most commands that require a numerical argument require an integer; that is, a whole or natural number<text:note text:id="ftn4" text:note-class="footnote"><text:note-citation>4</text:note-citation><text:note-body><text:p text:style-name="Footnote">...<text:span text:style-name="T381">N</text:span>atural numbers are the numbers 0, 1, 2, 3, and so on. <text:a xlink:type="simple" xlink:href="https://en.wikipedia.org/wiki/Natural_number" text:style-name="Internet_20_link" text:visited-style-name="Visited_20_Internet_20_Link"><text:span text:style-name="T381">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81">Wikipedia article on floating-point arithmetic</text:span></text:a></text:p></text:note-body></text:note> as arguments, allowing for fractional numbers: <text:span text:style-name="T382">if</text:span><text:span text:style-name="T383">, </text:span><text:span text:style-name="T20">wait</text:span>, <text:span text:style-name="T20">/delay</text:span>, and <text:span text:style-name="T20">/exit</text:span>. As <text:span text:style-name="T383">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84"><text:line-break/></text:span></text:p>
      <table:table table:name="Table67" table:style-name="Table67">
        <table:table-column table:style-name="Table67.A"/>
        <table:table-row>
          <table:table-cell table:style-name="Table67.A1" office:value-type="string">
            <text:p text:style-name="P256">wait 0.5</text:p>
          </table:table-cell>
        </table:table-row>
      </table:table>
      <text:p text:style-name="P257"/>
      <text:p text:style-name="P258">To convert milliseconds into seconds, divide the number of milliseconds by 1000 to determine the number of seconds. 1 millisecond is 0.001 seconds, 2ms is 0.002 seconds, and so on.</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9"/>
      <text:p text:style-name="P259"/>
      <text:p text:style-name="P259"/>
      <text:p text:style-name="P259"/>
      <text:p text:style-name="P259"/>
      <text:p text:style-name="P259"/>
      <text:p text:style-name="P259"/>
      <text:p text:style-name="P258"/>
      <text:p text:style-name="P258"/>
      <text:p text:style-name="P258"/>
      <text:h text:style-name="Heading_20_3" text:outline-level="3"><text:bookmark-start text:name="__RefHeading___Toc8359_3479806783"/><text:soft-page-break/><text:span text:style-name="T31">goto</text:span><text:bookmark-end text:name="__RefHeading___Toc8359_3479806783"/></text:h>
      <text:p text:style-name="P260">The <text:span text:style-name="T20">goto</text:span> command is extremely powerful, and allows a script to "jump" from one line to another line; that is, it can change the sequence of execution of a script. It is not recommended to use <text:span text:style-name="T20">goto</text:span> in scripts that contain comments, as comments are stripped out of a script before execution, and may change the line count of a script. <text:span text:style-name="T385">Using the </text:span><text:span text:style-name="T386">insert</text:span><text:span text:style-name="T385"> command can also alter the line count of a script, so </text:span><text:span text:style-name="T20">goto</text:span><text:span text:style-name="T385"> should not be used in scripts that use </text:span><text:span text:style-name="T386">insert</text:span><text:span text:style-name="T385">. </text:span><text:span text:style-name="T387">Instead, if your script has </text:span><text:span text:style-name="T388">insert</text:span><text:span text:style-name="T387"> or comments, execute scripts with </text:span><text:span text:style-name="T388">goto</text:span><text:span text:style-name="T387"> using the </text:span><text:span text:style-name="T388">/script</text:span><text:span text:style-name="T387"> command.</text:span></text:p>
      <text:p text:style-name="P261"><text:span text:style-name="T389">goto</text:span> cannot be used to "jump" to a line that contains a script-only command <text:span text:style-name="T390">other than </text:span><text:span text:style-name="T391">end</text:span>. If <text:span text:style-name="T389">goto</text:span> is used in this way, an error will be raised, and script execution will halt. <text:span text:style-name="T392">The </text:span><text:a xlink:type="simple" xlink:href="#8.1.3.Using the /rem Command|outline" text:style-name="Internet_20_link" text:visited-style-name="Visited_20_Internet_20_Link"><text:span text:style-name="T393">/rem</text:span><text:span text:style-name="T392"> command</text:span></text:a><text:span text:style-name="T392"> can be used as a target, as the command is not a script-only command, and does nothing.</text:span></text:p>
      <text:p text:style-name="P262">Using <text:span text:style-name="T2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63">1</text:p>
          </table:table-cell>
          <table:table-cell table:style-name="Table66.B1" office:value-type="string">
            <text:p text:style-name="P264">/<text:span text:style-name="T394">print This is the beginning of the script!</text:span></text:p>
          </table:table-cell>
        </table:table-row>
        <table:table-row>
          <table:table-cell table:style-name="Table66.A2" office:value-type="string">
            <text:p text:style-name="P263">2</text:p>
          </table:table-cell>
          <table:table-cell table:style-name="Table66.B2" office:value-type="string">
            <text:p text:style-name="P265">goto 4</text:p>
          </table:table-cell>
        </table:table-row>
        <table:table-row>
          <table:table-cell table:style-name="Table66.A2" office:value-type="string">
            <text:p text:style-name="P263">3</text:p>
          </table:table-cell>
          <table:table-cell table:style-name="Table66.B3" office:value-type="string">
            <text:p text:style-name="P266">/print This line will never be executed.</text:p>
          </table:table-cell>
        </table:table-row>
        <table:table-row table:style-name="Table66.4">
          <table:table-cell table:style-name="Table66.A2" office:value-type="string">
            <text:p text:style-name="P263">4</text:p>
          </table:table-cell>
          <table:table-cell table:style-name="Table66.B4" office:value-type="string">
            <text:p text:style-name="P266">/print This line will ALWAYS be executed!</text:p>
          </table:table-cell>
        </table:table-row>
        <table:table-row table:style-name="Table66.4">
          <table:table-cell table:style-name="Table66.A2" office:value-type="string">
            <text:p text:style-name="P267">5</text:p>
          </table:table-cell>
          <table:table-cell table:style-name="Table66.B5" office:value-type="string">
            <text:p text:style-name="P265">end</text:p>
          </table:table-cell>
        </table:table-row>
      </table:table>
      <text:p text:style-name="P268"><text:line-break/>This script:</text:p>
      <text:list text:style-name="L12">
        <text:list-item>
          <text:p text:style-name="P269">Prints "This is the beginning of the script!" to the current window</text:p>
        </text:list-item>
        <text:list-item>
          <text:p text:style-name="P269">"Jumps" immediately to line 4</text:p>
        </text:list-item>
        <text:list-item>
          <text:p text:style-name="P269">Prints "This line will ALWAYS be executed!" to the current window, which is the result of the command on line 4.</text:p>
        </text:list-item>
        <text:list-item>
          <text:p text:style-name="P269">End the script.<text:line-break/></text:p>
        </text:list-item>
      </text:list>
      <text:p text:style-name="P268">With the <text:span text:style-name="T20">goto</text:span> command in place, line 3 will never be executed, as the <text:span text:style-name="T20">goto</text:span> command skips right over it.</text:p>
      <text:p text:style-name="P270"><text:span text:style-name="T389">goto</text:span> is the only script-only command that can be called from an <text:span text:style-name="T20">if</text:span> command; all other script-only commands are forbidden, and will display an error. </text:p>
      <text:p text:style-name="P271">WARNING!<text:span text:style-name="T126"> There are no protections in place preventing a script from entering an infinite loop</text:span><text:span text:style-name="T126"><text:note text:id="ftn6" text:note-class="footnote"><text:note-citation>6</text:note-citation><text:note-body><text:p text:style-name="Footnote">...<text:span text:style-name="T394">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94">Wikipedia</text:span></text:a></text:p></text:note-body></text:note></text:span><text:span text:style-name="T126">. </text:span><text:span text:style-name="T395">goto</text:span><text:span text:style-name="T396"> can lock up or crash MERK.</text:span></text:p>
      <text:p text:style-name="P271"><text:span text:style-name="T126">Please use </text:span><text:span text:style-name="T397">goto</text:span><text:span text:style-name="T126"> carefully and sparingly.</text:span></text:p>
      <text:p text:style-name="P268"/>
      <text:h text:style-name="Heading_20_3" text:outline-level="3" text:is-list-header="true"><text:bookmark-start text:name="__RefHeading___Toc9114_3479806783"/><text:soft-page-break/><text:span text:style-name="T31">if</text:span><text:bookmark-end text:name="__RefHeading___Toc9114_3479806783"/></text:h>
      <text:p text:style-name="P272">The <text:span text:style-name="T20">if</text:span> command allows MERK scripts to have a small amount of flow control<text:note text:id="ftn7" text:note-class="footnote"><text:note-citation>7</text:note-citation><text:note-body><text:p text:style-name="Footnote">...<text:span text:style-name="T398">C</text:span>ontrol flow (or flow of control) describes how execution progresses from one command to the next. <text:a xlink:type="simple" xlink:href="https://en.wikipedia.org/wiki/Control_flow" text:style-name="Internet_20_link" text:visited-style-name="Visited_20_Internet_20_Link"><text:span text:style-name="T398">Wikipedia</text:span></text:a></text:p></text:note-body></text:note>. It compares two values, and if the values' comparison is true, executes a command. The entity that sets how the comparison works is called the <text:span text:style-name="T10">operator</text:span><text:span text:style-name="T11">. MERK has </text:span><text:span text:style-name="T399">seven</text:span><text:span text:style-name="T11"> operators:</text:span></text:p>
      <table:table table:name="Table65" table:style-name="Table65">
        <table:table-column table:style-name="Table65.A"/>
        <table:table-column table:style-name="Table65.B"/>
        <table:table-header-rows>
          <table:table-row>
            <table:table-cell table:style-name="Table65.A1" office:value-type="string">
              <text:p text:style-name="P273">Operator</text:p>
            </table:table-cell>
            <table:table-cell table:style-name="Table65.B1" office:value-type="string">
              <text:p text:style-name="P273">Description</text:p>
            </table:table-cell>
          </table:table-row>
        </table:table-header-rows>
        <table:table-row>
          <table:table-cell table:style-name="Table65.A2" office:value-type="string">
            <text:p text:style-name="P274">(is)</text:p>
          </table:table-cell>
          <table:table-cell table:style-name="Table65.B2" office:value-type="string">
            <text:p text:style-name="P275">True if the first value is equal to the second value. <text:span text:style-name="T400">Values are treated as strings, and are case in-sensitive.</text:span></text:p>
          </table:table-cell>
        </table:table-row>
        <table:table-row>
          <table:table-cell table:style-name="Table65.A2" office:value-type="string">
            <text:p text:style-name="P274">(not)</text:p>
          </table:table-cell>
          <table:table-cell table:style-name="Table65.B2" office:value-type="string">
            <text:p text:style-name="P276">True if the first value is <text:span text:style-name="T35">not</text:span><text:span text:style-name="T36"> equal to the second value. </text:span><text:span text:style-name="T401">Values are treated as strings, and are case in-sensitive.</text:span></text:p>
          </table:table-cell>
        </table:table-row>
        <table:table-row>
          <table:table-cell table:style-name="Table65.A2" office:value-type="string">
            <text:p text:style-name="P274">(in)</text:p>
          </table:table-cell>
          <table:table-cell table:style-name="Table65.B2" office:value-type="string">
            <text:p text:style-name="P276">True if the first value is contained in the second value; for example, <text:span text:style-name="T20">o (in) pop</text:span> evaluates to true because "pop" has "o" in it. <text:span text:style-name="T400">Values are treated as strings, and are case in-sensitive.</text:span></text:p>
          </table:table-cell>
        </table:table-row>
        <table:table-row>
          <table:table-cell table:style-name="Table65.A2" office:value-type="string">
            <text:p text:style-name="P274">(lt)</text:p>
          </table:table-cell>
          <table:table-cell table:style-name="Table65.B2" office:value-type="string">
            <text:p text:style-name="P275">True if the both values are numbers, and the first value is less than the second value. <text:span text:style-name="T402">If either value is not a number, an error is displayed and script execution stops.</text:span></text:p>
          </table:table-cell>
        </table:table-row>
        <table:table-row>
          <table:table-cell table:style-name="Table65.A2" office:value-type="string">
            <text:p text:style-name="P274">(gt)</text:p>
          </table:table-cell>
          <table:table-cell table:style-name="Table65.B2" office:value-type="string">
            <text:p text:style-name="P277">True if both values are numbers, and the first value if greater th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403">eq</text:span>)</text:p>
          </table:table-cell>
          <table:table-cell table:style-name="Table65.B2" office:value-type="string">
            <text:p text:style-name="P277">True if both values are numbers, and the first value i<text:span text:style-name="T403">s equal to</text:span> the second value. <text:span text:style-name="T402">If either value is not a number, an error is displayed and script execution stops.</text:span></text:p>
          </table:table-cell>
        </table:table-row>
        <table:table-row>
          <table:table-cell table:style-name="Table65.A2" office:value-type="string">
            <text:p text:style-name="P274">(<text:span text:style-name="T219">ne</text:span>)</text:p>
          </table:table-cell>
          <table:table-cell table:style-name="Table65.B2" office:value-type="string">
            <text:p text:style-name="P277">True if both values are numbers, and the first value i<text:span text:style-name="T403">s </text:span><text:span text:style-name="T219">not </text:span><text:span text:style-name="T403">equal to</text:span> the second value. <text:span text:style-name="T402">If either value is not a number, an error is displayed and script execution stops.</text:span></text:p>
          </table:table-cell>
        </table:table-row>
      </table:table>
      <text:p text:style-name="P278"><text:line-break/><text:span text:style-name="T56">The first value is passed as the first argument, followed by the </text:span><text:span text:style-name="T404">OPERATOR</text:span><text:span text:style-name="T56">, followed by the second value. All other arguments should contain the command to execute if the comparison is true. </text:span><text:span text:style-name="T405">if</text:span><text:span text:style-name="T406"> can execute almost any command available, with one major exception: </text:span><text:span text:style-name="T405">if</text:span><text:span text:style-name="T407"> cannot execute any script-only command other than </text:span><text:span text:style-name="T408">goto</text:span><text:span text:style-name="T406">. Any attempt to use </text:span><text:span text:style-name="T405">if</text:span><text:span text:style-name="T406"> to execute a script-only command besides </text:span><text:span text:style-name="T408">goto</text:span><text:span text:style-name="T406"> will result in a "Line contains no command" error, and script execution will be halted. </text:span><text:span text:style-name="T409">Remember, </text:span><text:span text:style-name="T408">goto</text:span><text:span text:style-name="T409"> cannot be used to "jump" to a line with a</text:span><text:span text:style-name="T410">ny</text:span><text:span text:style-name="T409"> script-only command </text:span><text:span text:style-name="T410">other than </text:span><text:span text:style-name="T411">end</text:span><text:span text:style-name="T410">.</text:span></text:p>
      <text:p text:style-name="P279">As an example, here's a script that tests if the user has a specific nickname (<text:span text:style-name="T20">merk</text:span>), and uses the <text:span text:style-name="T20">/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80">1</text:p>
          </table:table-cell>
          <table:table-cell table:style-name="Table68.B1" office:value-type="string">
            <text:p text:style-name="P281">if merk (is) $_NICKNAME goto <text:span text:style-name="T412">4</text:span></text:p>
          </table:table-cell>
        </table:table-row>
        <table:table-row>
          <table:table-cell table:style-name="Table68.A2" office:value-type="string">
            <text:p text:style-name="P280">2</text:p>
          </table:table-cell>
          <table:table-cell table:style-name="Table68.B2" office:value-type="string">
            <text:p text:style-name="P281">/print "merk" nickname in use, trying to reclaim it…</text:p>
          </table:table-cell>
        </table:table-row>
        <table:table-row>
          <table:table-cell table:style-name="Table68.A2" office:value-type="string">
            <text:p text:style-name="P280">3</text:p>
          </table:table-cell>
          <table:table-cell table:style-name="Table68.B3" office:value-type="string">
            <text:p text:style-name="P281">/reclaim merk</text:p>
          </table:table-cell>
        </table:table-row>
        <table:table-row table:style-name="Table68.4">
          <table:table-cell table:style-name="Table68.A2" office:value-type="string">
            <text:p text:style-name="P280">4</text:p>
          </table:table-cell>
          <table:table-cell table:style-name="Table68.B4" office:value-type="string">
            <text:p text:style-name="P282">end</text:p>
          </table:table-cell>
        </table:table-row>
      </table:table>
      <text:p text:style-name="P283"><text:line-break/>This script:</text:p>
      <text:list text:style-name="L13">
        <text:list-item>
          <text:p text:style-name="P284">Tests if the user's current nickname is <text:span text:style-name="T20">merk</text:span>, and if it is, <text:span text:style-name="T413">calls </text:span><text:span text:style-name="T414">goto</text:span><text:span text:style-name="T413"> to </text:span>move execution to line 4, which ends the script</text:p>
        </text:list-item>
        <text:list-item>
          <text:p text:style-name="P284">Prints a message to the user telling them that the script is going to use the /reclaim command</text:p>
        </text:list-item>
        <text:list-item>
          <text:p text:style-name="P284">Issues the <text:span text:style-name="T20">/reclaim</text:span> command to reclaim the <text:span text:style-name="T20">merk</text:span> nickname</text:p>
        </text:list-item>
        <text:list-item>
          <text:p text:style-name="P284">Ends the script</text:p>
        </text:list-item>
      </text:list>
      <text:p text:style-name="P285"><text:soft-page-break/><text:span text:style-name="T100">Values are tokenized like </text:span><text:a xlink:type="simple" xlink:href="#8.1.14.Script Arguments|outline" text:style-name="Internet_20_link" text:visited-style-name="Visited_20_Internet_20_Link"><text:span text:style-name="T100">script arguments</text:span></text:a><text:span text:style-name="T100">; values can have whitespace in them as long as they are contained in quotes. Values can also be mathematical statements, which are evaluated before comparing with the </text:span><text:span text:style-name="T415">if</text:span><text:span text:style-name="T100"> statement's operator. For example, let's assume that you have a number stored in an alias named </text:span><text:span text:style-name="T415">mynum</text:span><text:span text:style-name="T100">, and you want to determine if that number is even or odd:</text:span><text:span text:style-name="T56"><text:line-break/></text:span></text:p>
      <table:table table:name="Table75" table:style-name="Table75">
        <table:table-column table:style-name="Table75.A"/>
        <table:table-column table:style-name="Table75.B"/>
        <table:table-row>
          <table:table-cell table:style-name="Table75.A1" office:value-type="string">
            <text:p text:style-name="P286">1</text:p>
          </table:table-cell>
          <table:table-cell table:style-name="Table75.B1" office:value-type="string">
            <text:p text:style-name="P287">if "<text:span text:style-name="T416">$mynum % 2" (eq) 0 goto 4</text:span></text:p>
          </table:table-cell>
        </table:table-row>
        <table:table-row>
          <table:table-cell table:style-name="Table75.A2" office:value-type="string">
            <text:p text:style-name="P286">2</text:p>
          </table:table-cell>
          <table:table-cell table:style-name="Table75.B2" office:value-type="string">
            <text:p text:style-name="P287">/print <text:span text:style-name="T416">$mynum is odd</text:span></text:p>
          </table:table-cell>
        </table:table-row>
        <table:table-row>
          <table:table-cell table:style-name="Table75.A2" office:value-type="string">
            <text:p text:style-name="P286">3</text:p>
          </table:table-cell>
          <table:table-cell table:style-name="Table75.B3" office:value-type="string">
            <text:p text:style-name="P288">end</text:p>
          </table:table-cell>
        </table:table-row>
        <table:table-row table:style-name="Table75.4">
          <table:table-cell table:style-name="Table75.A2" office:value-type="string">
            <text:p text:style-name="P286">4</text:p>
          </table:table-cell>
          <table:table-cell table:style-name="Table75.B4" office:value-type="string">
            <text:p text:style-name="P289">/<text:span text:style-name="T416">print $mynum is even</text:span></text:p>
          </table:table-cell>
        </table:table-row>
        <table:table-row table:style-name="Table75.4">
          <table:table-cell table:style-name="Table75.A2" office:value-type="string">
            <text:p text:style-name="P290">5</text:p>
          </table:table-cell>
          <table:table-cell table:style-name="Table75.B5" office:value-type="string">
            <text:p text:style-name="P288">end</text:p>
          </table:table-cell>
        </table:table-row>
      </table:table>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2" text:outline-level="3"><text:bookmark-start text:name="__RefHeading___Toc10805_3479806783"/><text:soft-page-break/><text:span text:style-name="T31">/rem</text:span><text:bookmark-end text:name="__RefHeading___Toc10805_3479806783"/></text:h>
      <text:p text:style-name="P293">The <text:span text:style-name="T20">/rem</text:span> command does nothing. It can be used to add "comments" to a script, or as a target for the <text:span text:style-name="T20">goto</text:span> command. Since the <text:span text:style-name="T20">goto</text:span> command cannot be used to "jump" to a line that contains a script-only command, place a <text:span text:style-name="T20">/rem</text:span> command in the line before the desired script-only command, and "jump" to the line with the <text:span text:style-name="T20">/rem</text:span> command.</text:p>
      <text:p text:style-name="P294">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95">1</text:p>
          </table:table-cell>
          <table:table-cell table:style-name="Table71.B1" office:value-type="string">
            <text:p text:style-name="P296">goto 3</text:p>
          </table:table-cell>
        </table:table-row>
        <table:table-row>
          <table:table-cell table:style-name="Table71.A2" office:value-type="string">
            <text:p text:style-name="P295">2</text:p>
          </table:table-cell>
          <table:table-cell table:style-name="Table71.B2" office:value-type="string">
            <text:p text:style-name="P296">/print This will never display</text:p>
          </table:table-cell>
        </table:table-row>
        <table:table-row>
          <table:table-cell table:style-name="Table71.A2" office:value-type="string">
            <text:p text:style-name="P295">3</text:p>
          </table:table-cell>
          <table:table-cell table:style-name="Table71.B3" office:value-type="string">
            <text:p text:style-name="P296">goto 4</text:p>
          </table:table-cell>
        </table:table-row>
        <table:table-row table:style-name="Table71.4">
          <table:table-cell table:style-name="Table71.A2" office:value-type="string">
            <text:p text:style-name="P295">4</text:p>
          </table:table-cell>
          <table:table-cell table:style-name="Table71.B4" office:value-type="string">
            <text:p text:style-name="P296">/print This will display</text:p>
          </table:table-cell>
        </table:table-row>
      </table:table>
      <text:p text:style-name="P297"/>
      <text:p text:style-name="P298">As line 3, the target the <text:span text:style-name="T393">goto</text:span> command "jumps" to in line 1, contains a script-only command (another <text:span text:style-name="T393">goto</text:span>), an error will be displayed and the script will exit. To make this script work in exactly the same way (other than updating the target of the second <text:span text:style-name="T393">goto</text:span> command), we can use the <text:span text:style-name="T393">/rem</text:span> command:</text:p>
      <table:table table:name="Table69" table:style-name="Table69">
        <table:table-column table:style-name="Table69.A"/>
        <table:table-column table:style-name="Table69.B"/>
        <table:table-row>
          <table:table-cell table:style-name="Table69.A1" office:value-type="string">
            <text:p text:style-name="P295">1</text:p>
          </table:table-cell>
          <table:table-cell table:style-name="Table69.B1" office:value-type="string">
            <text:p text:style-name="P296">goto 3</text:p>
          </table:table-cell>
        </table:table-row>
        <table:table-row>
          <table:table-cell table:style-name="Table69.A2" office:value-type="string">
            <text:p text:style-name="P295">2</text:p>
          </table:table-cell>
          <table:table-cell table:style-name="Table69.B2" office:value-type="string">
            <text:p text:style-name="P296">/print This will never display</text:p>
          </table:table-cell>
        </table:table-row>
        <table:table-row>
          <table:table-cell table:style-name="Table69.A2" office:value-type="string">
            <text:p text:style-name="P295">3</text:p>
          </table:table-cell>
          <table:table-cell table:style-name="Table69.B3" office:value-type="string">
            <text:p text:style-name="P296">/rem This line does nothing</text:p>
          </table:table-cell>
        </table:table-row>
        <table:table-row table:style-name="Table69.4">
          <table:table-cell table:style-name="Table69.A2" office:value-type="string">
            <text:p text:style-name="P295">4</text:p>
          </table:table-cell>
          <table:table-cell table:style-name="Table69.B4" office:value-type="string">
            <text:p text:style-name="P299">goto 5</text:p>
          </table:table-cell>
        </table:table-row>
        <table:table-row table:style-name="Table69.4">
          <table:table-cell table:style-name="Table69.A2" office:value-type="string">
            <text:p text:style-name="P295">5</text:p>
          </table:table-cell>
          <table:table-cell table:style-name="Table69.B5" office:value-type="string">
            <text:p text:style-name="P299">/print This will display</text:p>
          </table:table-cell>
        </table:table-row>
      </table:table>
      <text:p text:style-name="P300"/>
      <text:h text:style-name="P301" text:outline-level="3"><text:bookmark-start text:name="__RefHeading___Toc10855_3140508971"/><text:span text:style-name="T31">/print</text:span> <text:span text:style-name="T417">and </text:span><text:span text:style-name="T418">/prints</text:span><text:bookmark-end text:name="__RefHeading___Toc10855_3140508971"/></text:h>
      <text:p text:style-name="P302"><text:span text:style-name="T121">The </text:span><text:span text:style-name="T37">/print</text:span><text:span text:style-name="T121"> command can be used to print text to the current or another window; use the name of the window context </text:span><text:span text:style-name="T419">as the first argument to print to another window</text:span><text:span text:style-name="T121">. If this window cannot be found, the text will print to whatever the current window context is. </text:span><text:span text:style-name="T420">The window specified by the first command must be "connected" to the current context (that is, they share an IRC server connection).</text:span></text:p>
      <text:p text:style-name="P303">The <text:span text:style-name="T20">/prints</text:span> command works exactly the same way, only it prints a "system" message, like the messages emitted by most commands.</text:p>
      <text:p text:style-name="P304"/>
      <text:p text:style-name="P305">Both <text:span text:style-name="T20">/print</text:span> and <text:span text:style-name="T20">/prints</text:span> can print HTML, and are not written to the log.</text:p>
      <text:p text:style-name="P305"/>
      <table:table table:name="Table14" table:style-name="Table14">
        <table:table-column table:style-name="Table14.A"/>
        <table:table-row>
          <table:table-cell table:style-name="Table14.A1" office:value-type="string">
            <text:p text:style-name="P306">/* <text:span text:style-name="T421">This will print to the current window</text:span> <text:span text:style-name="T422">*/</text:span></text:p>
            <text:p text:style-name="P307">/<text:span text:style-name="T421">print Hello world!</text:span></text:p>
            <text:p text:style-name="P308"/>
            <text:p text:style-name="P306">/* <text:span text:style-name="T421">This will print to the #merk channel window.</text:span></text:p>
            <text:p text:style-name="P306"><text:s text:c="3"/><text:span text:style-name="T421">If the client is not </text:span><text:span text:style-name="T423">in</text:span><text:span text:style-name="T421"> #merk, it will print to the current window.</text:span> */</text:p>
            <text:p text:style-name="P308">/<text:span text:style-name="T421">print #merk Hello world!</text:span></text:p>
            <text:p text:style-name="P308"/>
            <text:p text:style-name="P306">/* <text:span text:style-name="T421">This will print </text:span><text:span text:style-name="T424">some HTML as a system message</text:span> */</text:p>
            <text:p text:style-name="P308"><text:span text:style-name="T425">/print</text:span><text:span text:style-name="T426">s</text:span><text:span text:style-name="T427"> </text:span><text:span text:style-name="T425">&lt;</text:span><text:span text:style-name="T426">i&gt;This is in italics!</text:span><text:span text:style-name="T428">&lt;</text:span><text:span text:style-name="T426">i&gt;&lt;br&gt;&lt;u&gt;And this is underlined on a new line!&lt;/u&gt;</text:span></text:p>
          </table:table-cell>
        </table:table-row>
      </table:table>
      <text:h text:style-name="Heading_20_3" text:outline-level="3"><text:bookmark-start text:name="__RefHeading___Toc10853_3140508971"/><text:soft-page-break/><text:span text:style-name="T31">restrict</text:span><text:span text:style-name="T429">,</text:span><text:span text:style-name="T430"> </text:span><text:span text:style-name="T431">only</text:span><text:span text:style-name="T432">, </text:span><text:span text:style-name="T433">and </text:span><text:span text:style-name="T344">exclude</text:span><text:bookmark-end text:name="__RefHeading___Toc10853_3140508971"/></text:h>
      <text:p text:style-name="P309">The <text:span text:style-name="T20">restrict</text:span> <text:span text:style-name="T434">script-only </text:span>command restricts a script's execution to a specific context. The first argument sets what type of context the script will function in: <text:span text:style-name="T20">server</text:span> restricts the script's context to server windows or connection scripts, <text:span text:style-name="T20">channel</text:span> restricts the script's context to channel windows, and <text:span text:style-name="T20">private</text:span> restricts the script's context to private chat windows. A restricted script will <text:span text:style-name="T35">not</text:span> execute in another context, and will show an error. <text:span text:style-name="T435">Up to two context types can be passed, so </text:span><text:span text:style-name="T436">restrict private channel</text:span><text:span text:style-name="T435"> would prevent a script from being executed in server windows. </text:span><text:span text:style-name="T437">So, to restrict a script's execution to chat windows only, you could use:</text:span></text:p>
      <table:table table:name="Table51" table:style-name="Table51">
        <table:table-column table:style-name="Table51.A"/>
        <table:table-row>
          <table:table-cell table:style-name="Table51.A1" office:value-type="string">
            <text:p text:style-name="P310"><text:span text:style-name="T438">r</text:span>estrict private channel</text:p>
            <text:p text:style-name="P311">/<text:span text:style-name="T439">print This will only print to </text:span><text:span text:style-name="T437">chat windows</text:span></text:p>
          </table:table-cell>
        </table:table-row>
      </table:table>
      <text:p text:style-name="P312"/>
      <text:p text:style-name="P313">The <text:span text:style-name="T440">similar</text:span> <text:span text:style-name="T20">only</text:span> <text:span text:style-name="T434">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20">#merk</text:span> or <text:span text:style-name="T20">#merkirc</text:span>, you could use:</text:p>
      <table:table table:name="Table56" table:style-name="Table56">
        <table:table-column table:style-name="Table56.A"/>
        <table:table-row>
          <table:table-cell table:style-name="Table56.A1" office:value-type="string">
            <text:p text:style-name="P314">only #merk #merkirc</text:p>
            <text:p text:style-name="P315">/<text:span text:style-name="T439">print This will only print to windows named #merk or #merkirc</text:span></text:p>
          </table:table-cell>
        </table:table-row>
      </table:table>
      <text:p text:style-name="Text_20_body"/>
      <text:p text:style-name="P316">The <text:span text:style-name="T20">exclude</text:span> <text:span text:style-name="T434">script-only </text:span>command works just like the <text:span text:style-name="T20">only</text:span> command, only it prevents a script from executing in specific contexts. <text:span text:style-name="T439">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17"><text:span text:style-name="T313">exclude</text:span> #merk #merkirc</text:p>
            <text:p text:style-name="P318">/<text:span text:style-name="T439">print This will </text:span><text:span text:style-name="T313">not</text:span><text:span text:style-name="T439">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31">insert</text:span><text:bookmark-end text:name="__RefHeading___Toc12533_3140508971"/></text:h>
      <text:p text:style-name="P319">The <text:span text:style-name="T20">insert</text:span> <text:span text:style-name="T434">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25">Built-In Aliases</text:span></text:a>) in the inserted script will reference the script <text:span text:style-name="T441">being executed, not the script being </text:span><text:span text:style-name="T442">insert</text:span><text:span text:style-name="T441">ed</text:span>, <text:span text:style-name="T443">including any arguments passed to the calling script</text:span>. For example, assume you have a script named <text:span text:style-name="T20">stuff.merk</text:span>, and it contains:</text:p>
      <table:table table:name="Table31" table:style-name="Table31">
        <table:table-column table:style-name="Table31.A"/>
        <table:table-row>
          <table:table-cell table:style-name="Table31.A1" office:value-type="string">
            <text:p text:style-name="P320">/<text:span text:style-name="T444">print Hello from </text:span><text:span text:style-name="T441">$_SCRIPT</text:span><text:span text:style-name="T444">!</text:span></text:p>
          </table:table-cell>
        </table:table-row>
      </table:table>
      <text:p text:style-name="P321"/>
      <text:p text:style-name="P319">In another script, we use the <text:span text:style-name="T20">insert</text:span> command to insert this file into the script <text:span text:style-name="T377">test.merk</text:span>:</text:p>
      <table:table table:name="Table32" table:style-name="Table32">
        <table:table-column table:style-name="Table32.A"/>
        <table:table-row>
          <table:table-cell table:style-name="Table32.A1" office:value-type="string">
            <text:p text:style-name="P320">/<text:span text:style-name="T444">print This is my main script!</text:span></text:p>
            <text:p text:style-name="P322">insert stuff.merk</text:p>
            <text:p text:style-name="P320">/<text:span text:style-name="T444">print And now my script is complete!</text:span></text:p>
          </table:table-cell>
        </table:table-row>
      </table:table>
      <text:p text:style-name="P323"/>
      <text:p text:style-name="P323">Once processed, the script that will be executed will look like:</text:p>
      <text:p text:style-name="P323"/>
      <table:table table:name="Table33" table:style-name="Table33">
        <table:table-column table:style-name="Table33.A"/>
        <table:table-row>
          <table:table-cell table:style-name="Table33.A1" office:value-type="string">
            <text:p text:style-name="P320">/<text:span text:style-name="T444">print This is my main script!</text:span></text:p>
            <text:p text:style-name="P320">/<text:span text:style-name="T444">print Hello from </text:span><text:span text:style-name="T376">test.merk!</text:span></text:p>
            <text:p text:style-name="P320">/<text:span text:style-name="T444">print And now my script is complete!</text:span></text:p>
          </table:table-cell>
        </table:table-row>
      </table:table>
      <text:p text:style-name="P319"/>
      <text:p text:style-name="P319">The <text:span text:style-name="T20">insert</text:span> command can be used to insert multiple files into a script; pass each file's name as a separate argument to <text:span text:style-name="T20">insert</text:span>, or issue <text:span text:style-name="T20">insert</text:span> multiple times. <text:span text:style-name="T445">Arguments passed to the </text:span><text:span text:style-name="T20">insert</text:span><text:span text:style-name="T445"> command are tokenized like </text:span><text:a xlink:type="simple" xlink:href="#7.2.Script Arguments|outline" text:style-name="Internet_20_link" text:visited-style-name="Visited_20_Internet_20_Link"><text:span text:style-name="T445">script arguments</text:span></text:a><text:span text:style-name="T445">, so filenames with spaces in them can be passed to </text:span><text:span text:style-name="T20">insert</text:span><text:span text:style-name="T445">, as long as they are contained in quotation marks.</text:span></text:p>
      <text:p text:style-name="P324"><text:span text:style-name="T446">insert</text:span><text:span text:style-name="T447">ed files may contain </text:span><text:span text:style-name="T446">insert</text:span><text:span text:style-name="T447"> as well, up to a maximum "depth" of 10 </text:span><text:span text:style-name="T448">files</text:span><text:span text:style-name="T447">. That is, a file can </text:span><text:span text:style-name="T446">insert</text:span><text:span text:style-name="T447"> a file that calls </text:span><text:span text:style-name="T446">insert</text:span><text:span text:style-name="T447">, which can </text:span><text:span text:style-name="T446">insert</text:span><text:span text:style-name="T447"> call a file that calls </text:span><text:span text:style-name="T446">insert</text:span><text:span text:style-name="T447">, which can </text:span><text:span text:style-name="T446">insert</text:span><text:span text:style-name="T447"> a file that calls </text:span><text:span text:style-name="T446">insert</text:span><text:span text:style-name="T447">, which can </text:span><text:span text:style-name="T446">insert</text:span><text:span text:style-name="T447"> a file that calls </text:span><text:span text:style-name="T446">insert</text:span><text:span text:style-name="T447">, and so on, up to a maximum of 10 "layers" of files that call </text:span><text:span text:style-name="T446">insert</text:span><text:span text:style-name="T447">. Changing this behavior is only possible by </text:span><text:a xlink:type="simple" xlink:href="#8.1.10.Using the /config Command|outline" text:style-name="Internet_20_link" text:visited-style-name="Visited_20_Internet_20_Link"><text:span text:style-name="T447">using the </text:span><text:span text:style-name="T446">/config</text:span><text:span text:style-name="T447"> command</text:span></text:a><text:span text:style-name="T447"> on the </text:span><text:span text:style-name="T446">maximum_insert_file_depth</text:span><text:span text:style-name="T447"> setting, or by editing </text:span><text:span text:style-name="T446">settings.json</text:span><text:span text:style-name="T447"> directly with a text editor.</text:span></text:p>
      <text:p text:style-name="P325">Using the <text:span text:style-name="T446">insert</text:span> command can alter the line count of a script, and thus the <text:span text:style-name="T20">goto</text:span> command should not be used in an <text:span text:style-name="T446">insert</text:span>ed script, or in a script that uses <text:span text:style-name="T446">insert</text:span>.</text:p>
      <text:p text:style-name="P324"/>
      <text:p text:style-name="P324"/>
      <text:p text:style-name="P324"/>
      <text:p text:style-name="P324"/>
      <text:p text:style-name="P324"/>
      <text:h text:style-name="P326" text:outline-level="3" text:is-list-header="true"><text:bookmark-start text:name="__RefHeading___Toc7071_4014455665"/><text:soft-page-break/><text:span text:style-name="T31">/show</text:span>, <text:span text:style-name="T31">/hide</text:span>, <text:span text:style-name="T31">/</text:span><text:span text:style-name="T449">close</text:span><text:span text:style-name="T179">, </text:span>and <text:span text:style-name="T31">context</text:span><text:bookmark-end text:name="__RefHeading___Toc7071_4014455665"/></text:h>
      <text:p text:style-name="P327"><text:span text:style-name="T20">/show</text:span> and <text:span text:style-name="T20">context</text:span> <text:span text:style-name="T448">command </text:span>switch contexts programmatically, but in slightly different ways. <text:span text:style-name="T20">/show</text:span> will show a window hidden with the <text:span text:style-name="T20">/hide</text:span> command, and also move focus to that window; that means that any commands issued without context will now be issued in that window's context. <text:span text:style-name="T2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50">it is</text:span><text:span text:style-name="T451"> not</text:span><text:span text:style-name="T452"> closed, and if the window's context is a channel, the client will still be present in that channel. </text:span><text:span text:style-name="T453">/</text:span><text:span text:style-name="T454">show</text:span><text:span text:style-name="T455"> will </text:span><text:span text:style-name="T456">not </text:span><text:span text:style-name="T455">move "focus" to a subwindow, and </text:span><text:span text:style-name="T457">can</text:span><text:span text:style-name="T456">not</text:span><text:span text:style-name="T455"> be used to switch context; </text:span><text:span text:style-name="T458">to switch to a windows context, use the </text:span><text:span text:style-name="T459">/focus</text:span><text:span text:style-name="T458"> command.</text:span><text:span text:style-name="T35"> </text:span><text:span text:style-name="T20">/show</text:span> and <text:span text:style-name="T20">/hide</text:span> can be issued from the text input widget. <text:span text:style-name="T460">c</text:span><text:span text:style-name="T20">ontext</text:span><text:span text:style-name="T195"> </text:span>can only be issued in scripts, and <text:span text:style-name="T35">completely</text:span><text:span text:style-name="T36"> moves the script's context to the new window.</text:span></text:p>
      <text:p text:style-name="P328">Both <text:span text:style-name="T20">/hide</text:span> and <text:span text:style-name="T20">/show</text:span> can take up to two arguments. Pass the <text:span text:style-name="T10">name of the window</text:span> to hide or show as the <text:span text:style-name="T10">first argument</text:span> if the window shares a context (that is, the same server connection) as the window issuing the command. If the window to be shown or hidden is in another context (a different server connection), pass the <text:span text:style-name="T10">name of the server window</text:span> as the <text:span text:style-name="T10">first argument</text:span>, followed by the <text:span text:style-name="T10">name of the window</text:span> to be shown or hidden as the <text:span text:style-name="T10">second argument</text:span>. <text:span text:style-name="T461">The IRC server's hostname is normally used for the </text:span><text:span text:style-name="T462">name</text:span><text:span text:style-name="T463"> of the server window, but you can use the address used to connect to the server, or </text:span><text:span text:style-name="T462">address:port</text:span><text:span text:style-name="T463"> to switch to the server window's context. </text:span><text:span text:style-name="T464">To "select" the server window with one of these commands, use </text:span><text:span text:style-name="T465">*</text:span><text:span text:style-name="T464"> as the name of the window along with the name of the server.</text:span></text:p>
      <text:p text:style-name="P329">For the following example, assume that we have two active connections: we are in the channels <text:span text:style-name="T20">#merk</text:span> and <text:span text:style-name="T20">#python</text:span> on <text:span text:style-name="T20">silver.libera.chat</text:span>, and the channels <text:span text:style-name="T20">#qt</text:span> and <text:span text:style-name="T20">#merk</text:span> on <text:span text:style-name="T20">lawnmower.undernet.org</text:span>. <text:span text:style-name="T466">Our test script is executed in </text:span><text:span text:style-name="T467">#python</text:span><text:span text:style-name="T466">'s context, </text:span><text:span text:style-name="T468">on </text:span><text:span text:style-name="T469">silver.libera.chat</text:span><text:span text:style-name="T466">:</text:span></text:p>
      <table:table table:name="Table49" table:style-name="Table49">
        <table:table-column table:style-name="Table49.A"/>
        <table:table-row>
          <table:table-cell table:style-name="Table49.A1" office:value-type="string">
            <text:p text:style-name="P330">/* <text:span text:style-name="T466">Here, we hide #merk's window in the current context */</text:span></text:p>
            <text:p text:style-name="P331">/<text:span text:style-name="T466">hide #merk</text:span></text:p>
            <text:p text:style-name="P330"/>
            <text:p text:style-name="P330">/* <text:span text:style-name="T466">Now, we switch context to lawnmower.undernet.org's window */</text:span></text:p>
            <text:p text:style-name="P332">context lawnmower.undernet.org</text:p>
            <text:p text:style-name="P331"/>
            <text:p text:style-name="P330">/* <text:span text:style-name="T466">This </text:span><text:span text:style-name="T470">shows</text:span><text:span text:style-name="T466"> to #merk, only it's on the UnderNet server,</text:span></text:p>
            <text:p text:style-name="P330"><text:s text:c="3"/><text:span text:style-name="T466">not the Libera server */</text:span></text:p>
            <text:p text:style-name="P331">/<text:span text:style-name="T470">show</text:span><text:span text:style-name="T466"> #merk</text:span></text:p>
            <text:p text:style-name="P330"/>
            <text:p text:style-name="P333">/* <text:span text:style-name="T466">In order to show #merk's window on Libera, we use the server</text:span></text:p>
            <text:p text:style-name="P334"><text:s text:c="3"/>argument of /show */</text:p>
            <text:p text:style-name="P331">/<text:span text:style-name="T466">show silver.libera.chat #merk</text:span></text:p>
          </table:table-cell>
        </table:table-row>
      </table:table>
      <text:p text:style-name="P335"/>
      <text:p text:style-name="P336"><text:span text:style-name="T20">/</text:span><text:span text:style-name="T364">close</text:span><text:span text:style-name="T179"> works exactly the same as </text:span><text:span text:style-name="T364">/show</text:span><text:span text:style-name="T179"> and </text:span><text:span text:style-name="T364">/hide</text:span><text:span text:style-name="T179">, only instead of showing or hiding a window, it closes a window. If the window is for a channel, the channel will be left.</text:span></text:p>
      <text:p text:style-name="P336"><text:span text:style-name="T471">You can use the </text:span><text:a xlink:type="simple" xlink:href="#8.1.6.Using the /resize, /move, and /windows Commands|outline" text:style-name="Internet_20_link" text:visited-style-name="Visited_20_Internet_20_Link"><text:span text:style-name="T472">/window</text:span><text:span text:style-name="T471"> command</text:span></text:a><text:span text:style-name="T471"> to see a list of currently available subwindows.</text:span></text:p>
      <text:h text:style-name="Heading_20_3" text:outline-level="3"><text:bookmark-start text:name="__RefHeading___Toc8986_378786963"/><text:soft-page-break/><text:span text:style-name="T31">/resize</text:span>, <text:span text:style-name="T31">/move</text:span><text:span text:style-name="T429">, </text:span><text:span text:style-name="T473">and </text:span><text:span text:style-name="T474">/window</text:span><text:bookmark-end text:name="__RefHeading___Toc8986_378786963"/></text:h>
      <text:p text:style-name="P337">The <text:span text:style-name="T20">/resize</text:span> and <text:span text:style-name="T20">/move</text:span> commands can be used to resize and move MERK subwindows, respectively.</text:p>
      <text:p text:style-name="P337">Much like <text:span text:style-name="T20">/hide</text:span> and <text:span text:style-name="T20">/show</text:span>, <text:span text:style-name="T20">/resize</text:span>'s and <text:span text:style-name="T2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37"><text:span text:style-name="T2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38">/<text:span text:style-name="T475">resize #merk 800 600</text:span></text:p>
          </table:table-cell>
        </table:table-row>
      </table:table>
      <text:p text:style-name="P339"/>
      <text:p text:style-name="P340"><text:span text:style-name="T20">/move</text:span> works similarly, and also takes two additional arguments: the new <text:span text:style-name="T20">X</text:span> and <text:span text:style-name="T20">Y</text:span> values of the subwindow. The <text:span text:style-name="T20">X</text:span> value sets where the top left corner of the subwindow will be located <text:span text:style-name="T476">from left to right, and the </text:span><text:span text:style-name="T20">Y</text:span><text:span text:style-name="T476"> value sets where the top left corner of the subwindow will be located from top to bottom. An error will be shown if invalid values are used (like negative numbers, or if it would move the window to where it would no longer be visible).</text:span></text:p>
      <text:p text:style-name="P341">This example uses the <text:span text:style-name="T20">/move</text:span> command to move the subwindow for <text:span text:style-name="T20">#merk</text:span> on <text:span text:style-name="T2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42">/<text:span text:style-name="T476">move tungsten.libera.chat #merk 950 500</text:span></text:p>
          </table:table-cell>
        </table:table-row>
      </table:table>
      <text:p text:style-name="P343"/>
      <text:p text:style-name="P344">To find out exactly how big the area that contains the subwindows is, as well as what subwindows are available, <text:span text:style-name="T477">call</text:span> the <text:span text:style-name="T20">/window</text:span> command <text:span text:style-name="T477">with no arguments</text:span>.</text:p>
      <text:p text:style-name="P345">The <text:span text:style-name="T472">/window</text:span> command is used to manipulate the main application window, <text:span text:style-name="T478">as well the subwindows "contained" in it.</text:span> To move the main application window, pass <text:span text:style-name="T20">move</text:span> as the first argument to <text:span text:style-name="T472">/window</text:span>, followed by the <text:span text:style-name="T479">X</text:span> and <text:span text:style-name="T479">Y</text:span> values. To resize the window, pass <text:span text:style-name="T292">re</text:span><text:span text:style-name="T20">size</text:span> as the first argument to <text:span text:style-name="T472">/window</text:span>, followed by the <text:span text:style-name="T20">width</text:span> and <text:span text:style-name="T20">height</text:span>:</text:p>
      <table:table table:name="Table76" table:style-name="Table76">
        <table:table-column table:style-name="Table76.A"/>
        <table:table-row>
          <table:table-cell table:style-name="Table76.A1" office:value-type="string">
            <text:p text:style-name="P346">/* <text:span text:style-name="T477">Moves the main application window to the coordinates 200,200 */</text:span></text:p>
            <text:p text:style-name="P347">/<text:span text:style-name="T477">window move 200 200</text:span></text:p>
            <text:p text:style-name="P347"/>
            <text:p text:style-name="P346">/* <text:span text:style-name="T477">Resizes the main window to 1024x768 */</text:span></text:p>
            <text:p text:style-name="P347">/<text:span text:style-name="T477">window </text:span><text:span text:style-name="T480">re</text:span><text:span text:style-name="T477">size 1024 768</text:span></text:p>
          </table:table-cell>
        </table:table-row>
      </table:table>
      <text:p text:style-name="P348"/>
      <text:p text:style-name="P349">To maximize, minimize, or restore the main application window, pass <text:span text:style-name="T20">maximize</text:span>, <text:span text:style-name="T20">minimize</text:span>, or <text:span text:style-name="T20">restore</text:span> to <text:span text:style-name="T472">/window</text:span> as the only argument, <text:span text:style-name="T481">respectively.</text:span></text:p>
      <text:p text:style-name="P350"><text:soft-page-break/><text:span text:style-name="T472">/window</text:span><text:span text:style-name="T482"> can also be used to open </text:span><text:span text:style-name="T483">dialogs and other types of subwindows. To open up the README, pass </text:span><text:span text:style-name="T294">readme</text:span><text:span text:style-name="T483"> as the only argument to </text:span><text:span text:style-name="T472">/window</text:span><text:span text:style-name="T483">. To open up the </text:span><text:a xlink:type="simple" xlink:href="#8.Settings|outline" text:style-name="Internet_20_link" text:visited-style-name="Visited_20_Internet_20_Link"><text:span text:style-name="T483">"</text:span><text:span text:style-name="T13">Settings"</text:span><text:span text:style-name="T483"> dialog</text:span></text:a><text:span text:style-name="T483">, pass </text:span><text:span text:style-name="T294">settings</text:span><text:span text:style-name="T483"> as the only argument to </text:span><text:span text:style-name="T472">/window</text:span><text:span text:style-name="T483">. </text:span><text:span text:style-name="T484">To open the </text:span><text:a xlink:type="simple" xlink:href="#7.Log Manager|outline" text:style-name="Internet_20_link" text:visited-style-name="Visited_20_Internet_20_Link"><text:span text:style-name="T485">log manager</text:span></text:a><text:span text:style-name="T484">, pass </text:span><text:span text:style-name="T486">logs</text:span><text:span text:style-name="T484"> as the only argument to </text:span><text:span text:style-name="T472">/window</text:span><text:span text:style-name="T484">. </text:span><text:span text:style-name="T487">To open the </text:span><text:a xlink:type="simple" xlink:href="#7.Log Manager|outline" text:style-name="Internet_20_link" text:visited-style-name="Visited_20_Internet_20_Link"><text:span text:style-name="T485">log manager</text:span></text:a><text:span text:style-name="T487"> with only logs from certain targets, pass the name of the IRC network to show only logs from that network as an argument to </text:span><text:span text:style-name="T488">/window logs</text:span><text:span text:style-name="T487">, or pass a search term to show only logs with that term in the name of the channel or private chat to </text:span><text:span text:style-name="T488">/window logs</text:span><text:span text:style-name="T489">. </text:span><text:span text:style-name="T490">You can also use </text:span><text:span text:style-name="T488">/window</text:span><text:span text:style-name="T490"> to open up the </text:span><text:a xlink:type="simple" xlink:href="#7.Hotkey Manager|outline" text:style-name="Internet_20_link" text:visited-style-name="Visited_20_Internet_20_Link"><text:span text:style-name="T490">hotkey</text:span></text:a><text:span text:style-name="T490">, </text:span><text:a xlink:type="simple" xlink:href="#7.Ignore Manager|outline" text:style-name="Internet_20_link" text:visited-style-name="Visited_20_Internet_20_Link"><text:span text:style-name="T490">ignore</text:span></text:a><text:span text:style-name="T490">, and </text:span><text:a xlink:type="simple" xlink:href="#7.Plugin Manager|outline" text:style-name="Internet_20_link" text:visited-style-name="Visited_20_Internet_20_Link"><text:span text:style-name="T490">plugin</text:span></text:a><text:span text:style-name="T490"> managers:</text:span></text:p>
      <table:table table:name="Table9" table:style-name="Table9">
        <table:table-column table:style-name="Table9.A"/>
        <table:table-row>
          <table:table-cell table:style-name="Table9.A1" office:value-type="string">
            <text:p text:style-name="P351">/<text:span text:style-name="T477">window </text:span><text:span text:style-name="T491">readme <text:s text:c="2"/></text:span><text:span text:style-name="T11">/* </text:span><text:span text:style-name="T492">Opens up the README</text:span><text:span text:style-name="T493"> <text:s text:c="9"/>*/</text:span></text:p>
            <text:p text:style-name="P351">/<text:span text:style-name="T477">window </text:span><text:span text:style-name="T491">settings </text:span><text:span text:style-name="T11">/* </text:span><text:span text:style-name="T492">Opens up the settings dialog</text:span><text:span text:style-name="T493"> */</text:span></text:p>
            <text:p text:style-name="P351">/<text:span text:style-name="T477">window </text:span><text:span text:style-name="T494">hotkey</text:span><text:span text:style-name="T491"> <text:s text:c="2"/></text:span><text:span text:style-name="T11">/* </text:span><text:span text:style-name="T492">Opens up the </text:span><text:span text:style-name="T495">hotkey manager</text:span><text:span text:style-name="T493"> <text:s/>*/</text:span></text:p>
            <text:p text:style-name="P352">/<text:span text:style-name="T477">window </text:span><text:span text:style-name="T496">ignore</text:span><text:span text:style-name="T491"> <text:s text:c="2"/></text:span><text:span text:style-name="T11">/* </text:span><text:span text:style-name="T492">Opens up the </text:span><text:span text:style-name="T497">ignore</text:span><text:span text:style-name="T495"> manager</text:span><text:span text:style-name="T493"> <text:s/>*/</text:span></text:p>
            <text:p text:style-name="P353">/<text:span text:style-name="T477">window </text:span><text:span text:style-name="T498">plugin</text:span><text:span text:style-name="T491"> <text:s text:c="2"/></text:span><text:span text:style-name="T11">/* </text:span><text:span text:style-name="T492">Opens up the </text:span><text:span text:style-name="T499">plugin</text:span><text:span text:style-name="T495"> manager</text:span><text:span text:style-name="T493"> <text:s/>*/</text:span></text:p>
            <text:p text:style-name="P354"/>
            <text:p text:style-name="P353">/<text:span text:style-name="T477">window </text:span><text:span text:style-name="T491">logs </text:span><text:span text:style-name="T11">/* </text:span><text:span text:style-name="T492">Opens up the log manager</text:span><text:span text:style-name="T493"> */</text:span></text:p>
            <text:p text:style-name="P355"/>
            <text:p text:style-name="P356">/* <text:span text:style-name="T491">Opens up the log manager, only showing logs from the EFnet network</text:span><text:span text:style-name="T477"> */</text:span></text:p>
            <text:p text:style-name="P355">/<text:span text:style-name="T477">window </text:span><text:span text:style-name="T491">logs EFnet</text:span></text:p>
            <text:p text:style-name="P355"/>
            <text:p text:style-name="P356">/* <text:span text:style-name="T491">Opens up the log manager, only showing logs channels named #merk</text:span><text:span text:style-name="T477"> */</text:span></text:p>
            <text:p text:style-name="P355">/<text:span text:style-name="T477">window </text:span><text:span text:style-name="T491">logs #merk</text:span></text:p>
          </table:table-cell>
        </table:table-row>
      </table:table>
      <text:p text:style-name="P357"/>
      <text:p text:style-name="P358"><text:span text:style-name="T488">/window</text:span><text:span text:style-name="T500"> can also arrange subwindows in common patterns. Call with </text:span><text:span text:style-name="T302">cascade</text:span><text:span text:style-name="T500"> as the only argument to cascade all subwindows, and call with </text:span><text:span text:style-name="T302">tile</text:span><text:span text:style-name="T500"> as the only argument to arrange all subwindows in a tiled pattern. </text:span><text:span text:style-name="T488">/window</text:span><text:span text:style-name="T501"> can also be used to "move" focus to another </text:span><text:span text:style-name="T502">sub</text:span><text:span text:style-name="T501">window. Call with </text:span><text:span text:style-name="T503">next</text:span><text:span text:style-name="T501"> as the only argument to move focus to the "next" subwindow, and call with </text:span><text:span text:style-name="T503">previous</text:span><text:span text:style-name="T501"> as the only argument to move to the "previous" subwindow.</text:span></text:p>
      <text:p text:style-name="P359">MERK can be restarted, using the same command-line used to start the app, by passing <text:span text:style-name="T20">restart</text:span> as the only argument to <text:span text:style-name="T20">/window</text:span>.</text:p>
      <table:table table:name="Table84" table:style-name="Table84">
        <table:table-column table:style-name="Table84.A"/>
        <table:table-row>
          <table:table-cell table:style-name="Table84.A1" office:value-type="string">
            <text:p text:style-name="P360">/<text:span text:style-name="T477">window </text:span><text:span text:style-name="T504">cascade </text:span><text:span text:style-name="T11">/* </text:span><text:span text:style-name="T505">Cascades all subwindows</text:span><text:span text:style-name="T493"> */</text:span></text:p>
            <text:p text:style-name="P361"/>
            <text:p text:style-name="P360">/<text:span text:style-name="T477">window </text:span><text:span text:style-name="T504">tile </text:span><text:span text:style-name="T11">/* </text:span><text:span text:style-name="T505">Tiles all subwindows</text:span><text:span text:style-name="T493"> */</text:span></text:p>
            <text:p text:style-name="P361"/>
            <text:p text:style-name="P360">/<text:span text:style-name="T477">window </text:span><text:span text:style-name="T504">next </text:span><text:span text:style-name="T11">/* </text:span><text:span text:style-name="T505">Moves focus to the "next" subwindow</text:span><text:span text:style-name="T493"> */</text:span></text:p>
            <text:p text:style-name="P361"/>
            <text:p text:style-name="P360">/<text:span text:style-name="T477">window </text:span><text:span text:style-name="T504">previous </text:span><text:span text:style-name="T11">/* </text:span><text:span text:style-name="T505">Moves focus to the "previous" subwindow</text:span><text:span text:style-name="T493"> */</text:span></text:p>
            <text:p text:style-name="P362"/>
            <text:p text:style-name="P360">/<text:span text:style-name="T477">window </text:span><text:span text:style-name="T506">restart</text:span><text:span text:style-name="T504"> </text:span><text:span text:style-name="T11">/* </text:span><text:span text:style-name="T507">Restarts MERK with the same command-line used to start it</text:span><text:span text:style-name="T493"> */</text:span></text:p>
          </table:table-cell>
        </table:table-row>
      </table:table>
      <text:p text:style-name="P363"/>
      <text:p text:style-name="P364">The order subwindows are ordered in can be set in the <text:a xlink:type="simple" xlink:href="#8.Settings|outline" text:style-name="Internet_20_link" text:visited-style-name="Visited_20_Internet_20_Link">"Settings" dialog</text:a>, or by changing the <text:span text:style-name="T20">subwindow_order</text:span> setting with the <text:span text:style-name="T20">/config</text:span> command. Valid values are <text:span text:style-name="T20">creation</text:span> (the default; <text:span text:style-name="T508">the order subwindows were created in</text:span>), <text:span text:style-name="T20">stacking</text:span><text:span text:style-name="T195"> </text:span><text:span text:style-name="T509">(the "visual" order the subwindows are in)</text:span>, and <text:span text:style-name="T20">activation</text:span><text:span text:style-name="T195"> </text:span><text:span text:style-name="T509">(the order subwindows have been activated in).</text:span></text:p>
      <text:h text:style-name="P365" text:outline-level="3" text:is-list-header="true"><text:bookmark-start text:name="__RefHeading___Toc10851_3140508971"/><text:soft-page-break/><text:span text:style-name="T31">/ignore</text:span><text:bookmark-end text:name="__RefHeading___Toc10851_3140508971"/></text:h>
      <text:p text:style-name="P366">The /<text:span text:style-name="T20">ignore</text:span> command hides chat from a given nickname or user. However, messages from an /<text:span text:style-name="T20">ignore</text:span>d user are still received and logged, they are just not displayed. That user's chat is hidden from <text:span text:style-name="T35">all</text:span> chat displays, no matter what server they are on. You can pass a nickname (which will hide all chat from any user with that nickname) or a hostmask (which will hide chat from only users with that hostmask) to the /<text:span text:style-name="T20">ignore</text:span> command. The /<text:span text:style-name="T20">ignore</text:span> list is saved to the configuration file, and will be applied universally until the user is /<text:span text:style-name="T20">unignore</text:span>d. <text:span text:style-name="T510">The </text:span><text:span text:style-name="T511">/ignore</text:span><text:span text:style-name="T510"> list </text:span><text:span text:style-name="T512">cannot</text:span><text:span text:style-name="T510"> be edited by the </text:span><text:span text:style-name="T511">/config</text:span><text:span text:style-name="T510"> command; </text:span><text:span text:style-name="T513">the only way to unignore a user is either through the right click user list menu, the </text:span><text:span text:style-name="T514">/unignore</text:span><text:span text:style-name="T513"> command, </text:span><text:span text:style-name="T515">or the ignore list manager.</text:span></text:p>
      <text:p text:style-name="P367">The <text:span text:style-name="T20">/ignore</text:span> command can also be used with wildcards. Use <text:span text:style-name="T20">*</text:span> to substitute for any number of characters, and <text:span text:style-name="T20">?</text:span> to substitute for a single character. Users <text:span text:style-name="T20">/ignor</text:span>ed in this way <text:span text:style-name="T35">must</text:span> be <text:span text:style-name="T20">/unignor</text:span>ed with the <text:span text:style-name="T20">/unignore</text:span> command, <text:span text:style-name="T515">or the ignore manager</text:span>. Right clicking on an ignored user in the user list will not give an option to unignore the user. To show the user's messages again, either call <text:span text:style-name="T20">/unignore</text:span> with the specific entry used to ignore them as an argument (so, <text:span text:style-name="T20">/unignore *annoying.com*</text:span> in the example above), <text:span text:style-name="T516">call</text:span> <text:span text:style-name="T20">/unignore *</text:span> to clear the ignore list, <text:span text:style-name="T516">or remove the entry from the ignore list with the ignore manager.</text:span></text:p>
      <text:p text:style-name="P368">Call <text:span text:style-name="T20">/ignore</text:span> with no arguments to see the ignored user list in full. <text:span text:style-name="T517">Attempting to add an entry to the ignore list that already exists will result in an error.</text:span></text:p>
      <text:p text:style-name="P369">Entries in the ignore list can be <text:span text:style-name="T518">added, removed, or </text:span>edited with the GUI <text:a xlink:type="simple" xlink:href="#7.Ignore Manager|outline" text:style-name="Internet_20_link" text:visited-style-name="Visited_20_Internet_20_Link"><text:span text:style-name="T519">Ignore Manager</text:span></text:a>, by selecting "Ignores" in the "Tools" menu.</text:p>
      <text:p text:style-name="P370"/>
      <text:p text:style-name="P370"/>
      <text:p text:style-name="P370"/>
      <text:p text:style-name="P370"/>
      <text:p text:style-name="P370"/>
      <text:p text:style-name="P370"/>
      <text:p text:style-name="P370"/>
      <text:p text:style-name="P370"/>
      <text:p text:style-name="P370"/>
      <text:p text:style-name="P370"/>
      <text:p text:style-name="P370"/>
      <text:h text:style-name="Heading_20_3" text:outline-level="3" text:is-list-header="true"><text:bookmark-start text:name="__RefHeading___Toc10469_3140508971"/><text:soft-page-break/><text:span text:style-name="T31">/config</text:span><text:bookmark-end text:name="__RefHeading___Toc10469_3140508971"/></text:h>
      <text:p text:style-name="P371">The <text:span text:style-name="T20">/config</text:span> command allows users to edit the main MERK configuration file, <text:span text:style-name="T20">settings.json</text:span>, from within the client. <text:span text:style-name="T520">Warning!</text:span><text:span text:style-name="T52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20">Resetting MERK to Default Settings</text:span></text:a><text:span text:style-name="T521"> to undo the damage.</text:span></text:p>
      <text:p text:style-name="P372"/>
      <text:p text:style-name="P373">If called with no arguments, <text:span text:style-name="T20">/config</text:span> will list all the settings that can be edited with the command. To search settings, pass search terms to the command as an argument. For example, to search all settings that have the word "windowbar" in them, you could execute <text:span text:style-name="T522">/</text:span><text:span text:style-name="T415">config windowbar</text:span><text:span text:style-name="T523">; </text:span><text:span text:style-name="T524">t</text:span>his will print a list of all the settings that match the search term:</text:p>
      <text:p text:style-name="P373"/>
      <text:p text:style-name="P374"><draw:frame draw:style-name="fr8" draw:name="Frame2" text:anchor-type="as-char" svg:width="4.7783in" style:rel-width="69%" svg:height="3.1535in" style:rel-height="scale-min" draw:z-index="29"><draw:text-box><text:p text:style-name="P77"><draw:frame draw:style-name="fr9" draw:name="Image23" text:anchor-type="paragraph" svg:width="4.0516in" svg:height="2.7799in" draw:z-index="30"><draw:image xlink:href="Pictures/10000001000002C8000001E92E8EFC2E.png" xlink:type="simple" xlink:show="embed" xlink:actuate="onLoad" draw:mime-type="image/png"/></draw:frame>A search with <text:span text:style-name="T20">/config</text:span> for settings containing "windowbar"</text:p></draw:text-box></draw:frame></text:p>
      <text:p text:style-name="P375"/>
      <text:p text:style-name="P375"><text:span text:style-name="T525">Each listing contains the name of the setting, what the setting's value currently is, and what type of variable the setting is. To change a setting, pass the name of the setting as the first argument to </text:span><text:span text:style-name="T526">/config</text:span><text:span text:style-name="T525">, followed by the new setting value. The new value will be checked to make sure it's valid, and if so, stored as the new setting's value. For example, to change the </text:span><text:span text:style-name="T526">show_windowbar</text:span><text:span text:style-name="T525"> setting to "False", you could execute:</text:span></text:p>
      <text:p text:style-name="P372"/>
      <table:table table:name="Table46" table:style-name="Table46">
        <table:table-column table:style-name="Table46.A"/>
        <table:table-row>
          <table:table-cell table:style-name="Table46.A1" office:value-type="string">
            <text:p text:style-name="P376">/<text:span text:style-name="T525">config show_windowbar false</text:span></text:p>
          </table:table-cell>
        </table:table-row>
      </table:table>
      <text:p text:style-name="P372"/>
      <text:p text:style-name="P371">If a setting's value is a string, all arguments after the setting will be assumed to be part of the new value. For example, if using <text:span text:style-name="T20">/config</text:span> to change the default "away" message to "I'm busy right now!", you could execute:</text:p>
      <text:p text:style-name="P372"/>
      <table:table table:name="Table47" table:style-name="Table47">
        <table:table-column table:style-name="Table47.A"/>
        <table:table-row>
          <table:table-cell table:style-name="Table47.A1" office:value-type="string">
            <text:p text:style-name="P376">/<text:span text:style-name="T525">config default_away_message I'm busy right now!</text:span></text:p>
          </table:table-cell>
        </table:table-row>
      </table:table>
      <text:p text:style-name="P372"/>
      <text:p text:style-name="P377"><text:soft-page-break/>Values are sanity checked<text:note text:id="ftn8" text:note-class="footnote"><text:note-citation>8</text:note-citation><text:note-body><text:p text:style-name="Footnote"><text:span text:style-name="T3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27">Wikipedia</text:span></text:a></text:p></text:note-body></text:note> to make sure that they are the correct type. For example, if a value is intended to be a boolean (a "true" or "false" value), <text:span text:style-name="T20">/config</text:span> will not allow that setting to be set to an integer or a string.</text:p>
      <text:p text:style-name="P377"/>
      <text:p text:style-name="P378"><text:span text:style-name="T20">/config</text:span><text:span text:style-name="T528"> can also be used to import and export configuration files. To export the current configuration file, pass </text:span><text:span text:style-name="T529">export</text:span><text:span text:style-name="T528"> as the first argument to </text:span><text:span text:style-name="T20">/config</text:span><text:span text:style-name="T528">, followed by the filename to export the configuration to; if no filename is passed, the user will be prompted for a filename. To import a configuration file, pass </text:span><text:span text:style-name="T529">import</text:span><text:span text:style-name="T528"> as the first argument to </text:span><text:span text:style-name="T20">/config</text:span><text:span text:style-name="T528">, followed by <text:s/>the filename of the configuration file to import; if no filename is passed, the user will be prompted for a file to import. </text:span><text:span text:style-name="T530">After importing a configuration file, MERK should be restarted as soon as possible.</text:span></text:p>
      <text:p text:style-name="P378"/>
      <text:p text:style-name="P379"><text:span text:style-name="T531">Not all settings can be edited with the </text:span><text:span text:style-name="T532">/config</text:span><text:span text:style-name="T531"> command. The internal custom dictionary for the spellchecker, hotkeys, </text:span><text:span text:style-name="T533">the application font</text:span><text:span text:style-name="T531">, </text:span><text:span text:style-name="T534">the "ignore" list, </text:span><text:span text:style-name="T531">and the option to save </text:span><text:span text:style-name="T535">all</text:span><text:span text:style-name="T53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531">"Settings"</text:span></text:a><text:span text:style-name="T531">, </text:span><text:a xlink:type="simple" xlink:href="#7.Hotkey Manager|outline" text:style-name="Internet_20_link" text:visited-style-name="Visited_20_Internet_20_Link"><text:span text:style-name="T536">hotkey manager</text:span></text:a><text:span text:style-name="T531">, </text:span><text:span text:style-name="T534">or </text:span><text:a xlink:type="simple" xlink:href="#7.Ignore Manager|outline" text:style-name="Internet_20_link" text:visited-style-name="Visited_20_Internet_20_Link"><text:span text:style-name="T537">Ignore Manager</text:span></text:a><text:span text:style-name="T531"> dialogs. These settings will not be searchable or settable with </text:span><text:span text:style-name="T532">/config</text:span><text:span text:style-name="T531">, nor can they be viewed with </text:span><text:span text:style-name="T532">/config</text:span><text:span text:style-name="T531">.</text:span></text:p>
      <text:p text:style-name="P380"/>
      <text:p text:style-name="P381"><text:span text:style-name="T100">A full list of all settings that can be changed with </text:span><text:span text:style-name="T415">/config</text:span><text:span text:style-name="T100">, along with their default values, can be found </text:span><text:a xlink:type="simple" xlink:href="#9.Settings Editable by /config|outline" text:style-name="Internet_20_link" text:visited-style-name="Visited_20_Internet_20_Link"><text:span text:style-name="T100">at the end of this document</text:span></text:a><text:span text:style-name="T100">.</text:span></text:p>
      <text:p text:style-name="P382"/>
      <text:p text:style-name="P379">MERK should be restarted after changing settings with <text:span text:style-name="T31">/config</text:span>. Although many settings are applied instantly, some settings will only be applied after restarting. <text:span text:style-name="T506">MERK can be restarted from scripts or as a command with </text:span><text:span text:style-name="T538">/window restart</text:span><text:span text:style-name="T506">.</text:span></text:p>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h text:style-name="P384" text:outline-level="3" text:is-list-header="true"><text:bookmark-start text:name="__RefHeading___Toc11135_3108099764"/><text:soft-page-break/>/user<text:bookmark-end text:name="__RefHeading___Toc11135_3108099764"/></text:h>
      <text:p text:style-name="P385"><text:span text:style-name="T20">/</text:span><text:span text:style-name="T539">user</text:span><text:span text:style-name="T540"> works exactly the same way as </text:span><text:span text:style-name="T526">/config</text:span><text:span text:style-name="T540">, only it edits the user configuration file. For most settings, this just changes default values. However, for </text:span><text:span text:style-name="T539">finger</text:span><text:span text:style-name="T540"> and </text:span><text:span text:style-name="T539">userinfo</text:span><text:span text:style-name="T540">, this setting changes the values sent when MERK receives a CTCP FINGER or USERINFO request, respectively.</text:span></text:p>
      <text:p text:style-name="P385"/>
      <text:p text:style-name="P386">To set a value to a blank string, pass <text:span text:style-name="T20">*</text:span> as the value to set.</text:p>
      <text:p text:style-name="P386"/>
      <text:p text:style-name="P386">Here's some example uses of <text:span text:style-name="T541">/</text:span><text:span text:style-name="T20">user</text:span>:</text:p>
      <text:p text:style-name="P387"/>
      <table:table table:name="Table74" table:style-name="Table74">
        <table:table-column table:style-name="Table74.A"/>
        <table:table-row>
          <table:table-cell table:style-name="Table74.A1" office:value-type="string">
            <text:p text:style-name="P388">/* <text:span text:style-name="T540">This sets the default nickname */</text:span></text:p>
            <text:p text:style-name="P389">/<text:span text:style-name="T540">user nickname new_nickname</text:span></text:p>
            <text:p text:style-name="P389"/>
            <text:p text:style-name="P388">/* <text:span text:style-name="T540">This sets the default username */</text:span></text:p>
            <text:p text:style-name="P389">/<text:span text:style-name="T540">user username new_nickname</text:span></text:p>
            <text:p text:style-name="P389"/>
            <text:p text:style-name="P388">/* <text:span text:style-name="T540">This sets the CTCP FINGER response */</text:span></text:p>
            <text:p text:style-name="P389">/<text:span text:style-name="T540">user finger Hey! </text:span><text:span text:style-name="T542">Stop pointing at me</text:span><text:span text:style-name="T540">!</text:span></text:p>
            <text:p text:style-name="P389"/>
            <text:p text:style-name="P388">/* <text:span text:style-name="T540">This clears the CTCP USERINFO response */</text:span></text:p>
            <text:p text:style-name="P389">/<text:span text:style-name="T540">user userinfo *</text:span></text:p>
          </table:table-cell>
        </table:table-row>
      </table:table>
      <text:p text:style-name="P390"/>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0"/>
      <text:h text:style-name="P392" text:outline-level="3" text:is-list-header="true"><text:bookmark-start text:name="__RefHeading___Toc8062_605356033"/><text:soft-page-break/><text:span text:style-name="T31">/connect</text:span><text:span text:style-name="T429">, </text:span><text:span text:style-name="T31">/</text:span><text:span text:style-name="T543">connectssl</text:span><text:span text:style-name="T544">, </text:span><text:span text:style-name="T543">/xconnect</text:span><text:span text:style-name="T544">, and </text:span><text:span text:style-name="T543">xconnectssl</text:span><text:bookmark-end text:name="__RefHeading___Toc8062_605356033"/></text:h>
      <text:p text:style-name="P393">These commands are used to connect MERK to IRC servers:</text:p>
      <text:list text:style-name="L14">
        <text:list-item>
          <text:p text:style-name="P394"><text:span text:style-name="T20">/connect</text:span> connects to an IRC server, and does <text:span text:style-name="T35">not</text:span><text:span text:style-name="T36"> execute any existing connection scripts</text:span></text:p>
        </text:list-item>
        <text:list-item>
          <text:p text:style-name="P395"><text:span text:style-name="T20">/connectssl</text:span> connects to an IRC server via SSL/TLS, and does <text:span text:style-name="T35">not</text:span> execute any existing connection scripts</text:p>
        </text:list-item>
        <text:list-item>
          <text:p text:style-name="P395"><text:span text:style-name="T20">/xconnect</text:span> connects to an IRC server, and executes any existing connection scripts</text:p>
        </text:list-item>
        <text:list-item>
          <text:p text:style-name="P395"><text:span text:style-name="T20">/xconnectssl</text:span> connects to an IRC server via SSL/TLS, and executes any existing connection scripts</text:p>
        </text:list-item>
      </text:list>
      <text:p text:style-name="P396"/>
      <text:p text:style-name="P39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25">Connecting to Servers</text:span></text:a> for an example connection script that uses these commands. <text:span text:style-name="T545">Call any of these commands without arguments to open the connection dialog.</text:span></text:p>
      <text:p text:style-name="P397">These commands will not automatically reconnect on disconnection. To ensure that MERK reconnects to the server on disconnection, add <text:span text:style-name="T20">re</text:span> before connect in all of these commands:</text:p>
      <text:list text:continue-numbering="true" text:style-name="L14">
        <text:list-item>
          <text:p text:style-name="P398"><text:span text:style-name="T20">/</text:span><text:span text:style-name="T546">re</text:span><text:span text:style-name="T20">connect</text:span> connects to an IRC server, and does <text:span text:style-name="T35">not</text:span><text:span text:style-name="T36"> execute any existing connection scripts, </text:span><text:span text:style-name="T547">automatically reconnecting on disconnection</text:span></text:p>
        </text:list-item>
        <text:list-item>
          <text:p text:style-name="P399"><text:span text:style-name="T20">/</text:span><text:span text:style-name="T546">re</text:span><text:span text:style-name="T20">connectssl</text:span> connects to an IRC server via SSL/TLS, and does <text:span text:style-name="T35">not</text:span> execute any existing connection scripts, <text:span text:style-name="T542">automatically reconnecting on disconnection</text:span></text:p>
        </text:list-item>
        <text:list-item>
          <text:p text:style-name="P399"><text:span text:style-name="T20">/x</text:span><text:span text:style-name="T546">re</text:span><text:span text:style-name="T20">connect</text:span> connects to an IRC server, and executes any existing connection scripts, <text:span text:style-name="T542">automatically reconnecting on disconnection</text:span></text:p>
        </text:list-item>
        <text:list-item>
          <text:p text:style-name="P399"><text:span text:style-name="T20">/x</text:span><text:span text:style-name="T546">re</text:span><text:span text:style-name="T20">connectssl</text:span> connects to an IRC server via SSL/TLS, and executes any existing connection scripts, <text:span text:style-name="T542">automatically reconnecting on disconnection<text:line-break/></text:span></text:p>
        </text:list-item>
      </text:list>
      <text:h text:style-name="P392" text:outline-level="3" text:is-list-header="true"><text:bookmark-start text:name="__RefHeading___Toc8719_1647306902"/><text:span text:style-name="T31">/quit</text:span> and <text:span text:style-name="T31">/quitall</text:span><text:bookmark-end text:name="__RefHeading___Toc8719_1647306902"/></text:h>
      <text:p text:style-name="P400">These commands are used to disconnect MERK from an IRC server. The <text:span text:style-name="T2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400">The <text:span text:style-name="T20">/quitall</text:span> works exactly the same way as <text:span text:style-name="T20">/quit</text:span>, only it will disconnect from <text:span text:style-name="T35">all</text:span><text:span text:style-name="T36"> servers that MERK is currently connected to.</text:span></text:p>
      <table:table table:name="Table63" table:style-name="Table63">
        <table:table-column table:style-name="Table63.A"/>
        <table:table-row>
          <table:table-cell table:style-name="Table63.A1" office:value-type="string">
            <text:p text:style-name="P401">/* <text:span text:style-name="T548">This will disconnect from the IRC server associated</text:span></text:p>
            <text:p text:style-name="P401"><text:s text:c="3"/><text:span text:style-name="T548">with the context the command is issued in. It will </text:span></text:p>
            <text:p text:style-name="P401"><text:s text:c="3"/><text:span text:style-name="T548">use "See you later!" as the "quit" message. </text:span>*/</text:p>
            <text:p text:style-name="P402">/<text:span text:style-name="T548">quit See you later!</text:span></text:p>
            <text:p text:style-name="P402"/>
            <text:p text:style-name="P401">/* <text:span text:style-name="T548">This will disconnect from *all* connected servers with</text:span></text:p>
            <text:p text:style-name="P401"><text:s text:c="3"/><text:span text:style-name="T548">the same message used in the last example. */</text:span></text:p>
            <text:p text:style-name="P402">/<text:span text:style-name="T548">quitall See you later!</text:span></text:p>
          </table:table-cell>
        </table:table-row>
      </table:table>
      <text:h text:style-name="P392" text:outline-level="3" text:is-list-header="true"><text:bookmark-start text:name="__RefHeading___Toc10768_3140508971"/><text:soft-page-break/><text:span text:style-name="T31">/shell</text:span><text:bookmark-end text:name="__RefHeading___Toc10768_3140508971"/></text:h>
      <text:p text:style-name="P403">The <text:span text:style-name="T20">/shell</text:span> command allows a script, or command, to execute an external process and store any output in an alias. The first argument to the command is the alias to store the output in, and all other arguments are executed as an external process.</text:p>
      <text:p text:style-name="P403"/>
      <text:p text:style-name="P403">For example, let's use <text:span text:style-name="T20">/shell</text:span> to write a script that calls the <text:a xlink:type="simple" xlink:href="https://wiki.archlinux.org/title/Fortune" text:style-name="Internet_20_link" text:visited-style-name="Visited_20_Internet_20_Link"><text:span text:style-name="T20">fortune</text:span></text:a> Linux/UNIX program to display a fortune-cookie-like "fortune". We're going to call <text:span text:style-name="T20">fortune</text:span> with the <text:span text:style-name="T20">-s</text:span> command-line flag to generate a short fortune, store it in an alias named <text:span text:style-name="T20">FORTUNE</text:span>, and then send it as a message to the current chat:</text:p>
      <text:p text:style-name="P404"/>
      <table:table table:name="Table48" table:style-name="Table48">
        <table:table-column table:style-name="Table48.A"/>
        <table:table-row>
          <table:table-cell table:style-name="Table48.A1" office:value-type="string">
            <text:p text:style-name="P405">restrict channel private</text:p>
            <text:p text:style-name="P406">/<text:span text:style-name="T549">shell FORTUNE fortune -s</text:span></text:p>
            <text:p text:style-name="P406">/<text:span text:style-name="T549">msg $_WINDOW Here's a fortune: $FORTUNE</text:span></text:p>
          </table:table-cell>
        </table:table-row>
      </table:table>
      <text:p text:style-name="P404"/>
      <text:p text:style-name="P403"><text:span text:style-name="T550">This</text:span> script:</text:p>
      <text:p text:style-name="P403"/>
      <text:list text:style-name="L15">
        <text:list-item>
          <text:p text:style-name="P407">Restricts the script's execution to channel and private chat windows, as it sends a message to the current window, which won't work in server window contexts.</text:p>
        </text:list-item>
        <text:list-item>
          <text:p text:style-name="P407">Executes <text:span text:style-name="T20">/shell</text:span>, which calls <text:span text:style-name="T20">fortune -s</text:span> and stores the output in <text:span text:style-name="T20">FORTUNE</text:span>.</text:p>
        </text:list-item>
        <text:list-item>
          <text:p text:style-name="P407">Sends a message to the current chat window containing the fortune.</text:p>
        </text:list-item>
      </text:list>
      <text:p text:style-name="P403"/>
      <text:h text:style-name="P408" text:outline-level="3"><text:bookmark-start text:name="__RefHeading___Toc7353_2319073125"/>/reclaim<text:bookmark-end text:name="__RefHeading___Toc7353_2319073125"/></text:h>
      <text:p text:style-name="P409">The <text:span text:style-name="T20">/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1"> </text:span><text:a xlink:type="simple" xlink:href="#8.1.8.Using the /config Command|outline" text:style-name="Internet_20_link" text:visited-style-name="Visited_20_Internet_20_Link"><text:span text:style-name="T11">using </text:span><text:span text:style-name="T20">/config</text:span></text:a> to change the <text:span text:style-name="T20">reclaim_nickname_frequency</text:span> setting to the desired number of seconds.</text:p>
      <text:h text:style-name="P410" text:outline-level="3"><text:bookmark-start text:name="__RefHeading___Toc7851_548103271 Copy 1"/><text:span text:style-name="T31">/</text:span><text:span text:style-name="T551">delay</text:span><text:bookmark-end text:name="__RefHeading___Toc7851_548103271 Copy 1"/></text:h>
      <text:p text:style-name="P411">The <text:span text:style-name="T20">/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20">merk_user</text:span>, you could use:</text:p>
      <table:table table:name="Table58" table:style-name="Table58">
        <table:table-column table:style-name="Table58.A"/>
        <table:table-row>
          <table:table-cell table:style-name="Table58.A1" office:value-type="string">
            <text:p text:style-name="P412">/<text:span text:style-name="T552">delay 300 /nick merk_user</text:span></text:p>
          </table:table-cell>
        </table:table-row>
      </table:table>
      <text:p text:style-name="Text_20_body"/>
      <text:p text:style-name="P413">The command to be executed with <text:span text:style-name="T20">/delay</text:span> cannot contain any script-only commands, <text:span text:style-name="T35">even in scripts</text:span><text:span text:style-name="T36">. </text:span><text:span text:style-name="T553">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31">/macro</text:span><text:bookmark-end text:name="__RefHeading___Toc10724_1988702042"/></text:h>
      <text:p text:style-name="P414">The <text:span text:style-name="T20">/macro</text:span> command allows users to create their own "commands"; it creates a named command, just like MERK's other commands, that executes a script, passing any arguments to the script. <text:span text:style-name="T554">Arguments to the </text:span><text:span text:style-name="T555">/macro</text:span><text:span text:style-name="T554"> command are tokenized like </text:span><text:a xlink:type="simple" xlink:href="#8.1.12.Script Arguments|outline" text:style-name="Internet_20_link" text:visited-style-name="Visited_20_Internet_20_Link"><text:span text:style-name="T554">arguments passed to scripts</text:span></text:a><text:span text:style-name="T554">, so if you have an argument that contains whitespace in it, contain it in quotes.</text:span></text:p>
      <text:p text:style-name="P415">Macro names, much like aliases, cannot contain punctuation <text:span text:style-name="T556">(with the exception of the underscore, </text:span><text:span text:style-name="T557">_</text:span><text:span text:style-name="T556">)</text:span>. They also cannot have the same name as existing commands.</text:p>
      <text:p text:style-name="P414">As an example, we're going to create a macro named <text:span text:style-name="T2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416">restrict channel private</text:p>
            <text:p text:style-name="P416">usage 1 /hello NAME</text:p>
            <text:p text:style-name="P416">/msg $_WINDOW Hello, $_1!</text:p>
          </table:table-cell>
        </table:table-row>
      </table:table>
      <text:p text:style-name="P414"><text:line-break/>Save this script to a file named <text:span text:style-name="T2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416">/macro hello hello.merk</text:p>
          </table:table-cell>
        </table:table-row>
      </table:table>
      <text:p text:style-name="P414"><text:line-break/>Now, we can use our macro! To send a greeting to a user named "bob", just enter:</text:p>
      <table:table table:name="Table79" table:style-name="Table79">
        <table:table-column table:style-name="Table79.A"/>
        <table:table-row>
          <table:table-cell table:style-name="Table79.A1" office:value-type="string">
            <text:p text:style-name="P416">/<text:span text:style-name="T558">hello bob</text:span></text:p>
          </table:table-cell>
        </table:table-row>
      </table:table>
      <text:p text:style-name="P414"><text:line-break/><text:span text:style-name="T558">Thanks to the </text:span><text:span text:style-name="T559">usage</text:span><text:span text:style-name="T558"> script-only command, if we call our macro with less arguments than we need, the scripts usage text will be displayed. And thanks to the </text:span><text:span text:style-name="T559">restrict</text:span><text:span text:style-name="T558"> script-only command, if this macro is called from a server window, the macro will not execute and an error will be displayed.</text:span></text:p>
      <text:p text:style-name="P417">Arguments to macros are tokenized (and treated) just like <text:a xlink:type="simple" xlink:href="#8.1.15.Script Arguments|outline" text:style-name="Internet_20_link" text:visited-style-name="Visited_20_Internet_20_Link">arguments to scripts</text:a>. In the example above, the command <text:span text:style-name="T20">/hello bob</text:span> is treated exactly like the command <text:span text:style-name="T20">/script hello.merk bob</text:span> was called. If you wanted to send a greeting to a user that contains spaces in the "name" argument, use quotes to contain the argument; for example, to send a greeting to "Bob the Builder", you could use the <text:span text:style-name="T20">/hello</text:span> macro like:</text:p>
      <table:table table:name="Table80" table:style-name="Table80">
        <table:table-column table:style-name="Table80.A"/>
        <table:table-row>
          <table:table-cell table:style-name="Table80.A1" office:value-type="string">
            <text:p text:style-name="P418">/<text:span text:style-name="T558">hello "</text:span><text:span text:style-name="T560">Bob the Builder"</text:span></text:p>
          </table:table-cell>
        </table:table-row>
      </table:table>
      <text:p text:style-name="P419"><text:line-break/>Macros are not saved by MERK, so they must be recreated every time MERK is started. An easy way to make sure that the macros you use are always available is to create them in your connection scripts.</text:p>
      <text:p text:style-name="P420"><text:soft-page-break/>The <text:span text:style-name="T20">/macro</text:span> command can take two optional arguments; these arguments set the text that is displayed in the command list displayed by the <text:span text:style-name="T20">/help</text:span> command. The first optional argument sets the usage text (displayed in the left hand column of the <text:span text:style-name="T20">/help</text:span> display), and the second optional argument sets the command description (displayed in the right hand column of the <text:span text:style-name="T2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21">/macro hello hello.merk "/<text:span text:style-name="T554">hello NAME" "Says hello to another user"</text:span></text:p>
          </table:table-cell>
        </table:table-row>
      </table:table>
      <text:p text:style-name="P422"><text:line-break/><text:span text:style-name="T561">This adds our usage and help information to the </text:span><text:span text:style-name="T555">/help</text:span><text:span text:style-name="T561"> display:</text:span></text:p>
      <text:p text:style-name="P42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61">It is not possible to pass the help text to the </text:span><text:span text:style-name="T555">/macro</text:span><text:span text:style-name="T561"> command without passing the usage text first; while both arguments are optional, and usage text may be passed </text:span><text:span text:style-name="T562">without</text:span><text:span text:style-name="T563"> help text, if help text is desired, usage text </text:span><text:span text:style-name="T562">must</text:span><text:span text:style-name="T563"> be passed as an argument first. If both usage and help text arguments are omitted, the macro is still added to the </text:span><text:span text:style-name="T564">/help</text:span><text:span text:style-name="T563"> display; usage is set to the name of the macro, and the help text is set to "Executes script ", with the name of the script the macro executes.</text:span></text:p>
      <text:p text:style-name="P422">Macros <text:span text:style-name="T35">cannot</text:span><text:span text:style-name="T36"> have the same name as existing commands. Macro names must also start with a letter, and not a number or other symbol. Multiple macros </text:span><text:span text:style-name="T35">cannot</text:span><text:span text:style-name="T36"> have the same name; a new macro with the same name as an existing macro will "overwrite" the older macro.</text:span></text:p>
      <text:p text:style-name="P419">Macros are treated like commands in a lot of respects. If autocomplete for commands is turned on, autocomplete will work for macros. <text:span text:style-name="T560">Macros are added to the list of commands that displays when the </text:span><text:span text:style-name="T565">/help</text:span><text:span text:style-name="T560"> is used, and macros will be highlighted just like commands in the text input widget. </text:span><text:span text:style-name="T566">If scripting is turned off in </text:span><text:a xlink:type="simple" xlink:href="#8.Settings|outline" text:style-name="Internet_20_link" text:visited-style-name="Visited_20_Internet_20_Link"><text:span text:style-name="T566">settings</text:span></text:a><text:span text:style-name="T566">, the </text:span><text:span text:style-name="T567">/macro</text:span><text:span text:style-name="T566"> </text:span><text:span text:style-name="T568">command</text:span><text:span text:style-name="T566"> will be disabled.</text:span></text:p>
      <text:p text:style-name="P423">Call <text:span text:style-name="T20">/macro</text:span> with no arguments to see a list of currently defined macros.</text:p>
      <text:p text:style-name="P419"/>
      <text:p text:style-name="P419"/>
      <text:p text:style-name="P419"/>
      <text:p text:style-name="P419"/>
      <text:p text:style-name="P419"/>
      <text:p text:style-name="P419"/>
      <text:p text:style-name="P419"/>
      <text:h text:style-name="Heading_20_3" text:outline-level="3"><text:bookmark-start text:name="__RefHeading___Toc10705_678466166"/><text:soft-page-break/><text:span text:style-name="T31">/bind</text:span> and <text:span text:style-name="T31">/unbind</text:span><text:bookmark-end text:name="__RefHeading___Toc10705_678466166"/></text:h>
      <text:p text:style-name="P424">The <text:span text:style-name="T20">/bind</text:span> command allows users to create their own <text:span text:style-name="T569">hotkeys</text:span> for MERK. The first argument to <text:span text:style-name="T20">/bind</text:span> should be the key sequence that triggers the <text:span text:style-name="T569">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2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26">/<text:span text:style-name="T570">bind Ctrl+H /print Hello world</text:span></text:p>
          </table:table-cell>
        </table:table-row>
      </table:table>
      <text:p text:style-name="P427"><text:line-break/><text:span text:style-name="T571">Only a single command can be assigned to a bind; if the desired action is complex or contains more than one command, use the </text:span><text:span text:style-name="T572">/script</text:span><text:span text:style-name="T571"> command.</text:span></text:p>
      <text:p text:style-name="P428">Commands triggered by a bound hotkey are treated <text:span text:style-name="T35">exactly</text:span><text:span text:style-name="T36"> as if the command was typed into the window's text input widget and the return key was pressed. That means that they can execute any command that can be entered into the text input widget, and can </text:span><text:span text:style-name="T35">not</text:span><text:span text:style-name="T36"> use any script-only commands. </text:span><text:span text:style-name="T573">If the bound command does not contain any actual command, the hotkey will not do anything, and an error message is displayed. </text:span><text:span text:style-name="T574">Any </text:span><text:a xlink:type="simple" xlink:href="#8.1.13.Built-In Aliases|outline" text:style-name="Internet_20_link" text:visited-style-name="Visited_20_Internet_20_Link"><text:span text:style-name="T574">built-in aliases</text:span></text:a><text:span text:style-name="T574"> in the command will reference the </text:span><text:a xlink:type="simple" xlink:href="#8.1.13.Context|outline" text:style-name="Internet_20_link" text:visited-style-name="Visited_20_Internet_20_Link"><text:span text:style-name="T574">context</text:span></text:a><text:span text:style-name="T574"> of the window the command is being executed in. </text:span><text:span text:style-name="T575">Hotkeys only work on active subwindows. If no subwindows are open, </text:span><text:span text:style-name="T576">hotkeys will not work</text:span><text:span text:style-name="T575">.</text:span></text:p>
      <text:p text:style-name="P42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30">restrict channel private</text:p>
            <text:p text:style-name="P430">/msg $_WINDOW Hello!</text:p>
          </table:table-cell>
        </table:table-row>
      </table:table>
      <text:p text:style-name="P431"><text:line-break/><text:span text:style-name="T571">Save this script to a file named </text:span><text:span text:style-name="T572">hello.merk</text:span><text:span text:style-name="T571"> in your "scripts" directory. Now that we have our script, we'll create our bind:</text:span></text:p>
      <table:table table:name="Table87" table:style-name="Table87">
        <table:table-column table:style-name="Table87.A"/>
        <table:table-row>
          <table:table-cell table:style-name="Table87.A1" office:value-type="string">
            <text:p text:style-name="P432">/<text:span text:style-name="T570">bind Ctrl+H /</text:span><text:span text:style-name="T571">script hello</text:span></text:p>
          </table:table-cell>
        </table:table-row>
      </table:table>
      <text:p text:style-name="P431"><text:line-break/><text:span text:style-name="T571">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33">Only one bind for a given sequence can be active at a time. For example, if there is a bind for the "Ctrl+H" sequence, creating another bind for "Ctrl+H" will <text:span text:style-name="T577">display an error.</text:span></text:p>
      <text:p text:style-name="P434"><text:soft-page-break/><text:span text:style-name="T10">Be aware that this command can "overwrite" default hotkeys, like "Ctrl+C" for copy and "Ctrl+V" for paste, and MERK will not prevent this. </text:span><text:span text:style-name="T578">Some hotkeys can not be overwritten, and the bind will not work. If a set hotkey doesn't seem to work, try a different key sequence.</text:span></text:p>
      <text:p text:style-name="P434">To remove an existing bind, use the <text:span text:style-name="T20">/unbind</text:span> command. Pass the key sequence of the bind to remove as the first argument; just like with the <text:span text:style-name="T579">/bind</text:span> command, capitalization doesn't matter, and the sequence should not contain spaces.</text:p>
      <text:p text:style-name="P435">To remove all created hotkey binds, pass <text:span text:style-name="T20">*</text:span> as the only argument to <text:span text:style-name="T20">/unbind</text:span>.</text:p>
      <text:p text:style-name="P436">To see a list of all the binds currently in effect, call <text:span text:style-name="T20">/bind</text:span> without any arguments.</text:p>
      <text:p text:style-name="P437"><text:span text:style-name="T100">Binds can also be set with MERK's GUI. To bind </text:span><text:span text:style-name="T580">or remove</text:span><text:span text:style-name="T100"> a hotkey, </text:span><text:span text:style-name="T581">or save hotkeys to the configuration file,</text:span><text:span text:style-name="T100"> </text:span><text:span text:style-name="T582">or save all current hotkeys to the configuration file, </text:span><text:span text:style-name="T100">use </text:span><text:span text:style-name="T583">the </text:span><text:a xlink:type="simple" xlink:href="#7.Hotkey Manager|outline" text:style-name="Internet_20_link" text:visited-style-name="Visited_20_Internet_20_Link"><text:span text:style-name="T584">hotkey manager</text:span></text:a><text:span text:style-name="T583">.</text:span></text:p>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Heading_20_2" text:outline-level="2" text:is-list-header="true"><text:bookmark-start text:name="__RefHeading___Toc894_362215326"/><text:soft-page-break/>Scripting MERK<text:bookmark-end text:name="__RefHeading___Toc894_362215326"/></text:h>
      <text:p text:style-name="P439">There are two types of scripts in MERK: connection scripts, and all other scripts. <text:span text:style-name="T585">Each script runs in its own thread, and no commands are blocking</text:span><text:span text:style-name="T585"><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85">Wikipedia</text:span></text:a></text:p></text:note-body></text:note></text:span><text:span text:style-name="T585">;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3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86">Connection scripts </text:span><text:span text:style-name="T587">have the context of the associated server window created when connection begins</text:span><text:span text:style-name="T588"> (see </text:span><text:a xlink:type="simple" xlink:href="#8.4.Context|outline" text:style-name="Internet_20_link" text:visited-style-name="Visited_20_Internet_20_Link"><text:span text:style-name="T589">Context</text:span></text:a><text:span text:style-name="T590"> </text:span><text:span text:style-name="T591">and </text:span><text:a xlink:type="simple" xlink:href="#8.5.Writing Connection Scripts|outline" text:style-name="Internet_20_link" text:visited-style-name="Visited_20_Internet_20_Link"><text:span text:style-name="T592">Writing </text:span><text:span text:style-name="T593">Connection Scripts</text:span></text:a><text:span text:style-name="T590">).</text:span></text:p>
      <text:h text:style-name="Heading_20_3" text:outline-level="3"><text:bookmark-start text:name="__RefHeading___Toc1080_48191583"/>All Other Scripts<text:bookmark-end text:name="__RefHeading___Toc1080_48191583"/></text:h>
      <text:p text:style-name="P440">All other scripts are, well, <text:span text:style-name="T35">scripts</text:span>: a list of commands, one per line, issued in order. Scripts have a context, which is the window that they are called from or executed in. They can be executed in several ways:</text:p>
      <text:p text:style-name="P440"/>
      <text:list text:style-name="L16">
        <text:list-item>
          <text:p text:style-name="P441">From the "<text:span text:style-name="T10">Run</text:span>" button on a server window's toolbar. The script will be executed in the server window's context.</text:p>
        </text:list-item>
        <text:list-item>
          <text:p text:style-name="P441">From the "<text:span text:style-name="T10">Run</text:span>" entry in a window's input menu. <text:span text:style-name="T594">The text in the text input widget will be replaced with a call to the </text:span><text:span text:style-name="T595">/script</text:span><text:span text:style-name="T594"> command to execute the selected file.</text:span></text:p>
        </text:list-item>
        <text:list-item>
          <text:p text:style-name="P442">From the "<text:span text:style-name="T10">Run</text:span>" entry in a window's chat display right-click menu. <text:span text:style-name="T594">The text in the text input widget will be replaced with a call to the </text:span><text:span text:style-name="T595">/script</text:span><text:span text:style-name="T594"> command to execute the selected file.</text:span></text:p>
        </text:list-item>
        <text:list-item>
          <text:p text:style-name="P441">By issuing the <text:span text:style-name="T20">/script</text:span> command. The script will be executed in the window that the command was called from's context.</text:p>
        </text:list-item>
        <text:list-item>
          <text:p text:style-name="P441">From the "<text:span text:style-name="T10">Run</text:span>" menu in a script editor window. The user can select which context to run the script in, or optionally select to run the script on <text:span text:style-name="T35">all</text:span> windows simultaneously <text:span text:style-name="T596">(with each window running that script in the window's context).</text:span></text:p>
        </text:list-item>
      </text:list>
      <text:p text:style-name="P439"/>
      <text:p text:style-name="P443">When using the <text:span text:style-name="T597">/script</text:span> command, scripts are searched for as outlined in <text:a xlink:type="simple" xlink:href="#1.Directories and Configuration Files|outline" text:style-name="Internet_20_link" text:visited-style-name="Visited_20_Internet_20_Link"><text:span text:style-name="T125">Directories and Configuration Files</text:span></text:a><text:span text:style-name="T126">; if the script can be found in this directory search, the path to that script can be omitted. </text:span><text:span text:style-name="T598">For example, if a script named </text:span><text:span text:style-name="T599">example.merk</text:span><text:span text:style-name="T598"> is in the </text:span><text:span text:style-name="T597">/script</text:span><text:span text:style-name="T600">s</text:span><text:span text:style-name="T598"> directory, calling </text:span><text:span text:style-name="T599">/script example.merk</text:span><text:span text:style-name="T598"> will execute that script. If the file extension to the script is </text:span><text:span text:style-name="T599">.merk</text:span><text:span text:style-name="T598">, than the file extension can be omitted; </text:span><text:span text:style-name="T599">/script example</text:span><text:span text:style-name="T598"> will also execute </text:span><text:span text:style-name="T601">the</text:span><text:span text:style-name="T598"> script in the previous example.</text:span></text:p>
      <text:p text:style-name="P444"/>
      <text:p text:style-name="P445">Scripts can have comments. Comments must begin with <text:span text:style-name="T20">/*</text:span> and end with <text:span text:style-name="T20">*/</text:span>, and can span multiple lines. Commands issued within comment blocks will be ignored, as will any text inside the comment block. <text:span text:style-name="T585">For single line comments, the </text:span><text:span text:style-name="T602">/rem</text:span><text:span text:style-name="T585"> command can be used; the command does nothing, and any arguments to it are ignored.</text:span></text:p>
      <text:p text:style-name="P445"/>
      <text:p text:style-name="P445"/>
      <text:h text:style-name="Heading_20_3" text:outline-level="3" text:is-list-header="true"><text:bookmark-start text:name="__RefHeading___Toc1614_2499962574"/><text:soft-page-break/>Errors<text:bookmark-end text:name="__RefHeading___Toc1614_2499962574"/></text:h>
      <text:p text:style-name="P446">For the most part, MERK <text:span text:style-name="T603">handles script errors in two ways</text:span>. <text:span text:style-name="T603">E</text:span>rrors in <text:a xlink:type="simple" xlink:href="#8.2.1.Script-Only Commands|outline" text:style-name="Internet_20_link" text:visited-style-name="Visited_20_Internet_20_Link">script-only commands</text:a> will prevent execution, <text:span text:style-name="T603">while errors in other commands will halt the script execution when the error is encountered</text:span>. If any of the following script-only command errors or conditions are detected, <text:span text:style-name="T604">the</text:span><text:span text:style-name="T125"> script will not execute</text:span>:</text:p>
      <text:list text:style-name="L17">
        <text:list-item>
          <text:p text:style-name="P447">Calling <text:span text:style-name="T605">wait</text:span> with a non-number argument</text:p>
        </text:list-item>
        <text:list-item>
          <text:p text:style-name="P447">Calling <text:span text:style-name="T606">usage</text:span> with the wrong number of arguments</text:p>
        </text:list-item>
        <text:list-item>
          <text:p text:style-name="P447">Calling <text:span text:style-name="T606">usage</text:span> with a non-number as the first argument</text:p>
        </text:list-item>
        <text:list-item>
          <text:p text:style-name="P447">Calling <text:span text:style-name="T341">restrict</text:span> with the wrong number of arguments</text:p>
        </text:list-item>
        <text:list-item>
          <text:p text:style-name="P447">Calling <text:span text:style-name="T341">restrict</text:span> with an argument that is not server, channel, or private</text:p>
        </text:list-item>
        <text:list-item>
          <text:p text:style-name="P448">Calling <text:span text:style-name="T20">only</text:span> with no arguments</text:p>
        </text:list-item>
        <text:list-item>
          <text:p text:style-name="P447">Calling <text:span text:style-name="T338">end</text:span> with any arguments</text:p>
        </text:list-item>
        <text:list-item>
          <text:p text:style-name="P449">Calling <text:span text:style-name="T342">insert</text:span> <text:span text:style-name="T607">no arguments</text:span></text:p>
        </text:list-item>
        <text:list-item>
          <text:p text:style-name="P449">Calling <text:span text:style-name="T608">i</text:span><text:span text:style-name="T342">nsert</text:span> with <text:span text:style-name="T607">a file that cannot be found, doesn't exist, </text:span><text:span text:style-name="T609">or can't be read. </text:span><text:span text:style-name="T610">Errors of this type will </text:span><text:span text:style-name="T611">not</text:span><text:span text:style-name="T612"> display the filename the faulty </text:span><text:span text:style-name="T613">insert</text:span><text:span text:style-name="T612"> </text:span><text:span text:style-name="T614">call was in</text:span><text:span text:style-name="T612">.</text:span></text:p>
        </text:list-item>
        <text:list-item>
          <text:p text:style-name="P450">Calling <text:span text:style-name="T20">context</text:span> with a context that doesn't exist</text:p>
        </text:list-item>
        <text:list-item>
          <text:p text:style-name="P451">Executing a script in a context that is not allowed by <text:span text:style-name="T341">restrict</text:span></text:p>
        </text:list-item>
        <text:list-item>
          <text:p text:style-name="P452">Executing a script in a context that is not allowed by <text:span text:style-name="T20">only</text:span></text:p>
        </text:list-item>
        <text:list-item>
          <text:p text:style-name="P453"><text:span text:style-name="T100">Executing a script in a context that is not allowed by </text:span><text:span text:style-name="T615">exclude</text:span></text:p>
        </text:list-item>
      </text:list>
      <text:p text:style-name="P454"/>
      <text:p text:style-name="P455">Every other <text:span text:style-name="T616">command </text:span>error will display an error message (if script error messages are turned on in <text:a xlink:type="simple" xlink:href="#8.Settings|outline" text:style-name="Internet_20_link" text:visited-style-name="Visited_20_Internet_20_Link">settings</text:a>), and <text:span text:style-name="T603">halt</text:span> execution of the script. Error messages will be displayed for:</text:p>
      <text:list text:style-name="L18">
        <text:list-item>
          <text:p text:style-name="P456">Lines that do not contain a command</text:p>
        </text:list-item>
        <text:list-item>
          <text:p text:style-name="P456">Lines that start with<text:span text:style-name="T429"> </text:span><text:span text:style-name="T20">/</text:span><text:span text:style-name="T429"> </text:span>and are not followed by a valid command</text:p>
        </text:list-item>
        <text:list-item>
          <text:p text:style-name="P456">Calls to commands with <text:span text:style-name="T617">an </text:span>incorrect <text:span text:style-name="T617">number of</text:span> arguments</text:p>
        </text:list-item>
        <text:list-item>
          <text:p text:style-name="P456">Calls to commands with <text:span text:style-name="T617">invalid arguments</text:span></text:p>
        </text:list-item>
        <text:list-item>
          <text:p text:style-name="P457">Scripts being executed in the "wrong" context</text:p>
        </text:list-item>
        <text:list-item>
          <text:p text:style-name="P458">Errors in command execution</text:p>
        </text:list-item>
        <text:list-item>
          <text:p text:style-name="P459"><text:span text:style-name="T618">Using </text:span><text:span text:style-name="T619">goto</text:span><text:span text:style-name="T618"> to "jump" to a line that contains a script-only command</text:span><text:line-break/></text:p>
        </text:list-item>
      </text:list>
      <text:p text:style-name="P460">If an error is encountered, an error message with be displayed. The error message will contain:</text:p>
      <text:list text:style-name="L19">
        <text:list-item>
          <text:p text:style-name="P461"><text:span text:style-name="T10">The line number the error occurred on</text:span>. <text:span text:style-name="T620">On files that contain the </text:span><text:span text:style-name="T621">insert</text:span><text:span text:style-name="T620"> command, the line number may not be accurate, as the script will include the </text:span><text:span text:style-name="T621">insert</text:span><text:span text:style-name="T620">ed file. </text:span><text:span text:style-name="T622">Comments are stripped from scripts before execution, which may also result in inaccurate line numbers in error reports.</text:span></text:p>
        </text:list-item>
        <text:list-item>
          <text:p text:style-name="P462"><text:span text:style-name="T10">The name of the file the error is located in</text:span>. If the error is in a connection script, the filename displayed will be <text:span text:style-name="T20">SERVER:PORT</text:span> <text:span text:style-name="T623">for the server's connection script</text:span>. If the filename is not known or does not exist, the filename will be set to <text:span text:style-name="T20">script</text:span>. <text:span text:style-name="T624">Errors in calling the </text:span><text:span text:style-name="T625">insert</text:span><text:span text:style-name="T624"> command will </text:span><text:span text:style-name="T626">not</text:span><text:span text:style-name="T627"> contain the filename the error occurred in, only what the erroneous call was.</text:span></text:p>
        </text:list-item>
        <text:list-item>
          <text:p text:style-name="P461"><text:span text:style-name="T10">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63">A script or command's <text:span text:style-name="T35">context</text:span><text:span text:style-name="T36"> is a reference to the window the script or command is being executed in. </text:span>Context is, for the most part, only necessary for scripts; the context for any commands issued by a window's text input widget is the window the command is being issued in.</text:p>
      <text:p text:style-name="P464">Some commands can ignore an argument if they are for the current context; for example, <text:span text:style-name="T628">when</text:span> issuing the <text:span text:style-name="T20">/part</text:span> command, <text:span text:style-name="T628">you</text:span> can i<text:bookmark-start text:name="__RefHeading___Toc98_1446586609 Copy 1"/>gnore the <text:span text:style-name="T20">CHANNEL</text:span> argument if the command is intended to <text:span text:style-name="T628">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65">/* <text:span text:style-name="T629">This leaves the current channel */</text:span></text:p>
            <text:p text:style-name="P466">/<text:span text:style-name="T629">part</text:span></text:p>
            <text:p text:style-name="P466"/>
            <text:p text:style-name="P465">/* <text:span text:style-name="T629">This </text:span><text:span text:style-name="T630">invites a user to the current channel</text:span><text:span text:style-name="T629"> */</text:span></text:p>
            <text:p text:style-name="P466">/<text:span text:style-name="T630">invite my_friend</text:span></text:p>
            <text:p text:style-name="P466"/>
            <text:p text:style-name="P465">/* <text:span text:style-name="T629">This </text:span><text:span text:style-name="T630">kicks a user from the current channel</text:span><text:span text:style-name="T629"> */</text:span></text:p>
            <text:p text:style-name="P466">/<text:span text:style-name="T630">kick my_enemy</text:span></text:p>
            <text:p text:style-name="P466"/>
            <text:p text:style-name="P465">/* <text:span text:style-name="T629">This </text:span><text:span text:style-name="T630">gives a user operator status in the current channel</text:span><text:span text:style-name="T629"> */</text:span></text:p>
            <text:p text:style-name="P466">/<text:span text:style-name="T630">mode +o my_friend</text:span></text:p>
            <text:p text:style-name="P466"/>
            <text:p text:style-name="P465">/* <text:span text:style-name="T629">This </text:span><text:span text:style-name="T630">sets the topic in the current channel</text:span><text:span text:style-name="T629"> */</text:span></text:p>
            <text:p text:style-name="P466">/<text:span text:style-name="T630">topic Welcome to my channel!</text:span></text:p>
          </table:table-cell>
        </table:table-row>
      </table:table>
      <text:p text:style-name="P464"/>
      <text:p text:style-name="P464"><text:span text:style-name="T631">Context-less</text:span> commands should <text:span text:style-name="T35">not</text:span><text:span text:style-name="T36"> be issued by scripts, as it can get confusing if you run the script in the wrong context. </text:span><text:span text:style-name="T632">However, if the script is being ran in a</text:span><text:span text:style-name="T633">ny </text:span><text:span text:style-name="T632">window's context, context-less commands are available to the script. </text:span></text:p>
      <text:p text:style-name="P467">When running a script from a window, either through the server window's toolbar, or the input menu, the script is always ran in that window's context. The script <text:span text:style-name="T634">editor "</text:span><text:span text:style-name="T635">Run" menu</text:span> allows you to choose which context to run the script in. <text:span text:style-name="T63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68"><draw:frame draw:style-name="fr11"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469">An example "Run" menu from the script editor. The client is connected to a server on <text:span text:style-name="T20">localhost:6667</text:span>, and is in the channel <text:span text:style-name="T20">#merk</text:span> while having a private chat with <text:span text:style-name="T20">other_user</text:span>. Each selection will run the script in the specified context.</text:p>
          </table:table-cell>
        </table:table-row>
      </table:table>
      <text:p text:style-name="P467"/>
      <text:p text:style-name="P4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70">For example, let's assume that MERK is connected to two servers, <text:span text:style-name="T20">irc.example.com</text:span> and <text:span text:style-name="T20">irc.other.net</text:span>. On <text:span text:style-name="T20">irc.example.com</text:span>, MERK is connected to two channels, <text:span text:style-name="T20">#merk</text:span> and <text:span text:style-name="T20">#python</text:span>. On <text:span text:style-name="T20">irc.other.net</text:span>, MERK is connected to the channel <text:span text:style-name="T20">#qt</text:span>. In this example, <text:span text:style-name="T20">#merk</text:span> and <text:span text:style-name="T20">#python</text:span> have a shared context, while <text:span text:style-name="T20">#qt</text:span> doesn't have a shared context with the other two window. Commands issued in <text:span text:style-name="T20">#qt</text:span> will not be able to have an effect on <text:span text:style-name="T20">#merk</text:span> or <text:span text:style-name="T20">#python</text:span>, and vice versa.</text:p>
      <text:p text:style-name="P471">Scripts can use the <text:span text:style-name="T338">context</text:span> command <text:span text:style-name="T637">to "move" the script to another context</text:span>. The <text:span text:style-name="T338">context</text:span> command will search for all windows, no matter what context. The order <text:span text:style-name="T338">context</text:span> looks for windows is:</text:p>
      <text:list text:style-name="L20">
        <text:list-item>
          <text:p text:style-name="P472">Windows that have a shared context with the context the script was executed in.</text:p>
        </text:list-item>
        <text:list-item>
          <text:p text:style-name="P472">Windows from all contexts.</text:p>
        </text:list-item>
        <text:list-item>
          <text:p text:style-name="P472">Server windows.</text:p>
        </text:list-item>
      </text:list>
      <text:p text:style-name="P473"/>
      <text:p text:style-name="P471"><text:span text:style-name="T338">context</text:span> will move to the <text:span text:style-name="T35">first</text:span><text:span text:style-name="T36"> window it finds with the name passed to it. If you are in multiple channels with the same name, this may be problematic.</text:span></text:p>
      <text:p text:style-name="P474">If a script is intended to only be ran in a specific type of context, the <text:span text:style-name="T20">restrict</text:span> command can be used, in one of three ways:</text:p>
      <text:list text:style-name="L21">
        <text:list-item>
          <text:p text:style-name="P475"><text:span text:style-name="T20">restrict server</text:span> – The script will only run in server windows or connection scripts</text:p>
        </text:list-item>
        <text:list-item>
          <text:p text:style-name="P475"><text:span text:style-name="T20">restrict channel</text:span> – The script will only run in channel windows</text:p>
        </text:list-item>
        <text:list-item>
          <text:p text:style-name="P475"><text:span text:style-name="T20">restrict private</text:span> – The script will only run in private chat windows</text:p>
        </text:list-item>
      </text:list>
      <text:p text:style-name="P474"/>
      <text:p text:style-name="P474">A script that has been "restricted" will <text:span text:style-name="T35">only</text:span><text:span text:style-name="T638"> run in the context specified, and will not execute and show an error if it is ran in another context. </text:span><text:span text:style-name="T639">Up to two contexts can be passed to </text:span><text:span text:style-name="T640">restrict</text:span><text:span text:style-name="T639">. For example, to make sure that a script is ran </text:span><text:span text:style-name="T641">only</text:span><text:span text:style-name="T639"> in chat windows, use </text:span><text:span text:style-name="T640">restrict channel private</text:span><text:span text:style-name="T639">.</text:span></text:p>
      <text:p text:style-name="P476">Outside of scripts, it <text:span text:style-name="T35">is</text:span> possible to "move" to another window's context via commands. The <text:a xlink:type="simple" xlink:href="#9.1.10.Using /show, /hide, /close, and context Commands|outline" text:style-name="Internet_20_link" text:visited-style-name="Visited_20_Internet_20_Link"><text:span text:style-name="T20">/show</text:span> command</text:a> can <text:span text:style-name="T642">move to</text:span> the context of any other window, <text:span text:style-name="T643">as can the </text:span><text:span text:style-name="T644">/focus</text:span><text:span text:style-name="T643"> command.</text:span></text:p>
      <text:p text:style-name="P477"/>
      <text:p text:style-name="P477"/>
      <text:p text:style-name="P477"/>
      <text:h text:style-name="Heading_20_3" text:outline-level="3" text:is-list-header="true"><text:bookmark-start text:name="__RefHeading___Toc102_1446586609"/><text:soft-page-break/>Aliases<text:bookmark-end text:name="__RefHeading___Toc102_1446586609"/></text:h>
      <text:p text:style-name="P478">Aliases are tokens that can be created to insert specific strings into your input in the client (if the <text:span text:style-name="T11">"</text:span><text:span text:style-name="Strong_20_Emphasis"><text:span text:style-name="T11">Interpolate aliases into input"</text:span></text:span> setting is turned on, which is the default) or into your scripts. <text:span text:style-name="T645">They function kind of like variables</text:span><text:span text:style-name="T645"><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45"> do in programming languages.</text:span> <text:span text:style-name="T645">As an</text:span> example, let's create an alias named 'GREETING', and set it to the value 'Hello world!':</text:p>
      <text:p text:style-name="P478"/>
      <table:table table:name="Table2" table:style-name="Table2">
        <table:table-column table:style-name="Table2.A"/>
        <table:table-row>
          <table:table-cell table:style-name="Table2.A1" office:value-type="string">
            <text:p text:style-name="P479">/<text:span text:style-name="T646">alias GREETING Hello world!</text:span></text:p>
          </table:table-cell>
        </table:table-row>
      </table:table>
      <text:p text:style-name="P478"/>
      <text:p text:style-name="P478">Now, if you want to insert the string "Hello world!" into a command or any output, you can use the alias interpolation symbol, which is <text:span text:style-name="T20">$</text:span> by default, followed by the alias'<text:span text:style-name="T647">s</text:span> name, to insert your alias into the command or output:</text:p>
      <text:p text:style-name="P478"/>
      <table:table table:name="Table3" table:style-name="Table3">
        <table:table-column table:style-name="Table3.A"/>
        <table:table-row>
          <table:table-cell table:style-name="Table3.A1" office:value-type="string">
            <text:p text:style-name="P479">/<text:span text:style-name="T646">msg #mychannel $GREETING</text:span></text:p>
          </table:table-cell>
        </table:table-row>
      </table:table>
      <text:p text:style-name="P478"/>
      <text:p text:style-name="P478">This sends a message to <text:span text:style-name="T20">#mychannel</text:span> that says "Hello world!" to everyone in the channel!</text:p>
      <text:p text:style-name="P480"/>
      <text:p text:style-name="P481">Alias names <text:span text:style-name="T35">must</text:span><text:span text:style-name="T36"> start with a letter, and not a number or other symbol. This is to prevent overwriting built-in aliases created for each window's context </text:span><text:span text:style-name="T648">(see </text:span><text:a xlink:type="simple" xlink:href="#7.2.2.Built-In Aliases|outline" text:style-name="Internet_20_link" text:visited-style-name="Visited_20_Internet_20_Link"><text:span text:style-name="T649">Built-In Aliases</text:span></text:a><text:span text:style-name="T650">). </text:span><text:span text:style-name="T651">Alias names also cannot contain punctuatio</text:span><text:span text:style-name="T652">n, except for underscores.</text:span></text:p>
      <text:p text:style-name="P482"/>
      <text:p text:style-name="P483">To create an alias, use the <text:span text:style-name="T20">/alias</text:span> command. To see a list of all aliases set for the current window, issue the <text:span text:style-name="T20">/alias</text:span> command with no arguments. <text:span text:style-name="T653">To delete an alias, issue the </text:span><text:span text:style-name="T654">/unalias</text:span><text:span text:style-name="T653"> command.</text:span></text:p>
      <text:p text:style-name="P483"/>
      <text:p text:style-name="P484">Aliases can also be used as macros, and can contain an entire command. For example, let's say that you like to issue a greeting to everyone that enters a channel, but typing <text:span text:style-name="T20">/msg #mychannel Hello, and welcome!</text:span> is a pain to type every time someone joins, you could create this alias:</text:p>
      <text:p text:style-name="P485"/>
      <table:table table:name="Table7" table:style-name="Table7">
        <table:table-column table:style-name="Table7.A"/>
        <table:table-row>
          <table:table-cell table:style-name="Table7.A1" office:value-type="string">
            <text:p text:style-name="P486">/<text:span text:style-name="T655">alias GREETING /msg $_WINDOW Hello, and welcome!</text:span></text:p>
          </table:table-cell>
        </table:table-row>
      </table:table>
      <text:p text:style-name="P485"/>
      <text:p text:style-name="P487">Now, whenever someone joins you<text:span text:style-name="T635">r</text:span> channel, just type <text:span text:style-name="T20">$GREETING</text:span> into the text input widget to send your message! The above example uses a built-in alias, which is explained in <text:span text:style-name="T656">Built-In Aliases</text:span>.</text:p>
      <text:p text:style-name="P487"/>
      <text:p text:style-name="P488">All aliases are <text:span text:style-name="T35">global </text:span><text:span text:style-name="T657">in scope</text:span><text:span text:style-name="T3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58">(including other connection scripts)</text:span><text:span text:style-name="T36">. </text:span><text:span text:style-name="T659">Any script can also delete an alias with the </text:span><text:span text:style-name="T660">/unalias</text:span><text:span text:style-name="T659"> command.</text:span></text:p>
      <text:p text:style-name="P487"/>
      <text:p text:style-name="Text_20_body">Built-in aliases<text:span text:style-name="T661"> cannot be deleted with the </text:span><text:span text:style-name="T662">/unalias</text:span><text:span text:style-name="T66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89"><text:span text:style-name="T100">Each window has a number of aliases for use that are built-in to the window'</text:span><text:span text:style-name="T663">s context</text:span><text:span text:style-name="T100">, and do not require the user to create them. Built-in alias names start with an underscore (</text:span><text:span text:style-name="T415">_</text:span><text:span text:style-name="T100">) </text:span><text:span text:style-name="T664">and are all uppercase. </text:span><text:span text:style-name="T665">Some built-in aliases (</text:span><text:span text:style-name="T666">see </text:span><text:a xlink:type="simple" xlink:href="#8.3.Script Arguments|outline" text:style-name="Internet_20_link" text:visited-style-name="Visited_20_Internet_20_Link"><text:span text:style-name="T667">Script Arguments</text:span></text:a><text:span text:style-name="T665">) are only </text:span><text:span text:style-name="T668">created in certain circumstances</text:span><text:span text:style-name="T665">; </text:span><text:span text:style-name="T669">these have a gray background.</text:span></text:p>
      <text:p text:style-name="P482"/>
      <table:table table:name="Table4" table:style-name="Table4">
        <table:table-column table:style-name="Table4.A"/>
        <table:table-column table:style-name="Table4.B"/>
        <table:table-header-rows>
          <table:table-row>
            <table:table-cell table:style-name="Table4.A1" office:value-type="string">
              <text:p text:style-name="P490">Alias</text:p>
            </table:table-cell>
            <table:table-cell table:style-name="Table4.B1" office:value-type="string">
              <text:p text:style-name="P490">Value</text:p>
            </table:table-cell>
          </table:table-row>
        </table:table-header-rows>
        <table:table-row table:style-name="Table4.2">
          <table:table-cell table:style-name="Table4.A2" office:value-type="string">
            <text:p text:style-name="P491">_<text:span text:style-name="T670">0, _1,...</text:span></text:p>
          </table:table-cell>
          <table:table-cell table:style-name="Table4.B2" office:value-type="string">
            <text:p text:style-name="P492">Any arguments that have been passed to the currently running script; the first argument will be set to <text:span text:style-name="T20">$_1</text:span>, the second argument will be set to <text:span text:style-name="T20">$_2</text:span>, and so on. <text:span text:style-name="T20">$_0</text:span> will contain all arguments, separated by spaces; if no arguments have been passed, <text:span text:style-name="T20">$_0</text:span> will be set to <text:span text:style-name="T20">none</text:span>.</text:p>
          </table:table-cell>
        </table:table-row>
        <table:table-row table:style-name="Table4.3">
          <table:table-cell table:style-name="Table4.A2" office:value-type="string">
            <text:p text:style-name="P493">_<text:span text:style-name="T671">ARGS</text:span></text:p>
          </table:table-cell>
          <table:table-cell table:style-name="Table4.B2" office:value-type="string">
            <text:p text:style-name="P494">The <text:span text:style-name="T671">number of arguments passed to a script. </text:span><text:span text:style-name="T672">If no arguments have been passed to the script, this will be set to </text:span><text:span text:style-name="T673">0</text:span><text:span text:style-name="T672">.</text:span></text:p>
          </table:table-cell>
        </table:table-row>
        <table:table-row>
          <table:table-cell table:style-name="Table4.A4" office:value-type="string">
            <text:p text:style-name="P491">_<text:span text:style-name="T674">CLIENT</text:span></text:p>
          </table:table-cell>
          <table:table-cell table:style-name="Table4.B4" office:value-type="string">
            <text:p text:style-name="P495">The <text:span text:style-name="T674">name of the IRC client, MERK.</text:span></text:p>
          </table:table-cell>
        </table:table-row>
        <table:table-row>
          <table:table-cell table:style-name="Table4.A4" office:value-type="string">
            <text:p text:style-name="P491">_<text:span text:style-name="T675">CONNECTION</text:span></text:p>
          </table:table-cell>
          <table:table-cell table:style-name="Table4.B4" office:value-type="string">
            <text:p text:style-name="P496">If the connection type of the server the window is connected to; if connected via SSL/TLS, this will be set to <text:span text:style-name="T20">SSL/TLS</text:span>, otherwise it will be set to <text:span text:style-name="T20">TCP/IP</text:span>.</text:p>
          </table:table-cell>
        </table:table-row>
        <table:table-row>
          <table:table-cell table:style-name="Table4.A4" office:value-type="string">
            <text:p text:style-name="P491">_<text:span text:style-name="T674">C</text:span><text:span text:style-name="T676">OUNT</text:span></text:p>
          </table:table-cell>
          <table:table-cell table:style-name="Table4.B4" office:value-type="string">
            <text:p text:style-name="P497">The number of users in the current channel. For server and private chat windows, this will be set to <text:span text:style-name="T20">0</text:span>.</text:p>
          </table:table-cell>
        </table:table-row>
        <table:table-row>
          <table:table-cell table:style-name="Table4.A4" office:value-type="string">
            <text:p text:style-name="P498">_CUPTIME</text:p>
          </table:table-cell>
          <table:table-cell table:style-name="Table4.B4" office:value-type="string">
            <text:p text:style-name="P499">The number of seconds that MERK has been running.</text:p>
          </table:table-cell>
        </table:table-row>
        <table:table-row>
          <table:table-cell table:style-name="Table4.A4" office:value-type="string">
            <text:p text:style-name="P493">_HOST</text:p>
          </table:table-cell>
          <table:table-cell table:style-name="Table4.B4" office:value-type="string">
            <text:p text:style-name="P500">The reported hostname of the server the window is connected to; <text:span text:style-name="T677">if that is not know</text:span><text:span text:style-name="T678">n</text:span><text:span text:style-name="T677">, then this will be set to the server's address, a colon, and the server's port.</text:span></text:p>
          </table:table-cell>
        </table:table-row>
        <table:table-row>
          <table:table-cell table:style-name="Table4.A4" office:value-type="string">
            <text:p text:style-name="P491">_<text:span text:style-name="T679">DATE</text:span></text:p>
          </table:table-cell>
          <table:table-cell table:style-name="Table4.B4" office:value-type="string">
            <text:p text:style-name="P495">The <text:span text:style-name="T679">current date, in "MM/DD/YYYY" format.</text:span></text:p>
          </table:table-cell>
        </table:table-row>
        <table:table-row>
          <table:table-cell table:style-name="Table4.A4" office:value-type="string">
            <text:p text:style-name="P491">_<text:span text:style-name="T680">DAY</text:span></text:p>
          </table:table-cell>
          <table:table-cell table:style-name="Table4.B4" office:value-type="string">
            <text:p text:style-name="P495">The <text:span text:style-name="T679">current </text:span><text:span text:style-name="T680">day of the week.</text:span></text:p>
          </table:table-cell>
        </table:table-row>
        <table:table-row>
          <table:table-cell table:style-name="Table4.A4" office:value-type="string">
            <text:p text:style-name="P491">_<text:span text:style-name="T679">EDATE</text:span></text:p>
          </table:table-cell>
          <table:table-cell table:style-name="Table4.B4" office:value-type="string">
            <text:p text:style-name="P495">The <text:span text:style-name="T679">current date, in "DD/MM/YYYY" format.</text:span></text:p>
          </table:table-cell>
        </table:table-row>
        <table:table-row>
          <table:table-cell table:style-name="Table4.A4" office:value-type="string">
            <text:p text:style-name="P501">_<text:span text:style-name="T681">EPOCH</text:span></text:p>
          </table:table-cell>
          <table:table-cell table:style-name="Table4.B4" office:value-type="string">
            <text:p text:style-name="P502">The current time in UNIX epoch format.</text:p>
          </table:table-cell>
        </table:table-row>
        <table:table-row>
          <table:table-cell table:style-name="Table4.A4" office:value-type="string">
            <text:p text:style-name="P501">_<text:span text:style-name="T682">FILE</text:span></text:p>
          </table:table-cell>
          <table:table-cell table:style-name="Table4.B4" office:value-type="string">
            <text:p text:style-name="P503">The full filename of the currently running script.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text:span text:style-name="T688">HCHANNELS</text:span></text:p>
          </table:table-cell>
          <table:table-cell table:style-name="Table4.B4" office:value-type="string">
            <text:p text:style-name="P504">The number of <text:span text:style-name="T688">hidden</text:span> <text:span text:style-name="T688">channels</text:span> on the server the window is connected to. If this is not known, this will be set to <text:span text:style-name="T20">0</text:span>.</text:p>
          </table:table-cell>
        </table:table-row>
        <table:table-row>
          <table:table-cell table:style-name="Table4.A4" office:value-type="string">
            <text:p text:style-name="P501">_MODE</text:p>
          </table:table-cell>
          <table:table-cell table:style-name="Table4.B4" office:value-type="string">
            <text:p text:style-name="P505">Any modes set on the user associated with the window. <text:span text:style-name="T672">If no modes are set, this will be set to </text:span><text:span text:style-name="T687">none</text:span><text:span text:style-name="T689">.</text:span></text:p>
          </table:table-cell>
        </table:table-row>
        <table:table-row>
          <table:table-cell table:style-name="Table4.A4" office:value-type="string">
            <text:p text:style-name="P491">_<text:span text:style-name="T680">MONTH</text:span></text:p>
          </table:table-cell>
          <table:table-cell table:style-name="Table4.B4" office:value-type="string">
            <text:p text:style-name="P495">The <text:span text:style-name="T680">name of the current month.</text:span></text:p>
          </table:table-cell>
        </table:table-row>
        <table:table-row>
          <table:table-cell table:style-name="Table4.A4" office:value-type="string">
            <text:p text:style-name="P491">_N<text:span text:style-name="T690">ETWORK</text:span></text:p>
          </table:table-cell>
          <table:table-cell table:style-name="Table4.B4" office:value-type="string">
            <text:p text:style-name="P506">The network the server the window is connected to is on; if this is not known, this will be set to <text:span text:style-name="T20">unknown</text:span>.</text:p>
          </table:table-cell>
        </table:table-row>
        <table:table-row>
          <table:table-cell table:style-name="Table4.A4" office:value-type="string">
            <text:p text:style-name="P491">_NICKNAME</text:p>
          </table:table-cell>
          <table:table-cell table:style-name="Table4.B4" office:value-type="string">
            <text:p text:style-name="P495">The user's <text:span text:style-name="T691">current</text:span> nickname.</text:p>
          </table:table-cell>
        </table:table-row>
        <table:table-row>
          <table:table-cell table:style-name="Table4.A4" office:value-type="string">
            <text:p text:style-name="P491">_<text:span text:style-name="T692">ORDINAL</text:span></text:p>
          </table:table-cell>
          <table:table-cell table:style-name="Table4.B4" office:value-type="string">
            <text:p text:style-name="P495">The <text:span text:style-name="T692">current day of the month.</text:span></text:p>
          </table:table-cell>
        </table:table-row>
        <table:table-row>
          <table:table-cell table:style-name="Table4.A4" office:value-type="string">
            <text:p text:style-name="P493">_PORT</text:p>
          </table:table-cell>
          <table:table-cell table:style-name="Table4.B4" office:value-type="string">
            <text:p text:style-name="P500">The port on the server the window is connected to.</text:p>
          </table:table-cell>
        </table:table-row>
        <table:table-row>
          <table:table-cell table:style-name="Table4.A4" office:value-type="string">
            <text:p text:style-name="P501">_PRESENT</text:p>
          </table:table-cell>
          <table:table-cell table:style-name="Table4.B4" office:value-type="string">
            <text:p text:style-name="P505">If the window the alias is being used in is a channel window, this will contain a list of users in that channel, separated by commas. <text:span text:style-name="T672">If there are no users in the channel, </text:span><text:span text:style-name="T693">or if this is used in a non-channel context</text:span><text:span text:style-name="T672">, this will be set to </text:span><text:span text:style-name="T687">none</text:span><text:span text:style-name="T672">.</text:span></text:p>
          </table:table-cell>
        </table:table-row>
        <table:table-row>
          <table:table-cell table:style-name="Table4.A4" office:value-type="string">
            <text:p text:style-name="P493">_REALNAME</text:p>
          </table:table-cell>
          <table:table-cell table:style-name="Table4.B4" office:value-type="string">
            <text:p text:style-name="P500">The user's realname, <text:span text:style-name="T694">as set in user settings.</text:span></text:p>
          </table:table-cell>
        </table:table-row>
        <table:table-row>
          <table:table-cell table:style-name="Table4.A4" office:value-type="string">
            <text:p text:style-name="P493">_<text:span text:style-name="T695">RELEASE</text:span></text:p>
          </table:table-cell>
          <table:table-cell table:style-name="Table4.B4" office:value-type="string">
            <text:p text:style-name="P507">The URL for the current latest release of MERK, <text:span text:style-name="T696">as known at the release of the running version.</text:span></text:p>
          </table:table-cell>
        </table:table-row>
        <text:soft-page-break/>
        <table:table-row>
          <table:table-cell table:style-name="Table4.A4" office:value-type="string">
            <text:p text:style-name="P493">_R<text:span text:style-name="T697">VERSION</text:span></text:p>
          </table:table-cell>
          <table:table-cell table:style-name="Table4.B4" office:value-type="string">
            <text:p text:style-name="P508">The <text:span text:style-name="T697">current release version of MERK</text:span><text:span text:style-name="T695">, </text:span><text:span text:style-name="T696">as known at the release of the running version.</text:span></text:p>
          </table:table-cell>
        </table:table-row>
        <table:table-row>
          <table:table-cell table:style-name="Table4.A4" office:value-type="string">
            <text:p text:style-name="P493">_<text:span text:style-name="T688">SCHANNELS</text:span></text:p>
          </table:table-cell>
          <table:table-cell table:style-name="Table4.B4" office:value-type="string">
            <text:p text:style-name="P504">The number of visible <text:span text:style-name="T688">channels</text:span> on the server the window is connected to. If this is not known, this will be set to <text:span text:style-name="T20">0</text:span>.</text:p>
          </table:table-cell>
        </table:table-row>
        <table:table-row>
          <table:table-cell table:style-name="Table4.A4" office:value-type="string">
            <text:p text:style-name="P493">_<text:span text:style-name="T698">SCOUNT</text:span></text:p>
          </table:table-cell>
          <table:table-cell table:style-name="Table4.B4" office:value-type="string">
            <text:p text:style-name="P504">The number of visible users on the server the window is connected to. If this is not known, this will be set to <text:span text:style-name="T20">0</text:span>.</text:p>
          </table:table-cell>
        </table:table-row>
        <table:table-row table:style-name="Table4.27">
          <table:table-cell table:style-name="Table4.A4" office:value-type="string">
            <text:p text:style-name="P493">_S<text:span text:style-name="T682">CRIPT</text:span></text:p>
          </table:table-cell>
          <table:table-cell table:style-name="Table4.B4" office:value-type="string">
            <text:p text:style-name="P509">The name of the file, without the full path, of the currently running script. Only present in scripts that have been executed with the <text:span text:style-name="T20">/script</text:span> command. <text:span text:style-name="T683">If called from an </text:span><text:span text:style-name="T684">/insert</text:span><text:span text:style-name="T683">ed file, this will contain the name of the script being executed, </text:span><text:span text:style-name="T685">not the </text:span><text:span text:style-name="T686">/insert</text:span><text:span text:style-name="T685">ed file. </text:span><text:span text:style-name="T672">If the current script does not have a filename, this will be set to </text:span><text:span text:style-name="T687">script</text:span><text:span text:style-name="T672">.</text:span></text:p>
          </table:table-cell>
        </table:table-row>
        <table:table-row>
          <table:table-cell table:style-name="Table4.A4" office:value-type="string">
            <text:p text:style-name="P493">_SERVER</text:p>
          </table:table-cell>
          <table:table-cell table:style-name="Table4.B4" office:value-type="string">
            <text:p text:style-name="P500">The server the window is connected to; this will be the address used to connect to the server, <text:span text:style-name="T699">not the server's reported hostname.</text:span></text:p>
          </table:table-cell>
        </table:table-row>
        <table:table-row>
          <table:table-cell table:style-name="Table4.A4" office:value-type="string">
            <text:p text:style-name="P491">_<text:span text:style-name="T700">SOFTWARE</text:span></text:p>
          </table:table-cell>
          <table:table-cell table:style-name="Table4.B4" office:value-type="string">
            <text:p text:style-name="P510">The <text:span text:style-name="T700">server software the server the window is connected to is using. </text:span><text:span text:style-name="T701">If this is not known, this will be set to </text:span><text:span text:style-name="T702">unknown</text:span><text:span text:style-name="T701">.</text:span></text:p>
          </table:table-cell>
        </table:table-row>
        <table:table-row>
          <table:table-cell table:style-name="Table4.A4" office:value-type="string">
            <text:p text:style-name="P491">_<text:span text:style-name="T674">SOURCE</text:span></text:p>
          </table:table-cell>
          <table:table-cell table:style-name="Table4.B4" office:value-type="string">
            <text:p text:style-name="P510">The URL to MERK's source code.</text:p>
          </table:table-cell>
        </table:table-row>
        <table:table-row>
          <table:table-cell table:style-name="Table4.A4" office:value-type="string">
            <text:p text:style-name="P501">_<text:span text:style-name="T703">STAMP</text:span></text:p>
          </table:table-cell>
          <table:table-cell table:style-name="Table4.B4" office:value-type="string">
            <text:p text:style-name="P502">The current time, following the format setting for timestamps.</text:p>
          </table:table-cell>
        </table:table-row>
        <table:table-row>
          <table:table-cell table:style-name="Table4.A4" office:value-type="string">
            <text:p text:style-name="P501">_STATUS</text:p>
          </table:table-cell>
          <table:table-cell table:style-name="Table4.B4" office:value-type="string">
            <text:p text:style-name="P511">If the window is associated with a channel, this will contain the window's channel status (<text:span text:style-name="T20">operator</text:span>, <text:span text:style-name="T20">voiced</text:span>, etc.); otherwise, this will be set to <text:span text:style-name="T20">normal</text:span>.</text:p>
          </table:table-cell>
        </table:table-row>
        <table:table-row>
          <table:table-cell table:style-name="Table4.A4" office:value-type="string">
            <text:p text:style-name="P501">_<text:span text:style-name="T704">SUPTIME</text:span></text:p>
          </table:table-cell>
          <table:table-cell table:style-name="Table4.B4" office:value-type="string">
            <text:p text:style-name="P512">How long, in seconds, the client has been connected to the server associated with the current window.</text:p>
          </table:table-cell>
        </table:table-row>
        <table:table-row>
          <table:table-cell table:style-name="Table4.A4" office:value-type="string">
            <text:p text:style-name="P501">_<text:span text:style-name="T703">TIME</text:span></text:p>
          </table:table-cell>
          <table:table-cell table:style-name="Table4.B4" office:value-type="string">
            <text:p text:style-name="P502">The current time, <text:span text:style-name="T703">in 24-hour format.</text:span></text:p>
          </table:table-cell>
        </table:table-row>
        <table:table-row>
          <table:table-cell table:style-name="Table4.A4" office:value-type="string">
            <text:p text:style-name="P501">_TOPIC</text:p>
          </table:table-cell>
          <table:table-cell table:style-name="Table4.B4" office:value-type="string">
            <text:p text:style-name="P511">If the window the alias is being used in is a channel window, this will contain the channel's topic, if there is one. <text:span text:style-name="T672">If the channel does not have a topic, </text:span><text:span text:style-name="T693">or if the window is not a channel</text:span><text:span text:style-name="T672">, this will be set to </text:span><text:span text:style-name="T687">No topic</text:span><text:span text:style-name="T672">.</text:span></text:p>
          </table:table-cell>
        </table:table-row>
        <table:table-row>
          <table:table-cell table:style-name="Table4.A4" office:value-type="string">
            <text:p text:style-name="P493">_UPTIME</text:p>
          </table:table-cell>
          <table:table-cell table:style-name="Table4.B4" office:value-type="string">
            <text:p text:style-name="P500">How long the window the <text:span text:style-name="T691">script</text:span> is <text:span text:style-name="T691">being ran</text:span> in has been connected or has been in use, in seconds.</text:p>
          </table:table-cell>
        </table:table-row>
        <table:table-row>
          <table:table-cell table:style-name="Table4.A4" office:value-type="string">
            <text:p text:style-name="P491">_<text:span text:style-name="T674">VERSION</text:span></text:p>
          </table:table-cell>
          <table:table-cell table:style-name="Table4.B4" office:value-type="string">
            <text:p text:style-name="P510">The current version of MERK in use.</text:p>
          </table:table-cell>
        </table:table-row>
        <table:table-row>
          <table:table-cell table:style-name="Table4.A4" office:value-type="string">
            <text:p text:style-name="P491">_USERNAME</text:p>
          </table:table-cell>
          <table:table-cell table:style-name="Table4.B4" office:value-type="string">
            <text:p text:style-name="P495">The user's username, <text:span text:style-name="T694">as set in user settings.</text:span></text:p>
          </table:table-cell>
        </table:table-row>
        <table:table-row>
          <table:table-cell table:style-name="Table4.A4" office:value-type="string">
            <text:p text:style-name="P493">_WINDOW</text:p>
          </table:table-cell>
          <table:table-cell table:style-name="Table4.B4" office:value-type="string">
            <text:p text:style-name="P500">The name of the window the <text:span text:style-name="T699">script</text:span> is being used in.</text:p>
          </table:table-cell>
        </table:table-row>
        <table:table-row table:style-name="Table4.40">
          <table:table-cell table:style-name="Table4.A4" office:value-type="string">
            <text:p text:style-name="P493">_WTYPE</text:p>
          </table:table-cell>
          <table:table-cell table:style-name="Table4.B4" office:value-type="string">
            <text:p text:style-name="P500">The type of window the alias is being used in; either <text:span text:style-name="T705">s</text:span><text:span text:style-name="T20">erver</text:span> for server windows, <text:span text:style-name="T20">channel</text:span> for channel windows, or <text:span text:style-name="T20">private</text:span> for private chat windows.</text:p>
          </table:table-cell>
        </table:table-row>
        <table:table-row table:style-name="Table4.41">
          <table:table-cell table:style-name="Table4.A4" office:value-type="string">
            <text:p text:style-name="P491">_<text:span text:style-name="T706">YEAR</text:span></text:p>
          </table:table-cell>
          <table:table-cell table:style-name="Table4.B4" office:value-type="string">
            <text:p text:style-name="P495">The <text:span text:style-name="T706">current year.</text:span></text:p>
          </table:table-cell>
        </table:table-row>
      </table:table>
      <text:p text:style-name="P513"/>
      <text:p text:style-name="P513"><text:span text:style-name="T629">Built-in aliases can be very useful in scripts, where the script may not "know" what </text:span><text:a xlink:type="simple" xlink:href="#8.2.Context|outline" text:style-name="Internet_20_link" text:visited-style-name="Visited_20_Internet_20_Link"><text:span text:style-name="T707">context</text:span></text:a><text:span text:style-name="T629"> it is running in:</text:span></text:p>
      <text:p text:style-name="P514"/>
      <table:table table:name="Table5" table:style-name="Table5">
        <table:table-column table:style-name="Table5.A"/>
        <table:table-row table:style-name="Table5.1">
          <table:table-cell table:style-name="Table5.A1" office:value-type="string">
            <text:p text:style-name="P515">/* <text:span text:style-name="T629">This sends a message to the current channel */</text:span></text:p>
            <text:p text:style-name="P516">/<text:span text:style-name="T629">msg $_WINDOW Hello, everybody! </text:span><text:span text:style-name="T708">My name is $_NICKNAME</text:span></text:p>
            <text:p text:style-name="P516"/>
            <text:p text:style-name="P515">/* <text:span text:style-name="T629">This sets the current channel's topic */</text:span></text:p>
            <text:p text:style-name="P517">/<text:span text:style-name="T629">topic $_WINDOW </text:span><text:span text:style-name="T708">We've been around for $_UPTIME seconds!</text:span></text:p>
          </table:table-cell>
        </table:table-row>
      </table:table>
      <text:p text:style-name="Standard"/>
      <text:p text:style-name="P518">They can also be used to display information about the client:</text:p>
      <text:p text:style-name="P519"/>
      <table:table table:name="Table55" table:style-name="Table55">
        <table:table-column table:style-name="Table55.A"/>
        <table:table-row table:style-name="Table55.1">
          <table:table-cell table:style-name="Table55.A1" office:value-type="string">
            <text:p text:style-name="P520">/* <text:span text:style-name="T709">This sets the default away message */</text:span></text:p>
            <text:p text:style-name="P521">/<text:span text:style-name="T709">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22">Arguments can be passed to a script with the <text:span text:style-name="T20">/script</text:span> command; <text:span text:style-name="T710">just pass them as arguments to the command following the script file name. </text:span><text:span text:style-name="T711">The </text:span><text:span text:style-name="T20">/script</text:span><text:span text:style-name="T711"> command is the </text:span><text:span text:style-name="T712">only</text:span><text:span text:style-name="T713"> way to pass arguments to a script.</text:span></text:p>
      <text:p text:style-name="P52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714">most</text:span> commands, arguments are considered to consist of <text:span text:style-name="T715">either </text:span>a single word, with no spaces, <text:span text:style-name="T715">or a number of words separated by spaces. A channel name, for example, or a nickname may be an argument; the </text:span><text:span text:style-name="T716">/msg</text:span><text:span text:style-name="T715"> command looks for a channel or nickname as the first argument, with all other arguments being the message to be sent. </text:span>Arguments to scripts can contain spaces, and the number of <text:span text:style-name="T71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24">/* <text:span text:style-name="T710">This calls a script with a single argument */</text:span></text:p>
            <text:p text:style-name="P525">/<text:span text:style-name="T710">script myscript.merk "Hello, world!"</text:span></text:p>
            <text:p text:style-name="P525"/>
            <text:p text:style-name="P524">/* <text:span text:style-name="T710">Here are multiple arguments, with spaces in each */</text:span></text:p>
            <text:p text:style-name="P525">/<text:span text:style-name="T710">script test.merk "First argument!" "Second argument!" "And third!"</text:span></text:p>
          </table:table-cell>
        </table:table-row>
      </table:table>
      <text:p text:style-name="P526"/>
      <text:p text:style-name="P527">To access these arguments, a built-in alias is created for each one, and another is created for all arguments. Each built-in alias is named with the number of the argument: <text:span text:style-name="T687">$</text:span><text:span text:style-name="T20">_1</text:span> for the first argument, <text:span text:style-name="T687">$</text:span><text:span text:style-name="T20">_2</text:span> for the second, <text:span text:style-name="T687">$</text:span><text:span text:style-name="T20">_3</text:span> for the third, and so on. The built-in alias <text:span text:style-name="T687">$</text:span><text:span text:style-name="T20">_0</text:span> contains all arguments passed to the script, joined by single spaces; <text:span text:style-name="T717">if no arguments have been passed to the script, </text:span><text:span text:style-name="T687">$</text:span><text:span text:style-name="T718">_0</text:span><text:span text:style-name="T717"> will contain the string </text:span><text:span text:style-name="T718">none</text:span><text:span text:style-name="T717">.</text:span></text:p>
      <text:p text:style-name="P527"/>
      <text:p text:style-name="P527">To make sure your script is called with the right number or arguments, use the <text:span text:style-name="T20">usage</text:span> command. As the first argument to <text:span text:style-name="T20">usage</text:span>, pass the number of arguments your script requires. All arguments after this first will be displayed <text:span text:style-name="T719">as</text:span> the error message if your script it called with an improper number of arguments.</text:p>
      <text:p text:style-name="P527"/>
      <text:p text:style-name="P52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20">greet.merk</text:span>.</text:p>
      <text:p text:style-name="P527"/>
      <table:table table:name="Table22" table:style-name="Table22">
        <table:table-column table:style-name="Table22.A"/>
        <table:table-row>
          <table:table-cell table:style-name="Table22.A1" office:value-type="string">
            <text:p text:style-name="P524">/*</text:p>
            <text:p text:style-name="P524"><text:s text:c="5"/><text:span text:style-name="T720">This script requires a single argument.</text:span></text:p>
            <text:p text:style-name="P524"><text:s text:c="5"/><text:span text:style-name="T720">If none or more than one </text:span><text:span text:style-name="T721">argument</text:span><text:span text:style-name="T720"> is passed,</text:span></text:p>
            <text:p text:style-name="P528"><text:s text:c="5"/>display script usage information.</text:p>
            <text:p text:style-name="P529">*/</text:p>
            <text:p text:style-name="P525"><text:span text:style-name="T710">usage 1 Usage: /script </text:span><text:span text:style-name="T682">$_SCRIPT</text:span><text:span text:style-name="T710"> NAME</text:span></text:p>
            <text:p text:style-name="P525"/>
            <text:p text:style-name="P530"><text:span text:style-name="T20">/</text:span><text:span text:style-name="T722">msg $_WINDOW Hello there, $_1! Nice to see you!</text:span></text:p>
          </table:table-cell>
        </table:table-row>
      </table:table>
      <text:p text:style-name="P531"/>
      <text:p text:style-name="P531"><text:soft-page-break/>Let's execute our script! In the text input widget, type the following and hit enter:</text:p>
      <text:p text:style-name="P531"/>
      <table:table table:name="Table23" table:style-name="Table23">
        <table:table-column table:style-name="Table23.A"/>
        <table:table-row>
          <table:table-cell table:style-name="Table23.A1" office:value-type="string">
            <text:p text:style-name="P530"><text:span text:style-name="T20">/</text:span><text:span text:style-name="T723">script greet other_user</text:span></text:p>
          </table:table-cell>
        </table:table-row>
      </table:table>
      <text:p text:style-name="P526"/>
      <text:p text:style-name="P531">Our greeting is sent to the current chat:</text:p>
      <text:p text:style-name="P531"/>
      <text:p text:style-name="P532"><draw:frame draw:style-name="fr1" draw:name="Image21" text:anchor-type="as-char" svg:width="4.3437in" svg:height="0.2083in" draw:z-index="32"><draw:image xlink:href="Pictures/10000001000001A1000000144BBC521D.png" xlink:type="simple" xlink:show="embed" xlink:actuate="onLoad" draw:mime-type="image/png"/></draw:frame></text:p>
      <text:p text:style-name="P533"/>
      <text:p text:style-name="P533">If we executed our script with no arguments, an error message is displayed:</text:p>
      <text:p text:style-name="P534"><draw:frame draw:style-name="fr1" draw:name="Image22" text:anchor-type="as-char" svg:width="2.5835in" svg:height="0.2291in" draw:z-index="33"><draw:image xlink:href="Pictures/10000001000000F8000000165CBCA79A.png" xlink:type="simple" xlink:show="embed" xlink:actuate="onLoad" draw:mime-type="image/png"/></draw:frame></text:p>
      <text:p text:style-name="P535">Connection scripts are <text:span text:style-name="T35">never</text:span><text:span text:style-name="T36"> called with any arguments. </text:span><text:span text:style-name="T724">Scripts executed by any way other than the </text:span><text:span text:style-name="T725">/script</text:span><text:span text:style-name="T724"> command are </text:span><text:span text:style-name="T726">never</text:span><text:span text:style-name="T724"> called with any arguments.</text:span></text:p>
      <text:p text:style-name="P536">Several built-in aliases are created for scripts. <text:span text:style-name="T687">$</text:span><text:span text:style-name="T20">_FILE</text:span> contains the full filename of the script (including path) being called, <text:span text:style-name="T687">$</text:span><text:span text:style-name="T20">_SCRIPT</text:span> contains the filename of the script without the path, and <text:span text:style-name="T687">$</text:span><text:span text:style-name="T20">_ARGS</text:span> contains the number of arguments the script was called with. The example above has a use of the <text:span text:style-name="T687">$</text:span><text:span text:style-name="T20">_SCRIPT</text:span> built-in alias. <text:span text:style-name="T717">If a script is executed from the editor (and thus doesn't have a filename), both </text:span><text:span text:style-name="T687">$</text:span><text:span text:style-name="T718">_FILE</text:span><text:span text:style-name="T717"> and </text:span><text:span text:style-name="T687">$</text:span><text:span text:style-name="T718">_SCRIPT</text:span><text:span text:style-name="T717"> will be set to </text:span><text:span text:style-name="T718">script</text:span><text:span text:style-name="T717">.</text:span></text:p>
      <text:p text:style-name="P537">Scripts executed with the "Run" menu in the editor <text:span text:style-name="T36">are </text:span><text:span text:style-name="T35">never</text:span><text:span text:style-name="T36"> called with any arguments, and </text:span><text:span text:style-name="T727">will only </text:span><text:span text:style-name="T36">have the </text:span><text:span text:style-name="T728">$</text:span><text:span text:style-name="T729">_SCRIPT</text:span><text:span text:style-name="T730"> </text:span><text:span text:style-name="T731">or</text:span><text:span text:style-name="T730"> </text:span><text:span text:style-name="T728">$</text:span><text:span text:style-name="T729">_FILE</text:span><text:span text:style-name="T36"> built-in aliases </text:span><text:span text:style-name="T727">if the script has been saved to or loaded from a filename</text:span><text:span text:style-name="T36">. </text:span><text:span text:style-name="T732">Scripts executed with the "Run script" button on server window toolbars will have the </text:span><text:span text:style-name="T728">$</text:span><text:span text:style-name="T729">_SCRIPT</text:span><text:span text:style-name="T732"> and </text:span><text:span text:style-name="T728">$</text:span><text:span text:style-name="T729">_FILE</text:span><text:span text:style-name="T732"> built-in aliases, but as they are </text:span><text:span text:style-name="T733">never</text:span><text:span text:style-name="T732"> called with arguments, will have the </text:span><text:span text:style-name="T728">$</text:span><text:span text:style-name="T37">_ARGS</text:span><text:span text:style-name="T732"> built-in alias </text:span><text:span text:style-name="T734">set to </text:span><text:span text:style-name="T728">none</text:span><text:span text:style-name="T734">.</text:span></text:p>
      <text:p text:style-name="P538">Argument built-in aliases can be used with <text:span text:style-name="T20">insert</text:span>ed scripts, but they <text:span text:style-name="T735">will always reference the script that is being executed, not the </text:span><text:span text:style-name="T736">insert</text:span><text:span text:style-name="T735">ed script. For example, if an </text:span><text:span text:style-name="T736">insert</text:span><text:span text:style-name="T735">ed script includes the built-in alias </text:span><text:span text:style-name="T736">$_1</text:span><text:span text:style-name="T735">, that alias will interpolate to the first argument that was passed to the script that is being executed, </text:span><text:span text:style-name="T737">not</text:span><text:span text:style-name="T738"> the </text:span><text:span text:style-name="T739">insert</text:span><text:span text:style-name="T738">ed file.</text:span></text:p>
      <text:p text:style-name="P539"/>
      <text:p text:style-name="P539"/>
      <text:p text:style-name="P539"/>
      <text:p text:style-name="P539"/>
      <text:p text:style-name="P539"/>
      <text:p text:style-name="P539"/>
      <text:h text:style-name="P540" text:outline-level="3" text:is-list-header="true"><text:bookmark-start text:name="__RefHeading___Toc862_362215326"/><text:soft-page-break/><text:span text:style-name="T740">Writing </text:span>Connection Scripts<text:bookmark-end text:name="__RefHeading___Toc862_362215326"/></text:h>
      <text:p text:style-name="P541"><text:span text:style-name="T741">Connection scripts are the scripts that can be entered in the connection dialog, and are executed as soon as the client completes connecting to a server. </text:span><text:span text:style-name="T742">A connection script's context is the server window created when connecting. In fact, calling </text:span><text:span text:style-name="T743">restrict server</text:span><text:span text:style-name="T742"> to restrict the connection script's execution to a server window will pass successfully, while using </text:span><text:span text:style-name="T743">restrict</text:span><text:span text:style-name="T742"> with any other </text:span><text:span text:style-name="T744">context</text:span><text:span text:style-name="T742"> type will cause the connection script to not execute.</text:span></text:p>
      <text:p text:style-name="P542"><draw:frame draw:style-name="fr1" draw:name="Image5" text:anchor-type="as-char" svg:width="3.8543in" svg:height="3.5008in" draw:z-index="34"><draw:image xlink:href="../../graphics/connect_script.png" xlink:type="simple" xlink:show="embed" xlink:actuate="onLoad" draw:mime-type="image/png"/></draw:frame></text:p>
      <text:p text:style-name="P543">To issue commands that will have an effect on another window, use the <text:span text:style-name="T338">context</text:span> command to move the script to that window's context.</text:p>
      <text:p text:style-name="P544">Before <text:span text:style-name="T338">context</text:span>ing to another context, be aware that that <text:span text:style-name="T422">window (and the context)</text:span> may "not exist" yet. The channel <text:span text:style-name="T745">window may not be rendered yet</text:span>, the private chat that you intended to start has not started yet, etc. The <text:span text:style-name="T20">wait</text:span> command will help you in these situations, so you can make sure that all the contexts for your script have been created before you issue commands.</text:p>
      <text:p text:style-name="P544">For example, let's say that when you connect to your favorite server, automatically join your favorite channel, <text:span text:style-name="T2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45">/<text:span text:style-name="T746">alias FAVORITE #merk</text:span></text:p>
            <text:p text:style-name="P545">/<text:span text:style-name="T746">join $FAVORITE</text:span></text:p>
            <text:p text:style-name="P545">/<text:span text:style-name="T746">msg $FAVORITE Hello, everybody!</text:span></text:p>
            <text:p text:style-name="P546">wait 10</text:p>
            <text:p text:style-name="P545"><text:span text:style-name="T747">context</text:span><text:span text:style-name="T746"> $FAVORITE</text:span></text:p>
            <text:p text:style-name="P545">/<text:span text:style-name="T748">print $_WINDOW Maximizing $FAVORITE!</text:span></text:p>
            <text:p text:style-name="P545">/<text:span text:style-name="T746">maximize </text:span><text:span text:style-name="T749">$_WINDOW</text:span></text:p>
          </table:table-cell>
        </table:table-row>
      </table:table>
      <text:p text:style-name="P547"><text:soft-page-break/>How long to <text:span text:style-name="T2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0">wait</text:span> is preferable to a shorter one, to make sure that your script executes properly. When first writing a connection script, try <text:span text:style-name="T20">wait 30</text:span> to pause the script for 30 seconds, and tweak from there.</text:p>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p text:style-name="P54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4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20">$wave</text:span> to send the wave emoji.</text:p>
      <table:table table:name="Table25" table:style-name="Table25">
        <table:table-column table:style-name="Table25.A"/>
        <table:table-row>
          <table:table-cell table:style-name="Table25.A1" office:value-type="string">
            <text:p text:style-name="P549">/*</text:p>
            <text:p text:style-name="P549"><text:s text:c="3"/><text:span text:style-name="T750">Wave Script</text:span></text:p>
            <text:p text:style-name="P549"><text:s text:c="3"/><text:span text:style-name="T750">By Dan Hetrick</text:span></text:p>
            <text:p text:style-name="P549">*/</text:p>
            <text:p text:style-name="P550"/>
            <text:p text:style-name="P551">restrict channel private</text:p>
            <text:p text:style-name="P551">/msg $_WINDOW :wave: </text:p>
            <text:p text:style-name="P551">/alias wave /script $_FILE</text:p>
          </table:table-cell>
        </table:table-row>
      </table:table>
      <text:p text:style-name="P552"/>
      <text:p text:style-name="P548">What this script does specifically:</text:p>
      <text:list text:style-name="L22">
        <text:list-item>
          <text:p text:style-name="P553">Restrict the scripts execution to channel and private chat windows.</text:p>
        </text:list-item>
        <text:list-item>
          <text:p text:style-name="P553">Sends the "wave" emoji to the current chat</text:p>
        </text:list-item>
        <text:list-item>
          <text:p text:style-name="P553">Creates an alias named "wave" that will re-execute the script</text:p>
        </text:list-item>
      </text:list>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349_4060769487"/><text:soft-page-break/>Greeting<text:bookmark-end text:name="__RefHeading___Toc4349_4060769487"/></text:h>
      <text:p text:style-name="P555">This script sends a greeting to the as a private message to a user. It takes a single argument, the username of the person the greeting is being sent to.</text:p>
      <text:p text:style-name="P556"/>
      <table:table table:name="Table26" table:style-name="Table26">
        <table:table-column table:style-name="Table26.A"/>
        <table:table-row>
          <table:table-cell table:style-name="Table26.A1" office:value-type="string">
            <text:p text:style-name="P549">/*</text:p>
            <text:p text:style-name="P549"><text:s text:c="3"/><text:span text:style-name="T750">Greeting Script</text:span></text:p>
            <text:p text:style-name="P549"><text:s text:c="3"/><text:span text:style-name="T750">By Dan Hetrick</text:span></text:p>
            <text:p text:style-name="P549">*/</text:p>
            <text:p text:style-name="P550"/>
            <text:p text:style-name="P551">usage 1 Usage: /script $_SCRIPT nickname</text:p>
            <text:p text:style-name="P550">/<text:span text:style-name="T750">msg $_1 Hello! Nice to see you!</text:span></text:p>
          </table:table-cell>
        </table:table-row>
      </table:table>
      <text:p text:style-name="P557"/>
      <text:p text:style-name="P558">What this script does specifically:</text:p>
      <text:p text:style-name="P558"/>
      <text:list text:style-name="L23">
        <text:list-item>
          <text:p text:style-name="P559">Makes sure the script is called with a single argument</text:p>
        </text:list-item>
        <text:list-item>
          <text:p text:style-name="P560">Sends <text:span text:style-name="T751">a greeting as a private message to the user set in the single argument</text:span></text:p>
        </text:list-item>
      </text:list>
      <text:p text:style-name="P554"/>
      <text:p text:style-name="P561">To make this a little easier, we'll create a macro for our greeting script. Assuming that our greeting script was saved to a file named <text:span text:style-name="T20">greeing.merk</text:span> in MERK's "scripts" directory:</text:p>
      <text:p text:style-name="P562"/>
      <table:table table:name="Table91" table:style-name="Table91">
        <table:table-column table:style-name="Table91.A"/>
        <table:table-row>
          <table:table-cell table:style-name="Table91.A1" office:value-type="string">
            <text:p text:style-name="P563">/<text:span text:style-name="T752">macro greet greeting "/greet USER" "Sends a greeting to the current chat"</text:span></text:p>
          </table:table-cell>
        </table:table-row>
      </table:table>
      <text:p text:style-name="P564"/>
      <text:p text:style-name="P561">Now, we can call our script with a new custom "command", <text:span text:style-name="T20">/greet</text:span>. So, if we wanted to send a greeting to a user named "Bob":</text:p>
      <text:p text:style-name="P562"/>
      <table:table table:name="Table92" table:style-name="Table92">
        <table:table-column table:style-name="Table92.A"/>
        <table:table-row>
          <table:table-cell table:style-name="Table92.A1" office:value-type="string">
            <text:p text:style-name="P563">/<text:span text:style-name="T752">greet Bob</text:span></text:p>
          </table:table-cell>
        </table:table-row>
      </table:table>
      <text:p text:style-name="P564"/>
      <text:p text:style-name="P561">This would send a message to <text:span text:style-name="T753">the user "Bob" that consists of "Hello! Nice to see you!".</text:span></text:p>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p text:style-name="P554"/>
      <text:h text:style-name="Heading_20_3" text:outline-level="3"><text:bookmark-start text:name="__RefHeading___Toc4600_4060769487"/><text:soft-page-break/>Example Connection Script<text:bookmark-end text:name="__RefHeading___Toc4600_4060769487"/></text:h>
      <text:p text:style-name="P565">This script should be set as a connection script. Upon connection to the server, it will log the user into <text:span text:style-name="T20">NICKSERV</text:span>, join a channel the user owns, tell <text:span text:style-name="T20">CHANSERV</text:span> to give them operator status in the channel, set the channel topic, <text:span text:style-name="T754">maximize the channel's window, </text:span>and send a greeting to the channel</text:p>
      <text:p text:style-name="P556"/>
      <table:table table:name="Table27" table:style-name="Table27">
        <table:table-column table:style-name="Table27.A"/>
        <table:table-row>
          <table:table-cell table:style-name="Table27.A1" office:value-type="string">
            <text:p text:style-name="P549">/*</text:p>
            <text:p text:style-name="P549"><text:s text:c="3"/><text:span text:style-name="T755">Example </text:span><text:span text:style-name="T751">Server Connection Script</text:span></text:p>
            <text:p text:style-name="P549">*/</text:p>
            <text:p text:style-name="P550"/>
            <text:p text:style-name="P566">restrict server</text:p>
            <text:p text:style-name="P550">/<text:span text:style-name="T751">alias USERNAME my_username</text:span></text:p>
            <text:p text:style-name="P550">/<text:span text:style-name="T751">alias PASSWORD my_password</text:span></text:p>
            <text:p text:style-name="P550">/<text:span text:style-name="T751">alias CHANNEL #my_channel</text:span></text:p>
            <text:p text:style-name="P550">/<text:span text:style-name="T751">alias TOPIC Welcome to my channel!</text:span></text:p>
            <text:p text:style-name="P550">/<text:span text:style-name="T751">alias GREETING $_NICKNAME is here, everybody!</text:span></text:p>
            <text:p text:style-name="P550"/>
            <text:p text:style-name="P550">/<text:span text:style-name="T751">msg nickserv IDENTIFY $USERNAME $PASSWORD</text:span></text:p>
            <text:p text:style-name="P566">wait 5</text:p>
            <text:p text:style-name="P550">/<text:span text:style-name="T751">join $CHANNEL</text:span></text:p>
            <text:p text:style-name="P550">/<text:span text:style-name="T751">msg chanserv OP $CHANNEL</text:span></text:p>
            <text:p text:style-name="P550"><text:span text:style-name="T751">wait </text:span><text:span text:style-name="T756">10</text:span></text:p>
            <text:p text:style-name="P567">context $CHANNEL</text:p>
            <text:p text:style-name="P550">/<text:span text:style-name="T751">topic $TOPIC</text:span></text:p>
            <text:p text:style-name="P550">/<text:span text:style-name="T756">maximize</text:span></text:p>
            <text:p text:style-name="P566">wait 1</text:p>
            <text:p text:style-name="P550">/<text:span text:style-name="T751">msg $_</text:span><text:span text:style-name="T756">WINDOW</text:span><text:span text:style-name="T751"> $GREETING</text:span></text:p>
          </table:table-cell>
        </table:table-row>
      </table:table>
      <text:p text:style-name="P557"/>
      <text:p text:style-name="P558">What this script does specifically:</text:p>
      <text:p text:style-name="P568"/>
      <text:list text:style-name="L24">
        <text:list-item>
          <text:p text:style-name="P569">Restrict the script's execution to server windows</text:p>
        </text:list-item>
        <text:list-item>
          <text:p text:style-name="P569">Sets an alias for the user's <text:span text:style-name="T20">NICKSERV</text:span> username</text:p>
        </text:list-item>
        <text:list-item>
          <text:p text:style-name="P569">Sets an alias for the user's <text:span text:style-name="T20">NICKSERV</text:span> password</text:p>
        </text:list-item>
        <text:list-item>
          <text:p text:style-name="P569">Sets an alias for the user's channel</text:p>
        </text:list-item>
        <text:list-item>
          <text:p text:style-name="P569">Sets an alias for the channel's topic</text:p>
        </text:list-item>
        <text:list-item>
          <text:p text:style-name="P569">Sets an alias for the greeting to send once everything else is done</text:p>
        </text:list-item>
        <text:list-item>
          <text:p text:style-name="P569">Logs into <text:span text:style-name="T20">NICKSERV</text:span> with the set username and password</text:p>
        </text:list-item>
        <text:list-item>
          <text:p text:style-name="P569">Waits 5 seconds</text:p>
        </text:list-item>
        <text:list-item>
          <text:p text:style-name="P569">Join the set channel</text:p>
        </text:list-item>
        <text:list-item>
          <text:p text:style-name="P569">Tells <text:span text:style-name="T20">CHANSERV</text:span> to give the user operator status in the set channel</text:p>
        </text:list-item>
        <text:list-item>
          <text:p text:style-name="P569">Waits <text:span text:style-name="T756">10</text:span> seconds</text:p>
        </text:list-item>
        <text:list-item>
          <text:p text:style-name="P570">Switches contexts to the channel window</text:p>
        </text:list-item>
        <text:list-item>
          <text:p text:style-name="P569">Sets the <text:span text:style-name="T756">current channel's topic</text:span></text:p>
        </text:list-item>
        <text:list-item>
          <text:p text:style-name="P570">Maximizes the current channel window</text:p>
        </text:list-item>
        <text:list-item>
          <text:p text:style-name="P569">Waits 1 second</text:p>
        </text:list-item>
        <text:list-item>
          <text:p text:style-name="P569">Sends the greeting to the <text:span text:style-name="T756">current </text:span>channel</text:p>
        </text:list-item>
      </text:list>
      <text:h text:style-name="Heading_20_3" text:outline-level="3"><text:bookmark-start text:name="__RefHeading___Toc4333_3140508971"/><text:soft-page-break/>Inserting Files<text:bookmark-end text:name="__RefHeading___Toc4333_3140508971"/></text:h>
      <text:p text:style-name="P571">If there's data or aliases that you want to use in more than one script, the <text:span text:style-name="T20">/insert</text:span> command makes that easy. In the last example, a script was used to login to <text:span text:style-name="T20">NICKSERV</text:span>. In this example, we're going to store our login information in one script, and use it in another.</text:p>
      <text:p text:style-name="P572">login.merk</text:p>
      <table:table table:name="Table13" table:style-name="Table13">
        <table:table-column table:style-name="Table13.A"/>
        <table:table-row>
          <table:table-cell table:style-name="Table13.A1" office:value-type="string">
            <text:p text:style-name="P573">/*</text:p>
            <text:p text:style-name="P573"><text:s text:c="3"/><text:span text:style-name="T683">NICKSERV Login</text:span></text:p>
            <text:p text:style-name="P573">*/</text:p>
            <text:p text:style-name="P574"/>
            <text:p text:style-name="P574">/<text:span text:style-name="T683">alias USERNAME my_username</text:span></text:p>
            <text:p text:style-name="P574">/<text:span text:style-name="T683">alias PASSWORD my_password</text:span></text:p>
            <text:p text:style-name="P574">/<text:span text:style-name="T683">alias LOGIN_TO_NICKSERV /msg NICKSERV IDENTIFY $USERNAME $PASSWORD</text:span></text:p>
          </table:table-cell>
        </table:table-row>
      </table:table>
      <text:p text:style-name="P575"/>
      <text:p text:style-name="P576">Now, to login to <text:span text:style-name="T20">NICKSERV</text:span> from another script, use the <text:span text:style-name="T20">/insert</text:span> command to insert this file into the script, and issue the full command:</text:p>
      <text:p text:style-name="P577"/>
      <table:table table:name="Table30" table:style-name="Table30">
        <table:table-column table:style-name="Table30.A"/>
        <table:table-row>
          <table:table-cell table:style-name="Table30.A1" office:value-type="string">
            <text:p text:style-name="P578">insert login.merk</text:p>
            <text:p text:style-name="P578">$LOGIN_TO_NICKSERV</text:p>
          </table:table-cell>
        </table:table-row>
      </table:table>
      <text:p text:style-name="P575"/>
      <text:p text:style-name="P579">Once all aliases have been interpolated into the script, this will end up being the script that is executed:</text:p>
      <text:p text:style-name="P580"/>
      <table:table table:name="Table34" table:style-name="Table34">
        <table:table-column table:style-name="Table34.A"/>
        <table:table-row>
          <table:table-cell table:style-name="Table34.A1" office:value-type="string">
            <text:p text:style-name="P581">/<text:span text:style-name="T735">msg NICKSERV IDENTIFY my_username my_password</text:span></text:p>
          </table:table-cell>
        </table:table-row>
      </table:table>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p text:style-name="P582"/>
      <text:h text:style-name="Heading_20_3" text:outline-level="3"><text:bookmark-start text:name="__RefHeading___Toc12166_3140508971"/><text:soft-page-break/>Showing the Local Temperature<text:bookmark-end text:name="__RefHeading___Toc12166_3140508971"/></text:h>
      <text:p text:style-name="P583">This script will use the <text:span text:style-name="T20">/shell</text:span> command to fetch the currently temperature in a specific location. You may have to edit the call to get the temperature in your location. I live in Detroit, Michigan, in the United States of America, so that's the location I'm going to use. <text:span text:style-name="T757">We're going to use the </text:span><text:a xlink:type="simple" xlink:href="https://curl.se/" text:style-name="Internet_20_link" text:visited-style-name="Visited_20_Internet_20_Link"><text:span text:style-name="T758">curl</text:span></text:a><text:span text:style-name="T757"> executable to get the temperature from </text:span><text:a xlink:type="simple" xlink:href="https://wttr.in/" text:style-name="Internet_20_link" text:visited-style-name="Visited_20_Internet_20_Link"><text:span text:style-name="T757">https://wttr.in/</text:span></text:a><text:span text:style-name="T757">.</text:span></text:p>
      <text:p text:style-name="P584"/>
      <table:table table:name="Table28" table:style-name="Table28">
        <table:table-column table:style-name="Table28.A"/>
        <table:table-row>
          <table:table-cell table:style-name="Table28.A1" office:value-type="string">
            <text:p text:style-name="P585">restrict channel private</text:p>
            <text:p text:style-name="P586"><text:span text:style-name="T684">/</text:span><text:span text:style-name="T758">shell TEMP </text:span><text:span text:style-name="T759">curl.exe -s "https://wttr.in/Detroit?format=%t"</text:span></text:p>
            <text:p text:style-name="P587">/<text:span text:style-name="T757">msg $_WINDOW It's currently $TEMP here in Detroit</text:span></text:p>
          </table:table-cell>
        </table:table-row>
      </table:table>
      <text:p text:style-name="P583"/>
      <text:p text:style-name="P588">This script:</text:p>
      <text:list text:style-name="L25">
        <text:list-item>
          <text:p text:style-name="P589">Restrict <text:span text:style-name="T760">the script's</text:span> execution to channel or private chat windows only, as it sends a message to the current window.</text:p>
        </text:list-item>
        <text:list-item>
          <text:p text:style-name="P589">Use the <text:span text:style-name="T20">/shell</text:span> command to <text:span text:style-name="T760">call </text:span><text:span text:style-name="T761">curl.exe</text:span><text:span text:style-name="T760"> to fetch the current temperature, and store it in the </text:span><text:span text:style-name="T761">TEMP</text:span><text:span text:style-name="T760"> alias.</text:span></text:p>
        </text:list-item>
        <text:list-item>
          <text:p text:style-name="P590">Send a message to the current window containing the <text:span text:style-name="T20">TEMP</text:span> alias.</text:p>
        </text:list-item>
      </text:list>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P591" text:outline-level="3"><text:bookmark-start text:name="__RefHeading___Toc12166_3140508971 Copy 1"/><text:soft-page-break/>C<text:span text:style-name="T762">onnecting to Servers</text:span><text:bookmark-end text:name="__RefHeading___Toc12166_3140508971 Copy 1"/></text:h>
      <text:p text:style-name="P592">Scripts can call other scripts, allowing scripts to be "chained"; that is, to execute one after the other. This script is an example of a connection script that connects to multiple servers, and executes multiple scripts.</text:p>
      <text:p text:style-name="P592"/>
      <text:p text:style-name="P592">First, let's create our initial connection script. We're going to use it upon connection to UnderNet. It will login to our X account before connecting to two other servers.</text:p>
      <text:p text:style-name="P593"/>
      <table:table table:name="Table54" table:style-name="Table54">
        <table:table-column table:style-name="Table54.A"/>
        <table:table-row>
          <table:table-cell table:style-name="Table54.A1" office:value-type="string">
            <text:p text:style-name="P594"><text:span text:style-name="T757">restrict </text:span><text:span text:style-name="T763">server</text:span></text:p>
            <text:p text:style-name="P595"><text:span text:style-name="T764">/</text:span><text:span text:style-name="T765">msg X@channels.undernet.org login username password</text:span></text:p>
            <text:p text:style-name="P596">/join #merk</text:p>
            <text:p text:style-name="P596">/xconnect palladium.libera.chat 6667</text:p>
            <text:p text:style-name="P596">/xconnectssl irc.underworld.no 6697</text:p>
          </table:table-cell>
        </table:table-row>
      </table:table>
      <text:p text:style-name="P597"/>
      <text:p text:style-name="P592">This script:</text:p>
      <text:list text:style-name="L26">
        <text:list-item>
          <text:p text:style-name="P598">Restricts the script's execution to server window contexts.</text:p>
        </text:list-item>
        <text:list-item>
          <text:p text:style-name="P598">Sends a private message to UnderNet's user service bot, logging into an account.</text:p>
        </text:list-item>
        <text:list-item>
          <text:p text:style-name="P598">Joins the <text:span text:style-name="T20">#merk</text:span> channel.</text:p>
        </text:list-item>
        <text:list-item>
          <text:p text:style-name="P598">Connects to <text:span text:style-name="T20">palladium.libera.chat</text:span> on port 6667, executing any existing connection script when it connects.</text:p>
        </text:list-item>
        <text:list-item>
          <text:p text:style-name="P599"><text:span text:style-name="T766">Connects to </text:span><text:span text:style-name="T767">irc.underworld.no</text:span><text:span text:style-name="T766"> via SSL/TLS, on port 6697, executing any existing connection script when it connects.</text:span></text:p>
        </text:list-item>
      </text:list>
      <text:p text:style-name="P592"/>
      <text:p text:style-name="P600"><text:span text:style-name="T768">Scripts can also execute other scripts with the </text:span><text:span text:style-name="T769">/script</text:span><text:span text:style-name="T768">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01" text:outline-level="3"><text:bookmark-start text:name="__RefHeading___Toc12166_3140508971 Copy 1 Copy 1"/><text:soft-page-break/>Dice Rolling Script<text:bookmark-end text:name="__RefHeading___Toc12166_3140508971 Copy 1 Copy 1"/></text:h>
      <text:p text:style-name="P602">This script uses the <text:span text:style-name="T20">/random</text:span> command to simulate a dice roll and send the result to the current channel.<text:span text:style-name="T763"> </text:span>Pass the number of sides of the dice to roll as the first argument to the script; so, to roll a 20 sided die, pass <text:span text:style-name="T20">20</text:span> as the argument to the script:</text:p>
      <text:p text:style-name="P603"/>
      <table:table table:name="Table61" table:style-name="Table61">
        <table:table-column table:style-name="Table61.A"/>
        <table:table-row>
          <table:table-cell table:style-name="Table61.A1" office:value-type="string">
            <text:p text:style-name="P604"><text:span text:style-name="T757">restrict </text:span><text:span text:style-name="T770">channel private</text:span></text:p>
            <text:p text:style-name="P605">usage 1 Usage: /script $_SCRIPT NUMBER_OF_SIDES</text:p>
            <text:p text:style-name="P605">/random roll 1 $_1</text:p>
            <text:p text:style-name="P605">/msg $_WINDOW Rolling a $_1 sided die: $roll</text:p>
          </table:table-cell>
        </table:table-row>
      </table:table>
      <text:p text:style-name="P606"/>
      <text:p text:style-name="P602">This script:</text:p>
      <text:list text:style-name="L27">
        <text:list-item>
          <text:p text:style-name="P607">Restricts the script's execution to chat window contexts.</text:p>
        </text:list-item>
        <text:list-item>
          <text:p text:style-name="P607">Sets the usage text for the script, and makes sure that the script is called with one argument.</text:p>
        </text:list-item>
        <text:list-item>
          <text:p text:style-name="P607">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07">Sends a message to the current chat showing the random number that was generated.</text:p>
        </text:list-item>
      </text:list>
      <text:p text:style-name="P575"/>
      <text:p text:style-name="P608">I<text:span text:style-name="T771">n</text:span> the game Dungeons &amp; Dragons, rolling a 20 on a 20-sided die is a "critical", which usually means the roll succeeds or deals extra damage. Here's a version of the script rolls a 20-sided die, and notifies if a critical is rolled:</text:p>
      <text:p text:style-name="P608"/>
      <table:table table:name="Table70" table:style-name="Table70">
        <table:table-column table:style-name="Table70.A"/>
        <table:table-column table:style-name="Table70.B"/>
        <table:table-row>
          <table:table-cell table:style-name="Table70.A1" office:value-type="string">
            <text:p text:style-name="P609">1</text:p>
          </table:table-cell>
          <table:table-cell table:style-name="Table70.B1" office:value-type="string">
            <text:p text:style-name="P610">restrict channel private</text:p>
          </table:table-cell>
        </table:table-row>
        <table:table-row>
          <table:table-cell table:style-name="Table70.A2" office:value-type="string">
            <text:p text:style-name="P609">2</text:p>
          </table:table-cell>
          <table:table-cell table:style-name="Table70.B2" office:value-type="string">
            <text:p text:style-name="P610">/<text:span text:style-name="T772">print Rolling...</text:span></text:p>
          </table:table-cell>
        </table:table-row>
        <table:table-row>
          <table:table-cell table:style-name="Table70.A2" office:value-type="string">
            <text:p text:style-name="P609">3</text:p>
          </table:table-cell>
          <table:table-cell table:style-name="Table70.B3" office:value-type="string">
            <text:p text:style-name="P610">/random roll 1 20</text:p>
          </table:table-cell>
        </table:table-row>
        <table:table-row table:style-name="Table70.4">
          <table:table-cell table:style-name="Table70.A2" office:value-type="string">
            <text:p text:style-name="P609">4</text:p>
          </table:table-cell>
          <table:table-cell table:style-name="Table70.B4" office:value-type="string">
            <text:p text:style-name="P610">if $roll (is) 20 goto 7</text:p>
          </table:table-cell>
        </table:table-row>
        <table:table-row table:style-name="Table70.4">
          <table:table-cell table:style-name="Table70.A2" office:value-type="string">
            <text:p text:style-name="P611">5</text:p>
          </table:table-cell>
          <table:table-cell table:style-name="Table70.B4" office:value-type="string">
            <text:p text:style-name="P610">/msg $_WINDOW <text:span text:style-name="T773">Rolled a</text:span> $roll</text:p>
          </table:table-cell>
        </table:table-row>
        <table:table-row table:style-name="Table70.4">
          <table:table-cell table:style-name="Table70.A2" office:value-type="string">
            <text:p text:style-name="P611">6</text:p>
          </table:table-cell>
          <table:table-cell table:style-name="Table70.B4" office:value-type="string">
            <text:p text:style-name="P610">end</text:p>
          </table:table-cell>
        </table:table-row>
        <table:table-row table:style-name="Table70.4">
          <table:table-cell table:style-name="Table70.A2" office:value-type="string">
            <text:p text:style-name="P611">7</text:p>
          </table:table-cell>
          <table:table-cell table:style-name="Table70.B4" office:value-type="string">
            <text:p text:style-name="P610">/msg $_WINDOW Critical! Rolled a $roll</text:p>
          </table:table-cell>
        </table:table-row>
        <table:table-row table:style-name="Table70.4">
          <table:table-cell table:style-name="Table70.A2" office:value-type="string">
            <text:p text:style-name="P611">8</text:p>
          </table:table-cell>
          <table:table-cell table:style-name="Table70.B8" office:value-type="string">
            <text:p text:style-name="P610">end</text:p>
          </table:table-cell>
        </table:table-row>
      </table:table>
      <text:p text:style-name="P612"/>
      <text:p text:style-name="P613">This script:</text:p>
      <text:list text:style-name="L28">
        <text:list-item>
          <text:p text:style-name="P614">Restricts the script's execution to chat window contexts.</text:p>
        </text:list-item>
        <text:list-item>
          <text:p text:style-name="P614">Generates a random number from 1 to the number passed as an argument to the script. If the argument is not a number, the script will stop executing and display an error. The generated random number is stored in the alias <text:span text:style-name="T20">$roll</text:span>.</text:p>
        </text:list-item>
        <text:list-item>
          <text:p text:style-name="P615">Displays a message to the user</text:p>
        </text:list-item>
        <text:list-item>
          <text:p text:style-name="P615">Checks to see if the roll was a 20, and if it was, "jumps" to line 7</text:p>
        </text:list-item>
        <text:list-item>
          <text:p text:style-name="P615">Displays the roll to the current chat</text:p>
        </text:list-item>
        <text:list-item>
          <text:p text:style-name="P615">Ends the script</text:p>
        </text:list-item>
        <text:list-item>
          <text:p text:style-name="P615">This is the line our <text:span text:style-name="T20">if</text:span> "jumps" to; it displays to the current chat that the roll was a critical</text:p>
        </text:list-item>
        <text:list-item>
          <text:p text:style-name="P615">Ends the script</text:p>
        </text:list-item>
      </text:list>
      <text:p text:style-name="P575"/>
      <text:p text:style-name="P616"><text:soft-page-break/>Now that our dice rolling script is written, we can create a macro for our script, or bind the script to a hotkey. The following examples assume that dice rolling script is saved to a file name <text:span text:style-name="T20">roll.merk</text:span>, saved in MERK's "scripts" directory.</text:p>
      <text:p text:style-name="P616"/>
      <text:p text:style-name="P616">First, we'll create a macro. Our macro will be named "roll20", and will take no arguments:<text:span text:style-name="T774"/></text:p>
      <text:p text:style-name="P562"/>
      <table:table table:name="Table89" table:style-name="Table89">
        <table:table-column table:style-name="Table89.A"/>
        <table:table-row>
          <table:table-cell table:style-name="Table89.A1" office:value-type="string">
            <text:p text:style-name="P563">/<text:span text:style-name="T752">macro roll20 roll "/roll" "Rolls a 20 sided die, and shows the results"</text:span></text:p>
          </table:table-cell>
        </table:table-row>
      </table:table>
      <text:p text:style-name="P564"><text:line-break/><text:span text:style-name="T752">Now, we've effectively created a new command, </text:span><text:span text:style-name="T775">/roll20</text:span><text:span text:style-name="T752">, that executes the dice rolling script every time it is called.</text:span></text:p>
      <text:p text:style-name="P564"/>
      <text:p text:style-name="P616">We can also create a hotkey for our script with the <text:span text:style-name="T20">/bind</text:span> command. Every time the user presses the control key and the "R" button <text:span text:style-name="T753">at the same time</text:span>, our dice rolling script will get executed in the current active window's context:</text:p>
      <text:p text:style-name="P562"/>
      <table:table table:name="Table90" table:style-name="Table90">
        <table:table-column table:style-name="Table90.A"/>
        <table:table-row>
          <table:table-cell table:style-name="Table90.A1" office:value-type="string">
            <text:p text:style-name="P563">/<text:span text:style-name="T752">bind Ctrl+R /script roll</text:span></text:p>
          </table:table-cell>
        </table:table-row>
      </table:table>
      <text:p text:style-name="P564"/>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p text:style-name="P575"/>
      <text:h text:style-name="Heading_20_3" text:outline-level="3"><text:bookmark-start text:name="__RefHeading___Toc9608_378786963"/><text:soft-page-break/>Custom Day-of-the-Week Away Message<text:bookmark-end text:name="__RefHeading___Toc9608_378786963"/></text:h>
      <text:p text:style-name="P617">This script sets MERK's default away message to a custom message depending on what day of the week it is.<text:span text:style-name="T776"/></text:p>
      <table:table table:name="Table73" table:style-name="Table73">
        <table:table-column table:style-name="Table73.A"/>
        <table:table-column table:style-name="Table73.B"/>
        <table:table-row>
          <table:table-cell table:style-name="Table73.A1" office:value-type="string">
            <text:p text:style-name="P618">1</text:p>
          </table:table-cell>
          <table:table-cell table:style-name="Table73.B1" office:value-type="string">
            <text:p text:style-name="P619">if $_DAY (is) Monday goto <text:span text:style-name="T777">9</text:span></text:p>
          </table:table-cell>
        </table:table-row>
        <table:table-row>
          <table:table-cell table:style-name="Table73.A2" office:value-type="string">
            <text:p text:style-name="P618">2</text:p>
          </table:table-cell>
          <table:table-cell table:style-name="Table73.B2" office:value-type="string">
            <text:p text:style-name="P619">if $_DAY (is) Tuesday goto 1<text:span text:style-name="T777">1</text:span></text:p>
          </table:table-cell>
        </table:table-row>
        <table:table-row>
          <table:table-cell table:style-name="Table73.A2" office:value-type="string">
            <text:p text:style-name="P618">3</text:p>
          </table:table-cell>
          <table:table-cell table:style-name="Table73.B2" office:value-type="string">
            <text:p text:style-name="P619">if $_DAY (is) Wednesday goto 1<text:span text:style-name="T777">3</text:span></text:p>
          </table:table-cell>
        </table:table-row>
        <table:table-row table:style-name="Table73.4">
          <table:table-cell table:style-name="Table73.A2" office:value-type="string">
            <text:p text:style-name="P618">4</text:p>
          </table:table-cell>
          <table:table-cell table:style-name="Table73.B2" office:value-type="string">
            <text:p text:style-name="P619">if $_DAY (is) Thursday goto 1<text:span text:style-name="T777">5</text:span></text:p>
          </table:table-cell>
        </table:table-row>
        <table:table-row table:style-name="Table73.4">
          <table:table-cell table:style-name="Table73.A2" office:value-type="string">
            <text:p text:style-name="P620">5</text:p>
          </table:table-cell>
          <table:table-cell table:style-name="Table73.B2" office:value-type="string">
            <text:p text:style-name="P619">if $_DAY (is) Friday goto 1<text:span text:style-name="T777">7</text:span></text:p>
          </table:table-cell>
        </table:table-row>
        <table:table-row table:style-name="Table73.4">
          <table:table-cell table:style-name="Table73.A2" office:value-type="string">
            <text:p text:style-name="P620">6</text:p>
          </table:table-cell>
          <table:table-cell table:style-name="Table73.B2" office:value-type="string">
            <text:p text:style-name="P619">if $_DAY (is) Saturday goto 1<text:span text:style-name="T777">8</text:span></text:p>
          </table:table-cell>
        </table:table-row>
        <table:table-row table:style-name="Table73.4">
          <table:table-cell table:style-name="Table73.A2" office:value-type="string">
            <text:p text:style-name="P620">7</text:p>
          </table:table-cell>
          <table:table-cell table:style-name="Table73.B2" office:value-type="string">
            <text:p text:style-name="P619">if $_DAY (is) Sunday goto 2<text:span text:style-name="T777">1</text:span></text:p>
          </table:table-cell>
        </table:table-row>
        <table:table-row table:style-name="Table73.4">
          <table:table-cell table:style-name="Table73.A8" office:value-type="string">
            <text:p text:style-name="P621">8</text:p>
          </table:table-cell>
          <table:table-cell table:style-name="Table73.B2" office:value-type="string">
            <text:p text:style-name="P622">halt $_DAY is not a recognized day!</text:p>
          </table:table-cell>
        </table:table-row>
        <table:table-row table:style-name="Table73.4">
          <table:table-cell table:style-name="Table73.A9" office:value-type="string">
            <text:p text:style-name="P621">9</text:p>
          </table:table-cell>
          <table:table-cell table:style-name="Table73.B2" office:value-type="string">
            <text:p text:style-name="P619">/config default_away_message I hate Mondays</text:p>
          </table:table-cell>
        </table:table-row>
        <table:table-row table:style-name="Table73.4">
          <table:table-cell table:style-name="Table73.A10" office:value-type="string">
            <text:p text:style-name="P621">10</text:p>
          </table:table-cell>
          <table:table-cell table:style-name="Table73.B2" office:value-type="string">
            <text:p text:style-name="P623">end</text:p>
          </table:table-cell>
        </table:table-row>
        <table:table-row table:style-name="Table73.4">
          <table:table-cell table:style-name="Table73.A11" office:value-type="string">
            <text:p text:style-name="P621">11</text:p>
          </table:table-cell>
          <table:table-cell table:style-name="Table73.B2" office:value-type="string">
            <text:p text:style-name="P619">/config default_away_message At least it's not Monday</text:p>
          </table:table-cell>
        </table:table-row>
        <table:table-row table:style-name="Table73.4">
          <table:table-cell table:style-name="Table73.A12" office:value-type="string">
            <text:p text:style-name="P621">12</text:p>
          </table:table-cell>
          <table:table-cell table:style-name="Table73.B2" office:value-type="string">
            <text:p text:style-name="P623">end</text:p>
          </table:table-cell>
        </table:table-row>
        <table:table-row table:style-name="Table73.4">
          <table:table-cell table:style-name="Table73.A13" office:value-type="string">
            <text:p text:style-name="P621">13</text:p>
          </table:table-cell>
          <table:table-cell table:style-name="Table73.B2" office:value-type="string">
            <text:p text:style-name="P619">/config default_away_message It's Wednesday, my dudes</text:p>
          </table:table-cell>
        </table:table-row>
        <table:table-row table:style-name="Table73.4">
          <table:table-cell table:style-name="Table73.A14" office:value-type="string">
            <text:p text:style-name="P621">14</text:p>
          </table:table-cell>
          <table:table-cell table:style-name="Table73.B2" office:value-type="string">
            <text:p text:style-name="P623">end</text:p>
          </table:table-cell>
        </table:table-row>
        <table:table-row table:style-name="Table73.4">
          <table:table-cell table:style-name="Table73.A15" office:value-type="string">
            <text:p text:style-name="P621">15</text:p>
          </table:table-cell>
          <table:table-cell table:style-name="Table73.B2" office:value-type="string">
            <text:p text:style-name="P619">/config default_away_message It's almost Friday...</text:p>
          </table:table-cell>
        </table:table-row>
        <table:table-row table:style-name="Table73.4">
          <table:table-cell table:style-name="Table73.A16" office:value-type="string">
            <text:p text:style-name="P621">16</text:p>
          </table:table-cell>
          <table:table-cell table:style-name="Table73.B2" office:value-type="string">
            <text:p text:style-name="P623">end</text:p>
          </table:table-cell>
        </table:table-row>
        <table:table-row table:style-name="Table73.4">
          <table:table-cell table:style-name="Table73.A17" office:value-type="string">
            <text:p text:style-name="P621">17</text:p>
          </table:table-cell>
          <table:table-cell table:style-name="Table73.B2" office:value-type="string">
            <text:p text:style-name="P619">/config default_away_message It's Friday!</text:p>
          </table:table-cell>
        </table:table-row>
        <table:table-row table:style-name="Table73.4">
          <table:table-cell table:style-name="Table73.A18" office:value-type="string">
            <text:p text:style-name="P621">18</text:p>
          </table:table-cell>
          <table:table-cell table:style-name="Table73.B2" office:value-type="string">
            <text:p text:style-name="P623">end</text:p>
          </table:table-cell>
        </table:table-row>
        <table:table-row table:style-name="Table73.4">
          <table:table-cell table:style-name="Table73.A19" office:value-type="string">
            <text:p text:style-name="P621">19</text:p>
          </table:table-cell>
          <table:table-cell table:style-name="Table73.B2" office:value-type="string">
            <text:p text:style-name="P619">/config default_away_message I love Saturday!</text:p>
          </table:table-cell>
        </table:table-row>
        <table:table-row table:style-name="Table73.4">
          <table:table-cell table:style-name="Table73.A20" office:value-type="string">
            <text:p text:style-name="P621">20</text:p>
          </table:table-cell>
          <table:table-cell table:style-name="Table73.B2" office:value-type="string">
            <text:p text:style-name="P623">end</text:p>
          </table:table-cell>
        </table:table-row>
        <table:table-row table:style-name="Table73.4">
          <table:table-cell table:style-name="Table73.A21" office:value-type="string">
            <text:p text:style-name="P621">21</text:p>
          </table:table-cell>
          <table:table-cell table:style-name="Table73.B2" office:value-type="string">
            <text:p text:style-name="P619">/config default_away_message It's almost Monday...</text:p>
          </table:table-cell>
        </table:table-row>
        <table:table-row table:style-name="Table73.22">
          <table:table-cell table:style-name="Table73.A22" office:value-type="string">
            <text:p text:style-name="P621">22</text:p>
          </table:table-cell>
          <table:table-cell table:style-name="Table73.B22" office:value-type="string">
            <text:p text:style-name="P623">end</text:p>
          </table:table-cell>
        </table:table-row>
      </table:table>
      <text:p text:style-name="P624"/>
      <text:p text:style-name="P625">This script uses <text:span text:style-name="T20">if</text:span> and the built-in alias <text:span text:style-name="T20">$_DAY</text:span> to check what day of the week it is, and sets the default away message, using <text:span text:style-name="T778">goto</text:span><text:span text:style-name="T779"> and</text:span> <text:span text:style-name="T20">/config</text:span>, with a special message for each individual day. <text:span text:style-name="T777">If, for some reason, the name of the day of the week stored in </text:span><text:span text:style-name="T780">$_DAY</text:span><text:span text:style-name="T777"> is not recognized, the script uses the </text:span><text:span text:style-name="T780">halt</text:span><text:span text:style-name="T777"> command to show an error message to the user.</text:span></text:p>
      <text:p text:style-name="P624"/>
      <text:p text:style-name="P624"/>
      <text:p text:style-name="P624"/>
      <text:p text:style-name="P624"/>
      <text:p text:style-name="P624"/>
      <text:p text:style-name="P624"/>
      <text:p text:style-name="P624"/>
      <text:p text:style-name="P624"/>
      <text:p text:style-name="P624"/>
      <text:p text:style-name="P624"/>
      <text:h text:style-name="P626" text:outline-level="3" text:is-list-header="true"><text:bookmark-start text:name="__RefHeading___Toc12166_3140508971 Copy 1 Copy 1 Copy 1"/><text:soft-page-break/>"Trout" <text:span text:style-name="T781">Macro</text:span><text:bookmark-end text:name="__RefHeading___Toc12166_3140508971 Copy 1 Copy 1 Copy 1"/></text:h>
      <text:p text:style-name="P627">Many IRC clients have had the ability to create a "trout" command or macro: a command that takes a single nickname as an argument, and sends a CTCP action message to the current chat that says "slaps NICKNAME with a trout". Here's how you can do that in MERK!</text:p>
      <text:p text:style-name="P627"/>
      <text:p text:style-name="P627">First, we're going to write a script that takes a single argument and uses it to send a CTCP action message to the current chat. We'll save this script to a file named <text:span text:style-name="T20">trout.merk</text:span><text:span text:style-name="T429"> </text:span><text:span text:style-name="T782">in your scripts directory</text:span>:</text:p>
      <text:p text:style-name="P628"/>
      <table:table table:name="Table82" table:style-name="Table82">
        <table:table-column table:style-name="Table82.A"/>
        <table:table-row>
          <table:table-cell table:style-name="Table82.A1" office:value-type="string">
            <text:p text:style-name="P629"><text:span text:style-name="T757">restrict </text:span><text:span text:style-name="T770">channel private</text:span></text:p>
            <text:p text:style-name="P630">usage 1 <text:span text:style-name="T783">Usage: /trout NICKNAME</text:span></text:p>
            <text:p text:style-name="P630">/<text:span text:style-name="T783">me slaps $_1 with a trout</text:span></text:p>
          </table:table-cell>
        </table:table-row>
      </table:table>
      <text:p text:style-name="P631"><text:line-break/><text:span text:style-name="T783">Now that we have our script, we'll use it to create a macro. We can put this command into the text input widget, a connection script, or another script:</text:span><text:span text:style-name="T784"/></text:p>
      <text:p text:style-name="P628"/>
      <table:table table:name="Table83" table:style-name="Table83">
        <table:table-column table:style-name="Table83.A"/>
        <table:table-row>
          <table:table-cell table:style-name="Table83.A1" office:value-type="string">
            <text:p text:style-name="P630">/<text:span text:style-name="T783">macro trout trout.merk "/trout NICKNAME" "Slaps someone with a trout"</text:span></text:p>
          </table:table-cell>
        </table:table-row>
      </table:table>
      <text:p text:style-name="P631"/>
      <text:p text:style-name="P632">Our "trout" <text:span text:style-name="T781">macro</text:span> is complete! <text:span text:style-name="T781">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33">/<text:span text:style-name="T781">trout Bob</text:span></text:p>
          </table:table-cell>
        </table:table-row>
      </table:table>
      <text:p text:style-name="P632"><text:line-break/><text:span text:style-name="T781">This will sent a CTCP action message to the current chat window that says "[YOUR NICKNAME] slaps Bob with a trout".</text:span></text:p>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p text:style-name="P634"/>
      <text:h text:style-name="P635" text:outline-level="1" text:is-list-header="true"><text:bookmark-start text:name="__RefHeading___Toc12076_2324336856"/><text:soft-page-break/>Plugins and Plugin Development<text:bookmark-end text:name="__RefHeading___Toc12076_2324336856"/></text:h>
      <text:p text:style-name="P636">MERK plugins are written in Python (just like MERK), and can use any libraries accessible to Python. If MERK is ran on Windows using the PyInstaller distribution, plugins are limited to the Python standard library, Qt5, and Twisted.</text:p>
      <text:p text:style-name="P637">MERK plugins are stored in the <text:span text:style-name="T20">plugins</text:span> directory, and are loaded automatically when MERK starts. Each <text:span text:style-name="T20">.py</text:span> file in the <text:span text:style-name="T20">plugins</text:span> directory can contain one or more MERK plugin classes. <text:span text:style-name="T785">Each Python module should only contain only</text:span><text:span text:style-name="T786"> one</text:span><text:span text:style-name="T787"> </text:span><text:span text:style-name="T788">Plugin</text:span><text:span text:style-name="T787"> class, but there's no mechanism to prevent placing multiple </text:span><text:span text:style-name="T788">Plugin</text:span><text:span text:style-name="T787"> in the same file.</text:span><text:span text:style-name="T35"> </text:span><text:span text:style-name="T789">To install a plugin, just copy the plugin's Python file into the </text:span><text:span text:style-name="T790">plugins</text:span><text:span text:style-name="T789"> directory, </text:span><text:span text:style-name="T785">or use the </text:span><text:a xlink:type="simple" xlink:href="#7.Plugin Manager|outline" text:style-name="Internet_20_link" text:visited-style-name="Visited_20_Internet_20_Link"><text:span text:style-name="T785">plugin manager</text:span></text:a><text:span text:style-name="T785">,</text:span><text:span text:style-name="T789"> and restart MERK</text:span><text:span text:style-name="T785">. To uninstall a plugin, either delete the Python module from the </text:span><text:span text:style-name="T791">plugins</text:span><text:span text:style-name="T785"> directory, or use the </text:span><text:a xlink:type="simple" xlink:href="#7.Plugin Manager|outline" text:style-name="Internet_20_link" text:visited-style-name="Visited_20_Internet_20_Link"><text:span text:style-name="T785">plugin manager</text:span></text:a><text:span text:style-name="T785">, and restart MERK.</text:span></text:p>
      <text:p text:style-name="P638">The plugin API<text:note text:id="ftn12" text:note-class="footnote"><text:note-citation>12</text:note-citation><text:note-body><text:p text:style-name="Footnote"><text:span text:style-name="T792">An </text:span><text:span text:style-name="T3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9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639">At least a basic understanding of the IRC protocol is assumed. If you don't understand the IRC protocol, or concepts like channels, channel and user modes, and hostmasks, <text:span text:style-name="T794">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p text:style-name="P639"/>
      <text:p text:style-name="P639"/>
      <text:p text:style-name="P639"/>
      <text:p text:style-name="P639"/>
      <text:p text:style-name="P639"/>
      <text:p text:style-name="P639"/>
      <text:p text:style-name="P639"/>
      <text:p text:style-name="P639"/>
      <text:h text:style-name="P640" text:outline-level="2"><text:bookmark-start text:name="__RefHeading___Toc12376_2324336856"/><text:soft-page-break/>Creating MERK Plugins<text:bookmark-end text:name="__RefHeading___Toc12376_2324336856"/></text:h>
      <text:p text:style-name="P641">All MERK plugins are classes derived from a class built into MERK named <text:span text:style-name="T20">Plugin</text:span>. To start off a plugin, this class must be imported from MERK:</text:p>
      <table:table table:name="Table95" table:style-name="Table95">
        <table:table-column table:style-name="Table95.A"/>
        <table:table-row>
          <table:table-cell table:style-name="Table95.A1" office:value-type="string">
            <text:p text:style-name="P642">from merk import Plugin</text:p>
          </table:table-cell>
        </table:table-row>
      </table:table>
      <text:p text:style-name="P643"><text:line-break/><text:span text:style-name="T795">MERK plugins </text:span><text:span text:style-name="T796">must</text:span><text:span text:style-name="T795"> be derived from this class. If a plugin </text:span><text:span text:style-name="T797">source file</text:span><text:span text:style-name="T795"> does not </text:span><text:span text:style-name="T797">contain a class </text:span><text:span text:style-name="T795">derive</text:span><text:span text:style-name="T797">d</text:span><text:span text:style-name="T795"> from this class, an error will be displayed and the plugin will not be loaded. </text:span><text:span text:style-name="T798">Plugin source files can contain multiple </text:span><text:span text:style-name="T799">Plugin</text:span><text:span text:style-name="T798"> classes, and each class will be treated as a separate plugin.</text:span></text:p>
      <text:p text:style-name="P643"><text:span text:style-name="T800">This class is the only thing exported from the </text:span><text:span text:style-name="T801">merk</text:span><text:span text:style-name="T800"> class by default, so a "splat" import works too:</text:span></text:p>
      <table:table table:name="Table96" table:style-name="Table96">
        <table:table-column table:style-name="Table96.A"/>
        <table:table-row>
          <table:table-cell table:style-name="Table96.A1" office:value-type="string">
            <text:p text:style-name="P642">from merk import *</text:p>
          </table:table-cell>
        </table:table-row>
      </table:table>
      <text:p text:style-name="P643"><text:span text:style-name="T800"><text:line-break/>Once the Plugin class is imported, a new class can be created that inherits from that class; this is a new MERK plugin. </text:span><text:span text:style-name="T802">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42">from merk import <text:span text:style-name="T802">Plugin</text:span></text:p>
            <text:p text:style-name="P642"/>
            <text:p text:style-name="P642">class <text:span text:style-name="T802">ExamplePlugin</text:span>(Plugin):</text:p>
            <text:p text:style-name="P642"/>
            <text:p text:style-name="P642"><text:s text:c="4"/><text:span text:style-name="T803">NAME = "Example Plugin"</text:span></text:p>
            <text:p text:style-name="P642"><text:s text:c="4"/><text:span text:style-name="T803">AUTHOR = "Dan Hetrick"</text:span></text:p>
            <text:p text:style-name="P642"><text:s text:c="4"/><text:span text:style-name="T803">VERSION = "1.0"</text:span></text:p>
            <text:p text:style-name="P644"><text:span text:style-name="T804"><text:s text:c="4"/></text:span><text:span text:style-name="T805">SOURCE = "https://github.com/nutjob-laboratories/merk"</text:span></text:p>
            <text:p text:style-name="P642"/>
            <text:p text:style-name="P642"><text:s text:c="4"/>def init(self):</text:p>
            <text:p text:style-name="P642"><text:s text:c="8"/><text:span text:style-name="T806">print</text:span>("<text:span text:style-name="T802">Hello world!</text:span>")</text:p>
          </table:table-cell>
        </table:table-row>
      </table:table>
      <text:p text:style-name="P645"><text:span text:style-name="T807"><text:line-break/>Plugin classes contain methods that MERK triggers when certain events occur. In the example above, the </text:span><text:span text:style-name="T808">init()</text:span><text:span text:style-name="T807"> method is triggered when the plugin is first loaded. This is the only event method that doesn't accept any arguments. </text:span><text:span text:style-name="T809">The </text:span><text:span text:style-name="T810">init()</text:span><text:span text:style-name="T809"> plugin event will only </text:span><text:span text:style-name="T811">executed</text:span><text:span text:style-name="T809"> once, when the plugin is initially loaded; if a plugin's </text:span><text:span text:style-name="T810">init()</text:span><text:span text:style-name="T809"> event has already been executed, it will not execute again until the next time MERK starts up and loads plugins.</text:span></text:p>
      <text:p text:style-name="P646">All other event methods accept a single argument, a dictionary containing information about the event, and objects that your plugin may need to complete tasks. For example, the <text:span text:style-name="T20">message()</text:span> event is triggered when MERK receives a message, and passes the <text:span text:style-name="T81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813">MERK Window</text:span></text:a> that received that message in the dictionary.</text:p>
      <text:p text:style-name="P646"/>
      <text:p text:style-name="P646"><text:soft-page-break/>With this information, we can craft an event that prints all incoming messages to STDOUT:</text:p>
      <table:table table:name="Table98" table:style-name="Table98">
        <table:table-column table:style-name="Table98.A"/>
        <table:table-row>
          <table:table-cell table:style-name="Table98.A1" office:value-type="string">
            <text:p text:style-name="P647">def message(self,**args):</text:p>
            <text:p text:style-name="P647"><text:s text:c="4"/><text:span text:style-name="T806">print</text:span><text:span text:style-name="T800">(</text:span>f<text:span text:style-name="T800">"</text:span>{args["<text:span text:style-name="T812">nickname</text:span>"]}: {args["message"]}<text:span text:style-name="T800">")</text:span></text:p>
          </table:table-cell>
        </table:table-row>
      </table:table>
      <text:p text:style-name="P648"><text:span text:style-name="T807"><text:line-break/>The </text:span><text:a xlink:type="simple" xlink:href="#7.3.MERK Window Class|outline" text:style-name="Internet_20_link" text:visited-style-name="Visited_20_Internet_20_Link"><text:span text:style-name="T813">MERK Window</text:span></text:a><text:span text:style-name="T807"> contains methods for interacting with the MERK GUI. For example, the </text:span><text:span text:style-name="T808">print()</text:span><text:span text:style-name="T807"> method allows plugins to print messages directly to a window. This example </text:span><text:span text:style-name="T814">message()</text:span><text:span text:style-name="T815"> </text:span><text:span text:style-name="T807">event method prints whatever message was sent to the window that it was sent to:</text:span></text:p>
      <table:table table:name="Table99" table:style-name="Table99">
        <table:table-column table:style-name="Table99.A"/>
        <table:table-row>
          <table:table-cell table:style-name="Table99.A1" office:value-type="string">
            <text:p text:style-name="P647">def message(self,**args):</text:p>
            <text:p text:style-name="P649"><text:s text:c="4"/><text:span text:style-name="T813">args["window"].print(</text:span>f<text:span text:style-name="T800">"</text:span>{args["<text:span text:style-name="T812">nickname</text:span>"]} said {args["message"]}<text:span text:style-name="T800">"</text:span><text:span text:style-name="T813">)</text:span></text:p>
          </table:table-cell>
        </table:table-row>
      </table:table>
      <text:p text:style-name="P643"/>
      <text:p text:style-name="P650">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his console can be printed to, much like other MERK subwindows, as well as moved, resized, and the like. To access a plugin's console, use the <text:span text:style-name="T20">console()</text:span> <text:span text:style-name="T20">Plugin</text:span> method, which returns a <text:a xlink:type="simple" xlink:href="#8.3.Plugin Console Class|outline" text:style-name="Internet_20_link" text:visited-style-name="Visited_20_Internet_20_Link"><text:span text:style-name="T20">Console</text:span></text:a> object. <text:span text:style-name="T816">Viewing a plugin's console is possible programmatically, or through </text:span><text:span text:style-name="T143">double clicking a plugin</text:span><text:span text:style-name="T816"> in the </text:span><text:a xlink:type="simple" xlink:href="#7.Plugin Manager|outline" text:style-name="Internet_20_link" text:visited-style-name="Visited_20_Internet_20_Link"><text:span text:style-name="T485">plugin manager</text:span></text:a><text:span text:style-name="T816">.</text:span></text:p>
      <text:p text:style-name="P651">The <text:a xlink:type="simple" xlink:href="https://docs.twisted.org/en/stable/api/twisted.words.protocols.irc.IRCClient.html" text:style-name="Internet_20_link" text:visited-style-name="Visited_20_Internet_20_Link">Twisted IRC client object</text:a> passed to most events <text:span text:style-name="T813">(and obtainable from the </text:span><text:a xlink:type="simple" xlink:href="#7.3.MERK Window Class|outline" text:style-name="Internet_20_link" text:visited-style-name="Visited_20_Internet_20_Link"><text:span text:style-name="T813">MERK Window class</text:span></text:a><text:span text:style-name="T813">)</text:span> can be used to <text:span text:style-name="T813">perform</text:span>, well, IRC actions, and will function normally. <text:span text:style-name="T817">It is the raw, instantiated object that MERK uses to communicate with the IRC server. </text:span>However, <text:span text:style-name="T818">sending message</text:span> <text:span text:style-name="T817">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2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5">not</text:span> appear as chat inside MERK. The message will still be sent, and (hopefully) received by the target user or channel, but MERK will <text:span text:style-name="T35">not</text:span> display the message, <text:span text:style-name="T819">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819">bot</text:span></text:a><text:span text:style-name="T819">, it might be tiresome to see user interactions with the bot in the client. <text:s/></text:span><text:span text:style-name="T820">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820">Twisted IRC object</text:span></text:a><text:span text:style-name="T820"> is used to join or leave a channel, MERK will join that channel, creating or destroying subwindows as needed.</text:span> </text:p>
      <text:p text:style-name="P652"><text:span text:style-name="T126">As IRC is a text based protocol, most arguments passed to events are </text:span><text:a xlink:type="simple" xlink:href="https://docs.python.org/3/library/stdtypes.html#text-sequence-type-str" text:style-name="Internet_20_link" text:visited-style-name="Visited_20_Internet_20_Link"><text:span text:style-name="T126">strings</text:span></text:a><text:span text:style-name="T126">, unless otherwise noted.</text:span></text:p>
      <text:p text:style-name="P653">Plugins can have four different attributes: <text:span text:style-name="T20">NAME</text:span>, <text:span text:style-name="T20">AUTHOR</text:span>, <text:span text:style-name="T20">VERSION</text:span>, and <text:span text:style-name="T20">SOURCE</text:span>. These are used by MERK to display information about each loaded plugin. A plugin doesn't <text:span text:style-name="T35">have</text:span> to have these attributes; if these attributes are not set in the plugin's source code, <text:span text:style-name="T20">NAME</text:span>, <text:span text:style-name="T20">AUTHOR</text:span>, and <text:span text:style-name="T20">SOURCE</text:span> will be set to "Unknown", and <text:span text:style-name="T20">VERSION</text:span> will be set to "1.0". All attributes should be strings. <text:span text:style-name="T821">A plugin's </text:span><text:span text:style-name="T20">NAME</text:span><text:span text:style-name="T821"> and </text:span><text:span text:style-name="T20">VERSION</text:span><text:span text:style-name="T821">, combined with a space between the attributes, needs to be unique; if multiple plugins have the same </text:span><text:span text:style-name="T20">NAME</text:span><text:span text:style-name="T821"> and </text:span><text:span text:style-name="T20">VERSION </text:span><text:span text:style-name="T821">an error will be displayed </text:span><text:soft-page-break/><text:span text:style-name="T821">and the plugin will not be loaded. </text:span><text:span text:style-name="T822">If </text:span><text:span text:style-name="T20">SOURCE</text:span><text:span text:style-name="T822"> is set to a URL, it will be displayed as a link the </text:span><text:a xlink:type="simple" xlink:href="#7.Plugin Manager|outline" text:style-name="Internet_20_link" text:visited-style-name="Visited_20_Internet_20_Link"><text:span text:style-name="T822">plugin manager</text:span></text:a><text:span text:style-name="T822">.</text:span></text:p>
      <text:p text:style-name="P654">Plugins must also have at least one <text:a xlink:type="simple" xlink:href="#9.2.Event Methods|outline" text:style-name="Internet_20_link" text:visited-style-name="Visited_20_Internet_20_Link">event method</text:a>. If a plugin doesn't have <text:span text:style-name="T35">any</text:span> event methods, an error will be displayed and the plugin will not be loaded. <text:span text:style-name="T823">Plugins can react to over 30 different events; most of them are related to IRC, but a handful (like </text:span><text:span text:style-name="T808">init()</text:span><text:span text:style-name="T823">, mentioned above) are triggered by MERK itself. </text:span><text:span text:style-name="T824">Individual events can be disabled and prevented from executing in the </text:span><text:a xlink:type="simple" xlink:href="#8.Settings|outline" text:style-name="Internet_20_link" text:visited-style-name="Visited_20_Internet_20_Link"><text:span text:style-name="T824">"Settings" dialog</text:span></text:a><text:span text:style-name="T824">.</text:span></text:p>
      <text:p text:style-name="P655">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825">Every </text:span><text:span text:style-name="T826">Plugin</text:span><text:span text:style-name="T825"> class inherits these methods by default; they can be overridden in code, if desired.</text:span></text:p>
      <text:p text:style-name="P656">Plugins run in the same thread<text:note text:id="ftn13" text:note-class="footnote"><text:note-citation>13</text:note-citation><text:note-body><text:p text:style-name="Footnote"><text:span text:style-name="T3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827">Wikipedia</text:span></text:a></text:p></text:note-body></text:note> that MERK runs in, and thus, function calls in plugins can block<text:note text:id="ftn14" text:note-class="footnote"><text:note-citation>14</text:note-citation><text:note-body><text:p text:style-name="Footnote"><text:span text:style-name="T35">...a process that is blocked is waiting for some event.</text:span><text:span text:style-name="T36"> </text:span><text:a xlink:type="simple" xlink:href="https://en.wikipedia.org/wiki/Blocking_(computing)" text:style-name="Internet_20_link" text:visited-style-name="Visited_20_Internet_20_Link"><text:span text:style-name="T828">Wikipedia</text:span></text:a></text:p></text:note-body></text:note> or pause normal functioning of the <text:span text:style-name="T797">application</text:span>. Python <text:span text:style-name="T829">and Qt</text:span> <text:span text:style-name="T829">have</text:span> many options to run processes in a <text:span text:style-name="T830">new or </text:span>different thread to prevent this; that topic is far outside the scope of this document.</text:p>
      <text:p text:style-name="P657">Since plugins run in the same thread as MERK, errors in the Python code of a plugin can crash MERK or prevent MERK from starting up. If this occurs, you have a few recovery options. </text:p>
      <text:list text:style-name="L29">
        <text:list-item>
          <text:p text:style-name="P658"><text:span text:style-name="T831">You can use the </text:span><text:span text:style-name="T832">--disable-plugins</text:span><text:span text:style-name="T831"> </text:span><text:a xlink:type="simple" xlink:href="#1.Command-Line Arguments and Options|outline" text:style-name="Internet_20_link" text:visited-style-name="Visited_20_Internet_20_Link"><text:span text:style-name="T831">command-line flag</text:span></text:a><text:span text:style-name="T831"> to disable plugins; this will prevent plugins from loading and MERK can start up normally.</text:span></text:p>
        </text:list-item>
        <text:list-item>
          <text:p text:style-name="P658"><text:span text:style-name="T831">If you know the filename of the plugin, you can navigate to the </text:span><text:a xlink:type="simple" xlink:href="#1.Directories and Configuration Files|outline" text:style-name="Internet_20_link" text:visited-style-name="Visited_20_Internet_20_Link"><text:span text:style-name="T832">plugins</text:span><text:span text:style-name="T831"> directory</text:span></text:a><text:span text:style-name="T831"> and delete the plugin's file.</text:span></text:p>
        </text:list-item>
        <text:list-item>
          <text:p text:style-name="P658"><text:span text:style-name="T831">You can delete all installed plugins with the </text:span><text:span text:style-name="T832">--uninstall-all</text:span><text:span text:style-name="T831"> </text:span><text:a xlink:type="simple" xlink:href="#1.Command-Line Arguments and Options|outline" text:style-name="Internet_20_link" text:visited-style-name="Visited_20_Internet_20_Link"><text:span text:style-name="T831">command-line flag</text:span></text:a><text:span text:style-name="T831">. </text:span><text:span text:style-name="T833">This will delete </text:span><text:span text:style-name="T834">any and </text:span><text:span text:style-name="T833">all installed plugins </text:span><text:span text:style-name="T40">and their icons</text:span><text:span text:style-name="T833">! </text:span><text:span text:style-name="T835">This will </text:span><text:span text:style-name="T836">not</text:span><text:span text:style-name="T835"> move the files to the "recycle bin", and the files will be lost!</text:span><text:span text:style-name="T837"> </text:span><text:span text:style-name="T831">This will also allow MERK to start up normally, without having to disable plugins.</text:span></text:p>
        </text:list-item>
      </text:list>
      <text:p text:style-name="P659">Plugins can be created, edited, <text:span text:style-name="T838">imported</text:span>, and deleted with the <text:a xlink:type="simple" xlink:href="#7.Plugin Manager|outline" text:style-name="Internet_20_link" text:visited-style-name="Visited_20_Internet_20_Link"><text:span text:style-name="T485">plugin manager</text:span></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60"/>
      <text:p text:style-name="P660"/>
      <text:p text:style-name="P660"><text:soft-page-break/>Creating a plugin in MERK is easy. First, open the <text:a xlink:type="simple" xlink:href="#7.Plugin Manager|outline" text:style-name="Internet_20_link" text:visited-style-name="Visited_20_Internet_20_Link"><text:span text:style-name="T485">plugin manager</text:span></text:a>, <text:span text:style-name="T839">open the "Plugins" menu, and click on "Create new plugin":</text:span></text:p>
      <text:p text:style-name="P661"><draw:frame draw:style-name="fr1" draw:name="Image38" text:anchor-type="as-char" svg:width="2.0598in" svg:height="1.7201in" draw:z-index="49"><draw:image xlink:href="../../graphics/plugin_menu.png" xlink:type="simple" xlink:show="embed" xlink:actuate="onLoad" draw:filter-name="&lt;All images&gt;" draw:mime-type="image/png"/></draw:frame></text:p>
      <text:p text:style-name="P662">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40">NAME</text:span><text:span text:style-name="T841">, </text:span><text:span text:style-name="T840">AUTHOR</text:span><text:span text:style-name="T841">, </text:span><text:span text:style-name="T840">VERSION</text:span><text:span text:style-name="T841">, and </text:span><text:span text:style-name="T840">SOURCE</text:span><text:span text:style-name="T842"> </text:span><text:span text:style-name="T429">already filled in, and all plugin </text:span><text:a xlink:type="simple" xlink:href="#7.3.Event Methods|outline" text:style-name="Internet_20_link" text:visited-style-name="Visited_20_Internet_20_Link"><text:span text:style-name="T429">event methods</text:span></text:a><text:span text:style-name="T429">. If saved, this plugin won't do anything at all. There's no code to actually </text:span><text:span text:style-name="T843">do</text:span><text:span text:style-name="T429"> anything when an event is triggered. Edit this plugin, and add any code you'd like to </text:span><text:a xlink:type="simple" xlink:href="#7.3.Event Methods|outline" text:style-name="Internet_20_link" text:visited-style-name="Visited_20_Internet_20_Link"><text:span text:style-name="T429">events</text:span></text:a><text:span text:style-name="T429"> so that the plugin accomplishes what you'd like, and save it. Click the "Reload plugins" </text:span><text:span text:style-name="T844">option in the "Plugins" menu</text:span><text:span text:style-name="T429"> to load your plugin into memory, </text:span><text:span text:style-name="T844">or</text:span><text:span text:style-name="T429"> restart MERK. Congratulations! You've just written your first MERK plugin!</text:span></text:p>
      <text:p text:style-name="P663">Plugins can also be written in your text editor or Python IDE of choice. Save your plugin file to the <text:a xlink:type="simple" xlink:href="#1.Directories and Configuration Files|outline" text:style-name="Internet_20_link" text:visited-style-name="Visited_20_Internet_20_Link"><text:span text:style-name="T20">plugins</text:span> directory</text:a>, <text:span text:style-name="T845">or</text:span> use the <text:a xlink:type="simple" xlink:href="#7.Plugin Manager|outline" text:style-name="Internet_20_link" text:visited-style-name="Visited_20_Internet_20_Link"><text:span text:style-name="T485">plugin manager</text:span></text:a> to load the new plugin into memory <text:span text:style-name="T794">and</text:span> restart MERK.</text:p>
      <text:h text:style-name="Heading_20_2" text:outline-level="2"><text:bookmark-start text:name="__RefHeading___Toc22899_1550339734"/>Packaging <text:span text:style-name="T846">and Installing </text:span>MERK Plugin<text:span text:style-name="T847">s</text:span><text:bookmark-end text:name="__RefHeading___Toc22899_1550339734"/></text:h>
      <text:p text:style-name="P664">Plugins can be "packaged" in two ways: either as a single Python source file, or as a ZIP<text:note text:id="ftn15" text:note-class="footnote"><text:note-citation>15</text:note-citation><text:note-body><text:p text:style-name="Footnote"><text:span text:style-name="T35">...is an archive file format that supports lossless data compression.</text:span><text:span text:style-name="T36"> </text:span><text:a xlink:type="simple" xlink:href="https://en.wikipedia.org/wiki/ZIP_(file_format)" text:style-name="Internet_20_link" text:visited-style-name="Visited_20_Internet_20_Link"><text:span text:style-name="T848">Wikipedia</text:span></text:a></text:p></text:note-body></text:note> archive. <text:span text:style-name="T847">All filenames should be all lowercase, including file extensions.</text:span> To package a MERK plugin in a ZIP file, place any plugin source files (and their icons) in the root directory of the ZIP. <text:span text:style-name="T849">Only Python (</text:span><text:span text:style-name="T850">*.py</text:span><text:span text:style-name="T849">) and PNG files (</text:span><text:span text:style-name="T850">*.png</text:span><text:span text:style-name="T849">)</text:span> in the ZIP will be extracted into the <text:a xlink:type="simple" xlink:href="#1.Directories and Configuration Files|outline" text:style-name="Internet_20_link" text:visited-style-name="Visited_20_Internet_20_Link"><text:span text:style-name="T20">plugins</text:span> directory</text:a>.</text:p>
      <text:p text:style-name="P664"><text:span text:style-name="T851">Importing a plugin via the </text:span><text:a xlink:type="simple" xlink:href="#7.Plugin Manager|outline" text:style-name="Internet_20_link" text:visited-style-name="Visited_20_Internet_20_Link"><text:span text:style-name="T851">plugin manager</text:span></text:a> <text:span text:style-name="T35">will </text:span><text:span text:style-name="T852">not</text:span> overwrite existing existing files in the <text:a xlink:type="simple" xlink:href="#1.Directories and Configuration Files|outline" text:style-name="Internet_20_link" text:visited-style-name="Visited_20_Internet_20_Link"><text:span text:style-name="T20">plugins</text:span> directory</text:a>, <text:span text:style-name="T849">and will show an error and abort the import if files with the same name are found, </text:span>so try to give unique names to your files. The filename of a plugin is <text:span text:style-name="T35">only</text:span> used internally, is only displayed to the user in the <text:a xlink:type="simple" xlink:href="#7.Plugin Manager|outline" text:style-name="Internet_20_link" text:visited-style-name="Visited_20_Internet_20_Link">plugin manager</text:a>, <text:span text:style-name="T853">and is not used for any other purpose. </text:span><text:span text:style-name="T851">To force MERK to overwrite files on import, use </text:span><text:a xlink:type="simple" xlink:href="#8.1.8./config|outline" text:style-name="Internet_20_link" text:visited-style-name="Visited_20_Internet_20_Link"><text:span text:style-name="T854">/config</text:span></text:a><text:span text:style-name="T851"> to set </text:span><text:span text:style-name="T854">overwrite_files_on_plugin_import</text:span><text:span text:style-name="T851"> to "true", </text:span><text:span text:style-name="T855">or turn this setting on in the </text:span><text:a xlink:type="simple" xlink:href="#8.Settings|outline" text:style-name="Internet_20_link" text:visited-style-name="Visited_20_Internet_20_Link"><text:span text:style-name="T855">"Settings" dialog</text:span></text:a><text:span text:style-name="T855">, on the "Plugins" page</text:span><text:span text:style-name="T851">; with this set, any existing files in the plugins directory will be overwritten, regardless of whether a plugin is being imported as a Python source file or a packaged ZIP file. This may be desirable during plugin development.</text:span></text:p>
      <text:p text:style-name="P665"><text:soft-page-break/>Plugins can also have icons that are displayed in the <text:a xlink:type="simple" xlink:href="#7.Plugin Manager|outline" text:style-name="Internet_20_link" text:visited-style-name="Visited_20_Internet_20_Link">plugin manager</text:a>. Icons should be in the PNG<text:note text:id="ftn16" text:note-class="footnote"><text:note-citation>16</text:note-citation><text:note-body><text:p text:style-name="P666"><text:span text:style-name="T856">Portable Network Graphic.</text:span><text:span text:style-name="T838"> </text:span><text:a xlink:type="simple" xlink:href="https://en.wikipedia.org/wiki/PNG" text:style-name="Internet_20_link" text:visited-style-name="Visited_20_Internet_20_Link"><text:span text:style-name="T838">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20">plugins</text:span></text:a>) as the plugin. For example, if a plugin's filename is <text:span text:style-name="T20">example.py</text:span>, the icon's filename should be <text:span text:style-name="T20">example.png</text:span>. The icon will be displayed in the <text:a xlink:type="simple" xlink:href="#7.Plugin Manager|outline" text:style-name="Internet_20_link" text:visited-style-name="Visited_20_Internet_20_Link">plugin manager</text:a> as a 32x32 pixel image.</text:p>
      <text:p text:style-name="P667">As an example, let's "create" a plugin package. Our plugin's code is contained in a file named <text:span text:style-name="T20">my_plugin.py</text:span>. We want to display an icon for your plugin in the plugin manager, so we create a 32x32 pixel image, and name it <text:span text:style-name="T20">my_plugin.png</text:span>. We'll also create a <text:span text:style-name="T20">README</text:span> file, with information about the plugin. When we create our ZIP file, we'll put all three files in the root directory of the ZIP, not in a subdirectory. <text:span text:style-name="T857">Here's what our ZIP file would look like in WinRAR:</text:span></text:p>
      <text:p text:style-name="P668"><draw:frame draw:style-name="fr1" draw:name="Image39" text:anchor-type="as-char" svg:width="3.8091in" svg:height="1.0098in" draw:z-index="44"><draw:image xlink:href="Pictures/10000001000001DA0000007EC559295E.png" xlink:type="simple" xlink:show="embed" xlink:actuate="onLoad" draw:mime-type="image/png"/></draw:frame></text:p>
      <text:p text:style-name="P669">Once we've created our ZIP file, it's ready to be installed! <text:span text:style-name="T858">The easiest way to create a ZIP plugin package is by using the </text:span><text:a xlink:type="simple" xlink:href="#7.Plugin Manager|outline" text:style-name="Internet_20_link" text:visited-style-name="Visited_20_Internet_20_Link"><text:span text:style-name="T858">plugin manager</text:span></text:a><text:span text:style-name="T858"> to export a plugin. Just select a </text:span><text:span text:style-name="T859">plugin, </text:span><text:span text:style-name="T860">right click on it, and select the menu option to "Export plugin"</text:span><text:span text:style-name="T858">, and MERK will create a correctly formatted ZIP file with the plugin and icon (if one exists) inside.</text:span></text:p>
      <text:p text:style-name="P670"><text:span text:style-name="T861">To install a ZIP packaged plugin, either extract the ZIP archive into the </text:span><text:a xlink:type="simple" xlink:href="#1.Directories and Configuration Files|outline" text:style-name="Internet_20_link" text:visited-style-name="Visited_20_Internet_20_Link"><text:span text:style-name="T20">plugins</text:span> directory</text:a><text:span text:style-name="T861">, or use the "</text:span><text:span text:style-name="T860">Install</text:span><text:span text:style-name="T861"> plugin" </text:span><text:span text:style-name="T860">option in the "Plugins" menu</text:span><text:span text:style-name="T861"> in the </text:span><text:a xlink:type="simple" xlink:href="#7.Plugin Manager|outline" text:style-name="Internet_20_link" text:visited-style-name="Visited_20_Internet_20_Link"><text:span text:style-name="T861">plugin manager</text:span></text:a><text:span text:style-name="T861">. </text:span><text:span text:style-name="T853">To install a plugin in a single Python source file, copy the source file </text:span><text:span text:style-name="T846">and icon (if necessary)</text:span><text:span text:style-name="T853"> into the </text:span><text:a xlink:type="simple" xlink:href="#1.Directories and Configuration Files|outline" text:style-name="Internet_20_link" text:visited-style-name="Visited_20_Internet_20_Link"><text:span text:style-name="T20">plugins</text:span> directory</text:a>, <text:span text:style-name="T853">or use the " </text:span><text:span text:style-name="T860">Install</text:span><text:span text:style-name="T853"> plugin" </text:span><text:span text:style-name="T860">option</text:span><text:span text:style-name="T853"> in the </text:span><text:a xlink:type="simple" xlink:href="#7.Plugin Manager|outline" text:style-name="Internet_20_link" text:visited-style-name="Visited_20_Internet_20_Link"><text:span text:style-name="T853">plugin manager</text:span></text:a><text:span text:style-name="T853">. </text:span><text:span text:style-name="T857">Importing a ZIP archive with the </text:span><text:a xlink:type="simple" xlink:href="#7.Plugin Manager|outline" text:style-name="Internet_20_link" text:visited-style-name="Visited_20_Internet_20_Link"><text:span text:style-name="T857">plugin manager</text:span></text:a><text:span text:style-name="T857"> will </text:span><text:span text:style-name="T862">only</text:span><text:span text:style-name="T857"> extract the Python files and PNG files into the </text:span><text:a xlink:type="simple" xlink:href="#1.Directories and Configuration Files|outline" text:style-name="Internet_20_link" text:visited-style-name="Visited_20_Internet_20_Link"><text:span text:style-name="T20">plugins</text:span> directory</text:a><text:span text:style-name="T857">, and leave any other files in the archive un-extracted.</text:span></text:p>
      <text:p text:style-name="P663"/>
      <text:p text:style-name="P663"/>
      <text:p text:style-name="P663"/>
      <text:p text:style-name="P663"/>
      <text:p text:style-name="P663"/>
      <text:p text:style-name="P663"/>
      <text:p text:style-name="P663"/>
      <text:p text:style-name="P663"/>
      <text:h text:style-name="P671"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825">Inherited</text:span> Methods<text:bookmark-end text:name="__RefHeading___Toc12597_2324336856"/></text:h>
      <text:p text:style-name="P672">These methods are <text:span text:style-name="T825">inherited by</text:span> every <text:span text:style-name="T20">Plugin</text:span><text:span text:style-name="T195">-</text:span><text:span text:style-name="T863">derived class</text:span>, and can be called from the <text:span text:style-name="T2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673"><text:span text:style-name="T864">a</text:span><text:span text:style-name="T865">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74">Arguments</text:p>
                </table:table-cell>
                <table:table-cell table:style-name="Table265.B1" office:value-type="string">
                  <text:list text:style-name="L30">
                    <text:list-item>
                      <text:p text:style-name="P675"><text:span text:style-name="T20">None</text:span> (retrieves alias table)</text:p>
                    </text:list-item>
                    <text:list-item>
                      <text:p text:style-name="P675"><text:span text:style-name="T20">String</text:span> (retrieves alias value)</text:p>
                    </text:list-item>
                    <text:list-item>
                      <text:p text:style-name="P675"><text:span text:style-name="T20">String</text:span>, <text:span text:style-name="T20">String</text:span> (creates or sets an alias value)</text:p>
                    </text:list-item>
                  </text:list>
                </table:table-cell>
              </table:table-row>
              <table:table-row>
                <table:table-cell table:style-name="Table265.A2" office:value-type="string">
                  <text:p text:style-name="P674">Returns</text:p>
                </table:table-cell>
                <table:table-cell table:style-name="Table265.B2" office:value-type="string">
                  <text:list text:style-name="L31">
                    <text:list-item>
                      <text:p text:style-name="P676">Dict<text:span text:style-name="T195"> </text:span><text:span text:style-name="T866">(alias table)</text:span></text:p>
                    </text:list-item>
                    <text:list-item>
                      <text:p text:style-name="P677">String<text:span text:style-name="T195"> or </text:span>None<text:span text:style-name="T195"> </text:span><text:span text:style-name="T866">(alias value)</text:span></text:p>
                    </text:list-item>
                    <text:list-item>
                      <text:p text:style-name="P676">Boolean</text:p>
                    </text:list-item>
                  </text:list>
                </table:table-cell>
              </table:table-row>
              <table:table-row>
                <table:table-cell table:style-name="Table265.A2" office:value-type="string">
                  <text:p text:style-name="P674">Description</text:p>
                </table:table-cell>
                <table:table-cell table:style-name="Table265.B2" office:value-type="string">
                  <text:p text:style-name="P678"><text:span text:style-name="T867">A</text:span><text:span text:style-name="T100">llows to view and edit the </text:span><text:a xlink:type="simple" xlink:href="#7.1.13.Aliases|outline" text:style-name="Internet_20_link" text:visited-style-name="Visited_20_Internet_20_Link"><text:span text:style-name="T100">alias table</text:span></text:a><text:span text:style-name="T100">, used by scripts and the text input widget. </text:span><text:span text:style-name="T868">This method does</text:span><text:span text:style-name="T869"> not</text:span><text:span text:style-name="T870"> allow any </text:span><text:a xlink:type="simple" xlink:href="#7.1.13.Built-In Aliases|outline" text:style-name="Internet_20_link" text:visited-style-name="Visited_20_Internet_20_Link"><text:span text:style-name="T870">built-in aliases</text:span></text:a><text:span text:style-name="T870"> to be retrieved or edited.</text:span></text:p>
                  <text:list text:style-name="L32">
                    <text:list-item>
                      <text:p text:style-name="P679"><text:span text:style-name="T100">If called with no arguments, a </text:span><text:span text:style-name="T415">dict</text:span><text:span text:style-name="T100"> containing all alias values (with the corresponding alias as keys) is returned.</text:span></text:p>
                    </text:list-item>
                    <text:list-item>
                      <text:p text:style-name="P679"><text:span text:style-name="T100">If called with a single </text:span><text:span text:style-name="T415">string</text:span><text:span text:style-name="T100"> as an argument, an alias with the name contained in the </text:span><text:span text:style-name="T415">string</text:span><text:span text:style-name="T100"> is searched for in the table, and that alias's value is returned as a </text:span><text:span text:style-name="T415">string</text:span><text:span text:style-name="T100">; if that alias doesn't exist, </text:span><text:span text:style-name="T415">None</text:span><text:span text:style-name="T100"> is returned.</text:span></text:p>
                    </text:list-item>
                    <text:list-item>
                      <text:p text:style-name="P679"><text:span text:style-name="T100">If called with two </text:span><text:span text:style-name="T415">string</text:span><text:span text:style-name="T100">s as arguments, an alias with the name contained in the first </text:span><text:span text:style-name="T415">string</text:span><text:span text:style-name="T100"> is created with the value contained in the second </text:span><text:span text:style-name="T415">string</text:span><text:span text:style-name="T100">; if this creation is successful, </text:span><text:span text:style-name="T415">True</text:span><text:span text:style-name="T100"> is returned, and if unsuccessful, </text:span><text:span text:style-name="T415">False</text:span><text:span text:style-name="T100"> is returned.</text:span></text:p>
                    </text:list-item>
                  </text:list>
                </table:table-cell>
              </table:table-row>
              <table:table-row>
                <table:table-cell table:style-name="Table265.A2" office:value-type="string">
                  <text:p text:style-name="P680">Example</text:p>
                </table:table-cell>
                <table:table-cell table:style-name="Table265.B4" office:value-type="string">
                  <text:p text:style-name="P681">print(f"All aliases: {self.alias()}")</text:p>
                  <text:p text:style-name="P681"/>
                  <text:p text:style-name="P681">if self.alias("target")!=None:</text:p>
                  <text:p text:style-name="P681"><text:s text:c="4"/>print("Alias '$target' exists!")</text:p>
                  <text:p text:style-name="P681">else:</text:p>
                  <text:p text:style-name="P681"><text:s text:c="4"/>print("Alias '$target' doesn't exist!")</text:p>
                  <text:p text:style-name="P681"/>
                  <text:p text:style-name="P681">if self.alias("example","my value"):</text:p>
                  <text:p text:style-name="P681"><text:s text:c="4"/>print("Alias '$example' created!")</text:p>
                  <text:p text:style-name="P681">else:</text:p>
                  <text:p text:style-name="P681"><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673"><text:span text:style-name="T864">all_</text:span><text:span text:style-name="T871">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74">Arguments</text:p>
                </table:table-cell>
                <table:table-cell table:style-name="Table266.B1" office:value-type="string">
                  <text:p text:style-name="P682">None</text:p>
                </table:table-cell>
              </table:table-row>
              <table:table-row>
                <table:table-cell table:style-name="Table266.A2" office:value-type="string">
                  <text:p text:style-name="P674">Returns</text:p>
                </table:table-cell>
                <table:table-cell table:style-name="Table266.B2" office:value-type="string">
                  <text:p text:style-name="P683"><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6.A2" office:value-type="string">
                  <text:p text:style-name="P674">Description</text:p>
                </table:table-cell>
                <table:table-cell table:style-name="Table266.B2" office:value-type="string">
                  <text:p text:style-name="P684"><text:span text:style-name="T100">Returns a list of all open </text:span><text:span text:style-name="T874">channel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6.A2" office:value-type="string">
                  <text:p text:style-name="P680">Example</text:p>
                </table:table-cell>
                <table:table-cell table:style-name="Table266.B4" office:value-type="string">
                  <text:p text:style-name="P685">for w in self.<text:span text:style-name="T864">all_</text:span><text:span text:style-name="T871">channels</text:span>():</text:p>
                  <text:p text:style-name="P685"><text:s text:c="4"/><text:span text:style-name="T875">name = w.name()</text:span></text:p>
                  <text:p text:style-name="P685"><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74">Arguments</text:p>
                </table:table-cell>
                <table:table-cell table:style-name="Table267.B1" office:value-type="string">
                  <text:p text:style-name="P687">None</text:p>
                </table:table-cell>
              </table:table-row>
              <table:table-row>
                <table:table-cell table:style-name="Table267.A2" office:value-type="string">
                  <text:p text:style-name="P674">Returns</text:p>
                </table:table-cell>
                <table:table-cell table:style-name="Table267.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7.A2" office:value-type="string">
                  <text:p text:style-name="P674">Description</text:p>
                </table:table-cell>
                <table:table-cell table:style-name="Table267.B2" office:value-type="string">
                  <text:p text:style-name="P689"><text:span text:style-name="T100">Returns a list of all open </text:span><text:span text:style-name="T877">server</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7.A2" office:value-type="string">
                  <text:p text:style-name="P680">Example</text:p>
                </table:table-cell>
                <table:table-cell table:style-name="Table267.B4" office:value-type="string">
                  <text:p text:style-name="P690">for w in self.<text:span text:style-name="T864">all_</text:span><text:span text:style-name="T876">master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text:span text:style-name="T871">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74">Arguments</text:p>
                </table:table-cell>
                <table:table-cell table:style-name="Table268.B1" office:value-type="string">
                  <text:p text:style-name="P687">None</text:p>
                </table:table-cell>
              </table:table-row>
              <table:table-row>
                <table:table-cell table:style-name="Table268.A2" office:value-type="string">
                  <text:p text:style-name="P674">Returns</text:p>
                </table:table-cell>
                <table:table-cell table:style-name="Table268.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8.A2" office:value-type="string">
                  <text:p text:style-name="P674">Description</text:p>
                </table:table-cell>
                <table:table-cell table:style-name="Table268.B2" office:value-type="string">
                  <text:p text:style-name="P689"><text:span text:style-name="T100">Returns a list of all open </text:span><text:span text:style-name="T877">private chat</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8.A2" office:value-type="string">
                  <text:p text:style-name="P680">Example</text:p>
                </table:table-cell>
                <table:table-cell table:style-name="Table268.B4" office:value-type="string">
                  <text:p text:style-name="P690">for w in self.<text:span text:style-name="T864">all_</text:span><text:span text:style-name="T871">privates</text:span>():</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able:table-row table:style-name="Table264.1">
          <table:table-cell table:style-name="Table264.A2" office:value-type="string">
            <text:p text:style-name="P686"><text:span text:style-name="T864">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74">Arguments</text:p>
                </table:table-cell>
                <table:table-cell table:style-name="Table269.B1" office:value-type="string">
                  <text:p text:style-name="P687">None</text:p>
                </table:table-cell>
              </table:table-row>
              <table:table-row>
                <table:table-cell table:style-name="Table269.A2" office:value-type="string">
                  <text:p text:style-name="P674">Returns</text:p>
                </table:table-cell>
                <table:table-cell table:style-name="Table269.B2" office:value-type="string">
                  <text:p text:style-name="P688"><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69.A2" office:value-type="string">
                  <text:p text:style-name="P674">Description</text:p>
                </table:table-cell>
                <table:table-cell table:style-name="Table269.B2" office:value-type="string">
                  <text:p text:style-name="P689"><text:span text:style-name="T100">Returns a list of all open</text:span><text:span text:style-name="T874"> subwindows</text:span><text:span text:style-name="T100">.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69.A2" office:value-type="string">
                  <text:p text:style-name="P680">Example</text:p>
                </table:table-cell>
                <table:table-cell table:style-name="Table269.B4" office:value-type="string">
                  <text:p text:style-name="P690">for w in self.<text:span text:style-name="T871">all_</text:span>windows():</text:p>
                  <text:p text:style-name="P690"><text:s text:c="4"/><text:span text:style-name="T875">name = w.name()</text:span></text:p>
                  <text:p text:style-name="P690"><text:s text:c="4"/><text:span text:style-name="T875">print(f"{name}")</text:span></text:p>
                </table:table-cell>
              </table:table-row>
            </table:table>
            <text:p text:style-name="Table_20_Contents"/>
          </table:table-cell>
        </table:table-row>
        <text:soft-page-break/>
        <table:table-row table:style-name="Table264.1">
          <table:table-cell table:style-name="Table264.A2" office:value-type="string">
            <text:p text:style-name="P691">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74">Arguments</text:p>
                </table:table-cell>
                <table:table-cell table:style-name="Table102.B1" office:value-type="string">
                  <text:p text:style-name="P692"><text:span text:style-name="T878">String</text:span> (key sequence)</text:p>
                  <text:p text:style-name="P692"><text:span text:style-name="T878">String</text:span> (command to execute)</text:p>
                </table:table-cell>
              </table:table-row>
              <table:table-row>
                <table:table-cell table:style-name="Table102.A2" office:value-type="string">
                  <text:p text:style-name="P674">Returns</text:p>
                </table:table-cell>
                <table:table-cell table:style-name="Table102.B2" office:value-type="string">
                  <text:p text:style-name="P693">Boolean</text:p>
                </table:table-cell>
              </table:table-row>
              <table:table-row>
                <table:table-cell table:style-name="Table102.A2" office:value-type="string">
                  <text:p text:style-name="P674">Description</text:p>
                </table:table-cell>
                <table:table-cell table:style-name="Table102.B2" office:value-type="string">
                  <text:p text:style-name="P694"><text:span text:style-name="T100">Creates a new hotkey. T</text:span><text:span text:style-name="T879">he key sequence that triggers the </text:span><text:span text:style-name="T880">hotkey </text:span><text:span text:style-name="T879">should contain no spaces.</text:span><text:span text:style-name="T100"> The command can be any command that can be entered into a text input widget on a subwindow. See </text:span><text:a xlink:type="simple" xlink:href="#7.1.11./bind and /unbind|outline" text:style-name="Internet_20_link" text:visited-style-name="Visited_20_Internet_20_Link"><text:span text:style-name="T415">/bind</text:span></text:a><text:span text:style-name="T100"> for more information. Returns </text:span><text:span text:style-name="T415">True</text:span><text:span text:style-name="T100"> if the hotkey was set, and </text:span><text:span text:style-name="T415">False</text:span><text:span text:style-name="T100"> if setting the hotkey failed.</text:span></text:p>
                </table:table-cell>
              </table:table-row>
              <table:table-row table:style-name="Table102.4">
                <table:table-cell table:style-name="Table102.A2" office:value-type="string">
                  <text:p text:style-name="P680">Example</text:p>
                </table:table-cell>
                <table:table-cell table:style-name="Table102.B4" office:value-type="string">
                  <text:p text:style-name="P695">if self.bind("Ctrl+Shift+X","/quitall"):</text:p>
                  <text:p text:style-name="P695"><text:s text:c="4"/>print("Hotkey set!")</text:p>
                  <text:p text:style-name="P695">else:</text:p>
                  <text:p text:style-name="P695"><text:s text:c="4"/>print("Hotkey not set!")</text:p>
                </table:table-cell>
              </table:table-row>
            </table:table>
            <text:p text:style-name="P674"/>
          </table:table-cell>
        </table:table-row>
        <table:table-row table:style-name="Table264.1">
          <table:table-cell table:style-name="Table264.A2" office:value-type="string">
            <text:p text:style-name="P696">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74">Arguments</text:p>
                </table:table-cell>
                <table:table-cell table:style-name="Table270.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698">String<text:span text:style-name="T886"> (</text:span><text:span text:style-name="T195">name of the channel</text:span><text:span text:style-name="T886">)</text:span></text:p>
                </table:table-cell>
              </table:table-row>
              <table:table-row>
                <table:table-cell table:style-name="Table270.A2" office:value-type="string">
                  <text:p text:style-name="P674">Returns</text:p>
                </table:table-cell>
                <table:table-cell table:style-name="Table270.B2" office:value-type="string">
                  <text:p text:style-name="P699"><text:a xlink:type="simple" xlink:href="#7.3.MERK Window Class|outline" text:style-name="Internet_20_link" text:visited-style-name="Visited_20_Internet_20_Link"><text:span text:style-name="T873">MERK Window</text:span></text:a></text:p>
                </table:table-cell>
              </table:table-row>
              <table:table-row>
                <table:table-cell table:style-name="Table270.A2" office:value-type="string">
                  <text:p text:style-name="P674">Description</text:p>
                </table:table-cell>
                <table:table-cell table:style-name="Table270.B2" office:value-type="string">
                  <text:p text:style-name="P700"><text:span text:style-name="T100">Returns </text:span><text:span text:style-name="T887">the window for a channel on </text:span><text:span text:style-name="T888">client</text:span><text:span text:style-name="T887">. Returns </text:span><text:span text:style-name="T889">None</text:span><text:span text:style-name="T887"> if the window is not open or can't be found.</text:span></text:p>
                </table:table-cell>
              </table:table-row>
              <table:table-row>
                <table:table-cell table:style-name="Table270.A2" office:value-type="string">
                  <text:p text:style-name="P680">Example</text:p>
                </table:table-cell>
                <table:table-cell table:style-name="Table270.B4" office:value-type="string">
                  <text:p text:style-name="P701"><text:span text:style-name="T890">channel</text:span> = self.<text:span text:style-name="T890">channel</text:span>(client,"<text:span text:style-name="T890">#merk"</text:span>)</text:p>
                </table:table-cell>
              </table:table-row>
            </table:table>
            <text:p text:style-name="Table_20_Contents"/>
          </table:table-cell>
        </table:table-row>
        <table:table-row table:style-name="Table264.1">
          <table:table-cell table:style-name="Table264.A2" office:value-type="string">
            <text:p text:style-name="P696">channel<text:span text:style-name="T891">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74">Arguments</text:p>
                </table:table-cell>
                <table:table-cell table:style-name="Table271.B1" office:value-type="string">
                  <text:p text:style-name="P69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1.A2" office:value-type="string">
                  <text:p text:style-name="P674">Returns</text:p>
                </table:table-cell>
                <table:table-cell table:style-name="Table271.B2" office:value-type="string">
                  <text:p text:style-name="P699"><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71.A2" office:value-type="string">
                  <text:p text:style-name="P674">Description</text:p>
                </table:table-cell>
                <table:table-cell table:style-name="Table271.B2" office:value-type="string">
                  <text:p text:style-name="P700"><text:span text:style-name="T100">Returns </text:span><text:span text:style-name="T892">a list of all channel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71.A2" office:value-type="string">
                  <text:p text:style-name="P680">Example</text:p>
                </table:table-cell>
                <table:table-cell table:style-name="Table271.B4" office:value-type="string">
                  <text:p text:style-name="P701"><text:span text:style-name="T890">channel</text:span><text:span text:style-name="T881">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02">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74">Arguments</text:p>
                </table:table-cell>
                <table:table-cell table:style-name="Table272.B1" office:value-type="string">
                  <text:p text:style-name="P703">None</text:p>
                </table:table-cell>
              </table:table-row>
              <table:table-row>
                <table:table-cell table:style-name="Table272.A2" office:value-type="string">
                  <text:p text:style-name="P674">Returns</text:p>
                </table:table-cell>
                <table:table-cell table:style-name="Table272.B2" office:value-type="string">
                  <text:p text:style-name="P704"><text:span text:style-name="T20">List</text:span> <text:span text:style-name="T873">of </text:span><text:a xlink:type="simple" xlink:href="https://docs.twisted.org/en/stable/api/twisted.words.protocols.irc.IRCClient.html" text:style-name="Internet_20_link" text:visited-style-name="Visited_20_Internet_20_Link"><text:span text:style-name="T873">Twisted IRC client objects</text:span></text:a></text:p>
                </table:table-cell>
              </table:table-row>
              <table:table-row>
                <table:table-cell table:style-name="Table272.A2" office:value-type="string">
                  <text:p text:style-name="P674">Description</text:p>
                </table:table-cell>
                <table:table-cell table:style-name="Table272.B2" office:value-type="string">
                  <text:p text:style-name="P705">Returns a list of all <text:span text:style-name="T89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80">Example</text:p>
                </table:table-cell>
                <table:table-cell table:style-name="Table272.B4" office:value-type="string">
                  <text:p text:style-name="P706">for <text:span text:style-name="T894">c</text:span> in self.<text:span text:style-name="T893">clients</text:span>():</text:p>
                  <text:p text:style-name="P706"><text:s text:c="4"/><text:span text:style-name="T895">print(f"</text:span><text:span text:style-name="T896">Server:</text:span><text:span text:style-name="T895"> {</text:span><text:span text:style-name="T894">c</text:span><text:span text:style-name="T895">.server}")</text:span></text:p>
                  <text:p text:style-name="P707"><text:s text:c="4"/>print(f"<text:span text:style-name="T896">P</text:span>ort: {<text:span text:style-name="T894">c</text:span>.port}")</text:p>
                </table:table-cell>
              </table:table-row>
            </table:table>
            <text:p text:style-name="Table_20_Contents"/>
          </table:table-cell>
        </table:table-row>
        <table:table-row table:style-name="Table264.1">
          <table:table-cell table:style-name="Table264.A2" office:value-type="string">
            <text:p text:style-name="P708">console</text:p>
          </table:table-cell>
          <table:table-cell table:style-name="Table264.B9" office:value-type="string">
            <table:table table:name="Table185" table:style-name="Table185">
              <table:table-column table:style-name="Table185.A"/>
              <table:table-column table:style-name="Table185.B"/>
              <table:table-row>
                <table:table-cell table:style-name="Table185.A1" office:value-type="string">
                  <text:p text:style-name="P674">Arguments</text:p>
                </table:table-cell>
                <table:table-cell table:style-name="Table185.B1" office:value-type="string">
                  <text:p text:style-name="P703">None</text:p>
                </table:table-cell>
              </table:table-row>
              <table:table-row>
                <table:table-cell table:style-name="Table185.A2" office:value-type="string">
                  <text:p text:style-name="P674">Returns</text:p>
                </table:table-cell>
                <table:table-cell table:style-name="Table185.B2" office:value-type="string">
                  <text:p text:style-name="P709"><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674">Description</text:p>
                </table:table-cell>
                <table:table-cell table:style-name="Table185.B2" office:value-type="string">
                  <text:p text:style-name="P705">Returns <text:span text:style-name="T897">the plugin's console window</text:span><text:span text:style-name="T893">.</text:span></text:p>
                </table:table-cell>
              </table:table-row>
              <table:table-row>
                <table:table-cell table:style-name="Table185.A2" office:value-type="string">
                  <text:p text:style-name="P680">Example</text:p>
                </table:table-cell>
                <table:table-cell table:style-name="Table185.B4" office:value-type="string">
                  <text:p text:style-name="P710">c = self.console()</text:p>
                  <text:p text:style-name="P710">c.print("Hello world!")</text:p>
                </table:table-cell>
              </table:table-row>
            </table:table>
            <text:p text:style-name="P674"/>
          </table:table-cell>
        </table:table-row>
        <text:soft-page-break/>
        <table:table-row table:style-name="Table264.1">
          <table:table-cell table:style-name="Table264.A2" office:value-type="string">
            <text:p text:style-name="P711">emojize</text:p>
          </table:table-cell>
          <table:table-cell table:style-name="Table264.B9" office:value-type="string">
            <table:table table:name="Table93" table:style-name="Table93">
              <table:table-column table:style-name="Table93.A"/>
              <table:table-column table:style-name="Table93.B"/>
              <table:table-row>
                <table:table-cell table:style-name="Table93.A1" office:value-type="string">
                  <text:p text:style-name="P674">Arguments</text:p>
                </table:table-cell>
                <table:table-cell table:style-name="Table93.B1" office:value-type="string">
                  <text:p text:style-name="P712"><text:span text:style-name="T881">String</text:span><text:span text:style-name="T195"> </text:span><text:span text:style-name="T882">(</text:span><text:span text:style-name="T898">string to insert emojis into</text:span><text:span text:style-name="T882">)</text:span></text:p>
                </table:table-cell>
              </table:table-row>
              <table:table-row>
                <table:table-cell table:style-name="Table93.A2" office:value-type="string">
                  <text:p text:style-name="P674">Returns</text:p>
                </table:table-cell>
                <table:table-cell table:style-name="Table93.B2" office:value-type="string">
                  <text:p text:style-name="P713">String</text:p>
                </table:table-cell>
              </table:table-row>
              <table:table-row>
                <table:table-cell table:style-name="Table93.A2" office:value-type="string">
                  <text:p text:style-name="P674">Description</text:p>
                </table:table-cell>
                <table:table-cell table:style-name="Table93.B2" office:value-type="string">
                  <text:p text:style-name="P714">Converts emoji shortcodes into emojis, and returns the altered string.</text:p>
                </table:table-cell>
              </table:table-row>
              <table:table-row>
                <table:table-cell table:style-name="Table93.A2" office:value-type="string">
                  <text:p text:style-name="P680">Example</text:p>
                </table:table-cell>
                <table:table-cell table:style-name="Table93.B4" office:value-type="string">
                  <text:p text:style-name="P715">joy = self.emojize(":joy:")</text:p>
                </table:table-cell>
              </table:table-row>
            </table:table>
            <text:p text:style-name="P674"/>
          </table:table-cell>
        </table:table-row>
        <table:table-row table:style-name="Table264.1">
          <table:table-cell table:style-name="Table264.A1" office:value-type="string">
            <text:p text:style-name="P716">find</text:p>
          </table:table-cell>
          <table:table-cell table:style-name="Table264.B12" office:value-type="string">
            <table:table table:name="Table273" table:style-name="Table273">
              <table:table-column table:style-name="Table273.A"/>
              <table:table-column table:style-name="Table273.B"/>
              <table:table-row>
                <table:table-cell table:style-name="Table273.A1" office:value-type="string">
                  <text:p text:style-name="P674">Arguments</text:p>
                </table:table-cell>
                <table:table-cell table:style-name="Table273.B1" office:value-type="string">
                  <text:p text:style-name="P717"><text:span text:style-name="T881">String</text:span><text:span text:style-name="T195"> </text:span><text:span text:style-name="T882">(</text:span><text:span text:style-name="T899">name of the file to search for</text:span><text:span text:style-name="T882">)</text:span></text:p>
                  <text:p text:style-name="P718">String<text:span text:style-name="T886"> (</text:span><text:span text:style-name="T899">file extension; optional</text:span><text:span text:style-name="T886">)</text:span></text:p>
                </table:table-cell>
              </table:table-row>
              <table:table-row>
                <table:table-cell table:style-name="Table273.A2" office:value-type="string">
                  <text:p text:style-name="P674">Returns</text:p>
                </table:table-cell>
                <table:table-cell table:style-name="Table273.B2" office:value-type="string">
                  <text:p text:style-name="P719">String<text:span text:style-name="T195"> </text:span><text:span text:style-name="T900">or </text:span><text:span text:style-name="T901">None</text:span></text:p>
                </table:table-cell>
              </table:table-row>
              <table:table-row>
                <table:table-cell table:style-name="Table273.A2" office:value-type="string">
                  <text:p text:style-name="P674">Description</text:p>
                </table:table-cell>
                <table:table-cell table:style-name="Table273.B2" office:value-type="string">
                  <text:p text:style-name="P720"><text:span text:style-name="T100">Searches for a file in the directory where MERK stores it's </text:span><text:span text:style-name="T902">plugin files, scripts, configuration files, and the installation directory </text:span><text:span text:style-name="T903">(if that option is turned on in </text:span><text:a xlink:type="simple" xlink:href="#8.Settings|outline" text:style-name="Internet_20_link" text:visited-style-name="Visited_20_Internet_20_Link"><text:span text:style-name="T903">settings</text:span></text:a><text:span text:style-name="T903">)</text:span><text:span text:style-name="T902">, in that order</text:span><text:span text:style-name="T100">. </text:span><text:span text:style-name="T904">Returns </text:span><text:span text:style-name="T905">the</text:span><text:span text:style-name="T904"> </text:span><text:span text:style-name="T906">full path of</text:span><text:span text:style-name="T904"> the first matching file found. <text:s/></text:span><text:span text:style-name="T907">Returns </text:span><text:span text:style-name="T415">None</text:span><text:span text:style-name="T907"> if </text:span><text:span text:style-name="T908">the</text:span><text:span text:style-name="T907"> file is not found</text:span></text:p>
                </table:table-cell>
              </table:table-row>
              <table:table-row>
                <table:table-cell table:style-name="Table273.A2" office:value-type="string">
                  <text:p text:style-name="P680">Example</text:p>
                </table:table-cell>
                <table:table-cell table:style-name="Table273.B4" office:value-type="string">
                  <text:p text:style-name="P721"><text:span text:style-name="T909">filename</text:span><text:span text:style-name="T910"> = </text:span>self.<text:span text:style-name="T909">find</text:span><text:span text:style-name="T911">("</text:span><text:span text:style-name="T909">bell","wav"</text:span><text:span text:style-name="T911">)</text:span></text:p>
                </table:table-cell>
              </table:table-row>
            </table:table>
            <text:p text:style-name="Table_20_Contents"/>
          </table:table-cell>
        </table:table-row>
        <table:table-row table:style-name="Table264.1">
          <table:table-cell table:style-name="Table264.A2" office:value-type="string">
            <text:p text:style-name="P722">home</text:p>
          </table:table-cell>
          <table:table-cell table:style-name="Table264.B13" office:value-type="string">
            <table:table table:name="Table274" table:style-name="Table274">
              <table:table-column table:style-name="Table274.A"/>
              <table:table-column table:style-name="Table274.B"/>
              <table:table-row>
                <table:table-cell table:style-name="Table274.A1" office:value-type="string">
                  <text:p text:style-name="P674">Arguments</text:p>
                </table:table-cell>
                <table:table-cell table:style-name="Table274.B1" office:value-type="string">
                  <text:p text:style-name="P703">None</text:p>
                </table:table-cell>
              </table:table-row>
              <table:table-row>
                <table:table-cell table:style-name="Table274.A2" office:value-type="string">
                  <text:p text:style-name="P674">Returns</text:p>
                </table:table-cell>
                <table:table-cell table:style-name="Table274.B2" office:value-type="string">
                  <text:p text:style-name="P718">String<text:span text:style-name="T886"> (</text:span><text:span text:style-name="T899">directory path</text:span><text:span text:style-name="T886">)</text:span></text:p>
                </table:table-cell>
              </table:table-row>
              <table:table-row>
                <table:table-cell table:style-name="Table274.A2" office:value-type="string">
                  <text:p text:style-name="P674">Description</text:p>
                </table:table-cell>
                <table:table-cell table:style-name="Table274.B2" office:value-type="string">
                  <text:p text:style-name="P723"><text:span text:style-name="T100">Returns the path to the </text:span><text:a xlink:type="simple" xlink:href="#1.Directories and Configuration Files|outline" text:style-name="Internet_20_link" text:visited-style-name="Visited_20_Internet_20_Link"><text:span text:style-name="T100">directory where MERK stores all its configuration files</text:span></text:a><text:span text:style-name="T100">.</text:span></text:p>
                </table:table-cell>
              </table:table-row>
              <table:table-row>
                <table:table-cell table:style-name="Table274.A2" office:value-type="string">
                  <text:p text:style-name="P680">Example</text:p>
                </table:table-cell>
                <table:table-cell table:style-name="Table274.B4" office:value-type="string">
                  <text:p text:style-name="P721"><text:span text:style-name="T910">directory = </text:span>self.<text:span text:style-name="T910">home</text:span><text:span text:style-name="T911">()</text:span></text:p>
                </table:table-cell>
              </table:table-row>
            </table:table>
            <text:p text:style-name="Table_20_Contents"/>
          </table:table-cell>
        </table:table-row>
        <table:table-row table:style-name="Table264.1">
          <table:table-cell table:style-name="Table264.A2" office:value-type="string">
            <text:p text:style-name="P724">id</text:p>
          </table:table-cell>
          <table:table-cell table:style-name="Table264.B13" office:value-type="string">
            <table:table table:name="Table184" table:style-name="Table184">
              <table:table-column table:style-name="Table184.A"/>
              <table:table-column table:style-name="Table184.B"/>
              <table:table-row>
                <table:table-cell table:style-name="Table184.A1" office:value-type="string">
                  <text:p text:style-name="P674">Arguments</text:p>
                </table:table-cell>
                <table:table-cell table:style-name="Table184.B1" office:value-type="string">
                  <text:p text:style-name="P725">None</text:p>
                </table:table-cell>
              </table:table-row>
              <table:table-row>
                <table:table-cell table:style-name="Table184.A2" office:value-type="string">
                  <text:p text:style-name="P674">Returns</text:p>
                </table:table-cell>
                <table:table-cell table:style-name="Table184.B2" office:value-type="string">
                  <text:p text:style-name="P726">String</text:p>
                </table:table-cell>
              </table:table-row>
              <table:table-row>
                <table:table-cell table:style-name="Table184.A2" office:value-type="string">
                  <text:p text:style-name="P674">Description</text:p>
                </table:table-cell>
                <table:table-cell table:style-name="Table184.B2" office:value-type="string">
                  <text:p text:style-name="P727">Each plugin has a unique identifier, which is generated when the plugin is loaded. This method returns the plugin's identifier.</text:p>
                </table:table-cell>
              </table:table-row>
              <table:table-row>
                <table:table-cell table:style-name="Table184.A2" office:value-type="string">
                  <text:p text:style-name="P680">Example</text:p>
                </table:table-cell>
                <table:table-cell table:style-name="Table184.B4" office:value-type="string">
                  <text:p text:style-name="P728"><text:span text:style-name="T912">indentifier</text:span><text:span text:style-name="T910"> = </text:span>self.<text:span text:style-name="T912">id</text:span><text:span text:style-name="T911">()</text:span></text:p>
                </table:table-cell>
              </table:table-row>
            </table:table>
            <text:p text:style-name="P674"/>
          </table:table-cell>
        </table:table-row>
        <table:table-row table:style-name="Table264.1">
          <table:table-cell table:style-name="Table264.A2" office:value-type="string">
            <text:p text:style-name="P729">ignore</text:p>
          </table:table-cell>
          <table:table-cell table:style-name="Table264.B15" office:value-type="string">
            <table:table table:name="Table275" table:style-name="Table275">
              <table:table-column table:style-name="Table275.A"/>
              <table:table-column table:style-name="Table275.B"/>
              <table:table-row>
                <table:table-cell table:style-name="Table275.A1" office:value-type="string">
                  <text:p text:style-name="P674">Arguments</text:p>
                </table:table-cell>
                <table:table-cell table:style-name="Table275.B1" office:value-type="string">
                  <text:p text:style-name="P730"><text:span text:style-name="T881">String</text:span><text:span text:style-name="T195"> </text:span><text:span text:style-name="T882">(</text:span><text:span text:style-name="T866">nickname or hostmask to ignore</text:span><text:span text:style-name="T882">)</text:span></text:p>
                </table:table-cell>
              </table:table-row>
              <table:table-row>
                <table:table-cell table:style-name="Table275.A2" office:value-type="string">
                  <text:p text:style-name="P674">Returns</text:p>
                </table:table-cell>
                <table:table-cell table:style-name="Table275.B2" office:value-type="string">
                  <text:p text:style-name="P731">Boolean</text:p>
                </table:table-cell>
              </table:table-row>
              <table:table-row>
                <table:table-cell table:style-name="Table275.A2" office:value-type="string">
                  <text:p text:style-name="P674">Description</text:p>
                </table:table-cell>
                <table:table-cell table:style-name="Table275.B2" office:value-type="string">
                  <text:p text:style-name="P732"><text:span text:style-name="T100">Adds a user to the ignore list. Wildcards can be used in the entry; use </text:span><text:span text:style-name="T415">*</text:span><text:span text:style-name="T100"> for any character(s) and </text:span><text:span text:style-name="T415">?</text:span><text:span text:style-name="T100"> for a single character. Returns </text:span><text:span text:style-name="T415">True</text:span><text:span text:style-name="T100"> is the addition was successful, and </text:span><text:span text:style-name="T415">False</text:span><text:span text:style-name="T100"> if not.</text:span></text:p>
                </table:table-cell>
              </table:table-row>
              <table:table-row>
                <table:table-cell table:style-name="Table275.A2" office:value-type="string">
                  <text:p text:style-name="P680">Example</text:p>
                </table:table-cell>
                <table:table-cell table:style-name="Table275.B4" office:value-type="string">
                  <text:p text:style-name="P733">if self.ignore("*@annoying.com"):</text:p>
                  <text:p text:style-name="P733"><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729">ignores</text:p>
          </table:table-cell>
          <table:table-cell table:style-name="Table264.B16" office:value-type="string">
            <table:table table:name="Table276" table:style-name="Table276">
              <table:table-column table:style-name="Table276.A"/>
              <table:table-column table:style-name="Table276.B"/>
              <table:table-row>
                <table:table-cell table:style-name="Table276.A1" office:value-type="string">
                  <text:p text:style-name="P674">Arguments</text:p>
                </table:table-cell>
                <table:table-cell table:style-name="Table276.B1" office:value-type="string">
                  <text:p text:style-name="P734">None</text:p>
                </table:table-cell>
              </table:table-row>
              <table:table-row>
                <table:table-cell table:style-name="Table276.A2" office:value-type="string">
                  <text:p text:style-name="P674">Returns</text:p>
                </table:table-cell>
                <table:table-cell table:style-name="Table276.B2" office:value-type="string">
                  <text:p text:style-name="P735"><text:span text:style-name="T20">List</text:span><text:span text:style-name="T886"> </text:span><text:span text:style-name="T866">of </text:span><text:span text:style-name="T913">String</text:span><text:span text:style-name="T914">s</text:span><text:span text:style-name="T866"> </text:span><text:span text:style-name="T886">(</text:span><text:span text:style-name="T866">ignore list</text:span><text:span text:style-name="T886">)</text:span></text:p>
                </table:table-cell>
              </table:table-row>
              <table:table-row>
                <table:table-cell table:style-name="Table276.A2" office:value-type="string">
                  <text:p text:style-name="P674">Description</text:p>
                </table:table-cell>
                <table:table-cell table:style-name="Table276.B2" office:value-type="string">
                  <text:p text:style-name="P736">Returns the complete list of users being ignored. This may be an empty list if there are no users in the ignore list.</text:p>
                </table:table-cell>
              </table:table-row>
              <table:table-row>
                <table:table-cell table:style-name="Table276.A2" office:value-type="string">
                  <text:p text:style-name="P680">Example</text:p>
                </table:table-cell>
                <table:table-cell table:style-name="Table276.B4" office:value-type="string">
                  <text:p text:style-name="P733">ignoring = self.ignores()</text:p>
                </table:table-cell>
              </table:table-row>
            </table:table>
            <text:p text:style-name="Table_20_Contents"/>
          </table:table-cell>
        </table:table-row>
        <table:table-row table:style-name="Table264.1">
          <table:table-cell table:style-name="Table264.A2" office:value-type="string">
            <text:p text:style-name="P737"><text:span text:style-name="T915">is_</text:span>away</text:p>
          </table:table-cell>
          <table:table-cell table:style-name="Table264.B17" office:value-type="string">
            <table:table table:name="Table277" table:style-name="Table277">
              <table:table-column table:style-name="Table277.A"/>
              <table:table-column table:style-name="Table277.B"/>
              <table:table-row>
                <table:table-cell table:style-name="Table277.A1" office:value-type="string">
                  <text:p text:style-name="P674">Arguments</text:p>
                </table:table-cell>
                <table:table-cell table:style-name="Table277.B1" office:value-type="string">
                  <text:p text:style-name="P73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7.A2" office:value-type="string">
                  <text:p text:style-name="P674">Returns</text:p>
                </table:table-cell>
                <table:table-cell table:style-name="Table277.B2" office:value-type="string">
                  <text:p text:style-name="P731">Boolean</text:p>
                </table:table-cell>
              </table:table-row>
              <table:table-row>
                <table:table-cell table:style-name="Table277.A2" office:value-type="string">
                  <text:p text:style-name="P674">Description</text:p>
                </table:table-cell>
                <table:table-cell table:style-name="Table277.B2" office:value-type="string">
                  <text:p text:style-name="P738">Checks if MERK is set to "away" status on a specific client, and return <text:span text:style-name="T916">True</text:span> if MERK is away, and <text:span text:style-name="T916">False</text:span> if not.</text:p>
                </table:table-cell>
              </table:table-row>
              <table:table-row>
                <table:table-cell table:style-name="Table277.A2" office:value-type="string">
                  <text:p text:style-name="P680">Example</text:p>
                </table:table-cell>
                <table:table-cell table:style-name="Table277.B4" office:value-type="string">
                  <text:p text:style-name="P739">if self.<text:span text:style-name="T915">is_</text:span>away(client):</text:p>
                  <text:p text:style-name="P739"><text:s text:c="4"/>print("Away")</text:p>
                  <text:p text:style-name="P739">else:</text:p>
                  <text:p text:style-name="P739"><text:s text:c="4"/>print("Not away")</text:p>
                </table:table-cell>
              </table:table-row>
            </table:table>
            <text:p text:style-name="Table_20_Contents"/>
          </table:table-cell>
        </table:table-row>
        <table:table-row table:style-name="Table264.1">
          <table:table-cell table:style-name="Table264.A2" office:value-type="string">
            <text:p text:style-name="P740"><text:span text:style-name="T915">is_</text:span><text:span text:style-name="T917">ignored</text:span></text:p>
          </table:table-cell>
          <table:table-cell table:style-name="Table264.B18" office:value-type="string">
            <table:table table:name="Table278" table:style-name="Table278">
              <table:table-column table:style-name="Table278.A"/>
              <table:table-column table:style-name="Table278.B"/>
              <table:table-row>
                <table:table-cell table:style-name="Table278.A1" office:value-type="string">
                  <text:p text:style-name="P674">Arguments</text:p>
                </table:table-cell>
                <table:table-cell table:style-name="Table278.B1" office:value-type="string">
                  <text:p text:style-name="P741"><text:span text:style-name="T881">String</text:span><text:span text:style-name="T195"> </text:span><text:span text:style-name="T882">(</text:span><text:span text:style-name="T866">nickname</text:span><text:span text:style-name="T882">)</text:span></text:p>
                  <text:p text:style-name="P741"><text:span text:style-name="T881">String</text:span><text:span text:style-name="T195"> </text:span><text:span text:style-name="T882">(</text:span><text:span text:style-name="T866">hostmask</text:span><text:span text:style-name="T882">)</text:span></text:p>
                </table:table-cell>
              </table:table-row>
              <table:table-row>
                <table:table-cell table:style-name="Table278.A2" office:value-type="string">
                  <text:p text:style-name="P674">Returns</text:p>
                </table:table-cell>
                <table:table-cell table:style-name="Table278.B2" office:value-type="string">
                  <text:p text:style-name="P742">Boolean</text:p>
                </table:table-cell>
              </table:table-row>
              <table:table-row>
                <table:table-cell table:style-name="Table278.A2" office:value-type="string">
                  <text:p text:style-name="P674">Description</text:p>
                </table:table-cell>
                <table:table-cell table:style-name="Table278.B2" office:value-type="string">
                  <text:p text:style-name="P743">Checks if a nickname or hostmask is in the ignore list. If either the nickname or the hostmask to check is not known, set that argument to <text:span text:style-name="T20">None</text:span>; however, either the nickname <text:span text:style-name="T35">or</text:span><text:span text:style-name="T36"> the hostmask must be set. Returns </text:span><text:span text:style-name="T37">True</text:span><text:span text:style-name="T36"> if the nickname or hostmask is in the ignore list, or </text:span><text:span text:style-name="T37">False</text:span><text:span text:style-name="T36"> if not.</text:span></text:p>
                </table:table-cell>
              </table:table-row>
              <table:table-row>
                <table:table-cell table:style-name="Table278.A2" office:value-type="string">
                  <text:p text:style-name="P680">Example</text:p>
                </table:table-cell>
                <table:table-cell table:style-name="Table278.B4" office:value-type="string">
                  <text:p text:style-name="P744"><text:span text:style-name="T918">if self.</text:span><text:span text:style-name="T919">is_</text:span><text:span text:style-name="T920">ignored("user","*@annoying"):</text:span></text:p>
                  <text:p text:style-name="P745"><text:s text:c="4"/><text:span text:style-name="T917">print("User is ignored!")</text:span></text:p>
                  <text:p text:style-name="P746">else:</text:p>
                  <text:p text:style-name="P746"><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47">list</text:p>
          </table:table-cell>
          <table:table-cell table:style-name="Table264.B19" office:value-type="string">
            <table:table table:name="Table279" table:style-name="Table279">
              <table:table-column table:style-name="Table279.A"/>
              <table:table-column table:style-name="Table279.B"/>
              <table:table-row>
                <table:table-cell table:style-name="Table279.A1" office:value-type="string">
                  <text:p text:style-name="P674">Arguments</text:p>
                </table:table-cell>
                <table:table-cell table:style-name="Table279.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79.A2" office:value-type="string">
                  <text:p text:style-name="P674">Returns</text:p>
                </table:table-cell>
                <table:table-cell table:style-name="Table279.B2" office:value-type="string">
                  <text:p text:style-name="P748"><text:span text:style-name="T20">List</text:span><text:span text:style-name="T886"> </text:span><text:span text:style-name="T866">of </text:span><text:span text:style-name="T921">Lists</text:span><text:span text:style-name="T866"> </text:span><text:span text:style-name="T922">of </text:span><text:span text:style-name="T921">Strings</text:span><text:span text:style-name="T922"> </text:span><text:span text:style-name="T886">(</text:span><text:span text:style-name="T922">channel</text:span><text:span text:style-name="T866"> list</text:span><text:span text:style-name="T886">)</text:span></text:p>
                </table:table-cell>
              </table:table-row>
              <table:table-row>
                <table:table-cell table:style-name="Table279.A2" office:value-type="string">
                  <text:p text:style-name="P674">Description</text:p>
                </table:table-cell>
                <table:table-cell table:style-name="Table279.B2" office:value-type="string">
                  <text:p text:style-name="P749">Retrieves a list of channels on the IRC server that client is connected to. If MERK has not requested or received a channel list from the server, this list will be empty; <text:span text:style-name="T923">to request a fresh list from the server, consider executing the </text:span><text:span text:style-name="T924">/refresh</text:span><text:span text:style-name="T923"> command. </text:span>Each entry in the returned list <text:span text:style-name="T925">is a list</text:span>, with the following <text:span text:style-name="T925">order</text:span>: <text:span text:style-name="T20">channel name, user count, topic</text:span></text:p>
                </table:table-cell>
              </table:table-row>
              <table:table-row>
                <table:table-cell table:style-name="Table279.A2" office:value-type="string">
                  <text:p text:style-name="P680">Example</text:p>
                </table:table-cell>
                <table:table-cell table:style-name="Table279.B4" office:value-type="string">
                  <text:p text:style-name="P750">for chan in self.list(client):</text:p>
                  <text:p text:style-name="P750"><text:s text:c="4"/><text:span text:style-name="T925">name = chan[0]</text:span></text:p>
                  <text:p text:style-name="P750"><text:s text:c="4"/><text:span text:style-name="T925">user_count = chan[1]</text:span></text:p>
                  <text:p text:style-name="P750"><text:s text:c="4"/><text:span text:style-name="T925">topic = chan[2]</text:span></text:p>
                </table:table-cell>
              </table:table-row>
            </table:table>
            <text:p text:style-name="Table_20_Contents"/>
          </table:table-cell>
        </table:table-row>
        <table:table-row table:style-name="Table264.1">
          <table:table-cell table:style-name="Table264.A2" office:value-type="string">
            <text:p text:style-name="P751">macro</text:p>
          </table:table-cell>
          <table:table-cell table:style-name="Table264.B19" office:value-type="string">
            <table:table table:name="Table107" table:style-name="Table107">
              <table:table-column table:style-name="Table107.A"/>
              <table:table-column table:style-name="Table107.B"/>
              <table:table-row>
                <table:table-cell table:style-name="Table107.A1" office:value-type="string">
                  <text:p text:style-name="P674">Arguments</text:p>
                </table:table-cell>
                <table:table-cell table:style-name="Table107.B1" office:value-type="string">
                  <text:p text:style-name="P752"><text:span text:style-name="T881">String</text:span><text:span text:style-name="T195"> </text:span><text:span text:style-name="T882">(</text:span><text:span text:style-name="T926">macro name</text:span><text:span text:style-name="T882">)</text:span></text:p>
                  <text:p text:style-name="P752"><text:span text:style-name="T881">String</text:span><text:span text:style-name="T195"> </text:span><text:span text:style-name="T882">(</text:span><text:span text:style-name="T926">script to execute</text:span><text:span text:style-name="T882">)</text:span></text:p>
                  <text:p text:style-name="P752"><text:span text:style-name="T881">String</text:span><text:span text:style-name="T195"> </text:span><text:span text:style-name="T882">(</text:span><text:span text:style-name="T926">usage text; optional</text:span><text:span text:style-name="T882">)</text:span></text:p>
                  <text:p text:style-name="P752"><text:span text:style-name="T881">String</text:span><text:span text:style-name="T195"> </text:span><text:span text:style-name="T882">(</text:span><text:span text:style-name="T926">help text; optional</text:span><text:span text:style-name="T882">)</text:span></text:p>
                </table:table-cell>
              </table:table-row>
              <table:table-row>
                <table:table-cell table:style-name="Table107.A2" office:value-type="string">
                  <text:p text:style-name="P674">Returns</text:p>
                </table:table-cell>
                <table:table-cell table:style-name="Table107.B2" office:value-type="string">
                  <text:p text:style-name="P753">Boolean</text:p>
                </table:table-cell>
              </table:table-row>
              <table:table-row>
                <table:table-cell table:style-name="Table107.A2" office:value-type="string">
                  <text:p text:style-name="P674">Description</text:p>
                </table:table-cell>
                <table:table-cell table:style-name="Table107.B2" office:value-type="string">
                  <text:p text:style-name="P754"><text:span text:style-name="T100">Creates a macro; that is, creates a command that can be entered into the text input widget of a subwindow that executes a script. </text:span><text:span text:style-name="T927">Macros made with this method </text:span><text:span text:style-name="T928">cannot</text:span><text:span text:style-name="T929"> overwrite existing macros with the same name. </text:span><text:span text:style-name="T165">Returns</text:span><text:span text:style-name="T100"> </text:span><text:span text:style-name="T930">True</text:span><text:span text:style-name="T100"> if the macro was successfully created, and </text:span><text:span text:style-name="T930">False</text:span><text:span text:style-name="T100"> if not. See </text:span><text:a xlink:type="simple" xlink:href="#7.1.10./macro|outline" text:style-name="Internet_20_link" text:visited-style-name="Visited_20_Internet_20_Link"><text:span text:style-name="T415">/macro</text:span></text:a><text:span text:style-name="T100"> for more information.</text:span></text:p>
                </table:table-cell>
              </table:table-row>
              <table:table-row>
                <table:table-cell table:style-name="Table107.A2" office:value-type="string">
                  <text:p text:style-name="P680">Example</text:p>
                </table:table-cell>
                <table:table-cell table:style-name="Table107.B4" office:value-type="string">
                  <text:p text:style-name="P755">if self.macro("hello","hello.merk"):</text:p>
                  <text:p text:style-name="P755"><text:s text:c="4"/>print("/hello macro created!")</text:p>
                </table:table-cell>
              </table:table-row>
            </table:table>
            <text:p text:style-name="P674"/>
          </table:table-cell>
        </table:table-row>
        <table:table-row table:style-name="Table264.1">
          <table:table-cell table:style-name="Table264.A2" office:value-type="string">
            <text:p text:style-name="P756">master</text:p>
          </table:table-cell>
          <table:table-cell table:style-name="Table264.B21" office:value-type="string">
            <table:table table:name="Table280" table:style-name="Table280">
              <table:table-column table:style-name="Table280.A"/>
              <table:table-column table:style-name="Table280.B"/>
              <table:table-row>
                <table:table-cell table:style-name="Table280.A1" office:value-type="string">
                  <text:p text:style-name="P674">Arguments</text:p>
                </table:table-cell>
                <table:table-cell table:style-name="Table280.B1" office:value-type="string">
                  <text:p text:style-name="P741"><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0.A2" office:value-type="string">
                  <text:p text:style-name="P674">Returns</text:p>
                </table:table-cell>
                <table:table-cell table:style-name="Table280.B2" office:value-type="string">
                  <text:p text:style-name="P748"><text:a xlink:type="simple" xlink:href="#7.3.MERK Window Class|outline" text:style-name="Internet_20_link" text:visited-style-name="Visited_20_Internet_20_Link"><text:span text:style-name="T873">MERK Window</text:span></text:a></text:p>
                </table:table-cell>
              </table:table-row>
              <table:table-row>
                <table:table-cell table:style-name="Table280.A2" office:value-type="string">
                  <text:p text:style-name="P674">Description</text:p>
                </table:table-cell>
                <table:table-cell table:style-name="Table280.B2" office:value-type="string">
                  <text:p text:style-name="P757"><text:span text:style-name="T100">Returns </text:span><text:span text:style-name="T931">the server window associated with </text:span><text:span text:style-name="T932">client</text:span><text:span text:style-name="T931">.</text:span></text:p>
                </table:table-cell>
              </table:table-row>
              <table:table-row>
                <table:table-cell table:style-name="Table280.A2" office:value-type="string">
                  <text:p text:style-name="P680">Example</text:p>
                </table:table-cell>
                <table:table-cell table:style-name="Table280.B4" office:value-type="string">
                  <text:p text:style-name="P758">server_window = self.<text:span text:style-name="T890">master</text:span>(client)</text:p>
                </table:table-cell>
              </table:table-row>
            </table:table>
            <text:p text:style-name="Table_20_Contents"/>
          </table:table-cell>
        </table:table-row>
        <table:table-row table:style-name="Table264.1">
          <table:table-cell table:style-name="Table264.A2" office:value-type="string">
            <text:p text:style-name="P759">max</text:p>
          </table:table-cell>
          <table:table-cell table:style-name="Table264.B22" office:value-type="string">
            <table:table table:name="Table281" table:style-name="Table281">
              <table:table-column table:style-name="Table281.A"/>
              <table:table-column table:style-name="Table281.B"/>
              <table:table-row>
                <table:table-cell table:style-name="Table281.A1" office:value-type="string">
                  <text:p text:style-name="P674">Arguments</text:p>
                </table:table-cell>
                <table:table-cell table:style-name="Table281.B1" office:value-type="string">
                  <text:p text:style-name="P760">None</text:p>
                </table:table-cell>
              </table:table-row>
              <table:table-row>
                <table:table-cell table:style-name="Table281.A2" office:value-type="string">
                  <text:p text:style-name="P674">Returns</text:p>
                </table:table-cell>
                <table:table-cell table:style-name="Table281.B2" office:value-type="string">
                  <text:p text:style-name="P760">Nothing</text:p>
                </table:table-cell>
              </table:table-row>
              <table:table-row>
                <table:table-cell table:style-name="Table281.A2" office:value-type="string">
                  <text:p text:style-name="P674">Description</text:p>
                </table:table-cell>
                <table:table-cell table:style-name="Table281.B2" office:value-type="string">
                  <text:p text:style-name="P761"><text:span text:style-name="T931">M</text:span><text:span text:style-name="T100">aximizes the application window.</text:span></text:p>
                </table:table-cell>
              </table:table-row>
              <table:table-row>
                <table:table-cell table:style-name="Table281.A2" office:value-type="string">
                  <text:p text:style-name="P680">Example</text:p>
                </table:table-cell>
                <table:table-cell table:style-name="Table281.B4" office:value-type="string">
                  <text:p text:style-name="P762">self.max()</text:p>
                </table:table-cell>
              </table:table-row>
            </table:table>
            <text:p text:style-name="Table_20_Contents"/>
          </table:table-cell>
        </table:table-row>
        <text:soft-page-break/>
        <table:table-row table:style-name="Table264.1">
          <table:table-cell table:style-name="Table264.A2" office:value-type="string">
            <text:p text:style-name="P763">maximized</text:p>
          </table:table-cell>
          <table:table-cell table:style-name="Table264.B23" office:value-type="string">
            <table:table table:name="Table282" table:style-name="Table282">
              <table:table-column table:style-name="Table282.A"/>
              <table:table-column table:style-name="Table282.B"/>
              <table:table-row>
                <table:table-cell table:style-name="Table282.A1" office:value-type="string">
                  <text:p text:style-name="P674">Arguments</text:p>
                </table:table-cell>
                <table:table-cell table:style-name="Table282.B1" office:value-type="string">
                  <text:p text:style-name="P760">None</text:p>
                </table:table-cell>
              </table:table-row>
              <table:table-row>
                <table:table-cell table:style-name="Table282.A2" office:value-type="string">
                  <text:p text:style-name="P674">Returns</text:p>
                </table:table-cell>
                <table:table-cell table:style-name="Table282.B2" office:value-type="string">
                  <text:p text:style-name="P764">Boolean</text:p>
                </table:table-cell>
              </table:table-row>
              <table:table-row>
                <table:table-cell table:style-name="Table282.A2" office:value-type="string">
                  <text:p text:style-name="P674">Description</text:p>
                </table:table-cell>
                <table:table-cell table:style-name="Table282.B2" office:value-type="string">
                  <text:p text:style-name="P761"><text:span text:style-name="T100">Returns </text:span><text:span text:style-name="T415">True</text:span><text:span text:style-name="T100"> if the application window is maximized, otherwise returns </text:span><text:span text:style-name="T415">False</text:span><text:span text:style-name="T100">.</text:span></text:p>
                </table:table-cell>
              </table:table-row>
              <table:table-row>
                <table:table-cell table:style-name="Table282.A2" office:value-type="string">
                  <text:p text:style-name="P680">Example</text:p>
                </table:table-cell>
                <table:table-cell table:style-name="Table282.B4" office:value-type="string">
                  <text:p text:style-name="P762">if self.maximized(): print("Maximized")</text:p>
                </table:table-cell>
              </table:table-row>
            </table:table>
            <text:p text:style-name="Table_20_Contents"/>
          </table:table-cell>
        </table:table-row>
        <table:table-row table:style-name="Table264.1">
          <table:table-cell table:style-name="Table264.A2" office:value-type="string">
            <text:p text:style-name="P763">min</text:p>
          </table:table-cell>
          <table:table-cell table:style-name="Table264.B24" office:value-type="string">
            <table:table table:name="Table283" table:style-name="Table283">
              <table:table-column table:style-name="Table283.A"/>
              <table:table-column table:style-name="Table283.B"/>
              <table:table-row>
                <table:table-cell table:style-name="Table283.A1" office:value-type="string">
                  <text:p text:style-name="P674">Arguments</text:p>
                </table:table-cell>
                <table:table-cell table:style-name="Table283.B1" office:value-type="string">
                  <text:p text:style-name="P760">None</text:p>
                </table:table-cell>
              </table:table-row>
              <table:table-row>
                <table:table-cell table:style-name="Table283.A2" office:value-type="string">
                  <text:p text:style-name="P674">Returns</text:p>
                </table:table-cell>
                <table:table-cell table:style-name="Table283.B2" office:value-type="string">
                  <text:p text:style-name="P760">Nothing</text:p>
                </table:table-cell>
              </table:table-row>
              <table:table-row>
                <table:table-cell table:style-name="Table283.A2" office:value-type="string">
                  <text:p text:style-name="P674">Description</text:p>
                </table:table-cell>
                <table:table-cell table:style-name="Table283.B2" office:value-type="string">
                  <text:p text:style-name="P765">Minimizes the application window.</text:p>
                </table:table-cell>
              </table:table-row>
              <table:table-row>
                <table:table-cell table:style-name="Table283.A2" office:value-type="string">
                  <text:p text:style-name="P680">Example</text:p>
                </table:table-cell>
                <table:table-cell table:style-name="Table283.B4" office:value-type="string">
                  <text:p text:style-name="P762">self.min()</text:p>
                </table:table-cell>
              </table:table-row>
            </table:table>
            <text:p text:style-name="Table_20_Contents"/>
          </table:table-cell>
        </table:table-row>
        <table:table-row table:style-name="Table264.1">
          <table:table-cell table:style-name="Table264.A2" office:value-type="string">
            <text:p text:style-name="P763">minimimzed</text:p>
          </table:table-cell>
          <table:table-cell table:style-name="Table264.B25" office:value-type="string">
            <table:table table:name="Table284" table:style-name="Table284">
              <table:table-column table:style-name="Table284.A"/>
              <table:table-column table:style-name="Table284.B"/>
              <table:table-row>
                <table:table-cell table:style-name="Table284.A1" office:value-type="string">
                  <text:p text:style-name="P674">Arguments</text:p>
                </table:table-cell>
                <table:table-cell table:style-name="Table284.B1" office:value-type="string">
                  <text:p text:style-name="P760">None</text:p>
                </table:table-cell>
              </table:table-row>
              <table:table-row>
                <table:table-cell table:style-name="Table284.A2" office:value-type="string">
                  <text:p text:style-name="P674">Returns</text:p>
                </table:table-cell>
                <table:table-cell table:style-name="Table284.B2" office:value-type="string">
                  <text:p text:style-name="P764">Boolean</text:p>
                </table:table-cell>
              </table:table-row>
              <table:table-row>
                <table:table-cell table:style-name="Table284.A2" office:value-type="string">
                  <text:p text:style-name="P674">Description</text:p>
                </table:table-cell>
                <table:table-cell table:style-name="Table284.B2" office:value-type="string">
                  <text:p text:style-name="P761"><text:span text:style-name="T100">Returns </text:span><text:span text:style-name="T415">True</text:span><text:span text:style-name="T100"> if the application window is minimimzed, otherwise returns </text:span><text:span text:style-name="T415">False</text:span><text:span text:style-name="T100">.</text:span></text:p>
                </table:table-cell>
              </table:table-row>
              <table:table-row>
                <table:table-cell table:style-name="Table284.A2" office:value-type="string">
                  <text:p text:style-name="P680">Example</text:p>
                </table:table-cell>
                <table:table-cell table:style-name="Table284.B4" office:value-type="string">
                  <text:p text:style-name="P762">if self.minimized(): print("Minimized")</text:p>
                </table:table-cell>
              </table:table-row>
            </table:table>
            <text:p text:style-name="Table_20_Contents"/>
          </table:table-cell>
        </table:table-row>
        <table:table-row table:style-name="Table264.1">
          <table:table-cell table:style-name="Table264.A2" office:value-type="string">
            <text:p text:style-name="P766">modes</text:p>
          </table:table-cell>
          <table:table-cell table:style-name="Table264.B26" office:value-type="string">
            <table:table table:name="Table285" table:style-name="Table285">
              <table:table-column table:style-name="Table285.A"/>
              <table:table-column table:style-name="Table285.B"/>
              <table:table-row>
                <table:table-cell table:style-name="Table285.A1" office:value-type="string">
                  <text:p text:style-name="P674">Arguments</text:p>
                </table:table-cell>
                <table:table-cell table:style-name="Table285.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5.A2" office:value-type="string">
                  <text:p text:style-name="P674">Returns</text:p>
                </table:table-cell>
                <table:table-cell table:style-name="Table285.B2" office:value-type="string">
                  <text:p text:style-name="P767"><text:span text:style-name="T881">String</text:span><text:span text:style-name="T195"> </text:span><text:span text:style-name="T882">(</text:span><text:span text:style-name="T933">channel modes</text:span><text:span text:style-name="T882">)</text:span></text:p>
                </table:table-cell>
              </table:table-row>
              <table:table-row>
                <table:table-cell table:style-name="Table285.A2" office:value-type="string">
                  <text:p text:style-name="P674">Description</text:p>
                </table:table-cell>
                <table:table-cell table:style-name="Table285.B2" office:value-type="string">
                  <text:p text:style-name="P768"><text:span text:style-name="T100">Return</text:span><text:span text:style-name="T934">s all modes set on the user on a given IRC connection.</text:span></text:p>
                </table:table-cell>
              </table:table-row>
              <table:table-row>
                <table:table-cell table:style-name="Table285.A2" office:value-type="string">
                  <text:p text:style-name="P680">Example</text:p>
                </table:table-cell>
                <table:table-cell table:style-name="Table285.B4" office:value-type="string">
                  <text:p text:style-name="P769">my_modes = self.modes(client)</text:p>
                </table:table-cell>
              </table:table-row>
            </table:table>
            <text:p text:style-name="Table_20_Contents"/>
          </table:table-cell>
        </table:table-row>
        <table:table-row table:style-name="Table264.1">
          <table:table-cell table:style-name="Table264.A2" office:value-type="string">
            <text:p text:style-name="P770">move</text:p>
          </table:table-cell>
          <table:table-cell table:style-name="Table264.B26" office:value-type="string">
            <table:table table:name="Table174" table:style-name="Table174">
              <table:table-column table:style-name="Table174.A"/>
              <table:table-column table:style-name="Table174.B"/>
              <table:table-row>
                <table:table-cell table:style-name="Table174.A1" office:value-type="string">
                  <text:p text:style-name="P674">Arguments</text:p>
                </table:table-cell>
                <table:table-cell table:style-name="Table174.B1" office:value-type="string">
                  <text:p text:style-name="P771"><text:span text:style-name="T20">Integer</text:span> (X value)</text:p>
                  <text:p text:style-name="P771"><text:span text:style-name="T20">Integer</text:span> (Y value)</text:p>
                </table:table-cell>
              </table:table-row>
              <table:table-row>
                <table:table-cell table:style-name="Table174.A2" office:value-type="string">
                  <text:p text:style-name="P674">Returns</text:p>
                </table:table-cell>
                <table:table-cell table:style-name="Table174.B2" office:value-type="string">
                  <text:p text:style-name="P772">Boolean</text:p>
                </table:table-cell>
              </table:table-row>
              <table:table-row>
                <table:table-cell table:style-name="Table174.A2" office:value-type="string">
                  <text:p text:style-name="P674">Description</text:p>
                </table:table-cell>
                <table:table-cell table:style-name="Table174.B2" office:value-type="string">
                  <text:p text:style-name="P773">M<text:span text:style-name="T935">oves </text:span><text:span text:style-name="T936">the main application window</text:span><text:span text:style-name="T935"> to the specified coordinates. If the move would put the window in a location where it could not be interacted with, this method will fail and return </text:span><text:span text:style-name="T20">False</text:span><text:span text:style-name="T195">;</text:span><text:span text:style-name="T935"> </text:span><text:span text:style-name="T936">Otherwise, it returns </text:span><text:span text:style-name="T937">True</text:span><text:span text:style-name="T936">.</text:span></text:p>
                </table:table-cell>
              </table:table-row>
              <table:table-row>
                <table:table-cell table:style-name="Table174.A2" office:value-type="string">
                  <text:p text:style-name="P680">Example</text:p>
                </table:table-cell>
                <table:table-cell table:style-name="Table174.B4" office:value-type="string">
                  <text:p text:style-name="P774">if self.move(200,500):</text:p>
                  <text:p text:style-name="P774"><text:s text:c="4"/>print("Move successful!")</text:p>
                </table:table-cell>
              </table:table-row>
            </table:table>
            <text:p text:style-name="P674"/>
          </table:table-cell>
        </table:table-row>
        <text:soft-page-break/>
        <table:table-row table:style-name="Table264.1">
          <table:table-cell table:style-name="Table264.A2" office:value-type="string">
            <text:p text:style-name="P775">private</text:p>
          </table:table-cell>
          <table:table-cell table:style-name="Table264.B28" office:value-type="string">
            <table:table table:name="Table286" table:style-name="Table286">
              <table:table-column table:style-name="Table286.A"/>
              <table:table-column table:style-name="Table286.B"/>
              <table:table-row>
                <table:table-cell table:style-name="Table286.A1" office:value-type="string">
                  <text:p text:style-name="P674">Arguments</text:p>
                </table:table-cell>
                <table:table-cell table:style-name="Table286.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76">String<text:span text:style-name="T886"> (</text:span><text:span text:style-name="T195">name of the </text:span><text:span text:style-name="T933">private chat</text:span><text:span text:style-name="T886">)</text:span></text:p>
                  <text:p text:style-name="P777"><text:span text:style-name="T20">Boolean</text:span> (optional; creates a private chat window if the window is not found)</text:p>
                </table:table-cell>
              </table:table-row>
              <table:table-row>
                <table:table-cell table:style-name="Table286.A2" office:value-type="string">
                  <text:p text:style-name="P674">Returns</text:p>
                </table:table-cell>
                <table:table-cell table:style-name="Table286.B2" office:value-type="string">
                  <text:p text:style-name="P778"><text:a xlink:type="simple" xlink:href="#7.3.MERK Window Class|outline" text:style-name="Internet_20_link" text:visited-style-name="Visited_20_Internet_20_Link"><text:span text:style-name="T873">MERK Window</text:span></text:a></text:p>
                </table:table-cell>
              </table:table-row>
              <table:table-row>
                <table:table-cell table:style-name="Table286.A2" office:value-type="string">
                  <text:p text:style-name="P674">Description</text:p>
                </table:table-cell>
                <table:table-cell table:style-name="Table286.B2" office:value-type="string">
                  <text:p text:style-name="P779"><text:span text:style-name="T100">Returns </text:span><text:span text:style-name="T887">the window for an open private chat with </text:span><text:span text:style-name="T938">a</text:span><text:span text:style-name="T887"> user on </text:span><text:span text:style-name="T939">c</text:span><text:span text:style-name="T888">lient</text:span><text:span text:style-name="T887">. Returns </text:span><text:span text:style-name="T889">None</text:span><text:span text:style-name="T887"> if the window is not open or can't be found. </text:span><text:span text:style-name="T940">If the third argument is used, and set to </text:span><text:span text:style-name="T939">True</text:span><text:span text:style-name="T940">, a new private chat window will be created, shown, and a </text:span><text:a xlink:type="simple" xlink:href="##7.3.MERK Window Class|outline" text:style-name="Internet_20_link" text:visited-style-name="Visited_20_Internet_20_Link"><text:span text:style-name="T940">MERK Window</text:span></text:a><text:span text:style-name="T940"> for the new window will be returned.</text:span></text:p>
                </table:table-cell>
              </table:table-row>
              <table:table-row>
                <table:table-cell table:style-name="Table286.A2" office:value-type="string">
                  <text:p text:style-name="P680">Example</text:p>
                </table:table-cell>
                <table:table-cell table:style-name="Table286.B4" office:value-type="string">
                  <text:p text:style-name="P780"><text:span text:style-name="T890">chat</text:span> = self.<text:span text:style-name="T890">private</text:span>(client,"<text:span text:style-name="T890">user"</text:span>)</text:p>
                </table:table-cell>
              </table:table-row>
            </table:table>
            <text:p text:style-name="Table_20_Contents"/>
          </table:table-cell>
        </table:table-row>
        <table:table-row table:style-name="Table264.1">
          <table:table-cell table:style-name="Table264.A2" office:value-type="string">
            <text:p text:style-name="P781">privates</text:p>
          </table:table-cell>
          <table:table-cell table:style-name="Table264.B29" office:value-type="string">
            <table:table table:name="Table287" table:style-name="Table287">
              <table:table-column table:style-name="Table287.A"/>
              <table:table-column table:style-name="Table287.B"/>
              <table:table-row>
                <table:table-cell table:style-name="Table287.A1" office:value-type="string">
                  <text:p text:style-name="P674">Arguments</text:p>
                </table:table-cell>
                <table:table-cell table:style-name="Table287.B1" office:value-type="string">
                  <text:p text:style-name="P767"><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87.A2" office:value-type="string">
                  <text:p text:style-name="P674">Returns</text:p>
                </table:table-cell>
                <table:table-cell table:style-name="Table287.B2" office:value-type="string">
                  <text:p text:style-name="P782"><text:span text:style-name="T941">List</text:span><text:span text:style-name="T892"> of </text:span><text:a xlink:type="simple" xlink:href="#7.3.MERK Window Class|outline" text:style-name="Internet_20_link" text:visited-style-name="Visited_20_Internet_20_Link"><text:span text:style-name="T942">MERK Window</text:span><text:span text:style-name="T892">s</text:span></text:a></text:p>
                </table:table-cell>
              </table:table-row>
              <table:table-row>
                <table:table-cell table:style-name="Table287.A2" office:value-type="string">
                  <text:p text:style-name="P674">Description</text:p>
                </table:table-cell>
                <table:table-cell table:style-name="Table287.B2" office:value-type="string">
                  <text:p text:style-name="P779"><text:span text:style-name="T100">Returns </text:span><text:span text:style-name="T892">a list of all private chat windows </text:span><text:span text:style-name="T887">on </text:span><text:span text:style-name="T888">client</text:span><text:span text:style-name="T887">. Returns </text:span><text:span text:style-name="T892">an empty list if none are found.</text:span></text:p>
                </table:table-cell>
              </table:table-row>
              <table:table-row>
                <table:table-cell table:style-name="Table287.A2" office:value-type="string">
                  <text:p text:style-name="P680">Example</text:p>
                </table:table-cell>
                <table:table-cell table:style-name="Table287.B4" office:value-type="string">
                  <text:p text:style-name="P780"><text:span text:style-name="T890">channel</text:span><text:span text:style-name="T943">s</text:span> = self.<text:span text:style-name="T890">channel</text:span>(client)</text:p>
                </table:table-cell>
              </table:table-row>
            </table:table>
            <text:p text:style-name="Table_20_Contents"/>
          </table:table-cell>
        </table:table-row>
        <table:table-row table:style-name="Table264.1">
          <table:table-cell table:style-name="Table264.A2" office:value-type="string">
            <text:p text:style-name="P783">resize</text:p>
          </table:table-cell>
          <table:table-cell table:style-name="Table264.B30" office:value-type="string">
            <table:table table:name="Table182" table:style-name="Table182">
              <table:table-column table:style-name="Table182.A"/>
              <table:table-column table:style-name="Table182.B"/>
              <table:table-row>
                <table:table-cell table:style-name="Table182.A1" office:value-type="string">
                  <text:p text:style-name="P674">Arguments</text:p>
                </table:table-cell>
                <table:table-cell table:style-name="Table182.B1" office:value-type="string">
                  <text:p text:style-name="P784"><text:span text:style-name="T20">Integer</text:span> (width)</text:p>
                  <text:p text:style-name="P784"><text:span text:style-name="T20">Integer</text:span> (height)</text:p>
                </table:table-cell>
              </table:table-row>
              <table:table-row>
                <table:table-cell table:style-name="Table182.A2" office:value-type="string">
                  <text:p text:style-name="P674">Returns</text:p>
                </table:table-cell>
                <table:table-cell table:style-name="Table182.B2" office:value-type="string">
                  <text:p text:style-name="P784">Nothing</text:p>
                </table:table-cell>
              </table:table-row>
              <table:table-row>
                <table:table-cell table:style-name="Table182.A2" office:value-type="string">
                  <text:p text:style-name="P674">Description</text:p>
                </table:table-cell>
                <table:table-cell table:style-name="Table182.B2" office:value-type="string">
                  <text:p text:style-name="P784">Resizes the main application window.</text:p>
                </table:table-cell>
              </table:table-row>
              <table:table-row>
                <table:table-cell table:style-name="Table182.A2" office:value-type="string">
                  <text:p text:style-name="P680">Example</text:p>
                </table:table-cell>
                <table:table-cell table:style-name="Table182.B4" office:value-type="string">
                  <text:p text:style-name="P785">self.resize(800,600)</text:p>
                </table:table-cell>
              </table:table-row>
            </table:table>
            <text:p text:style-name="P674"/>
          </table:table-cell>
        </table:table-row>
        <table:table-row table:style-name="Table264.1">
          <table:table-cell table:style-name="Table264.A2" office:value-type="string">
            <text:p text:style-name="P786">restore</text:p>
          </table:table-cell>
          <table:table-cell table:style-name="Table264.B31" office:value-type="string">
            <table:table table:name="Table288" table:style-name="Table288">
              <table:table-column table:style-name="Table288.A"/>
              <table:table-column table:style-name="Table288.B"/>
              <table:table-row>
                <table:table-cell table:style-name="Table288.A1" office:value-type="string">
                  <text:p text:style-name="P674">Arguments</text:p>
                </table:table-cell>
                <table:table-cell table:style-name="Table288.B1" office:value-type="string">
                  <text:p text:style-name="P787">None</text:p>
                </table:table-cell>
              </table:table-row>
              <table:table-row>
                <table:table-cell table:style-name="Table288.A2" office:value-type="string">
                  <text:p text:style-name="P674">Returns</text:p>
                </table:table-cell>
                <table:table-cell table:style-name="Table288.B2" office:value-type="string">
                  <text:p text:style-name="P787">Nothing</text:p>
                </table:table-cell>
              </table:table-row>
              <table:table-row>
                <table:table-cell table:style-name="Table288.A2" office:value-type="string">
                  <text:p text:style-name="P674">Description</text:p>
                </table:table-cell>
                <table:table-cell table:style-name="Table288.B2" office:value-type="string">
                  <text:p text:style-name="P787">Restores the application window.</text:p>
                </table:table-cell>
              </table:table-row>
              <table:table-row>
                <table:table-cell table:style-name="Table288.A2" office:value-type="string">
                  <text:p text:style-name="P680">Example</text:p>
                </table:table-cell>
                <table:table-cell table:style-name="Table288.B4" office:value-type="string">
                  <text:p text:style-name="P788">self.restore()</text:p>
                </table:table-cell>
              </table:table-row>
            </table:table>
            <text:p text:style-name="Table_20_Contents"/>
          </table:table-cell>
        </table:table-row>
        <text:soft-page-break/>
        <table:table-row table:style-name="Table264.1">
          <table:table-cell table:style-name="Table264.A2" office:value-type="string">
            <text:p text:style-name="P789">script</text:p>
          </table:table-cell>
          <table:table-cell table:style-name="Table264.B32" office:value-type="string">
            <table:table table:name="Table289" table:style-name="Table289">
              <table:table-column table:style-name="Table289.A"/>
              <table:table-column table:style-name="Table289.B"/>
              <table:table-row>
                <table:table-cell table:style-name="Table289.A1" office:value-type="string">
                  <text:p text:style-name="P674">Arguments</text:p>
                </table:table-cell>
                <table:table-cell table:style-name="Table289.B1" office:value-type="string">
                  <text:p text:style-name="P790"><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ext:p text:style-name="P791">String<text:span text:style-name="T886"> (</text:span><text:span text:style-name="T944">text of script or filename</text:span><text:span text:style-name="T886">)</text:span></text:p>
                  <text:p text:style-name="P791"><text:span text:style-name="T945">List</text:span><text:span text:style-name="T886"> </text:span><text:span text:style-name="T944">of </text:span>String<text:span text:style-name="T945">s</text:span><text:span text:style-name="T944"> </text:span><text:span text:style-name="T886">(</text:span><text:span text:style-name="T944">arguments to the script</text:span><text:span text:style-name="T886">)</text:span></text:p>
                </table:table-cell>
              </table:table-row>
              <table:table-row>
                <table:table-cell table:style-name="Table289.A2" office:value-type="string">
                  <text:p text:style-name="P674">Returns</text:p>
                </table:table-cell>
                <table:table-cell table:style-name="Table289.B2" office:value-type="string">
                  <text:p text:style-name="P792">Boolean</text:p>
                </table:table-cell>
              </table:table-row>
              <table:table-row>
                <table:table-cell table:style-name="Table289.A2" office:value-type="string">
                  <text:p text:style-name="P674">Description</text:p>
                </table:table-cell>
                <table:table-cell table:style-name="Table289.B2" office:value-type="string">
                  <text:p text:style-name="P793">Executes a script in the server window of a <text:span text:style-name="T946">client</text:span>.<text:span text:style-name="T947"> </text:span><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text:span><text:span text:style-name="T950">(if that option is enabled in </text:span><text:a xlink:type="simple" xlink:href="#8.Settings|outline" text:style-name="Internet_20_link" text:visited-style-name="Visited_20_Internet_20_Link"><text:span text:style-name="T950">"Settings"</text:span></text:a><text:span text:style-name="T950">)</text:span><text:span text:style-name="T948">, in that order. </text:span><text:span text:style-name="T951">Scripts are executed in a </text:span><text:span text:style-name="T952">new</text:span><text:span text:style-name="T951"> thread. </text:span>Returns <text:span text:style-name="T20">True</text:span> if the script was executed, and <text:span text:style-name="T20">False</text:span> if not.</text:p>
                </table:table-cell>
              </table:table-row>
              <table:table-row>
                <table:table-cell table:style-name="Table289.A2" office:value-type="string">
                  <text:p text:style-name="P680">Example</text:p>
                </table:table-cell>
                <table:table-cell table:style-name="Table289.B4" office:value-type="string">
                  <text:p text:style-name="P794">if self.script(client,"my_script",[]):</text:p>
                  <text:p text:style-name="P794"><text:s text:c="4"/>print("Script executed")</text:p>
                  <text:p text:style-name="P794">else:</text:p>
                  <text:p text:style-name="P794"><text:s text:c="4"/>print("Script not executed")</text:p>
                </table:table-cell>
              </table:table-row>
            </table:table>
            <text:p text:style-name="Table_20_Contents"/>
          </table:table-cell>
        </table:table-row>
        <table:table-row table:style-name="Table264.1">
          <table:table-cell table:style-name="Table264.A2" office:value-type="string">
            <text:p text:style-name="P795">unbind</text:p>
          </table:table-cell>
          <table:table-cell table:style-name="Table264.B32" office:value-type="string">
            <table:table table:name="Table103" table:style-name="Table103">
              <table:table-column table:style-name="Table103.A"/>
              <table:table-column table:style-name="Table103.B"/>
              <table:table-row>
                <table:table-cell table:style-name="Table103.A1" office:value-type="string">
                  <text:p text:style-name="P674">Arguments</text:p>
                </table:table-cell>
                <table:table-cell table:style-name="Table103.B1" office:value-type="string">
                  <text:p text:style-name="P796">String<text:span text:style-name="T886"> (</text:span><text:span text:style-name="T953">key sequence</text:span><text:span text:style-name="T886">)</text:span></text:p>
                </table:table-cell>
              </table:table-row>
              <table:table-row>
                <table:table-cell table:style-name="Table103.A2" office:value-type="string">
                  <text:p text:style-name="P674">Returns</text:p>
                </table:table-cell>
                <table:table-cell table:style-name="Table103.B2" office:value-type="string">
                  <text:p text:style-name="P797">Nothing</text:p>
                </table:table-cell>
              </table:table-row>
              <table:table-row>
                <table:table-cell table:style-name="Table103.A2" office:value-type="string">
                  <text:p text:style-name="P674">Description</text:p>
                </table:table-cell>
                <table:table-cell table:style-name="Table103.B2" office:value-type="string">
                  <text:p text:style-name="P798"><text:span text:style-name="T100">Removes a hotkey. If the sequence is set to </text:span><text:span text:style-name="T415">*</text:span><text:span text:style-name="T100">, all hotkeys will be removed.</text:span><text:span text:style-name="T954"> See </text:span><text:a xlink:type="simple" xlink:href="#7.1.11./bind and /unbind|outline" text:style-name="Internet_20_link" text:visited-style-name="Visited_20_Internet_20_Link"><text:span text:style-name="T955">/bind</text:span></text:a><text:span text:style-name="T954"> for more information.</text:span></text:p>
                </table:table-cell>
              </table:table-row>
              <table:table-row>
                <table:table-cell table:style-name="Table103.A2" office:value-type="string">
                  <text:p text:style-name="P680">Example</text:p>
                </table:table-cell>
                <table:table-cell table:style-name="Table103.B4" office:value-type="string">
                  <text:p text:style-name="P799">self.unbind("Ctrl+Shift+X")</text:p>
                </table:table-cell>
              </table:table-row>
            </table:table>
            <text:p text:style-name="P674"/>
          </table:table-cell>
        </table:table-row>
        <table:table-row table:style-name="Table264.1">
          <table:table-cell table:style-name="Table264.A2" office:value-type="string">
            <text:p text:style-name="P800">unignore</text:p>
          </table:table-cell>
          <table:table-cell table:style-name="Table264.B34" office:value-type="string">
            <table:table table:name="Table290" table:style-name="Table290">
              <table:table-column table:style-name="Table290.A"/>
              <table:table-column table:style-name="Table290.B"/>
              <table:table-row>
                <table:table-cell table:style-name="Table290.A1" office:value-type="string">
                  <text:p text:style-name="P674">Arguments</text:p>
                </table:table-cell>
                <table:table-cell table:style-name="Table290.B1" office:value-type="string">
                  <text:p text:style-name="P801">String<text:span text:style-name="T886"> (</text:span><text:span text:style-name="T956">nickname or hostmask to remove</text:span><text:span text:style-name="T886">)</text:span></text:p>
                </table:table-cell>
              </table:table-row>
              <table:table-row>
                <table:table-cell table:style-name="Table290.A2" office:value-type="string">
                  <text:p text:style-name="P674">Returns</text:p>
                </table:table-cell>
                <table:table-cell table:style-name="Table290.B2" office:value-type="string">
                  <text:p text:style-name="P802">Boolean</text:p>
                </table:table-cell>
              </table:table-row>
              <table:table-row>
                <table:table-cell table:style-name="Table290.A2" office:value-type="string">
                  <text:p text:style-name="P674">Description</text:p>
                </table:table-cell>
                <table:table-cell table:style-name="Table290.B2" office:value-type="string">
                  <text:p text:style-name="P803"><text:span text:style-name="T100">Removes an entry from the ignore list. Returns </text:span><text:span text:style-name="T415">True</text:span><text:span text:style-name="T100"> is the removal was successful, and </text:span><text:span text:style-name="T415">False</text:span><text:span text:style-name="T100"> if not.</text:span></text:p>
                </table:table-cell>
              </table:table-row>
              <table:table-row>
                <table:table-cell table:style-name="Table290.A2" office:value-type="string">
                  <text:p text:style-name="P680">Example</text:p>
                </table:table-cell>
                <table:table-cell table:style-name="Table290.B4" office:value-type="string">
                  <text:p text:style-name="P804">if self.unignore("*@annoying.com"):</text:p>
                  <text:p text:style-name="P804"><text:s text:c="4"/>print("Removed from ignore list!")</text:p>
                </table:table-cell>
              </table:table-row>
            </table:table>
            <text:p text:style-name="Table_20_Contents"/>
          </table:table-cell>
        </table:table-row>
        <table:table-row table:style-name="Table264.1">
          <table:table-cell table:style-name="Table264.A2" office:value-type="string">
            <text:p text:style-name="P805">windows</text:p>
          </table:table-cell>
          <table:table-cell table:style-name="Table264.B35" office:value-type="string">
            <table:table table:name="Table291" table:style-name="Table291">
              <table:table-column table:style-name="Table291.A"/>
              <table:table-column table:style-name="Table291.B"/>
              <table:table-row>
                <table:table-cell table:style-name="Table291.A1" office:value-type="string">
                  <text:p text:style-name="P674">Arguments</text:p>
                </table:table-cell>
                <table:table-cell table:style-name="Table291.B1" office:value-type="string">
                  <text:p text:style-name="P806"><text:span text:style-name="T881">C</text:span>lient<text:span text:style-name="T195"> </text:span><text:span text:style-name="T882">(</text:span><text:a xlink:type="simple" xlink:href="https://docs.twisted.org/en/stable/api/twisted.words.protocols.irc.IRCClient.html" text:style-name="Internet_20_link" text:visited-style-name="Visited_20_Internet_20_Link"><text:span text:style-name="T883">Twisted IRC client object</text:span></text:a><text:span text:style-name="T883"> </text:span><text:span text:style-name="T884">to </text:span><text:span text:style-name="T885">query</text:span><text:span text:style-name="T882">)</text:span></text:p>
                </table:table-cell>
              </table:table-row>
              <table:table-row>
                <table:table-cell table:style-name="Table291.A2" office:value-type="string">
                  <text:p text:style-name="P674">Returns</text:p>
                </table:table-cell>
                <table:table-cell table:style-name="Table291.B2" office:value-type="string">
                  <text:p text:style-name="P807"><text:span text:style-name="T872">List</text:span> <text:span text:style-name="T873">of </text:span><text:a xlink:type="simple" xlink:href="#7.3.MERK Window Class|outline" text:style-name="Internet_20_link" text:visited-style-name="Visited_20_Internet_20_Link"><text:span text:style-name="T873">MERK Windows</text:span></text:a></text:p>
                </table:table-cell>
              </table:table-row>
              <table:table-row>
                <table:table-cell table:style-name="Table291.A2" office:value-type="string">
                  <text:p text:style-name="P674">Description</text:p>
                </table:table-cell>
                <table:table-cell table:style-name="Table291.B2" office:value-type="string">
                  <text:p text:style-name="P808"><text:span text:style-name="T100">Returns a list of all open subwindows associated with </text:span><text:span text:style-name="T415">client</text:span><text:span text:style-name="T100">'s context. This will include server windows, channels, and private chats. Each entry in the list is </text:span><text:span text:style-name="T867">a </text:span><text:a xlink:type="simple" xlink:href="#7.3.MERK Window Class|outline" text:style-name="Internet_20_link" text:visited-style-name="Visited_20_Internet_20_Link"><text:span text:style-name="T867">MERK Window</text:span></text:a><text:span text:style-name="T867">.</text:span></text:p>
                </table:table-cell>
              </table:table-row>
              <table:table-row>
                <table:table-cell table:style-name="Table291.A2" office:value-type="string">
                  <text:p text:style-name="P680">Example</text:p>
                </table:table-cell>
                <table:table-cell table:style-name="Table291.B4" office:value-type="string">
                  <text:p text:style-name="P809">for w in self.windows(client):</text:p>
                  <text:p text:style-name="P809"><text:s text:c="4"/><text:span text:style-name="T875">name = w.name()</text:span></text:p>
                  <text:p text:style-name="P809"><text:s text:c="4"/><text:span text:style-name="T875">print(f"{name}")</text:span></text:p>
                </table:table-cell>
              </table:table-row>
            </table:table>
            <text:p text:style-name="Table_20_Contents"/>
          </table:table-cell>
        </table:table-row>
      </table:table>
      <text:p text:style-name="P810"/>
      <text:p text:style-name="Text_20_body"/>
      <text:h text:style-name="Heading_20_3" text:outline-level="3" text:is-list-header="true"><text:bookmark-start text:name="__RefHeading___Toc12595_2324336856"/><text:soft-page-break/>Event Methods<text:bookmark-end text:name="__RefHeading___Toc12595_2324336856"/></text:h>
      <text:p text:style-name="P811">These event methods are how <text:span text:style-name="T20">Plugin</text:span>s "work". Each method is called every time a specific event occurs in MERK. Every <text:span text:style-name="T20">Plugin</text:span> <text:span text:style-name="T35">must</text:span><text:span text:style-name="T36"> have at least one event method, or the </text:span><text:span text:style-name="T37">Plugin</text:span><text:span text:style-name="T36"> will not load. </text:span><text:span text:style-name="T957">Unless otherwise noted, event arguments are </text:span><text:span text:style-name="T958">String</text:span><text:span text:style-name="T957">s. </text:span><text:span text:style-name="T959">If a window does not exist for a</text:span><text:span text:style-name="T960">n </text:span><text:span text:style-name="T959">event, </text:span><text:span text:style-name="T960">or the window cannot be found, </text:span><text:span text:style-name="T959">the </text:span><text:span text:style-name="T961">window</text:span><text:span text:style-name="T959"> argument will be set to </text:span><text:span text:style-name="T961">None</text:span><text:span text:style-name="T962">, </text:span><text:span text:style-name="T96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81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813">Arguments</text:p>
                </table:table-cell>
                <table:table-cell table:style-name="Table117.B1" office:value-type="string">
                  <text:p text:style-name="P814">window</text:p>
                </table:table-cell>
                <table:table-cell table:style-name="Table117.C1" office:value-type="string">
                  <text:p text:style-name="P815"><text:a xlink:type="simple" xlink:href="#7.3.MERK Window Class|outline" text:style-name="Internet_20_link" text:visited-style-name="Visited_20_Internet_20_Link">MERK Window</text:a> <text:span text:style-name="T964">or </text:span><text:span text:style-name="T965">None</text:span></text:p>
                </table:table-cell>
              </table:table-row>
              <table:table-row>
                <table:covered-table-cell table:style-name="Table117.A2"/>
                <table:table-cell table:style-name="Table117.B2" office:value-type="string">
                  <text:p text:style-name="P816">client</text:p>
                </table:table-cell>
                <table:table-cell table:style-name="Table117.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7.A2"/>
                <table:table-cell table:style-name="Table117.B3" office:value-type="string">
                  <text:p text:style-name="P818">user</text:p>
                </table:table-cell>
                <table:table-cell table:style-name="Table117.C3" office:value-type="string">
                  <text:p text:style-name="P819"><text:span text:style-name="T969">T</text:span><text:span text:style-name="T970">he user that sent the message, in the format nickname@hostmask</text:span></text:p>
                </table:table-cell>
              </table:table-row>
              <table:table-row>
                <table:covered-table-cell table:style-name="Table117.A2"/>
                <table:table-cell table:style-name="Table117.B2" office:value-type="string">
                  <text:p text:style-name="P820">nickname</text:p>
                </table:table-cell>
                <table:table-cell table:style-name="Table117.C4" office:value-type="string">
                  <text:p text:style-name="P821">The nickname of the user that sent the message</text:p>
                </table:table-cell>
              </table:table-row>
              <table:table-row>
                <table:covered-table-cell table:style-name="Table117.A2"/>
                <table:table-cell table:style-name="Table117.B3" office:value-type="string">
                  <text:p text:style-name="P820">hostmask</text:p>
                </table:table-cell>
                <table:table-cell table:style-name="Table117.C5" office:value-type="string">
                  <text:p text:style-name="P821">The hostmask of the user that sent the message; if not known, this will be <text:span text:style-name="T20">None</text:span></text:p>
                </table:table-cell>
              </table:table-row>
              <table:table-row>
                <table:covered-table-cell table:style-name="Table117.A2"/>
                <table:table-cell table:style-name="Table117.B2" office:value-type="string">
                  <text:p text:style-name="P822">channel</text:p>
                </table:table-cell>
                <table:table-cell table:style-name="Table117.C6" office:value-type="string">
                  <text:p text:style-name="P823"><text:span text:style-name="T969">T</text:span>he target of the message, which may be a channel or the nickname in use</text:p>
                </table:table-cell>
              </table:table-row>
              <table:table-row>
                <table:covered-table-cell table:style-name="Table117.A2"/>
                <table:table-cell table:style-name="Table117.B3" office:value-type="string">
                  <text:p text:style-name="P822">message</text:p>
                </table:table-cell>
                <table:table-cell table:style-name="Table117.C7" office:value-type="string">
                  <text:p text:style-name="P824"><text:span text:style-name="T969">T</text:span>he <text:span text:style-name="T969">message that was sent</text:span></text:p>
                </table:table-cell>
              </table:table-row>
              <table:table-row>
                <table:table-cell table:style-name="Table117.A2" office:value-type="string">
                  <text:p text:style-name="P813">Event</text:p>
                </table:table-cell>
                <table:table-cell table:style-name="Table117.B8" table:number-columns-spanned="2" office:value-type="string">
                  <text:p text:style-name="P825">When MERK <text:span text:style-name="T970">receives a </text:span><text:span text:style-name="T971">CTCP action message</text:span></text:p>
                </table:table-cell>
                <table:covered-table-cell/>
              </table:table-row>
              <table:table-row>
                <table:table-cell table:style-name="Table117.A2" office:value-type="string">
                  <text:p text:style-name="P813">Description</text:p>
                </table:table-cell>
                <table:table-cell table:style-name="Table117.B9" table:number-columns-spanned="2" office:value-type="string">
                  <text:p text:style-name="P825">This event is triggered when MERK <text:span text:style-name="T970">receives a channel or private </text:span><text:span text:style-name="T971">CTCP action message. </text:span><text:span text:style-name="T972">If the sending user is being ignored, this event will </text:span><text:span text:style-name="T973">still be triggered.</text:span></text:p>
                </table:table-cell>
                <table:covered-table-cell/>
              </table:table-row>
              <table:table-row table:style-name="Table117.10">
                <table:table-cell table:style-name="Table117.A2" office:value-type="string">
                  <text:p text:style-name="P813">Example</text:p>
                </table:table-cell>
                <table:table-cell table:style-name="Table117.B10" table:number-columns-spanned="2" office:value-type="string">
                  <text:p text:style-name="P826">def <text:span text:style-name="T971">action</text:span>(self,**args):</text:p>
                  <text:p text:style-name="P826"><text:s text:c="4"/><text:span text:style-name="T974">client = args["window"].client()</text:span></text:p>
                  <text:p text:style-name="P827"><text:s text:c="4"/>print(f"<text:span text:style-name="T896">Server:</text:span> <text:span text:style-name="T975">{</text:span><text:span text:style-name="T974">client</text:span>.server}")</text:p>
                  <text:p text:style-name="P827"><text:s text:c="4"/>print(f"<text:span text:style-name="T896">P</text:span>ort: <text:span text:style-name="T975">{</text:span><text:span text:style-name="T974">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54" table:style-name="Table154">
        <table:table-column table:style-name="Table154.A"/>
        <table:table-column table:style-name="Table154.B"/>
        <text:soft-page-break/>
        <table:table-row>
          <table:table-cell table:style-name="Table154.A1" office:value-type="string">
            <text:p text:style-name="P829">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813">Arguments</text:p>
                </table:table-cell>
                <table:table-cell table:style-name="Table155.B1" office:value-type="string">
                  <text:p text:style-name="P830">window</text:p>
                </table:table-cell>
                <table:table-cell table:style-name="Table155.C1" office:value-type="string">
                  <text:p text:style-name="P831"><text:a xlink:type="simple" xlink:href="#7.3.MERK Window Class|outline" text:style-name="Internet_20_link" text:visited-style-name="Visited_20_Internet_20_Link"><text:span text:style-name="T100">MERK Window</text:span></text:a></text:p>
                </table:table-cell>
              </table:table-row>
              <table:table-row>
                <table:table-cell table:style-name="Table155.A2" office:value-type="string">
                  <text:p text:style-name="P813">Event</text:p>
                </table:table-cell>
                <table:table-cell table:style-name="Table155.B2" table:number-columns-spanned="2" office:value-type="string">
                  <text:p text:style-name="P832">When <text:span text:style-name="T976">a </text:span><text:span text:style-name="T977">window is "activated"</text:span></text:p>
                </table:table-cell>
                <table:covered-table-cell/>
              </table:table-row>
              <table:table-row>
                <table:table-cell table:style-name="Table155.A1" office:value-type="string">
                  <text:p text:style-name="P813">Description</text:p>
                </table:table-cell>
                <table:table-cell table:style-name="Table155.B3" table:number-columns-spanned="2" office:value-type="string">
                  <text:p text:style-name="P832">This event is triggered when <text:span text:style-name="T978">a </text:span><text:span text:style-name="T977">subwindow is "activated" (brought into focus or clicked on). </text:span><text:span text:style-name="T979">This event will only trigger for server, channel, or private chat subwindows.</text:span></text:p>
                </table:table-cell>
                <table:covered-table-cell/>
              </table:table-row>
              <table:table-row table:style-name="Table155.4">
                <table:table-cell table:style-name="Table155.A2" office:value-type="string">
                  <text:p text:style-name="P813">Example</text:p>
                </table:table-cell>
                <table:table-cell table:style-name="Table155.B4" table:number-columns-spanned="2" office:value-type="string">
                  <text:p text:style-name="P826">def <text:span text:style-name="T977">activate</text:span>(self,**args):</text:p>
                  <text:p text:style-name="P826"><text:s text:c="4"/><text:span text:style-name="T980">client = args["window"].client()</text:span></text:p>
                  <text:p text:style-name="P833"><text:s text:c="4"/><text:span text:style-name="T980">name = </text:span>args["<text:span text:style-name="T980">window</text:span>"].<text:span text:style-name="T980">name()</text:span></text:p>
                  <text:p text:style-name="P833"><text:s text:c="4"/>print(f"<text:span text:style-name="T896">Server:</text:span> {<text:span text:style-name="T980">client</text:span>.server}")</text:p>
                  <text:p text:style-name="P833"><text:s text:c="4"/>print(f"<text:span text:style-name="T896">P</text:span>ort: {<text:span text:style-name="T980">client</text:span>.port}")</text:p>
                  <text:p text:style-name="P826"><text:s text:c="4"/>print(f"<text:span text:style-name="T977">Window</text:span>: {<text:span text:style-name="T980">name</text:span>}")</text:p>
                </table:table-cell>
                <table:covered-table-cell/>
              </table:table-row>
            </table:table>
            <text:p text:style-name="P644"/>
          </table:table-cell>
        </table:table-row>
      </table:table>
      <text:p text:style-name="P828"/>
      <table:table table:name="Table146" table:style-name="Table146">
        <table:table-column table:style-name="Table146.A"/>
        <table:table-column table:style-name="Table146.B"/>
        <table:table-row>
          <table:table-cell table:style-name="Table146.A1" office:value-type="string">
            <text:p text:style-name="P834">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813">Arguments</text:p>
                </table:table-cell>
                <table:table-cell table:style-name="Table147.B1" office:value-type="string">
                  <text:p text:style-name="P835">client</text:p>
                </table:table-cell>
                <table:table-cell table:style-name="Table14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7.A2"/>
                <table:table-cell table:style-name="Table147.B2" office:value-type="string">
                  <text:p text:style-name="P836">user</text:p>
                </table:table-cell>
                <table:table-cell table:style-name="Table147.C2" office:value-type="string">
                  <text:p text:style-name="P837">The user that <text:span text:style-name="T978">went away</text:span></text:p>
                </table:table-cell>
              </table:table-row>
              <table:table-row>
                <table:covered-table-cell table:style-name="Table147.A2"/>
                <table:table-cell table:style-name="Table147.B3" office:value-type="string">
                  <text:p text:style-name="P838">message</text:p>
                </table:table-cell>
                <table:table-cell table:style-name="Table147.C3" office:value-type="string">
                  <text:p text:style-name="P823"><text:span text:style-name="T969">T</text:span>he <text:span text:style-name="T978">away</text:span><text:span text:style-name="T981"> message the user used</text:span></text:p>
                </table:table-cell>
              </table:table-row>
              <table:table-row>
                <table:table-cell table:style-name="Table147.A2" office:value-type="string">
                  <text:p text:style-name="P813">Event</text:p>
                </table:table-cell>
                <table:table-cell table:style-name="Table147.B4" table:number-columns-spanned="2" office:value-type="string">
                  <text:p text:style-name="P832">When <text:span text:style-name="T976">a user </text:span><text:span text:style-name="T978">goes "away"</text:span></text:p>
                </table:table-cell>
                <table:covered-table-cell/>
              </table:table-row>
              <table:table-row>
                <table:table-cell table:style-name="Table147.A2" office:value-type="string">
                  <text:p text:style-name="P813">Description</text:p>
                </table:table-cell>
                <table:table-cell table:style-name="Table147.B5" table:number-columns-spanned="2" office:value-type="string">
                  <text:p text:style-name="P832">This event is triggered when <text:span text:style-name="T978">a user sets their status to "away" in the presence of the MERK client</text:span></text:p>
                </table:table-cell>
                <table:covered-table-cell/>
              </table:table-row>
              <table:table-row table:style-name="Table147.6">
                <table:table-cell table:style-name="Table147.A2" office:value-type="string">
                  <text:p text:style-name="P813">Example</text:p>
                </table:table-cell>
                <table:table-cell table:style-name="Table147.B6" table:number-columns-spanned="2" office:value-type="string">
                  <text:p text:style-name="P826">def <text:span text:style-name="T978">away</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48" table:style-name="Table148">
        <table:table-column table:style-name="Table148.A"/>
        <table:table-column table:style-name="Table148.B"/>
        <table:table-row>
          <table:table-cell table:style-name="Table148.A1" office:value-type="string">
            <text:p text:style-name="P834">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813">Arguments</text:p>
                </table:table-cell>
                <table:table-cell table:style-name="Table149.B1" office:value-type="string">
                  <text:p text:style-name="P835">client</text:p>
                </table:table-cell>
                <table:table-cell table:style-name="Table14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9.A2"/>
                <table:table-cell table:style-name="Table149.B2" office:value-type="string">
                  <text:p text:style-name="P836">user</text:p>
                </table:table-cell>
                <table:table-cell table:style-name="Table149.C2" office:value-type="string">
                  <text:p text:style-name="P837">The user that <text:span text:style-name="T978">came back</text:span></text:p>
                </table:table-cell>
              </table:table-row>
              <table:table-row>
                <table:table-cell table:style-name="Table149.A2" office:value-type="string">
                  <text:p text:style-name="P813">Event</text:p>
                </table:table-cell>
                <table:table-cell table:style-name="Table149.B3" table:number-columns-spanned="2" office:value-type="string">
                  <text:p text:style-name="P832">When <text:span text:style-name="T976">a user </text:span><text:span text:style-name="T978">comes "back"</text:span></text:p>
                </table:table-cell>
                <table:covered-table-cell/>
              </table:table-row>
              <table:table-row>
                <table:table-cell table:style-name="Table149.A2" office:value-type="string">
                  <text:p text:style-name="P813">Description</text:p>
                </table:table-cell>
                <table:table-cell table:style-name="Table149.B4" table:number-columns-spanned="2" office:value-type="string">
                  <text:p text:style-name="P832">This event is triggered when <text:span text:style-name="T978">a user sets their status to "back" in the presence of the MERK client</text:span></text:p>
                </table:table-cell>
                <table:covered-table-cell/>
              </table:table-row>
              <table:table-row table:style-name="Table149.5">
                <table:table-cell table:style-name="Table149.A2" office:value-type="string">
                  <text:p text:style-name="P813">Example</text:p>
                </table:table-cell>
                <table:table-cell table:style-name="Table149.B5" table:number-columns-spanned="2" office:value-type="string">
                  <text:p text:style-name="P826">def <text:span text:style-name="T978">ba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able:table-cell>
                <table:covered-table-cell/>
              </table:table-row>
            </table:table>
            <text:p text:style-name="P644"/>
          </table:table-cell>
        </table:table-row>
      </table:table>
      <text:p text:style-name="P839"/>
      <table:table table:name="Table203" table:style-name="Table203">
        <table:table-column table:style-name="Table203.A"/>
        <table:table-column table:style-name="Table203.B"/>
        <table:table-row>
          <table:table-cell table:style-name="Table203.A1" office:value-type="string">
            <text:p text:style-name="P840">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41">Arguments</text:p>
                </table:table-cell>
                <table:table-cell table:style-name="Table204.B1" office:value-type="string">
                  <text:p text:style-name="P842">name</text:p>
                </table:table-cell>
                <table:table-cell table:style-name="Table204.C1" office:value-type="string">
                  <text:p text:style-name="P843"><text:span text:style-name="T966">T</text:span><text:span text:style-name="T100">he name of the subwindow</text:span></text:p>
                </table:table-cell>
              </table:table-row>
              <table:table-row>
                <table:table-cell table:style-name="Table204.A2" office:value-type="string">
                  <text:p text:style-name="P841">Event</text:p>
                </table:table-cell>
                <table:table-cell table:style-name="Table204.B2" table:number-columns-spanned="2" office:value-type="string">
                  <text:p text:style-name="P844">When <text:span text:style-name="T976">a </text:span><text:span text:style-name="T982">subwindow closes</text:span></text:p>
                </table:table-cell>
                <table:covered-table-cell/>
              </table:table-row>
              <table:table-row>
                <table:table-cell table:style-name="Table204.A2" office:value-type="string">
                  <text:p text:style-name="P841">Description</text:p>
                </table:table-cell>
                <table:table-cell table:style-name="Table204.B3" table:number-columns-spanned="2" office:value-type="string">
                  <text:p text:style-name="P844">This event is triggered when<text:span text:style-name="T982">ever a chat subwindow closes.</text:span></text:p>
                </table:table-cell>
                <table:covered-table-cell/>
              </table:table-row>
              <table:table-row table:style-name="Table204.4">
                <table:table-cell table:style-name="Table204.A2" office:value-type="string">
                  <text:p text:style-name="P841">Example</text:p>
                </table:table-cell>
                <table:table-cell table:style-name="Table204.B4" table:number-columns-spanned="2" office:value-type="string">
                  <text:p text:style-name="P845">def <text:span text:style-name="T982">close</text:span>(self,**args):</text:p>
                  <text:p text:style-name="P845"><text:s text:c="4"/><text:span text:style-name="T982">name = args["name"]</text:span></text:p>
                </table:table-cell>
                <table:covered-table-cell/>
              </table:table-row>
            </table:table>
            <text:p text:style-name="P846"/>
          </table:table-cell>
        </table:table-row>
      </table:table>
      <text:p text:style-name="P839"/>
      <table:table table:name="Table104" table:style-name="Table104">
        <table:table-column table:style-name="Table104.A"/>
        <table:table-column table:style-name="Table104.B"/>
        <text:soft-page-break/>
        <table:table-row>
          <table:table-cell table:style-name="Table104.A1" office:value-type="string">
            <text:p text:style-name="P84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813">Arguments</text:p>
                </table:table-cell>
                <table:table-cell table:style-name="Table105.B1" office:value-type="string">
                  <text:p text:style-name="P848">window</text:p>
                </table:table-cell>
                <table:table-cell table:style-name="Table105.C1" office:value-type="string">
                  <text:p text:style-name="P849"><text:a xlink:type="simple" xlink:href="#7.3.MERK Window Class|outline" text:style-name="Internet_20_link" text:visited-style-name="Visited_20_Internet_20_Link"><text:span text:style-name="T100">MERK Window</text:span></text:a></text:p>
                </table:table-cell>
              </table:table-row>
              <table:table-row table:style-name="Table105.1">
                <table:table-cell table:style-name="Table105.A2" office:value-type="string">
                  <text:p text:style-name="P813"/>
                </table:table-cell>
                <table:table-cell table:style-name="Table105.B2" office:value-type="string">
                  <text:p text:style-name="P835">client</text:p>
                </table:table-cell>
                <table:table-cell table:style-name="Table10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05.A2" office:value-type="string">
                  <text:p text:style-name="P813">Event</text:p>
                </table:table-cell>
                <table:table-cell table:style-name="Table105.B3" table:number-columns-spanned="2" office:value-type="string">
                  <text:p text:style-name="P832">When MERK <text:span text:style-name="T983">completes registration on an IRC server</text:span></text:p>
                </table:table-cell>
                <table:covered-table-cell/>
              </table:table-row>
              <table:table-row>
                <table:table-cell table:style-name="Table105.A2" office:value-type="string">
                  <text:p text:style-name="P813">Description</text:p>
                </table:table-cell>
                <table:table-cell table:style-name="Table105.B4" table:number-columns-spanned="2" office:value-type="string">
                  <text:p text:style-name="P832">This event is triggered when MERK completes <text:span text:style-name="T983">registration on an IRC server.</text:span></text:p>
                </table:table-cell>
                <table:covered-table-cell/>
              </table:table-row>
              <table:table-row table:style-name="Table105.5">
                <table:table-cell table:style-name="Table105.A2" office:value-type="string">
                  <text:p text:style-name="P813">Example</text:p>
                </table:table-cell>
                <table:table-cell table:style-name="Table105.B5" table:number-columns-spanned="2" office:value-type="string">
                  <text:p text:style-name="P826">def connected(self,**args):</text:p>
                  <text:p text:style-name="P826"><text:s text:c="4"/><text:span text:style-name="T984">window = args["window"]</text:span></text:p>
                  <text:p text:style-name="P826"><text:s text:c="4"/><text:span text:style-name="T985">client = args["</text:span><text:span text:style-name="T984">client</text:span><text:span text:style-name="T985">"]</text:span></text:p>
                  <text:p text:style-name="P826"><text:s text:c="4"/>print(f"<text:span text:style-name="T896">Server:</text:span> <text:span text:style-name="T975">{</text:span><text:span text:style-name="T985">client</text:span>.server}")</text:p>
                  <text:p text:style-name="P827"><text:s text:c="4"/>print(f"<text:span text:style-name="T896">P</text:span>ort: <text:span text:style-name="T975">{</text:span><text:span text:style-name="T985">client</text:span>.port}")</text:p>
                </table:table-cell>
                <table:covered-table-cell/>
              </table:table-row>
            </table:table>
            <text:p text:style-name="P644"/>
          </table:table-cell>
        </table:table-row>
      </table:table>
      <text:p text:style-name="P828"/>
      <table:table table:name="Table170" table:style-name="Table170">
        <table:table-column table:style-name="Table170.A"/>
        <table:table-column table:style-name="Table170.B"/>
        <table:table-row>
          <table:table-cell table:style-name="Table170.A1" office:value-type="string">
            <text:p text:style-name="P847">connect<text:span text:style-name="T98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813">Arguments</text:p>
                </table:table-cell>
                <table:table-cell table:style-name="Table171.B1" office:value-type="string">
                  <text:p text:style-name="P835">client</text:p>
                </table:table-cell>
                <table:table-cell table:style-name="Table17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1.A2" office:value-type="string">
                  <text:p text:style-name="P813">Event</text:p>
                </table:table-cell>
                <table:table-cell table:style-name="Table171.B2" table:number-columns-spanned="2" office:value-type="string">
                  <text:p text:style-name="P832">When MERK <text:span text:style-name="T983">begins registration with an IRC server</text:span></text:p>
                </table:table-cell>
                <table:covered-table-cell/>
              </table:table-row>
              <table:table-row>
                <table:table-cell table:style-name="Table171.A2" office:value-type="string">
                  <text:p text:style-name="P813">Description</text:p>
                </table:table-cell>
                <table:table-cell table:style-name="Table171.B3" table:number-columns-spanned="2" office:value-type="string">
                  <text:p text:style-name="P832">This event is triggered when MERK <text:span text:style-name="T983">begins registration to an IRC server.</text:span></text:p>
                </table:table-cell>
                <table:covered-table-cell/>
              </table:table-row>
              <table:table-row table:style-name="Table171.4">
                <table:table-cell table:style-name="Table171.A2" office:value-type="string">
                  <text:p text:style-name="P813">Example</text:p>
                </table:table-cell>
                <table:table-cell table:style-name="Table171.B4" table:number-columns-spanned="2" office:value-type="string">
                  <text:p text:style-name="P826">def connect<text:span text:style-name="T986">ing</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28"/>
      <table:table table:name="Table176" table:style-name="Table176">
        <table:table-column table:style-name="Table176.A"/>
        <table:table-column table:style-name="Table176.B"/>
        <table:table-row>
          <table:table-cell table:style-name="Table176.A1" office:value-type="string">
            <text:p text:style-name="P850">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813">Arguments</text:p>
                </table:table-cell>
                <table:table-cell table:style-name="Table177.B1" office:value-type="string">
                  <text:p text:style-name="P851">uptime</text:p>
                </table:table-cell>
                <table:table-cell table:style-name="Table177.C1" office:value-type="string">
                  <text:p text:style-name="P852"><text:span text:style-name="T987">Integer</text:span><text:span text:style-name="T988">. </text:span>The number of seconds MERK has been running</text:p>
                </table:table-cell>
              </table:table-row>
              <table:table-row>
                <table:table-cell table:style-name="Table177.A2" office:value-type="string">
                  <text:p text:style-name="P813">Event</text:p>
                </table:table-cell>
                <table:table-cell table:style-name="Table177.B2" table:number-columns-spanned="2" office:value-type="string">
                  <text:p text:style-name="P852">Once per second</text:p>
                </table:table-cell>
                <table:covered-table-cell/>
              </table:table-row>
              <table:table-row>
                <table:table-cell table:style-name="Table177.A2" office:value-type="string">
                  <text:p text:style-name="P813">Description</text:p>
                </table:table-cell>
                <table:table-cell table:style-name="Table177.B3" table:number-columns-spanned="2" office:value-type="string">
                  <text:p text:style-name="P832">This event is triggered <text:span text:style-name="T989">every second while MERK is running.</text:span></text:p>
                </table:table-cell>
                <table:covered-table-cell/>
              </table:table-row>
              <table:table-row table:style-name="Table177.4">
                <table:table-cell table:style-name="Table177.A2" office:value-type="string">
                  <text:p text:style-name="P813">Example</text:p>
                </table:table-cell>
                <table:table-cell table:style-name="Table177.B4" table:number-columns-spanned="2" office:value-type="string">
                  <text:p text:style-name="P826">def <text:span text:style-name="T989">ctick</text:span>(self,**args):</text:p>
                  <text:p text:style-name="P826"><text:s text:c="4"/>print(f"<text:span text:style-name="T989">Uptime</text:span><text:span text:style-name="T896">:</text:span> {args["<text:span text:style-name="T989">uptime</text:span>"].server}")</text:p>
                </table:table-cell>
                <table:covered-table-cell/>
              </table:table-row>
            </table:table>
            <text:p text:style-name="P644"/>
          </table:table-cell>
        </table:table-row>
      </table:table>
      <text:p text:style-name="P828"/>
      <table:table table:name="Table180" table:style-name="Table180">
        <table:table-column table:style-name="Table180.A"/>
        <table:table-column table:style-name="Table180.B"/>
        <table:table-row>
          <table:table-cell table:style-name="Table180.A1" office:value-type="string">
            <text:p text:style-name="P853">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813">Arguments</text:p>
                </table:table-cell>
                <table:table-cell table:style-name="Table181.B1" office:value-type="string">
                  <text:p text:style-name="P835">client</text:p>
                </table:table-cell>
                <table:table-cell table:style-name="Table18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81.A2"/>
                <table:table-cell table:style-name="Table181.B2" office:value-type="string">
                  <text:p text:style-name="P854">message</text:p>
                </table:table-cell>
                <table:table-cell table:style-name="Table181.C2" office:value-type="string">
                  <text:p text:style-name="P823"><text:span text:style-name="T969">T</text:span>he <text:span text:style-name="T990">quit message used</text:span></text:p>
                </table:table-cell>
              </table:table-row>
              <table:table-row>
                <table:table-cell table:style-name="Table181.A2" office:value-type="string">
                  <text:p text:style-name="P813">Event</text:p>
                </table:table-cell>
                <table:table-cell table:style-name="Table181.B3" table:number-columns-spanned="2" office:value-type="string">
                  <text:p text:style-name="P855">When MERK disconnects from an IRC server</text:p>
                </table:table-cell>
                <table:covered-table-cell/>
              </table:table-row>
              <table:table-row>
                <table:table-cell table:style-name="Table181.A2" office:value-type="string">
                  <text:p text:style-name="P813">Description</text:p>
                </table:table-cell>
                <table:table-cell table:style-name="Table181.B4" table:number-columns-spanned="2" office:value-type="string">
                  <text:p text:style-name="P832">This event is triggered <text:span text:style-name="T990">when MERK disconnects from an IRC server. </text:span><text:span text:style-name="T991">message</text:span><text:span text:style-name="T990"> may be an empty string if a message was not provided </text:span><text:span text:style-name="T992">or if the disconnection occurred before registration.</text:span></text:p>
                </table:table-cell>
                <table:covered-table-cell/>
              </table:table-row>
              <table:table-row table:style-name="Table181.5">
                <table:table-cell table:style-name="Table181.A2" office:value-type="string">
                  <text:p text:style-name="P813">Example</text:p>
                </table:table-cell>
                <table:table-cell table:style-name="Table181.B5" table:number-columns-spanned="2" office:value-type="string">
                  <text:p text:style-name="P826">def <text:span text:style-name="T990">disconnec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0">Quit Message</text:span>: {args["<text:span text:style-name="T990">message</text:span>"]}")</text:p>
                </table:table-cell>
                <table:covered-table-cell/>
              </table:table-row>
            </table:table>
            <text:p text:style-name="P644"/>
          </table:table-cell>
        </table:table-row>
      </table:table>
      <text:p text:style-name="P856"/>
      <table:table table:name="Table220" table:style-name="Table220">
        <table:table-column table:style-name="Table220.A"/>
        <table:table-column table:style-name="Table220.B"/>
        <text:soft-page-break/>
        <table:table-row>
          <table:table-cell table:style-name="Table220.A1" office:value-type="string">
            <text:p text:style-name="P857">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58">Arguments</text:p>
                </table:table-cell>
                <table:table-cell table:style-name="Table221.B1" office:value-type="string">
                  <text:p text:style-name="P859">client</text:p>
                </table:table-cell>
                <table:table-cell table:style-name="Table221.C1" office:value-type="string">
                  <text:p text:style-name="P860"><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221.A2"/>
                <table:table-cell table:style-name="Table221.B2" office:value-type="string">
                  <text:p text:style-name="P861">message</text:p>
                </table:table-cell>
                <table:table-cell table:style-name="Table221.C2" office:value-type="string">
                  <text:p text:style-name="P862"><text:span text:style-name="T969">T</text:span>he <text:span text:style-name="T993">error message</text:span></text:p>
                </table:table-cell>
              </table:table-row>
              <table:table-row>
                <table:table-cell table:style-name="Table221.A2" office:value-type="string">
                  <text:p text:style-name="P858">Event</text:p>
                </table:table-cell>
                <table:table-cell table:style-name="Table221.B3" table:number-columns-spanned="2" office:value-type="string">
                  <text:p text:style-name="P863">When MERK <text:span text:style-name="T993">receives an error message from the server</text:span></text:p>
                </table:table-cell>
                <table:covered-table-cell/>
              </table:table-row>
              <table:table-row>
                <table:table-cell table:style-name="Table221.A2" office:value-type="string">
                  <text:p text:style-name="P858">Description</text:p>
                </table:table-cell>
                <table:table-cell table:style-name="Table221.B4" table:number-columns-spanned="2" office:value-type="string">
                  <text:p text:style-name="P864">This event is triggered <text:span text:style-name="T990">when</text:span><text:span text:style-name="T993">ever MERK receives an error message from an IRC server.</text:span></text:p>
                </table:table-cell>
                <table:covered-table-cell/>
              </table:table-row>
              <table:table-row table:style-name="Table221.5">
                <table:table-cell table:style-name="Table221.A2" office:value-type="string">
                  <text:p text:style-name="P858">Example</text:p>
                </table:table-cell>
                <table:table-cell table:style-name="Table221.B5" table:number-columns-spanned="2" office:value-type="string">
                  <text:p text:style-name="P865">def <text:span text:style-name="T993">error</text:span>(self,**args):</text:p>
                  <text:p text:style-name="P865"><text:s text:c="4"/>print(f"<text:span text:style-name="T896">Server:</text:span> {args["client"].server}")</text:p>
                  <text:p text:style-name="P865"><text:s text:c="4"/>print(f"<text:span text:style-name="T896">P</text:span>ort: {args["client"].port}")</text:p>
                  <text:p text:style-name="P865"><text:s text:c="4"/>print(f"<text:span text:style-name="T993">Error</text:span>: {args["<text:span text:style-name="T990">message</text:span>"]}")</text:p>
                </table:table-cell>
                <table:covered-table-cell/>
              </table:table-row>
            </table:table>
            <text:p text:style-name="P866"/>
          </table:table-cell>
        </table:table-row>
      </table:table>
      <text:p text:style-name="P856"/>
      <table:table table:name="Table100" table:style-name="Table100">
        <table:table-column table:style-name="Table100.A"/>
        <table:table-column table:style-name="Table100.B"/>
        <table:table-row>
          <table:table-cell table:style-name="Table100.A1" office:value-type="string">
            <text:p text:style-name="P867">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813">Arguments</text:p>
                </table:table-cell>
                <table:table-cell table:style-name="Table101.B1" office:value-type="string">
                  <text:p text:style-name="P832">None</text:p>
                </table:table-cell>
              </table:table-row>
              <table:table-row>
                <table:table-cell table:style-name="Table101.A2" office:value-type="string">
                  <text:p text:style-name="P813">Event</text:p>
                </table:table-cell>
                <table:table-cell table:style-name="Table101.B2" office:value-type="string">
                  <text:p text:style-name="P832">On load</text:p>
                </table:table-cell>
              </table:table-row>
              <table:table-row>
                <table:table-cell table:style-name="Table101.A2" office:value-type="string">
                  <text:p text:style-name="P813">Description</text:p>
                </table:table-cell>
                <table:table-cell table:style-name="Table101.B3" office:value-type="string">
                  <text:p text:style-name="P832">This event is triggered when MERK loads the plugin, before any connections are attempted.</text:p>
                </table:table-cell>
              </table:table-row>
              <table:table-row table:style-name="Table101.4">
                <table:table-cell table:style-name="Table101.A2" office:value-type="string">
                  <text:p text:style-name="P813">Example</text:p>
                </table:table-cell>
                <table:table-cell table:style-name="Table101.B4" office:value-type="string">
                  <text:p text:style-name="P868">def init(self):</text:p>
                  <text:p text:style-name="P642"><text:s text:c="4"/><text:span text:style-name="T895">print</text:span>("<text:span text:style-name="T895">Plugin loaded</text:span>\n")</text:p>
                </table:table-cell>
              </table:table-row>
            </table:table>
            <text:p text:style-name="P644"/>
          </table:table-cell>
        </table:table-row>
      </table:table>
      <text:p text:style-name="P828"/>
      <table:table table:name="Table158" table:style-name="Table158">
        <table:table-column table:style-name="Table158.A"/>
        <table:table-column table:style-name="Table158.B"/>
        <table:table-row>
          <table:table-cell table:style-name="Table158.A1" office:value-type="string">
            <text:p text:style-name="P869">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813">Arguments</text:p>
                </table:table-cell>
                <table:table-cell table:style-name="Table159.B1" office:value-type="string">
                  <text:p text:style-name="P835">client</text:p>
                </table:table-cell>
                <table:table-cell table:style-name="Table15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59.A2"/>
                <table:table-cell table:style-name="Table159.B2" office:value-type="string">
                  <text:p text:style-name="P836">user</text:p>
                </table:table-cell>
                <table:table-cell table:style-name="Table159.C2" office:value-type="string">
                  <text:p text:style-name="P837">The user <text:span text:style-name="T994">sent the invite</text:span></text:p>
                </table:table-cell>
              </table:table-row>
              <table:table-row>
                <table:covered-table-cell table:style-name="Table159.A2"/>
                <table:table-cell table:style-name="Table159.B3" office:value-type="string">
                  <text:p text:style-name="P870">channel</text:p>
                </table:table-cell>
                <table:table-cell table:style-name="Table159.C3" office:value-type="string">
                  <text:p text:style-name="P823"><text:span text:style-name="T969">T</text:span>he <text:span text:style-name="T994">channel the invite it for</text:span></text:p>
                </table:table-cell>
              </table:table-row>
              <table:table-row>
                <table:table-cell table:style-name="Table159.A2" office:value-type="string">
                  <text:p text:style-name="P813">Event</text:p>
                </table:table-cell>
                <table:table-cell table:style-name="Table159.B4" table:number-columns-spanned="2" office:value-type="string">
                  <text:p text:style-name="P832">When <text:span text:style-name="T994">a channel invite is received</text:span></text:p>
                </table:table-cell>
                <table:covered-table-cell/>
              </table:table-row>
              <table:table-row>
                <table:table-cell table:style-name="Table159.A2" office:value-type="string">
                  <text:p text:style-name="P813">Description</text:p>
                </table:table-cell>
                <table:table-cell table:style-name="Table159.B5" table:number-columns-spanned="2" office:value-type="string">
                  <text:p text:style-name="P832">This event is triggered when <text:span text:style-name="T978">a </text:span><text:span text:style-name="T994">channel invite is received from another user.</text:span></text:p>
                </table:table-cell>
                <table:covered-table-cell/>
              </table:table-row>
              <table:table-row table:style-name="Table159.6">
                <table:table-cell table:style-name="Table159.A2" office:value-type="string">
                  <text:p text:style-name="P813">Example</text:p>
                </table:table-cell>
                <table:table-cell table:style-name="Table159.B6" table:number-columns-spanned="2" office:value-type="string">
                  <text:p text:style-name="P826">def <text:span text:style-name="T994">invit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94">Channel</text:span><text:span text:style-name="T896">:</text:span> {args["<text:span text:style-name="T994">channel</text:span>"]}")</text:p>
                </table:table-cell>
                <table:covered-table-cell/>
              </table:table-row>
            </table:table>
            <text:p text:style-name="P644"/>
          </table:table-cell>
        </table:table-row>
      </table:table>
      <text:p text:style-name="P828"/>
      <table:table table:name="Table110" table:style-name="Table110">
        <table:table-column table:style-name="Table110.A"/>
        <table:table-column table:style-name="Table110.B"/>
        <table:table-row>
          <table:table-cell table:style-name="Table110.A1" office:value-type="string">
            <text:p text:style-name="P871">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813">Arguments</text:p>
                </table:table-cell>
                <table:table-cell table:style-name="Table111.B1" office:value-type="string">
                  <text:p text:style-name="P872">window</text:p>
                </table:table-cell>
                <table:table-cell table:style-name="Table111.C1" office:value-type="string">
                  <text:p text:style-name="P873"><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1.A2"/>
                <table:table-cell table:style-name="Table111.B2" office:value-type="string">
                  <text:p text:style-name="P816">client</text:p>
                </table:table-cell>
                <table:table-cell table:style-name="Table111.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1.A2"/>
                <table:table-cell table:style-name="Table111.B3" office:value-type="string">
                  <text:p text:style-name="P836">user</text:p>
                </table:table-cell>
                <table:table-cell table:style-name="Table111.C3" office:value-type="string">
                  <text:p text:style-name="P837">The user that joined the channel</text:p>
                </table:table-cell>
              </table:table-row>
              <table:table-row>
                <table:covered-table-cell table:style-name="Table111.A2"/>
                <table:table-cell table:style-name="Table111.B2" office:value-type="string">
                  <text:p text:style-name="P835">channel</text:p>
                </table:table-cell>
                <table:table-cell table:style-name="Table111.C4" office:value-type="string">
                  <text:p text:style-name="P823"><text:span text:style-name="T969">T</text:span>he <text:span text:style-name="T997">channel the </text:span><text:span text:style-name="T976">user</text:span><text:span text:style-name="T997"> joined</text:span></text:p>
                </table:table-cell>
              </table:table-row>
              <table:table-row>
                <table:table-cell table:style-name="Table111.A2" office:value-type="string">
                  <text:p text:style-name="P813">Event</text:p>
                </table:table-cell>
                <table:table-cell table:style-name="Table111.B5" table:number-columns-spanned="2" office:value-type="string">
                  <text:p text:style-name="P832">When <text:span text:style-name="T976">a user joins a channel MERK is present in</text:span></text:p>
                </table:table-cell>
                <table:covered-table-cell/>
              </table:table-row>
              <table:table-row>
                <table:table-cell table:style-name="Table111.A2" office:value-type="string">
                  <text:p text:style-name="P813">Description</text:p>
                </table:table-cell>
                <table:table-cell table:style-name="Table111.B6" table:number-columns-spanned="2" office:value-type="string">
                  <text:p text:style-name="P832">This event is triggered when <text:span text:style-name="T976">user joins a channel that MERK is currently present in</text:span></text:p>
                </table:table-cell>
                <table:covered-table-cell/>
              </table:table-row>
              <table:table-row table:style-name="Table111.7">
                <table:table-cell table:style-name="Table111.A2" office:value-type="string">
                  <text:p text:style-name="P813">Example</text:p>
                </table:table-cell>
                <table:table-cell table:style-name="Table111.B7" table:number-columns-spanned="2" office:value-type="string">
                  <text:p text:style-name="P826">def <text:span text:style-name="T969">join</text:span>(self,**args):</text:p>
                  <text:p text:style-name="P826"><text:s text:c="4"/><text:span text:style-name="T975">client = args["window"].client()</text:span></text:p>
                  <text:p text:style-name="P827"><text:s text:c="4"/>print(f"<text:span text:style-name="T896">Server:</text:span> <text:span text:style-name="T975">{client</text:span>.server}")</text:p>
                  <text:p text:style-name="P827"><text:s text:c="4"/>print(f"<text:span text:style-name="T896">P</text:span>ort: <text:span text:style-name="T975">{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18" table:style-name="Table118">
        <table:table-column table:style-name="Table118.A"/>
        <table:table-column table:style-name="Table118.B"/>
        <text:soft-page-break/>
        <table:table-row>
          <table:table-cell table:style-name="Table118.A1" office:value-type="string">
            <text:p text:style-name="P871">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813">Arguments</text:p>
                </table:table-cell>
                <table:table-cell table:style-name="Table119.B1" office:value-type="string">
                  <text:p text:style-name="P874">window</text:p>
                </table:table-cell>
                <table:table-cell table:style-name="Table119.C1" office:value-type="string">
                  <text:p text:style-name="P875"><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9.A2"/>
                <table:table-cell table:style-name="Table119.B2" office:value-type="string">
                  <text:p text:style-name="P835">channel</text:p>
                </table:table-cell>
                <table:table-cell table:style-name="Table119.C2" office:value-type="string">
                  <text:p text:style-name="P823"><text:span text:style-name="T969">T</text:span>he <text:span text:style-name="T997">channel the client joined</text:span></text:p>
                </table:table-cell>
              </table:table-row>
              <table:table-row>
                <table:table-cell table:style-name="Table119.A2" office:value-type="string">
                  <text:p text:style-name="P813">Event</text:p>
                </table:table-cell>
                <table:table-cell table:style-name="Table119.B3" table:number-columns-spanned="2" office:value-type="string">
                  <text:p text:style-name="P832">When MERK <text:span text:style-name="T969">joins</text:span><text:span text:style-name="T997"> a channel</text:span></text:p>
                </table:table-cell>
                <table:covered-table-cell/>
              </table:table-row>
              <table:table-row>
                <table:table-cell table:style-name="Table119.A2" office:value-type="string">
                  <text:p text:style-name="P813">Description</text:p>
                </table:table-cell>
                <table:table-cell table:style-name="Table119.B4" table:number-columns-spanned="2" office:value-type="string">
                  <text:p text:style-name="P832">This event is triggered when MERK <text:span text:style-name="T969">joins</text:span><text:span text:style-name="T997"> a channel</text:span></text:p>
                </table:table-cell>
                <table:covered-table-cell/>
              </table:table-row>
              <table:table-row table:style-name="Table119.5">
                <table:table-cell table:style-name="Table119.A2" office:value-type="string">
                  <text:p text:style-name="P813">Example</text:p>
                </table:table-cell>
                <table:table-cell table:style-name="Table119.B5" table:number-columns-spanned="2" office:value-type="string">
                  <text:p text:style-name="P826">def <text:span text:style-name="T969">joined</text:span>(self,**args):</text:p>
                  <text:p text:style-name="P826"><text:s text:c="4"/><text:span text:style-name="T998">client = args["window"].client()</text:span></text:p>
                  <text:p text:style-name="P827"><text:s text:c="4"/>print(f"<text:span text:style-name="T896">Server:</text:span> <text:span text:style-name="T975">{</text:span><text:span text:style-name="T998">client</text:span>.server}")</text:p>
                  <text:p text:style-name="P827"><text:s text:c="4"/>print(f"<text:span text:style-name="T896">P</text:span>ort: <text:span text:style-name="T975">{</text:span><text:span text:style-name="T998">client</text:span>.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28" table:style-name="Table128">
        <table:table-column table:style-name="Table128.A"/>
        <table:table-column table:style-name="Table128.B"/>
        <table:table-row>
          <table:table-cell table:style-name="Table128.A1" office:value-type="string">
            <text:p text:style-name="P876">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813">Arguments</text:p>
                </table:table-cell>
                <table:table-cell table:style-name="Table129.B1" office:value-type="string">
                  <text:p text:style-name="P877">window</text:p>
                </table:table-cell>
                <table:table-cell table:style-name="Table129.C1" office:value-type="string">
                  <text:p text:style-name="P878"><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29.A2"/>
                <table:table-cell table:style-name="Table129.B2" office:value-type="string">
                  <text:p text:style-name="P816">client</text:p>
                </table:table-cell>
                <table:table-cell table:style-name="Table12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9.A2"/>
                <table:table-cell table:style-name="Table129.B3" office:value-type="string">
                  <text:p text:style-name="P879">user</text:p>
                </table:table-cell>
                <table:table-cell table:style-name="Table129.C3" office:value-type="string">
                  <text:p text:style-name="P819"><text:span text:style-name="T969">T</text:span><text:span text:style-name="T970">he </text:span><text:span text:style-name="T999">user that issued the kick</text:span></text:p>
                </table:table-cell>
              </table:table-row>
              <table:table-row>
                <table:covered-table-cell table:style-name="Table129.A2"/>
                <table:table-cell table:style-name="Table129.B2" office:value-type="string">
                  <text:p text:style-name="P835">channel</text:p>
                </table:table-cell>
                <table:table-cell table:style-name="Table129.C4" office:value-type="string">
                  <text:p text:style-name="P823"><text:span text:style-name="T969">T</text:span>he <text:span text:style-name="T999">channel that the kick occurred in</text:span></text:p>
                </table:table-cell>
              </table:table-row>
              <table:table-row>
                <table:covered-table-cell table:style-name="Table129.A2"/>
                <table:table-cell table:style-name="Table129.B3" office:value-type="string">
                  <text:p text:style-name="P880">target</text:p>
                </table:table-cell>
                <table:table-cell table:style-name="Table129.C5" office:value-type="string">
                  <text:p text:style-name="P881">The user that was kicked</text:p>
                </table:table-cell>
              </table:table-row>
              <table:table-row>
                <table:covered-table-cell table:style-name="Table129.A2"/>
                <table:table-cell table:style-name="Table129.B3" office:value-type="string">
                  <text:p text:style-name="P835">message</text:p>
                </table:table-cell>
                <table:table-cell table:style-name="Table129.C6" office:value-type="string">
                  <text:p text:style-name="P823"><text:span text:style-name="T969">T</text:span>he <text:span text:style-name="T999">kick message (if there is one)</text:span></text:p>
                </table:table-cell>
              </table:table-row>
              <table:table-row>
                <table:table-cell table:style-name="Table129.A2" office:value-type="string">
                  <text:p text:style-name="P813">Event</text:p>
                </table:table-cell>
                <table:table-cell table:style-name="Table129.B7" table:number-columns-spanned="2" office:value-type="string">
                  <text:p text:style-name="P832">When <text:span text:style-name="T999">a user is kicked</text:span></text:p>
                </table:table-cell>
                <table:covered-table-cell/>
              </table:table-row>
              <table:table-row>
                <table:table-cell table:style-name="Table129.A2" office:value-type="string">
                  <text:p text:style-name="P813">Description</text:p>
                </table:table-cell>
                <table:table-cell table:style-name="Table129.B8" table:number-columns-spanned="2" office:value-type="string">
                  <text:p text:style-name="P832">This event is triggered when <text:span text:style-name="T999">a user is kicked from a channel that MERK is present in.</text:span></text:p>
                </table:table-cell>
                <table:covered-table-cell/>
              </table:table-row>
              <table:table-row table:style-name="Table129.9">
                <table:table-cell table:style-name="Table129.A2" office:value-type="string">
                  <text:p text:style-name="P813">Example</text:p>
                </table:table-cell>
                <table:table-cell table:style-name="Table129.B9" table:number-columns-spanned="2" office:value-type="string">
                  <text:p text:style-name="P826">def <text:span text:style-name="T1000">kick</text:span>(self,**args):</text:p>
                  <text:p text:style-name="P826"><text:s text:c="4"/><text:span text:style-name="T1001">client = args["</text:span><text:span text:style-name="T1002">client</text:span><text:span text:style-name="T1001">"]</text:span></text:p>
                  <text:p text:style-name="P882"><text:s text:c="4"/>print(f"<text:span text:style-name="T896">Server:</text:span> {<text:span text:style-name="T1001">client</text:span>.server}")</text:p>
                  <text:p text:style-name="P882"><text:s text:c="4"/>print(f"<text:span text:style-name="T896">P</text:span>ort: {<text:span text:style-name="T1001">client</text:span>.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99">Target</text:span>: {args["<text:span text:style-name="T999">target</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0" table:style-name="Table130">
        <table:table-column table:style-name="Table130.A"/>
        <table:table-column table:style-name="Table130.B"/>
        <table:table-row>
          <table:table-cell table:style-name="Table130.A1" office:value-type="string">
            <text:p text:style-name="P876">kick<text:span text:style-name="T1000">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813">Arguments</text:p>
                </table:table-cell>
                <table:table-cell table:style-name="Table131.B1" office:value-type="string">
                  <text:p text:style-name="P835">client</text:p>
                </table:table-cell>
                <table:table-cell table:style-name="Table13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1.A2"/>
                <table:table-cell table:style-name="Table131.B2" office:value-type="string">
                  <text:p text:style-name="P879">user</text:p>
                </table:table-cell>
                <table:table-cell table:style-name="Table131.C2" office:value-type="string">
                  <text:p text:style-name="P819"><text:span text:style-name="T969">T</text:span><text:span text:style-name="T970">he </text:span><text:span text:style-name="T999">user that issued the kick</text:span></text:p>
                </table:table-cell>
              </table:table-row>
              <table:table-row>
                <table:covered-table-cell table:style-name="Table131.A2"/>
                <table:table-cell table:style-name="Table131.B3" office:value-type="string">
                  <text:p text:style-name="P835">channel</text:p>
                </table:table-cell>
                <table:table-cell table:style-name="Table131.C3" office:value-type="string">
                  <text:p text:style-name="P823"><text:span text:style-name="T969">T</text:span>he <text:span text:style-name="T999">channel that the kick occurred in</text:span></text:p>
                </table:table-cell>
              </table:table-row>
              <table:table-row>
                <table:covered-table-cell table:style-name="Table131.A2"/>
                <table:table-cell table:style-name="Table131.B2" office:value-type="string">
                  <text:p text:style-name="P835">message</text:p>
                </table:table-cell>
                <table:table-cell table:style-name="Table131.C4" office:value-type="string">
                  <text:p text:style-name="P823"><text:span text:style-name="T969">T</text:span>he <text:span text:style-name="T999">kick message (if there is one)</text:span></text:p>
                </table:table-cell>
              </table:table-row>
              <table:table-row>
                <table:table-cell table:style-name="Table131.A2" office:value-type="string">
                  <text:p text:style-name="P813">Event</text:p>
                </table:table-cell>
                <table:table-cell table:style-name="Table131.B5" table:number-columns-spanned="2" office:value-type="string">
                  <text:p text:style-name="P832">When <text:span text:style-name="T1000">MERK is kicked from a channel</text:span></text:p>
                </table:table-cell>
                <table:covered-table-cell/>
              </table:table-row>
              <table:table-row>
                <table:table-cell table:style-name="Table131.A2" office:value-type="string">
                  <text:p text:style-name="P813">Description</text:p>
                </table:table-cell>
                <table:table-cell table:style-name="Table131.B6" table:number-columns-spanned="2" office:value-type="string">
                  <text:p text:style-name="P832">This event is triggered when <text:span text:style-name="T1000">the user is kicked from a channel.</text:span></text:p>
                </table:table-cell>
                <table:covered-table-cell/>
              </table:table-row>
              <table:table-row table:style-name="Table131.7">
                <table:table-cell table:style-name="Table131.A2" office:value-type="string">
                  <text:p text:style-name="P813">Example</text:p>
                </table:table-cell>
                <table:table-cell table:style-name="Table131.B7" table:number-columns-spanned="2" office:value-type="string">
                  <text:p text:style-name="P826">def <text:span text:style-name="T1000">kicked</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9">Channel</text:span><text:span text:style-name="T896">:</text:span> {args["<text:span text:style-name="T970">channel</text:span>"]}")</text:p>
                  <text:p text:style-name="P826"><text:s text:c="4"/>print(f"<text:span text:style-name="T999">Kick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20" table:style-name="Table120">
        <table:table-column table:style-name="Table120.A"/>
        <table:table-column table:style-name="Table120.B"/>
        <text:soft-page-break/>
        <table:table-row>
          <table:table-cell table:style-name="Table120.A1" office:value-type="string">
            <text:p text:style-name="P883">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813">Arguments</text:p>
                </table:table-cell>
                <table:table-cell table:style-name="Table121.B1" office:value-type="string">
                  <text:p text:style-name="P835">client</text:p>
                </table:table-cell>
                <table:table-cell table:style-name="Table12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1.A2"/>
                <table:table-cell table:style-name="Table121.B2" office:value-type="string">
                  <text:p text:style-name="P835">channel</text:p>
                </table:table-cell>
                <table:table-cell table:style-name="Table121.C2" office:value-type="string">
                  <text:p text:style-name="P823"><text:span text:style-name="T969">T</text:span>he <text:span text:style-name="T997">channel the client </text:span><text:span text:style-name="T969">left</text:span></text:p>
                </table:table-cell>
              </table:table-row>
              <table:table-row>
                <table:table-cell table:style-name="Table121.A2" office:value-type="string">
                  <text:p text:style-name="P813">Event</text:p>
                </table:table-cell>
                <table:table-cell table:style-name="Table121.B3" table:number-columns-spanned="2" office:value-type="string">
                  <text:p text:style-name="P832">When MERK <text:span text:style-name="T997">leaves a channel</text:span></text:p>
                </table:table-cell>
                <table:covered-table-cell/>
              </table:table-row>
              <table:table-row>
                <table:table-cell table:style-name="Table121.A2" office:value-type="string">
                  <text:p text:style-name="P813">Description</text:p>
                </table:table-cell>
                <table:table-cell table:style-name="Table121.B4" table:number-columns-spanned="2" office:value-type="string">
                  <text:p text:style-name="P832">This event is triggered when MERK <text:span text:style-name="T997">leaves a channel</text:span></text:p>
                </table:table-cell>
                <table:covered-table-cell/>
              </table:table-row>
              <table:table-row table:style-name="Table121.5">
                <table:table-cell table:style-name="Table121.A2" office:value-type="string">
                  <text:p text:style-name="P813">Example</text:p>
                </table:table-cell>
                <table:table-cell table:style-name="Table121.B5" table:number-columns-spanned="2" office:value-type="string">
                  <text:p text:style-name="P826">def <text:span text:style-name="T997">lef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40" table:style-name="Table140">
        <table:table-column table:style-name="Table140.A"/>
        <table:table-column table:style-name="Table140.B"/>
        <table:table-row>
          <table:table-cell table:style-name="Table140.A1" office:value-type="string">
            <text:p text:style-name="P884">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813">Arguments</text:p>
                </table:table-cell>
                <table:table-cell table:style-name="Table141.B1" office:value-type="string">
                  <text:p text:style-name="P835">client</text:p>
                </table:table-cell>
                <table:table-cell table:style-name="Table14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1.A2"/>
                <table:table-cell table:style-name="Table141.B2" office:value-type="string">
                  <text:p text:style-name="P885">line</text:p>
                </table:table-cell>
                <table:table-cell table:style-name="Table141.C2" office:value-type="string">
                  <text:p text:style-name="P823"><text:span text:style-name="T969">T</text:span>he <text:span text:style-name="T1003">line received by the client, </text:span><text:span text:style-name="T1004">UTF-</text:span><text:span text:style-name="T1005">8</text:span><text:span text:style-name="T1004"> encoded</text:span></text:p>
                </table:table-cell>
              </table:table-row>
              <table:table-row>
                <table:table-cell table:style-name="Table141.A2" office:value-type="string">
                  <text:p text:style-name="P813">Event</text:p>
                </table:table-cell>
                <table:table-cell table:style-name="Table141.B3" table:number-columns-spanned="2" office:value-type="string">
                  <text:p text:style-name="P886">Incoming data</text:p>
                </table:table-cell>
                <table:covered-table-cell/>
              </table:table-row>
              <table:table-row>
                <table:table-cell table:style-name="Table141.A2" office:value-type="string">
                  <text:p text:style-name="P813">Description</text:p>
                </table:table-cell>
                <table:table-cell table:style-name="Table141.B4" table:number-columns-spanned="2" office:value-type="string">
                  <text:p text:style-name="P832">This event is triggered <text:span text:style-name="T1003">every time MERK receives a line of data from an IRC server.</text:span></text:p>
                </table:table-cell>
                <table:covered-table-cell/>
              </table:table-row>
              <table:table-row table:style-name="Table141.5">
                <table:table-cell table:style-name="Table141.A2" office:value-type="string">
                  <text:p text:style-name="P813">Example</text:p>
                </table:table-cell>
                <table:table-cell table:style-name="Table141.B5" table:number-columns-spanned="2" office:value-type="string">
                  <text:p text:style-name="P826">def <text:span text:style-name="T1003">line_in</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42" table:style-name="Table142">
        <table:table-column table:style-name="Table142.A"/>
        <table:table-column table:style-name="Table142.B"/>
        <table:table-row>
          <table:table-cell table:style-name="Table142.A1" office:value-type="string">
            <text:p text:style-name="P884">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813">Arguments</text:p>
                </table:table-cell>
                <table:table-cell table:style-name="Table143.B1" office:value-type="string">
                  <text:p text:style-name="P835">client</text:p>
                </table:table-cell>
                <table:table-cell table:style-name="Table14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43.A2"/>
                <table:table-cell table:style-name="Table143.B2" office:value-type="string">
                  <text:p text:style-name="P885">line</text:p>
                </table:table-cell>
                <table:table-cell table:style-name="Table143.C2" office:value-type="string">
                  <text:p text:style-name="P823"><text:span text:style-name="T969">T</text:span>he <text:span text:style-name="T1003">line sent by the client</text:span></text:p>
                </table:table-cell>
              </table:table-row>
              <table:table-row>
                <table:table-cell table:style-name="Table143.A2" office:value-type="string">
                  <text:p text:style-name="P813">Event</text:p>
                </table:table-cell>
                <table:table-cell table:style-name="Table143.B3" table:number-columns-spanned="2" office:value-type="string">
                  <text:p text:style-name="P886">Outgoing data</text:p>
                </table:table-cell>
                <table:covered-table-cell/>
              </table:table-row>
              <table:table-row>
                <table:table-cell table:style-name="Table143.A2" office:value-type="string">
                  <text:p text:style-name="P813">Description</text:p>
                </table:table-cell>
                <table:table-cell table:style-name="Table143.B4" table:number-columns-spanned="2" office:value-type="string">
                  <text:p text:style-name="P832">This event is triggered <text:span text:style-name="T1003">every time MERK sends a line of data to an IRC server.</text:span></text:p>
                </table:table-cell>
                <table:covered-table-cell/>
              </table:table-row>
              <table:table-row table:style-name="Table143.5">
                <table:table-cell table:style-name="Table143.A2" office:value-type="string">
                  <text:p text:style-name="P813">Example</text:p>
                </table:table-cell>
                <table:table-cell table:style-name="Table143.B5" table:number-columns-spanned="2" office:value-type="string">
                  <text:p text:style-name="P826">def <text:span text:style-name="T1003">line_ou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03">Line</text:span><text:span text:style-name="T896">:</text:span> {args["<text:span text:style-name="T1003">line</text:span>"]}")</text:p>
                </table:table-cell>
                <table:covered-table-cell/>
              </table:table-row>
            </table:table>
            <text:p text:style-name="P644"/>
          </table:table-cell>
        </table:table-row>
      </table:table>
      <text:p text:style-name="P828"/>
      <table:table table:name="Table172" table:style-name="Table172">
        <table:table-column table:style-name="Table172.A"/>
        <table:table-column table:style-name="Table172.B"/>
        <table:table-row>
          <table:table-cell table:style-name="Table172.A1" office:value-type="string">
            <text:p text:style-name="P887">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813">Arguments</text:p>
                </table:table-cell>
                <table:table-cell table:style-name="Table173.B1" office:value-type="string">
                  <text:p text:style-name="P835">client</text:p>
                </table:table-cell>
                <table:table-cell table:style-name="Table17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73.A2" office:value-type="string">
                  <text:p text:style-name="P813">Event</text:p>
                </table:table-cell>
                <table:table-cell table:style-name="Table173.B2" table:number-columns-spanned="2" office:value-type="string">
                  <text:p text:style-name="P832">When MERK <text:span text:style-name="T986">loses connection to an IRC server</text:span></text:p>
                </table:table-cell>
                <table:covered-table-cell/>
              </table:table-row>
              <table:table-row>
                <table:table-cell table:style-name="Table173.A2" office:value-type="string">
                  <text:p text:style-name="P813">Description</text:p>
                </table:table-cell>
                <table:table-cell table:style-name="Table173.B3" table:number-columns-spanned="2" office:value-type="string">
                  <text:p text:style-name="P832">This event is triggered when MERK'<text:span text:style-name="T986">s connection to an IRC server is lost.</text:span></text:p>
                </table:table-cell>
                <table:covered-table-cell/>
              </table:table-row>
              <table:table-row table:style-name="Table173.4">
                <table:table-cell table:style-name="Table173.A2" office:value-type="string">
                  <text:p text:style-name="P813">Example</text:p>
                </table:table-cell>
                <table:table-cell table:style-name="Table173.B4" table:number-columns-spanned="2" office:value-type="string">
                  <text:p text:style-name="P826">def <text:span text:style-name="T1006">lost</text:span>(self,**args):</text:p>
                  <text:p text:style-name="P826"><text:s text:c="4"/>print(f"<text:span text:style-name="T896">Server:</text:span> {args["client"].server}")</text:p>
                  <text:p text:style-name="P826"><text:s text:c="4"/>print(f"<text:span text:style-name="T896">P</text:span>ort: {args["client"].port}")</text:p>
                </table:table-cell>
                <table:covered-table-cell/>
              </table:table-row>
            </table:table>
            <text:p text:style-name="P644"/>
          </table:table-cell>
        </table:table-row>
      </table:table>
      <text:p text:style-name="P888"/>
      <table:table table:name="Table218" table:style-name="Table218">
        <table:table-column table:style-name="Table218.A"/>
        <table:table-column table:style-name="Table218.B"/>
        <text:soft-page-break/>
        <table:table-row>
          <table:table-cell table:style-name="Table218.A1" office:value-type="string">
            <text:p text:style-name="P8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90">Arguments</text:p>
                </table:table-cell>
                <table:table-cell table:style-name="Table219.B1" office:value-type="string">
                  <text:p text:style-name="P891">window</text:p>
                </table:table-cell>
                <table:table-cell table:style-name="Table219.C1" office:value-type="string">
                  <text:p text:style-name="P892"><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219.A2"/>
                <table:table-cell table:style-name="Table219.B2" office:value-type="string">
                  <text:p text:style-name="P816">client</text:p>
                </table:table-cell>
                <table:table-cell table:style-name="Table219.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8">sent the message</text:span></text:p>
                </table:table-cell>
              </table:table-row>
              <table:table-row>
                <table:covered-table-cell table:style-name="Table219.A2"/>
                <table:table-cell table:style-name="Table219.B3" office:value-type="string">
                  <text:p text:style-name="P816">target</text:p>
                </table:table-cell>
                <table:table-cell table:style-name="Table219.C3" office:value-type="string">
                  <text:p text:style-name="P893"><text:span text:style-name="T969">T</text:span><text:span text:style-name="T970">he </text:span><text:span text:style-name="T1007">target of the message, either a user or a channel</text:span></text:p>
                </table:table-cell>
              </table:table-row>
              <table:table-row>
                <table:covered-table-cell table:style-name="Table219.A2"/>
                <table:table-cell table:style-name="Table219.B2" office:value-type="string">
                  <text:p text:style-name="P816">message</text:p>
                </table:table-cell>
                <table:table-cell table:style-name="Table219.C4" office:value-type="string">
                  <text:p text:style-name="P894"><text:span text:style-name="T969">T</text:span>he <text:span text:style-name="T1007">message that was sent</text:span></text:p>
                </table:table-cell>
              </table:table-row>
              <table:table-row>
                <table:table-cell table:style-name="Table219.A2" office:value-type="string">
                  <text:p text:style-name="P890">Event</text:p>
                </table:table-cell>
                <table:table-cell table:style-name="Table219.B5" table:number-columns-spanned="2" office:value-type="string">
                  <text:p text:style-name="P895">When MERK <text:span text:style-name="T1007">sends a message</text:span></text:p>
                </table:table-cell>
                <table:covered-table-cell/>
              </table:table-row>
              <table:table-row>
                <table:table-cell table:style-name="Table219.A2" office:value-type="string">
                  <text:p text:style-name="P890">Description</text:p>
                </table:table-cell>
                <table:table-cell table:style-name="Table219.B6" table:number-columns-spanned="2" office:value-type="string">
                  <text:p text:style-name="P895">This event is triggered when MERK <text:span text:style-name="T1007">sends a message to a user or channel. If there's a corresponding subwindow for </text:span><text:span text:style-name="T1008">target</text:span><text:span text:style-name="T1007">, then </text:span><text:span text:style-name="T1008">window</text:span><text:span text:style-name="T1007"> will be set to that window; if not, then window will be set to </text:span><text:span text:style-name="T1008">None</text:span><text:span text:style-name="T1007">. </text:span></text:p>
                </table:table-cell>
                <table:covered-table-cell/>
              </table:table-row>
              <table:table-row table:style-name="Table219.7">
                <table:table-cell table:style-name="Table219.A2" office:value-type="string">
                  <text:p text:style-name="P890">Example</text:p>
                </table:table-cell>
                <table:table-cell table:style-name="Table219.B7" table:number-columns-spanned="2" office:value-type="string">
                  <text:p text:style-name="P896">def <text:span text:style-name="T1007">me</text:span>(self,**args):</text:p>
                  <text:p text:style-name="P896"><text:s text:c="4"/><text:span text:style-name="T1007">window</text:span><text:span text:style-name="T1009"> = args["window"]</text:span></text:p>
                  <text:p text:style-name="P896"><text:s text:c="4"/><text:span text:style-name="T1007">client = args["client"]</text:span></text:p>
                  <text:p text:style-name="P896"><text:s text:c="4"/><text:span text:style-name="T1007">target = args["target"]</text:span></text:p>
                  <text:p text:style-name="P896"><text:s text:c="4"/><text:span text:style-name="T1007">message = args["message"]</text:span></text:p>
                </table:table-cell>
                <table:covered-table-cell/>
              </table:table-row>
            </table:table>
            <text:p text:style-name="P897"/>
          </table:table-cell>
        </table:table-row>
      </table:table>
      <text:p text:style-name="P888"/>
      <table:table table:name="Table112" table:style-name="Table112">
        <table:table-column table:style-name="Table112.A"/>
        <table:table-column table:style-name="Table112.B"/>
        <table:table-row>
          <table:table-cell table:style-name="Table112.A1" office:value-type="string">
            <text:p text:style-name="P871">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813">Arguments</text:p>
                </table:table-cell>
                <table:table-cell table:style-name="Table113.B1" office:value-type="string">
                  <text:p text:style-name="P898">window</text:p>
                </table:table-cell>
                <table:table-cell table:style-name="Table113.C1" office:value-type="string">
                  <text:p text:style-name="P899"><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113.A2"/>
                <table:table-cell table:style-name="Table113.B2" office:value-type="string">
                  <text:p text:style-name="P816">client</text:p>
                </table:table-cell>
                <table:table-cell table:style-name="Table11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3.A2"/>
                <table:table-cell table:style-name="Table113.B3" office:value-type="string">
                  <text:p text:style-name="P879">user</text:p>
                </table:table-cell>
                <table:table-cell table:style-name="Table113.C3" office:value-type="string">
                  <text:p text:style-name="P819"><text:span text:style-name="T969">T</text:span><text:span text:style-name="T970">he user that sent the message, in the format nickname@hostmask</text:span></text:p>
                </table:table-cell>
              </table:table-row>
              <table:table-row>
                <table:covered-table-cell table:style-name="Table113.A2"/>
                <table:table-cell table:style-name="Table113.B2" office:value-type="string">
                  <text:p text:style-name="P820">nickname</text:p>
                </table:table-cell>
                <table:table-cell table:style-name="Table113.C4" office:value-type="string">
                  <text:p text:style-name="P821">The nickname of the user that sent the message</text:p>
                </table:table-cell>
              </table:table-row>
              <table:table-row>
                <table:covered-table-cell table:style-name="Table113.A2"/>
                <table:table-cell table:style-name="Table113.B3" office:value-type="string">
                  <text:p text:style-name="P820">hostmask</text:p>
                </table:table-cell>
                <table:table-cell table:style-name="Table113.C5" office:value-type="string">
                  <text:p text:style-name="P821">The hostmask of the user that sent the message; if not known, this will be <text:span text:style-name="T20">None</text:span></text:p>
                </table:table-cell>
              </table:table-row>
              <table:table-row>
                <table:covered-table-cell table:style-name="Table113.A2"/>
                <table:table-cell table:style-name="Table113.B2" office:value-type="string">
                  <text:p text:style-name="P835">channel</text:p>
                </table:table-cell>
                <table:table-cell table:style-name="Table113.C6" office:value-type="string">
                  <text:p text:style-name="P823"><text:span text:style-name="T969">T</text:span>he target of the message, which may be a channel or the nickname in use</text:p>
                </table:table-cell>
              </table:table-row>
              <table:table-row>
                <table:covered-table-cell table:style-name="Table113.A2"/>
                <table:table-cell table:style-name="Table113.B3" office:value-type="string">
                  <text:p text:style-name="P835">message</text:p>
                </table:table-cell>
                <table:table-cell table:style-name="Table113.C7" office:value-type="string">
                  <text:p text:style-name="P823"><text:span text:style-name="T969">T</text:span>he <text:span text:style-name="T969">message that was sent</text:span></text:p>
                </table:table-cell>
              </table:table-row>
              <table:table-row>
                <table:table-cell table:style-name="Table113.A2" office:value-type="string">
                  <text:p text:style-name="P813">Event</text:p>
                </table:table-cell>
                <table:table-cell table:style-name="Table113.B8" table:number-columns-spanned="2" office:value-type="string">
                  <text:p text:style-name="P832">When MERK <text:span text:style-name="T970">receives a </text:span><text:span text:style-name="T969">message</text:span></text:p>
                </table:table-cell>
                <table:covered-table-cell/>
              </table:table-row>
              <table:table-row>
                <table:table-cell table:style-name="Table113.A2" office:value-type="string">
                  <text:p text:style-name="P813">Description</text:p>
                </table:table-cell>
                <table:table-cell table:style-name="Table113.B9" table:number-columns-spanned="2" office:value-type="string">
                  <text:p text:style-name="P900">This event is triggered when MERK <text:span text:style-name="T970">receives a channel or private </text:span><text:span text:style-name="T969">message.</text:span><text:span text:style-name="T971"> </text:span><text:span text:style-name="T972">If the sending user is being ignored, this event will </text:span><text:span text:style-name="T973">still be triggered.</text:span></text:p>
                </table:table-cell>
                <table:covered-table-cell/>
              </table:table-row>
              <table:table-row table:style-name="Table113.10">
                <table:table-cell table:style-name="Table113.A2" office:value-type="string">
                  <text:p text:style-name="P813">Example</text:p>
                </table:table-cell>
                <table:table-cell table:style-name="Table113.B10" table:number-columns-spanned="2" office:value-type="string">
                  <text:p text:style-name="P826">def <text:span text:style-name="T969">message</text:span>(self,**args):</text:p>
                  <text:p text:style-name="P826"><text:s text:c="4"/><text:span text:style-name="T1009">client = args["window"].client()</text:span></text:p>
                  <text:p text:style-name="P827"><text:s text:c="4"/>print(f"<text:span text:style-name="T896">Server:</text:span> <text:span text:style-name="T975">{</text:span><text:span text:style-name="T1009">client</text:span>.server}")</text:p>
                  <text:p text:style-name="P827"><text:s text:c="4"/>print(f"<text:span text:style-name="T896">P</text:span>ort: <text:span text:style-name="T975">{</text:span><text:span text:style-name="T1009">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828"/>
      <table:table table:name="Table132" table:style-name="Table132">
        <table:table-column table:style-name="Table132.A"/>
        <table:table-column table:style-name="Table132.B"/>
        <text:soft-page-break/>
        <table:table-row>
          <table:table-cell table:style-name="Table132.A1" office:value-type="string">
            <text:p text:style-name="P901">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813">Arguments</text:p>
                </table:table-cell>
                <table:table-cell table:style-name="Table133.B1" office:value-type="string">
                  <text:p text:style-name="P835">client</text:p>
                </table:table-cell>
                <table:table-cell table:style-name="Table133.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3.A2"/>
                <table:table-cell table:style-name="Table133.B2" office:value-type="string">
                  <text:p text:style-name="P879">user</text:p>
                </table:table-cell>
                <table:table-cell table:style-name="Table133.C2" office:value-type="string">
                  <text:p text:style-name="P819"><text:span text:style-name="T969">T</text:span><text:span text:style-name="T970">he </text:span><text:span text:style-name="T999">user that </text:span><text:span text:style-name="T1010">set the mode. </text:span><text:span text:style-name="T1011">If the mode was set by the server, this will be set to "*".</text:span></text:p>
                </table:table-cell>
              </table:table-row>
              <table:table-row>
                <table:covered-table-cell table:style-name="Table133.A2"/>
                <table:table-cell table:style-name="Table133.B3" office:value-type="string">
                  <text:p text:style-name="P902">target</text:p>
                </table:table-cell>
                <table:table-cell table:style-name="Table133.C3" office:value-type="string">
                  <text:p text:style-name="P823"><text:span text:style-name="T969">T</text:span>he <text:span text:style-name="T1010">user the mode was set on</text:span></text:p>
                </table:table-cell>
              </table:table-row>
              <table:table-row>
                <table:covered-table-cell table:style-name="Table133.A2"/>
                <table:table-cell table:style-name="Table133.B2" office:value-type="string">
                  <text:p text:style-name="P902">mode</text:p>
                </table:table-cell>
                <table:table-cell table:style-name="Table133.C4" office:value-type="string">
                  <text:p text:style-name="P881">The <text:span text:style-name="T1010">mode that was set</text:span></text:p>
                </table:table-cell>
              </table:table-row>
              <table:table-row>
                <table:covered-table-cell table:style-name="Table133.A2"/>
                <table:table-cell table:style-name="Table133.B5" office:value-type="string">
                  <text:p text:style-name="P902">arguments</text:p>
                </table:table-cell>
                <table:table-cell table:style-name="Table133.C5" office:value-type="string">
                  <text:p text:style-name="P903">Tuple; any arguments passed to the mode.</text:p>
                </table:table-cell>
              </table:table-row>
              <table:table-row>
                <table:table-cell table:style-name="Table133.A2" office:value-type="string">
                  <text:p text:style-name="P813">Event</text:p>
                </table:table-cell>
                <table:table-cell table:style-name="Table133.B6" table:number-columns-spanned="2" office:value-type="string">
                  <text:p text:style-name="P903">When a mode is set.</text:p>
                </table:table-cell>
                <table:covered-table-cell/>
              </table:table-row>
              <table:table-row>
                <table:table-cell table:style-name="Table133.A2" office:value-type="string">
                  <text:p text:style-name="P813">Description</text:p>
                </table:table-cell>
                <table:table-cell table:style-name="Table133.B7" table:number-columns-spanned="2" office:value-type="string">
                  <text:p text:style-name="P832">This event is triggered when <text:span text:style-name="T999">a </text:span><text:span text:style-name="T1010">user or channel mode is set.</text:span></text:p>
                </table:table-cell>
                <table:covered-table-cell/>
              </table:table-row>
              <table:table-row table:style-name="Table133.8">
                <table:table-cell table:style-name="Table133.A2" office:value-type="string">
                  <text:p text:style-name="P813">Example</text:p>
                </table:table-cell>
                <table:table-cell table:style-name="Table133.B8" table:number-columns-spanned="2" office:value-type="string">
                  <text:p text:style-name="P826"><text:span text:style-name="T1010">def </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904"/>
      <table:table table:name="Table125" table:style-name="Table125">
        <table:table-column table:style-name="Table125.A"/>
        <table:table-column table:style-name="Table125.B"/>
        <table:table-row>
          <table:table-cell table:style-name="Table125.A1" office:value-type="string">
            <text:p text:style-name="P905">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906">Arguments</text:p>
                </table:table-cell>
                <table:table-cell table:style-name="Table136.B1" office:value-type="string">
                  <text:p text:style-name="P907">client</text:p>
                </table:table-cell>
                <table:table-cell table:style-name="Table136.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6.A2"/>
                <table:table-cell table:style-name="Table136.B2" office:value-type="string">
                  <text:p text:style-name="P909">text</text:p>
                </table:table-cell>
                <table:table-cell table:style-name="Table136.C2" office:value-type="string">
                  <text:p text:style-name="P910"><text:span text:style-name="T969">T</text:span><text:span text:style-name="T970">he </text:span><text:span text:style-name="T1012">text of the message of the day</text:span></text:p>
                </table:table-cell>
              </table:table-row>
              <table:table-row>
                <table:table-cell table:style-name="Table136.A2" office:value-type="string">
                  <text:p text:style-name="P906">Event</text:p>
                </table:table-cell>
                <table:table-cell table:style-name="Table136.B3" table:number-columns-spanned="2" office:value-type="string">
                  <text:p text:style-name="P911">When <text:span text:style-name="T1012">the server sends the message of the day</text:span></text:p>
                </table:table-cell>
                <table:covered-table-cell/>
              </table:table-row>
              <table:table-row>
                <table:table-cell table:style-name="Table136.A2" office:value-type="string">
                  <text:p text:style-name="P906">Description</text:p>
                </table:table-cell>
                <table:table-cell table:style-name="Table136.B4" table:number-columns-spanned="2" office:value-type="string">
                  <text:p text:style-name="P911">This event is triggered when MERK <text:span text:style-name="T970">receives </text:span><text:span text:style-name="T1012">the MOTD from the server.</text:span></text:p>
                </table:table-cell>
                <table:covered-table-cell/>
              </table:table-row>
              <table:table-row table:style-name="Table136.5">
                <table:table-cell table:style-name="Table136.A2" office:value-type="string">
                  <text:p text:style-name="P906">Example</text:p>
                </table:table-cell>
                <table:table-cell table:style-name="Table136.B5" table:number-columns-spanned="2" office:value-type="string">
                  <text:p text:style-name="P912">def <text:span text:style-name="T1012">motd</text:span>(self,**args):</text:p>
                  <text:p text:style-name="P912"><text:s text:c="4"/><text:span text:style-name="T1013">client = args["</text:span><text:span text:style-name="T1014">client</text:span><text:span text:style-name="T1013">"]</text:span></text:p>
                  <text:p text:style-name="P912"><text:s text:c="4"/>print(f"<text:span text:style-name="T896">Server:</text:span> <text:span text:style-name="T975">{</text:span><text:span text:style-name="T1013">client</text:span>.server}")</text:p>
                  <text:p text:style-name="P912"><text:s text:c="4"/>print(f"<text:span text:style-name="T896">P</text:span>ort: <text:span text:style-name="T975">{</text:span><text:span text:style-name="T1013">client</text:span>.port}")</text:p>
                  <text:p text:style-name="P912"><text:s text:c="4"/>print(f"{args["<text:span text:style-name="T1012">text</text:span>"]}")</text:p>
                </table:table-cell>
                <table:covered-table-cell/>
              </table:table-row>
            </table:table>
            <text:p text:style-name="P913"/>
          </table:table-cell>
        </table:table-row>
      </table:table>
      <text:p text:style-name="P904"/>
      <table:table table:name="Table178" table:style-name="Table178">
        <table:table-column table:style-name="Table178.A"/>
        <table:table-column table:style-name="Table178.B"/>
        <table:table-row>
          <table:table-cell table:style-name="Table178.A1" office:value-type="string">
            <text:p text:style-name="P914">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813">Arguments</text:p>
                </table:table-cell>
                <table:table-cell table:style-name="Table179.B1" office:value-type="string">
                  <text:p text:style-name="P835">client</text:p>
                </table:table-cell>
                <table:table-cell table:style-name="Table17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79.A2"/>
                <table:table-cell table:style-name="Table179.B2" office:value-type="string">
                  <text:p text:style-name="P915">nickname</text:p>
                </table:table-cell>
                <table:table-cell table:style-name="Table179.C2" office:value-type="string">
                  <text:p text:style-name="P823"><text:span text:style-name="T969">T</text:span>he <text:span text:style-name="T1015">new nickname</text:span></text:p>
                </table:table-cell>
              </table:table-row>
              <table:table-row>
                <table:table-cell table:style-name="Table179.A2" office:value-type="string">
                  <text:p text:style-name="P813">Event</text:p>
                </table:table-cell>
                <table:table-cell table:style-name="Table179.B3" table:number-columns-spanned="2" office:value-type="string">
                  <text:p text:style-name="P916">Nickname change</text:p>
                </table:table-cell>
                <table:covered-table-cell/>
              </table:table-row>
              <table:table-row>
                <table:table-cell table:style-name="Table179.A2" office:value-type="string">
                  <text:p text:style-name="P813">Description</text:p>
                </table:table-cell>
                <table:table-cell table:style-name="Table179.B4" table:number-columns-spanned="2" office:value-type="string">
                  <text:p text:style-name="P832">This event is triggered <text:span text:style-name="T1003">every </text:span><text:span text:style-name="T1015">the user's nickname changes. This will be triggered on connection when the user's nickname is set.</text:span></text:p>
                </table:table-cell>
                <table:covered-table-cell/>
              </table:table-row>
              <table:table-row table:style-name="Table179.5">
                <table:table-cell table:style-name="Table179.A2" office:value-type="string">
                  <text:p text:style-name="P813">Example</text:p>
                </table:table-cell>
                <table:table-cell table:style-name="Table179.B5" table:number-columns-spanned="2" office:value-type="string">
                  <text:p text:style-name="P826">def <text:span text:style-name="T1015">nick</text:span>(self,**args):</text:p>
                  <text:p text:style-name="P826"><text:s text:c="4"/>print(f"<text:span text:style-name="T1015">New nickname</text:span><text:span text:style-name="T896">:</text:span> {args["<text:span text:style-name="T1016">nickname</text:span>"]}")</text:p>
                </table:table-cell>
                <table:covered-table-cell/>
              </table:table-row>
            </table:table>
            <text:p text:style-name="P644"/>
          </table:table-cell>
        </table:table-row>
      </table:table>
      <text:p text:style-name="P828"/>
      <table:table table:name="Table114" table:style-name="Table114">
        <table:table-column table:style-name="Table114.A"/>
        <table:table-column table:style-name="Table114.B"/>
        <text:soft-page-break/>
        <table:table-row>
          <table:table-cell table:style-name="Table114.A1" office:value-type="string">
            <text:p text:style-name="P871">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813">Arguments</text:p>
                </table:table-cell>
                <table:table-cell table:style-name="Table115.B1" office:value-type="string">
                  <text:p text:style-name="P917">window</text:p>
                </table:table-cell>
                <table:table-cell table:style-name="Table115.C1" office:value-type="string">
                  <text:p text:style-name="P918"><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15.A2"/>
                <table:table-cell table:style-name="Table115.B2" office:value-type="string">
                  <text:p text:style-name="P816">client</text:p>
                </table:table-cell>
                <table:table-cell table:style-name="Table115.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15.A2"/>
                <table:table-cell table:style-name="Table115.B3" office:value-type="string">
                  <text:p text:style-name="P879">user</text:p>
                </table:table-cell>
                <table:table-cell table:style-name="Table115.C3" office:value-type="string">
                  <text:p text:style-name="P819"><text:span text:style-name="T969">T</text:span><text:span text:style-name="T970">he user that sent the message, in the format nickname@hostmask</text:span></text:p>
                </table:table-cell>
              </table:table-row>
              <table:table-row>
                <table:covered-table-cell table:style-name="Table115.A2"/>
                <table:table-cell table:style-name="Table115.B2" office:value-type="string">
                  <text:p text:style-name="P820">nickname</text:p>
                </table:table-cell>
                <table:table-cell table:style-name="Table115.C4" office:value-type="string">
                  <text:p text:style-name="P821">The nickname of the user that sent the message</text:p>
                </table:table-cell>
              </table:table-row>
              <table:table-row>
                <table:covered-table-cell table:style-name="Table115.A2"/>
                <table:table-cell table:style-name="Table115.B3" office:value-type="string">
                  <text:p text:style-name="P820">hostmask</text:p>
                </table:table-cell>
                <table:table-cell table:style-name="Table115.C5" office:value-type="string">
                  <text:p text:style-name="P821">The hostmask of the user that sent the message; if not known, this will be <text:span text:style-name="T20">None</text:span></text:p>
                </table:table-cell>
              </table:table-row>
              <table:table-row>
                <table:covered-table-cell table:style-name="Table115.A2"/>
                <table:table-cell table:style-name="Table115.B2" office:value-type="string">
                  <text:p text:style-name="P835">channel</text:p>
                </table:table-cell>
                <table:table-cell table:style-name="Table115.C6" office:value-type="string">
                  <text:p text:style-name="P823"><text:span text:style-name="T969">T</text:span>he target of the message, which may be a channel or the nickname in use</text:p>
                </table:table-cell>
              </table:table-row>
              <table:table-row>
                <table:covered-table-cell table:style-name="Table115.A2"/>
                <table:table-cell table:style-name="Table115.B3" office:value-type="string">
                  <text:p text:style-name="P835">message</text:p>
                </table:table-cell>
                <table:table-cell table:style-name="Table115.C7" office:value-type="string">
                  <text:p text:style-name="P823"><text:span text:style-name="T969">T</text:span>he <text:span text:style-name="T969">message that was sent</text:span></text:p>
                </table:table-cell>
              </table:table-row>
              <table:table-row>
                <table:table-cell table:style-name="Table115.A2" office:value-type="string">
                  <text:p text:style-name="P813">Event</text:p>
                </table:table-cell>
                <table:table-cell table:style-name="Table115.B8" table:number-columns-spanned="2" office:value-type="string">
                  <text:p text:style-name="P832">When MERK <text:span text:style-name="T970">receives a </text:span><text:span text:style-name="T969">notice</text:span></text:p>
                </table:table-cell>
                <table:covered-table-cell/>
              </table:table-row>
              <table:table-row>
                <table:table-cell table:style-name="Table115.A2" office:value-type="string">
                  <text:p text:style-name="P813">Description</text:p>
                </table:table-cell>
                <table:table-cell table:style-name="Table115.B9" table:number-columns-spanned="2" office:value-type="string">
                  <text:p text:style-name="P900">This event is triggered when MERK <text:span text:style-name="T970">receives a channel or private </text:span><text:span text:style-name="T969">notice.</text:span><text:span text:style-name="T971"> </text:span><text:span text:style-name="T972">If the sending user is being ignored, this event will </text:span><text:span text:style-name="T973">still be triggered. </text:span></text:p>
                </table:table-cell>
                <table:covered-table-cell/>
              </table:table-row>
              <table:table-row table:style-name="Table115.10">
                <table:table-cell table:style-name="Table115.A2" office:value-type="string">
                  <text:p text:style-name="P813">Example</text:p>
                </table:table-cell>
                <table:table-cell table:style-name="Table115.B10" table:number-columns-spanned="2" office:value-type="string">
                  <text:p text:style-name="P826">def <text:span text:style-name="T969">notice</text:span>(self,**args):</text:p>
                  <text:p text:style-name="P826"><text:s text:c="4"/><text:span text:style-name="T1013">client = args["window"].client()</text:span></text:p>
                  <text:p text:style-name="P827"><text:s text:c="4"/>print(f"<text:span text:style-name="T896">Server:</text:span> <text:span text:style-name="T975">{</text:span><text:span text:style-name="T1013">client</text:span>.server}")</text:p>
                  <text:p text:style-name="P827"><text:s text:c="4"/>print(f"<text:span text:style-name="T896">P</text:span>ort: <text:span text:style-name="T975">{</text:span><text:span text:style-name="T1013">client</text:span>.port}")</text:p>
                  <text:p text:style-name="P826"><text:s text:c="4"/>print(f"<text:span text:style-name="T970">Target</text:span><text:span text:style-name="T896">:</text:span> {args["<text:span text:style-name="T970">channel</text:span>"]}")</text:p>
                  <text:p text:style-name="P826"><text:s text:c="4"/>print(f"<text:span text:style-name="T970">User</text:span>: {args["<text:span text:style-name="T970">user</text:span>"]}")</text:p>
                  <text:p text:style-name="P826"><text:s text:c="4"/>print(f"<text:span text:style-name="T970">Message</text:span>: {args["<text:span text:style-name="T970">message</text:span>"]}")</text:p>
                </table:table-cell>
                <table:covered-table-cell/>
              </table:table-row>
            </table:table>
            <text:p text:style-name="P644"/>
          </table:table-cell>
        </table:table-row>
      </table:table>
      <text:p text:style-name="P919"/>
      <table:table table:name="Table109" table:style-name="Table109">
        <table:table-column table:style-name="Table109.A"/>
        <table:table-column table:style-name="Table109.B"/>
        <table:table-row>
          <table:table-cell table:style-name="Table109.A1" office:value-type="string">
            <text:p text:style-name="P92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1">Arguments</text:p>
                </table:table-cell>
                <table:table-cell table:style-name="Table124.B1" office:value-type="string">
                  <text:p text:style-name="P907">client</text:p>
                </table:table-cell>
                <table:table-cell table:style-name="Table124.C1" office:value-type="string">
                  <text:p text:style-name="P908"><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table-cell table:style-name="Table124.A2" office:value-type="string">
                  <text:p text:style-name="P921">Event</text:p>
                </table:table-cell>
                <table:table-cell table:style-name="Table124.B2" table:number-columns-spanned="2" office:value-type="string">
                  <text:p text:style-name="P922">Whenever the server sends a ping</text:p>
                </table:table-cell>
                <table:covered-table-cell/>
              </table:table-row>
              <table:table-row>
                <table:table-cell table:style-name="Table124.A2" office:value-type="string">
                  <text:p text:style-name="P921">Description</text:p>
                </table:table-cell>
                <table:table-cell table:style-name="Table124.B3" table:number-columns-spanned="2" office:value-type="string">
                  <text:p text:style-name="P923">This event is triggered when <text:span text:style-name="T1017">the server sends a ping to the client.</text:span></text:p>
                </table:table-cell>
                <table:covered-table-cell/>
              </table:table-row>
              <table:table-row table:style-name="Table124.4">
                <table:table-cell table:style-name="Table124.A2" office:value-type="string">
                  <text:p text:style-name="P921">Example</text:p>
                </table:table-cell>
                <table:table-cell table:style-name="Table124.B4" table:number-columns-spanned="2" office:value-type="string">
                  <text:p text:style-name="P924">def <text:span text:style-name="T1017">ping</text:span>(self,**args):</text:p>
                  <text:p text:style-name="P924"><text:s text:c="4"/><text:span text:style-name="T1018">args["</text:span><text:span text:style-name="T1019">client</text:span><text:span text:style-name="T1018">"]</text:span></text:p>
                  <text:p text:style-name="P924"><text:s text:c="4"/>print(f"<text:span text:style-name="T896">Server:</text:span> {<text:span text:style-name="T1018">client</text:span>.server}")</text:p>
                  <text:p text:style-name="P924"><text:s text:c="4"/>print(f"<text:span text:style-name="T896">P</text:span>ort: {<text:span text:style-name="T1018">client</text:span>.port}")</text:p>
                  <text:p text:style-name="P924"><text:s text:c="4"/>print("<text:span text:style-name="T1017">Ping? Pong!</text:span>")</text:p>
                </table:table-cell>
                <table:covered-table-cell/>
              </table:table-row>
            </table:table>
            <text:p text:style-name="P925"/>
          </table:table-cell>
        </table:table-row>
      </table:table>
      <text:p text:style-name="P919"/>
      <table:table table:name="Table122" table:style-name="Table122">
        <table:table-column table:style-name="Table122.A"/>
        <table:table-column table:style-name="Table122.B"/>
        <text:soft-page-break/>
        <table:table-row>
          <table:table-cell table:style-name="Table122.A1" office:value-type="string">
            <text:p text:style-name="P926">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813">Arguments</text:p>
                </table:table-cell>
                <table:table-cell table:style-name="Table123.B1" office:value-type="string">
                  <text:p text:style-name="P927">window</text:p>
                </table:table-cell>
                <table:table-cell table:style-name="Table123.C1" office:value-type="string">
                  <text:p text:style-name="P928"><text:a xlink:type="simple" xlink:href="#7.3.MERK Window Class|outline" text:style-name="Internet_20_link" text:visited-style-name="Visited_20_Internet_20_Link"><text:span text:style-name="T100">MERK Window</text:span></text:a><text:span text:style-name="T100"> </text:span><text:span text:style-name="T968">or </text:span><text:span text:style-name="T996">None</text:span></text:p>
                </table:table-cell>
              </table:table-row>
              <table:table-row>
                <table:covered-table-cell table:style-name="Table123.A2"/>
                <table:table-cell table:style-name="Table123.B2" office:value-type="string">
                  <text:p text:style-name="P816">client</text:p>
                </table:table-cell>
                <table:table-cell table:style-name="Table12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ext:span><text:span text:style-name="T967">triggered</text:span><text:span text:style-name="T968"> the </text:span><text:span text:style-name="T967">event</text:span></text:p>
                </table:table-cell>
              </table:table-row>
              <table:table-row>
                <table:covered-table-cell table:style-name="Table123.A2"/>
                <table:table-cell table:style-name="Table123.B3" office:value-type="string">
                  <text:p text:style-name="P836">user</text:p>
                </table:table-cell>
                <table:table-cell table:style-name="Table123.C3" office:value-type="string">
                  <text:p text:style-name="P837">The user that left the channel</text:p>
                </table:table-cell>
              </table:table-row>
              <table:table-row>
                <table:covered-table-cell table:style-name="Table123.A2"/>
                <table:table-cell table:style-name="Table123.B2" office:value-type="string">
                  <text:p text:style-name="P835">channel</text:p>
                </table:table-cell>
                <table:table-cell table:style-name="Table123.C4" office:value-type="string">
                  <text:p text:style-name="P823"><text:span text:style-name="T969">T</text:span>he <text:span text:style-name="T997">channel the </text:span><text:span text:style-name="T976">user</text:span><text:span text:style-name="T997"> </text:span><text:span text:style-name="T976">left</text:span></text:p>
                </table:table-cell>
              </table:table-row>
              <table:table-row>
                <table:table-cell table:style-name="Table123.A2" office:value-type="string">
                  <text:p text:style-name="P813">Event</text:p>
                </table:table-cell>
                <table:table-cell table:style-name="Table123.B5" table:number-columns-spanned="2" office:value-type="string">
                  <text:p text:style-name="P832">When <text:span text:style-name="T976">a user leaves a channel MERK is present in</text:span></text:p>
                </table:table-cell>
                <table:covered-table-cell/>
              </table:table-row>
              <table:table-row>
                <table:table-cell table:style-name="Table123.A2" office:value-type="string">
                  <text:p text:style-name="P813">Description</text:p>
                </table:table-cell>
                <table:table-cell table:style-name="Table123.B6" table:number-columns-spanned="2" office:value-type="string">
                  <text:p text:style-name="P832">This event is triggered when <text:span text:style-name="T976">user leaves a channel that MERK is currently present in</text:span></text:p>
                </table:table-cell>
                <table:covered-table-cell/>
              </table:table-row>
              <table:table-row table:style-name="Table123.7">
                <table:table-cell table:style-name="Table123.A2" office:value-type="string">
                  <text:p text:style-name="P813">Example</text:p>
                </table:table-cell>
                <table:table-cell table:style-name="Table123.B7" table:number-columns-spanned="2" office:value-type="string">
                  <text:p text:style-name="P826">def <text:span text:style-name="T976">part</text:span>(self,**args):</text:p>
                  <text:p text:style-name="P826"><text:s text:c="4"/><text:span text:style-name="T1018">client = args["window"].client()</text:span></text:p>
                  <text:p text:style-name="P929"><text:s text:c="4"/>print(f"<text:span text:style-name="T896">Server:</text:span> {<text:span text:style-name="T1018">client</text:span>.server}")</text:p>
                  <text:p text:style-name="P929"><text:s text:c="4"/>print(f"<text:span text:style-name="T896">P</text:span>ort: {<text:span text:style-name="T1018">client</text:span>.port}")</text:p>
                  <text:p text:style-name="P826"><text:s text:c="4"/>print(f"<text:span text:style-name="T976">User</text:span>: {args["<text:span text:style-name="T976">user</text:span>"]}")</text:p>
                  <text:p text:style-name="P826"><text:s text:c="4"/>print(f"<text:span text:style-name="T997">Channel</text:span><text:span text:style-name="T896">:</text:span> {args["<text:span text:style-name="T970">channel</text:span>"]}")</text:p>
                </table:table-cell>
                <table:covered-table-cell/>
              </table:table-row>
            </table:table>
            <text:p text:style-name="P644"/>
          </table:table-cell>
        </table:table-row>
      </table:table>
      <text:p text:style-name="P828"/>
      <table:table table:name="Table138" table:style-name="Table138">
        <table:table-column table:style-name="Table138.A"/>
        <table:table-column table:style-name="Table138.B"/>
        <table:table-row>
          <table:table-cell table:style-name="Table138.A1" office:value-type="string">
            <text:p text:style-name="P930">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813">Arguments</text:p>
                </table:table-cell>
                <table:table-cell table:style-name="Table139.B1" office:value-type="string">
                  <text:p text:style-name="P835">client</text:p>
                </table:table-cell>
                <table:table-cell table:style-name="Table139.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9.A2"/>
                <table:table-cell table:style-name="Table139.B2" office:value-type="string">
                  <text:p text:style-name="P836">user</text:p>
                </table:table-cell>
                <table:table-cell table:style-name="Table139.C2" office:value-type="string">
                  <text:p text:style-name="P837">The user that <text:span text:style-name="T981">quit</text:span></text:p>
                </table:table-cell>
              </table:table-row>
              <table:table-row>
                <table:covered-table-cell table:style-name="Table139.A2"/>
                <table:table-cell table:style-name="Table139.B3" office:value-type="string">
                  <text:p text:style-name="P838">message</text:p>
                </table:table-cell>
                <table:table-cell table:style-name="Table139.C3" office:value-type="string">
                  <text:p text:style-name="P823"><text:span text:style-name="T969">T</text:span>he <text:span text:style-name="T981">quit message the user used</text:span></text:p>
                </table:table-cell>
              </table:table-row>
              <table:table-row>
                <table:table-cell table:style-name="Table139.A2" office:value-type="string">
                  <text:p text:style-name="P813">Event</text:p>
                </table:table-cell>
                <table:table-cell table:style-name="Table139.B4" table:number-columns-spanned="2" office:value-type="string">
                  <text:p text:style-name="P832">When <text:span text:style-name="T976">a user </text:span><text:span text:style-name="T981">quits IRC in view of MERK</text:span></text:p>
                </table:table-cell>
                <table:covered-table-cell/>
              </table:table-row>
              <table:table-row>
                <table:table-cell table:style-name="Table139.A2" office:value-type="string">
                  <text:p text:style-name="P813">Description</text:p>
                </table:table-cell>
                <table:table-cell table:style-name="Table139.B5" table:number-columns-spanned="2" office:value-type="string">
                  <text:p text:style-name="P832">This event is triggered when <text:span text:style-name="T976">user </text:span><text:span text:style-name="T981">quits IRC in a channel or private chat that MERK is in.</text:span></text:p>
                </table:table-cell>
                <table:covered-table-cell/>
              </table:table-row>
              <table:table-row table:style-name="Table139.6">
                <table:table-cell table:style-name="Table139.A2" office:value-type="string">
                  <text:p text:style-name="P813">Example</text:p>
                </table:table-cell>
                <table:table-cell table:style-name="Table139.B6" table:number-columns-spanned="2" office:value-type="string">
                  <text:p text:style-name="P826">def <text:span text:style-name="T981">quit</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976">User</text:span>: {args["<text:span text:style-name="T976">user</text:span>"]}")</text:p>
                  <text:p text:style-name="P826"><text:s text:c="4"/>print(f"<text:span text:style-name="T981">Message</text:span><text:span text:style-name="T896">:</text:span> {args["<text:span text:style-name="T981">message</text:span>"]}")</text:p>
                </table:table-cell>
                <table:covered-table-cell/>
              </table:table-row>
            </table:table>
            <text:p text:style-name="P644"/>
          </table:table-cell>
        </table:table-row>
      </table:table>
      <text:p text:style-name="P828"/>
      <table:table table:name="Table160" table:style-name="Table160">
        <table:table-column table:style-name="Table160.A"/>
        <table:table-column table:style-name="Table160.B"/>
        <table:table-row>
          <table:table-cell table:style-name="Table160.A1" office:value-type="string">
            <text:p text:style-name="P931">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813">Arguments</text:p>
                </table:table-cell>
                <table:table-cell table:style-name="Table161.B1" office:value-type="string">
                  <text:p text:style-name="P835">client</text:p>
                </table:table-cell>
                <table:table-cell table:style-name="Table161.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1.A2"/>
                <table:table-cell table:style-name="Table161.B2" office:value-type="string">
                  <text:p text:style-name="P932">old</text:p>
                </table:table-cell>
                <table:table-cell table:style-name="Table161.C2" office:value-type="string">
                  <text:p text:style-name="P837">The user'<text:span text:style-name="T1020">s old nickname</text:span></text:p>
                </table:table-cell>
              </table:table-row>
              <table:table-row>
                <table:covered-table-cell table:style-name="Table161.A2"/>
                <table:table-cell table:style-name="Table161.B3" office:value-type="string">
                  <text:p text:style-name="P932">new</text:p>
                </table:table-cell>
                <table:table-cell table:style-name="Table161.C3" office:value-type="string">
                  <text:p text:style-name="P823"><text:span text:style-name="T969">T</text:span>he <text:span text:style-name="T1020">user's new nickname</text:span></text:p>
                </table:table-cell>
              </table:table-row>
              <table:table-row>
                <table:table-cell table:style-name="Table161.A2" office:value-type="string">
                  <text:p text:style-name="P813">Event</text:p>
                </table:table-cell>
                <table:table-cell table:style-name="Table161.B4" table:number-columns-spanned="2" office:value-type="string">
                  <text:p text:style-name="P832">When <text:span text:style-name="T994">a </text:span><text:span text:style-name="T1020">user changes nicknames</text:span></text:p>
                </table:table-cell>
                <table:covered-table-cell/>
              </table:table-row>
              <table:table-row>
                <table:table-cell table:style-name="Table161.A2" office:value-type="string">
                  <text:p text:style-name="P813">Description</text:p>
                </table:table-cell>
                <table:table-cell table:style-name="Table161.B5" table:number-columns-spanned="2" office:value-type="string">
                  <text:p text:style-name="P832">This event is triggered when <text:span text:style-name="T978">a </text:span><text:span text:style-name="T1020">user changes a nickname. </text:span><text:span text:style-name="T1021">This event will </text:span><text:span text:style-name="T1022">not</text:span><text:span text:style-name="T1023"> trigger when MERK changes nickname</text:span><text:span text:style-name="T1024">s</text:span><text:span text:style-name="T1023">.</text:span></text:p>
                </table:table-cell>
                <table:covered-table-cell/>
              </table:table-row>
              <table:table-row table:style-name="Table161.6">
                <table:table-cell table:style-name="Table161.A2" office:value-type="string">
                  <text:p text:style-name="P813">Example</text:p>
                </table:table-cell>
                <table:table-cell table:style-name="Table161.B6" table:number-columns-spanned="2" office:value-type="string">
                  <text:p text:style-name="P826">def <text:span text:style-name="T1020">rename</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0">Old nickname</text:span>: {args["<text:span text:style-name="T1020">old</text:span>"]}")</text:p>
                  <text:p text:style-name="P826"><text:s text:c="4"/>print(f"<text:span text:style-name="T1020">New nickname</text:span><text:span text:style-name="T896">:</text:span> {args["<text:span text:style-name="T1020">new</text:span>"]}")</text:p>
                </table:table-cell>
                <table:covered-table-cell/>
              </table:table-row>
            </table:table>
            <text:p text:style-name="P644"/>
          </table:table-cell>
        </table:table-row>
      </table:table>
      <text:p text:style-name="P933"/>
      <table:table table:name="Table137" table:style-name="Table137">
        <table:table-column table:style-name="Table137.A"/>
        <table:table-column table:style-name="Table137.B"/>
        <text:soft-page-break/>
        <table:table-row>
          <table:table-cell table:style-name="Table137.A1" office:value-type="string">
            <text:p text:style-name="P934">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35">Arguments</text:p>
                </table:table-cell>
                <table:table-cell table:style-name="Table164.B1" office:value-type="string">
                  <text:p text:style-name="P835">client</text:p>
                </table:table-cell>
                <table:table-cell table:style-name="Table164.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4.A2"/>
                <table:table-cell table:style-name="Table164.B2" office:value-type="string">
                  <text:p text:style-name="P936">message</text:p>
                </table:table-cell>
                <table:table-cell table:style-name="Table164.C2" office:value-type="string">
                  <text:p text:style-name="P937">The message</text:p>
                </table:table-cell>
              </table:table-row>
              <table:table-row>
                <table:table-cell table:style-name="Table164.A2" office:value-type="string">
                  <text:p text:style-name="P935">Event</text:p>
                </table:table-cell>
                <table:table-cell table:style-name="Table164.B3" table:number-columns-spanned="2" office:value-type="string">
                  <text:p text:style-name="P937">When a server message is received</text:p>
                </table:table-cell>
                <table:covered-table-cell/>
              </table:table-row>
              <table:table-row>
                <table:table-cell table:style-name="Table164.A2" office:value-type="string">
                  <text:p text:style-name="P935">Description</text:p>
                </table:table-cell>
                <table:table-cell table:style-name="Table164.B4" table:number-columns-spanned="2" office:value-type="string">
                  <text:p text:style-name="P938">This event is triggered <text:span text:style-name="T1025">if </text:span><text:span text:style-name="T1026">a server message is received by MERK. </text:span></text:p>
                </table:table-cell>
                <table:covered-table-cell/>
              </table:table-row>
              <table:table-row table:style-name="Table164.5">
                <table:table-cell table:style-name="Table164.A2" office:value-type="string">
                  <text:p text:style-name="P935">Example</text:p>
                </table:table-cell>
                <table:table-cell table:style-name="Table164.B5" table:number-columns-spanned="2" office:value-type="string">
                  <text:p text:style-name="P939"><text:span text:style-name="T1010">def </text:span><text:span text:style-name="T1026">server</text:span>(self,**arguments):</text:p>
                  <text:p text:style-name="P939"><text:s text:c="4"/><text:span text:style-name="T1025">client</text:span> = arguments["<text:span text:style-name="T1025">client</text:span>"]</text:p>
                  <text:p text:style-name="P939"><text:s text:c="4"/><text:span text:style-name="T1026">message</text:span> = arguments["<text:span text:style-name="T1026">message</text:span>"]</text:p>
                </table:table-cell>
                <table:covered-table-cell/>
              </table:table-row>
            </table:table>
            <text:p text:style-name="P940"/>
          </table:table-cell>
        </table:table-row>
      </table:table>
      <text:p text:style-name="P941"/>
      <table:table table:name="Table175" table:style-name="Table175">
        <table:table-column table:style-name="Table175.A"/>
        <table:table-column table:style-name="Table175.B"/>
        <table:table-row>
          <table:table-cell table:style-name="Table175.A1" office:value-type="string">
            <text:p text:style-name="P942">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43">Arguments</text:p>
                </table:table-cell>
                <table:table-cell table:style-name="Table202.B1" office:value-type="string">
                  <text:p text:style-name="P944">window</text:p>
                </table:table-cell>
                <table:table-cell table:style-name="Table202.C1" office:value-type="string">
                  <text:p text:style-name="P945"><text:a xlink:type="simple" xlink:href="#7.3.MERK Window Class|outline" text:style-name="Internet_20_link" text:visited-style-name="Visited_20_Internet_20_Link"><text:span text:style-name="T100">MERK Window</text:span></text:a></text:p>
                </table:table-cell>
              </table:table-row>
              <table:table-row>
                <table:table-cell table:style-name="Table202.A2" office:value-type="string">
                  <text:p text:style-name="P943">Event</text:p>
                </table:table-cell>
                <table:table-cell table:style-name="Table202.B2" table:number-columns-spanned="2" office:value-type="string">
                  <text:p text:style-name="P946">When a <text:span text:style-name="T1027">new chat subwindow is created</text:span></text:p>
                </table:table-cell>
                <table:covered-table-cell/>
              </table:table-row>
              <table:table-row>
                <table:table-cell table:style-name="Table202.A2" office:value-type="string">
                  <text:p text:style-name="P943">Description</text:p>
                </table:table-cell>
                <table:table-cell table:style-name="Table202.B3" table:number-columns-spanned="2" office:value-type="string">
                  <text:p text:style-name="P947">This event is triggered <text:span text:style-name="T1027">whenever MERK creates a new chat subwindow.</text:span></text:p>
                </table:table-cell>
                <table:covered-table-cell/>
              </table:table-row>
              <table:table-row table:style-name="Table202.4">
                <table:table-cell table:style-name="Table202.A2" office:value-type="string">
                  <text:p text:style-name="P943">Example</text:p>
                </table:table-cell>
                <table:table-cell table:style-name="Table202.B4" table:number-columns-spanned="2" office:value-type="string">
                  <text:p text:style-name="P948"><text:span text:style-name="T1010">def </text:span><text:span text:style-name="T1027">subwindow</text:span>(self,**arguments):</text:p>
                  <text:p text:style-name="P948"><text:s text:c="4"/><text:span text:style-name="T1027">window</text:span> = arguments["<text:span text:style-name="T1028">window</text:span>"]</text:p>
                  <text:p text:style-name="P948"><text:s text:c="4"/><text:span text:style-name="T1027">print(window.name())</text:span></text:p>
                </table:table-cell>
                <table:covered-table-cell/>
              </table:table-row>
            </table:table>
            <text:p text:style-name="P949"/>
          </table:table-cell>
        </table:table-row>
      </table:table>
      <text:p text:style-name="P941"/>
      <table:table table:name="Table126" table:style-name="Table126">
        <table:table-column table:style-name="Table126.A"/>
        <table:table-column table:style-name="Table126.B"/>
        <table:table-row>
          <table:table-cell table:style-name="Table126.A1" office:value-type="string">
            <text:p text:style-name="P950">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813">Arguments</text:p>
                </table:table-cell>
                <table:table-cell table:style-name="Table127.B1" office:value-type="string">
                  <text:p text:style-name="P835">client</text:p>
                </table:table-cell>
                <table:table-cell table:style-name="Table127.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27.A2"/>
                <table:table-cell table:style-name="Table127.B2" office:value-type="string">
                  <text:p text:style-name="P951">uptime</text:p>
                </table:table-cell>
                <table:table-cell table:style-name="Table127.C2" office:value-type="string">
                  <text:p text:style-name="P952"><text:span text:style-name="T987">Integer</text:span><text:span text:style-name="T988">.</text:span><text:span text:style-name="T969">T</text:span>he <text:span text:style-name="T1029">number of seconds the client has been connected</text:span></text:p>
                </table:table-cell>
              </table:table-row>
              <table:table-row>
                <table:table-cell table:style-name="Table127.A2" office:value-type="string">
                  <text:p text:style-name="P813">Event</text:p>
                </table:table-cell>
                <table:table-cell table:style-name="Table127.B3" table:number-columns-spanned="2" office:value-type="string">
                  <text:p text:style-name="P953">Client uptime</text:p>
                </table:table-cell>
                <table:covered-table-cell/>
              </table:table-row>
              <table:table-row>
                <table:table-cell table:style-name="Table127.A2" office:value-type="string">
                  <text:p text:style-name="P813">Description</text:p>
                </table:table-cell>
                <table:table-cell table:style-name="Table127.B4" table:number-columns-spanned="2" office:value-type="string">
                  <text:p text:style-name="P832">This event is triggered <text:span text:style-name="T1029">once a second, every second that MERK is connected to a server</text:span></text:p>
                </table:table-cell>
                <table:covered-table-cell/>
              </table:table-row>
              <table:table-row table:style-name="Table127.5">
                <table:table-cell table:style-name="Table127.A2" office:value-type="string">
                  <text:p text:style-name="P813">Example</text:p>
                </table:table-cell>
                <table:table-cell table:style-name="Table127.B5" table:number-columns-spanned="2" office:value-type="string">
                  <text:p text:style-name="P826">def <text:span text:style-name="T1029">tick</text:span>(self,**args):</text:p>
                  <text:p text:style-name="P826"><text:s text:c="4"/>print(f"<text:span text:style-name="T896">Server:</text:span> {args["client"].server}")</text:p>
                  <text:p text:style-name="P826"><text:s text:c="4"/>print(f"<text:span text:style-name="T896">P</text:span>ort: {args["client"].port}")</text:p>
                  <text:p text:style-name="P826"><text:s text:c="4"/>print(f"<text:span text:style-name="T1029">Uptime</text:span><text:span text:style-name="T896">:</text:span> {args["<text:span text:style-name="T1029">uptime</text:span>"]}")</text:p>
                </table:table-cell>
                <table:covered-table-cell/>
              </table:table-row>
            </table:table>
            <text:p text:style-name="P644"/>
          </table:table-cell>
        </table:table-row>
      </table:table>
      <text:p text:style-name="P828"/>
      <table:table table:name="Table162" table:style-name="Table162">
        <table:table-column table:style-name="Table162.A"/>
        <table:table-column table:style-name="Table162.B"/>
        <table:table-row>
          <table:table-cell table:style-name="Table162.A1" office:value-type="string">
            <text:p text:style-name="P954">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813">Arguments</text:p>
                </table:table-cell>
                <table:table-cell table:style-name="Table163.B1" office:value-type="string">
                  <text:p text:style-name="P955">window</text:p>
                </table:table-cell>
                <table:table-cell table:style-name="Table163.C1" office:value-type="string">
                  <text:p text:style-name="P956"><text:a xlink:type="simple" xlink:href="#7.3.MERK Window Class|outline" text:style-name="Internet_20_link" text:visited-style-name="Visited_20_Internet_20_Link"><text:span text:style-name="T100">MERK Window</text:span></text:a><text:span text:style-name="T995"> </text:span><text:span text:style-name="T968">or </text:span><text:span text:style-name="T996">None</text:span></text:p>
                </table:table-cell>
              </table:table-row>
              <table:table-row>
                <table:covered-table-cell table:style-name="Table163.A2"/>
                <table:table-cell table:style-name="Table163.B2" office:value-type="string">
                  <text:p text:style-name="P835">client</text:p>
                </table:table-cell>
                <table:table-cell table:style-name="Table163.C2"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63.A2"/>
                <table:table-cell table:style-name="Table163.B3" office:value-type="string">
                  <text:p text:style-name="P879">user</text:p>
                </table:table-cell>
                <table:table-cell table:style-name="Table163.C3" office:value-type="string">
                  <text:p text:style-name="P819"><text:span text:style-name="T969">T</text:span><text:span text:style-name="T970">he </text:span><text:span text:style-name="T999">user </text:span><text:span text:style-name="T1030">that set the topic</text:span></text:p>
                </table:table-cell>
              </table:table-row>
              <table:table-row>
                <table:covered-table-cell table:style-name="Table163.A2"/>
                <table:table-cell table:style-name="Table163.B2" office:value-type="string">
                  <text:p text:style-name="P957">channel</text:p>
                </table:table-cell>
                <table:table-cell table:style-name="Table163.C4" office:value-type="string">
                  <text:p text:style-name="P823"><text:span text:style-name="T969">T</text:span>he <text:span text:style-name="T1030">channel the topic was set on</text:span></text:p>
                </table:table-cell>
              </table:table-row>
              <table:table-row>
                <table:covered-table-cell table:style-name="Table163.A2"/>
                <table:table-cell table:style-name="Table163.B3" office:value-type="string">
                  <text:p text:style-name="P957">topic</text:p>
                </table:table-cell>
                <table:table-cell table:style-name="Table163.C5" office:value-type="string">
                  <text:p text:style-name="P881">The <text:span text:style-name="T1030">new channel topic</text:span></text:p>
                </table:table-cell>
              </table:table-row>
              <table:table-row>
                <table:table-cell table:style-name="Table163.A2" office:value-type="string">
                  <text:p text:style-name="P813">Event</text:p>
                </table:table-cell>
                <table:table-cell table:style-name="Table163.B6" table:number-columns-spanned="2" office:value-type="string">
                  <text:p text:style-name="P903">When a <text:span text:style-name="T1030">channel's topic is set.</text:span></text:p>
                </table:table-cell>
                <table:covered-table-cell/>
              </table:table-row>
              <table:table-row>
                <table:table-cell table:style-name="Table163.A2" office:value-type="string">
                  <text:p text:style-name="P813">Description</text:p>
                </table:table-cell>
                <table:table-cell table:style-name="Table163.B7" table:number-columns-spanned="2" office:value-type="string">
                  <text:p text:style-name="P832">This event is triggered when <text:span text:style-name="T999">a </text:span><text:span text:style-name="T1030">channel's topic is set</text:span></text:p>
                </table:table-cell>
                <table:covered-table-cell/>
              </table:table-row>
              <table:table-row table:style-name="Table163.8">
                <table:table-cell table:style-name="Table163.A2" office:value-type="string">
                  <text:p text:style-name="P813">Example</text:p>
                </table:table-cell>
                <table:table-cell table:style-name="Table163.B8" table:number-columns-spanned="2" office:value-type="string">
                  <text:p text:style-name="P826"><text:span text:style-name="T1010">def </text:span><text:span text:style-name="T1030">topic</text:span>(self,**arguments):</text:p>
                  <text:p text:style-name="P826"><text:s text:c="4"/>client = arguments["<text:span text:style-name="T1031">client</text:span>"]</text:p>
                  <text:p text:style-name="P958"><text:s text:c="4"/><text:span text:style-name="T1031">window</text:span> = arguments["<text:span text:style-name="T1031">window</text:span>"]</text:p>
                  <text:p text:style-name="P826"><text:s text:c="4"/>user = arguments["user"]</text:p>
                  <text:p text:style-name="P826"><text:s text:c="4"/><text:span text:style-name="T1030">channel</text:span> = arguments["<text:span text:style-name="T1030">channel</text:span>"]</text:p>
                  <text:p text:style-name="P826"><text:s text:c="4"/><text:span text:style-name="T1030">topic</text:span> = arguments["<text:span text:style-name="T1030">topic</text:span>"]</text:p>
                </table:table-cell>
                <table:covered-table-cell/>
              </table:table-row>
            </table:table>
            <text:p text:style-name="P644"/>
          </table:table-cell>
        </table:table-row>
      </table:table>
      <text:p text:style-name="P828"/>
      <table:table table:name="Table134" table:style-name="Table134">
        <table:table-column table:style-name="Table134.A"/>
        <table:table-column table:style-name="Table134.B"/>
        <text:soft-page-break/>
        <table:table-row>
          <table:table-cell table:style-name="Table134.A1" office:value-type="string">
            <text:p text:style-name="P901"><text:span text:style-name="T103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813">Arguments</text:p>
                </table:table-cell>
                <table:table-cell table:style-name="Table135.B1" office:value-type="string">
                  <text:p text:style-name="P835">client</text:p>
                </table:table-cell>
                <table:table-cell table:style-name="Table135.C1" office:value-type="string">
                  <text:p text:style-name="P817"><text:a xlink:type="simple" xlink:href="https://docs.twisted.org/en/stable/api/twisted.words.protocols.irc.IRCClient.html" text:style-name="Internet_20_link" text:visited-style-name="Visited_20_Internet_20_Link"><text:span text:style-name="T966">Twisted IRC client object</text:span></text:a><text:span text:style-name="T966"> that triggered the event</text:span></text:p>
                </table:table-cell>
              </table:table-row>
              <table:table-row>
                <table:covered-table-cell table:style-name="Table135.A2"/>
                <table:table-cell table:style-name="Table135.B2" office:value-type="string">
                  <text:p text:style-name="P879">user</text:p>
                </table:table-cell>
                <table:table-cell table:style-name="Table135.C2" office:value-type="string">
                  <text:p text:style-name="P819"><text:span text:style-name="T969">T</text:span><text:span text:style-name="T970">he </text:span><text:span text:style-name="T999">user that </text:span><text:span text:style-name="T1032">removed</text:span><text:span text:style-name="T1010"> the mode. </text:span><text:span text:style-name="T1011">If the mode was set by the server, this will be set to "*".</text:span></text:p>
                </table:table-cell>
              </table:table-row>
              <table:table-row>
                <table:covered-table-cell table:style-name="Table135.A2"/>
                <table:table-cell table:style-name="Table135.B3" office:value-type="string">
                  <text:p text:style-name="P902">target</text:p>
                </table:table-cell>
                <table:table-cell table:style-name="Table135.C3" office:value-type="string">
                  <text:p text:style-name="P823"><text:span text:style-name="T969">T</text:span>he <text:span text:style-name="T1010">user the mode </text:span><text:span text:style-name="T1032">removed from</text:span></text:p>
                </table:table-cell>
              </table:table-row>
              <table:table-row>
                <table:covered-table-cell table:style-name="Table135.A2"/>
                <table:table-cell table:style-name="Table135.B2" office:value-type="string">
                  <text:p text:style-name="P902">mode</text:p>
                </table:table-cell>
                <table:table-cell table:style-name="Table135.C4" office:value-type="string">
                  <text:p text:style-name="P881">The <text:span text:style-name="T1010">mode that was </text:span><text:span text:style-name="T1032">removed</text:span></text:p>
                </table:table-cell>
              </table:table-row>
              <table:table-row>
                <table:covered-table-cell table:style-name="Table135.A2"/>
                <table:table-cell table:style-name="Table135.B5" office:value-type="string">
                  <text:p text:style-name="P902">arguments</text:p>
                </table:table-cell>
                <table:table-cell table:style-name="Table135.C5" office:value-type="string">
                  <text:p text:style-name="P903">Tuple; any arguments passed to the mode.</text:p>
                </table:table-cell>
              </table:table-row>
              <table:table-row>
                <table:table-cell table:style-name="Table135.A2" office:value-type="string">
                  <text:p text:style-name="P813">Event</text:p>
                </table:table-cell>
                <table:table-cell table:style-name="Table135.B6" table:number-columns-spanned="2" office:value-type="string">
                  <text:p text:style-name="P903">When a mode is <text:span text:style-name="T1032">removed.</text:span></text:p>
                </table:table-cell>
                <table:covered-table-cell/>
              </table:table-row>
              <table:table-row>
                <table:table-cell table:style-name="Table135.A2" office:value-type="string">
                  <text:p text:style-name="P813">Description</text:p>
                </table:table-cell>
                <table:table-cell table:style-name="Table135.B7" table:number-columns-spanned="2" office:value-type="string">
                  <text:p text:style-name="P832">This event is triggered when <text:span text:style-name="T999">a </text:span><text:span text:style-name="T1010">user or channel mode is </text:span><text:span text:style-name="T1033">removed</text:span><text:span text:style-name="T1010">.</text:span></text:p>
                </table:table-cell>
                <table:covered-table-cell/>
              </table:table-row>
              <table:table-row table:style-name="Table135.8">
                <table:table-cell table:style-name="Table135.A2" office:value-type="string">
                  <text:p text:style-name="P813">Example</text:p>
                </table:table-cell>
                <table:table-cell table:style-name="Table135.B8" table:number-columns-spanned="2" office:value-type="string">
                  <text:p text:style-name="P826"><text:span text:style-name="T1010">def </text:span><text:span text:style-name="T1032">un</text:span>mode(self,**arguments):</text:p>
                  <text:p text:style-name="P826"><text:s text:c="4"/>client = arguments["client"]</text:p>
                  <text:p text:style-name="P826"><text:s text:c="4"/>user = arguments["user"]</text:p>
                  <text:p text:style-name="P826"><text:s text:c="4"/>target = arguments["target"]</text:p>
                  <text:p text:style-name="P826"><text:s text:c="4"/>mode = arguments["mode"]</text:p>
                  <text:p text:style-name="P826"><text:s text:c="4"/>args = arguments["arguments"]</text:p>
                </table:table-cell>
                <table:covered-table-cell/>
              </table:table-row>
            </table:table>
            <text:p text:style-name="P644"/>
          </table:table-cell>
        </table:table-row>
      </table:table>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p text:style-name="P828"/>
      <text:h text:style-name="P959" text:outline-level="2" text:is-list-header="true"><text:bookmark-start text:name="__RefHeading___Toc15467_1041129398"/><text:soft-page-break/>MERK Window Class<text:bookmark-end text:name="__RefHeading___Toc15467_1041129398"/></text:h>
      <text:p text:style-name="P960"><text:span text:style-name="T1034">The MERK Window class is passed as an argument to many </text:span><text:span text:style-name="T1035">Plugin</text:span><text:span text:style-name="T1034"> </text:span><text:a xlink:type="simple" xlink:href="#7.4.Event Methods|outline" text:style-name="Internet_20_link" text:visited-style-name="Visited_20_Internet_20_Link"><text:span text:style-name="T1034">events</text:span></text:a><text:span text:style-name="T1034">; </text:span><text:span text:style-name="T1036">a list of MERK Window classes is also returned by the </text:span><text:span text:style-name="T1037">windows()</text:span><text:span text:style-name="T1036"> </text:span><text:span text:style-name="T1038">and </text:span><text:span text:style-name="T1039">all_windows()</text:span><text:span text:style-name="T1040"> </text:span><text:a xlink:type="simple" xlink:href="#7.2.Inherited Methods|outline" text:style-name="Internet_20_link" text:visited-style-name="Visited_20_Internet_20_Link"><text:span text:style-name="T1041">inherited </text:span><text:span text:style-name="T1042">Plugin</text:span><text:span text:style-name="T1041"> methods</text:span></text:a><text:span text:style-name="T1036">.</text:span><text:span text:style-name="T1034"> This is an instance of a class that allows </text:span><text:span text:style-name="T1043">p</text:span><text:span text:style-name="T1044">lugin</text:span><text:span text:style-name="T1034">s to interact with a MERK subwindow (either a </text:span><text:a xlink:type="simple" xlink:href="#4.Channel Windows|outline" text:style-name="Internet_20_link" text:visited-style-name="Visited_20_Internet_20_Link"><text:span text:style-name="T1034">channel</text:span></text:a><text:span text:style-name="T1034">, </text:span><text:a xlink:type="simple" xlink:href="#5.Private Chat Windows|outline" text:style-name="Internet_20_link" text:visited-style-name="Visited_20_Internet_20_Link"><text:span text:style-name="T1034">private chat</text:span></text:a><text:span text:style-name="T1034">, or </text:span><text:a xlink:type="simple" xlink:href="#4.Server Windows|outline" text:style-name="Internet_20_link" text:visited-style-name="Visited_20_Internet_20_Link"><text:span text:style-name="T1034">server</text:span></text:a><text:span text:style-name="T1034"> window). This instance can be used to send IRC messages and display them in the client, execute </text:span><text:a xlink:type="simple" xlink:href="#7.1.Command List|outline" text:style-name="Internet_20_link" text:visited-style-name="Visited_20_Internet_20_Link"><text:span text:style-name="T1034">commands</text:span></text:a><text:span text:style-name="T1034"> on that window's </text:span><text:a xlink:type="simple" xlink:href="#7.1.13.Context|outline" text:style-name="Internet_20_link" text:visited-style-name="Visited_20_Internet_20_Link"><text:span text:style-name="T1034">context</text:span></text:a><text:span text:style-name="T1034">, get information about the window or the chat contained in the window, </text:span><text:span text:style-name="T1038">or otherwise manipulate the subwindow. </text:span><text:span text:style-name="T1045">Before using a Window object passed from an </text:span><text:a xlink:type="simple" xlink:href="#7.3.Event Methods|outline" text:style-name="Internet_20_link" text:visited-style-name="Visited_20_Internet_20_Link"><text:span text:style-name="T1045">event method</text:span></text:a><text:span text:style-name="T1045">, check to make sure that the argument passed is not equal to </text:span><text:span text:style-name="T1042">None</text:span><text:span text:style-name="T1045">; if MERK cannot find the subwindow associated with the event (usually because the subwindow doesn't exist), the "window" argument passed to the event method will be set to </text:span><text:span text:style-name="T1042">None</text:span><text:span text:style-name="T1045">. For example, if a private message is sent to a user that does not have an existing private chat window, the Window object that would be passed by the </text:span><text:span text:style-name="T1042">me()</text:span><text:span text:style-name="T1045"> event does not exist, so the "window" argument will be set to </text:span><text:span text:style-name="T1042">None</text:span><text:span text:style-name="T1045">. The Window objects returned by </text:span><text:a xlink:type="simple" xlink:href="#7.2.Inherited Methods|outline" text:style-name="Internet_20_link" text:visited-style-name="Visited_20_Internet_20_Link"><text:span text:style-name="T1045">inherited </text:span><text:span text:style-name="T1042">Plugin</text:span><text:span text:style-name="T1045"> methods</text:span></text:a><text:span text:style-name="T1045"> will </text:span><text:span text:style-name="T1046">never be set to </text:span><text:span text:style-name="T1042">None</text:span><text:span text:style-name="T1045">.</text:span></text:p>
      <text:h text:style-name="P961"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62">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74">Arguments</text:p>
                </table:table-cell>
                <table:table-cell table:style-name="Table188.B1" office:value-type="string">
                  <text:p text:style-name="P963"><text:span text:style-name="T20">String</text:span> (target of the message)</text:p>
                  <text:p text:style-name="P963"><text:span text:style-name="T20">String</text:span> (the message)</text:p>
                </table:table-cell>
              </table:table-row>
              <table:table-row>
                <table:table-cell table:style-name="Table188.A2" office:value-type="string">
                  <text:p text:style-name="P674">Returns</text:p>
                </table:table-cell>
                <table:table-cell table:style-name="Table188.B2" office:value-type="string">
                  <text:p text:style-name="P964">Boolean</text:p>
                </table:table-cell>
              </table:table-row>
              <table:table-row>
                <table:table-cell table:style-name="Table188.A2" office:value-type="string">
                  <text:p text:style-name="P674">Description</text:p>
                </table:table-cell>
                <table:table-cell table:style-name="Table188.B3" office:value-type="string">
                  <text:p text:style-name="P965">Sends an <text:span text:style-name="T1047">CTCP action</text:span>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966"/>
          </table:table-cell>
        </table:table-row>
        <table:table-row table:style-name="Table187.1">
          <table:table-cell table:style-name="Table187.A2" office:value-type="string">
            <text:p text:style-name="P967">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674">Arguments</text:p>
                </table:table-cell>
                <table:table-cell table:style-name="Table145.B1" office:value-type="string">
                  <text:p text:style-name="P968">None</text:p>
                </table:table-cell>
              </table:table-row>
              <table:table-row>
                <table:table-cell table:style-name="Table145.A2" office:value-type="string">
                  <text:p text:style-name="P674">Returns</text:p>
                </table:table-cell>
                <table:table-cell table:style-name="Table145.B2" office:value-type="string">
                  <text:p text:style-name="P969">Boolean</text:p>
                </table:table-cell>
              </table:table-row>
              <table:table-row>
                <table:table-cell table:style-name="Table145.A2" office:value-type="string">
                  <text:p text:style-name="P674">Description</text:p>
                </table:table-cell>
                <table:table-cell table:style-name="Table145.B2" office:value-type="string">
                  <text:p text:style-name="P968">Returns <text:span text:style-name="T1051">True</text:span> if the window currently has focus, and <text:span text:style-name="T1050">False</text:span> if the window does not.</text:p>
                </table:table-cell>
              </table:table-row>
            </table:table>
            <text:p text:style-name="P674"/>
          </table:table-cell>
        </table:table-row>
        <table:table-row table:style-name="Table187.1">
          <table:table-cell table:style-name="Table187.A3" office:value-type="string">
            <text:p text:style-name="P970">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674">Arguments</text:p>
                </table:table-cell>
                <table:table-cell table:style-name="Table189.B1" office:value-type="string">
                  <text:p text:style-name="P971"><text:span text:style-name="T1051">String</text:span> (the text to interpolate)</text:p>
                </table:table-cell>
              </table:table-row>
              <table:table-row>
                <table:table-cell table:style-name="Table189.A2" office:value-type="string">
                  <text:p text:style-name="P674">Returns</text:p>
                </table:table-cell>
                <table:table-cell table:style-name="Table189.B2" office:value-type="string">
                  <text:p text:style-name="P972">String</text:p>
                </table:table-cell>
              </table:table-row>
              <table:table-row>
                <table:table-cell table:style-name="Table189.A2" office:value-type="string">
                  <text:p text:style-name="P674">Description</text:p>
                </table:table-cell>
                <table:table-cell table:style-name="Table189.B3" office:value-type="string">
                  <text:p text:style-name="P973">Interpolates any existing aliases (both created and built-in) into text, and returns the result.</text:p>
                </table:table-cell>
              </table:table-row>
            </table:table>
            <text:p text:style-name="P966"/>
          </table:table-cell>
        </table:table-row>
        <text:soft-page-break/>
        <table:table-row table:style-name="Table187.1">
          <table:table-cell table:style-name="Table187.A3" office:value-type="string">
            <text:p text:style-name="P97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674">Arguments</text:p>
                </table:table-cell>
                <table:table-cell table:style-name="Table253.B1" office:value-type="string">
                  <text:p text:style-name="P975">None</text:p>
                </table:table-cell>
              </table:table-row>
              <table:table-row>
                <table:table-cell table:style-name="Table253.A2" office:value-type="string">
                  <text:p text:style-name="P674">Returns</text:p>
                </table:table-cell>
                <table:table-cell table:style-name="Table253.B2" office:value-type="string">
                  <text:p text:style-name="P976"><text:span text:style-name="T20">List</text:span> or<text:span text:style-name="T10"> </text:span><text:span text:style-name="T20">None</text:span></text:p>
                </table:table-cell>
              </table:table-row>
              <table:table-row>
                <table:table-cell table:style-name="Table253.A2" office:value-type="string">
                  <text:p text:style-name="P674">Description</text:p>
                </table:table-cell>
                <table:table-cell table:style-name="Table253.B2" office:value-type="string">
                  <text:p text:style-name="P976">If the window is a channel window, returns a list of all <text:span text:style-name="T1052">banned users</text:span> in that channel. Otherwise, returns <text:span text:style-name="T20">None</text:span>.</text:p>
                </table:table-cell>
              </table:table-row>
            </table:table>
            <text:p text:style-name="P674"/>
          </table:table-cell>
        </table:table-row>
        <table:table-row table:style-name="Table187.1">
          <table:table-cell table:style-name="Table187.A3" office:value-type="string">
            <text:p text:style-name="P977">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674">Arguments</text:p>
                </table:table-cell>
                <table:table-cell table:style-name="Table165.B1" office:value-type="string">
                  <text:p text:style-name="P975">None</text:p>
                </table:table-cell>
              </table:table-row>
              <table:table-row>
                <table:table-cell table:style-name="Table165.A2" office:value-type="string">
                  <text:p text:style-name="P674">Returns</text:p>
                </table:table-cell>
                <table:table-cell table:style-name="Table165.B2" office:value-type="string">
                  <text:p text:style-name="P978"><text:span text:style-name="T1053">List</text:span> of <text:span text:style-name="T20">Lists</text:span> of <text:span text:style-name="T20">Strings</text:span></text:p>
                </table:table-cell>
              </table:table-row>
              <table:table-row>
                <table:table-cell table:style-name="Table165.A2" office:value-type="string">
                  <text:p text:style-name="P674">Description</text:p>
                </table:table-cell>
                <table:table-cell table:style-name="Table165.B2" office:value-type="string">
                  <text:p text:style-name="P979">Returns all the chat that is currently being displayed in the window. Each entry in the list is a list in the following format:</text:p>
                  <text:list text:style-name="L33">
                    <text:list-item>
                      <text:p text:style-name="P980"><text:span text:style-name="T10">Type</text:span>. This will either be "chat" for chat messages, or "action" for CTCP action messages.</text:p>
                    </text:list-item>
                    <text:list-item>
                      <text:p text:style-name="P980"><text:span text:style-name="T10">User</text:span>. The user that sent the message.</text:p>
                    </text:list-item>
                    <text:list-item>
                      <text:p text:style-name="P980"><text:span text:style-name="T10">Message</text:span>. The content of the chat message.</text:p>
                    </text:list-item>
                  </text:list>
                  <text:p text:style-name="P979">This will <text:span text:style-name="T35">only</text:span><text:span text:style-name="T36"> contain chat, and will not contain system or server messages. Depending on how much chat is being displayed, this </text:span><text:span text:style-name="T37">list</text:span><text:span text:style-name="T36"> may be fairly large. If the window is a server window, or there is no chat being displayed, this will return an empty </text:span><text:span text:style-name="T37">list</text:span><text:span text:style-name="T36">.</text:span></text:p>
                </table:table-cell>
              </table:table-row>
            </table:table>
            <text:p text:style-name="P674"/>
          </table:table-cell>
        </table:table-row>
        <table:table-row table:style-name="Table187.1">
          <table:table-cell table:style-name="Table187.A3" office:value-type="string">
            <text:p text:style-name="P981">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674">Arguments</text:p>
                </table:table-cell>
                <table:table-cell table:style-name="Table252.B1" office:value-type="string">
                  <text:p text:style-name="P975">None</text:p>
                </table:table-cell>
              </table:table-row>
              <table:table-row>
                <table:table-cell table:style-name="Table252.A2" office:value-type="string">
                  <text:p text:style-name="P674">Returns</text:p>
                </table:table-cell>
                <table:table-cell table:style-name="Table252.B2" office:value-type="string">
                  <text:p text:style-name="P982">Nothing</text:p>
                </table:table-cell>
              </table:table-row>
              <table:table-row>
                <table:table-cell table:style-name="Table252.A2" office:value-type="string">
                  <text:p text:style-name="P674">Description</text:p>
                </table:table-cell>
                <table:table-cell table:style-name="Table252.B2" office:value-type="string">
                  <text:p text:style-name="P983">Clears the chat display.</text:p>
                </table:table-cell>
              </table:table-row>
            </table:table>
            <text:p text:style-name="P674"/>
          </table:table-cell>
        </table:table-row>
        <table:table-row table:style-name="Table187.1">
          <table:table-cell table:style-name="Table187.A3" office:value-type="string">
            <text:p text:style-name="P970">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674">Arguments</text:p>
                </table:table-cell>
                <table:table-cell table:style-name="Table190.B1" office:value-type="string">
                  <text:p text:style-name="P971">None</text:p>
                </table:table-cell>
              </table:table-row>
              <table:table-row>
                <table:table-cell table:style-name="Table190.A2" office:value-type="string">
                  <text:p text:style-name="P674">Returns</text:p>
                </table:table-cell>
                <table:table-cell table:style-name="Table190.B2" office:value-type="string">
                  <text:p text:style-name="P973"><text:a xlink:type="simple" xlink:href="https://docs.twisted.org/en/stable/api/twisted.words.protocols.irc.IRCClient.html" text:style-name="Internet_20_link" text:visited-style-name="Visited_20_Internet_20_Link"><text:span text:style-name="T415">Twisted IRC client object</text:span></text:a></text:p>
                </table:table-cell>
              </table:table-row>
              <table:table-row>
                <table:table-cell table:style-name="Table190.A2" office:value-type="string">
                  <text:p text:style-name="P674">Description</text:p>
                </table:table-cell>
                <table:table-cell table:style-name="Table190.B3" office:value-type="string">
                  <text:p text:style-name="P984">Returns the Twisted IRC client object associated with that window's context.</text:p>
                </table:table-cell>
              </table:table-row>
            </table:table>
            <text:p text:style-name="P966"/>
          </table:table-cell>
        </table:table-row>
        <table:table-row table:style-name="Table187.1">
          <table:table-cell table:style-name="Table187.A3" office:value-type="string">
            <text:p text:style-name="P985">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674">Arguments</text:p>
                </table:table-cell>
                <table:table-cell table:style-name="Table251.B1" office:value-type="string">
                  <text:p text:style-name="P971">None</text:p>
                </table:table-cell>
              </table:table-row>
              <table:table-row>
                <table:table-cell table:style-name="Table251.A2" office:value-type="string">
                  <text:p text:style-name="P674">Returns</text:p>
                </table:table-cell>
                <table:table-cell table:style-name="Table251.B2" office:value-type="string">
                  <text:p text:style-name="P986">None</text:p>
                </table:table-cell>
              </table:table-row>
              <table:table-row>
                <table:table-cell table:style-name="Table251.A2" office:value-type="string">
                  <text:p text:style-name="P674">Description</text:p>
                </table:table-cell>
                <table:table-cell table:style-name="Table251.B2" office:value-type="string">
                  <text:p text:style-name="P987">Closes the subwindow. If the subwindow is for a channel, this will cause MERK to leave that channel.</text:p>
                </table:table-cell>
              </table:table-row>
            </table:table>
            <text:p text:style-name="P674"/>
          </table:table-cell>
        </table:table-row>
        <table:table-row table:style-name="Table187.1">
          <table:table-cell table:style-name="Table187.A3" office:value-type="string">
            <text:p text:style-name="P962">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674">Arguments</text:p>
                </table:table-cell>
                <table:table-cell table:style-name="Table200.B1" office:value-type="string">
                  <text:p text:style-name="P971"><text:span text:style-name="T1051">String</text:span> (the message to send)</text:p>
                </table:table-cell>
              </table:table-row>
              <table:table-row>
                <table:table-cell table:style-name="Table200.A2" office:value-type="string">
                  <text:p text:style-name="P674">Returns</text:p>
                </table:table-cell>
                <table:table-cell table:style-name="Table200.B2" office:value-type="string">
                  <text:p text:style-name="P988">Boolean</text:p>
                </table:table-cell>
              </table:table-row>
              <table:table-row>
                <table:table-cell table:style-name="Table200.A2" office:value-type="string">
                  <text:p text:style-name="P674">Description</text:p>
                </table:table-cell>
                <table:table-cell table:style-name="Table200.B2" office:value-type="string">
                  <text:p text:style-name="P989">Uses the window to send a CTCP action message, displaying it in the chat window. Only functional in channel and private windows. <text:span text:style-name="T1049">Returns </text:span><text:span text:style-name="T1054">True</text:span><text:span text:style-name="T100"> if successful, </text:span><text:span text:style-name="T415">False</text:span><text:span text:style-name="T100"> if not.</text:span></text:p>
                </table:table-cell>
              </table:table-row>
            </table:table>
            <text:p text:style-name="P990"/>
          </table:table-cell>
        </table:table-row>
        <text:soft-page-break/>
        <table:table-row table:style-name="Table187.1">
          <table:table-cell table:style-name="Table187.A3" office:value-type="string">
            <text:p text:style-name="P970">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674">Arguments</text:p>
                </table:table-cell>
                <table:table-cell table:style-name="Table191.B1" office:value-type="string">
                  <text:p text:style-name="P991"><text:span text:style-name="T1051">String</text:span> (the command to execute)</text:p>
                </table:table-cell>
              </table:table-row>
              <table:table-row>
                <table:table-cell table:style-name="Table191.A2" office:value-type="string">
                  <text:p text:style-name="P674">Returns</text:p>
                </table:table-cell>
                <table:table-cell table:style-name="Table191.B2" office:value-type="string">
                  <text:p text:style-name="P991">Nothing</text:p>
                </table:table-cell>
              </table:table-row>
              <table:table-row>
                <table:table-cell table:style-name="Table191.A2" office:value-type="string">
                  <text:p text:style-name="P674">Description</text:p>
                </table:table-cell>
                <table:table-cell table:style-name="Table191.B3" office:value-type="string">
                  <text:p text:style-name="P984">Executes a <text:a xlink:type="simple" xlink:href="#7.1.Command List|outline" text:style-name="Internet_20_link" text:visited-style-name="Visited_20_Internet_20_Link">command</text:a> in the window's context.</text:p>
                </table:table-cell>
              </table:table-row>
            </table:table>
            <text:p text:style-name="P966"/>
          </table:table-cell>
        </table:table-row>
        <table:table-row table:style-name="Table187.1">
          <table:table-cell table:style-name="Table187.A3" office:value-type="string">
            <text:p text:style-name="P992">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674">Arguments</text:p>
                </table:table-cell>
                <table:table-cell table:style-name="Table207.B1" office:value-type="string">
                  <text:p text:style-name="P993">None</text:p>
                </table:table-cell>
              </table:table-row>
              <table:table-row>
                <table:table-cell table:style-name="Table207.A2" office:value-type="string">
                  <text:p text:style-name="P674">Returns</text:p>
                </table:table-cell>
                <table:table-cell table:style-name="Table207.B2" office:value-type="string">
                  <text:p text:style-name="P993">Nothing</text:p>
                </table:table-cell>
              </table:table-row>
              <table:table-row>
                <table:table-cell table:style-name="Table207.A2" office:value-type="string">
                  <text:p text:style-name="P674">Description</text:p>
                </table:table-cell>
                <table:table-cell table:style-name="Table207.B2" office:value-type="string">
                  <text:p text:style-name="P993">Hides the window.</text:p>
                </table:table-cell>
              </table:table-row>
            </table:table>
            <text:p text:style-name="P674"/>
          </table:table-cell>
        </table:table-row>
        <table:table-row table:style-name="Table187.1">
          <table:table-cell table:style-name="Table187.A3" office:value-type="string">
            <text:p text:style-name="P994">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674">Arguments</text:p>
                </table:table-cell>
                <table:table-cell table:style-name="Table157.B1" office:value-type="string">
                  <text:p text:style-name="P993">None</text:p>
                </table:table-cell>
              </table:table-row>
              <table:table-row>
                <table:table-cell table:style-name="Table157.A2" office:value-type="string">
                  <text:p text:style-name="P674">Returns</text:p>
                </table:table-cell>
                <table:table-cell table:style-name="Table157.B2" office:value-type="string">
                  <text:p text:style-name="P995"><text:span text:style-name="T20">List</text:span> of <text:span text:style-name="T20">Strings</text:span></text:p>
                </table:table-cell>
              </table:table-row>
              <table:table-row>
                <table:table-cell table:style-name="Table157.A2" office:value-type="string">
                  <text:p text:style-name="P674">Description</text:p>
                </table:table-cell>
                <table:table-cell table:style-name="Table157.B2" office:value-type="string">
                  <text:p text:style-name="P995">Returns the command history of the window's text input widget. If command history tracking is turned off, or empty, this will return an empty <text:span text:style-name="T20">list</text:span>. <text:span text:style-name="T1055">This will be in order of most recent to least recent. </text:span>The maximum size of this list is 20 entries by default, but may be shorter or longer, depending on the <text:span text:style-name="T20">command_history_length</text:span> <text:a xlink:type="simple" xlink:href="#9.Settings Editable by /config|outline" text:style-name="Internet_20_link" text:visited-style-name="Visited_20_Internet_20_Link">configuration setting</text:a>.</text:p>
                </table:table-cell>
              </table:table-row>
            </table:table>
            <text:p text:style-name="P674"/>
          </table:table-cell>
        </table:table-row>
        <table:table-row table:style-name="Table187.1">
          <table:table-cell table:style-name="Table187.A3" office:value-type="string">
            <text:p text:style-name="P996">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674">Arguments</text:p>
                </table:table-cell>
                <table:table-cell table:style-name="Table259.B1" office:value-type="string">
                  <text:p text:style-name="P997">None <text:span text:style-name="T1056">or </text:span><text:span text:style-name="T1057">String</text:span></text:p>
                </table:table-cell>
              </table:table-row>
              <table:table-row>
                <table:table-cell table:style-name="Table259.A2" office:value-type="string">
                  <text:p text:style-name="P674">Returns</text:p>
                </table:table-cell>
                <table:table-cell table:style-name="Table259.B2" office:value-type="string">
                  <text:p text:style-name="P998"><text:span text:style-name="T20">String</text:span> or <text:span text:style-name="T20">None</text:span><text:span text:style-name="T195"> or </text:span><text:span text:style-name="T1058">Boolean</text:span></text:p>
                </table:table-cell>
              </table:table-row>
              <table:table-row>
                <table:table-cell table:style-name="Table259.A2" office:value-type="string">
                  <text:p text:style-name="P674">Description</text:p>
                </table:table-cell>
                <table:table-cell table:style-name="Table259.B2" office:value-type="string">
                  <text:p text:style-name="P998"><text:span text:style-name="T1056">If not argument is passed, r</text:span>eturns the key set on a channel as a <text:span text:style-name="T10">s</text:span><text:span text:style-name="T20">tring</text:span>, or <text:span text:style-name="T20">None</text:span> if there is no key set. <text:span text:style-name="T1056">If a </text:span><text:span text:style-name="T10">s</text:span><text:span text:style-name="T20">tring</text:span><text:span text:style-name="T1056"> is passed, and the channel is unlocked, attempts to set </text:span><text:span text:style-name="T1058">+k</text:span><text:span text:style-name="T1056"> on the channel with </text:span><text:span text:style-name="T10">s</text:span><text:span text:style-name="T20">tring</text:span><text:span text:style-name="T1056"> as the key; if the channel is already locked, attempts to set </text:span><text:span text:style-name="T1058">-k</text:span><text:span text:style-name="T1056"> on the channel with </text:span><text:span text:style-name="T10">s</text:span><text:span text:style-name="T20">tring</text:span><text:span text:style-name="T1056"> as the key. Returns </text:span><text:span text:style-name="T1058">True</text:span><text:span text:style-name="T1056"> if the mode change attempt was made. </text:span>Returns <text:span text:style-name="T20">None</text:span> if the window is not a channel, <text:span text:style-name="T1059">the channel does not have a key,</text:span> <text:span text:style-name="T1060">or a mode </text:span><text:span text:style-name="T812">change</text:span><text:span text:style-name="T1060"> was not attempted.</text:span></text:p>
                </table:table-cell>
              </table:table-row>
            </table:table>
            <text:p text:style-name="P674"/>
          </table:table-cell>
        </table:table-row>
        <table:table-row table:style-name="Table187.1">
          <table:table-cell table:style-name="Table187.A3" office:value-type="string">
            <text:p text:style-name="P992">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674">Arguments</text:p>
                </table:table-cell>
                <table:table-cell table:style-name="Table208.B1" office:value-type="string">
                  <text:p text:style-name="P993">None</text:p>
                </table:table-cell>
              </table:table-row>
              <table:table-row>
                <table:table-cell table:style-name="Table208.A2" office:value-type="string">
                  <text:p text:style-name="P674">Returns</text:p>
                </table:table-cell>
                <table:table-cell table:style-name="Table208.B2" office:value-type="string">
                  <text:p text:style-name="P993">Nothing</text:p>
                </table:table-cell>
              </table:table-row>
              <table:table-row>
                <table:table-cell table:style-name="Table208.A2" office:value-type="string">
                  <text:p text:style-name="P674">Description</text:p>
                </table:table-cell>
                <table:table-cell table:style-name="Table208.B2" office:value-type="string">
                  <text:p text:style-name="P993">Maximizes the window.</text:p>
                </table:table-cell>
              </table:table-row>
            </table:table>
            <text:p text:style-name="P674"/>
          </table:table-cell>
        </table:table-row>
        <table:table-row table:style-name="Table187.1">
          <table:table-cell table:style-name="Table187.A3" office:value-type="string">
            <text:p text:style-name="P992">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674">Arguments</text:p>
                </table:table-cell>
                <table:table-cell table:style-name="Table209.B1" office:value-type="string">
                  <text:p text:style-name="P993">None</text:p>
                </table:table-cell>
              </table:table-row>
              <table:table-row table:style-name="Table209.2">
                <table:table-cell table:style-name="Table209.A2" office:value-type="string">
                  <text:p text:style-name="P674">Returns</text:p>
                </table:table-cell>
                <table:table-cell table:style-name="Table209.B2" office:value-type="string">
                  <text:p text:style-name="P988">Boolean</text:p>
                </table:table-cell>
              </table:table-row>
              <table:table-row table:style-name="Table209.3">
                <table:table-cell table:style-name="Table209.A2" office:value-type="string">
                  <text:p text:style-name="P674">Description</text:p>
                </table:table-cell>
                <table:table-cell table:style-name="Table209.B2" office:value-type="string">
                  <text:p text:style-name="P999">Determines whether a window is maximized or not. <text:span text:style-name="T1049">Returns </text:span><text:span text:style-name="T20">True</text:span> if the window is maximized, <text:span text:style-name="T1049">and</text:span> <text:span text:style-name="T20">False</text:span> if not.</text:p>
                </table:table-cell>
              </table:table-row>
            </table:table>
            <text:p text:style-name="P674"/>
          </table:table-cell>
        </table:table-row>
        <text:soft-page-break/>
        <table:table-row table:style-name="Table187.1">
          <table:table-cell table:style-name="Table187.A3" office:value-type="string">
            <text:p text:style-name="P1000">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674">Arguments</text:p>
                </table:table-cell>
                <table:table-cell table:style-name="Table199.B1" office:value-type="string">
                  <text:p text:style-name="P963"><text:span text:style-name="T20">String</text:span> (target of the message)</text:p>
                  <text:p text:style-name="P963"><text:span text:style-name="T20">String</text:span> (the message)</text:p>
                </table:table-cell>
              </table:table-row>
              <table:table-row>
                <table:table-cell table:style-name="Table199.A2" office:value-type="string">
                  <text:p text:style-name="P674">Returns</text:p>
                </table:table-cell>
                <table:table-cell table:style-name="Table199.B2" office:value-type="string">
                  <text:p text:style-name="P988">Boolean</text:p>
                </table:table-cell>
              </table:table-row>
              <table:table-row>
                <table:table-cell table:style-name="Table199.A2" office:value-type="string">
                  <text:p text:style-name="P674">Description</text:p>
                </table:table-cell>
                <table:table-cell table:style-name="Table199.B3" office:value-type="string">
                  <text:p text:style-name="P965">Sends an IRC message.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990"/>
          </table:table-cell>
        </table:table-row>
        <table:table-row table:style-name="Table187.1">
          <table:table-cell table:style-name="Table187.A3" office:value-type="string">
            <text:p text:style-name="P992">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674">Arguments</text:p>
                </table:table-cell>
                <table:table-cell table:style-name="Table210.B1" office:value-type="string">
                  <text:p text:style-name="P993">None</text:p>
                </table:table-cell>
              </table:table-row>
              <table:table-row>
                <table:table-cell table:style-name="Table210.A2" office:value-type="string">
                  <text:p text:style-name="P674">Returns</text:p>
                </table:table-cell>
                <table:table-cell table:style-name="Table210.B2" office:value-type="string">
                  <text:p text:style-name="P993">Nothing</text:p>
                </table:table-cell>
              </table:table-row>
              <table:table-row>
                <table:table-cell table:style-name="Table210.A2" office:value-type="string">
                  <text:p text:style-name="P674">Description</text:p>
                </table:table-cell>
                <table:table-cell table:style-name="Table210.B2" office:value-type="string">
                  <text:p text:style-name="P993">Minimizes the window.</text:p>
                </table:table-cell>
              </table:table-row>
            </table:table>
            <text:p text:style-name="P674"/>
          </table:table-cell>
        </table:table-row>
        <table:table-row table:style-name="Table187.1">
          <table:table-cell table:style-name="Table187.A3" office:value-type="string">
            <text:p text:style-name="P992">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674">Arguments</text:p>
                </table:table-cell>
                <table:table-cell table:style-name="Table211.B1" office:value-type="string">
                  <text:p text:style-name="P993">None</text:p>
                </table:table-cell>
              </table:table-row>
              <table:table-row>
                <table:table-cell table:style-name="Table211.A2" office:value-type="string">
                  <text:p text:style-name="P674">Returns</text:p>
                </table:table-cell>
                <table:table-cell table:style-name="Table211.B2" office:value-type="string">
                  <text:p text:style-name="P988">Boolean</text:p>
                </table:table-cell>
              </table:table-row>
              <table:table-row>
                <table:table-cell table:style-name="Table211.A2" office:value-type="string">
                  <text:p text:style-name="P674">Description</text:p>
                </table:table-cell>
                <table:table-cell table:style-name="Table211.B2" office:value-type="string">
                  <text:p text:style-name="P999">Determines whether a window is minimized or not. <text:span text:style-name="T1049">Returns </text:span><text:span text:style-name="T20">True</text:span> if the window is minimized, <text:span text:style-name="T1049">and</text:span> <text:span text:style-name="T20">False</text:span> if not.</text:p>
                </table:table-cell>
              </table:table-row>
            </table:table>
            <text:p text:style-name="P674"/>
          </table:table-cell>
        </table:table-row>
        <table:table-row table:style-name="Table187.1">
          <table:table-cell table:style-name="Table187.A3" office:value-type="string">
            <text:p text:style-name="P1001">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674">Arguments</text:p>
                </table:table-cell>
                <table:table-cell table:style-name="Table254.B1" office:value-type="string">
                  <text:p text:style-name="P991">None</text:p>
                </table:table-cell>
              </table:table-row>
              <table:table-row>
                <table:table-cell table:style-name="Table254.A2" office:value-type="string">
                  <text:p text:style-name="P674">Returns</text:p>
                </table:table-cell>
                <table:table-cell table:style-name="Table254.B2" office:value-type="string">
                  <text:p text:style-name="P976"><text:span text:style-name="T1061">String</text:span> or<text:span text:style-name="T10"> </text:span><text:span text:style-name="T20">None</text:span></text:p>
                </table:table-cell>
              </table:table-row>
              <table:table-row>
                <table:table-cell table:style-name="Table254.A2" office:value-type="string">
                  <text:p text:style-name="P674">Description</text:p>
                </table:table-cell>
                <table:table-cell table:style-name="Table254.B2" office:value-type="string">
                  <text:p text:style-name="P976">If the window is a channel window, returns a <text:span text:style-name="T1062">string with all the modes set on that channel</text:span>. Otherwise, returns <text:span text:style-name="T20">None</text:span>.</text:p>
                </table:table-cell>
              </table:table-row>
            </table:table>
            <text:p text:style-name="P674"/>
          </table:table-cell>
        </table:table-row>
        <table:table-row table:style-name="Table187.1">
          <table:table-cell table:style-name="Table187.A3" office:value-type="string">
            <text:p text:style-name="P1002">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674">Arguments</text:p>
                </table:table-cell>
                <table:table-cell table:style-name="Table212.B1" office:value-type="string">
                  <text:p text:style-name="P1003"><text:span text:style-name="T20">Integer</text:span> (the X-value of the new position), <text:span text:style-name="T20">Integer</text:span> (the Y-value of the new position)</text:p>
                </table:table-cell>
              </table:table-row>
              <table:table-row>
                <table:table-cell table:style-name="Table212.A2" office:value-type="string">
                  <text:p text:style-name="P674">Returns</text:p>
                </table:table-cell>
                <table:table-cell table:style-name="Table212.B2" office:value-type="string">
                  <text:p text:style-name="P993"><text:span text:style-name="T20">True</text:span> if the <text:span text:style-name="T935">move was successful</text:span>, <text:span text:style-name="T20">False</text:span> if not</text:p>
                </table:table-cell>
              </table:table-row>
              <table:table-row>
                <table:table-cell table:style-name="Table212.A2" office:value-type="string">
                  <text:p text:style-name="P674">Description</text:p>
                </table:table-cell>
                <table:table-cell table:style-name="Table212.B2" office:value-type="string">
                  <text:p text:style-name="P993">M<text:span text:style-name="T935">oves a subwindow to the specified coordinates. If the move would put the window in a location where it could not be interacted with, this method will fail and return </text:span><text:span text:style-name="T20">False</text:span><text:span text:style-name="T935">.</text:span></text:p>
                </table:table-cell>
              </table:table-row>
            </table:table>
            <text:p text:style-name="P674"/>
          </table:table-cell>
        </table:table-row>
        <table:table-row table:style-name="Table187.1">
          <table:table-cell table:style-name="Table187.A3" office:value-type="string">
            <text:p text:style-name="P970">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674">Arguments</text:p>
                </table:table-cell>
                <table:table-cell table:style-name="Table192.B1" office:value-type="string">
                  <text:p text:style-name="P991">None</text:p>
                </table:table-cell>
              </table:table-row>
              <table:table-row>
                <table:table-cell table:style-name="Table192.A2" office:value-type="string">
                  <text:p text:style-name="P674">Returns</text:p>
                </table:table-cell>
                <table:table-cell table:style-name="Table192.B2" office:value-type="string">
                  <text:p text:style-name="P991"><text:span text:style-name="T1051">String</text:span> (the name of the window)</text:p>
                </table:table-cell>
              </table:table-row>
              <table:table-row>
                <table:table-cell table:style-name="Table192.A2" office:value-type="string">
                  <text:p text:style-name="P674">Description</text:p>
                </table:table-cell>
                <table:table-cell table:style-name="Table192.B3" office:value-type="string">
                  <text:p text:style-name="P984">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6"/>
          </table:table-cell>
        </table:table-row>
        <text:soft-page-break/>
        <table:table-row table:style-name="Table187.1">
          <table:table-cell table:style-name="Table187.A3" office:value-type="string">
            <text:p text:style-name="P1004">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674">Arguments</text:p>
                </table:table-cell>
                <table:table-cell table:style-name="Table108.B1" office:value-type="string">
                  <text:p text:style-name="P1005">None</text:p>
                </table:table-cell>
              </table:table-row>
              <table:table-row>
                <table:table-cell table:style-name="Table108.A2" office:value-type="string">
                  <text:p text:style-name="P674">Returns</text:p>
                </table:table-cell>
                <table:table-cell table:style-name="Table108.B2" office:value-type="string">
                  <text:p text:style-name="P1006"><text:span text:style-name="T20">List</text:span> or<text:span text:style-name="T10"> </text:span><text:span text:style-name="T20">None</text:span></text:p>
                </table:table-cell>
              </table:table-row>
              <table:table-row>
                <table:table-cell table:style-name="Table108.A2" office:value-type="string">
                  <text:p text:style-name="P674">Description</text:p>
                </table:table-cell>
                <table:table-cell table:style-name="Table108.B2" office:value-type="string">
                  <text:p text:style-name="P1006">If the window is a channel window, returns a list of all nicknames <text:span text:style-name="T1063">(with hostmasks, if known)</text:span> in that channel. <text:span text:style-name="T1064">Each nickname will have channel status prefixes </text:span><text:span text:style-name="T1065">removed</text:span><text:span text:style-name="T1064">. </text:span>Otherwise, returns <text:span text:style-name="T20">None</text:span>.</text:p>
                </table:table-cell>
              </table:table-row>
            </table:table>
            <text:p text:style-name="P674"/>
          </table:table-cell>
        </table:table-row>
        <table:table-row table:style-name="Table187.1">
          <table:table-cell table:style-name="Table187.A3" office:value-type="string">
            <text:p text:style-name="P1007">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674">Arguments</text:p>
                </table:table-cell>
                <table:table-cell table:style-name="Table193.B1" office:value-type="string">
                  <text:p text:style-name="P971"><text:span text:style-name="T1051">String</text:span> (the message to send)</text:p>
                </table:table-cell>
              </table:table-row>
              <table:table-row>
                <table:table-cell table:style-name="Table193.A2" office:value-type="string">
                  <text:p text:style-name="P674">Returns</text:p>
                </table:table-cell>
                <table:table-cell table:style-name="Table193.B2" office:value-type="string">
                  <text:p text:style-name="P988">Boolean</text:p>
                </table:table-cell>
              </table:table-row>
              <table:table-row>
                <table:table-cell table:style-name="Table193.A2" office:value-type="string">
                  <text:p text:style-name="P674">Description</text:p>
                </table:table-cell>
                <table:table-cell table:style-name="Table193.B3" office:value-type="string">
                  <text:p text:style-name="P989">Uses the window to send a <text:span text:style-name="T1066">notice</text:span> message, displaying it in the chat window. Only functional in channel and private windows. <text:span text:style-name="T1049">Returns </text:span><text:span text:style-name="T1054">True</text:span><text:span text:style-name="T100"> if successful, </text:span><text:span text:style-name="T1067">and</text:span><text:span text:style-name="T100"> </text:span><text:span text:style-name="T415">False</text:span><text:span text:style-name="T100"> if not.</text:span></text:p>
                </table:table-cell>
              </table:table-row>
            </table:table>
            <text:p text:style-name="P966"/>
          </table:table-cell>
        </table:table-row>
        <table:table-row table:style-name="Table187.1">
          <table:table-cell table:style-name="Table187.A3" office:value-type="string">
            <text:p text:style-name="P1007">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674">Arguments</text:p>
                </table:table-cell>
                <table:table-cell table:style-name="Table201.B1" office:value-type="string">
                  <text:p text:style-name="P963"><text:span text:style-name="T20">String</text:span> (target of the message)</text:p>
                  <text:p text:style-name="P963"><text:span text:style-name="T20">String</text:span> (the message)</text:p>
                </table:table-cell>
              </table:table-row>
              <table:table-row>
                <table:table-cell table:style-name="Table201.A2" office:value-type="string">
                  <text:p text:style-name="P674">Returns</text:p>
                </table:table-cell>
                <table:table-cell table:style-name="Table201.B2" office:value-type="string">
                  <text:p text:style-name="P988">Boolean</text:p>
                </table:table-cell>
              </table:table-row>
              <table:table-row>
                <table:table-cell table:style-name="Table201.A2" office:value-type="string">
                  <text:p text:style-name="P674">Description</text:p>
                </table:table-cell>
                <table:table-cell table:style-name="Table201.B2" office:value-type="string">
                  <text:p text:style-name="P965">Sends a <text:span text:style-name="T1068">notice</text:span>. This can message can be sent to any user or channel. If the target of the message (<text:span text:style-name="T1048">a</text:span> user or channel) has an open window, the message with be displayed in that window's chat display. <text:span text:style-name="T1049">Returns </text:span><text:span text:style-name="T20">True</text:span> if the message was able to be displayed in a window, <text:span text:style-name="T1049">and</text:span> <text:span text:style-name="T1050">False</text:span> if the message was not displayed in a window.</text:p>
                </table:table-cell>
              </table:table-row>
            </table:table>
            <text:p text:style-name="P674"/>
          </table:table-cell>
        </table:table-row>
        <table:table-row table:style-name="Table187.1">
          <table:table-cell table:style-name="Table187.A3" office:value-type="string">
            <text:p text:style-name="P1008">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674">Arguments</text:p>
                </table:table-cell>
                <table:table-cell table:style-name="Table151.B1" office:value-type="string">
                  <text:p text:style-name="P1009">None</text:p>
                </table:table-cell>
              </table:table-row>
              <table:table-row>
                <table:table-cell table:style-name="Table151.A2" office:value-type="string">
                  <text:p text:style-name="P674">Returns</text:p>
                </table:table-cell>
                <table:table-cell table:style-name="Table151.B2" office:value-type="string">
                  <text:p text:style-name="P1009"><text:span text:style-name="T20">List</text:span> of <text:span text:style-name="T20">Integers</text:span> (X value, Y value)</text:p>
                </table:table-cell>
              </table:table-row>
              <table:table-row>
                <table:table-cell table:style-name="Table151.A2" office:value-type="string">
                  <text:p text:style-name="P674">Description</text:p>
                </table:table-cell>
                <table:table-cell table:style-name="Table151.B2" office:value-type="string">
                  <text:p text:style-name="P1010">Returns the position of the window in a<text:span text:style-name="T195"> list </text:span><text:span text:style-name="T1069">in the following format:</text:span></text:p>
                  <text:list text:style-name="L34">
                    <text:list-item>
                      <text:p text:style-name="P1011"><text:span text:style-name="T10">X value</text:span>. The horizontal position of the window.</text:p>
                    </text:list-item>
                    <text:list-item>
                      <text:p text:style-name="P1011"><text:span text:style-name="T10">Y value</text:span>. The vertical position of the window.</text:p>
                    </text:list-item>
                  </text:list>
                  <text:p text:style-name="P1010">If the window's position cannot be determined, both values in the <text:span text:style-name="T20">list</text:span> will be set to <text:span text:style-name="T20">0</text:span>.</text:p>
                </table:table-cell>
              </table:table-row>
            </table:table>
            <text:p text:style-name="P674"/>
          </table:table-cell>
        </table:table-row>
        <table:table-row table:style-name="Table187.1">
          <table:table-cell table:style-name="Table187.A3" office:value-type="string">
            <text:p text:style-name="P970">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674">Arguments</text:p>
                </table:table-cell>
                <table:table-cell table:style-name="Table194.B1" office:value-type="string">
                  <text:p text:style-name="P991"><text:span text:style-name="T1051">String</text:span> (the text to print)</text:p>
                </table:table-cell>
              </table:table-row>
              <table:table-row>
                <table:table-cell table:style-name="Table194.A2" office:value-type="string">
                  <text:p text:style-name="P674">Returns</text:p>
                </table:table-cell>
                <table:table-cell table:style-name="Table194.B2" office:value-type="string">
                  <text:p text:style-name="P991">Nothing</text:p>
                </table:table-cell>
              </table:table-row>
              <table:table-row>
                <table:table-cell table:style-name="Table194.A2" office:value-type="string">
                  <text:p text:style-name="P674">Description</text:p>
                </table:table-cell>
                <table:table-cell table:style-name="Table194.B3" office:value-type="string">
                  <text:p text:style-name="P984">Prints text to the window's chat display. HTML may be used.</text:p>
                </table:table-cell>
              </table:table-row>
            </table:table>
            <text:p text:style-name="P966"/>
          </table:table-cell>
        </table:table-row>
        <table:table-row table:style-name="Table187.1">
          <table:table-cell table:style-name="Table187.A3" office:value-type="string">
            <text:p text:style-name="P101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674">Arguments</text:p>
                </table:table-cell>
                <table:table-cell table:style-name="Table258.B1" office:value-type="string">
                  <text:p text:style-name="P991"><text:span text:style-name="T1051">String</text:span> (the text to print)</text:p>
                </table:table-cell>
              </table:table-row>
              <table:table-row>
                <table:table-cell table:style-name="Table258.A2" office:value-type="string">
                  <text:p text:style-name="P674">Returns</text:p>
                </table:table-cell>
                <table:table-cell table:style-name="Table258.B2" office:value-type="string">
                  <text:p text:style-name="P991">Nothing</text:p>
                </table:table-cell>
              </table:table-row>
              <table:table-row>
                <table:table-cell table:style-name="Table258.A2" office:value-type="string">
                  <text:p text:style-name="P674">Description</text:p>
                </table:table-cell>
                <table:table-cell table:style-name="Table258.B2" office:value-type="string">
                  <text:p text:style-name="P984">Prints <text:span text:style-name="T1070">a system message</text:span> to the window's chat display. HTML may be used.</text:p>
                </table:table-cell>
              </table:table-row>
            </table:table>
            <text:p text:style-name="P674"/>
          </table:table-cell>
        </table:table-row>
        <text:soft-page-break/>
        <table:table-row table:style-name="Table187.1">
          <table:table-cell table:style-name="Table187.A3" office:value-type="string">
            <text:p text:style-name="P1002">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674">Arguments</text:p>
                </table:table-cell>
                <table:table-cell table:style-name="Table213.B1" office:value-type="string">
                  <text:p text:style-name="P1003"><text:span text:style-name="T20">Integer</text:span> (the width of the window)</text:p>
                  <text:p text:style-name="P1003"><text:span text:style-name="T20">Integer</text:span> (the height of the window)</text:p>
                </table:table-cell>
              </table:table-row>
              <table:table-row>
                <table:table-cell table:style-name="Table213.A2" office:value-type="string">
                  <text:p text:style-name="P674">Returns</text:p>
                </table:table-cell>
                <table:table-cell table:style-name="Table213.B2" office:value-type="string">
                  <text:p text:style-name="P991">Nothing</text:p>
                </table:table-cell>
              </table:table-row>
              <table:table-row>
                <table:table-cell table:style-name="Table213.A2" office:value-type="string">
                  <text:p text:style-name="P674">Description</text:p>
                </table:table-cell>
                <table:table-cell table:style-name="Table213.B2" office:value-type="string">
                  <text:p text:style-name="P1013">Resizes the window.</text:p>
                </table:table-cell>
              </table:table-row>
            </table:table>
            <text:p text:style-name="P674"/>
          </table:table-cell>
        </table:table-row>
        <table:table-row table:style-name="Table187.1">
          <table:table-cell table:style-name="Table187.A3" office:value-type="string">
            <text:p text:style-name="P992">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674">Arguments</text:p>
                </table:table-cell>
                <table:table-cell table:style-name="Table205.B1" office:value-type="string">
                  <text:p text:style-name="P993">None</text:p>
                </table:table-cell>
              </table:table-row>
              <table:table-row>
                <table:table-cell table:style-name="Table205.A2" office:value-type="string">
                  <text:p text:style-name="P674">Returns</text:p>
                </table:table-cell>
                <table:table-cell table:style-name="Table205.B2" office:value-type="string">
                  <text:p text:style-name="P993">Nothing</text:p>
                </table:table-cell>
              </table:table-row>
              <table:table-row>
                <table:table-cell table:style-name="Table205.A2" office:value-type="string">
                  <text:p text:style-name="P674">Description</text:p>
                </table:table-cell>
                <table:table-cell table:style-name="Table205.B2" office:value-type="string">
                  <text:p text:style-name="P1014">"<text:span text:style-name="T1071">Restores" the window; if the window has been minimized or maximized, this window returns to a normal state.</text:span></text:p>
                </table:table-cell>
              </table:table-row>
            </table:table>
            <text:p text:style-name="P674"/>
          </table:table-cell>
        </table:table-row>
        <table:table-row table:style-name="Table187.1">
          <table:table-cell table:style-name="Table187.A3" office:value-type="string">
            <text:p text:style-name="P970">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674">Arguments</text:p>
                </table:table-cell>
                <table:table-cell table:style-name="Table195.B1" office:value-type="string">
                  <text:p text:style-name="P971"><text:span text:style-name="T1051">String</text:span> (the message to send)</text:p>
                </table:table-cell>
              </table:table-row>
              <table:table-row>
                <table:table-cell table:style-name="Table195.A2" office:value-type="string">
                  <text:p text:style-name="P674">Returns</text:p>
                </table:table-cell>
                <table:table-cell table:style-name="Table195.B2" office:value-type="string">
                  <text:p text:style-name="P988">Boolean</text:p>
                </table:table-cell>
              </table:table-row>
              <table:table-row>
                <table:table-cell table:style-name="Table195.A2" office:value-type="string">
                  <text:p text:style-name="P674">Description</text:p>
                </table:table-cell>
                <table:table-cell table:style-name="Table195.B3" office:value-type="string">
                  <text:p text:style-name="P989">Uses the window to send a message, displaying it in the chat window. Only functional in channel and private windows. <text:span text:style-name="T1049">Returns </text:span><text:span text:style-name="T1054">True</text:span><text:span text:style-name="T100"> if successful, </text:span><text:span text:style-name="T1067">and</text:span><text:span text:style-name="T100"> </text:span><text:span text:style-name="T415">False</text:span><text:span text:style-name="T100"> if not.</text:span></text:p>
                </table:table-cell>
              </table:table-row>
            </table:table>
            <text:p text:style-name="P966"/>
          </table:table-cell>
        </table:table-row>
        <table:table-row table:style-name="Table187.1">
          <table:table-cell table:style-name="Table187.A3" office:value-type="string">
            <text:p text:style-name="P101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674">Arguments</text:p>
                </table:table-cell>
                <table:table-cell table:style-name="Table215.B1" office:value-type="string">
                  <text:p text:style-name="P971"><text:span text:style-name="T1051">String</text:span> (the <text:span text:style-name="T947">text of the script </text:span><text:span text:style-name="T948">or script filename</text:span>)</text:p>
                  <text:p text:style-name="P971"><text:span text:style-name="T1072">List</text:span><text:span text:style-name="T947"> (the arguments to the script)</text:span></text:p>
                </table:table-cell>
              </table:table-row>
              <table:table-row>
                <table:table-cell table:style-name="Table215.A2" office:value-type="string">
                  <text:p text:style-name="P674">Returns</text:p>
                </table:table-cell>
                <table:table-cell table:style-name="Table215.B2" office:value-type="string">
                  <text:p text:style-name="P1003">Nothing</text:p>
                </table:table-cell>
              </table:table-row>
              <table:table-row>
                <table:table-cell table:style-name="Table215.A2" office:value-type="string">
                  <text:p text:style-name="P674">Description</text:p>
                </table:table-cell>
                <table:table-cell table:style-name="Table215.B2" office:value-type="string">
                  <text:p text:style-name="P1016">Executes a script in the window's context. <text:span text:style-name="T948">If executing a script by filename, the script's extension (</text:span><text:span text:style-name="T949">.merk</text:span><text:span text:style-name="T948">) can be omitted. Script filenames will be searched for in the </text:span><text:span text:style-name="T949">scripts</text:span><text:span text:style-name="T948">, configuration, and application install directories, in that order. </text:span><text:span text:style-name="T951">Scripts are executed in a </text:span><text:span text:style-name="T1073">new</text:span><text:span text:style-name="T951"> thread.</text:span></text:p>
                </table:table-cell>
              </table:table-row>
            </table:table>
            <text:p text:style-name="P674"/>
          </table:table-cell>
        </table:table-row>
        <table:table-row table:style-name="Table187.1">
          <table:table-cell table:style-name="Table187.A3" office:value-type="string">
            <text:p text:style-name="P992">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674">Arguments</text:p>
                </table:table-cell>
                <table:table-cell table:style-name="Table206.B1" office:value-type="string">
                  <text:p text:style-name="P993">None</text:p>
                </table:table-cell>
              </table:table-row>
              <table:table-row>
                <table:table-cell table:style-name="Table206.A2" office:value-type="string">
                  <text:p text:style-name="P674">Returns</text:p>
                </table:table-cell>
                <table:table-cell table:style-name="Table206.B2" office:value-type="string">
                  <text:p text:style-name="P993">Nothing</text:p>
                </table:table-cell>
              </table:table-row>
              <table:table-row>
                <table:table-cell table:style-name="Table206.A2" office:value-type="string">
                  <text:p text:style-name="P674">Description</text:p>
                </table:table-cell>
                <table:table-cell table:style-name="Table206.B2" office:value-type="string">
                  <text:p text:style-name="P993">If the window is hidden, the window will be shown. Also, moves focus to the window.</text:p>
                </table:table-cell>
              </table:table-row>
            </table:table>
            <text:p text:style-name="P674"/>
          </table:table-cell>
        </table:table-row>
        <table:table-row table:style-name="Table187.1">
          <table:table-cell table:style-name="Table187.A3" office:value-type="string">
            <text:p text:style-name="P1017">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674">Arguments</text:p>
                </table:table-cell>
                <table:table-cell table:style-name="Table152.B1" office:value-type="string">
                  <text:p text:style-name="P1009">None</text:p>
                </table:table-cell>
              </table:table-row>
              <table:table-row>
                <table:table-cell table:style-name="Table152.A2" office:value-type="string">
                  <text:p text:style-name="P674">Returns</text:p>
                </table:table-cell>
                <table:table-cell table:style-name="Table152.B2" office:value-type="string">
                  <text:p text:style-name="P1009"><text:span text:style-name="T20">List</text:span> of <text:span text:style-name="T20">Integers</text:span> (<text:span text:style-name="T1074">width</text:span>, <text:span text:style-name="T1074">height</text:span>)</text:p>
                </table:table-cell>
              </table:table-row>
              <table:table-row>
                <table:table-cell table:style-name="Table152.A2" office:value-type="string">
                  <text:p text:style-name="P674">Description</text:p>
                </table:table-cell>
                <table:table-cell table:style-name="Table152.B2" office:value-type="string">
                  <text:p text:style-name="P1018">Returns the <text:span text:style-name="T1074">size of the window, </text:span><text:span text:style-name="T1075">in the following format:</text:span></text:p>
                  <text:list text:style-name="L35">
                    <text:list-item>
                      <text:p text:style-name="P1019"><text:span text:style-name="T10">Width</text:span>. The width of the window.</text:p>
                    </text:list-item>
                    <text:list-item>
                      <text:p text:style-name="P1019"><text:span text:style-name="T10">Height</text:span>. The height of the window.</text:p>
                    </text:list-item>
                  </text:list>
                  <text:p text:style-name="P1018"><text:span text:style-name="T1074">If the window's size cannot be determined, both values in the </text:span><text:span text:style-name="T20">list</text:span><text:span text:style-name="T1074"> will be set to </text:span><text:span text:style-name="T1076">0</text:span><text:span text:style-name="T1074">.</text:span></text:p>
                </table:table-cell>
              </table:table-row>
            </table:table>
            <text:p text:style-name="P674"/>
          </table:table-cell>
        </table:table-row>
        <text:soft-page-break/>
        <table:table-row table:style-name="Table187.1">
          <table:table-cell table:style-name="Table187.A3" office:value-type="string">
            <text:p text:style-name="P1020">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674">Arguments</text:p>
                </table:table-cell>
                <table:table-cell table:style-name="Table217.B1" office:value-type="string">
                  <text:p text:style-name="P1021">No<text:span text:style-name="T1063">ne</text:span> or <text:span text:style-name="T1051">String</text:span> (status to query)</text:p>
                </table:table-cell>
              </table:table-row>
              <table:table-row>
                <table:table-cell table:style-name="Table217.A2" office:value-type="string">
                  <text:p text:style-name="P674">Returns</text:p>
                </table:table-cell>
                <table:table-cell table:style-name="Table217.B2" office:value-type="string">
                  <text:p text:style-name="P1021"><text:span text:style-name="T1051">String</text:span> (channel status) or <text:span text:style-name="T20">Boolean</text:span></text:p>
                </table:table-cell>
              </table:table-row>
              <table:table-row>
                <table:table-cell table:style-name="Table217.A2" office:value-type="string">
                  <text:p text:style-name="P674">Description</text:p>
                </table:table-cell>
                <table:table-cell table:style-name="Table217.B2" office:value-type="string">
                  <text:p text:style-name="P1021">If called without argument, <text:span text:style-name="T20">status()</text:span> will return a <text:span text:style-name="T20">string</text:span> containing the user's highest level channel status: 'owner', 'admin', 'operator', 'halfop', 'protected', 'voiced', or 'normal'. If called on a non-channel window, this will always return 'normal'. If called with a <text:span text:style-name="T20">string</text:span> containing a channel status, this will return <text:span text:style-name="T20">True</text:span> if the user has that channel status in the channel, and <text:span text:style-name="T20">False</text:span> if the user does not. If called on a non-channel window with 'normal' as the argument, this will return <text:span text:style-name="T20">True</text:span>.</text:p>
                </table:table-cell>
              </table:table-row>
            </table:table>
            <text:p text:style-name="P674"/>
          </table:table-cell>
        </table:table-row>
        <table:table-row table:style-name="Table187.1">
          <table:table-cell table:style-name="Table187.A3" office:value-type="string">
            <text:p text:style-name="P1022">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674">Arguments</text:p>
                </table:table-cell>
                <table:table-cell table:style-name="Table216.B1" office:value-type="string">
                  <text:p text:style-name="P991"><text:span text:style-name="T1077">None or </text:span><text:span text:style-name="T1051">String</text:span></text:p>
                </table:table-cell>
              </table:table-row>
              <table:table-row>
                <table:table-cell table:style-name="Table216.A2" office:value-type="string">
                  <text:p text:style-name="P674">Returns</text:p>
                </table:table-cell>
                <table:table-cell table:style-name="Table216.B2" office:value-type="string">
                  <text:p text:style-name="P1023"><text:span text:style-name="T1051">String</text:span> or Nothing</text:p>
                </table:table-cell>
              </table:table-row>
              <table:table-row>
                <table:table-cell table:style-name="Table216.A2" office:value-type="string">
                  <text:p text:style-name="P674">Description</text:p>
                </table:table-cell>
                <table:table-cell table:style-name="Table216.B2" office:value-type="string">
                  <text:p text:style-name="P1024">Sets the window's title to <text:span text:style-name="T20">string</text:span>; if <text:span text:style-name="T20">string</text:span> is omitted, the <text:span text:style-name="T1078">window's current title is returned as a </text:span><text:span text:style-name="T20">string</text:span><text:span text:style-name="T1078">. </text:span><text:span text:style-name="T1079">Unless changed, a window's title will always be it's name. For channels, that will be the channel's name. For private chat windows, that will the nickname of the user being chatted with. For servers, that will </text:span><text:span text:style-name="T1080">be the hostname of the server after registration, and the </text:span><text:span text:style-name="T1081">server:port</text:span><text:span text:style-name="T1080"> used to connect to the server before registration.</text:span></text:p>
                </table:table-cell>
              </table:table-row>
            </table:table>
            <text:p text:style-name="P674"/>
          </table:table-cell>
        </table:table-row>
        <table:table-row table:style-name="Table187.1">
          <table:table-cell table:style-name="Table187.A3" office:value-type="string">
            <text:p text:style-name="P970">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674">Arguments</text:p>
                </table:table-cell>
                <table:table-cell table:style-name="Table196.B1" office:value-type="string">
                  <text:p text:style-name="P991"><text:span text:style-name="T1082">None or </text:span><text:span text:style-name="T1051">String</text:span><text:span text:style-name="T1083"> </text:span><text:span text:style-name="T1084">(</text:span><text:span text:style-name="T1082">new channel topic</text:span><text:span text:style-name="T1084">)</text:span></text:p>
                </table:table-cell>
              </table:table-row>
              <table:table-row>
                <table:table-cell table:style-name="Table196.A2" office:value-type="string">
                  <text:p text:style-name="P674">Returns</text:p>
                </table:table-cell>
                <table:table-cell table:style-name="Table196.B2" office:value-type="string">
                  <text:p text:style-name="P991"><text:span text:style-name="T1051">String</text:span> or <text:span text:style-name="T1085">Boolean</text:span><text:span text:style-name="T1086"> or</text:span><text:span text:style-name="T10"> </text:span><text:span text:style-name="T1053">None</text:span></text:p>
                </table:table-cell>
              </table:table-row>
              <table:table-row>
                <table:table-cell table:style-name="Table196.A2" office:value-type="string">
                  <text:p text:style-name="P674">Description</text:p>
                </table:table-cell>
                <table:table-cell table:style-name="Table196.B3" office:value-type="string">
                  <text:p text:style-name="P1025">If the window is a channel window, and no argument is passed, returns the channel topic as a <text:span text:style-name="T20">s</text:span><text:span text:style-name="T1054">tring</text:span>; otherwise, returns <text:span text:style-name="T1087">None</text:span>. If a <text:span text:style-name="T20">s</text:span><text:span text:style-name="T1054">tring</text:span> is passed as the argument, the channel's topic will be set to the <text:span text:style-name="T20">s</text:span><text:span text:style-name="T1054">tring</text:span>; if the window is a channel window, this will return <text:span text:style-name="T20">True</text:span>, otherwise this will return <text:span text:style-name="T20">False</text:span>.</text:p>
                </table:table-cell>
              </table:table-row>
            </table:table>
            <text:p text:style-name="P966"/>
          </table:table-cell>
        </table:table-row>
        <table:table-row table:style-name="Table187.1">
          <table:table-cell table:style-name="Table187.A3" office:value-type="string">
            <text:p text:style-name="P970">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674">Arguments</text:p>
                </table:table-cell>
                <table:table-cell table:style-name="Table197.B1" office:value-type="string">
                  <text:p text:style-name="P991">None</text:p>
                </table:table-cell>
              </table:table-row>
              <table:table-row>
                <table:table-cell table:style-name="Table197.A2" office:value-type="string">
                  <text:p text:style-name="P674">Returns</text:p>
                </table:table-cell>
                <table:table-cell table:style-name="Table197.B2" office:value-type="string">
                  <text:p text:style-name="P1026"><text:span text:style-name="T1088">String</text:span><text:span text:style-name="T11"> </text:span><text:span text:style-name="T1089">("server", "private", "channel", or "unknown")</text:span></text:p>
                </table:table-cell>
              </table:table-row>
              <table:table-row>
                <table:table-cell table:style-name="Table197.A2" office:value-type="string">
                  <text:p text:style-name="P674">Description</text:p>
                </table:table-cell>
                <table:table-cell table:style-name="Table197.B3" office:value-type="string">
                  <text:p text:style-name="P984">Returns "channel" if the channel is a channel window, "private" if the window is a private chat window, "server" if the window is a server window, or "unknown" if the window type is not known.</text:p>
                </table:table-cell>
              </table:table-row>
            </table:table>
            <text:p text:style-name="P966"/>
          </table:table-cell>
        </table:table-row>
        <text:soft-page-break/>
        <table:table-row table:style-name="Table187.1">
          <table:table-cell table:style-name="Table187.A3" office:value-type="string">
            <text:p text:style-name="P1027">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674">Arguments</text:p>
                </table:table-cell>
                <table:table-cell table:style-name="Table257.B1" office:value-type="string">
                  <text:p text:style-name="P991">None</text:p>
                </table:table-cell>
              </table:table-row>
              <table:table-row>
                <table:table-cell table:style-name="Table257.A2" office:value-type="string">
                  <text:p text:style-name="P674">Returns</text:p>
                </table:table-cell>
                <table:table-cell table:style-name="Table257.B2" office:value-type="string">
                  <text:p text:style-name="P1028">Integer</text:p>
                </table:table-cell>
              </table:table-row>
              <table:table-row>
                <table:table-cell table:style-name="Table257.A2" office:value-type="string">
                  <text:p text:style-name="P674">Description</text:p>
                </table:table-cell>
                <table:table-cell table:style-name="Table257.B2" office:value-type="string">
                  <text:p text:style-name="P1029">Returns the number of seconds the window has existed.</text:p>
                </table:table-cell>
              </table:table-row>
            </table:table>
            <text:p text:style-name="P674"/>
          </table:table-cell>
        </table:table-row>
        <table:table-row table:style-name="Table187.1">
          <table:table-cell table:style-name="Table187.A3" office:value-type="string">
            <text:p text:style-name="P970">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674">Arguments</text:p>
                </table:table-cell>
                <table:table-cell table:style-name="Table198.B1" office:value-type="string">
                  <text:p text:style-name="P991">None</text:p>
                </table:table-cell>
              </table:table-row>
              <table:table-row>
                <table:table-cell table:style-name="Table198.A2" office:value-type="string">
                  <text:p text:style-name="P674">Returns</text:p>
                </table:table-cell>
                <table:table-cell table:style-name="Table198.B2" office:value-type="string">
                  <text:p text:style-name="P976"><text:span text:style-name="T20">List</text:span> or<text:span text:style-name="T10"> </text:span><text:span text:style-name="T20">None</text:span></text:p>
                </table:table-cell>
              </table:table-row>
              <table:table-row>
                <table:table-cell table:style-name="Table198.A2" office:value-type="string">
                  <text:p text:style-name="P674">Description</text:p>
                </table:table-cell>
                <table:table-cell table:style-name="Table198.B3" office:value-type="string">
                  <text:p text:style-name="P976">If the window is a channel window, returns a list of all nicknames <text:span text:style-name="T1063">(with hostmasks, if known)</text:span> in that channel. <text:span text:style-name="T1064">Each nickname will have channel status prefixes (such as </text:span><text:span text:style-name="T1090">@</text:span><text:span text:style-name="T1064"> for channel operators). </text:span>Otherwise, returns <text:span text:style-name="T20">None</text:span>.</text:p>
                </table:table-cell>
              </table:table-row>
            </table:table>
            <text:p text:style-name="P966"/>
          </table:table-cell>
        </table:table-row>
      </table:table>
      <text:p text:style-name="P1030"/>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p text:style-name="P1031"/>
      <text:h text:style-name="P1032" text:outline-level="2" text:is-list-header="true"><text:bookmark-start text:name="__RefHeading___Toc15467_1041129398 Copy 1"/><text:soft-page-break/><text:span text:style-name="T897">Plugin Console</text:span> Class<text:bookmark-end text:name="__RefHeading___Toc15467_1041129398 Copy 1"/></text:h>
      <text:p text:style-name="P1033"><text:span text:style-name="T1034">The </text:span><text:span text:style-name="T897">plugin </text:span><text:span text:style-name="T1091">Console</text:span><text:span text:style-name="T897"> class allows plugins to display data, without having to write the data to an existing MERK subwindow. Using the </text:span><text:span text:style-name="T1091">print()</text:span><text:span text:style-name="T897"> and </text:span><text:span text:style-name="T1091">prints()</text:span><text:span text:style-name="T897"> methods work exactly like with the </text:span><text:a xlink:type="simple" xlink:href="#8.3.MERK Window Class|outline" text:style-name="Internet_20_link" text:visited-style-name="Visited_20_Internet_20_Link"><text:span text:style-name="T897">MERK Window class</text:span></text:a><text:span text:style-name="T897">, and displays time-stamped strings in the console's text display.</text:span></text:p>
      <text:p text:style-name="P1034">When the console subwindow is created, it is initially hidden, and cannot be seen by users. Use the <text:span text:style-name="T20">show()</text:span> method to show the window to users, and <text:span text:style-name="T20">hide()</text:span> to hide it again. <text:span text:style-name="T1092">The console subwindow is created the first time a plugin calls the </text:span><text:span text:style-name="T1093">console()</text:span><text:span text:style-name="T1092"> </text:span><text:a xlink:type="simple" xlink:href="#8.3.1.Inherited Methods|outline" text:style-name="Internet_20_link" text:visited-style-name="Visited_20_Internet_20_Link"><text:span text:style-name="T1092">method</text:span></text:a><text:span text:style-name="T1092">, and exists until the </text:span><text:span text:style-name="T20">Console</text:span><text:span text:style-name="T1092"> </text:span><text:span text:style-name="T1093">close()</text:span><text:span text:style-name="T1092"> method is called; </text:span><text:span text:style-name="T1094">each time the </text:span><text:span text:style-name="T1093">console()</text:span><text:span text:style-name="T1094"> method is called after the first call, a </text:span><text:span text:style-name="T20">Console</text:span><text:span text:style-name="T1094"> class representing the same window is returned. </text:span><text:span text:style-name="T1095">The console subwindow can also be shown or hidden from the </text:span><text:span text:style-name="T1096">plugin</text:span><text:span text:style-name="T1095"> right click context menu in the </text:span><text:a xlink:type="simple" xlink:href="#7.Plugin Manager|outline" text:style-name="Internet_20_link" text:visited-style-name="Visited_20_Internet_20_Link"><text:span text:style-name="T1096">plugin manager</text:span></text:a><text:span text:style-name="T1095">.</text:span></text:p>
      <text:p text:style-name="P1035">Use the <text:span text:style-name="T20">html()</text:span> method to display raw, non-timestamped HTML in the console's text display.</text:p>
      <text:h text:style-name="P103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103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1038">Arguments</text:p>
                </table:table-cell>
                <table:table-cell table:style-name="Table222.B1" office:value-type="string">
                  <text:p text:style-name="P1039">None</text:p>
                </table:table-cell>
              </table:table-row>
              <table:table-row>
                <table:table-cell table:style-name="Table222.A2" office:value-type="string">
                  <text:p text:style-name="P1038">Returns</text:p>
                </table:table-cell>
                <table:table-cell table:style-name="Table222.B2" office:value-type="string">
                  <text:p text:style-name="P1040">Nothing</text:p>
                </table:table-cell>
              </table:table-row>
              <table:table-row>
                <table:table-cell table:style-name="Table222.A2" office:value-type="string">
                  <text:p text:style-name="P1038">Description</text:p>
                </table:table-cell>
                <table:table-cell table:style-name="Table222.B2" office:value-type="string">
                  <text:p text:style-name="P1041">Clears the <text:span text:style-name="T1097">text</text:span> display <text:span text:style-name="T1097">in the </text:span><text:span text:style-name="T1098">console subwindow.</text:span></text:p>
                </table:table-cell>
              </table:table-row>
            </table:table>
            <text:p text:style-name="P1038"/>
          </table:table-cell>
        </table:table-row>
        <table:table-row table:style-name="Table186.1">
          <table:table-cell table:style-name="Table186.A2" office:value-type="string">
            <text:p text:style-name="P1042">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1038">Arguments</text:p>
                </table:table-cell>
                <table:table-cell table:style-name="Table223.B1" office:value-type="string">
                  <text:p text:style-name="P1043">None</text:p>
                </table:table-cell>
              </table:table-row>
              <table:table-row>
                <table:table-cell table:style-name="Table223.A2" office:value-type="string">
                  <text:p text:style-name="P1038">Returns</text:p>
                </table:table-cell>
                <table:table-cell table:style-name="Table223.B2" office:value-type="string">
                  <text:p text:style-name="P1044">None</text:p>
                </table:table-cell>
              </table:table-row>
              <table:table-row>
                <table:table-cell table:style-name="Table223.A2" office:value-type="string">
                  <text:p text:style-name="P1038">Description</text:p>
                </table:table-cell>
                <table:table-cell table:style-name="Table223.B2" office:value-type="string">
                  <text:p text:style-name="P1045">Closes the <text:span text:style-name="T1092">console </text:span>subwindow. <text:span text:style-name="T1092">Any data displayed in the console is lost, and the next time </text:span><text:a xlink:type="simple" xlink:href="#8.3.1.Inherited Methods|outline" text:style-name="Internet_20_link" text:visited-style-name="Visited_20_Internet_20_Link"><text:span text:style-name="T1093">console()</text:span></text:a><text:span text:style-name="T1092"> is called, the console will be re-created.</text:span></text:p>
                </table:table-cell>
              </table:table-row>
            </table:table>
            <text:p text:style-name="P1038"/>
          </table:table-cell>
        </table:table-row>
        <table:table-row table:style-name="Table186.1">
          <table:table-cell table:style-name="Table186.A2" office:value-type="string">
            <text:p text:style-name="P1046">hide</text:p>
          </table:table-cell>
          <table:table-cell table:style-name="Table186.B3" office:value-type="string">
            <table:table table:name="Table224" table:style-name="Table224">
              <table:table-column table:style-name="Table224.A"/>
              <table:table-column table:style-name="Table224.B"/>
              <table:table-row>
                <table:table-cell table:style-name="Table224.A1" office:value-type="string">
                  <text:p text:style-name="P1038">Arguments</text:p>
                </table:table-cell>
                <table:table-cell table:style-name="Table224.B1" office:value-type="string">
                  <text:p text:style-name="P1047">None</text:p>
                </table:table-cell>
              </table:table-row>
              <table:table-row>
                <table:table-cell table:style-name="Table224.A2" office:value-type="string">
                  <text:p text:style-name="P1038">Returns</text:p>
                </table:table-cell>
                <table:table-cell table:style-name="Table224.B2" office:value-type="string">
                  <text:p text:style-name="P1047">Nothing</text:p>
                </table:table-cell>
              </table:table-row>
              <table:table-row>
                <table:table-cell table:style-name="Table224.A2" office:value-type="string">
                  <text:p text:style-name="P1038">Description</text:p>
                </table:table-cell>
                <table:table-cell table:style-name="Table224.B2" office:value-type="string">
                  <text:p text:style-name="P1047">Hid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8">html</text:p>
          </table:table-cell>
          <table:table-cell table:style-name="Table186.B3" office:value-type="string">
            <table:table table:name="Table225" table:style-name="Table225">
              <table:table-column table:style-name="Table225.A"/>
              <table:table-column table:style-name="Table225.B"/>
              <table:table-row>
                <table:table-cell table:style-name="Table225.A1" office:value-type="string">
                  <text:p text:style-name="P1038">Arguments</text:p>
                </table:table-cell>
                <table:table-cell table:style-name="Table225.B1" office:value-type="string">
                  <text:p text:style-name="P1049"><text:span text:style-name="T1051">String</text:span> (the <text:span text:style-name="T1099">HTML</text:span> to print)</text:p>
                </table:table-cell>
              </table:table-row>
              <table:table-row>
                <table:table-cell table:style-name="Table225.A2" office:value-type="string">
                  <text:p text:style-name="P1038">Returns</text:p>
                </table:table-cell>
                <table:table-cell table:style-name="Table225.B2" office:value-type="string">
                  <text:p text:style-name="P1049">Nothing</text:p>
                </table:table-cell>
              </table:table-row>
              <table:table-row>
                <table:table-cell table:style-name="Table225.A2" office:value-type="string">
                  <text:p text:style-name="P1038">Description</text:p>
                </table:table-cell>
                <table:table-cell table:style-name="Table225.B2" office:value-type="string">
                  <text:p text:style-name="P1050">Prints <text:span text:style-name="T1099">raw HTML to the </text:span><text:span text:style-name="T1098">console sub</text:span><text:span text:style-name="T1099">window, </text:span><text:span text:style-name="T1100">without a timestamp.</text:span></text:p>
                </table:table-cell>
              </table:table-row>
            </table:table>
            <text:p text:style-name="P1038"/>
          </table:table-cell>
        </table:table-row>
        <table:table-row table:style-name="Table186.1">
          <table:table-cell table:style-name="Table186.A2" office:value-type="string">
            <text:p text:style-name="P1046">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1038">Arguments</text:p>
                </table:table-cell>
                <table:table-cell table:style-name="Table226.B1" office:value-type="string">
                  <text:p text:style-name="P1047">None</text:p>
                </table:table-cell>
              </table:table-row>
              <table:table-row>
                <table:table-cell table:style-name="Table226.A2" office:value-type="string">
                  <text:p text:style-name="P1038">Returns</text:p>
                </table:table-cell>
                <table:table-cell table:style-name="Table226.B2" office:value-type="string">
                  <text:p text:style-name="P1047">Nothing</text:p>
                </table:table-cell>
              </table:table-row>
              <table:table-row>
                <table:table-cell table:style-name="Table226.A2" office:value-type="string">
                  <text:p text:style-name="P1038">Description</text:p>
                </table:table-cell>
                <table:table-cell table:style-name="Table226.B2" office:value-type="string">
                  <text:p text:style-name="P1047">Maximizes the <text:span text:style-name="T1097">console sub</text:span>window.</text:p>
                </table:table-cell>
              </table:table-row>
            </table:table>
            <text:p text:style-name="P1038"/>
          </table:table-cell>
        </table:table-row>
        <text:soft-page-break/>
        <table:table-row table:style-name="Table186.1">
          <table:table-cell table:style-name="Table186.A2" office:value-type="string">
            <text:p text:style-name="P1046">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1038">Arguments</text:p>
                </table:table-cell>
                <table:table-cell table:style-name="Table227.B1" office:value-type="string">
                  <text:p text:style-name="P1047">None</text:p>
                </table:table-cell>
              </table:table-row>
              <table:table-row table:style-name="Table227.2">
                <table:table-cell table:style-name="Table227.A2" office:value-type="string">
                  <text:p text:style-name="P1038">Returns</text:p>
                </table:table-cell>
                <table:table-cell table:style-name="Table227.B2" office:value-type="string">
                  <text:p text:style-name="P1051">Boolean</text:p>
                </table:table-cell>
              </table:table-row>
              <table:table-row table:style-name="Table227.3">
                <table:table-cell table:style-name="Table227.A2" office:value-type="string">
                  <text:p text:style-name="P1038">Description</text:p>
                </table:table-cell>
                <table:table-cell table:style-name="Table227.B2" office:value-type="string">
                  <text:p text:style-name="P1047">Determines whether <text:span text:style-name="T1097">the console</text:span> <text:span text:style-name="T1097">sub</text:span>window is maximized or not. <text:span text:style-name="T1049">Returns </text:span><text:span text:style-name="T20">True</text:span> if the window is maximized, <text:span text:style-name="T1049">and</text:span> <text:span text:style-name="T20">False</text:span> if not.</text:p>
                </table:table-cell>
              </table:table-row>
            </table:table>
            <text:p text:style-name="P1038"/>
          </table:table-cell>
        </table:table-row>
        <table:table-row table:style-name="Table186.1">
          <table:table-cell table:style-name="Table186.A2" office:value-type="string">
            <text:p text:style-name="P1046">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1038">Arguments</text:p>
                </table:table-cell>
                <table:table-cell table:style-name="Table228.B1" office:value-type="string">
                  <text:p text:style-name="P1047">None</text:p>
                </table:table-cell>
              </table:table-row>
              <table:table-row>
                <table:table-cell table:style-name="Table228.A2" office:value-type="string">
                  <text:p text:style-name="P1038">Returns</text:p>
                </table:table-cell>
                <table:table-cell table:style-name="Table228.B2" office:value-type="string">
                  <text:p text:style-name="P1047">Nothing</text:p>
                </table:table-cell>
              </table:table-row>
              <table:table-row>
                <table:table-cell table:style-name="Table228.A2" office:value-type="string">
                  <text:p text:style-name="P1038">Description</text:p>
                </table:table-cell>
                <table:table-cell table:style-name="Table228.B2" office:value-type="string">
                  <text:p text:style-name="P1047">Minimizes the <text:span text:style-name="T1097">console sub</text:span>window.</text:p>
                </table:table-cell>
              </table:table-row>
            </table:table>
            <text:p text:style-name="P1038"/>
          </table:table-cell>
        </table:table-row>
        <table:table-row table:style-name="Table186.1">
          <table:table-cell table:style-name="Table186.A2" office:value-type="string">
            <text:p text:style-name="P1046">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1038">Arguments</text:p>
                </table:table-cell>
                <table:table-cell table:style-name="Table229.B1" office:value-type="string">
                  <text:p text:style-name="P1047">None</text:p>
                </table:table-cell>
              </table:table-row>
              <table:table-row>
                <table:table-cell table:style-name="Table229.A2" office:value-type="string">
                  <text:p text:style-name="P1038">Returns</text:p>
                </table:table-cell>
                <table:table-cell table:style-name="Table229.B2" office:value-type="string">
                  <text:p text:style-name="P1051">Boolean</text:p>
                </table:table-cell>
              </table:table-row>
              <table:table-row>
                <table:table-cell table:style-name="Table229.A2" office:value-type="string">
                  <text:p text:style-name="P1038">Description</text:p>
                </table:table-cell>
                <table:table-cell table:style-name="Table229.B2" office:value-type="string">
                  <text:p text:style-name="P1047">Determines whether <text:span text:style-name="T1097">the console</text:span> <text:span text:style-name="T1097">sub</text:span>window is minimized or not. <text:span text:style-name="T1049">Returns </text:span><text:span text:style-name="T20">True</text:span> if the window is minimized, <text:span text:style-name="T1049">and</text:span> <text:span text:style-name="T20">False</text:span> if not.</text:p>
                </table:table-cell>
              </table:table-row>
            </table:table>
            <text:p text:style-name="P1038"/>
          </table:table-cell>
        </table:table-row>
        <table:table-row table:style-name="Table186.1">
          <table:table-cell table:style-name="Table186.A2" office:value-type="string">
            <text:p text:style-name="P1052">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1038">Arguments</text:p>
                </table:table-cell>
                <table:table-cell table:style-name="Table230.B1" office:value-type="string">
                  <text:p text:style-name="P1053"><text:span text:style-name="T20">Integer</text:span> (the X-value of the new position), <text:span text:style-name="T20">Integer</text:span> (the Y-value of the new position)</text:p>
                </table:table-cell>
              </table:table-row>
              <table:table-row>
                <table:table-cell table:style-name="Table230.A2" office:value-type="string">
                  <text:p text:style-name="P1038">Returns</text:p>
                </table:table-cell>
                <table:table-cell table:style-name="Table230.B2" office:value-type="string">
                  <text:p text:style-name="P1047"><text:span text:style-name="T20">True</text:span> if the <text:span text:style-name="T935">move was successful</text:span>, <text:span text:style-name="T20">False</text:span> if not</text:p>
                </table:table-cell>
              </table:table-row>
              <table:table-row>
                <table:table-cell table:style-name="Table230.A2" office:value-type="string">
                  <text:p text:style-name="P1038">Description</text:p>
                </table:table-cell>
                <table:table-cell table:style-name="Table230.B2" office:value-type="string">
                  <text:p text:style-name="P1047">M<text:span text:style-name="T935">oves </text:span><text:span text:style-name="T1097">the console</text:span><text:span text:style-name="T935"> subwindow to the specified coordinates. If the move would put the window in a location where it could not be interacted with, this method will fail and return </text:span><text:span text:style-name="T20">False</text:span><text:span text:style-name="T935">.</text:span></text:p>
                </table:table-cell>
              </table:table-row>
            </table:table>
            <text:p text:style-name="P1038"/>
          </table:table-cell>
        </table:table-row>
        <table:table-row table:style-name="Table186.1">
          <table:table-cell table:style-name="Table186.A2" office:value-type="string">
            <text:p text:style-name="P1054">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1038">Arguments</text:p>
                </table:table-cell>
                <table:table-cell table:style-name="Table231.B1" office:value-type="string">
                  <text:p text:style-name="P1055">None</text:p>
                </table:table-cell>
              </table:table-row>
              <table:table-row>
                <table:table-cell table:style-name="Table231.A2" office:value-type="string">
                  <text:p text:style-name="P1038">Returns</text:p>
                </table:table-cell>
                <table:table-cell table:style-name="Table231.B2" office:value-type="string">
                  <text:p text:style-name="P1055"><text:span text:style-name="T20">List</text:span> of <text:span text:style-name="T20">Integers</text:span> (X value, Y value)</text:p>
                </table:table-cell>
              </table:table-row>
              <table:table-row>
                <table:table-cell table:style-name="Table231.A2" office:value-type="string">
                  <text:p text:style-name="P1038">Description</text:p>
                </table:table-cell>
                <table:table-cell table:style-name="Table231.B2" office:value-type="string">
                  <text:p text:style-name="P1055">Returns the position of the <text:span text:style-name="T1097">console sub</text:span>window in a<text:span text:style-name="T195"> list </text:span><text:span text:style-name="T1069">in the following format:</text:span></text:p>
                  <text:list text:style-name="L36">
                    <text:list-item>
                      <text:p text:style-name="P1056"><text:span text:style-name="T10">X value</text:span>. The horizontal position of the window.</text:p>
                    </text:list-item>
                    <text:list-item>
                      <text:p text:style-name="P1056"><text:span text:style-name="T10">Y value</text:span>. The vertical position of the window.</text:p>
                    </text:list-item>
                  </text:list>
                  <text:p text:style-name="P1055">If the window's position cannot be determined, both values in the <text:span text:style-name="T20">list</text:span> will be set to <text:span text:style-name="T20">0</text:span>.</text:p>
                </table:table-cell>
              </table:table-row>
            </table:table>
            <text:p text:style-name="P1038"/>
          </table:table-cell>
        </table:table-row>
        <table:table-row table:style-name="Table186.1">
          <table:table-cell table:style-name="Table186.A2" office:value-type="string">
            <text:p text:style-name="P1057">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1038">Arguments</text:p>
                </table:table-cell>
                <table:table-cell table:style-name="Table233.B1" office:value-type="string">
                  <text:p text:style-name="P1049"><text:span text:style-name="T1051">String</text:span> (the text to print)</text:p>
                </table:table-cell>
              </table:table-row>
              <table:table-row>
                <table:table-cell table:style-name="Table233.A2" office:value-type="string">
                  <text:p text:style-name="P1038">Returns</text:p>
                </table:table-cell>
                <table:table-cell table:style-name="Table233.B2" office:value-type="string">
                  <text:p text:style-name="P1049">Nothing</text:p>
                </table:table-cell>
              </table:table-row>
              <table:table-row>
                <table:table-cell table:style-name="Table233.A2" office:value-type="string">
                  <text:p text:style-name="P1038">Description</text:p>
                </table:table-cell>
                <table:table-cell table:style-name="Table233.B3" office:value-type="string">
                  <text:p text:style-name="P1050">Prints text to the <text:span text:style-name="T1098">console sub</text:span>window's <text:span text:style-name="T1097">text</text:span> display, <text:span text:style-name="T1100">with a timestamp</text:span>. HTML may be used.</text:p>
                </table:table-cell>
              </table:table-row>
            </table:table>
            <text:p text:style-name="P1058"/>
          </table:table-cell>
        </table:table-row>
        <table:table-row table:style-name="Table186.1">
          <table:table-cell table:style-name="Table186.A2" office:value-type="string">
            <text:p text:style-name="P1059">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1038">Arguments</text:p>
                </table:table-cell>
                <table:table-cell table:style-name="Table234.B1" office:value-type="string">
                  <text:p text:style-name="P1049"><text:span text:style-name="T1051">String</text:span> (the text to print)</text:p>
                </table:table-cell>
              </table:table-row>
              <table:table-row>
                <table:table-cell table:style-name="Table234.A2" office:value-type="string">
                  <text:p text:style-name="P1038">Returns</text:p>
                </table:table-cell>
                <table:table-cell table:style-name="Table234.B2" office:value-type="string">
                  <text:p text:style-name="P1049">Nothing</text:p>
                </table:table-cell>
              </table:table-row>
              <table:table-row>
                <table:table-cell table:style-name="Table234.A2" office:value-type="string">
                  <text:p text:style-name="P1038">Description</text:p>
                </table:table-cell>
                <table:table-cell table:style-name="Table234.B2" office:value-type="string">
                  <text:p text:style-name="P1050">Prints <text:span text:style-name="T1070">a system message</text:span> to the <text:span text:style-name="T1098">console sub</text:span>window's <text:span text:style-name="T1097">text</text:span> display, <text:span text:style-name="T1100">with a timestamp</text:span>. HTML may be used.</text:p>
                </table:table-cell>
              </table:table-row>
            </table:table>
            <text:p text:style-name="P1038"/>
          </table:table-cell>
        </table:table-row>
        <text:soft-page-break/>
        <table:table-row table:style-name="Table186.1">
          <table:table-cell table:style-name="Table186.A2" office:value-type="string">
            <text:p text:style-name="P1052">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1038">Arguments</text:p>
                </table:table-cell>
                <table:table-cell table:style-name="Table235.B1" office:value-type="string">
                  <text:p text:style-name="P1053"><text:span text:style-name="T20">Integer</text:span> (the width of the window)</text:p>
                  <text:p text:style-name="P1053"><text:span text:style-name="T20">Integer</text:span> (the height of the window)</text:p>
                </table:table-cell>
              </table:table-row>
              <table:table-row>
                <table:table-cell table:style-name="Table235.A2" office:value-type="string">
                  <text:p text:style-name="P1038">Returns</text:p>
                </table:table-cell>
                <table:table-cell table:style-name="Table235.B2" office:value-type="string">
                  <text:p text:style-name="P1049">Nothing</text:p>
                </table:table-cell>
              </table:table-row>
              <table:table-row>
                <table:table-cell table:style-name="Table235.A2" office:value-type="string">
                  <text:p text:style-name="P1038">Description</text:p>
                </table:table-cell>
                <table:table-cell table:style-name="Table235.B2" office:value-type="string">
                  <text:p text:style-name="P1060">Resizes the <text:span text:style-name="T1098">console sub</text:span>window.</text:p>
                </table:table-cell>
              </table:table-row>
            </table:table>
            <text:p text:style-name="P1038"/>
          </table:table-cell>
        </table:table-row>
        <table:table-row table:style-name="Table186.1">
          <table:table-cell table:style-name="Table186.A2" office:value-type="string">
            <text:p text:style-name="P1046">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1038">Arguments</text:p>
                </table:table-cell>
                <table:table-cell table:style-name="Table236.B1" office:value-type="string">
                  <text:p text:style-name="P1047">None</text:p>
                </table:table-cell>
              </table:table-row>
              <table:table-row>
                <table:table-cell table:style-name="Table236.A2" office:value-type="string">
                  <text:p text:style-name="P1038">Returns</text:p>
                </table:table-cell>
                <table:table-cell table:style-name="Table236.B2" office:value-type="string">
                  <text:p text:style-name="P1047">Nothing</text:p>
                </table:table-cell>
              </table:table-row>
              <table:table-row>
                <table:table-cell table:style-name="Table236.A2" office:value-type="string">
                  <text:p text:style-name="P1038">Description</text:p>
                </table:table-cell>
                <table:table-cell table:style-name="Table236.B2" office:value-type="string">
                  <text:p text:style-name="P1061">"<text:span text:style-name="T1071">Restores" the </text:span><text:span text:style-name="T1097">console sub</text:span><text:span text:style-name="T1071">window; if the window has been minimized or maximized, this window returns to a normal state.</text:span></text:p>
                </table:table-cell>
              </table:table-row>
            </table:table>
            <text:p text:style-name="P1038"/>
          </table:table-cell>
        </table:table-row>
        <table:table-row table:style-name="Table186.1">
          <table:table-cell table:style-name="Table186.A2" office:value-type="string">
            <text:p text:style-name="P1046">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1038">Arguments</text:p>
                </table:table-cell>
                <table:table-cell table:style-name="Table237.B1" office:value-type="string">
                  <text:p text:style-name="P1047">None</text:p>
                </table:table-cell>
              </table:table-row>
              <table:table-row>
                <table:table-cell table:style-name="Table237.A2" office:value-type="string">
                  <text:p text:style-name="P1038">Returns</text:p>
                </table:table-cell>
                <table:table-cell table:style-name="Table237.B2" office:value-type="string">
                  <text:p text:style-name="P1047">Nothing</text:p>
                </table:table-cell>
              </table:table-row>
              <table:table-row>
                <table:table-cell table:style-name="Table237.A2" office:value-type="string">
                  <text:p text:style-name="P1038">Description</text:p>
                </table:table-cell>
                <table:table-cell table:style-name="Table237.B2" office:value-type="string">
                  <text:p text:style-name="P1047">If the <text:span text:style-name="T1097">console sub</text:span>window is hidden, the window will be shown. The <text:span text:style-name="T1100">console subwindow is always hidden when it is first created.</text:span></text:p>
                </table:table-cell>
              </table:table-row>
            </table:table>
            <text:p text:style-name="P1038"/>
          </table:table-cell>
        </table:table-row>
        <table:table-row table:style-name="Table186.1">
          <table:table-cell table:style-name="Table186.A2" office:value-type="string">
            <text:p text:style-name="P1062">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1038">Arguments</text:p>
                </table:table-cell>
                <table:table-cell table:style-name="Table238.B1" office:value-type="string">
                  <text:p text:style-name="P1055">None</text:p>
                </table:table-cell>
              </table:table-row>
              <table:table-row>
                <table:table-cell table:style-name="Table238.A2" office:value-type="string">
                  <text:p text:style-name="P1038">Returns</text:p>
                </table:table-cell>
                <table:table-cell table:style-name="Table238.B2" office:value-type="string">
                  <text:p text:style-name="P1055"><text:span text:style-name="T20">List</text:span> of <text:span text:style-name="T20">Integers</text:span> (<text:span text:style-name="T1074">width</text:span>, <text:span text:style-name="T1074">height</text:span>)</text:p>
                </table:table-cell>
              </table:table-row>
              <table:table-row>
                <table:table-cell table:style-name="Table238.A2" office:value-type="string">
                  <text:p text:style-name="P1038">Description</text:p>
                </table:table-cell>
                <table:table-cell table:style-name="Table238.B2" office:value-type="string">
                  <text:p text:style-name="P1055">Returns the <text:span text:style-name="T1074">size of the </text:span><text:span text:style-name="T1097">console sub</text:span><text:span text:style-name="T1074">window, </text:span><text:span text:style-name="T1075">in the following format:</text:span></text:p>
                  <text:list text:style-name="L37">
                    <text:list-item>
                      <text:p text:style-name="P1063"><text:span text:style-name="T10">Width</text:span>. The width of the window.</text:p>
                    </text:list-item>
                    <text:list-item>
                      <text:p text:style-name="P1063"><text:span text:style-name="T10">Height</text:span>. The height of the window.</text:p>
                    </text:list-item>
                  </text:list>
                  <text:p text:style-name="P1055"><text:span text:style-name="T1074">If the window's size cannot be determined, both values in the </text:span><text:span text:style-name="T20">list</text:span><text:span text:style-name="T1074"> will be set to </text:span><text:span text:style-name="T1076">0</text:span><text:span text:style-name="T1074">.</text:span></text:p>
                </table:table-cell>
              </table:table-row>
            </table:table>
            <text:p text:style-name="P1038"/>
          </table:table-cell>
        </table:table-row>
        <table:table-row table:style-name="Table186.1">
          <table:table-cell table:style-name="Table186.A2" office:value-type="string">
            <text:p text:style-name="P1064">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1038">Arguments</text:p>
                </table:table-cell>
                <table:table-cell table:style-name="Table239.B1" office:value-type="string">
                  <text:p text:style-name="P1049"><text:span text:style-name="T1077">None or </text:span><text:span text:style-name="T1051">String</text:span></text:p>
                </table:table-cell>
              </table:table-row>
              <table:table-row>
                <table:table-cell table:style-name="Table239.A2" office:value-type="string">
                  <text:p text:style-name="P1038">Returns</text:p>
                </table:table-cell>
                <table:table-cell table:style-name="Table239.B2" office:value-type="string">
                  <text:p text:style-name="P1065"><text:span text:style-name="T1051">String</text:span> or Nothing</text:p>
                </table:table-cell>
              </table:table-row>
              <table:table-row>
                <table:table-cell table:style-name="Table239.A2" office:value-type="string">
                  <text:p text:style-name="P1038">Description</text:p>
                </table:table-cell>
                <table:table-cell table:style-name="Table239.B2" office:value-type="string">
                  <text:p text:style-name="P1066">Sets the <text:span text:style-name="T1098">console sub</text:span>window's title to <text:span text:style-name="T20">string</text:span>; if <text:span text:style-name="T20">string</text:span> is omitted, the <text:span text:style-name="T1078">window's current title is returned as a </text:span><text:span text:style-name="T20">string</text:span><text:span text:style-name="T1078">. </text:span><text:span text:style-name="T1079">Unless changed, </text:span><text:span text:style-name="T1097">the</text:span><text:span text:style-name="T1079"> window's title will always be </text:span><text:span text:style-name="T1097">the name of the plugin's </text:span><text:span text:style-name="T1101">NAME</text:span><text:span text:style-name="T1097"> and </text:span><text:span text:style-name="T1101">VERSION</text:span><text:span text:style-name="T1102">, separated by a space.</text:span></text:p>
                </table:table-cell>
              </table:table-row>
            </table:table>
            <text:p text:style-name="P1038"/>
          </table:table-cell>
        </table:table-row>
      </table:table>
      <text:p text:style-name="P1033"/>
      <text:p text:style-name="P1067"/>
      <text:p text:style-name="P1067"/>
      <text:p text:style-name="P1067"/>
      <text:p text:style-name="P1067"/>
      <text:p text:style-name="P1067"/>
      <text:p text:style-name="P1067"/>
      <text:h text:style-name="Heading_20_2" text:outline-level="2" text:is-list-header="true"><text:bookmark-start text:name="__RefHeading___Toc18627_1041129398"/><text:soft-page-break/>Example Plugin<text:span text:style-name="T1103">s</text:span><text:bookmark-end text:name="__RefHeading___Toc18627_1041129398"/></text:h>
      <text:p text:style-name="P1068">All of these examples, and ZIP packages for <text:span text:style-name="T110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69">In this example, we're going to write a plugin that notifies every <text:span text:style-name="T1105">chat</text:span> that MERK is in whenever it sets its status to "away" or "back". To accomplish this, we're going to use the <text:span text:style-name="T20">ctick()</text:span> <text:a xlink:type="simple" xlink:href="#7.4.Event Methods|outline" text:style-name="Internet_20_link" text:visited-style-name="Visited_20_Internet_20_Link">event method</text:a>, the <text:span text:style-name="T20">is_away()</text:span> and <text:span text:style-name="T2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70">Our plugin will use <text:span text:style-name="T1106">ctick()</text:span> to check every client for a status change once per second. First, we declare <text:span text:style-name="T1107">a class</text:span> variable we'll need in <text:span text:style-name="T20">init()</text:span><text:span text:style-name="T195">: </text:span><text:span text:style-name="T110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107">in our </text:span><text:span text:style-name="T1109">list</text:span><text:span text:style-name="T110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1110">This plugin should work with any number of server connections, and will only notify the connections that have had their status changed. </text:span><text:span text:style-name="T1111">This plugin also doesn't do any error checking; it calls the </text:span><text:a xlink:type="simple" xlink:href="#7.3.MERK Window Class|outline" text:style-name="Internet_20_link" text:visited-style-name="Visited_20_Internet_20_Link"><text:span text:style-name="T1111">MERK Window</text:span></text:a><text:span text:style-name="T1111"> </text:span><text:a xlink:type="simple" xlink:href="#7.3.1.Methods|outline" text:style-name="Internet_20_link" text:visited-style-name="Visited_20_Internet_20_Link"><text:span text:style-name="T1111">method</text:span></text:a><text:span text:style-name="T1111"> </text:span><text:span text:style-name="T1112">.describe()</text:span><text:span text:style-name="T1111"> on </text:span><text:a xlink:type="simple" xlink:href="#4.Server Windows|outline" text:style-name="Internet_20_link" text:visited-style-name="Visited_20_Internet_20_Link"><text:span text:style-name="T1111">server windows</text:span></text:a><text:span text:style-name="T111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1071">from merk import <text:span text:style-name="T802">Plugin</text:span></text:p>
            <text:p text:style-name="P1071"/>
            <text:p text:style-name="P1071">class <text:span text:style-name="T1113">AwayNotify</text:span>(Plugin):</text:p>
            <text:p text:style-name="P1071"/>
            <text:p text:style-name="P1071"><text:s text:c="4"/><text:span text:style-name="T803">NAME = "</text:span><text:span text:style-name="T1113">Away Notify</text:span><text:span text:style-name="T803">"</text:span></text:p>
            <text:p text:style-name="P1071"><text:s text:c="4"/><text:span text:style-name="T803">AUTHOR = "Dan Hetrick"</text:span></text:p>
            <text:p text:style-name="P1071"><text:s text:c="4"/><text:span text:style-name="T803">VERSION = "1.0"</text:span></text:p>
            <text:p text:style-name="P1072"><text:span text:style-name="T804"><text:s text:c="4"/></text:span><text:span text:style-name="T805">SOURCE = "https://github.com/nutjob-laboratories/merk"</text:span></text:p>
            <text:p text:style-name="P1071"/>
            <text:p text:style-name="P1071"><text:s text:c="4"/>def init(self):</text:p>
            <text:p text:style-name="P1071"><text:s text:c="8"/><text:span text:style-name="T1114">self.notified = []</text:span></text:p>
            <text:p text:style-name="P1071"/>
            <text:p text:style-name="P1071"><text:s text:c="4"/><text:span text:style-name="T1113">def ctick(self,**args):</text:span></text:p>
            <text:p text:style-name="P1071"><text:s text:c="8"/><text:span text:style-name="T1113">uptime = args["uptime"]</text:span></text:p>
            <text:p text:style-name="P1071"/>
            <text:p text:style-name="P1071"><text:s text:c="8"/><text:span text:style-name="T1113">for client in self.clients():</text:span></text:p>
            <text:p text:style-name="P1071"><text:s text:c="12"/><text:span text:style-name="T1113">if self.is_away(client):</text:span></text:p>
            <text:p text:style-name="P1071"><text:s text:c="16"/><text:span text:style-name="T1114">if not client in self.notified:</text:span></text:p>
            <text:p text:style-name="P1071"><text:s text:c="20"/><text:span text:style-name="T1114">self.notified.append(client)</text:span></text:p>
            <text:p text:style-name="P1071"><text:s text:c="20"/><text:span text:style-name="T1113">for </text:span><text:span text:style-name="T1115">w</text:span><text:span text:style-name="T1113">indow in self.windows(client):</text:span></text:p>
            <text:p text:style-name="P1071"><text:s text:c="24"/><text:span text:style-name="T1113">window.describe("is now away")</text:span></text:p>
            <text:p text:style-name="P1071"><text:s text:c="12"/><text:span text:style-name="T1113">else:</text:span></text:p>
            <text:p text:style-name="P1071"><text:s text:c="16"/><text:span text:style-name="T1114">if client in self.notified:</text:span></text:p>
            <text:p text:style-name="P1071"><text:s text:c="20"/><text:span text:style-name="T1114">self.notified.remove(client)</text:span></text:p>
            <text:p text:style-name="P1071"><text:s text:c="20"/><text:span text:style-name="T1113">for window in self.windows(client):</text:span></text:p>
            <text:p text:style-name="P1071"><text:s text:c="24"/><text:span text:style-name="T1113">window.describe("is now back")</text:span></text:p>
          </table:table-cell>
        </table:table-row>
      </table:table>
      <text:p text:style-name="P1073"/>
      <text:h text:style-name="P1074" text:outline-level="3"><text:bookmark-start text:name="__RefHeading___Toc23129_1041129398"/><text:soft-page-break/>Mention Notification<text:bookmark-end text:name="__RefHeading___Toc23129_1041129398"/></text:h>
      <text:p text:style-name="P1075">This plugin will give the user a "visual" notification if their name is mentioned in a chat: the subwindow that their nickname was mentioned in will <text:span text:style-name="T1116">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1076">from merk import <text:span text:style-name="T802">Plugin</text:span></text:p>
            <text:p text:style-name="P1076"/>
            <text:p text:style-name="P1076">class <text:span text:style-name="T1117">MentionNotify</text:span>(Plugin):</text:p>
            <text:p text:style-name="P1076"/>
            <text:p text:style-name="P1076"><text:s text:c="4"/><text:span text:style-name="T803">NAME = "</text:span><text:span text:style-name="T1117">Mention Notification</text:span><text:span text:style-name="T803">"</text:span></text:p>
            <text:p text:style-name="P1076"><text:s text:c="4"/><text:span text:style-name="T803">AUTHOR = "Dan Hetrick"</text:span></text:p>
            <text:p text:style-name="P1076"><text:s text:c="4"/><text:span text:style-name="T803">VERSION = "1.0"</text:span></text:p>
            <text:p text:style-name="P1077"><text:span text:style-name="T804"><text:s text:c="4"/></text:span><text:span text:style-name="T805">SOURCE = "https://github.com/nutjob-laboratories/merk"</text:span></text:p>
            <text:p text:style-name="P1078"/>
            <text:p text:style-name="P1078"><text:s text:c="4"/><text:span text:style-name="T1116">def init(self):</text:span></text:p>
            <text:p text:style-name="P1078"><text:s text:c="8"/><text:span text:style-name="T1116">self.</text:span><text:span text:style-name="T1117">notified</text:span><text:span text:style-name="T1116"> = []</text:span></text:p>
            <text:p text:style-name="P1076"/>
            <text:p text:style-name="P1076"><text:s text:c="4"/><text:span text:style-name="T1113">def </text:span><text:span text:style-name="T1118">message</text:span><text:span text:style-name="T1113">(self,**args):</text:span></text:p>
            <text:p text:style-name="P1076"><text:s text:c="8"/>window = args["window"]</text:p>
            <text:p text:style-name="P1076"><text:s text:c="8"/>channel = args["channel"]</text:p>
            <text:p text:style-name="P1076"><text:s text:c="8"/>user = args["user"]</text:p>
            <text:p text:style-name="P1076"><text:s text:c="8"/>message = args["message"]</text:p>
            <text:p text:style-name="P1076"><text:s text:c="8"/><text:span text:style-name="T1118">client = </text:span><text:span text:style-name="T1119">args["client"]</text:span></text:p>
            <text:p text:style-name="P1076"/>
            <text:p text:style-name="P1076"><text:s text:c="8"/><text:span text:style-name="T1120">if window!=None:</text:span></text:p>
            <text:p text:style-name="P1079"><text:s text:c="12"/><text:span text:style-name="T1121">if window.type()!="server":</text:span></text:p>
            <text:p text:style-name="P1079"><text:s text:c="16"/><text:span text:style-name="T1118">if client.nickname in message:</text:span></text:p>
            <text:p text:style-name="P1079"><text:s text:c="20"/><text:span text:style-name="T1116">if not channel in self.</text:span><text:span text:style-name="T1117">notified</text:span><text:span text:style-name="T1116">:</text:span></text:p>
            <text:p text:style-name="P1079"><text:s text:c="24"/><text:span text:style-name="T1122">if not window.active():</text:span></text:p>
            <text:p text:style-name="P1079"><text:s text:c="28"/><text:span text:style-name="T1116">self.</text:span><text:span text:style-name="T1117">notified</text:span><text:span text:style-name="T1116">.append(channel)</text:span></text:p>
            <text:p text:style-name="P1079"><text:s text:c="28"/><text:span text:style-name="T1116">window.title(window.name()+" - Mentioned")</text:span></text:p>
            <text:p text:style-name="P1080"/>
            <text:p text:style-name="P1080"><text:s text:c="4"/><text:span text:style-name="T1116">def activate(self,**args):</text:span></text:p>
            <text:p text:style-name="P1080"><text:s text:c="8"/>window = args["window"]</text:p>
            <text:p text:style-name="P1081"><text:s text:c="8"/><text:span text:style-name="T1116">if window.name() in self.</text:span><text:span text:style-name="T1117">notified</text:span><text:span text:style-name="T1116">:</text:span></text:p>
            <text:p text:style-name="P1081"><text:s text:c="12"/><text:span text:style-name="T1116">self.</text:span><text:span text:style-name="T1117">notified</text:span><text:span text:style-name="T1116">.remove(window.name())</text:span></text:p>
            <text:p text:style-name="P1082"><text:s text:c="12"/><text:span text:style-name="T1116">window.title(window.name())</text:span></text:p>
          </table:table-cell>
        </table:table-row>
      </table:table>
      <text:p text:style-name="P1083"/>
      <text:p text:style-name="P1083"/>
      <text:p text:style-name="P1083"/>
      <text:p text:style-name="P1083"/>
      <text:p text:style-name="P1083"/>
      <text:p text:style-name="P1083"/>
      <text:p text:style-name="P1083"/>
      <text:p text:style-name="P1083"/>
      <text:h text:style-name="Heading_20_3" text:outline-level="3"><text:bookmark-start text:name="__RefHeading___Toc26746_1041129398"/><text:soft-page-break/>Dice Roller<text:bookmark-end text:name="__RefHeading___Toc26746_1041129398"/></text:h>
      <text:p text:style-name="P1084">This plugin uses Python's <text:span text:style-name="T20">random</text:span> library to generate a random number when prompted by either the MERK user or another user. To use, type <text:span text:style-name="T20">!roll</text:span> followed by the maximum number you wish to randomly generate, simulating rolling dice. For example, to simulate rolling a six-sided die, you'd message <text:span text:style-name="T2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1085">from merk import Plugin</text:p>
            <text:p text:style-name="P1085"/>
            <text:p text:style-name="P1085">import random</text:p>
            <text:p text:style-name="P1085"/>
            <text:p text:style-name="P1086"><text:span text:style-name="T1123">def roll(</text:span><text:span text:style-name="T1124">nick,</text:span><text:span text:style-name="T1123">window,dice):</text:span></text:p>
            <text:p text:style-name="P1087"><text:s text:c="4"/>try:</text:p>
            <text:p text:style-name="P1087"><text:s text:c="8"/>dice = int(dice)</text:p>
            <text:p text:style-name="P1087"><text:s text:c="4"/>except:</text:p>
            <text:p text:style-name="P1087"><text:s text:c="8"/>window.say("!roll requires a number argument")</text:p>
            <text:p text:style-name="P1087"><text:s text:c="8"/>return</text:p>
            <text:p text:style-name="P1087"><text:s text:c="4"/>roll = random.randint(1,dice)</text:p>
            <text:p text:style-name="P1087"><text:s text:c="4"/>window.say(f"<text:span text:style-name="T1124">{nick} r</text:span>olled a d{dice}: {roll}")</text:p>
            <text:p text:style-name="P1087"/>
            <text:p text:style-name="P1088"><text:span text:style-name="T1123">def </text:span><text:span text:style-name="T1125">raw_</text:span><text:span text:style-name="T1123">roll(</text:span><text:span text:style-name="T1124">nick,</text:span><text:span text:style-name="T1125">client,</text:span><text:span text:style-name="T1123">dice):</text:span></text:p>
            <text:p text:style-name="P1089"><text:s text:c="4"/>try:</text:p>
            <text:p text:style-name="P1089"><text:s text:c="8"/>dice = int(dice)</text:p>
            <text:p text:style-name="P1089"><text:s text:c="4"/>except:</text:p>
            <text:p text:style-name="P1089"><text:s text:c="8"/><text:span text:style-name="T1125">client.msg</text:span>(<text:span text:style-name="T1125">nick,</text:span>"!roll requires a number argument")</text:p>
            <text:p text:style-name="P1089"><text:s text:c="8"/>return</text:p>
            <text:p text:style-name="P1089"><text:s text:c="4"/>roll = random.randint(1,dice)</text:p>
            <text:p text:style-name="P1089"><text:s text:c="4"/><text:span text:style-name="T1125">client.msg</text:span>(<text:span text:style-name="T1125">nick,</text:span>f"<text:span text:style-name="T1124">{nick} r</text:span>olled a d{dice}: {roll}")</text:p>
            <text:p text:style-name="P1085"/>
            <text:p text:style-name="P1085">class DiceRoller(Plugin):</text:p>
            <text:p text:style-name="P1085"/>
            <text:p text:style-name="P1085"><text:s text:c="4"/>NAME = "Dice Roller"</text:p>
            <text:p text:style-name="P1085"><text:s text:c="4"/>AUTHOR = "Dan Hetrick"</text:p>
            <text:p text:style-name="P1085"><text:s text:c="4"/>VERSION = "1.0"</text:p>
            <text:p text:style-name="P1085"><text:s text:c="4"/>SOURCE = "https://github.com/nutjob-laboratories/merk"</text:p>
            <text:p text:style-name="P1085"/>
            <text:p text:style-name="P1085"><text:s text:c="4"/>def me(self,**args):</text:p>
            <text:p text:style-name="P1085"><text:s text:c="8"/>window = args["window"]</text:p>
            <text:p text:style-name="P1085"><text:s text:c="8"/>message = args["message"]</text:p>
            <text:p text:style-name="P1085"><text:s text:c="8"/><text:span text:style-name="T1126">client = args["client"]</text:span></text:p>
            <text:p text:style-name="P1085"><text:s text:c="8"/><text:span text:style-name="T1124">nick = </text:span><text:span text:style-name="T1126">client</text:span><text:span text:style-name="T1124">.nickname</text:span></text:p>
            <text:p text:style-name="P1085"><text:s text:c="8"/></text:p>
            <text:p text:style-name="P1085"><text:s text:c="8"/>tokens = message.split()</text:p>
            <text:p text:style-name="P1085"><text:s text:c="8"/>if len(tokens)==2:</text:p>
            <text:p text:style-name="P1085"><text:s text:c="12"/>if tokens[0].lower()=="!roll":</text:p>
            <text:p text:style-name="P1085"><text:s text:c="16"/>tokens.pop(0)</text:p>
            <text:p text:style-name="P1085"><text:s text:c="16"/>dice = tokens.pop(0)</text:p>
            <text:p text:style-name="P1085"><text:s text:c="16"/><text:span text:style-name="T1127">if window!=None:</text:span></text:p>
            <text:p text:style-name="P1085"><text:s text:c="20"/><text:span text:style-name="T1123">roll(</text:span><text:span text:style-name="T1124">nick,</text:span><text:span text:style-name="T1123">window,dice)</text:span></text:p>
            <text:p text:style-name="P1085"/>
            <text:p text:style-name="P1085"><text:s text:c="4"/>def message(self,**args):</text:p>
            <text:p text:style-name="P1085"><text:s text:c="8"/>window = args["window"]</text:p>
            <text:p text:style-name="P1085"><text:soft-page-break/><text:s text:c="8"/>message = args["message"]</text:p>
            <text:p text:style-name="P1085"><text:s text:c="8"/><text:span text:style-name="T1124">nick = args["nickname"]</text:span></text:p>
            <text:p text:style-name="P1090"><text:s text:c="8"/><text:span text:style-name="T1126">client = args["client"]</text:span></text:p>
            <text:p text:style-name="P1085"/>
            <text:p text:style-name="P1091"><text:s text:c="8"/>tokens = message.split()</text:p>
            <text:p text:style-name="P1091"><text:s text:c="8"/>if len(tokens)==2:</text:p>
            <text:p text:style-name="P1091"><text:s text:c="12"/>if tokens[0].lower()=="!roll":</text:p>
            <text:p text:style-name="P1091"><text:s text:c="16"/>tokens.pop(0)</text:p>
            <text:p text:style-name="P1091"><text:s text:c="16"/>dice = tokens.pop(0)</text:p>
            <text:p text:style-name="P1089"><text:s text:c="16"/><text:span text:style-name="T1128">if window!=None:</text:span></text:p>
            <text:p text:style-name="P1091"><text:s text:c="20"/><text:span text:style-name="T1123">roll(</text:span><text:span text:style-name="T1124">nick,</text:span><text:span text:style-name="T1123">window,dice)</text:span></text:p>
            <text:p text:style-name="P1091"><text:s text:c="16"/><text:span text:style-name="T1125">else:</text:span></text:p>
            <text:p text:style-name="P1091"><text:s text:c="20"/><text:span text:style-name="T1125">raw_roll(nick,</text:span><text:span text:style-name="T1126">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1092">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1093">from merk import <text:span text:style-name="T802">Plugin</text:span></text:p>
            <text:p text:style-name="P1093"/>
            <text:p text:style-name="P1093">class <text:span text:style-name="T1117">MentionNotify</text:span>(Plugin):</text:p>
            <text:p text:style-name="P1093"/>
            <text:p text:style-name="P1093"><text:s text:c="4"/><text:span text:style-name="T803">NAME = "</text:span><text:span text:style-name="T1129">Unread</text:span><text:span text:style-name="T1117"> Notification</text:span><text:span text:style-name="T803">"</text:span></text:p>
            <text:p text:style-name="P1093"><text:s text:c="4"/><text:span text:style-name="T803">AUTHOR = "Dan Hetrick"</text:span></text:p>
            <text:p text:style-name="P1093"><text:s text:c="4"/><text:span text:style-name="T803">VERSION = "1.0"</text:span></text:p>
            <text:p text:style-name="P1094"><text:span text:style-name="T804"><text:s text:c="4"/></text:span><text:span text:style-name="T805">SOURCE = "https://github.com/nutjob-laboratories/merk"</text:span></text:p>
            <text:p text:style-name="P1093"/>
            <text:p text:style-name="P1093"><text:s text:c="4"/><text:span text:style-name="T1113">def </text:span><text:span text:style-name="T1118">message</text:span><text:span text:style-name="T1113">(self,**args):</text:span></text:p>
            <text:p text:style-name="P1093"><text:s text:c="8"/>window = args["window"]</text:p>
            <text:p text:style-name="P1093"><text:s text:c="8"/>channel = args["channel"]</text:p>
            <text:p text:style-name="P1093"><text:s text:c="8"/>user = args["user"]</text:p>
            <text:p text:style-name="P1093"><text:s text:c="8"/>message = args["message"]</text:p>
            <text:p text:style-name="P1093"><text:s text:c="8"/><text:span text:style-name="T1118">client = </text:span><text:span text:style-name="T1119">args["client"]</text:span></text:p>
            <text:p text:style-name="P1093"/>
            <text:p text:style-name="P1093"><text:s text:c="8"/><text:span text:style-name="T1120">if window!=None:</text:span></text:p>
            <text:p text:style-name="P1093"><text:s text:c="12"/><text:span text:style-name="T1121">if window.type()!="server":</text:span></text:p>
            <text:p text:style-name="P1093"><text:s text:c="16"/><text:span text:style-name="T1129">if window.title()==window.name():</text:span></text:p>
            <text:p text:style-name="P1093"><text:s text:c="20"/><text:span text:style-name="T1122">if not window.active():</text:span></text:p>
            <text:p text:style-name="P1093"><text:s text:c="24"/><text:span text:style-name="T1116">window.title(window.name()+" - </text:span><text:span text:style-name="T1129">Unread messages</text:span><text:span text:style-name="T1116">")</text:span></text:p>
            <text:p text:style-name="P1093"/>
            <text:p text:style-name="P1093"><text:s text:c="4"/><text:span text:style-name="T1116">def activate(self,**args):</text:span></text:p>
            <text:p text:style-name="P1093"><text:s text:c="8"/>window = args["window"]</text:p>
            <text:p text:style-name="P1093"><text:s text:c="8"/><text:span text:style-name="T1129">if window.title()!=window.name():</text:span></text:p>
            <text:p text:style-name="P1093"><text:s text:c="12"/><text:span text:style-name="T1129">window.title(window.name())</text:span></text:p>
          </table:table-cell>
        </table:table-row>
      </table:table>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p text:style-name="P1095"/>
      <text:h text:style-name="P1096" text:outline-level="3"><text:bookmark-start text:name="__RefHeading___Toc30550_2610102374 Copy 1"/><text:soft-page-break/>MERK "Backdoor"<text:bookmark-end text:name="__RefHeading___Toc30550_2610102374 Copy 1"/></text:h>
      <text:p text:style-name="P1097">This plugin <text:span text:style-name="T1130">gives a "backdoor" to a user: if the user has the right password, they can issue commands to MERK with private messages. First, edit's the plugin's </text:span><text:span text:style-name="T1131">password</text:span><text:span text:style-name="T1130"> attribute to whatever password you'd like; in this example, the password is "password". To log into the plugin, send a message that consists of "!" immediately followed by the password. By default, you would log in with </text:span><text:span text:style-name="T1131">!password</text:span><text:span text:style-name="T113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1131"> /join #channel</text:span><text:span text:style-name="T1130">" (without the quotes, and note the leading space).</text:span></text:p>
      <table:table table:name="Table183" table:style-name="Table183">
        <table:table-column table:style-name="Table183.A"/>
        <table:table-row>
          <table:table-cell table:style-name="Table183.A1" office:value-type="string">
            <text:p text:style-name="P1098">from merk import Plugin</text:p>
            <text:p text:style-name="P1098"/>
            <text:p text:style-name="P1098">class BackdoorPlugin(Plugin):</text:p>
            <text:p text:style-name="P1098"/>
            <text:p text:style-name="P1098"><text:s text:c="4"/>NAME = "Backdoor"</text:p>
            <text:p text:style-name="P1098"><text:s text:c="4"/>AUTHOR = "Dan Hetrick"</text:p>
            <text:p text:style-name="P1098"><text:s text:c="4"/>VERSION = "1.0"</text:p>
            <text:p text:style-name="P1098"><text:s text:c="4"/>SOURCE = "https://github.com/nutjob-laboratories/merk"</text:p>
            <text:p text:style-name="P1098"/>
            <text:p text:style-name="P1098"><text:s text:c="4"/>def init(self):</text:p>
            <text:p text:style-name="P1098"><text:s text:c="8"/>self.logged_in = None</text:p>
            <text:p text:style-name="P1098"><text:s text:c="8"/>self.password = "password"</text:p>
            <text:p text:style-name="P1098"/>
            <text:p text:style-name="P1098"><text:s text:c="4"/>def message(self,**args):</text:p>
            <text:p text:style-name="P1098"><text:s text:c="8"/>window = args["window"]</text:p>
            <text:p text:style-name="P1098"><text:s text:c="8"/>client = args["client"]</text:p>
            <text:p text:style-name="P1098"><text:s text:c="8"/>channel = args["channel"]</text:p>
            <text:p text:style-name="P1098"><text:s text:c="8"/>user = args["user"]</text:p>
            <text:p text:style-name="P1098"><text:s text:c="8"/>nickname = args["nickname"]</text:p>
            <text:p text:style-name="P1098"><text:s text:c="8"/>hostmask = args["hostmask"]</text:p>
            <text:p text:style-name="P1098"><text:s text:c="8"/>message = args["message"]</text:p>
            <text:p text:style-name="P1098"><text:s text:c="8"/></text:p>
            <text:p text:style-name="P1098"><text:s text:c="8"/>if channel==client.nickname:</text:p>
            <text:p text:style-name="P1098"><text:s text:c="12"/>if len(message)&gt;1 and message[0]=='!':</text:p>
            <text:p text:style-name="P1098"><text:s text:c="16"/>if message[1:]==self.password:</text:p>
            <text:p text:style-name="P1098"><text:s text:c="20"/>if self.logged_in==None:</text:p>
            <text:p text:style-name="P1098"><text:s text:c="24"/>self.logged_in = hostmask</text:p>
            <text:p text:style-name="P1098"><text:s text:c="24"/>client.msg(nickname,"Logged in")</text:p>
            <text:p text:style-name="P1098"><text:s text:c="20"/>else:</text:p>
            <text:p text:style-name="P1098"><text:s text:c="24"/>self.logged_in = None</text:p>
            <text:p text:style-name="P1098"><text:s text:c="24"/>client.msg(nickname,"Logged out")</text:p>
            <text:p text:style-name="P1098"><text:s text:c="12"/>else:</text:p>
            <text:p text:style-name="P1098"><text:s text:c="16"/>if hostmask==self.logged_in:</text:p>
            <text:p text:style-name="P1098"><text:s text:c="20"/>if window!=None:</text:p>
            <text:p text:style-name="P1098"><text:s text:c="24"/>window.execute(message)</text:p>
            <text:p text:style-name="P1098"><text:s text:c="20"/>else:</text:p>
            <text:p text:style-name="P1098"><text:s text:c="24"/>console = self.master(client)</text:p>
            <text:p text:style-name="P1098"><text:s text:c="24"/>console.execute(message)</text:p>
          </table:table-cell>
        </table:table-row>
      </table:table>
      <text:p text:style-name="P1099"/>
      <text:p text:style-name="P1099"/>
      <text:h text:style-name="P1100" text:outline-level="3"><text:bookmark-start text:name="__RefHeading___Toc30550_2610102374 Copy 1 Copy 1"/><text:soft-page-break/>Mention Log<text:bookmark-end text:name="__RefHeading___Toc30550_2610102374 Copy 1 Copy 1"/></text:h>
      <text:p text:style-name="P1101">This plugin <text:span text:style-name="T1132">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1102">from merk import Plugin</text:p>
            <text:p text:style-name="P1102"/>
            <text:p text:style-name="P1102">class <text:span text:style-name="T1132">MentionLog</text:span>Plugin(Plugin):</text:p>
            <text:p text:style-name="P1102"/>
            <text:p text:style-name="P1102"><text:s text:c="4"/>NAME = "<text:span text:style-name="T1132">Mention Log</text:span>"</text:p>
            <text:p text:style-name="P1102"><text:s text:c="4"/>AUTHOR = "Dan Hetrick"</text:p>
            <text:p text:style-name="P1102"><text:s text:c="4"/>VERSION = "1.0"</text:p>
            <text:p text:style-name="P1103"><text:span text:style-name="T804"><text:s text:c="4"/>SOURCE = "https://github.com/nutjob-laboratories/merk"</text:span></text:p>
            <text:p text:style-name="P1102"/>
            <text:p text:style-name="P1102"><text:s text:c="4"/><text:span text:style-name="T1132">def init(self):</text:span></text:p>
            <text:p text:style-name="P1102"><text:s text:c="8"/><text:span text:style-name="T1132">c = self.console()</text:span></text:p>
            <text:p text:style-name="P1102"><text:s text:c="8"/><text:span text:style-name="T1132">c.html("&lt;h1&gt;Mention Log&lt;/h1&gt;")</text:span></text:p>
            <text:p text:style-name="P1102"/>
            <text:p text:style-name="P1102"><text:s text:c="4"/>def message(self,**args):</text:p>
            <text:p text:style-name="P1102"><text:s text:c="8"/>window = args["window"]</text:p>
            <text:p text:style-name="P1102"><text:s text:c="8"/>client = args["client"]</text:p>
            <text:p text:style-name="P1102"><text:s text:c="8"/>channel = args["channel"]</text:p>
            <text:p text:style-name="P1102"><text:s text:c="8"/>user = args["user"]</text:p>
            <text:p text:style-name="P1102"><text:s text:c="8"/>nickname = args["nickname"]</text:p>
            <text:p text:style-name="P1102"><text:s text:c="8"/>hostmask = args["hostmask"]</text:p>
            <text:p text:style-name="P1102"><text:s text:c="8"/>message = args["message"]</text:p>
            <text:p text:style-name="P1102"><text:s text:c="8"/></text:p>
            <text:p text:style-name="P1102"><text:s text:c="8"/><text:span text:style-name="T1132">c = self.console()</text:span></text:p>
            <text:p text:style-name="P1102"><text:s text:c="8"/><text:span text:style-name="T1132">if client.nickname in message:</text:span></text:p>
            <text:p text:style-name="P1102"><text:s text:c="12"/><text:span text:style-name="T1132">entry = f"{client.hostname} {channel} {nickname}: {message}"</text:span></text:p>
            <text:p text:style-name="P1102"><text:s text:c="12"/><text:span text:style-name="T1133">c</text:span><text:span text:style-name="T1132">.print(entry)</text:span></text:p>
          </table:table-cell>
        </table:table-row>
      </table:table>
      <text:p text:style-name="P1104"/>
      <text:p text:style-name="P1104"/>
      <text:p text:style-name="P1104"/>
      <text:p text:style-name="P1104"/>
      <text:p text:style-name="P1104"/>
      <text:p text:style-name="P1104"/>
      <text:p text:style-name="P1104"/>
      <text:p text:style-name="P1104"/>
      <text:p text:style-name="P1104"/>
      <text:p text:style-name="P1104"/>
      <text:h text:style-name="Heading_20_1" text:outline-level="1"><text:bookmark-start text:name="__RefHeading___Toc4367_737576689"/><text:soft-page-break/>Advanced Settings<text:bookmark-end text:name="__RefHeading___Toc4367_737576689"/></text:h>
      <text:p text:style-name="P1105"><text:span text:style-name="T11">The last section in the </text:span><text:a xlink:type="simple" xlink:href="#8.Settings|outline" text:style-name="Internet_20_link" text:visited-style-name="Visited_20_Internet_20_Link"><text:span text:style-name="T11">"Settings" dialog</text:span></text:a><text:span text:style-name="T11"> shows a number of settings that can be used to fundamentally change how MERK works. </text:span><text:span text:style-name="T520">WARNING</text:span><text:span text:style-name="T125">:</text:span><text:span text:style-name="T11"> Changing these settings may break your installation of MERK, </text:span><text:span text:style-name="T1134">break any existing scripts,</text:span><text:span text:style-name="T11"> or fill up your hard drive. </text:span><text:span text:style-name="T1135">If this occurs, please see </text:span><text:a xlink:type="simple" xlink:href="#3.1.Resetting MERK to Default Settings|outline" text:style-name="Internet_20_link" text:visited-style-name="Visited_20_Internet_20_Link"><text:span text:style-name="T1136">Resetting MERK to Default Settings</text:span></text:a><text:span text:style-name="T1135">.</text:span></text:p>
      <text:p text:style-name="P61">Changing these settings is not recommended, but may be desired.</text:p>
      <text:h text:style-name="P1106" text:outline-level="2"><text:bookmark-start text:name="__RefHeading___Toc4369_737576689"/>Options<text:bookmark-end text:name="__RefHeading___Toc4369_737576689"/></text:h>
      <text:p text:style-name="P1107">To change any of these settings, advanced settings must be enabled <text:span text:style-name="T1137">by clicking this checkbox</text:span>:</text:p>
      <text:p text:style-name="P1108"><draw:frame draw:style-name="fr1" draw:name="Image18" text:anchor-type="as-char" svg:width="2.3437in" svg:height="0.3126in" draw:z-index="6"><draw:image xlink:href="Pictures/10000001000000E10000001E4405AF02.png" xlink:type="simple" xlink:show="embed" xlink:actuate="onLoad" draw:mime-type="image/png"/></draw:frame></text:p>
      <text:p text:style-name="P1109">Unchecking this checkbox will reset all the advanced settings to the value stored in the configuration file, and no settings will be saved. This <text:span text:style-name="T35">must</text:span><text:span text:style-name="T36"> be enabled when clicking the "Apply" or "Apply &amp; Restart" buttons for any changes to be saved. </text:span><text:span text:style-name="T1138">When changing any any advanced setting, </text:span><text:span text:style-name="T1139">restarting MERK is recommended</text:span><text:span text:style-name="T1138">.</text:span></text:p>
      <text:list text:style-name="L38">
        <text:list-item>
          <text:p text:style-name="P1110">Connection heartbeat.<text:span text:style-name="T11"> This sets how often MERK "pings" the IRC server to keep the network connection active. The default is once every 120 seconds.</text:span></text:p>
        </text:list-item>
        <text:list-item>
          <text:p text:style-name="P1111"><text:span text:style-name="T10">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11"><text:span text:style-name="T10">Flood protection for long messages</text:span>. Chat messages that have been split up for exceeding the maximum message length will be sent once per second, to avoid triggering a server's flood protection. Turned on by default.</text:p>
        </text:list-item>
        <text:list-item>
          <text:p text:style-name="P1112">Show server pings in server windows<text:span text:style-name="T11">. MERK sends "pings" to the IRC server to keep the network connection active. Checking this box will display whenever the client receives a "ping" reply from the server.</text:span></text:p>
        </text:list-item>
        <text:list-item>
          <text:p text:style-name="P1112">Save all system messages to log<text:span text:style-name="T11">. Checking this option will save nearly all messages displayed if logging is turned on. This will drastically increase the size of saved logs.</text:span></text:p>
        </text:list-item>
        <text:list-item>
          <text:p text:style-name="P1112">Write all network input and output to STDOUT<text:span text:style-name="T11">. This will show all IRC network traffic in STDOUT, which is normally printed to the console MERK is being ran from. This will not display anything if MERK is being </text:span><text:span text:style-name="T1140">executed with the PyInstaller executable (without using additional software to view STDOUT).</text:span></text:p>
        </text:list-item>
        <text:list-item>
          <text:p text:style-name="P1113">Write all network input and output to a file in the user's settings directory<text:span text:style-name="T11">. This will write all network input and output to a file or files in the </text:span><text:span text:style-name="T31">settings</text:span><text:span text:style-name="T11"> directory. Each IRC connection will have its input and output written to a file named </text:span><text:span text:style-name="T31">SERVER-PORT.txt</text:span><text:span text:style-name="T11">. So, <text:s/>a connection to </text:span><text:span text:style-name="T31">irc.libera.chat</text:span><text:span text:style-name="T11"> on port </text:span><text:span text:style-name="T31">6697</text:span><text:span text:style-name="T11"> would have its input and output written to </text:span><text:span text:style-name="T31">irc.libera.chat-6697.txt</text:span><text:span text:style-name="T11">. </text:span><text:span text:style-name="T1141">WARNING!</text:span><text:span text:style-name="T11"> This will write a </text:span><text:span text:style-name="T1142">lot</text:span><text:span text:style-name="T1143"> </text:span><text:span text:style-name="T1144">of </text:span><text:span text:style-name="T1143">data to your hard drive.</text:span></text:p>
        </text:list-item>
      </text:list>
      <text:h text:style-name="Heading_20_1" text:outline-level="1"><text:bookmark-start text:name="__RefHeading___Toc11573_3926766685"/><text:soft-page-break/>Settings <text:span text:style-name="T1145">Editable by </text:span><text:span text:style-name="T1146">/config</text:span><text:bookmark-end text:name="__RefHeading___Toc11573_3926766685"/></text:h>
      <text:p text:style-name="P1114">The following is a list of all settings editable with the <text:span text:style-name="T20">/config</text:span> command, along with their default values. Settings are in the format "<text:span text:style-name="T20">setting: value</text:span>". Values in quotation marks are strings, values set to <text:span text:style-name="T20">false</text:span> or <text:span text:style-name="T20">true</text:span> are boolean, and numerical values are integers. Values that appear in italics are generated when MERK is ran for the first time, and vary depending on the version of the application.</text:p>
      <text:p text:style-name="P1115">Several settings require a string value that must be specific strings:</text:p>
      <text:list text:style-name="L39">
        <text:list-item>
          <text:p text:style-name="P1116"><text:span text:style-name="T20">qt_window_style</text:span>. <text:span text:style-name="T35">This must be set to a valid value string, depending on your installation of Qt, and will vary. Trying to set it to an invalid value will list valid values for your platform.</text:span></text:p>
        </text:list-item>
        <text:list-item>
          <text:p text:style-name="P1116"><text:span text:style-name="T20">windowbar_justify</text:span> and <text:span text:style-name="T20">menubar_justify</text:span>. <text:span text:style-name="T35">Must be "left", "right", or "center".</text:span></text:p>
        </text:list-item>
        <text:list-item>
          <text:p text:style-name="P1116"><text:span text:style-name="T20">default_spellcheck_language</text:span>. <text:span text:style-name="T35">Must be "en", "fr", "es", "de", "pt", "it", "nl", or "ru".</text:span></text:p>
        </text:list-item>
        <text:list-item>
          <text:p text:style-name="P1116"><text:span text:style-name="T20">syntax_comment_style</text:span>, <text:span text:style-name="T20">syntax_command_style</text:span>, <text:span text:style-name="T20">syntax_channel_style</text:span>, <text:span text:style-name="T20">syntax_alias_style</text:span>, <text:span text:style-name="T1147">syntax_operator_style</text:span><text:span text:style-name="T1148">, </text:span><text:span text:style-name="T1147">syntax_nickname_style</text:span><text:span text:style-name="T1148">, </text:span><text:span text:style-name="T1147">syntax_emoji_style</text:span><text:span text:style-name="T1148">, </text:span>and <text:span text:style-name="T20">syntax_script_only_style</text:span><text:span text:style-name="T1149">.</text:span> <text:span text:style-name="T35">Must be strings containing only "bold" or "italic", </text:span><text:span text:style-name="T1150">separated by spaces.</text:span></text:p>
        </text:list-item>
        <text:list-item>
          <text:p text:style-name="P1116"><text:span text:style-name="T20">subwindow_order</text:span>. <text:span text:style-name="T35">Must be "creation", "stacking", or "activation".</text:span></text:p>
        </text:list-item>
        <text:list-item>
          <text:p text:style-name="P1117"><text:span text:style-name="T10">All settings ending in </text:span><text:span text:style-name="T20">_color</text:span>. <text:span text:style-name="T35">Must be a valid </text:span><text:a xlink:type="simple" xlink:href="https://doc.qt.io/archives/qt-5.15/qcolor.html#details" text:style-name="Internet_20_link" text:visited-style-name="Visited_20_Internet_20_Link"><text:span text:style-name="T35">Qt color descriptor</text:span></text:a><text:span text:style-name="T35"> </text:span><text:span text:style-name="T1150">(such as an </text:span><text:a xlink:type="simple" xlink:href="https://www.w3.org/TR/SVG11/types.html#ColorKeywords" text:style-name="Internet_20_link" text:visited-style-name="Visited_20_Internet_20_Link"><text:span text:style-name="T1150">SVG color keyword name</text:span></text:a><text:span text:style-name="T1150">)</text:span><text:span text:style-name="T35">, or an HTML hexadecimal color value (like "#FFFFFF" for white or "#000000" for black).</text:span></text:p>
        </text:list-item>
        <text:list-item>
          <text:p text:style-name="P1117"><text:span text:style-name="T20">sound_notification_file</text:span>. <text:span text:style-name="T1151">Must be a </text:span><text:span text:style-name="T1152">string containing a </text:span><text:span text:style-name="T1151">valid path for a </text:span><text:a xlink:type="simple" xlink:href="https://en.wikipedia.org/wiki/WAV" text:style-name="Internet_20_link" text:visited-style-name="Visited_20_Internet_20_Link"><text:span text:style-name="T1151">WAV</text:span></text:a><text:span text:style-name="T1151"> file. The default value is a file located in MERK's resource file.</text:span></text:p>
        </text:list-item>
        <text:list-item>
          <text:p text:style-name="P1118"><text:span text:style-name="T20">timestamp_format</text:span>. <text:span text:style-name="T35">Must be a string containing a valid </text:span><text:a xlink:type="simple" xlink:href="https://strftime.org/" text:style-name="Internet_20_link" text:visited-style-name="Visited_20_Internet_20_Link"><text:span text:style-name="T1153">strftime</text:span></text:a><text:span text:style-name="T35"> format.</text:span></text:p>
        </text:list-item>
        <text:list-item>
          <text:p text:style-name="P1119"><text:span text:style-name="T1154">emoji_shortcode_languag</text:span><text:span text:style-name="T1155">e</text:span>. <text:span text:style-name="T1156">Must be "alias", "en", "pt", "it", "fr", "de", "fa", "id", "zh", "ja", "ko", "ru", "ar", or "tr". For more information, please see the </text:span><text:a xlink:type="simple" xlink:href="https://github.com/carpedm20/emoji" text:style-name="Internet_20_link" text:visited-style-name="Visited_20_Internet_20_Link"><text:span text:style-name="T1156">Emoji library repository</text:span></text:a><text:span text:style-name="T1156">.</text:span></text:p>
        </text:list-item>
      </text:list>
      <text:p text:style-name="P1120"/>
      <text:p text:style-name="P1120"/>
      <text:p text:style-name="P1120"/>
      <text:p text:style-name="P1120"/>
      <text:p text:style-name="P1120"/>
      <text:p text:style-name="P1120"/>
      <text:p text:style-name="P1120"/>
      <text:p text:style-name="P1120"/>
      <text:p text:style-name="P1120"/>
      <text:p text:style-name="P1120"/>
      <text:h text:style-name="P1121" text:outline-level="2"><text:bookmark-start text:name="__RefHeading___Toc12017_3926766685"/><text:soft-page-break/>Settings and Default Values<text:bookmark-end text:name="__RefHeading___Toc12017_3926766685"/></text:h>
      <text:list text:style-name="L40">
        <text:list-item>
          <text:p text:style-name="P1122">alias_interpolation_symbol: "$"</text:p>
        </text:list-item>
        <text:list-item>
          <text:p text:style-name="P1122">always_scroll_to_bottom: false</text:p>
        </text:list-item>
        <text:list-item>
          <text:p text:style-name="P1122">always_show_current_first_in_windowbar: true</text:p>
        </text:list-item>
        <text:list-item>
          <text:p text:style-name="P1122">app_interaction_cancels_autoaway: false</text:p>
        </text:list-item>
        <text:list-item>
          <text:p text:style-name="P1122">apply_syntax_highlighting_to_input_widget: true</text:p>
        </text:list-item>
        <text:list-item>
          <text:p text:style-name="P1122">ask_before_disconnect: true</text:p>
        </text:list-item>
        <text:list-item>
          <text:p text:style-name="P1122">ask_before_exit: false</text:p>
        </text:list-item>
        <text:list-item>
          <text:p text:style-name="P1122">ask_before_reconnect: false</text:p>
        </text:list-item>
        <text:list-item>
          <text:p text:style-name="P1122">auto_join_on_invite: true</text:p>
        </text:list-item>
        <text:list-item>
          <text:p text:style-name="P1122">autoaway: false</text:p>
        </text:list-item>
        <text:list-item>
          <text:p text:style-name="P1122">autoaway_time: 3600</text:p>
        </text:list-item>
        <text:list-item>
          <text:p text:style-name="P1122">autocomplete_aliases: true</text:p>
        </text:list-item>
        <text:list-item>
          <text:p text:style-name="P1122">autocomplete_channels: true</text:p>
        </text:list-item>
        <text:list-item>
          <text:p text:style-name="P1122">autocomplete_commands: true</text:p>
        </text:list-item>
        <text:list-item>
          <text:p text:style-name="P1122">autocomplete_emojis: true</text:p>
        </text:list-item>
        <text:list-item>
          <text:p text:style-name="P1122">autocomplete_emojis_in_away_message_widget: true</text:p>
        </text:list-item>
        <text:list-item>
          <text:p text:style-name="P1122">autocomplete_emojis_in_quit_message_widget: true</text:p>
        </text:list-item>
        <text:list-item>
          <text:p text:style-name="P1122">autocomplete_macros: true</text:p>
        </text:list-item>
        <text:list-item>
          <text:p text:style-name="P1122">autocomplete_nicks: true</text:p>
        </text:list-item>
        <text:list-item>
          <text:p text:style-name="P1122">autocomplete_scripts: true</text:p>
        </text:list-item>
        <text:list-item>
          <text:p text:style-name="P1122">autocomplete_settings: true</text:p>
        </text:list-item>
        <text:list-item>
          <text:p text:style-name="P1122">autocomplete_user_settings: true</text:p>
        </text:list-item>
        <text:list-item>
          <text:p text:style-name="P1122">automatic_reconnection_timer: 30</text:p>
        </text:list-item>
        <text:list-item>
          <text:p text:style-name="P1122">chat_message_max_length: 400</text:p>
        </text:list-item>
        <text:list-item>
          <text:p text:style-name="P1122">click_systray_icon_to_minimize_to_tray: true</text:p>
        </text:list-item>
        <text:list-item>
          <text:p text:style-name="P1122">closing_main_window_minimizes_to_tray: true</text:p>
        </text:list-item>
        <text:list-item>
          <text:p text:style-name="P1122">closing_server_window_disconnects_from_server: false</text:p>
        </text:list-item>
        <text:list-item>
          <text:p text:style-name="P1122">command_history_length: 20</text:p>
        </text:list-item>
        <text:list-item>
          <text:p text:style-name="P1122">convert_channel_names_to_links: false</text:p>
        </text:list-item>
        <text:list-item>
          <text:p text:style-name="P1122">convert_urls_to_links: true</text:p>
        </text:list-item>
        <text:list-item>
          <text:p text:style-name="P1122">create_window_for_incoming_private_messages: true</text:p>
        </text:list-item>
        <text:list-item>
          <text:p text:style-name="P1122">create_window_for_incoming_private_notices: false</text:p>
        </text:list-item>
        <text:list-item>
          <text:p text:style-name="P1122">create_window_for_outgoing_private_messages: false</text:p>
        </text:list-item>
        <text:list-item>
          <text:p text:style-name="P1122">cursor_blink: true</text:p>
        </text:list-item>
        <text:list-item>
          <text:p text:style-name="P1122">cursor_blink_rate: 1060</text:p>
        </text:list-item>
        <text:list-item>
          <text:p text:style-name="P1122">dark_mode: false</text:p>
        </text:list-item>
        <text:list-item>
          <text:p text:style-name="P1122">default_away_message: "Busy"</text:p>
        </text:list-item>
        <text:list-item>
          <text:p text:style-name="P1122">default_python_indentation: " <text:s text:c="3"/>"</text:p>
        </text:list-item>
        <text:list-item>
          <text:p text:style-name="P1122">default_quit_message: <text:span text:style-name="T35">the application name and version</text:span></text:p>
        </text:list-item>
        <text:list-item>
          <text:p text:style-name="P1122">default_spellcheck_language: "en"</text:p>
        </text:list-item>
        <text:list-item>
          <text:p text:style-name="P1122"><text:soft-page-break/>default_subwindow_height: 480</text:p>
        </text:list-item>
        <text:list-item>
          <text:p text:style-name="P1122">default_subwindow_width: 640</text:p>
        </text:list-item>
        <text:list-item>
          <text:p text:style-name="P1122">delay_automatic_reconnection: false</text:p>
        </text:list-item>
        <text:list-item>
          <text:p text:style-name="P1122">display_active_chat_in_title: true</text:p>
        </text:list-item>
        <text:list-item>
          <text:p text:style-name="P1122">display_dates_in_logs: true</text:p>
        </text:list-item>
        <text:list-item>
          <text:p text:style-name="P1122">display_error_message_for_restrict_and_only_violation: true</text:p>
        </text:list-item>
        <text:list-item>
          <text:p text:style-name="P1122">display_full_user_info_in_mode_messages: true</text:p>
        </text:list-item>
        <text:list-item>
          <text:p text:style-name="P1122">display_irc_colors: true</text:p>
        </text:list-item>
        <text:list-item>
          <text:p text:style-name="P1122">display_nick_on_server_windows: false</text:p>
        </text:list-item>
        <text:list-item>
          <text:p text:style-name="P1122">display_server_motd_as_raw_text: <text:span text:style-name="T1157">false</text:span></text:p>
        </text:list-item>
        <text:list-item>
          <text:p text:style-name="P1122">display_server_pings_in_server_window: false</text:p>
        </text:list-item>
        <text:list-item>
          <text:p text:style-name="P1122">display_timestamp: true</text:p>
        </text:list-item>
        <text:list-item>
          <text:p text:style-name="P1122">do_intermittent_log_saves: true</text:p>
        </text:list-item>
        <text:list-item>
          <text:p text:style-name="P1122">do_not_allow_select_on_userlist: false</text:p>
        </text:list-item>
        <text:list-item>
          <text:p text:style-name="P1122">do_not_apply_styles_to_text: false</text:p>
        </text:list-item>
        <text:list-item>
          <text:p text:style-name="P1122">do_not_apply_text_style_to_input_widget: false</text:p>
        </text:list-item>
        <text:list-item>
          <text:p text:style-name="P1122">do_not_apply_text_style_to_userlist: false</text:p>
        </text:list-item>
        <text:list-item>
          <text:p text:style-name="P1122">do_not_create_private_chat_windows_for_ignored_users: true</text:p>
        </text:list-item>
        <text:list-item>
          <text:p text:style-name="P1122">do_not_pad_nickname_in_chat_display: false</text:p>
        </text:list-item>
        <text:list-item>
          <text:p text:style-name="P1122">do_not_show_application_name_in_title: false</text:p>
        </text:list-item>
        <text:list-item>
          <text:p text:style-name="P1122">do_not_show_server_name_in_application_title: false</text:p>
        </text:list-item>
        <text:list-item>
          <text:p text:style-name="P1122">doubleclick_to_restore_from_systray: true</text:p>
        </text:list-item>
        <text:list-item>
          <text:p text:style-name="P1122">doubleclick_userlist_to_open_private_chat: true</text:p>
        </text:list-item>
        <text:list-item>
          <text:p text:style-name="P1122">editor_prompt_save_on_close: true</text:p>
        </text:list-item>
        <text:list-item>
          <text:p text:style-name="P1122">editor_syntax_highlighting: true</text:p>
        </text:list-item>
        <text:list-item>
          <text:p text:style-name="P1122">editor_word_wrap: <text:span text:style-name="T1158">false</text:span></text:p>
        </text:list-item>
        <text:list-item>
          <text:p text:style-name="P1122">elide_away_message_in_userlist_context_menu: true</text:p>
        </text:list-item>
        <text:list-item>
          <text:p text:style-name="P1122">elide_hostmask_in_userlist_context_menu: true</text:p>
        </text:list-item>
        <text:list-item>
          <text:p text:style-name="P1122">elide_long_nicknames_in_chat_display: true</text:p>
        </text:list-item>
        <text:list-item>
          <text:p text:style-name="P1122">emoji_shortcode_language: "alias"</text:p>
        </text:list-item>
        <text:list-item>
          <text:p text:style-name="P1122">enable_aliases: true</text:p>
        </text:list-item>
        <text:list-item>
          <text:p text:style-name="P1122">enable_autocomplete: true</text:p>
        </text:list-item>
        <text:list-item>
          <text:p text:style-name="P1122">enable_built_in_aliases: true</text:p>
        </text:list-item>
        <text:list-item>
          <text:p text:style-name="P1122">enable_command_history: true</text:p>
        </text:list-item>
        <text:list-item>
          <text:p text:style-name="P1122">enable_config_command: true</text:p>
        </text:list-item>
        <text:list-item>
          <text:p text:style-name="P1122">enable_delay_command: true</text:p>
        </text:list-item>
        <text:list-item>
          <text:p text:style-name="P1122">enable_emoji_shortcodes: true</text:p>
        </text:list-item>
        <text:list-item>
          <text:p text:style-name="P1122">enable_goto_command: true</text:p>
        </text:list-item>
        <text:list-item>
          <text:p text:style-name="P1122">enable_hotkeys: true</text:p>
        </text:list-item>
        <text:list-item>
          <text:p text:style-name="P1122">enable_if_command: true</text:p>
        </text:list-item>
        <text:list-item>
          <text:p text:style-name="P1122">enable_ignore: true</text:p>
        </text:list-item>
        <text:list-item>
          <text:p text:style-name="P1122"><text:soft-page-break/>enable_insert_command: true</text:p>
        </text:list-item>
        <text:list-item>
          <text:p text:style-name="P1122">enable_scripting: true</text:p>
        </text:list-item>
        <text:list-item>
          <text:p text:style-name="P1122">enable_plugin_action_event: true</text:p>
        </text:list-item>
        <text:list-item>
          <text:p text:style-name="P1122">enable_plugin_activate_event: <text:span text:style-name="T1159">true</text:span></text:p>
        </text:list-item>
        <text:list-item>
          <text:p text:style-name="P1123">enable_plugin_<text:span text:style-name="T1160">away</text:span>_event: true</text:p>
        </text:list-item>
        <text:list-item>
          <text:p text:style-name="P1123">enable_plugin_<text:span text:style-name="T1160">back</text:span>_event: true</text:p>
        </text:list-item>
        <text:list-item>
          <text:p text:style-name="P1124">enable_plugin_<text:span text:style-name="T1161">c</text:span><text:span text:style-name="T1162">lose</text:span>_event: true</text:p>
        </text:list-item>
        <text:list-item>
          <text:p text:style-name="P1125">enable_plugin_<text:span text:style-name="T1161">connected</text:span>_event: true</text:p>
        </text:list-item>
        <text:list-item>
          <text:p text:style-name="P1125">enable_plugin_<text:span text:style-name="T1161">connecting</text:span>_event: true</text:p>
        </text:list-item>
        <text:list-item>
          <text:p text:style-name="P1126">enable_plugin_<text:span text:style-name="T1161">c</text:span><text:span text:style-name="T1163">tick</text:span>_event: true</text:p>
        </text:list-item>
        <text:list-item>
          <text:p text:style-name="P1127">enable_plugin_<text:span text:style-name="T1164">disconnect</text:span>_event: true</text:p>
        </text:list-item>
        <text:list-item>
          <text:p text:style-name="P1128">enable_plugin_<text:span text:style-name="T1165">error</text:span>_event: true</text:p>
        </text:list-item>
        <text:list-item>
          <text:p text:style-name="P1129">enable_plugin_<text:span text:style-name="T1166">editor</text:span>: true</text:p>
        </text:list-item>
        <text:list-item>
          <text:p text:style-name="P1129">enable_plugin_import: <text:span text:style-name="T1167">true</text:span></text:p>
        </text:list-item>
        <text:list-item>
          <text:p text:style-name="P1122">enable_plugin_init_event: true</text:p>
        </text:list-item>
        <text:list-item>
          <text:p text:style-name="P1122">enable_plugin_invite_event: <text:span text:style-name="T1168">true</text:span></text:p>
        </text:list-item>
        <text:list-item>
          <text:p text:style-name="P1122">enable_plugin_join_event: true</text:p>
        </text:list-item>
        <text:list-item>
          <text:p text:style-name="P1122">enable_plugin_joined_event: true</text:p>
        </text:list-item>
        <text:list-item>
          <text:p text:style-name="P1122">enable_plugin_kick_event: true</text:p>
        </text:list-item>
        <text:list-item>
          <text:p text:style-name="P1122">enable_plugin_kicked_event: true</text:p>
        </text:list-item>
        <text:list-item>
          <text:p text:style-name="P1122">enable_plugin_left_event: true</text:p>
        </text:list-item>
        <text:list-item>
          <text:p text:style-name="P1130">enable_plugin_l<text:span text:style-name="T1169">ine_in</text:span>_event: true</text:p>
        </text:list-item>
        <text:list-item>
          <text:p text:style-name="P1130">enable_plugin_l<text:span text:style-name="T1169">ine_out</text:span>_event: true</text:p>
        </text:list-item>
        <text:list-item>
          <text:p text:style-name="P1131">enable_plugin_<text:span text:style-name="T1170">lost</text:span>_event: true</text:p>
        </text:list-item>
        <text:list-item>
          <text:p text:style-name="P1132">enable_plugin_me_event: true</text:p>
        </text:list-item>
        <text:list-item>
          <text:p text:style-name="P1122">enable_plugin_message_event: true</text:p>
        </text:list-item>
        <text:list-item>
          <text:p text:style-name="P1122">enable_plugin_mode_event: true</text:p>
        </text:list-item>
        <text:list-item>
          <text:p text:style-name="P1133">enable_plugin_mo<text:span text:style-name="T1171">td</text:span>_event: true</text:p>
        </text:list-item>
        <text:list-item>
          <text:p text:style-name="P1134">enable_plugin_<text:span text:style-name="T1015">nick</text:span>_event: true</text:p>
        </text:list-item>
        <text:list-item>
          <text:p text:style-name="P1122">enable_plugin_notice_event: true</text:p>
        </text:list-item>
        <text:list-item>
          <text:p text:style-name="P1122">enable_plugin_part_event: true</text:p>
        </text:list-item>
        <text:list-item>
          <text:p text:style-name="P1135">enable_plugin_p<text:span text:style-name="T1172">ing</text:span>_event: true</text:p>
        </text:list-item>
        <text:list-item>
          <text:p text:style-name="P1136">enable_plugin_<text:span text:style-name="T1173">quit</text:span>_event: true</text:p>
        </text:list-item>
        <text:list-item>
          <text:p text:style-name="P1137">enable_plugin_<text:span text:style-name="T1174">rename</text:span>_event: <text:span text:style-name="T1174">true</text:span></text:p>
        </text:list-item>
        <text:list-item>
          <text:p text:style-name="P1138">enable_plugin_<text:span text:style-name="T1175">server</text:span>_event: <text:span text:style-name="T1174">true</text:span></text:p>
        </text:list-item>
        <text:list-item>
          <text:p text:style-name="P1139">enable_plugin_<text:span text:style-name="T1175">s</text:span><text:span text:style-name="T1176">ubwindow</text:span>_event: <text:span text:style-name="T1174">true</text:span></text:p>
        </text:list-item>
        <text:list-item>
          <text:p text:style-name="P1122">enable_plugin_tick_event: true</text:p>
        </text:list-item>
        <text:list-item>
          <text:p text:style-name="P1140">enable_plugin_t<text:span text:style-name="T1177">opic</text:span>_event: true</text:p>
        </text:list-item>
        <text:list-item>
          <text:p text:style-name="P1122">enable_plugin_unmode_event: true</text:p>
        </text:list-item>
        <text:list-item>
          <text:p text:style-name="P1122">enable_plugins: true</text:p>
        </text:list-item>
        <text:list-item>
          <text:p text:style-name="P1122">enable_shell_command: true</text:p>
        </text:list-item>
        <text:list-item>
          <text:p text:style-name="P1122"><text:soft-page-break/>enable_spellcheck: true</text:p>
        </text:list-item>
        <text:list-item>
          <text:p text:style-name="P1122">enable_style_editor: true</text:p>
        </text:list-item>
        <text:list-item>
          <text:p text:style-name="P1122">enable_user_command: true</text:p>
        </text:list-item>
        <text:list-item>
          <text:p text:style-name="P1122">enable_userlist_context_menu: true</text:p>
        </text:list-item>
        <text:list-item>
          <text:p text:style-name="P1122">enable_wait_command: true</text:p>
        </text:list-item>
        <text:list-item>
          <text:p text:style-name="P1122">escape_html_in_print_and_prints_messages: false</text:p>
        </text:list-item>
        <text:list-item>
          <text:p text:style-name="P1122">examine_topic_in_channel_list_search: true</text:p>
        </text:list-item>
        <text:list-item>
          <text:p text:style-name="P1122">execute_hotkey_as_command: true</text:p>
        </text:list-item>
        <text:list-item>
          <text:p text:style-name="P1122">fetch_hostmask_frequency: 5</text:p>
        </text:list-item>
        <text:list-item>
          <text:p text:style-name="P1122">flood_protection_for_sending_long_messages: true</text:p>
        </text:list-item>
        <text:list-item>
          <text:p text:style-name="P1122">force_all_windows_to_use_default_style: false</text:p>
        </text:list-item>
        <text:list-item>
          <text:p text:style-name="P1122">force_monospace_text_rendering: false</text:p>
        </text:list-item>
        <text:list-item>
          <text:p text:style-name="P1122">get_hostmasks_on_channel_join: true</text:p>
        </text:list-item>
        <text:list-item>
          <text:p text:style-name="P1122">halt_script_execution_on_error: true</text:p>
        </text:list-item>
        <text:list-item>
          <text:p text:style-name="P1122">hide_horizontal_scrollbar_on_userlists: true</text:p>
        </text:list-item>
        <text:list-item>
          <text:p text:style-name="P1122">hide_logo_on_initial_connection_dialog: false</text:p>
        </text:list-item>
        <text:list-item>
          <text:p text:style-name="P1122">hide_server_windows_when_registration_completes: false</text:p>
        </text:list-item>
        <text:list-item>
          <text:p text:style-name="P1122">hide_windowbar_if_empty: true</text:p>
        </text:list-item>
        <text:list-item>
          <text:p text:style-name="P1122">include_script_command_shortcut: true</text:p>
        </text:list-item>
        <text:list-item>
          <text:p text:style-name="P1122">input_widget_cursor_width: 1</text:p>
        </text:list-item>
        <text:list-item>
          <text:p text:style-name="P1122">interface_button_icon_size: 18</text:p>
        </text:list-item>
        <text:list-item>
          <text:p text:style-name="P1122">interface_button_size: 18</text:p>
        </text:list-item>
        <text:list-item>
          <text:p text:style-name="P1122">intermittent_log_save_interval: 1800000</text:p>
        </text:list-item>
        <text:list-item>
          <text:p text:style-name="P1122">interpolate_aliases_into_away_message: true</text:p>
        </text:list-item>
        <text:list-item>
          <text:p text:style-name="P1122">interpolate_aliases_into_quit_message: true</text:p>
        </text:list-item>
        <text:list-item>
          <text:p text:style-name="P1122">interpolate_aliases_into_user_input: true</text:p>
        </text:list-item>
        <text:list-item>
          <text:p text:style-name="P1122">issue_command_symbol: "/"</text:p>
        </text:list-item>
        <text:list-item>
          <text:p text:style-name="P1122">load_channel_logs: true</text:p>
        </text:list-item>
        <text:list-item>
          <text:p text:style-name="P1122">load_private_logs: true</text:p>
        </text:list-item>
        <text:list-item>
          <text:p text:style-name="P1122">log_channel_joins: true</text:p>
        </text:list-item>
        <text:list-item>
          <text:p text:style-name="P1122">log_channel_nickname_changes: true</text:p>
        </text:list-item>
        <text:list-item>
          <text:p text:style-name="P1122">log_channel_notice: true</text:p>
        </text:list-item>
        <text:list-item>
          <text:p text:style-name="P1122">log_channel_parts: true</text:p>
        </text:list-item>
        <text:list-item>
          <text:p text:style-name="P1122">log_channel_quits: true</text:p>
        </text:list-item>
        <text:list-item>
          <text:p text:style-name="P1122">log_channel_topics: true</text:p>
        </text:list-item>
        <text:list-item>
          <text:p text:style-name="P1122">log_manager_maximum_load_size: 5000</text:p>
        </text:list-item>
        <text:list-item>
          <text:p text:style-name="P1122">main_menu_help_name: "Help"</text:p>
        </text:list-item>
        <text:list-item>
          <text:p text:style-name="P1122">main_menu_irc_name: "IRC"</text:p>
        </text:list-item>
        <text:list-item>
          <text:p text:style-name="P1122">main_menu_settings_name: "Settings"</text:p>
        </text:list-item>
        <text:list-item>
          <text:p text:style-name="P1122">main_menu_tools_name: "Tools"</text:p>
        </text:list-item>
        <text:list-item>
          <text:p text:style-name="P1122">main_menu_windows_name: "Windows"</text:p>
        </text:list-item>
        <text:list-item>
          <text:p text:style-name="P1122"><text:soft-page-break/>main_window_always_on_top: false</text:p>
        </text:list-item>
        <text:list-item>
          <text:p text:style-name="P1122">mark_end_of_loaded_log: true</text:p>
        </text:list-item>
        <text:list-item>
          <text:p text:style-name="P1122">maximize_app_on_startup: false</text:p>
        </text:list-item>
        <text:list-item>
          <text:p text:style-name="P1122">maximize_subwindows_on_creation: false</text:p>
        </text:list-item>
        <text:list-item>
          <text:p text:style-name="P1122">maximum_insert_file_depth: 10</text:p>
        </text:list-item>
        <text:list-item>
          <text:p text:style-name="P1122">maximum_loaded_log_size: 500</text:p>
        </text:list-item>
        <text:list-item>
          <text:p text:style-name="P1122">menubar_bold_on_hover: true</text:p>
        </text:list-item>
        <text:list-item>
          <text:p text:style-name="P1122">menubar_can_float: false</text:p>
        </text:list-item>
        <text:list-item>
          <text:p text:style-name="P1122">menubar_docked_at_top: true</text:p>
        </text:list-item>
        <text:list-item>
          <text:p text:style-name="P1122">menubar_justify: "left"</text:p>
        </text:list-item>
        <text:list-item>
          <text:p text:style-name="P1122">minimize_to_system_tray: false</text:p>
        </text:list-item>
        <text:list-item>
          <text:p text:style-name="P1122">nickname_pad_length: 15</text:p>
        </text:list-item>
        <text:list-item>
          <text:p text:style-name="P1122">notify_on_lost_or_failed_connection: true</text:p>
        </text:list-item>
        <text:list-item>
          <text:p text:style-name="P1122">overwrite_files_on_plugin_import: <text:span text:style-name="T1178">false</text:span></text:p>
        </text:list-item>
        <text:list-item>
          <text:p text:style-name="P1122">plain_user_lists: false</text:p>
        </text:list-item>
        <text:list-item>
          <text:p text:style-name="P1122">prompt_for_away_message: false</text:p>
        </text:list-item>
        <text:list-item>
          <text:p text:style-name="P1122">prompt_for_file_on_calling_script_with_no_arguments: false</text:p>
        </text:list-item>
        <text:list-item>
          <text:p text:style-name="P1122">prompt_on_failed_connection: true</text:p>
        </text:list-item>
        <text:list-item>
          <text:p text:style-name="P1122">python_editor_auto_indent: <text:span text:style-name="T1179">true</text:span></text:p>
        </text:list-item>
        <text:list-item>
          <text:p text:style-name="P1122">python_editor_show_whitespace: <text:span text:style-name="T1179">false</text:span></text:p>
        </text:list-item>
        <text:list-item>
          <text:p text:style-name="P1122">qt_window_style: "Windows"</text:p>
        </text:list-item>
        <text:list-item>
          <text:p text:style-name="P1122">reclaim_nickname_frequency: 30</text:p>
        </text:list-item>
        <text:list-item>
          <text:p text:style-name="P1122">reject_all_channel_notices: false</text:p>
        </text:list-item>
        <text:list-item>
          <text:p text:style-name="P1122">request_channel_list_on_connection: true</text:p>
        </text:list-item>
        <text:list-item>
          <text:p text:style-name="P1122">require_exact_argument_count_for_scripts: false</text:p>
        </text:list-item>
        <text:list-item>
          <text:p text:style-name="P1122">rubberband_subwindow_move: false</text:p>
        </text:list-item>
        <text:list-item>
          <text:p text:style-name="P1122">rubberband_subwindow_resize: false</text:p>
        </text:list-item>
        <text:list-item>
          <text:p text:style-name="P1122">save_channel_logs: true</text:p>
        </text:list-item>
        <text:list-item>
          <text:p text:style-name="P1122">save_private_logs: true</text:p>
        </text:list-item>
        <text:list-item>
          <text:p text:style-name="P1122">scroll_chat_to_bottom_on_resize: true</text:p>
        </text:list-item>
        <text:list-item>
          <text:p text:style-name="P1122">search_for_all_terms_in_channel_list_search: true</text:p>
        </text:list-item>
        <text:list-item>
          <text:p text:style-name="P1122">search_install_directory_for_files: false</text:p>
        </text:list-item>
        <text:list-item>
          <text:p text:style-name="P1122">show_app_full_screen: false</text:p>
        </text:list-item>
        <text:list-item>
          <text:p text:style-name="P1122">show_away_and_back_messages: true</text:p>
        </text:list-item>
        <text:list-item>
          <text:p text:style-name="P1122">show_away_status_in_nick_display: true</text:p>
        </text:list-item>
        <text:list-item>
          <text:p text:style-name="P1122">show_away_status_in_userlists: true</text:p>
        </text:list-item>
        <text:list-item>
          <text:p text:style-name="P1122">show_channel_banlist_menu: true</text:p>
        </text:list-item>
        <text:list-item>
          <text:p text:style-name="P1122">show_channel_list_button_on_server_windows: true</text:p>
        </text:list-item>
        <text:list-item>
          <text:p text:style-name="P1122">show_channel_list_entry_in_windows_menu: true</text:p>
        </text:list-item>
        <text:list-item>
          <text:p text:style-name="P1122">show_channel_list_in_systray_menu: true</text:p>
        </text:list-item>
        <text:list-item>
          <text:p text:style-name="P1122">show_channel_mode_menu: true</text:p>
        </text:list-item>
        <text:list-item>
          <text:p text:style-name="P1122"><text:soft-page-break/>show_channel_name_and_modes: true</text:p>
        </text:list-item>
        <text:list-item>
          <text:p text:style-name="P1122">show_channel_name_in_subwindow_title: true</text:p>
        </text:list-item>
        <text:list-item>
          <text:p text:style-name="P1122">show_channel_topic_bar: true</text:p>
        </text:list-item>
        <text:list-item>
          <text:p text:style-name="P1122">show_channel_topic_bold: true</text:p>
        </text:list-item>
        <text:list-item>
          <text:p text:style-name="P1122">show_channel_topic_in_title: false</text:p>
        </text:list-item>
        <text:list-item>
          <text:p text:style-name="P1122">show_channel_topic_in_window_title: false</text:p>
        </text:list-item>
        <text:list-item>
          <text:p text:style-name="P1122">show_channel_uptime: true</text:p>
        </text:list-item>
        <text:list-item>
          <text:p text:style-name="P1122">show_chat_context_menu_options: true</text:p>
        </text:list-item>
        <text:list-item>
          <text:p text:style-name="P1122">show_connection_dialog_on_startup: true</text:p>
        </text:list-item>
        <text:list-item>
          <text:p text:style-name="P1122">show_connection_uptime: true</text:p>
        </text:list-item>
        <text:list-item>
          <text:p text:style-name="P1122">show_connections_in_systray_menu: true</text:p>
        </text:list-item>
        <text:list-item>
          <text:p text:style-name="P1122">show_directories_in_systray_menu: true</text:p>
        </text:list-item>
        <text:list-item>
          <text:p text:style-name="P1122">show_hidden_channel_windows_in_windowbar: true</text:p>
        </text:list-item>
        <text:list-item>
          <text:p text:style-name="P1122">show_hidden_private_windows_in_windowbar: true</text:p>
        </text:list-item>
        <text:list-item>
          <text:p text:style-name="P1122">show_hidden_server_windows_in_windowbar: true</text:p>
        </text:list-item>
        <text:list-item>
          <text:p text:style-name="P1122">show_ignore_status_in_userlists: true</text:p>
        </text:list-item>
        <text:list-item>
          <text:p text:style-name="P1122">show_input_menu: true</text:p>
        </text:list-item>
        <text:list-item>
          <text:p text:style-name="P1122">show_links_in_systray_menu: true</text:p>
        </text:list-item>
        <text:list-item>
          <text:p text:style-name="P1122">show_links_to_known_irc_networks: true</text:p>
        </text:list-item>
        <text:list-item>
          <text:p text:style-name="P1122">show_list_refresh_button_on_server_windows: false</text:p>
        </text:list-item>
        <text:list-item>
          <text:p text:style-name="P1122">show_long_message_indicator: true</text:p>
        </text:list-item>
        <text:list-item>
          <text:p text:style-name="P1122">show_menubar_context_menu: true</text:p>
        </text:list-item>
        <text:list-item>
          <text:p text:style-name="P1122">show_network_logs_in_systray_menu: true</text:p>
        </text:list-item>
        <text:list-item>
          <text:p text:style-name="P1122">show_network_logs_in_windows_menu: true</text:p>
        </text:list-item>
        <text:list-item>
          <text:p text:style-name="P1122">show_script_execution_errors: true</text:p>
        </text:list-item>
        <text:list-item>
          <text:p text:style-name="P1122">show_server_information_in_windows_menu: true</text:p>
        </text:list-item>
        <text:list-item>
          <text:p text:style-name="P1122">show_server_window_toolbar: true</text:p>
        </text:list-item>
        <text:list-item>
          <text:p text:style-name="P1122">show_settings_in_systray_menu: true</text:p>
        </text:list-item>
        <text:list-item>
          <text:p text:style-name="P1122">show_spellcheck_settings_in_menus: true</text:p>
        </text:list-item>
        <text:list-item>
          <text:p text:style-name="P1122">show_status_bar_on_chat_windows: true</text:p>
        </text:list-item>
        <text:list-item>
          <text:p text:style-name="P1122">show_status_bar_on_editor_windows: true</text:p>
        </text:list-item>
        <text:list-item>
          <text:p text:style-name="P1122">show_status_bar_on_list_windows: true</text:p>
        </text:list-item>
        <text:list-item>
          <text:p text:style-name="P1122">show_status_bar_on_server_windows: false</text:p>
        </text:list-item>
        <text:list-item>
          <text:p text:style-name="P1122">show_systray_icon: true</text:p>
        </text:list-item>
        <text:list-item>
          <text:p text:style-name="P1122">show_systray_menu: true</text:p>
        </text:list-item>
        <text:list-item>
          <text:p text:style-name="P1122">show_user_count_display: true</text:p>
        </text:list-item>
        <text:list-item>
          <text:p text:style-name="P1122">show_user_info_on_chat_windows: true</text:p>
        </text:list-item>
        <text:list-item>
          <text:p text:style-name="P1122">show_userlist_on_left: false</text:p>
        </text:list-item>
        <text:list-item>
          <text:p text:style-name="P1122">show_userlists: true</text:p>
        </text:list-item>
        <text:list-item>
          <text:p text:style-name="P1122">show_windowbar: true</text:p>
        </text:list-item>
        <text:list-item>
          <text:p text:style-name="P1122">show_windowbar_context_menu: true</text:p>
        </text:list-item>
        <text:list-item>
          <text:p text:style-name="P1122"><text:soft-page-break/>simplified_dialogs: false</text:p>
        </text:list-item>
        <text:list-item>
          <text:p text:style-name="P1122">sound_notification_disconnect: true</text:p>
        </text:list-item>
        <text:list-item>
          <text:p text:style-name="P1122">sound_notification_file: ":/sound-notification.wav"</text:p>
        </text:list-item>
        <text:list-item>
          <text:p text:style-name="P1122">sound_notification_invite: true</text:p>
        </text:list-item>
        <text:list-item>
          <text:p text:style-name="P1122">sound_notification_kick: true</text:p>
        </text:list-item>
        <text:list-item>
          <text:p text:style-name="P1122">sound_notification_mode: true</text:p>
        </text:list-item>
        <text:list-item>
          <text:p text:style-name="P1122">sound_notification_nickname: true</text:p>
        </text:list-item>
        <text:list-item>
          <text:p text:style-name="P1122">sound_notification_notice: true</text:p>
        </text:list-item>
        <text:list-item>
          <text:p text:style-name="P1122">sound_notification_private: true</text:p>
        </text:list-item>
        <text:list-item>
          <text:p text:style-name="P1122">sound_notifications: false</text:p>
        </text:list-item>
        <text:list-item>
          <text:p text:style-name="P1122">spellcheck_in_bold: false</text:p>
        </text:list-item>
        <text:list-item>
          <text:p text:style-name="P1122">spellcheck_in_color: false</text:p>
        </text:list-item>
        <text:list-item>
          <text:p text:style-name="P1122">spellcheck_in_italics: false</text:p>
        </text:list-item>
        <text:list-item>
          <text:p text:style-name="P1122">spellcheck_in_strikeout: false</text:p>
        </text:list-item>
        <text:list-item>
          <text:p text:style-name="P1122">spellcheck_underline_color: "#FF0000"</text:p>
        </text:list-item>
        <text:list-item>
          <text:p text:style-name="P1122">spellchecker_distance: 1</text:p>
        </text:list-item>
        <text:list-item>
          <text:p text:style-name="P1122">subwindow_order: "creation"</text:p>
        </text:list-item>
        <text:list-item>
          <text:p text:style-name="P1122">syntax_alias_color: "Red"</text:p>
        </text:list-item>
        <text:list-item>
          <text:p text:style-name="P1122">syntax_alias_style: "bold italic"</text:p>
        </text:list-item>
        <text:list-item>
          <text:p text:style-name="P1122">syntax_background_color: "white"</text:p>
        </text:list-item>
        <text:list-item>
          <text:p text:style-name="P1122">syntax_channel_color: "darkRed"</text:p>
        </text:list-item>
        <text:list-item>
          <text:p text:style-name="P1122">syntax_channel_style: "bold"</text:p>
        </text:list-item>
        <text:list-item>
          <text:p text:style-name="P1122">syntax_command_color: "darkBlue"</text:p>
        </text:list-item>
        <text:list-item>
          <text:p text:style-name="P1122">syntax_command_style: "bold"</text:p>
        </text:list-item>
        <text:list-item>
          <text:p text:style-name="P1122">syntax_comment_color: "Magenta"</text:p>
        </text:list-item>
        <text:list-item>
          <text:p text:style-name="P1122">syntax_comment_style: "bold italic"</text:p>
        </text:list-item>
        <text:list-item>
          <text:p text:style-name="P1122">syntax_emoji_color: "Magenta"</text:p>
        </text:list-item>
        <text:list-item>
          <text:p text:style-name="P1122">syntax_emoji_style: "bold italic"</text:p>
        </text:list-item>
        <text:list-item>
          <text:p text:style-name="P1122">syntax_foreground_color: "black"</text:p>
        </text:list-item>
        <text:list-item>
          <text:p text:style-name="P1122">syntax_nickname_color: "darkRed"</text:p>
        </text:list-item>
        <text:list-item>
          <text:p text:style-name="P1122">syntax_nickname_style: "bold"</text:p>
        </text:list-item>
        <text:list-item>
          <text:p text:style-name="P1122">syntax_operator_color: "blue"</text:p>
        </text:list-item>
        <text:list-item>
          <text:p text:style-name="P1122">syntax_operator_style: "bold"</text:p>
        </text:list-item>
        <text:list-item>
          <text:p text:style-name="P1122">syntax_script_only_color: "darkGreen"</text:p>
        </text:list-item>
        <text:list-item>
          <text:p text:style-name="P1122">syntax_script_only_style: "bold"</text:p>
        </text:list-item>
        <text:list-item>
          <text:p text:style-name="P1122">system_message_prefix: "&amp;diams;"</text:p>
        </text:list-item>
        <text:list-item>
          <text:p text:style-name="P1122">systray_notification_disconnect: true</text:p>
        </text:list-item>
        <text:list-item>
          <text:p text:style-name="P1122">systray_notification_invite: true</text:p>
        </text:list-item>
        <text:list-item>
          <text:p text:style-name="P1122">systray_notification_kick: true</text:p>
        </text:list-item>
        <text:list-item>
          <text:p text:style-name="P1122">systray_notification_list: true</text:p>
        </text:list-item>
        <text:list-item>
          <text:p text:style-name="P1122">systray_notification_mode: true</text:p>
        </text:list-item>
        <text:list-item>
          <text:p text:style-name="P1122"><text:soft-page-break/>systray_notification_nickname: true</text:p>
        </text:list-item>
        <text:list-item>
          <text:p text:style-name="P1122">systray_notification_notice: true</text:p>
        </text:list-item>
        <text:list-item>
          <text:p text:style-name="P1122">systray_notification_private: true</text:p>
        </text:list-item>
        <text:list-item>
          <text:p text:style-name="P1122">systray_notification_speed: 500</text:p>
        </text:list-item>
        <text:list-item>
          <text:p text:style-name="P1122">systray_notifications: true</text:p>
        </text:list-item>
        <text:list-item>
          <text:p text:style-name="P1122">timestamp_24_hour: true</text:p>
        </text:list-item>
        <text:list-item>
          <text:p text:style-name="P1122">timestamp_format: "%H:%M:%S"</text:p>
        </text:list-item>
        <text:list-item>
          <text:p text:style-name="P1122">timestamp_show_seconds: true</text:p>
        </text:list-item>
        <text:list-item>
          <text:p text:style-name="P1122">twisted_irc_client_heartbeat: 120</text:p>
        </text:list-item>
        <text:list-item>
          <text:p text:style-name="P1122">typing_input_cancels_autoaway: true</text:p>
        </text:list-item>
        <text:list-item>
          <text:p text:style-name="P1122">use_menubar: true</text:p>
        </text:list-item>
        <text:list-item>
          <text:p text:style-name="P1122">userlist_status_icon_size: 16</text:p>
        </text:list-item>
        <text:list-item>
          <text:p text:style-name="P1122">windobar_include_readme: false</text:p>
        </text:list-item>
        <text:list-item>
          <text:p text:style-name="P1122">window_interaction_cancels_autoaway: false</text:p>
        </text:list-item>
        <text:list-item>
          <text:p text:style-name="P1122">windowbar_bold_active_window: true</text:p>
        </text:list-item>
        <text:list-item>
          <text:p text:style-name="P1122">windowbar_bold_on_hover: true</text:p>
        </text:list-item>
        <text:list-item>
          <text:p text:style-name="P1122">windowbar_can_float: false</text:p>
        </text:list-item>
        <text:list-item>
          <text:p text:style-name="P1122">windowbar_doubleclick_to_maximize: true</text:p>
        </text:list-item>
        <text:list-item>
          <text:p text:style-name="P1122">windowbar_entry_context_menu: true</text:p>
        </text:list-item>
        <text:list-item>
          <text:p text:style-name="P1122">windowbar_include_channel_lists: false</text:p>
        </text:list-item>
        <text:list-item>
          <text:p text:style-name="P1122">windowbar_include_channels: true</text:p>
        </text:list-item>
        <text:list-item>
          <text:p text:style-name="P1122">windowbar_include_editors: true</text:p>
        </text:list-item>
        <text:list-item>
          <text:p text:style-name="P1122">windowbar_include_log_manager: false</text:p>
        </text:list-item>
        <text:list-item>
          <text:p text:style-name="P1122">windowbar_include_private: true</text:p>
        </text:list-item>
        <text:list-item>
          <text:p text:style-name="P1122">windowbar_include_servers: false</text:p>
        </text:list-item>
        <text:list-item>
          <text:p text:style-name="P1122">windowbar_justify: "center"</text:p>
        </text:list-item>
        <text:list-item>
          <text:p text:style-name="P1122">windowbar_on_top: true</text:p>
        </text:list-item>
        <text:list-item>
          <text:p text:style-name="P1122">windowbar_show_connecting_server_windows_in_italics: true</text:p>
        </text:list-item>
        <text:list-item>
          <text:p text:style-name="P1122">windowbar_show_icons: false</text:p>
        </text:list-item>
        <text:list-item>
          <text:p text:style-name="P1122">windowbar_show_unread_messages: true</text:p>
        </text:list-item>
        <text:list-item>
          <text:p text:style-name="P1122">windowbar_underline_active_window: true</text:p>
        </text:list-item>
        <text:list-item>
          <text:p text:style-name="P1122">windowbar_unread_message_animation_length: 1000</text:p>
        </text:list-item>
        <text:list-item>
          <text:p text:style-name="P1122">write_network_input_and_output_to_console: false</text:p>
        </text:list-item>
        <text:list-item>
          <text:p text:style-name="P1122">write_network_input_and_output_to_file: false</text:p>
        </text:list-item>
        <text:list-item>
          <text:p text:style-name="P1122">write_outgoing_private_messages_to_current_window: true</text:p>
        </text:list-item>
        <text:list-item>
          <text:p text:style-name="P1122">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1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23T09:34:32.446964500</dc:date>
    <meta:editing-duration>P57DT21H15M31S</meta:editing-duration>
    <meta:editing-cycles>1235</meta:editing-cycles>
    <meta:generator>LibreOffice/25.8.2.2$Windows_X86_64 LibreOffice_project/d401f2107ccab8f924a8e2df40f573aab7605b6f</meta:generator>
    <meta:print-date>2025-11-23T09:00:59.491269600</meta:print-date>
    <meta:printed-by>PDF files</meta:printed-by>
    <meta:document-statistic meta:table-count="276" meta:image-count="44" meta:object-count="0" meta:page-count="132" meta:paragraph-count="3407" meta:word-count="31866" meta:character-count="199228" meta:non-whitespace-character-count="168206"/>
  </office:meta>
</office:document-meta>
</file>